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9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12mm"/>
    </style:style>
    <style:style style:name="co4" style:family="table-column">
      <style:table-column-properties fo:break-before="auto" style:column-width="31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2" table:visibility="collapse" table:default-cell-style-name="Default"/>
        <table:table-column table:style-name="co2" table:default-cell-style-name="Default"/>
        <table:table-column table:style-name="co2" table:visibility="collapse" table:default-cell-style-name="Default"/>
        <table:table-column table:style-name="co4" table:default-cell-style-name="Default"/>
        <table:table-column table:style-name="co2" table:visibility="collapse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FPS</text:p>
          </table:table-cell>
          <table:table-cell office:value-type="string" calcext:value-type="string">
            <text:p>Frame Capture</text:p>
          </table:table-cell>
          <table:table-cell office:value-type="string" calcext:value-type="string">
            <text:p>Frame Capture (ms)</text:p>
          </table:table-cell>
          <table:table-cell office:value-type="string" calcext:value-type="string">
            <text:p>Calculo</text:p>
          </table:table-cell>
          <table:table-cell office:value-type="string" calcext:value-type="string">
            <text:p>Cálculo (ms)</text:p>
          </table:table-cell>
          <table:table-cell office:value-type="string" calcext:value-type="string">
            <text:p>Show Frame</text:p>
          </table:table-cell>
          <table:table-cell office:value-type="string" calcext:value-type="string">
            <text:p>Show Frame (ms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(ms)</text:p>
          </table:table-cell>
        </table:table-row>
        <table:table-row table:style-name="ro1" table:visibility="collapse">
          <table:table-cell/>
          <table:table-cell office:value-type="float" office:value="6.98253236437" calcext:value-type="float">
            <text:p>6,9825323644</text:p>
          </table:table-cell>
          <table:table-cell office:value-type="float" office:value="0.00191402435303" calcext:value-type="float">
            <text:p>0,0019140244</text:p>
          </table:table-cell>
          <table:table-cell table:formula="of:=[.C2]*1000" office:value-type="float" office:value="1.91402435303" calcext:value-type="float">
            <text:p>1,914024353</text:p>
          </table:table-cell>
          <table:table-cell office:value-type="float" office:value="0.13985490799" calcext:value-type="float">
            <text:p>0,139854908</text:p>
          </table:table-cell>
          <table:table-cell table:formula="of:=[.E2]*1000" office:value-type="float" office:value="139.85490799" calcext:value-type="float">
            <text:p>139,85490799</text:p>
          </table:table-cell>
          <table:table-cell office:value-type="float" office:value="0.00138807296753" calcext:value-type="float">
            <text:p>0,001388073</text:p>
          </table:table-cell>
          <table:table-cell table:formula="of:=[.G2]*1000" office:value-type="float" office:value="1.38807296753" calcext:value-type="float">
            <text:p>1,3880729675</text:p>
          </table:table-cell>
          <table:table-cell office:value-type="float" office:value="0.143214517" calcext:value-type="float">
            <text:p>0,143214517</text:p>
          </table:table-cell>
          <table:table-cell table:formula="of:=[.I2]*1000" office:value-type="float" office:value="143.214517" calcext:value-type="float">
            <text:p>143,214517</text:p>
          </table:table-cell>
        </table:table-row>
        <table:table-row table:style-name="ro1" table:visibility="collapse">
          <table:table-cell/>
          <table:table-cell office:value-type="float" office:value="7.17162246936" calcext:value-type="float">
            <text:p>7,1716224694</text:p>
          </table:table-cell>
          <table:table-cell office:value-type="float" office:value="0.00161504745483" calcext:value-type="float">
            <text:p>0,0016150475</text:p>
          </table:table-cell>
          <table:table-cell table:formula="of:=[.C3]*1000" office:value-type="float" office:value="1.61504745483" calcext:value-type="float">
            <text:p>1,6150474548</text:p>
          </table:table-cell>
          <table:table-cell office:value-type="float" office:value="0.136561870575" calcext:value-type="float">
            <text:p>0,1365618706</text:p>
          </table:table-cell>
          <table:table-cell table:formula="of:=[.E3]*1000" office:value-type="float" office:value="136.561870575" calcext:value-type="float">
            <text:p>136,561870575</text:p>
          </table:table-cell>
          <table:table-cell office:value-type="float" office:value="0.001216173172" calcext:value-type="float">
            <text:p>0,0012161732</text:p>
          </table:table-cell>
          <table:table-cell table:formula="of:=[.G3]*1000" office:value-type="float" office:value="1.216173172" calcext:value-type="float">
            <text:p>1,216173172</text:p>
          </table:table-cell>
          <table:table-cell office:value-type="float" office:value="0.139438461" calcext:value-type="float">
            <text:p>0,139438461</text:p>
          </table:table-cell>
          <table:table-cell table:formula="of:=[.I3]*1000" office:value-type="float" office:value="139.438461" calcext:value-type="float">
            <text:p>139,438461</text:p>
          </table:table-cell>
        </table:table-row>
        <table:table-row table:style-name="ro1" table:visibility="collapse">
          <table:table-cell/>
          <table:table-cell office:value-type="float" office:value="7.40079104539" calcext:value-type="float">
            <text:p>7,4007910454</text:p>
          </table:table-cell>
          <table:table-cell office:value-type="float" office:value="0.00143790245056" calcext:value-type="float">
            <text:p>0,0014379025</text:p>
          </table:table-cell>
          <table:table-cell table:formula="of:=[.C4]*1000" office:value-type="float" office:value="1.43790245056" calcext:value-type="float">
            <text:p>1,4379024506</text:p>
          </table:table-cell>
          <table:table-cell office:value-type="float" office:value="0.132422924042" calcext:value-type="float">
            <text:p>0,132422924</text:p>
          </table:table-cell>
          <table:table-cell table:formula="of:=[.E4]*1000" office:value-type="float" office:value="132.422924042" calcext:value-type="float">
            <text:p>132,422924042</text:p>
          </table:table-cell>
          <table:table-cell office:value-type="float" office:value="0.00121808052063" calcext:value-type="float">
            <text:p>0,0012180805</text:p>
          </table:table-cell>
          <table:table-cell table:formula="of:=[.G4]*1000" office:value-type="float" office:value="1.21808052063" calcext:value-type="float">
            <text:p>1,2180805206</text:p>
          </table:table-cell>
          <table:table-cell office:value-type="float" office:value="0.135120691" calcext:value-type="float">
            <text:p>0,135120691</text:p>
          </table:table-cell>
          <table:table-cell table:formula="of:=[.I4]*1000" office:value-type="float" office:value="135.120691" calcext:value-type="float">
            <text:p>135,120691</text:p>
          </table:table-cell>
        </table:table-row>
        <table:table-row table:style-name="ro1" table:visibility="collapse">
          <table:table-cell/>
          <table:table-cell office:value-type="float" office:value="7.32259022453" calcext:value-type="float">
            <text:p>7,3225902245</text:p>
          </table:table-cell>
          <table:table-cell office:value-type="float" office:value="0.00168013572693" calcext:value-type="float">
            <text:p>0,0016801357</text:p>
          </table:table-cell>
          <table:table-cell table:formula="of:=[.C5]*1000" office:value-type="float" office:value="1.68013572693" calcext:value-type="float">
            <text:p>1,6801357269</text:p>
          </table:table-cell>
          <table:table-cell office:value-type="float" office:value="0.133589982986" calcext:value-type="float">
            <text:p>0,133589983</text:p>
          </table:table-cell>
          <table:table-cell table:formula="of:=[.E5]*1000" office:value-type="float" office:value="133.589982986" calcext:value-type="float">
            <text:p>133,589982986</text:p>
          </table:table-cell>
          <table:table-cell office:value-type="float" office:value="0.00124502182007" calcext:value-type="float">
            <text:p>0,0012450218</text:p>
          </table:table-cell>
          <table:table-cell table:formula="of:=[.G5]*1000" office:value-type="float" office:value="1.24502182007" calcext:value-type="float">
            <text:p>1,2450218201</text:p>
          </table:table-cell>
          <table:table-cell office:value-type="float" office:value="0.136563698" calcext:value-type="float">
            <text:p>0,136563698</text:p>
          </table:table-cell>
          <table:table-cell table:formula="of:=[.I5]*1000" office:value-type="float" office:value="136.563698" calcext:value-type="float">
            <text:p>136,563698</text:p>
          </table:table-cell>
        </table:table-row>
        <table:table-row table:style-name="ro1" table:visibility="collapse">
          <table:table-cell/>
          <table:table-cell office:value-type="float" office:value="7.36889369347" calcext:value-type="float">
            <text:p>7,3688936935</text:p>
          </table:table-cell>
          <table:table-cell office:value-type="float" office:value="0.00170302391052" calcext:value-type="float">
            <text:p>0,0017030239</text:p>
          </table:table-cell>
          <table:table-cell table:formula="of:=[.C6]*1000" office:value-type="float" office:value="1.70302391052" calcext:value-type="float">
            <text:p>1,7030239105</text:p>
          </table:table-cell>
          <table:table-cell office:value-type="float" office:value="0.132638931274" calcext:value-type="float">
            <text:p>0,1326389313</text:p>
          </table:table-cell>
          <table:table-cell table:formula="of:=[.E6]*1000" office:value-type="float" office:value="132.638931274" calcext:value-type="float">
            <text:p>132,638931274</text:p>
          </table:table-cell>
          <table:table-cell office:value-type="float" office:value="0.0012481212616" calcext:value-type="float">
            <text:p>0,0012481213</text:p>
          </table:table-cell>
          <table:table-cell table:formula="of:=[.G6]*1000" office:value-type="float" office:value="1.2481212616" calcext:value-type="float">
            <text:p>1,2481212616</text:p>
          </table:table-cell>
          <table:table-cell office:value-type="float" office:value="0.135705581" calcext:value-type="float">
            <text:p>0,135705581</text:p>
          </table:table-cell>
          <table:table-cell table:formula="of:=[.I6]*1000" office:value-type="float" office:value="135.705581" calcext:value-type="float">
            <text:p>135,705581</text:p>
          </table:table-cell>
        </table:table-row>
        <table:table-row table:style-name="ro1" table:visibility="collapse">
          <table:table-cell/>
          <table:table-cell office:value-type="float" office:value="7.39752048429" calcext:value-type="float">
            <text:p>7,3975204843</text:p>
          </table:table-cell>
          <table:table-cell office:value-type="float" office:value="0.0018310546875" calcext:value-type="float">
            <text:p>0,0018310547</text:p>
          </table:table-cell>
          <table:table-cell table:formula="of:=[.C7]*1000" office:value-type="float" office:value="1.8310546875" calcext:value-type="float">
            <text:p>1,8310546875</text:p>
          </table:table-cell>
          <table:table-cell office:value-type="float" office:value="0.132058858871" calcext:value-type="float">
            <text:p>0,1320588589</text:p>
          </table:table-cell>
          <table:table-cell table:formula="of:=[.E7]*1000" office:value-type="float" office:value="132.058858871" calcext:value-type="float">
            <text:p>132,058858871</text:p>
          </table:table-cell>
          <table:table-cell office:value-type="float" office:value="0.00124192237854" calcext:value-type="float">
            <text:p>0,0012419224</text:p>
          </table:table-cell>
          <table:table-cell table:formula="of:=[.G7]*1000" office:value-type="float" office:value="1.24192237854" calcext:value-type="float">
            <text:p>1,2419223785</text:p>
          </table:table-cell>
          <table:table-cell office:value-type="float" office:value="0.13518043" calcext:value-type="float">
            <text:p>0,13518043</text:p>
          </table:table-cell>
          <table:table-cell table:formula="of:=[.I7]*1000" office:value-type="float" office:value="135.18043" calcext:value-type="float">
            <text:p>135,18043</text:p>
          </table:table-cell>
        </table:table-row>
        <table:table-row table:style-name="ro1" table:visibility="collapse">
          <table:table-cell/>
          <table:table-cell office:value-type="float" office:value="7.42626141994" calcext:value-type="float">
            <text:p>7,4262614199</text:p>
          </table:table-cell>
          <table:table-cell office:value-type="float" office:value="0.00210905075073" calcext:value-type="float">
            <text:p>0,0021090508</text:p>
          </table:table-cell>
          <table:table-cell table:formula="of:=[.C8]*1000" office:value-type="float" office:value="2.10905075073" calcext:value-type="float">
            <text:p>2,1090507507</text:p>
          </table:table-cell>
          <table:table-cell office:value-type="float" office:value="0.131234169006" calcext:value-type="float">
            <text:p>0,131234169</text:p>
          </table:table-cell>
          <table:table-cell table:formula="of:=[.E8]*1000" office:value-type="float" office:value="131.234169006" calcext:value-type="float">
            <text:p>131,234169006</text:p>
          </table:table-cell>
          <table:table-cell office:value-type="float" office:value="0.00126481056213" calcext:value-type="float">
            <text:p>0,0012648106</text:p>
          </table:table-cell>
          <table:table-cell table:formula="of:=[.G8]*1000" office:value-type="float" office:value="1.26481056213" calcext:value-type="float">
            <text:p>1,2648105621</text:p>
          </table:table-cell>
          <table:table-cell office:value-type="float" office:value="0.134657258" calcext:value-type="float">
            <text:p>0,134657258</text:p>
          </table:table-cell>
          <table:table-cell table:formula="of:=[.I8]*1000" office:value-type="float" office:value="134.657258" calcext:value-type="float">
            <text:p>134,657258</text:p>
          </table:table-cell>
        </table:table-row>
        <table:table-row table:style-name="ro1" table:visibility="collapse">
          <table:table-cell/>
          <table:table-cell office:value-type="float" office:value="7.14340371529" calcext:value-type="float">
            <text:p>7,1434037153</text:p>
          </table:table-cell>
          <table:table-cell office:value-type="float" office:value="0.00191903114319" calcext:value-type="float">
            <text:p>0,0019190311</text:p>
          </table:table-cell>
          <table:table-cell table:formula="of:=[.C9]*1000" office:value-type="float" office:value="1.91903114319" calcext:value-type="float">
            <text:p>1,9190311432</text:p>
          </table:table-cell>
          <table:table-cell office:value-type="float" office:value="0.136799097061" calcext:value-type="float">
            <text:p>0,1367990971</text:p>
          </table:table-cell>
          <table:table-cell table:formula="of:=[.E9]*1000" office:value-type="float" office:value="136.799097061" calcext:value-type="float">
            <text:p>136,799097061</text:p>
          </table:table-cell>
          <table:table-cell office:value-type="float" office:value="0.00122809410095" calcext:value-type="float">
            <text:p>0,0012280941</text:p>
          </table:table-cell>
          <table:table-cell table:formula="of:=[.G9]*1000" office:value-type="float" office:value="1.22809410095" calcext:value-type="float">
            <text:p>1,228094101</text:p>
          </table:table-cell>
          <table:table-cell office:value-type="float" office:value="0.139989288" calcext:value-type="float">
            <text:p>0,139989288</text:p>
          </table:table-cell>
          <table:table-cell table:formula="of:=[.I9]*1000" office:value-type="float" office:value="139.989288" calcext:value-type="float">
            <text:p>139,989288</text:p>
          </table:table-cell>
        </table:table-row>
        <table:table-row table:style-name="ro1" table:visibility="collapse">
          <table:table-cell/>
          <table:table-cell office:value-type="float" office:value="7.16540251889" calcext:value-type="float">
            <text:p>7,1654025189</text:p>
          </table:table-cell>
          <table:table-cell office:value-type="float" office:value="0.00176501274109" calcext:value-type="float">
            <text:p>0,0017650127</text:p>
          </table:table-cell>
          <table:table-cell table:formula="of:=[.C10]*1000" office:value-type="float" office:value="1.76501274109" calcext:value-type="float">
            <text:p>1,7650127411</text:p>
          </table:table-cell>
          <table:table-cell office:value-type="float" office:value="0.136512994766" calcext:value-type="float">
            <text:p>0,1365129948</text:p>
          </table:table-cell>
          <table:table-cell table:formula="of:=[.E10]*1000" office:value-type="float" office:value="136.512994766" calcext:value-type="float">
            <text:p>136,512994766</text:p>
          </table:table-cell>
          <table:table-cell office:value-type="float" office:value="0.00123405456543" calcext:value-type="float">
            <text:p>0,0012340546</text:p>
          </table:table-cell>
          <table:table-cell table:formula="of:=[.G10]*1000" office:value-type="float" office:value="1.23405456543" calcext:value-type="float">
            <text:p>1,2340545654</text:p>
          </table:table-cell>
          <table:table-cell office:value-type="float" office:value="0.139559501" calcext:value-type="float">
            <text:p>0,139559501</text:p>
          </table:table-cell>
          <table:table-cell table:formula="of:=[.I10]*1000" office:value-type="float" office:value="139.559501" calcext:value-type="float">
            <text:p>139,559501</text:p>
          </table:table-cell>
        </table:table-row>
        <table:table-row table:style-name="ro1" table:visibility="collapse">
          <table:table-cell/>
          <table:table-cell office:value-type="float" office:value="7.23174829489" calcext:value-type="float">
            <text:p>7,2317482949</text:p>
          </table:table-cell>
          <table:table-cell office:value-type="float" office:value="0.00179314613342" calcext:value-type="float">
            <text:p>0,0017931461</text:p>
          </table:table-cell>
          <table:table-cell table:formula="of:=[.C11]*1000" office:value-type="float" office:value="1.79314613342" calcext:value-type="float">
            <text:p>1,7931461334</text:p>
          </table:table-cell>
          <table:table-cell office:value-type="float" office:value="0.135197162628" calcext:value-type="float">
            <text:p>0,1351971626</text:p>
          </table:table-cell>
          <table:table-cell table:formula="of:=[.E11]*1000" office:value-type="float" office:value="135.197162628" calcext:value-type="float">
            <text:p>135,197162628</text:p>
          </table:table-cell>
          <table:table-cell office:value-type="float" office:value="0.00123906135559" calcext:value-type="float">
            <text:p>0,0012390614</text:p>
          </table:table-cell>
          <table:table-cell table:formula="of:=[.G11]*1000" office:value-type="float" office:value="1.23906135559" calcext:value-type="float">
            <text:p>1,2390613556</text:p>
          </table:table-cell>
          <table:table-cell office:value-type="float" office:value="0.138279149" calcext:value-type="float">
            <text:p>0,138279149</text:p>
          </table:table-cell>
          <table:table-cell table:formula="of:=[.I11]*1000" office:value-type="float" office:value="138.279149" calcext:value-type="float">
            <text:p>138,279149</text:p>
          </table:table-cell>
        </table:table-row>
        <table:table-row table:style-name="ro1" table:visibility="collapse">
          <table:table-cell/>
          <table:table-cell office:value-type="float" office:value="6.7794386054" calcext:value-type="float">
            <text:p>6,7794386054</text:p>
          </table:table-cell>
          <table:table-cell office:value-type="float" office:value="0.00177907943726" calcext:value-type="float">
            <text:p>0,0017790794</text:p>
          </table:table-cell>
          <table:table-cell table:formula="of:=[.C12]*1000" office:value-type="float" office:value="1.77907943726" calcext:value-type="float">
            <text:p>1,7790794373</text:p>
          </table:table-cell>
          <table:table-cell office:value-type="float" office:value="0.144459009171" calcext:value-type="float">
            <text:p>0,1444590092</text:p>
          </table:table-cell>
          <table:table-cell table:formula="of:=[.E12]*1000" office:value-type="float" office:value="144.459009171" calcext:value-type="float">
            <text:p>144,459009171</text:p>
          </table:table-cell>
          <table:table-cell office:value-type="float" office:value="0.0012218952179" calcext:value-type="float">
            <text:p>0,0012218952</text:p>
          </table:table-cell>
          <table:table-cell table:formula="of:=[.G12]*1000" office:value-type="float" office:value="1.2218952179" calcext:value-type="float">
            <text:p>1,2218952179</text:p>
          </table:table-cell>
          <table:table-cell office:value-type="float" office:value="0.147504839" calcext:value-type="float">
            <text:p>0,147504839</text:p>
          </table:table-cell>
          <table:table-cell table:formula="of:=[.I12]*1000" office:value-type="float" office:value="147.504839" calcext:value-type="float">
            <text:p>147,504839</text:p>
          </table:table-cell>
        </table:table-row>
        <table:table-row table:style-name="ro1" table:visibility="collapse">
          <table:table-cell/>
          <table:table-cell office:value-type="float" office:value="7.15426891721" calcext:value-type="float">
            <text:p>7,1542689172</text:p>
          </table:table-cell>
          <table:table-cell office:value-type="float" office:value="0.00189018249512" calcext:value-type="float">
            <text:p>0,0018901825</text:p>
          </table:table-cell>
          <table:table-cell table:formula="of:=[.C13]*1000" office:value-type="float" office:value="1.89018249512" calcext:value-type="float">
            <text:p>1,8901824951</text:p>
          </table:table-cell>
          <table:table-cell office:value-type="float" office:value="0.136495113373" calcext:value-type="float">
            <text:p>0,1364951134</text:p>
          </table:table-cell>
          <table:table-cell table:formula="of:=[.E13]*1000" office:value-type="float" office:value="136.495113373" calcext:value-type="float">
            <text:p>136,495113373</text:p>
          </table:table-cell>
          <table:table-cell office:value-type="float" office:value="0.00133895874023" calcext:value-type="float">
            <text:p>0,0013389587</text:p>
          </table:table-cell>
          <table:table-cell table:formula="of:=[.G13]*1000" office:value-type="float" office:value="1.33895874023" calcext:value-type="float">
            <text:p>1,3389587402</text:p>
          </table:table-cell>
          <table:table-cell office:value-type="float" office:value="0.139776686" calcext:value-type="float">
            <text:p>0,139776686</text:p>
          </table:table-cell>
          <table:table-cell table:formula="of:=[.I13]*1000" office:value-type="float" office:value="139.776686" calcext:value-type="float">
            <text:p>139,776686</text:p>
          </table:table-cell>
        </table:table-row>
        <table:table-row table:style-name="ro1" table:visibility="collapse">
          <table:table-cell/>
          <table:table-cell office:value-type="float" office:value="7.49859223304" calcext:value-type="float">
            <text:p>7,498592233</text:p>
          </table:table-cell>
          <table:table-cell office:value-type="float" office:value="0.0019211769104" calcext:value-type="float">
            <text:p>0,0019211769</text:p>
          </table:table-cell>
          <table:table-cell table:formula="of:=[.C14]*1000" office:value-type="float" office:value="1.9211769104" calcext:value-type="float">
            <text:p>1,9211769104</text:p>
          </table:table-cell>
          <table:table-cell office:value-type="float" office:value="0.130145072937" calcext:value-type="float">
            <text:p>0,1301450729</text:p>
          </table:table-cell>
          <table:table-cell table:formula="of:=[.E14]*1000" office:value-type="float" office:value="130.145072937" calcext:value-type="float">
            <text:p>130,145072937</text:p>
          </table:table-cell>
          <table:table-cell office:value-type="float" office:value="0.0012309551239" calcext:value-type="float">
            <text:p>0,0012309551</text:p>
          </table:table-cell>
          <table:table-cell table:formula="of:=[.G14]*1000" office:value-type="float" office:value="1.2309551239" calcext:value-type="float">
            <text:p>1,2309551239</text:p>
          </table:table-cell>
          <table:table-cell office:value-type="float" office:value="0.133358365" calcext:value-type="float">
            <text:p>0,133358365</text:p>
          </table:table-cell>
          <table:table-cell table:formula="of:=[.I14]*1000" office:value-type="float" office:value="133.358365" calcext:value-type="float">
            <text:p>133,358365</text:p>
          </table:table-cell>
        </table:table-row>
        <table:table-row table:style-name="ro1" table:visibility="collapse">
          <table:table-cell/>
          <table:table-cell office:value-type="float" office:value="7.42374321688" calcext:value-type="float">
            <text:p>7,4237432169</text:p>
          </table:table-cell>
          <table:table-cell office:value-type="float" office:value="0.0017671585083" calcext:value-type="float">
            <text:p>0,0017671585</text:p>
          </table:table-cell>
          <table:table-cell table:formula="of:=[.C15]*1000" office:value-type="float" office:value="1.7671585083" calcext:value-type="float">
            <text:p>1,7671585083</text:p>
          </table:table-cell>
          <table:table-cell office:value-type="float" office:value="0.131629943848" calcext:value-type="float">
            <text:p>0,1316299438</text:p>
          </table:table-cell>
          <table:table-cell table:formula="of:=[.E15]*1000" office:value-type="float" office:value="131.629943848" calcext:value-type="float">
            <text:p>131,629943848</text:p>
          </table:table-cell>
          <table:table-cell office:value-type="float" office:value="0.00124502182007" calcext:value-type="float">
            <text:p>0,0012450218</text:p>
          </table:table-cell>
          <table:table-cell table:formula="of:=[.G15]*1000" office:value-type="float" office:value="1.24502182007" calcext:value-type="float">
            <text:p>1,2450218201</text:p>
          </table:table-cell>
          <table:table-cell office:value-type="float" office:value="0.134702935" calcext:value-type="float">
            <text:p>0,134702935</text:p>
          </table:table-cell>
          <table:table-cell table:formula="of:=[.I15]*1000" office:value-type="float" office:value="134.702935" calcext:value-type="float">
            <text:p>134,702935</text:p>
          </table:table-cell>
        </table:table-row>
        <table:table-row table:style-name="ro1" table:visibility="collapse">
          <table:table-cell/>
          <table:table-cell office:value-type="float" office:value="7.44886059249" calcext:value-type="float">
            <text:p>7,4488605925</text:p>
          </table:table-cell>
          <table:table-cell office:value-type="float" office:value="0.00180792808533" calcext:value-type="float">
            <text:p>0,0018079281</text:p>
          </table:table-cell>
          <table:table-cell table:formula="of:=[.C16]*1000" office:value-type="float" office:value="1.80792808533" calcext:value-type="float">
            <text:p>1,8079280853</text:p>
          </table:table-cell>
          <table:table-cell office:value-type="float" office:value="0.131145000458" calcext:value-type="float">
            <text:p>0,1311450005</text:p>
          </table:table-cell>
          <table:table-cell table:formula="of:=[.E16]*1000" office:value-type="float" office:value="131.145000458" calcext:value-type="float">
            <text:p>131,145000458</text:p>
          </table:table-cell>
          <table:table-cell office:value-type="float" office:value="0.00124788284302" calcext:value-type="float">
            <text:p>0,0012478828</text:p>
          </table:table-cell>
          <table:table-cell table:formula="of:=[.G16]*1000" office:value-type="float" office:value="1.24788284302" calcext:value-type="float">
            <text:p>1,247882843</text:p>
          </table:table-cell>
          <table:table-cell office:value-type="float" office:value="0.13424872" calcext:value-type="float">
            <text:p>0,13424872</text:p>
          </table:table-cell>
          <table:table-cell table:formula="of:=[.I16]*1000" office:value-type="float" office:value="134.24872" calcext:value-type="float">
            <text:p>134,24872</text:p>
          </table:table-cell>
        </table:table-row>
        <table:table-row table:style-name="ro1" table:visibility="collapse">
          <table:table-cell/>
          <table:table-cell office:value-type="float" office:value="7.41386504862" calcext:value-type="float">
            <text:p>7,4138650486</text:p>
          </table:table-cell>
          <table:table-cell office:value-type="float" office:value="0.001620054245" calcext:value-type="float">
            <text:p>0,0016200542</text:p>
          </table:table-cell>
          <table:table-cell table:formula="of:=[.C17]*1000" office:value-type="float" office:value="1.620054245" calcext:value-type="float">
            <text:p>1,620054245</text:p>
          </table:table-cell>
          <table:table-cell office:value-type="float" office:value="0.131977081299" calcext:value-type="float">
            <text:p>0,1319770813</text:p>
          </table:table-cell>
          <table:table-cell table:formula="of:=[.E17]*1000" office:value-type="float" office:value="131.977081299" calcext:value-type="float">
            <text:p>131,977081299</text:p>
          </table:table-cell>
          <table:table-cell office:value-type="float" office:value="0.00123882293701" calcext:value-type="float">
            <text:p>0,0012388229</text:p>
          </table:table-cell>
          <table:table-cell table:formula="of:=[.G17]*1000" office:value-type="float" office:value="1.23882293701" calcext:value-type="float">
            <text:p>1,238822937</text:p>
          </table:table-cell>
          <table:table-cell office:value-type="float" office:value="0.134882412" calcext:value-type="float">
            <text:p>0,134882412</text:p>
          </table:table-cell>
          <table:table-cell table:formula="of:=[.I17]*1000" office:value-type="float" office:value="134.882412" calcext:value-type="float">
            <text:p>134,882412</text:p>
          </table:table-cell>
        </table:table-row>
        <table:table-row table:style-name="ro1" table:visibility="collapse">
          <table:table-cell/>
          <table:table-cell office:value-type="float" office:value="7.40202646315" calcext:value-type="float">
            <text:p>7,4020264632</text:p>
          </table:table-cell>
          <table:table-cell office:value-type="float" office:value="0.00185799598694" calcext:value-type="float">
            <text:p>0,001857996</text:p>
          </table:table-cell>
          <table:table-cell table:formula="of:=[.C18]*1000" office:value-type="float" office:value="1.85799598694" calcext:value-type="float">
            <text:p>1,8579959869</text:p>
          </table:table-cell>
          <table:table-cell office:value-type="float" office:value="0.131954193115" calcext:value-type="float">
            <text:p>0,1319541931</text:p>
          </table:table-cell>
          <table:table-cell table:formula="of:=[.E18]*1000" office:value-type="float" office:value="131.954193115" calcext:value-type="float">
            <text:p>131,954193115</text:p>
          </table:table-cell>
          <table:table-cell office:value-type="float" office:value="0.0012378692627" calcext:value-type="float">
            <text:p>0,0012378693</text:p>
          </table:table-cell>
          <table:table-cell table:formula="of:=[.G18]*1000" office:value-type="float" office:value="1.2378692627" calcext:value-type="float">
            <text:p>1,2378692627</text:p>
          </table:table-cell>
          <table:table-cell office:value-type="float" office:value="0.135098139" calcext:value-type="float">
            <text:p>0,135098139</text:p>
          </table:table-cell>
          <table:table-cell table:formula="of:=[.I18]*1000" office:value-type="float" office:value="135.098139" calcext:value-type="float">
            <text:p>135,098139</text:p>
          </table:table-cell>
        </table:table-row>
        <table:table-row table:style-name="ro1" table:visibility="collapse">
          <table:table-cell/>
          <table:table-cell office:value-type="float" office:value="7.35662874072" calcext:value-type="float">
            <text:p>7,3566287407</text:p>
          </table:table-cell>
          <table:table-cell office:value-type="float" office:value="0.00182604789734" calcext:value-type="float">
            <text:p>0,0018260479</text:p>
          </table:table-cell>
          <table:table-cell table:formula="of:=[.C19]*1000" office:value-type="float" office:value="1.82604789734" calcext:value-type="float">
            <text:p>1,8260478973</text:p>
          </table:table-cell>
          <table:table-cell office:value-type="float" office:value="0.132829189301" calcext:value-type="float">
            <text:p>0,1328291893</text:p>
          </table:table-cell>
          <table:table-cell table:formula="of:=[.E19]*1000" office:value-type="float" office:value="132.829189301" calcext:value-type="float">
            <text:p>132,829189301</text:p>
          </table:table-cell>
          <table:table-cell office:value-type="float" office:value="0.00122785568237" calcext:value-type="float">
            <text:p>0,0012278557</text:p>
          </table:table-cell>
          <table:table-cell table:formula="of:=[.G19]*1000" office:value-type="float" office:value="1.22785568237" calcext:value-type="float">
            <text:p>1,2278556824</text:p>
          </table:table-cell>
          <table:table-cell office:value-type="float" office:value="0.135931829" calcext:value-type="float">
            <text:p>0,135931829</text:p>
          </table:table-cell>
          <table:table-cell table:formula="of:=[.I19]*1000" office:value-type="float" office:value="135.931829" calcext:value-type="float">
            <text:p>135,931829</text:p>
          </table:table-cell>
        </table:table-row>
        <table:table-row table:style-name="ro1" table:visibility="collapse">
          <table:table-cell/>
          <table:table-cell office:value-type="float" office:value="7.55477276358" calcext:value-type="float">
            <text:p>7,5547727636</text:p>
          </table:table-cell>
          <table:table-cell office:value-type="float" office:value="0.00195407867432" calcext:value-type="float">
            <text:p>0,0019540787</text:p>
          </table:table-cell>
          <table:table-cell table:formula="of:=[.C20]*1000" office:value-type="float" office:value="1.95407867432" calcext:value-type="float">
            <text:p>1,9540786743</text:p>
          </table:table-cell>
          <table:table-cell office:value-type="float" office:value="0.129111766815" calcext:value-type="float">
            <text:p>0,1291117668</text:p>
          </table:table-cell>
          <table:table-cell table:formula="of:=[.E20]*1000" office:value-type="float" office:value="129.111766815" calcext:value-type="float">
            <text:p>129,111766815</text:p>
          </table:table-cell>
          <table:table-cell office:value-type="float" office:value="0.00124907493591" calcext:value-type="float">
            <text:p>0,0012490749</text:p>
          </table:table-cell>
          <table:table-cell table:formula="of:=[.G20]*1000" office:value-type="float" office:value="1.24907493591" calcext:value-type="float">
            <text:p>1,2490749359</text:p>
          </table:table-cell>
          <table:table-cell office:value-type="float" office:value="0.132366655" calcext:value-type="float">
            <text:p>0,132366655</text:p>
          </table:table-cell>
          <table:table-cell table:formula="of:=[.I20]*1000" office:value-type="float" office:value="132.366655" calcext:value-type="float">
            <text:p>132,366655</text:p>
          </table:table-cell>
        </table:table-row>
        <table:table-row table:style-name="ro1" table:visibility="collapse">
          <table:table-cell/>
          <table:table-cell office:value-type="float" office:value="7.5421839439" calcext:value-type="float">
            <text:p>7,5421839439</text:p>
          </table:table-cell>
          <table:table-cell office:value-type="float" office:value="0.00167608261108" calcext:value-type="float">
            <text:p>0,0016760826</text:p>
          </table:table-cell>
          <table:table-cell table:formula="of:=[.C21]*1000" office:value-type="float" office:value="1.67608261108" calcext:value-type="float">
            <text:p>1,6760826111</text:p>
          </table:table-cell>
          <table:table-cell office:value-type="float" office:value="0.129619836807" calcext:value-type="float">
            <text:p>0,1296198368</text:p>
          </table:table-cell>
          <table:table-cell table:formula="of:=[.E21]*1000" office:value-type="float" office:value="129.619836807" calcext:value-type="float">
            <text:p>129,619836807</text:p>
          </table:table-cell>
          <table:table-cell office:value-type="float" office:value="0.00124406814575" calcext:value-type="float">
            <text:p>0,0012440681</text:p>
          </table:table-cell>
          <table:table-cell table:formula="of:=[.G21]*1000" office:value-type="float" office:value="1.24406814575" calcext:value-type="float">
            <text:p>1,2440681458</text:p>
          </table:table-cell>
          <table:table-cell office:value-type="float" office:value="0.132587591" calcext:value-type="float">
            <text:p>0,132587591</text:p>
          </table:table-cell>
          <table:table-cell table:formula="of:=[.I21]*1000" office:value-type="float" office:value="132.587591" calcext:value-type="float">
            <text:p>132,587591</text:p>
          </table:table-cell>
        </table:table-row>
        <table:table-row table:style-name="ro1" table:visibility="collapse">
          <table:table-cell/>
          <table:table-cell office:value-type="float" office:value="7.31116918763" calcext:value-type="float">
            <text:p>7,3111691876</text:p>
          </table:table-cell>
          <table:table-cell office:value-type="float" office:value="0.00182604789734" calcext:value-type="float">
            <text:p>0,0018260479</text:p>
          </table:table-cell>
          <table:table-cell table:formula="of:=[.C22]*1000" office:value-type="float" office:value="1.82604789734" calcext:value-type="float">
            <text:p>1,8260478973</text:p>
          </table:table-cell>
          <table:table-cell office:value-type="float" office:value="0.133636951447" calcext:value-type="float">
            <text:p>0,1336369514</text:p>
          </table:table-cell>
          <table:table-cell table:formula="of:=[.E22]*1000" office:value-type="float" office:value="133.636951447" calcext:value-type="float">
            <text:p>133,636951447</text:p>
          </table:table-cell>
          <table:table-cell office:value-type="float" office:value="0.00126004219055" calcext:value-type="float">
            <text:p>0,0012600422</text:p>
          </table:table-cell>
          <table:table-cell table:formula="of:=[.G22]*1000" office:value-type="float" office:value="1.26004219055" calcext:value-type="float">
            <text:p>1,2600421906</text:p>
          </table:table-cell>
          <table:table-cell office:value-type="float" office:value="0.136777029" calcext:value-type="float">
            <text:p>0,136777029</text:p>
          </table:table-cell>
          <table:table-cell table:formula="of:=[.I22]*1000" office:value-type="float" office:value="136.777029" calcext:value-type="float">
            <text:p>136,777029</text:p>
          </table:table-cell>
        </table:table-row>
        <table:table-row table:style-name="ro1" table:visibility="collapse">
          <table:table-cell/>
          <table:table-cell office:value-type="float" office:value="6.77039269361" calcext:value-type="float">
            <text:p>6,7703926936</text:p>
          </table:table-cell>
          <table:table-cell office:value-type="float" office:value="0.00148487091064" calcext:value-type="float">
            <text:p>0,0014848709</text:p>
          </table:table-cell>
          <table:table-cell table:formula="of:=[.C23]*1000" office:value-type="float" office:value="1.48487091064" calcext:value-type="float">
            <text:p>1,4848709106</text:p>
          </table:table-cell>
          <table:table-cell office:value-type="float" office:value="0.144844055176" calcext:value-type="float">
            <text:p>0,1448440552</text:p>
          </table:table-cell>
          <table:table-cell table:formula="of:=[.E23]*1000" office:value-type="float" office:value="144.844055176" calcext:value-type="float">
            <text:p>144,844055176</text:p>
          </table:table-cell>
          <table:table-cell office:value-type="float" office:value="0.00132298469543" calcext:value-type="float">
            <text:p>0,0013229847</text:p>
          </table:table-cell>
          <table:table-cell table:formula="of:=[.G23]*1000" office:value-type="float" office:value="1.32298469543" calcext:value-type="float">
            <text:p>1,3229846954</text:p>
          </table:table-cell>
          <table:table-cell office:value-type="float" office:value="0.14770192" calcext:value-type="float">
            <text:p>0,14770192</text:p>
          </table:table-cell>
          <table:table-cell table:formula="of:=[.I23]*1000" office:value-type="float" office:value="147.70192" calcext:value-type="float">
            <text:p>147,70192</text:p>
          </table:table-cell>
        </table:table-row>
        <table:table-row table:style-name="ro1" table:visibility="collapse">
          <table:table-cell/>
          <table:table-cell office:value-type="float" office:value="6.36016829107" calcext:value-type="float">
            <text:p>6,3601682911</text:p>
          </table:table-cell>
          <table:table-cell office:value-type="float" office:value="0.00196194648743" calcext:value-type="float">
            <text:p>0,0019619465</text:p>
          </table:table-cell>
          <table:table-cell table:formula="of:=[.C24]*1000" office:value-type="float" office:value="1.96194648743" calcext:value-type="float">
            <text:p>1,9619464874</text:p>
          </table:table-cell>
          <table:table-cell office:value-type="float" office:value="0.153975963593" calcext:value-type="float">
            <text:p>0,1539759636</text:p>
          </table:table-cell>
          <table:table-cell table:formula="of:=[.E24]*1000" office:value-type="float" office:value="153.975963593" calcext:value-type="float">
            <text:p>153,975963593</text:p>
          </table:table-cell>
          <table:table-cell office:value-type="float" office:value="0.00123310089111" calcext:value-type="float">
            <text:p>0,0012331009</text:p>
          </table:table-cell>
          <table:table-cell table:formula="of:=[.G24]*1000" office:value-type="float" office:value="1.23310089111" calcext:value-type="float">
            <text:p>1,2331008911</text:p>
          </table:table-cell>
          <table:table-cell office:value-type="float" office:value="0.157228544" calcext:value-type="float">
            <text:p>0,157228544</text:p>
          </table:table-cell>
          <table:table-cell table:formula="of:=[.I24]*1000" office:value-type="float" office:value="157.228544" calcext:value-type="float">
            <text:p>157,228544</text:p>
          </table:table-cell>
        </table:table-row>
        <table:table-row table:style-name="ro1" table:visibility="collapse">
          <table:table-cell/>
          <table:table-cell office:value-type="float" office:value="6.11885713553" calcext:value-type="float">
            <text:p>6,1188571355</text:p>
          </table:table-cell>
          <table:table-cell office:value-type="float" office:value="0.00177502632141" calcext:value-type="float">
            <text:p>0,0017750263</text:p>
          </table:table-cell>
          <table:table-cell table:formula="of:=[.C25]*1000" office:value-type="float" office:value="1.77502632141" calcext:value-type="float">
            <text:p>1,7750263214</text:p>
          </table:table-cell>
          <table:table-cell office:value-type="float" office:value="0.160254001617" calcext:value-type="float">
            <text:p>0,1602540016</text:p>
          </table:table-cell>
          <table:table-cell table:formula="of:=[.E25]*1000" office:value-type="float" office:value="160.254001617" calcext:value-type="float">
            <text:p>160,254001617</text:p>
          </table:table-cell>
          <table:table-cell office:value-type="float" office:value="0.00134015083313" calcext:value-type="float">
            <text:p>0,0013401508</text:p>
          </table:table-cell>
          <table:table-cell table:formula="of:=[.G25]*1000" office:value-type="float" office:value="1.34015083313" calcext:value-type="float">
            <text:p>1,3401508331</text:p>
          </table:table-cell>
          <table:table-cell office:value-type="float" office:value="0.163429212" calcext:value-type="float">
            <text:p>0,163429212</text:p>
          </table:table-cell>
          <table:table-cell table:formula="of:=[.I25]*1000" office:value-type="float" office:value="163.429212" calcext:value-type="float">
            <text:p>163,429212</text:p>
          </table:table-cell>
        </table:table-row>
        <table:table-row table:style-name="ro1" table:visibility="collapse">
          <table:table-cell/>
          <table:table-cell office:value-type="float" office:value="5.85875727872" calcext:value-type="float">
            <text:p>5,8587572787</text:p>
          </table:table-cell>
          <table:table-cell office:value-type="float" office:value="0.00175404548645" calcext:value-type="float">
            <text:p>0,0017540455</text:p>
          </table:table-cell>
          <table:table-cell table:formula="of:=[.C26]*1000" office:value-type="float" office:value="1.75404548645" calcext:value-type="float">
            <text:p>1,7540454865</text:p>
          </table:table-cell>
          <table:table-cell office:value-type="float" office:value="0.167636156082" calcext:value-type="float">
            <text:p>0,1676361561</text:p>
          </table:table-cell>
          <table:table-cell table:formula="of:=[.E26]*1000" office:value-type="float" office:value="167.636156082" calcext:value-type="float">
            <text:p>167,636156082</text:p>
          </table:table-cell>
          <table:table-cell office:value-type="float" office:value="0.00124597549438" calcext:value-type="float">
            <text:p>0,0012459755</text:p>
          </table:table-cell>
          <table:table-cell table:formula="of:=[.G26]*1000" office:value-type="float" office:value="1.24597549438" calcext:value-type="float">
            <text:p>1,2459754944</text:p>
          </table:table-cell>
          <table:table-cell office:value-type="float" office:value="0.170684661" calcext:value-type="float">
            <text:p>0,170684661</text:p>
          </table:table-cell>
          <table:table-cell table:formula="of:=[.I26]*1000" office:value-type="float" office:value="170.684661" calcext:value-type="float">
            <text:p>170,684661</text:p>
          </table:table-cell>
        </table:table-row>
        <table:table-row table:style-name="ro1" table:visibility="collapse">
          <table:table-cell/>
          <table:table-cell office:value-type="float" office:value="5.81678003765" calcext:value-type="float">
            <text:p>5,8167800377</text:p>
          </table:table-cell>
          <table:table-cell office:value-type="float" office:value="0.00178384780884" calcext:value-type="float">
            <text:p>0,0017838478</text:p>
          </table:table-cell>
          <table:table-cell table:formula="of:=[.C27]*1000" office:value-type="float" office:value="1.78384780884" calcext:value-type="float">
            <text:p>1,7838478088</text:p>
          </table:table-cell>
          <table:table-cell office:value-type="float" office:value="0.168840169907" calcext:value-type="float">
            <text:p>0,1688401699</text:p>
          </table:table-cell>
          <table:table-cell table:formula="of:=[.E27]*1000" office:value-type="float" office:value="168.840169907" calcext:value-type="float">
            <text:p>168,840169907</text:p>
          </table:table-cell>
          <table:table-cell office:value-type="float" office:value="0.00124502182007" calcext:value-type="float">
            <text:p>0,0012450218</text:p>
          </table:table-cell>
          <table:table-cell table:formula="of:=[.G27]*1000" office:value-type="float" office:value="1.24502182007" calcext:value-type="float">
            <text:p>1,2450218201</text:p>
          </table:table-cell>
          <table:table-cell office:value-type="float" office:value="0.17191642" calcext:value-type="float">
            <text:p>0,17191642</text:p>
          </table:table-cell>
          <table:table-cell table:formula="of:=[.I27]*1000" office:value-type="float" office:value="171.91642" calcext:value-type="float">
            <text:p>171,91642</text:p>
          </table:table-cell>
        </table:table-row>
        <table:table-row table:style-name="ro1" table:visibility="collapse">
          <table:table-cell/>
          <table:table-cell office:value-type="float" office:value="5.9560831544" calcext:value-type="float">
            <text:p>5,9560831544</text:p>
          </table:table-cell>
          <table:table-cell office:value-type="float" office:value="0.00154709815979" calcext:value-type="float">
            <text:p>0,0015470982</text:p>
          </table:table-cell>
          <table:table-cell table:formula="of:=[.C28]*1000" office:value-type="float" office:value="1.54709815979" calcext:value-type="float">
            <text:p>1,5470981598</text:p>
          </table:table-cell>
          <table:table-cell office:value-type="float" office:value="0.165066003799" calcext:value-type="float">
            <text:p>0,1650660038</text:p>
          </table:table-cell>
          <table:table-cell table:formula="of:=[.E28]*1000" office:value-type="float" office:value="165.066003799" calcext:value-type="float">
            <text:p>165,066003799</text:p>
          </table:table-cell>
          <table:table-cell office:value-type="float" office:value="0.00123691558838" calcext:value-type="float">
            <text:p>0,0012369156</text:p>
          </table:table-cell>
          <table:table-cell table:formula="of:=[.G28]*1000" office:value-type="float" office:value="1.23691558838" calcext:value-type="float">
            <text:p>1,2369155884</text:p>
          </table:table-cell>
          <table:table-cell office:value-type="float" office:value="0.167895574" calcext:value-type="float">
            <text:p>0,167895574</text:p>
          </table:table-cell>
          <table:table-cell table:formula="of:=[.I28]*1000" office:value-type="float" office:value="167.895574" calcext:value-type="float">
            <text:p>167,895574</text:p>
          </table:table-cell>
        </table:table-row>
        <table:table-row table:style-name="ro1" table:visibility="collapse">
          <table:table-cell/>
          <table:table-cell office:value-type="float" office:value="5.85334719562" calcext:value-type="float">
            <text:p>5,8533471956</text:p>
          </table:table-cell>
          <table:table-cell office:value-type="float" office:value="0.00174307823181" calcext:value-type="float">
            <text:p>0,0017430782</text:p>
          </table:table-cell>
          <table:table-cell table:formula="of:=[.C29]*1000" office:value-type="float" office:value="1.74307823181" calcext:value-type="float">
            <text:p>1,7430782318</text:p>
          </table:table-cell>
          <table:table-cell office:value-type="float" office:value="0.167787075043" calcext:value-type="float">
            <text:p>0,167787075</text:p>
          </table:table-cell>
          <table:table-cell table:formula="of:=[.E29]*1000" office:value-type="float" office:value="167.787075043" calcext:value-type="float">
            <text:p>167,787075043</text:p>
          </table:table-cell>
          <table:table-cell office:value-type="float" office:value="0.00126099586487" calcext:value-type="float">
            <text:p>0,0012609959</text:p>
          </table:table-cell>
          <table:table-cell table:formula="of:=[.G29]*1000" office:value-type="float" office:value="1.26099586487" calcext:value-type="float">
            <text:p>1,2609958649</text:p>
          </table:table-cell>
          <table:table-cell office:value-type="float" office:value="0.17084242" calcext:value-type="float">
            <text:p>0,17084242</text:p>
          </table:table-cell>
          <table:table-cell table:formula="of:=[.I29]*1000" office:value-type="float" office:value="170.84242" calcext:value-type="float">
            <text:p>170,84242</text:p>
          </table:table-cell>
        </table:table-row>
        <table:table-row table:style-name="ro1" table:visibility="collapse">
          <table:table-cell/>
          <table:table-cell office:value-type="float" office:value="5.43605981686" calcext:value-type="float">
            <text:p>5,4360598169</text:p>
          </table:table-cell>
          <table:table-cell office:value-type="float" office:value="0.00117802619934" calcext:value-type="float">
            <text:p>0,0011780262</text:p>
          </table:table-cell>
          <table:table-cell table:formula="of:=[.C30]*1000" office:value-type="float" office:value="1.17802619934" calcext:value-type="float">
            <text:p>1,1780261993</text:p>
          </table:table-cell>
          <table:table-cell office:value-type="float" office:value="0.181487083435" calcext:value-type="float">
            <text:p>0,1814870834</text:p>
          </table:table-cell>
          <table:table-cell table:formula="of:=[.E30]*1000" office:value-type="float" office:value="181.487083435" calcext:value-type="float">
            <text:p>181,487083435</text:p>
          </table:table-cell>
          <table:table-cell office:value-type="float" office:value="0.00124001502991" calcext:value-type="float">
            <text:p>0,001240015</text:p>
          </table:table-cell>
          <table:table-cell table:formula="of:=[.G30]*1000" office:value-type="float" office:value="1.24001502991" calcext:value-type="float">
            <text:p>1,2400150299</text:p>
          </table:table-cell>
          <table:table-cell office:value-type="float" office:value="0.183956769" calcext:value-type="float">
            <text:p>0,183956769</text:p>
          </table:table-cell>
          <table:table-cell table:formula="of:=[.I30]*1000" office:value-type="float" office:value="183.956769" calcext:value-type="float">
            <text:p>183,956769</text:p>
          </table:table-cell>
        </table:table-row>
        <table:table-row table:style-name="ro1" table:visibility="collapse">
          <table:table-cell/>
          <table:table-cell office:value-type="float" office:value="5.52751884377" calcext:value-type="float">
            <text:p>5,5275188438</text:p>
          </table:table-cell>
          <table:table-cell office:value-type="float" office:value="0.00179100036621" calcext:value-type="float">
            <text:p>0,0017910004</text:p>
          </table:table-cell>
          <table:table-cell table:formula="of:=[.C31]*1000" office:value-type="float" office:value="1.79100036621" calcext:value-type="float">
            <text:p>1,7910003662</text:p>
          </table:table-cell>
          <table:table-cell office:value-type="float" office:value="0.177831888199" calcext:value-type="float">
            <text:p>0,1778318882</text:p>
          </table:table-cell>
          <table:table-cell table:formula="of:=[.E31]*1000" office:value-type="float" office:value="177.831888199" calcext:value-type="float">
            <text:p>177,831888199</text:p>
          </table:table-cell>
          <table:table-cell office:value-type="float" office:value="0.00124001502991" calcext:value-type="float">
            <text:p>0,001240015</text:p>
          </table:table-cell>
          <table:table-cell table:formula="of:=[.G31]*1000" office:value-type="float" office:value="1.24001502991" calcext:value-type="float">
            <text:p>1,2400150299</text:p>
          </table:table-cell>
          <table:table-cell office:value-type="float" office:value="0.180912997" calcext:value-type="float">
            <text:p>0,180912997</text:p>
          </table:table-cell>
          <table:table-cell table:formula="of:=[.I31]*1000" office:value-type="float" office:value="180.912997" calcext:value-type="float">
            <text:p>180,912997</text:p>
          </table:table-cell>
        </table:table-row>
        <table:table-row table:style-name="ro1" table:visibility="collapse">
          <table:table-cell/>
          <table:table-cell office:value-type="float" office:value="5.31425933704" calcext:value-type="float">
            <text:p>5,314259337</text:p>
          </table:table-cell>
          <table:table-cell office:value-type="float" office:value="0.00173187255859" calcext:value-type="float">
            <text:p>0,0017318726</text:p>
          </table:table-cell>
          <table:table-cell table:formula="of:=[.C32]*1000" office:value-type="float" office:value="1.73187255859" calcext:value-type="float">
            <text:p>1,7318725586</text:p>
          </table:table-cell>
          <table:table-cell office:value-type="float" office:value="0.185152053833" calcext:value-type="float">
            <text:p>0,1851520538</text:p>
          </table:table-cell>
          <table:table-cell table:formula="of:=[.E32]*1000" office:value-type="float" office:value="185.152053833" calcext:value-type="float">
            <text:p>185,152053833</text:p>
          </table:table-cell>
          <table:table-cell office:value-type="float" office:value="0.00123286247253" calcext:value-type="float">
            <text:p>0,0012328625</text:p>
          </table:table-cell>
          <table:table-cell table:formula="of:=[.G32]*1000" office:value-type="float" office:value="1.23286247253" calcext:value-type="float">
            <text:p>1,2328624725</text:p>
          </table:table-cell>
          <table:table-cell office:value-type="float" office:value="0.188172977" calcext:value-type="float">
            <text:p>0,188172977</text:p>
          </table:table-cell>
          <table:table-cell table:formula="of:=[.I32]*1000" office:value-type="float" office:value="188.172977" calcext:value-type="float">
            <text:p>188,172977</text:p>
          </table:table-cell>
        </table:table-row>
        <table:table-row table:style-name="ro1" table:visibility="collapse">
          <table:table-cell/>
          <table:table-cell office:value-type="float" office:value="5.28406680804" calcext:value-type="float">
            <text:p>5,284066808</text:p>
          </table:table-cell>
          <table:table-cell office:value-type="float" office:value="0.0015971660614" calcext:value-type="float">
            <text:p>0,0015971661</text:p>
          </table:table-cell>
          <table:table-cell table:formula="of:=[.C33]*1000" office:value-type="float" office:value="1.5971660614" calcext:value-type="float">
            <text:p>1,5971660614</text:p>
          </table:table-cell>
          <table:table-cell office:value-type="float" office:value="0.186347961426" calcext:value-type="float">
            <text:p>0,1863479614</text:p>
          </table:table-cell>
          <table:table-cell table:formula="of:=[.E33]*1000" office:value-type="float" office:value="186.347961426" calcext:value-type="float">
            <text:p>186,347961426</text:p>
          </table:table-cell>
          <table:table-cell office:value-type="float" office:value="0.00124216079712" calcext:value-type="float">
            <text:p>0,0012421608</text:p>
          </table:table-cell>
          <table:table-cell table:formula="of:=[.G33]*1000" office:value-type="float" office:value="1.24216079712" calcext:value-type="float">
            <text:p>1,2421607971</text:p>
          </table:table-cell>
          <table:table-cell office:value-type="float" office:value="0.189248175" calcext:value-type="float">
            <text:p>0,189248175</text:p>
          </table:table-cell>
          <table:table-cell table:formula="of:=[.I33]*1000" office:value-type="float" office:value="189.248175" calcext:value-type="float">
            <text:p>189,248175</text:p>
          </table:table-cell>
        </table:table-row>
        <table:table-row table:style-name="ro1" table:visibility="collapse">
          <table:table-cell/>
          <table:table-cell office:value-type="float" office:value="5.27182594194" calcext:value-type="float">
            <text:p>5,2718259419</text:p>
          </table:table-cell>
          <table:table-cell office:value-type="float" office:value="0.00178289413452" calcext:value-type="float">
            <text:p>0,0017828941</text:p>
          </table:table-cell>
          <table:table-cell table:formula="of:=[.C34]*1000" office:value-type="float" office:value="1.78289413452" calcext:value-type="float">
            <text:p>1,7828941345</text:p>
          </table:table-cell>
          <table:table-cell office:value-type="float" office:value="0.186617851257" calcext:value-type="float">
            <text:p>0,1866178513</text:p>
          </table:table-cell>
          <table:table-cell table:formula="of:=[.E34]*1000" office:value-type="float" office:value="186.617851257" calcext:value-type="float">
            <text:p>186,617851257</text:p>
          </table:table-cell>
          <table:table-cell office:value-type="float" office:value="0.00123906135559" calcext:value-type="float">
            <text:p>0,0012390614</text:p>
          </table:table-cell>
          <table:table-cell table:formula="of:=[.G34]*1000" office:value-type="float" office:value="1.23906135559" calcext:value-type="float">
            <text:p>1,2390613556</text:p>
          </table:table-cell>
          <table:table-cell office:value-type="float" office:value="0.189687598" calcext:value-type="float">
            <text:p>0,189687598</text:p>
          </table:table-cell>
          <table:table-cell table:formula="of:=[.I34]*1000" office:value-type="float" office:value="189.687598" calcext:value-type="float">
            <text:p>189,687598</text:p>
          </table:table-cell>
        </table:table-row>
        <table:table-row table:style-name="ro1" table:visibility="collapse">
          <table:table-cell/>
          <table:table-cell office:value-type="float" office:value="5.29161480664" calcext:value-type="float">
            <text:p>5,2916148066</text:p>
          </table:table-cell>
          <table:table-cell office:value-type="float" office:value="0.00174498558044" calcext:value-type="float">
            <text:p>0,0017449856</text:p>
          </table:table-cell>
          <table:table-cell table:formula="of:=[.C35]*1000" office:value-type="float" office:value="1.74498558044" calcext:value-type="float">
            <text:p>1,7449855804</text:p>
          </table:table-cell>
          <table:table-cell office:value-type="float" office:value="0.185946941376" calcext:value-type="float">
            <text:p>0,1859469414</text:p>
          </table:table-cell>
          <table:table-cell table:formula="of:=[.E35]*1000" office:value-type="float" office:value="185.946941376" calcext:value-type="float">
            <text:p>185,946941376</text:p>
          </table:table-cell>
          <table:table-cell office:value-type="float" office:value="0.00123620033264" calcext:value-type="float">
            <text:p>0,0012362003</text:p>
          </table:table-cell>
          <table:table-cell table:formula="of:=[.G35]*1000" office:value-type="float" office:value="1.23620033264" calcext:value-type="float">
            <text:p>1,2362003326</text:p>
          </table:table-cell>
          <table:table-cell office:value-type="float" office:value="0.18897823" calcext:value-type="float">
            <text:p>0,18897823</text:p>
          </table:table-cell>
          <table:table-cell table:formula="of:=[.I35]*1000" office:value-type="float" office:value="188.97823" calcext:value-type="float">
            <text:p>188,97823</text:p>
          </table:table-cell>
        </table:table-row>
        <table:table-row table:style-name="ro1" table:visibility="collapse">
          <table:table-cell/>
          <table:table-cell office:value-type="float" office:value="5.22198392569" calcext:value-type="float">
            <text:p>5,2219839257</text:p>
          </table:table-cell>
          <table:table-cell office:value-type="float" office:value="0.00187397003174" calcext:value-type="float">
            <text:p>0,00187397</text:p>
          </table:table-cell>
          <table:table-cell table:formula="of:=[.C36]*1000" office:value-type="float" office:value="1.87397003174" calcext:value-type="float">
            <text:p>1,8739700317</text:p>
          </table:table-cell>
          <table:table-cell office:value-type="float" office:value="0.188325881958" calcext:value-type="float">
            <text:p>0,188325882</text:p>
          </table:table-cell>
          <table:table-cell table:formula="of:=[.E36]*1000" office:value-type="float" office:value="188.325881958" calcext:value-type="float">
            <text:p>188,325881958</text:p>
          </table:table-cell>
          <table:table-cell office:value-type="float" office:value="0.0012481212616" calcext:value-type="float">
            <text:p>0,0012481213</text:p>
          </table:table-cell>
          <table:table-cell table:formula="of:=[.G36]*1000" office:value-type="float" office:value="1.2481212616" calcext:value-type="float">
            <text:p>1,2481212616</text:p>
          </table:table-cell>
          <table:table-cell office:value-type="float" office:value="0.1914981" calcext:value-type="float">
            <text:p>0,1914981</text:p>
          </table:table-cell>
          <table:table-cell table:formula="of:=[.I36]*1000" office:value-type="float" office:value="191.4981" calcext:value-type="float">
            <text:p>191,4981</text:p>
          </table:table-cell>
        </table:table-row>
        <table:table-row table:style-name="ro1" table:visibility="collapse">
          <table:table-cell/>
          <table:table-cell office:value-type="float" office:value="4.79438066368" calcext:value-type="float">
            <text:p>4,7943806637</text:p>
          </table:table-cell>
          <table:table-cell office:value-type="float" office:value="0.00169205665588" calcext:value-type="float">
            <text:p>0,0016920567</text:p>
          </table:table-cell>
          <table:table-cell table:formula="of:=[.C37]*1000" office:value-type="float" office:value="1.69205665588" calcext:value-type="float">
            <text:p>1,6920566559</text:p>
          </table:table-cell>
          <table:table-cell office:value-type="float" office:value="0.205574035645" calcext:value-type="float">
            <text:p>0,2055740356</text:p>
          </table:table-cell>
          <table:table-cell table:formula="of:=[.E37]*1000" office:value-type="float" office:value="205.574035645" calcext:value-type="float">
            <text:p>205,574035645</text:p>
          </table:table-cell>
          <table:table-cell office:value-type="float" office:value="0.00126504898071" calcext:value-type="float">
            <text:p>0,001265049</text:p>
          </table:table-cell>
          <table:table-cell table:formula="of:=[.G37]*1000" office:value-type="float" office:value="1.26504898071" calcext:value-type="float">
            <text:p>1,2650489807</text:p>
          </table:table-cell>
          <table:table-cell office:value-type="float" office:value="0.208577514" calcext:value-type="float">
            <text:p>0,208577514</text:p>
          </table:table-cell>
          <table:table-cell table:formula="of:=[.I37]*1000" office:value-type="float" office:value="208.577514" calcext:value-type="float">
            <text:p>208,577514</text:p>
          </table:table-cell>
        </table:table-row>
        <table:table-row table:style-name="ro1" table:visibility="collapse">
          <table:table-cell/>
          <table:table-cell office:value-type="float" office:value="4.78211587366" calcext:value-type="float">
            <text:p>4,7821158737</text:p>
          </table:table-cell>
          <table:table-cell office:value-type="float" office:value="0.00167393684387" calcext:value-type="float">
            <text:p>0,0016739368</text:p>
          </table:table-cell>
          <table:table-cell table:formula="of:=[.C38]*1000" office:value-type="float" office:value="1.67393684387" calcext:value-type="float">
            <text:p>1,6739368439</text:p>
          </table:table-cell>
          <table:table-cell office:value-type="float" office:value="0.206155061722" calcext:value-type="float">
            <text:p>0,2061550617</text:p>
          </table:table-cell>
          <table:table-cell table:formula="of:=[.E38]*1000" office:value-type="float" office:value="206.155061722" calcext:value-type="float">
            <text:p>206,155061722</text:p>
          </table:table-cell>
          <table:table-cell office:value-type="float" office:value="0.00123691558838" calcext:value-type="float">
            <text:p>0,0012369156</text:p>
          </table:table-cell>
          <table:table-cell table:formula="of:=[.G38]*1000" office:value-type="float" office:value="1.23691558838" calcext:value-type="float">
            <text:p>1,2369155884</text:p>
          </table:table-cell>
          <table:table-cell office:value-type="float" office:value="0.209112457" calcext:value-type="float">
            <text:p>0,209112457</text:p>
          </table:table-cell>
          <table:table-cell table:formula="of:=[.I38]*1000" office:value-type="float" office:value="209.112457" calcext:value-type="float">
            <text:p>209,112457</text:p>
          </table:table-cell>
        </table:table-row>
        <table:table-row table:style-name="ro1" table:visibility="collapse">
          <table:table-cell/>
          <table:table-cell office:value-type="float" office:value="3.97805183098" calcext:value-type="float">
            <text:p>3,978051831</text:p>
          </table:table-cell>
          <table:table-cell office:value-type="float" office:value="0.00189518928528" calcext:value-type="float">
            <text:p>0,0018951893</text:p>
          </table:table-cell>
          <table:table-cell table:formula="of:=[.C39]*1000" office:value-type="float" office:value="1.89518928528" calcext:value-type="float">
            <text:p>1,8951892853</text:p>
          </table:table-cell>
          <table:table-cell office:value-type="float" office:value="0.248206138611" calcext:value-type="float">
            <text:p>0,2482061386</text:p>
          </table:table-cell>
          <table:table-cell table:formula="of:=[.E39]*1000" office:value-type="float" office:value="248.206138611" calcext:value-type="float">
            <text:p>248,206138611</text:p>
          </table:table-cell>
          <table:table-cell office:value-type="float" office:value="0.00123286247253" calcext:value-type="float">
            <text:p>0,0012328625</text:p>
          </table:table-cell>
          <table:table-cell table:formula="of:=[.G39]*1000" office:value-type="float" office:value="1.23286247253" calcext:value-type="float">
            <text:p>1,2328624725</text:p>
          </table:table-cell>
          <table:table-cell office:value-type="float" office:value="0.251379329" calcext:value-type="float">
            <text:p>0,251379329</text:p>
          </table:table-cell>
          <table:table-cell table:formula="of:=[.I39]*1000" office:value-type="float" office:value="251.379329" calcext:value-type="float">
            <text:p>251,379329</text:p>
          </table:table-cell>
        </table:table-row>
        <table:table-row table:style-name="ro1" table:visibility="collapse">
          <table:table-cell/>
          <table:table-cell office:value-type="float" office:value="5.04044008082" calcext:value-type="float">
            <text:p>5,0404400808</text:p>
          </table:table-cell>
          <table:table-cell office:value-type="float" office:value="0.00182104110718" calcext:value-type="float">
            <text:p>0,0018210411</text:p>
          </table:table-cell>
          <table:table-cell table:formula="of:=[.C40]*1000" office:value-type="float" office:value="1.82104110718" calcext:value-type="float">
            <text:p>1,8210411072</text:p>
          </table:table-cell>
          <table:table-cell office:value-type="float" office:value="0.195311784744" calcext:value-type="float">
            <text:p>0,1953117847</text:p>
          </table:table-cell>
          <table:table-cell table:formula="of:=[.E40]*1000" office:value-type="float" office:value="195.311784744" calcext:value-type="float">
            <text:p>195,311784744</text:p>
          </table:table-cell>
          <table:table-cell office:value-type="float" office:value="0.001216173172" calcext:value-type="float">
            <text:p>0,0012161732</text:p>
          </table:table-cell>
          <table:table-cell table:formula="of:=[.G40]*1000" office:value-type="float" office:value="1.216173172" calcext:value-type="float">
            <text:p>1,216173172</text:p>
          </table:table-cell>
          <table:table-cell office:value-type="float" office:value="0.198395375" calcext:value-type="float">
            <text:p>0,198395375</text:p>
          </table:table-cell>
          <table:table-cell table:formula="of:=[.I40]*1000" office:value-type="float" office:value="198.395375" calcext:value-type="float">
            <text:p>198,395375</text:p>
          </table:table-cell>
        </table:table-row>
        <table:table-row table:style-name="ro1" table:visibility="collapse">
          <table:table-cell/>
          <table:table-cell office:value-type="float" office:value="5.16601036293" calcext:value-type="float">
            <text:p>5,1660103629</text:p>
          </table:table-cell>
          <table:table-cell office:value-type="float" office:value="0.00173211097717" calcext:value-type="float">
            <text:p>0,001732111</text:p>
          </table:table-cell>
          <table:table-cell table:formula="of:=[.C41]*1000" office:value-type="float" office:value="1.73211097717" calcext:value-type="float">
            <text:p>1,7321109772</text:p>
          </table:table-cell>
          <table:table-cell office:value-type="float" office:value="0.190546035767" calcext:value-type="float">
            <text:p>0,1905460358</text:p>
          </table:table-cell>
          <table:table-cell table:formula="of:=[.E41]*1000" office:value-type="float" office:value="190.546035767" calcext:value-type="float">
            <text:p>190,546035767</text:p>
          </table:table-cell>
          <table:table-cell office:value-type="float" office:value="0.00123691558838" calcext:value-type="float">
            <text:p>0,0012369156</text:p>
          </table:table-cell>
          <table:table-cell table:formula="of:=[.G41]*1000" office:value-type="float" office:value="1.23691558838" calcext:value-type="float">
            <text:p>1,2369155884</text:p>
          </table:table-cell>
          <table:table-cell office:value-type="float" office:value="0.193572976" calcext:value-type="float">
            <text:p>0,193572976</text:p>
          </table:table-cell>
          <table:table-cell table:formula="of:=[.I41]*1000" office:value-type="float" office:value="193.572976" calcext:value-type="float">
            <text:p>193,572976</text:p>
          </table:table-cell>
        </table:table-row>
        <table:table-row table:style-name="ro1" table:visibility="collapse">
          <table:table-cell/>
          <table:table-cell office:value-type="float" office:value="5.2808694584" calcext:value-type="float">
            <text:p>5,2808694584</text:p>
          </table:table-cell>
          <table:table-cell office:value-type="float" office:value="0.00193381309509" calcext:value-type="float">
            <text:p>0,0019338131</text:p>
          </table:table-cell>
          <table:table-cell table:formula="of:=[.C42]*1000" office:value-type="float" office:value="1.93381309509" calcext:value-type="float">
            <text:p>1,9338130951</text:p>
          </table:table-cell>
          <table:table-cell office:value-type="float" office:value="0.186125993729" calcext:value-type="float">
            <text:p>0,1861259937</text:p>
          </table:table-cell>
          <table:table-cell table:formula="of:=[.E42]*1000" office:value-type="float" office:value="186.125993729" calcext:value-type="float">
            <text:p>186,125993729</text:p>
          </table:table-cell>
          <table:table-cell office:value-type="float" office:value="0.00125002861023" calcext:value-type="float">
            <text:p>0,0012500286</text:p>
          </table:table-cell>
          <table:table-cell table:formula="of:=[.G42]*1000" office:value-type="float" office:value="1.25002861023" calcext:value-type="float">
            <text:p>1,2500286102</text:p>
          </table:table-cell>
          <table:table-cell office:value-type="float" office:value="0.189362757" calcext:value-type="float">
            <text:p>0,189362757</text:p>
          </table:table-cell>
          <table:table-cell table:formula="of:=[.I42]*1000" office:value-type="float" office:value="189.362757" calcext:value-type="float">
            <text:p>189,362757</text:p>
          </table:table-cell>
        </table:table-row>
        <table:table-row table:style-name="ro1" table:visibility="collapse">
          <table:table-cell/>
          <table:table-cell office:value-type="float" office:value="5.40917021712" calcext:value-type="float">
            <text:p>5,4091702171</text:p>
          </table:table-cell>
          <table:table-cell office:value-type="float" office:value="0.00199890136719" calcext:value-type="float">
            <text:p>0,0019989014</text:p>
          </table:table-cell>
          <table:table-cell table:formula="of:=[.C43]*1000" office:value-type="float" office:value="1.99890136719" calcext:value-type="float">
            <text:p>1,9989013672</text:p>
          </table:table-cell>
          <table:table-cell office:value-type="float" office:value="0.181575775146" calcext:value-type="float">
            <text:p>0,1815757751</text:p>
          </table:table-cell>
          <table:table-cell table:formula="of:=[.E43]*1000" office:value-type="float" office:value="181.575775146" calcext:value-type="float">
            <text:p>181,575775146</text:p>
          </table:table-cell>
          <table:table-cell office:value-type="float" office:value="0.00125312805176" calcext:value-type="float">
            <text:p>0,0012531281</text:p>
          </table:table-cell>
          <table:table-cell table:formula="of:=[.G43]*1000" office:value-type="float" office:value="1.25312805176" calcext:value-type="float">
            <text:p>1,2531280518</text:p>
          </table:table-cell>
          <table:table-cell office:value-type="float" office:value="0.184871239" calcext:value-type="float">
            <text:p>0,184871239</text:p>
          </table:table-cell>
          <table:table-cell table:formula="of:=[.I43]*1000" office:value-type="float" office:value="184.871239" calcext:value-type="float">
            <text:p>184,871239</text:p>
          </table:table-cell>
        </table:table-row>
        <table:table-row table:style-name="ro1" table:visibility="collapse">
          <table:table-cell/>
          <table:table-cell office:value-type="float" office:value="5.37571550303" calcext:value-type="float">
            <text:p>5,375715503</text:p>
          </table:table-cell>
          <table:table-cell office:value-type="float" office:value="0.00175595283508" calcext:value-type="float">
            <text:p>0,0017559528</text:p>
          </table:table-cell>
          <table:table-cell table:formula="of:=[.C44]*1000" office:value-type="float" office:value="1.75595283508" calcext:value-type="float">
            <text:p>1,7559528351</text:p>
          </table:table-cell>
          <table:table-cell office:value-type="float" office:value="0.182976007462" calcext:value-type="float">
            <text:p>0,1829760075</text:p>
          </table:table-cell>
          <table:table-cell table:formula="of:=[.E44]*1000" office:value-type="float" office:value="182.976007462" calcext:value-type="float">
            <text:p>182,976007462</text:p>
          </table:table-cell>
          <table:table-cell office:value-type="float" office:value="0.00124001502991" calcext:value-type="float">
            <text:p>0,001240015</text:p>
          </table:table-cell>
          <table:table-cell table:formula="of:=[.G44]*1000" office:value-type="float" office:value="1.24001502991" calcext:value-type="float">
            <text:p>1,2400150299</text:p>
          </table:table-cell>
          <table:table-cell office:value-type="float" office:value="0.186021749" calcext:value-type="float">
            <text:p>0,186021749</text:p>
          </table:table-cell>
          <table:table-cell table:formula="of:=[.I44]*1000" office:value-type="float" office:value="186.021749" calcext:value-type="float">
            <text:p>186,021749</text:p>
          </table:table-cell>
        </table:table-row>
        <table:table-row table:style-name="ro1" table:visibility="collapse">
          <table:table-cell/>
          <table:table-cell office:value-type="float" office:value="5.55534383523" calcext:value-type="float">
            <text:p>5,5553438352</text:p>
          </table:table-cell>
          <table:table-cell office:value-type="float" office:value="0.00167894363403" calcext:value-type="float">
            <text:p>0,0016789436</text:p>
          </table:table-cell>
          <table:table-cell table:formula="of:=[.C45]*1000" office:value-type="float" office:value="1.67894363403" calcext:value-type="float">
            <text:p>1,678943634</text:p>
          </table:table-cell>
          <table:table-cell office:value-type="float" office:value="0.177066087723" calcext:value-type="float">
            <text:p>0,1770660877</text:p>
          </table:table-cell>
          <table:table-cell table:formula="of:=[.E45]*1000" office:value-type="float" office:value="177.066087723" calcext:value-type="float">
            <text:p>177,066087723</text:p>
          </table:table-cell>
          <table:table-cell office:value-type="float" office:value="0.00120902061462" calcext:value-type="float">
            <text:p>0,0012090206</text:p>
          </table:table-cell>
          <table:table-cell table:formula="of:=[.G45]*1000" office:value-type="float" office:value="1.20902061462" calcext:value-type="float">
            <text:p>1,2090206146</text:p>
          </table:table-cell>
          <table:table-cell office:value-type="float" office:value="0.18000686" calcext:value-type="float">
            <text:p>0,18000686</text:p>
          </table:table-cell>
          <table:table-cell table:formula="of:=[.I45]*1000" office:value-type="float" office:value="180.00686" calcext:value-type="float">
            <text:p>180,00686</text:p>
          </table:table-cell>
        </table:table-row>
        <table:table-row table:style-name="ro1" table:visibility="collapse">
          <table:table-cell/>
          <table:table-cell office:value-type="float" office:value="5.56246719917" calcext:value-type="float">
            <text:p>5,5624671992</text:p>
          </table:table-cell>
          <table:table-cell office:value-type="float" office:value="0.00154685974121" calcext:value-type="float">
            <text:p>0,0015468597</text:p>
          </table:table-cell>
          <table:table-cell table:formula="of:=[.C46]*1000" office:value-type="float" office:value="1.54685974121" calcext:value-type="float">
            <text:p>1,5468597412</text:p>
          </table:table-cell>
          <table:table-cell office:value-type="float" office:value="0.17696595192" calcext:value-type="float">
            <text:p>0,1769659519</text:p>
          </table:table-cell>
          <table:table-cell table:formula="of:=[.E46]*1000" office:value-type="float" office:value="176.96595192" calcext:value-type="float">
            <text:p>176,96595192</text:p>
          </table:table-cell>
          <table:table-cell office:value-type="float" office:value="0.00121688842773" calcext:value-type="float">
            <text:p>0,0012168884</text:p>
          </table:table-cell>
          <table:table-cell table:formula="of:=[.G46]*1000" office:value-type="float" office:value="1.21688842773" calcext:value-type="float">
            <text:p>1,2168884277</text:p>
          </table:table-cell>
          <table:table-cell office:value-type="float" office:value="0.179776341" calcext:value-type="float">
            <text:p>0,179776341</text:p>
          </table:table-cell>
          <table:table-cell table:formula="of:=[.I46]*1000" office:value-type="float" office:value="179.776341" calcext:value-type="float">
            <text:p>179,776341</text:p>
          </table:table-cell>
        </table:table-row>
        <table:table-row table:style-name="ro1" table:visibility="collapse">
          <table:table-cell/>
          <table:table-cell office:value-type="float" office:value="5.44606380429" calcext:value-type="float">
            <text:p>5,4460638043</text:p>
          </table:table-cell>
          <table:table-cell office:value-type="float" office:value="0.00186800956726" calcext:value-type="float">
            <text:p>0,0018680096</text:p>
          </table:table-cell>
          <table:table-cell table:formula="of:=[.C47]*1000" office:value-type="float" office:value="1.86800956726" calcext:value-type="float">
            <text:p>1,8680095673</text:p>
          </table:table-cell>
          <table:table-cell office:value-type="float" office:value="0.1804728508" calcext:value-type="float">
            <text:p>0,1804728508</text:p>
          </table:table-cell>
          <table:table-cell table:formula="of:=[.E47]*1000" office:value-type="float" office:value="180.4728508" calcext:value-type="float">
            <text:p>180,4728508</text:p>
          </table:table-cell>
          <table:table-cell office:value-type="float" office:value="0.0012309551239" calcext:value-type="float">
            <text:p>0,0012309551</text:p>
          </table:table-cell>
          <table:table-cell table:formula="of:=[.G47]*1000" office:value-type="float" office:value="1.2309551239" calcext:value-type="float">
            <text:p>1,2309551239</text:p>
          </table:table-cell>
          <table:table-cell office:value-type="float" office:value="0.183618855" calcext:value-type="float">
            <text:p>0,183618855</text:p>
          </table:table-cell>
          <table:table-cell table:formula="of:=[.I47]*1000" office:value-type="float" office:value="183.618855" calcext:value-type="float">
            <text:p>183,618855</text:p>
          </table:table-cell>
        </table:table-row>
        <table:table-row table:style-name="ro1" table:visibility="collapse">
          <table:table-cell/>
          <table:table-cell office:value-type="float" office:value="5.32666871907" calcext:value-type="float">
            <text:p>5,3266687191</text:p>
          </table:table-cell>
          <table:table-cell office:value-type="float" office:value="0.00178098678589" calcext:value-type="float">
            <text:p>0,0017809868</text:p>
          </table:table-cell>
          <table:table-cell table:formula="of:=[.C48]*1000" office:value-type="float" office:value="1.78098678589" calcext:value-type="float">
            <text:p>1,7809867859</text:p>
          </table:table-cell>
          <table:table-cell office:value-type="float" office:value="0.184676885605" calcext:value-type="float">
            <text:p>0,1846768856</text:p>
          </table:table-cell>
          <table:table-cell table:formula="of:=[.E48]*1000" office:value-type="float" office:value="184.676885605" calcext:value-type="float">
            <text:p>184,676885605</text:p>
          </table:table-cell>
          <table:table-cell office:value-type="float" office:value="0.0012309551239" calcext:value-type="float">
            <text:p>0,0012309551</text:p>
          </table:table-cell>
          <table:table-cell table:formula="of:=[.G48]*1000" office:value-type="float" office:value="1.2309551239" calcext:value-type="float">
            <text:p>1,2309551239</text:p>
          </table:table-cell>
          <table:table-cell office:value-type="float" office:value="0.187734596" calcext:value-type="float">
            <text:p>0,187734596</text:p>
          </table:table-cell>
          <table:table-cell table:formula="of:=[.I48]*1000" office:value-type="float" office:value="187.734596" calcext:value-type="float">
            <text:p>187,734596</text:p>
          </table:table-cell>
        </table:table-row>
        <table:table-row table:style-name="ro1" table:visibility="collapse">
          <table:table-cell/>
          <table:table-cell office:value-type="float" office:value="5.39177014332" calcext:value-type="float">
            <text:p>5,3917701433</text:p>
          </table:table-cell>
          <table:table-cell office:value-type="float" office:value="0.00195097923279" calcext:value-type="float">
            <text:p>0,0019509792</text:p>
          </table:table-cell>
          <table:table-cell table:formula="of:=[.C49]*1000" office:value-type="float" office:value="1.95097923279" calcext:value-type="float">
            <text:p>1,9509792328</text:p>
          </table:table-cell>
          <table:table-cell office:value-type="float" office:value="0.18221783638" calcext:value-type="float">
            <text:p>0,1822178364</text:p>
          </table:table-cell>
          <table:table-cell table:formula="of:=[.E49]*1000" office:value-type="float" office:value="182.21783638" calcext:value-type="float">
            <text:p>182,21783638</text:p>
          </table:table-cell>
          <table:table-cell office:value-type="float" office:value="0.00124502182007" calcext:value-type="float">
            <text:p>0,0012450218</text:p>
          </table:table-cell>
          <table:table-cell table:formula="of:=[.G49]*1000" office:value-type="float" office:value="1.24502182007" calcext:value-type="float">
            <text:p>1,2450218201</text:p>
          </table:table-cell>
          <table:table-cell office:value-type="float" office:value="0.185467847" calcext:value-type="float">
            <text:p>0,185467847</text:p>
          </table:table-cell>
          <table:table-cell table:formula="of:=[.I49]*1000" office:value-type="float" office:value="185.467847" calcext:value-type="float">
            <text:p>185,467847</text:p>
          </table:table-cell>
        </table:table-row>
        <table:table-row table:style-name="ro1" table:visibility="collapse">
          <table:table-cell/>
          <table:table-cell office:value-type="float" office:value="5.20811657261" calcext:value-type="float">
            <text:p>5,2081165726</text:p>
          </table:table-cell>
          <table:table-cell office:value-type="float" office:value="0.00181889533997" calcext:value-type="float">
            <text:p>0,0018188953</text:p>
          </table:table-cell>
          <table:table-cell table:formula="of:=[.C50]*1000" office:value-type="float" office:value="1.81889533997" calcext:value-type="float">
            <text:p>1,81889534</text:p>
          </table:table-cell>
          <table:table-cell office:value-type="float" office:value="0.188906908035" calcext:value-type="float">
            <text:p>0,188906908</text:p>
          </table:table-cell>
          <table:table-cell table:formula="of:=[.E50]*1000" office:value-type="float" office:value="188.906908035" calcext:value-type="float">
            <text:p>188,906908035</text:p>
          </table:table-cell>
          <table:table-cell office:value-type="float" office:value="0.00122714042664" calcext:value-type="float">
            <text:p>0,0012271404</text:p>
          </table:table-cell>
          <table:table-cell table:formula="of:=[.G50]*1000" office:value-type="float" office:value="1.22714042664" calcext:value-type="float">
            <text:p>1,2271404266</text:p>
          </table:table-cell>
          <table:table-cell office:value-type="float" office:value="0.192007991" calcext:value-type="float">
            <text:p>0,192007991</text:p>
          </table:table-cell>
          <table:table-cell table:formula="of:=[.I50]*1000" office:value-type="float" office:value="192.007991" calcext:value-type="float">
            <text:p>192,007991</text:p>
          </table:table-cell>
        </table:table-row>
        <table:table-row table:style-name="ro1" table:visibility="collapse">
          <table:table-cell/>
          <table:table-cell office:value-type="float" office:value="5.18534185165" calcext:value-type="float">
            <text:p>5,1853418517</text:p>
          </table:table-cell>
          <table:table-cell office:value-type="float" office:value="0.00178408622742" calcext:value-type="float">
            <text:p>0,0017840862</text:p>
          </table:table-cell>
          <table:table-cell table:formula="of:=[.C51]*1000" office:value-type="float" office:value="1.78408622742" calcext:value-type="float">
            <text:p>1,7840862274</text:p>
          </table:table-cell>
          <table:table-cell office:value-type="float" office:value="0.18976688385" calcext:value-type="float">
            <text:p>0,1897668839</text:p>
          </table:table-cell>
          <table:table-cell table:formula="of:=[.E51]*1000" office:value-type="float" office:value="189.76688385" calcext:value-type="float">
            <text:p>189,76688385</text:p>
          </table:table-cell>
          <table:table-cell office:value-type="float" office:value="0.00124311447144" calcext:value-type="float">
            <text:p>0,0012431145</text:p>
          </table:table-cell>
          <table:table-cell table:formula="of:=[.G51]*1000" office:value-type="float" office:value="1.24311447144" calcext:value-type="float">
            <text:p>1,2431144714</text:p>
          </table:table-cell>
          <table:table-cell office:value-type="float" office:value="0.192851316" calcext:value-type="float">
            <text:p>0,192851316</text:p>
          </table:table-cell>
          <table:table-cell table:formula="of:=[.I51]*1000" office:value-type="float" office:value="192.851316" calcext:value-type="float">
            <text:p>192,851316</text:p>
          </table:table-cell>
        </table:table-row>
        <table:table-row table:style-name="ro1" table:visibility="collapse">
          <table:table-cell/>
          <table:table-cell office:value-type="float" office:value="5.00266036476" calcext:value-type="float">
            <text:p>5,0026603648</text:p>
          </table:table-cell>
          <table:table-cell office:value-type="float" office:value="0.00170612335205" calcext:value-type="float">
            <text:p>0,0017061234</text:p>
          </table:table-cell>
          <table:table-cell table:formula="of:=[.C52]*1000" office:value-type="float" office:value="1.70612335205" calcext:value-type="float">
            <text:p>1,7061233521</text:p>
          </table:table-cell>
          <table:table-cell office:value-type="float" office:value="0.196904182434" calcext:value-type="float">
            <text:p>0,1969041824</text:p>
          </table:table-cell>
          <table:table-cell table:formula="of:=[.E52]*1000" office:value-type="float" office:value="196.904182434" calcext:value-type="float">
            <text:p>196,904182434</text:p>
          </table:table-cell>
          <table:table-cell office:value-type="float" office:value="0.00122904777527" calcext:value-type="float">
            <text:p>0,0012290478</text:p>
          </table:table-cell>
          <table:table-cell table:formula="of:=[.G52]*1000" office:value-type="float" office:value="1.22904777527" calcext:value-type="float">
            <text:p>1,2290477753</text:p>
          </table:table-cell>
          <table:table-cell office:value-type="float" office:value="0.199893642" calcext:value-type="float">
            <text:p>0,199893642</text:p>
          </table:table-cell>
          <table:table-cell table:formula="of:=[.I52]*1000" office:value-type="float" office:value="199.893642" calcext:value-type="float">
            <text:p>199,893642</text:p>
          </table:table-cell>
        </table:table-row>
        <table:table-row table:style-name="ro1" table:visibility="collapse">
          <table:table-cell/>
          <table:table-cell office:value-type="float" office:value="4.54137542012" calcext:value-type="float">
            <text:p>4,5413754201</text:p>
          </table:table-cell>
          <table:table-cell office:value-type="float" office:value="0.00199604034424" calcext:value-type="float">
            <text:p>0,0019960403</text:p>
          </table:table-cell>
          <table:table-cell table:formula="of:=[.C53]*1000" office:value-type="float" office:value="1.99604034424" calcext:value-type="float">
            <text:p>1,9960403442</text:p>
          </table:table-cell>
          <table:table-cell office:value-type="float" office:value="0.216928005219" calcext:value-type="float">
            <text:p>0,2169280052</text:p>
          </table:table-cell>
          <table:table-cell table:formula="of:=[.E53]*1000" office:value-type="float" office:value="216.928005219" calcext:value-type="float">
            <text:p>216,928005219</text:p>
          </table:table-cell>
          <table:table-cell office:value-type="float" office:value="0.0012218952179" calcext:value-type="float">
            <text:p>0,0012218952</text:p>
          </table:table-cell>
          <table:table-cell table:formula="of:=[.G53]*1000" office:value-type="float" office:value="1.2218952179" calcext:value-type="float">
            <text:p>1,2218952179</text:p>
          </table:table-cell>
          <table:table-cell office:value-type="float" office:value="0.220197607" calcext:value-type="float">
            <text:p>0,220197607</text:p>
          </table:table-cell>
          <table:table-cell table:formula="of:=[.I53]*1000" office:value-type="float" office:value="220.197607" calcext:value-type="float">
            <text:p>220,197607</text:p>
          </table:table-cell>
        </table:table-row>
        <table:table-row table:style-name="ro1" table:visibility="collapse">
          <table:table-cell/>
          <table:table-cell office:value-type="float" office:value="4.99293596923" calcext:value-type="float">
            <text:p>4,9929359692</text:p>
          </table:table-cell>
          <table:table-cell office:value-type="float" office:value="0.00170803070068" calcext:value-type="float">
            <text:p>0,0017080307</text:p>
          </table:table-cell>
          <table:table-cell table:formula="of:=[.C54]*1000" office:value-type="float" office:value="1.70803070068" calcext:value-type="float">
            <text:p>1,7080307007</text:p>
          </table:table-cell>
          <table:table-cell office:value-type="float" office:value="0.19727897644" calcext:value-type="float">
            <text:p>0,1972789764</text:p>
          </table:table-cell>
          <table:table-cell table:formula="of:=[.E54]*1000" office:value-type="float" office:value="197.27897644" calcext:value-type="float">
            <text:p>197,27897644</text:p>
          </table:table-cell>
          <table:table-cell office:value-type="float" office:value="0.00124907493591" calcext:value-type="float">
            <text:p>0,0012490749</text:p>
          </table:table-cell>
          <table:table-cell table:formula="of:=[.G54]*1000" office:value-type="float" office:value="1.24907493591" calcext:value-type="float">
            <text:p>1,2490749359</text:p>
          </table:table-cell>
          <table:table-cell office:value-type="float" office:value="0.200282961" calcext:value-type="float">
            <text:p>0,200282961</text:p>
          </table:table-cell>
          <table:table-cell table:formula="of:=[.I54]*1000" office:value-type="float" office:value="200.282961" calcext:value-type="float">
            <text:p>200,282961</text:p>
          </table:table-cell>
        </table:table-row>
        <table:table-row table:style-name="ro1" table:visibility="collapse">
          <table:table-cell/>
          <table:table-cell office:value-type="float" office:value="4.88652941187" calcext:value-type="float">
            <text:p>4,8865294119</text:p>
          </table:table-cell>
          <table:table-cell office:value-type="float" office:value="0.00171089172363" calcext:value-type="float">
            <text:p>0,0017108917</text:p>
          </table:table-cell>
          <table:table-cell table:formula="of:=[.C55]*1000" office:value-type="float" office:value="1.71089172363" calcext:value-type="float">
            <text:p>1,7108917236</text:p>
          </table:table-cell>
          <table:table-cell office:value-type="float" office:value="0.201626062393" calcext:value-type="float">
            <text:p>0,2016260624</text:p>
          </table:table-cell>
          <table:table-cell table:formula="of:=[.E55]*1000" office:value-type="float" office:value="201.626062393" calcext:value-type="float">
            <text:p>201,626062393</text:p>
          </table:table-cell>
          <table:table-cell office:value-type="float" office:value="0.0012629032135" calcext:value-type="float">
            <text:p>0,0012629032</text:p>
          </table:table-cell>
          <table:table-cell table:formula="of:=[.G55]*1000" office:value-type="float" office:value="1.2629032135" calcext:value-type="float">
            <text:p>1,2629032135</text:p>
          </table:table-cell>
          <table:table-cell office:value-type="float" office:value="0.20464422" calcext:value-type="float">
            <text:p>0,20464422</text:p>
          </table:table-cell>
          <table:table-cell table:formula="of:=[.I55]*1000" office:value-type="float" office:value="204.64422" calcext:value-type="float">
            <text:p>204,64422</text:p>
          </table:table-cell>
        </table:table-row>
        <table:table-row table:style-name="ro1" table:visibility="collapse">
          <table:table-cell/>
          <table:table-cell office:value-type="float" office:value="4.538589681" calcext:value-type="float">
            <text:p>4,538589681</text:p>
          </table:table-cell>
          <table:table-cell office:value-type="float" office:value="0.0016610622406" calcext:value-type="float">
            <text:p>0,0016610622</text:p>
          </table:table-cell>
          <table:table-cell table:formula="of:=[.C56]*1000" office:value-type="float" office:value="1.6610622406" calcext:value-type="float">
            <text:p>1,6610622406</text:p>
          </table:table-cell>
          <table:table-cell office:value-type="float" office:value="0.217355966568" calcext:value-type="float">
            <text:p>0,2173559666</text:p>
          </table:table-cell>
          <table:table-cell table:formula="of:=[.E56]*1000" office:value-type="float" office:value="217.355966568" calcext:value-type="float">
            <text:p>217,355966568</text:p>
          </table:table-cell>
          <table:table-cell office:value-type="float" office:value="0.00126791000366" calcext:value-type="float">
            <text:p>0,00126791</text:p>
          </table:table-cell>
          <table:table-cell table:formula="of:=[.G56]*1000" office:value-type="float" office:value="1.26791000366" calcext:value-type="float">
            <text:p>1,2679100037</text:p>
          </table:table-cell>
          <table:table-cell office:value-type="float" office:value="0.220332762" calcext:value-type="float">
            <text:p>0,220332762</text:p>
          </table:table-cell>
          <table:table-cell table:formula="of:=[.I56]*1000" office:value-type="float" office:value="220.332762" calcext:value-type="float">
            <text:p>220,332762</text:p>
          </table:table-cell>
        </table:table-row>
        <table:table-row table:style-name="ro1" table:visibility="collapse">
          <table:table-cell/>
          <table:table-cell office:value-type="float" office:value="5.14903230374" calcext:value-type="float">
            <text:p>5,1490323037</text:p>
          </table:table-cell>
          <table:table-cell office:value-type="float" office:value="0.00172901153564" calcext:value-type="float">
            <text:p>0,0017290115</text:p>
          </table:table-cell>
          <table:table-cell table:formula="of:=[.C57]*1000" office:value-type="float" office:value="1.72901153564" calcext:value-type="float">
            <text:p>1,7290115356</text:p>
          </table:table-cell>
          <table:table-cell office:value-type="float" office:value="0.191200971603" calcext:value-type="float">
            <text:p>0,1912009716</text:p>
          </table:table-cell>
          <table:table-cell table:formula="of:=[.E57]*1000" office:value-type="float" office:value="191.200971603" calcext:value-type="float">
            <text:p>191,200971603</text:p>
          </table:table-cell>
          <table:table-cell office:value-type="float" office:value="0.00123500823975" calcext:value-type="float">
            <text:p>0,0012350082</text:p>
          </table:table-cell>
          <table:table-cell table:formula="of:=[.G57]*1000" office:value-type="float" office:value="1.23500823975" calcext:value-type="float">
            <text:p>1,2350082398</text:p>
          </table:table-cell>
          <table:table-cell office:value-type="float" office:value="0.19421125" calcext:value-type="float">
            <text:p>0,19421125</text:p>
          </table:table-cell>
          <table:table-cell table:formula="of:=[.I57]*1000" office:value-type="float" office:value="194.21125" calcext:value-type="float">
            <text:p>194,21125</text:p>
          </table:table-cell>
        </table:table-row>
        <table:table-row table:style-name="ro1" table:visibility="collapse">
          <table:table-cell/>
          <table:table-cell office:value-type="float" office:value="5.26155868551" calcext:value-type="float">
            <text:p>5,2615586855</text:p>
          </table:table-cell>
          <table:table-cell office:value-type="float" office:value="0.00190496444702" calcext:value-type="float">
            <text:p>0,0019049644</text:p>
          </table:table-cell>
          <table:table-cell table:formula="of:=[.C58]*1000" office:value-type="float" office:value="1.90496444702" calcext:value-type="float">
            <text:p>1,904964447</text:p>
          </table:table-cell>
          <table:table-cell office:value-type="float" office:value="0.186876058578" calcext:value-type="float">
            <text:p>0,1868760586</text:p>
          </table:table-cell>
          <table:table-cell table:formula="of:=[.E58]*1000" office:value-type="float" office:value="186.876058578" calcext:value-type="float">
            <text:p>186,876058578</text:p>
          </table:table-cell>
          <table:table-cell office:value-type="float" office:value="0.00122809410095" calcext:value-type="float">
            <text:p>0,0012280941</text:p>
          </table:table-cell>
          <table:table-cell table:formula="of:=[.G58]*1000" office:value-type="float" office:value="1.22809410095" calcext:value-type="float">
            <text:p>1,228094101</text:p>
          </table:table-cell>
          <table:table-cell office:value-type="float" office:value="0.190057749" calcext:value-type="float">
            <text:p>0,190057749</text:p>
          </table:table-cell>
          <table:table-cell table:formula="of:=[.I58]*1000" office:value-type="float" office:value="190.057749" calcext:value-type="float">
            <text:p>190,057749</text:p>
          </table:table-cell>
        </table:table-row>
        <table:table-row table:style-name="ro1" table:visibility="collapse">
          <table:table-cell/>
          <table:table-cell office:value-type="float" office:value="5.40992160796" calcext:value-type="float">
            <text:p>5,409921608</text:p>
          </table:table-cell>
          <table:table-cell office:value-type="float" office:value="0.00163793563843" calcext:value-type="float">
            <text:p>0,0016379356</text:p>
          </table:table-cell>
          <table:table-cell table:formula="of:=[.C59]*1000" office:value-type="float" office:value="1.63793563843" calcext:value-type="float">
            <text:p>1,6379356384</text:p>
          </table:table-cell>
          <table:table-cell office:value-type="float" office:value="0.181926012039" calcext:value-type="float">
            <text:p>0,181926012</text:p>
          </table:table-cell>
          <table:table-cell table:formula="of:=[.E59]*1000" office:value-type="float" office:value="181.926012039" calcext:value-type="float">
            <text:p>181,926012039</text:p>
          </table:table-cell>
          <table:table-cell office:value-type="float" office:value="0.00122308731079" calcext:value-type="float">
            <text:p>0,0012230873</text:p>
          </table:table-cell>
          <table:table-cell table:formula="of:=[.G59]*1000" office:value-type="float" office:value="1.22308731079" calcext:value-type="float">
            <text:p>1,2230873108</text:p>
          </table:table-cell>
          <table:table-cell office:value-type="float" office:value="0.184845562" calcext:value-type="float">
            <text:p>0,184845562</text:p>
          </table:table-cell>
          <table:table-cell table:formula="of:=[.I59]*1000" office:value-type="float" office:value="184.845562" calcext:value-type="float">
            <text:p>184,845562</text:p>
          </table:table-cell>
        </table:table-row>
        <table:table-row table:style-name="ro1" table:visibility="collapse">
          <table:table-cell/>
          <table:table-cell office:value-type="float" office:value="5.36319367929" calcext:value-type="float">
            <text:p>5,3631936793</text:p>
          </table:table-cell>
          <table:table-cell office:value-type="float" office:value="0.00199699401855" calcext:value-type="float">
            <text:p>0,001996994</text:p>
          </table:table-cell>
          <table:table-cell table:formula="of:=[.C60]*1000" office:value-type="float" office:value="1.99699401855" calcext:value-type="float">
            <text:p>1,9969940186</text:p>
          </table:table-cell>
          <table:table-cell office:value-type="float" office:value="0.183159828186" calcext:value-type="float">
            <text:p>0,1831598282</text:p>
          </table:table-cell>
          <table:table-cell table:formula="of:=[.E60]*1000" office:value-type="float" office:value="183.159828186" calcext:value-type="float">
            <text:p>183,159828186</text:p>
          </table:table-cell>
          <table:table-cell office:value-type="float" office:value="0.00124311447144" calcext:value-type="float">
            <text:p>0,0012431145</text:p>
          </table:table-cell>
          <table:table-cell table:formula="of:=[.G60]*1000" office:value-type="float" office:value="1.24311447144" calcext:value-type="float">
            <text:p>1,2431144714</text:p>
          </table:table-cell>
          <table:table-cell office:value-type="float" office:value="0.186456067" calcext:value-type="float">
            <text:p>0,186456067</text:p>
          </table:table-cell>
          <table:table-cell table:formula="of:=[.I60]*1000" office:value-type="float" office:value="186.456067" calcext:value-type="float">
            <text:p>186,456067</text:p>
          </table:table-cell>
        </table:table-row>
        <table:table-row table:style-name="ro1" table:visibility="collapse">
          <table:table-cell/>
          <table:table-cell office:value-type="float" office:value="5.43558273238" calcext:value-type="float">
            <text:p>5,4355827324</text:p>
          </table:table-cell>
          <table:table-cell office:value-type="float" office:value="0.00178909301758" calcext:value-type="float">
            <text:p>0,001789093</text:p>
          </table:table-cell>
          <table:table-cell table:formula="of:=[.C61]*1000" office:value-type="float" office:value="1.78909301758" calcext:value-type="float">
            <text:p>1,7890930176</text:p>
          </table:table-cell>
          <table:table-cell office:value-type="float" office:value="0.1808989048" calcext:value-type="float">
            <text:p>0,1808989048</text:p>
          </table:table-cell>
          <table:table-cell table:formula="of:=[.E61]*1000" office:value-type="float" office:value="180.8989048" calcext:value-type="float">
            <text:p>180,8989048</text:p>
          </table:table-cell>
          <table:table-cell office:value-type="float" office:value="0.00122618675232" calcext:value-type="float">
            <text:p>0,0012261868</text:p>
          </table:table-cell>
          <table:table-cell table:formula="of:=[.G61]*1000" office:value-type="float" office:value="1.22618675232" calcext:value-type="float">
            <text:p>1,2261867523</text:p>
          </table:table-cell>
          <table:table-cell office:value-type="float" office:value="0.183972915" calcext:value-type="float">
            <text:p>0,183972915</text:p>
          </table:table-cell>
          <table:table-cell table:formula="of:=[.I61]*1000" office:value-type="float" office:value="183.972915" calcext:value-type="float">
            <text:p>183,972915</text:p>
          </table:table-cell>
        </table:table-row>
        <table:table-row table:style-name="ro1" table:visibility="collapse">
          <table:table-cell/>
          <table:table-cell office:value-type="float" office:value="5.29921368889" calcext:value-type="float">
            <text:p>5,2992136889</text:p>
          </table:table-cell>
          <table:table-cell office:value-type="float" office:value="0.00163698196411" calcext:value-type="float">
            <text:p>0,001636982</text:p>
          </table:table-cell>
          <table:table-cell table:formula="of:=[.C62]*1000" office:value-type="float" office:value="1.63698196411" calcext:value-type="float">
            <text:p>1,6369819641</text:p>
          </table:table-cell>
          <table:table-cell office:value-type="float" office:value="0.185672044754" calcext:value-type="float">
            <text:p>0,1856720448</text:p>
          </table:table-cell>
          <table:table-cell table:formula="of:=[.E62]*1000" office:value-type="float" office:value="185.672044754" calcext:value-type="float">
            <text:p>185,672044754</text:p>
          </table:table-cell>
          <table:table-cell office:value-type="float" office:value="0.00134897232056" calcext:value-type="float">
            <text:p>0,0013489723</text:p>
          </table:table-cell>
          <table:table-cell table:formula="of:=[.G62]*1000" office:value-type="float" office:value="1.34897232056" calcext:value-type="float">
            <text:p>1,3489723206</text:p>
          </table:table-cell>
          <table:table-cell office:value-type="float" office:value="0.188707242" calcext:value-type="float">
            <text:p>0,188707242</text:p>
          </table:table-cell>
          <table:table-cell table:formula="of:=[.I62]*1000" office:value-type="float" office:value="188.707242" calcext:value-type="float">
            <text:p>188,707242</text:p>
          </table:table-cell>
        </table:table-row>
        <table:table-row table:style-name="ro1" table:visibility="collapse">
          <table:table-cell/>
          <table:table-cell office:value-type="float" office:value="5.237193543" calcext:value-type="float">
            <text:p>5,237193543</text:p>
          </table:table-cell>
          <table:table-cell office:value-type="float" office:value="0.00166702270508" calcext:value-type="float">
            <text:p>0,0016670227</text:p>
          </table:table-cell>
          <table:table-cell table:formula="of:=[.C63]*1000" office:value-type="float" office:value="1.66702270508" calcext:value-type="float">
            <text:p>1,6670227051</text:p>
          </table:table-cell>
          <table:table-cell office:value-type="float" office:value="0.188005208969" calcext:value-type="float">
            <text:p>0,188005209</text:p>
          </table:table-cell>
          <table:table-cell table:formula="of:=[.E63]*1000" office:value-type="float" office:value="188.005208969" calcext:value-type="float">
            <text:p>188,005208969</text:p>
          </table:table-cell>
          <table:table-cell office:value-type="float" office:value="0.00122499465942" calcext:value-type="float">
            <text:p>0,0012249947</text:p>
          </table:table-cell>
          <table:table-cell table:formula="of:=[.G63]*1000" office:value-type="float" office:value="1.22499465942" calcext:value-type="float">
            <text:p>1,2249946594</text:p>
          </table:table-cell>
          <table:table-cell office:value-type="float" office:value="0.19094196" calcext:value-type="float">
            <text:p>0,19094196</text:p>
          </table:table-cell>
          <table:table-cell table:formula="of:=[.I63]*1000" office:value-type="float" office:value="190.94196" calcext:value-type="float">
            <text:p>190,94196</text:p>
          </table:table-cell>
        </table:table-row>
        <table:table-row table:style-name="ro1" table:visibility="collapse">
          <table:table-cell/>
          <table:table-cell office:value-type="float" office:value="4.93727169161" calcext:value-type="float">
            <text:p>4,9372716916</text:p>
          </table:table-cell>
          <table:table-cell office:value-type="float" office:value="0.00199818611145" calcext:value-type="float">
            <text:p>0,0019981861</text:p>
          </table:table-cell>
          <table:table-cell table:formula="of:=[.C64]*1000" office:value-type="float" office:value="1.99818611145" calcext:value-type="float">
            <text:p>1,9981861115</text:p>
          </table:table-cell>
          <table:table-cell office:value-type="float" office:value="0.199222803116" calcext:value-type="float">
            <text:p>0,1992228031</text:p>
          </table:table-cell>
          <table:table-cell table:formula="of:=[.E64]*1000" office:value-type="float" office:value="199.222803116" calcext:value-type="float">
            <text:p>199,222803116</text:p>
          </table:table-cell>
          <table:table-cell office:value-type="float" office:value="0.00127100944519" calcext:value-type="float">
            <text:p>0,0012710094</text:p>
          </table:table-cell>
          <table:table-cell table:formula="of:=[.G64]*1000" office:value-type="float" office:value="1.27100944519" calcext:value-type="float">
            <text:p>1,2710094452</text:p>
          </table:table-cell>
          <table:table-cell office:value-type="float" office:value="0.202541011" calcext:value-type="float">
            <text:p>0,202541011</text:p>
          </table:table-cell>
          <table:table-cell table:formula="of:=[.I64]*1000" office:value-type="float" office:value="202.541011" calcext:value-type="float">
            <text:p>202,541011</text:p>
          </table:table-cell>
        </table:table-row>
        <table:table-row table:style-name="ro1" table:visibility="collapse">
          <table:table-cell/>
          <table:table-cell office:value-type="float" office:value="5.02280526879" calcext:value-type="float">
            <text:p>5,0228052688</text:p>
          </table:table-cell>
          <table:table-cell office:value-type="float" office:value="0.00161290168762" calcext:value-type="float">
            <text:p>0,0016129017</text:p>
          </table:table-cell>
          <table:table-cell table:formula="of:=[.C65]*1000" office:value-type="float" office:value="1.61290168762" calcext:value-type="float">
            <text:p>1,6129016876</text:p>
          </table:table-cell>
          <table:table-cell office:value-type="float" office:value="0.196204900742" calcext:value-type="float">
            <text:p>0,1962049007</text:p>
          </table:table-cell>
          <table:table-cell table:formula="of:=[.E65]*1000" office:value-type="float" office:value="196.204900742" calcext:value-type="float">
            <text:p>196,204900742</text:p>
          </table:table-cell>
          <table:table-cell office:value-type="float" office:value="0.00122714042664" calcext:value-type="float">
            <text:p>0,0012271404</text:p>
          </table:table-cell>
          <table:table-cell table:formula="of:=[.G65]*1000" office:value-type="float" office:value="1.22714042664" calcext:value-type="float">
            <text:p>1,2271404266</text:p>
          </table:table-cell>
          <table:table-cell office:value-type="float" office:value="0.199091931" calcext:value-type="float">
            <text:p>0,199091931</text:p>
          </table:table-cell>
          <table:table-cell table:formula="of:=[.I65]*1000" office:value-type="float" office:value="199.091931" calcext:value-type="float">
            <text:p>199,091931</text:p>
          </table:table-cell>
        </table:table-row>
        <table:table-row table:style-name="ro1" table:visibility="collapse">
          <table:table-cell/>
          <table:table-cell office:value-type="float" office:value="5.46463307779" calcext:value-type="float">
            <text:p>5,4646330778</text:p>
          </table:table-cell>
          <table:table-cell office:value-type="float" office:value="0.00160503387451" calcext:value-type="float">
            <text:p>0,0016050339</text:p>
          </table:table-cell>
          <table:table-cell table:formula="of:=[.C66]*1000" office:value-type="float" office:value="1.60503387451" calcext:value-type="float">
            <text:p>1,6050338745</text:p>
          </table:table-cell>
          <table:table-cell office:value-type="float" office:value="0.180108070374" calcext:value-type="float">
            <text:p>0,1801080704</text:p>
          </table:table-cell>
          <table:table-cell table:formula="of:=[.E66]*1000" office:value-type="float" office:value="180.108070374" calcext:value-type="float">
            <text:p>180,108070374</text:p>
          </table:table-cell>
          <table:table-cell office:value-type="float" office:value="0.00123810768127" calcext:value-type="float">
            <text:p>0,0012381077</text:p>
          </table:table-cell>
          <table:table-cell table:formula="of:=[.G66]*1000" office:value-type="float" office:value="1.23810768127" calcext:value-type="float">
            <text:p>1,2381076813</text:p>
          </table:table-cell>
          <table:table-cell office:value-type="float" office:value="0.182994903" calcext:value-type="float">
            <text:p>0,182994903</text:p>
          </table:table-cell>
          <table:table-cell table:formula="of:=[.I66]*1000" office:value-type="float" office:value="182.994903" calcext:value-type="float">
            <text:p>182,994903</text:p>
          </table:table-cell>
        </table:table-row>
        <table:table-row table:style-name="ro1" table:visibility="collapse">
          <table:table-cell/>
          <table:table-cell office:value-type="float" office:value="5.36227250277" calcext:value-type="float">
            <text:p>5,3622725028</text:p>
          </table:table-cell>
          <table:table-cell office:value-type="float" office:value="0.00178289413452" calcext:value-type="float">
            <text:p>0,0017828941</text:p>
          </table:table-cell>
          <table:table-cell table:formula="of:=[.C67]*1000" office:value-type="float" office:value="1.78289413452" calcext:value-type="float">
            <text:p>1,7828941345</text:p>
          </table:table-cell>
          <table:table-cell office:value-type="float" office:value="0.18342089653" calcext:value-type="float">
            <text:p>0,1834208965</text:p>
          </table:table-cell>
          <table:table-cell table:formula="of:=[.E67]*1000" office:value-type="float" office:value="183.42089653" calcext:value-type="float">
            <text:p>183,42089653</text:p>
          </table:table-cell>
          <table:table-cell office:value-type="float" office:value="0.00123810768127" calcext:value-type="float">
            <text:p>0,0012381077</text:p>
          </table:table-cell>
          <table:table-cell table:formula="of:=[.G67]*1000" office:value-type="float" office:value="1.23810768127" calcext:value-type="float">
            <text:p>1,2381076813</text:p>
          </table:table-cell>
          <table:table-cell office:value-type="float" office:value="0.186488098" calcext:value-type="float">
            <text:p>0,186488098</text:p>
          </table:table-cell>
          <table:table-cell table:formula="of:=[.I67]*1000" office:value-type="float" office:value="186.488098" calcext:value-type="float">
            <text:p>186,488098</text:p>
          </table:table-cell>
        </table:table-row>
        <table:table-row table:style-name="ro1" table:visibility="collapse">
          <table:table-cell/>
          <table:table-cell office:value-type="float" office:value="5.44598965627" calcext:value-type="float">
            <text:p>5,4459896563</text:p>
          </table:table-cell>
          <table:table-cell office:value-type="float" office:value="0.00195407867432" calcext:value-type="float">
            <text:p>0,0019540787</text:p>
          </table:table-cell>
          <table:table-cell table:formula="of:=[.C68]*1000" office:value-type="float" office:value="1.95407867432" calcext:value-type="float">
            <text:p>1,9540786743</text:p>
          </table:table-cell>
          <table:table-cell office:value-type="float" office:value="0.180288076401" calcext:value-type="float">
            <text:p>0,1802880764</text:p>
          </table:table-cell>
          <table:table-cell table:formula="of:=[.E68]*1000" office:value-type="float" office:value="180.288076401" calcext:value-type="float">
            <text:p>180,288076401</text:p>
          </table:table-cell>
          <table:table-cell office:value-type="float" office:value="0.0013210773468" calcext:value-type="float">
            <text:p>0,0013210773</text:p>
          </table:table-cell>
          <table:table-cell table:formula="of:=[.G68]*1000" office:value-type="float" office:value="1.3210773468" calcext:value-type="float">
            <text:p>1,3210773468</text:p>
          </table:table-cell>
          <table:table-cell office:value-type="float" office:value="0.183621355" calcext:value-type="float">
            <text:p>0,183621355</text:p>
          </table:table-cell>
          <table:table-cell table:formula="of:=[.I68]*1000" office:value-type="float" office:value="183.621355" calcext:value-type="float">
            <text:p>183,621355</text:p>
          </table:table-cell>
        </table:table-row>
        <table:table-row table:style-name="ro1" table:visibility="collapse">
          <table:table-cell/>
          <table:table-cell office:value-type="float" office:value="5.39479399143" calcext:value-type="float">
            <text:p>5,3947939914</text:p>
          </table:table-cell>
          <table:table-cell office:value-type="float" office:value="0.001708984375" calcext:value-type="float">
            <text:p>0,0017089844</text:p>
          </table:table-cell>
          <table:table-cell table:formula="of:=[.C69]*1000" office:value-type="float" office:value="1.708984375" calcext:value-type="float">
            <text:p>1,708984375</text:p>
          </table:table-cell>
          <table:table-cell office:value-type="float" office:value="0.182280063629" calcext:value-type="float">
            <text:p>0,1822800636</text:p>
          </table:table-cell>
          <table:table-cell table:formula="of:=[.E69]*1000" office:value-type="float" office:value="182.280063629" calcext:value-type="float">
            <text:p>182,280063629</text:p>
          </table:table-cell>
          <table:table-cell office:value-type="float" office:value="0.00132894515991" calcext:value-type="float">
            <text:p>0,0013289452</text:p>
          </table:table-cell>
          <table:table-cell table:formula="of:=[.G69]*1000" office:value-type="float" office:value="1.32894515991" calcext:value-type="float">
            <text:p>1,3289451599</text:p>
          </table:table-cell>
          <table:table-cell office:value-type="float" office:value="0.18536389" calcext:value-type="float">
            <text:p>0,18536389</text:p>
          </table:table-cell>
          <table:table-cell table:formula="of:=[.I69]*1000" office:value-type="float" office:value="185.36389" calcext:value-type="float">
            <text:p>185,36389</text:p>
          </table:table-cell>
        </table:table-row>
        <table:table-row table:style-name="ro1" table:visibility="collapse">
          <table:table-cell/>
          <table:table-cell office:value-type="float" office:value="5.28225840211" calcext:value-type="float">
            <text:p>5,2822584021</text:p>
          </table:table-cell>
          <table:table-cell office:value-type="float" office:value="0.00194096565247" calcext:value-type="float">
            <text:p>0,0019409657</text:p>
          </table:table-cell>
          <table:table-cell table:formula="of:=[.C70]*1000" office:value-type="float" office:value="1.94096565247" calcext:value-type="float">
            <text:p>1,9409656525</text:p>
          </table:table-cell>
          <table:table-cell office:value-type="float" office:value="0.186064958572" calcext:value-type="float">
            <text:p>0,1860649586</text:p>
          </table:table-cell>
          <table:table-cell table:formula="of:=[.E70]*1000" office:value-type="float" office:value="186.064958572" calcext:value-type="float">
            <text:p>186,064958572</text:p>
          </table:table-cell>
          <table:table-cell office:value-type="float" office:value="0.00125789642334" calcext:value-type="float">
            <text:p>0,0012578964</text:p>
          </table:table-cell>
          <table:table-cell table:formula="of:=[.G70]*1000" office:value-type="float" office:value="1.25789642334" calcext:value-type="float">
            <text:p>1,2578964233</text:p>
          </table:table-cell>
          <table:table-cell office:value-type="float" office:value="0.189312965" calcext:value-type="float">
            <text:p>0,189312965</text:p>
          </table:table-cell>
          <table:table-cell table:formula="of:=[.I70]*1000" office:value-type="float" office:value="189.312965" calcext:value-type="float">
            <text:p>189,312965</text:p>
          </table:table-cell>
        </table:table-row>
        <table:table-row table:style-name="ro1" table:visibility="collapse">
          <table:table-cell/>
          <table:table-cell office:value-type="float" office:value="5.30218726731" calcext:value-type="float">
            <text:p>5,3021872673</text:p>
          </table:table-cell>
          <table:table-cell office:value-type="float" office:value="0.00185489654541" calcext:value-type="float">
            <text:p>0,0018548965</text:p>
          </table:table-cell>
          <table:table-cell table:formula="of:=[.C71]*1000" office:value-type="float" office:value="1.85489654541" calcext:value-type="float">
            <text:p>1,8548965454</text:p>
          </table:table-cell>
          <table:table-cell office:value-type="float" office:value="0.185469150543" calcext:value-type="float">
            <text:p>0,1854691505</text:p>
          </table:table-cell>
          <table:table-cell table:formula="of:=[.E71]*1000" office:value-type="float" office:value="185.469150543" calcext:value-type="float">
            <text:p>185,469150543</text:p>
          </table:table-cell>
          <table:table-cell office:value-type="float" office:value="0.00123000144958" calcext:value-type="float">
            <text:p>0,0012300014</text:p>
          </table:table-cell>
          <table:table-cell table:formula="of:=[.G71]*1000" office:value-type="float" office:value="1.23000144958" calcext:value-type="float">
            <text:p>1,2300014496</text:p>
          </table:table-cell>
          <table:table-cell office:value-type="float" office:value="0.188601411" calcext:value-type="float">
            <text:p>0,188601411</text:p>
          </table:table-cell>
          <table:table-cell table:formula="of:=[.I71]*1000" office:value-type="float" office:value="188.601411" calcext:value-type="float">
            <text:p>188,601411</text:p>
          </table:table-cell>
        </table:table-row>
        <table:table-row table:style-name="ro1" table:visibility="collapse">
          <table:table-cell/>
          <table:table-cell office:value-type="float" office:value="5.20163744426" calcext:value-type="float">
            <text:p>5,2016374443</text:p>
          </table:table-cell>
          <table:table-cell office:value-type="float" office:value="0.00200200080872" calcext:value-type="float">
            <text:p>0,0020020008</text:p>
          </table:table-cell>
          <table:table-cell table:formula="of:=[.C72]*1000" office:value-type="float" office:value="2.00200080872" calcext:value-type="float">
            <text:p>2,0020008087</text:p>
          </table:table-cell>
          <table:table-cell office:value-type="float" office:value="0.188955068588" calcext:value-type="float">
            <text:p>0,1889550686</text:p>
          </table:table-cell>
          <table:table-cell table:formula="of:=[.E72]*1000" office:value-type="float" office:value="188.955068588" calcext:value-type="float">
            <text:p>188,955068588</text:p>
          </table:table-cell>
          <table:table-cell office:value-type="float" office:value="0.00124001502991" calcext:value-type="float">
            <text:p>0,001240015</text:p>
          </table:table-cell>
          <table:table-cell table:formula="of:=[.G72]*1000" office:value-type="float" office:value="1.24001502991" calcext:value-type="float">
            <text:p>1,2400150299</text:p>
          </table:table-cell>
          <table:table-cell office:value-type="float" office:value="0.192247155" calcext:value-type="float">
            <text:p>0,192247155</text:p>
          </table:table-cell>
          <table:table-cell table:formula="of:=[.I72]*1000" office:value-type="float" office:value="192.247155" calcext:value-type="float">
            <text:p>192,247155</text:p>
          </table:table-cell>
        </table:table-row>
        <table:table-row table:style-name="ro1" table:visibility="collapse">
          <table:table-cell/>
          <table:table-cell office:value-type="float" office:value="5.3059676425" calcext:value-type="float">
            <text:p>5,3059676425</text:p>
          </table:table-cell>
          <table:table-cell office:value-type="float" office:value="0.00183796882629" calcext:value-type="float">
            <text:p>0,0018379688</text:p>
          </table:table-cell>
          <table:table-cell table:formula="of:=[.C73]*1000" office:value-type="float" office:value="1.83796882629" calcext:value-type="float">
            <text:p>1,8379688263</text:p>
          </table:table-cell>
          <table:table-cell office:value-type="float" office:value="0.185364961624" calcext:value-type="float">
            <text:p>0,1853649616</text:p>
          </table:table-cell>
          <table:table-cell table:formula="of:=[.E73]*1000" office:value-type="float" office:value="185.364961624" calcext:value-type="float">
            <text:p>185,364961624</text:p>
          </table:table-cell>
          <table:table-cell office:value-type="float" office:value="0.00121593475342" calcext:value-type="float">
            <text:p>0,0012159348</text:p>
          </table:table-cell>
          <table:table-cell table:formula="of:=[.G73]*1000" office:value-type="float" office:value="1.21593475342" calcext:value-type="float">
            <text:p>1,2159347534</text:p>
          </table:table-cell>
          <table:table-cell office:value-type="float" office:value="0.188467037" calcext:value-type="float">
            <text:p>0,188467037</text:p>
          </table:table-cell>
          <table:table-cell table:formula="of:=[.I73]*1000" office:value-type="float" office:value="188.467037" calcext:value-type="float">
            <text:p>188,467037</text:p>
          </table:table-cell>
        </table:table-row>
        <table:table-row table:style-name="ro1" table:visibility="collapse">
          <table:table-cell/>
          <table:table-cell office:value-type="float" office:value="5.19209912668" calcext:value-type="float">
            <text:p>5,1920991267</text:p>
          </table:table-cell>
          <table:table-cell office:value-type="float" office:value="0.00159597396851" calcext:value-type="float">
            <text:p>0,001595974</text:p>
          </table:table-cell>
          <table:table-cell table:formula="of:=[.C74]*1000" office:value-type="float" office:value="1.59597396851" calcext:value-type="float">
            <text:p>1,5959739685</text:p>
          </table:table-cell>
          <table:table-cell office:value-type="float" office:value="0.1897149086" calcext:value-type="float">
            <text:p>0,1897149086</text:p>
          </table:table-cell>
          <table:table-cell table:formula="of:=[.E74]*1000" office:value-type="float" office:value="189.7149086" calcext:value-type="float">
            <text:p>189,7149086</text:p>
          </table:table-cell>
          <table:table-cell office:value-type="float" office:value="0.00124311447144" calcext:value-type="float">
            <text:p>0,0012431145</text:p>
          </table:table-cell>
          <table:table-cell table:formula="of:=[.G74]*1000" office:value-type="float" office:value="1.24311447144" calcext:value-type="float">
            <text:p>1,2431144714</text:p>
          </table:table-cell>
          <table:table-cell office:value-type="float" office:value="0.192600329" calcext:value-type="float">
            <text:p>0,192600329</text:p>
          </table:table-cell>
          <table:table-cell table:formula="of:=[.I74]*1000" office:value-type="float" office:value="192.600329" calcext:value-type="float">
            <text:p>192,600329</text:p>
          </table:table-cell>
        </table:table-row>
        <table:table-row table:style-name="ro1" table:visibility="collapse">
          <table:table-cell/>
          <table:table-cell office:value-type="float" office:value="5.2510856764" calcext:value-type="float">
            <text:p>5,2510856764</text:p>
          </table:table-cell>
          <table:table-cell office:value-type="float" office:value="0.00180101394653" calcext:value-type="float">
            <text:p>0,0018010139</text:p>
          </table:table-cell>
          <table:table-cell table:formula="of:=[.C75]*1000" office:value-type="float" office:value="1.80101394653" calcext:value-type="float">
            <text:p>1,8010139465</text:p>
          </table:table-cell>
          <table:table-cell office:value-type="float" office:value="0.187334060669" calcext:value-type="float">
            <text:p>0,1873340607</text:p>
          </table:table-cell>
          <table:table-cell table:formula="of:=[.E75]*1000" office:value-type="float" office:value="187.334060669" calcext:value-type="float">
            <text:p>187,334060669</text:p>
          </table:table-cell>
          <table:table-cell office:value-type="float" office:value="0.0012538433075" calcext:value-type="float">
            <text:p>0,0012538433</text:p>
          </table:table-cell>
          <table:table-cell table:formula="of:=[.G75]*1000" office:value-type="float" office:value="1.2538433075" calcext:value-type="float">
            <text:p>1,2538433075</text:p>
          </table:table-cell>
          <table:table-cell office:value-type="float" office:value="0.190436809" calcext:value-type="float">
            <text:p>0,190436809</text:p>
          </table:table-cell>
          <table:table-cell table:formula="of:=[.I75]*1000" office:value-type="float" office:value="190.436809" calcext:value-type="float">
            <text:p>190,436809</text:p>
          </table:table-cell>
        </table:table-row>
        <table:table-row table:style-name="ro1" table:visibility="collapse">
          <table:table-cell/>
          <table:table-cell office:value-type="float" office:value="5.38871033607" calcext:value-type="float">
            <text:p>5,3887103361</text:p>
          </table:table-cell>
          <table:table-cell office:value-type="float" office:value="0.0018630027771" calcext:value-type="float">
            <text:p>0,0018630028</text:p>
          </table:table-cell>
          <table:table-cell table:formula="of:=[.C76]*1000" office:value-type="float" office:value="1.8630027771" calcext:value-type="float">
            <text:p>1,8630027771</text:p>
          </table:table-cell>
          <table:table-cell office:value-type="float" office:value="0.182431936264" calcext:value-type="float">
            <text:p>0,1824319363</text:p>
          </table:table-cell>
          <table:table-cell table:formula="of:=[.E76]*1000" office:value-type="float" office:value="182.431936264" calcext:value-type="float">
            <text:p>182,431936264</text:p>
          </table:table-cell>
          <table:table-cell office:value-type="float" office:value="0.00123000144958" calcext:value-type="float">
            <text:p>0,0012300014</text:p>
          </table:table-cell>
          <table:table-cell table:formula="of:=[.G76]*1000" office:value-type="float" office:value="1.23000144958" calcext:value-type="float">
            <text:p>1,2300014496</text:p>
          </table:table-cell>
          <table:table-cell office:value-type="float" office:value="0.185573159" calcext:value-type="float">
            <text:p>0,185573159</text:p>
          </table:table-cell>
          <table:table-cell table:formula="of:=[.I76]*1000" office:value-type="float" office:value="185.573159" calcext:value-type="float">
            <text:p>185,573159</text:p>
          </table:table-cell>
        </table:table-row>
        <table:table-row table:style-name="ro1" table:visibility="collapse">
          <table:table-cell/>
          <table:table-cell office:value-type="float" office:value="5.41382211369" calcext:value-type="float">
            <text:p>5,4138221137</text:p>
          </table:table-cell>
          <table:table-cell office:value-type="float" office:value="0.0016930103302" calcext:value-type="float">
            <text:p>0,0016930103</text:p>
          </table:table-cell>
          <table:table-cell table:formula="of:=[.C77]*1000" office:value-type="float" office:value="1.6930103302" calcext:value-type="float">
            <text:p>1,6930103302</text:p>
          </table:table-cell>
          <table:table-cell office:value-type="float" office:value="0.181726932526" calcext:value-type="float">
            <text:p>0,1817269325</text:p>
          </table:table-cell>
          <table:table-cell table:formula="of:=[.E77]*1000" office:value-type="float" office:value="181.726932526" calcext:value-type="float">
            <text:p>181,726932526</text:p>
          </table:table-cell>
          <table:table-cell office:value-type="float" office:value="0.00123810768127" calcext:value-type="float">
            <text:p>0,0012381077</text:p>
          </table:table-cell>
          <table:table-cell table:formula="of:=[.G77]*1000" office:value-type="float" office:value="1.23810768127" calcext:value-type="float">
            <text:p>1,2381076813</text:p>
          </table:table-cell>
          <table:table-cell office:value-type="float" office:value="0.184712386" calcext:value-type="float">
            <text:p>0,184712386</text:p>
          </table:table-cell>
          <table:table-cell table:formula="of:=[.I77]*1000" office:value-type="float" office:value="184.712386" calcext:value-type="float">
            <text:p>184,712386</text:p>
          </table:table-cell>
        </table:table-row>
        <table:table-row table:style-name="ro1" table:visibility="collapse">
          <table:table-cell/>
          <table:table-cell office:value-type="float" office:value="5.45233346269" calcext:value-type="float">
            <text:p>5,4523334627</text:p>
          </table:table-cell>
          <table:table-cell office:value-type="float" office:value="0.00172710418701" calcext:value-type="float">
            <text:p>0,0017271042</text:p>
          </table:table-cell>
          <table:table-cell table:formula="of:=[.C78]*1000" office:value-type="float" office:value="1.72710418701" calcext:value-type="float">
            <text:p>1,727104187</text:p>
          </table:table-cell>
          <table:table-cell office:value-type="float" office:value="0.18040394783" calcext:value-type="float">
            <text:p>0,1804039478</text:p>
          </table:table-cell>
          <table:table-cell table:formula="of:=[.E78]*1000" office:value-type="float" office:value="180.40394783" calcext:value-type="float">
            <text:p>180,40394783</text:p>
          </table:table-cell>
          <table:table-cell office:value-type="float" office:value="0.00122094154358" calcext:value-type="float">
            <text:p>0,0012209415</text:p>
          </table:table-cell>
          <table:table-cell table:formula="of:=[.G78]*1000" office:value-type="float" office:value="1.22094154358" calcext:value-type="float">
            <text:p>1,2209415436</text:p>
          </table:table-cell>
          <table:table-cell office:value-type="float" office:value="0.183407711" calcext:value-type="float">
            <text:p>0,183407711</text:p>
          </table:table-cell>
          <table:table-cell table:formula="of:=[.I78]*1000" office:value-type="float" office:value="183.407711" calcext:value-type="float">
            <text:p>183,407711</text:p>
          </table:table-cell>
        </table:table-row>
        <table:table-row table:style-name="ro1" table:visibility="collapse">
          <table:table-cell/>
          <table:table-cell office:value-type="float" office:value="5.49336996664" calcext:value-type="float">
            <text:p>5,4933699666</text:p>
          </table:table-cell>
          <table:table-cell office:value-type="float" office:value="0.00184798240662" calcext:value-type="float">
            <text:p>0,0018479824</text:p>
          </table:table-cell>
          <table:table-cell table:formula="of:=[.C79]*1000" office:value-type="float" office:value="1.84798240662" calcext:value-type="float">
            <text:p>1,8479824066</text:p>
          </table:table-cell>
          <table:table-cell office:value-type="float" office:value="0.178793907166" calcext:value-type="float">
            <text:p>0,1787939072</text:p>
          </table:table-cell>
          <table:table-cell table:formula="of:=[.E79]*1000" office:value-type="float" office:value="178.793907166" calcext:value-type="float">
            <text:p>178,793907166</text:p>
          </table:table-cell>
          <table:table-cell office:value-type="float" office:value="0.00134301185608" calcext:value-type="float">
            <text:p>0,0013430119</text:p>
          </table:table-cell>
          <table:table-cell table:formula="of:=[.G79]*1000" office:value-type="float" office:value="1.34301185608" calcext:value-type="float">
            <text:p>1,3430118561</text:p>
          </table:table-cell>
          <table:table-cell office:value-type="float" office:value="0.182037621" calcext:value-type="float">
            <text:p>0,182037621</text:p>
          </table:table-cell>
          <table:table-cell table:formula="of:=[.I79]*1000" office:value-type="float" office:value="182.037621" calcext:value-type="float">
            <text:p>182,037621</text:p>
          </table:table-cell>
        </table:table-row>
        <table:table-row table:style-name="ro1" table:visibility="collapse">
          <table:table-cell/>
          <table:table-cell office:value-type="float" office:value="5.46211464447" calcext:value-type="float">
            <text:p>5,4621146445</text:p>
          </table:table-cell>
          <table:table-cell office:value-type="float" office:value="0.00199198722839" calcext:value-type="float">
            <text:p>0,0019919872</text:p>
          </table:table-cell>
          <table:table-cell table:formula="of:=[.C80]*1000" office:value-type="float" office:value="1.99198722839" calcext:value-type="float">
            <text:p>1,9919872284</text:p>
          </table:table-cell>
          <table:table-cell office:value-type="float" office:value="0.179799079895" calcext:value-type="float">
            <text:p>0,1797990799</text:p>
          </table:table-cell>
          <table:table-cell table:formula="of:=[.E80]*1000" office:value-type="float" office:value="179.799079895" calcext:value-type="float">
            <text:p>179,799079895</text:p>
          </table:table-cell>
          <table:table-cell office:value-type="float" office:value="0.00124096870422" calcext:value-type="float">
            <text:p>0,0012409687</text:p>
          </table:table-cell>
          <table:table-cell table:formula="of:=[.G80]*1000" office:value-type="float" office:value="1.24096870422" calcext:value-type="float">
            <text:p>1,2409687042</text:p>
          </table:table-cell>
          <table:table-cell office:value-type="float" office:value="0.183079277" calcext:value-type="float">
            <text:p>0,183079277</text:p>
          </table:table-cell>
          <table:table-cell table:formula="of:=[.I80]*1000" office:value-type="float" office:value="183.079277" calcext:value-type="float">
            <text:p>183,079277</text:p>
          </table:table-cell>
        </table:table-row>
        <table:table-row table:style-name="ro1" table:visibility="collapse">
          <table:table-cell/>
          <table:table-cell office:value-type="float" office:value="5.53314664976" calcext:value-type="float">
            <text:p>5,5331466498</text:p>
          </table:table-cell>
          <table:table-cell office:value-type="float" office:value="0.00167489051819" calcext:value-type="float">
            <text:p>0,0016748905</text:p>
          </table:table-cell>
          <table:table-cell table:formula="of:=[.C81]*1000" office:value-type="float" office:value="1.67489051819" calcext:value-type="float">
            <text:p>1,6748905182</text:p>
          </table:table-cell>
          <table:table-cell office:value-type="float" office:value="0.177729129791" calcext:value-type="float">
            <text:p>0,1777291298</text:p>
          </table:table-cell>
          <table:table-cell table:formula="of:=[.E81]*1000" office:value-type="float" office:value="177.729129791" calcext:value-type="float">
            <text:p>177,729129791</text:p>
          </table:table-cell>
          <table:table-cell office:value-type="float" office:value="0.00126791000366" calcext:value-type="float">
            <text:p>0,00126791</text:p>
          </table:table-cell>
          <table:table-cell table:formula="of:=[.G81]*1000" office:value-type="float" office:value="1.26791000366" calcext:value-type="float">
            <text:p>1,2679100037</text:p>
          </table:table-cell>
          <table:table-cell office:value-type="float" office:value="0.180728989" calcext:value-type="float">
            <text:p>0,180728989</text:p>
          </table:table-cell>
          <table:table-cell table:formula="of:=[.I81]*1000" office:value-type="float" office:value="180.728989" calcext:value-type="float">
            <text:p>180,728989</text:p>
          </table:table-cell>
        </table:table-row>
        <table:table-row table:style-name="ro1" table:visibility="collapse">
          <table:table-cell/>
          <table:table-cell office:value-type="float" office:value="5.51671591402" calcext:value-type="float">
            <text:p>5,516715914</text:p>
          </table:table-cell>
          <table:table-cell office:value-type="float" office:value="0.00171089172363" calcext:value-type="float">
            <text:p>0,0017108917</text:p>
          </table:table-cell>
          <table:table-cell table:formula="of:=[.C82]*1000" office:value-type="float" office:value="1.71089172363" calcext:value-type="float">
            <text:p>1,7108917236</text:p>
          </table:table-cell>
          <table:table-cell office:value-type="float" office:value="0.178291797638" calcext:value-type="float">
            <text:p>0,1782917976</text:p>
          </table:table-cell>
          <table:table-cell table:formula="of:=[.E82]*1000" office:value-type="float" office:value="178.291797638" calcext:value-type="float">
            <text:p>178,291797638</text:p>
          </table:table-cell>
          <table:table-cell office:value-type="float" office:value="0.00122117996216" calcext:value-type="float">
            <text:p>0,00122118</text:p>
          </table:table-cell>
          <table:table-cell table:formula="of:=[.G82]*1000" office:value-type="float" office:value="1.22117996216" calcext:value-type="float">
            <text:p>1,2211799622</text:p>
          </table:table-cell>
          <table:table-cell office:value-type="float" office:value="0.181267264" calcext:value-type="float">
            <text:p>0,181267264</text:p>
          </table:table-cell>
          <table:table-cell table:formula="of:=[.I82]*1000" office:value-type="float" office:value="181.267264" calcext:value-type="float">
            <text:p>181,267264</text:p>
          </table:table-cell>
        </table:table-row>
        <table:table-row table:style-name="ro1" table:visibility="collapse">
          <table:table-cell/>
          <table:table-cell office:value-type="float" office:value="5.55465594817" calcext:value-type="float">
            <text:p>5,5546559482</text:p>
          </table:table-cell>
          <table:table-cell office:value-type="float" office:value="0.00170612335205" calcext:value-type="float">
            <text:p>0,0017061234</text:p>
          </table:table-cell>
          <table:table-cell table:formula="of:=[.C83]*1000" office:value-type="float" office:value="1.70612335205" calcext:value-type="float">
            <text:p>1,7061233521</text:p>
          </table:table-cell>
          <table:table-cell office:value-type="float" office:value="0.177050828934" calcext:value-type="float">
            <text:p>0,1770508289</text:p>
          </table:table-cell>
          <table:table-cell table:formula="of:=[.E83]*1000" office:value-type="float" office:value="177.050828934" calcext:value-type="float">
            <text:p>177,050828934</text:p>
          </table:table-cell>
          <table:table-cell office:value-type="float" office:value="0.00122117996216" calcext:value-type="float">
            <text:p>0,00122118</text:p>
          </table:table-cell>
          <table:table-cell table:formula="of:=[.G83]*1000" office:value-type="float" office:value="1.22117996216" calcext:value-type="float">
            <text:p>1,2211799622</text:p>
          </table:table-cell>
          <table:table-cell office:value-type="float" office:value="0.180029152" calcext:value-type="float">
            <text:p>0,180029152</text:p>
          </table:table-cell>
          <table:table-cell table:formula="of:=[.I83]*1000" office:value-type="float" office:value="180.029152" calcext:value-type="float">
            <text:p>180,029152</text:p>
          </table:table-cell>
        </table:table-row>
        <table:table-row table:style-name="ro1" table:visibility="collapse">
          <table:table-cell/>
          <table:table-cell office:value-type="float" office:value="5.50687262936" calcext:value-type="float">
            <text:p>5,5068726294</text:p>
          </table:table-cell>
          <table:table-cell office:value-type="float" office:value="0.00177597999573" calcext:value-type="float">
            <text:p>0,00177598</text:p>
          </table:table-cell>
          <table:table-cell table:formula="of:=[.C84]*1000" office:value-type="float" office:value="1.77597999573" calcext:value-type="float">
            <text:p>1,7759799957</text:p>
          </table:table-cell>
          <table:table-cell office:value-type="float" office:value="0.178427934647" calcext:value-type="float">
            <text:p>0,1784279346</text:p>
          </table:table-cell>
          <table:table-cell table:formula="of:=[.E84]*1000" office:value-type="float" office:value="178.427934647" calcext:value-type="float">
            <text:p>178,427934647</text:p>
          </table:table-cell>
          <table:table-cell office:value-type="float" office:value="0.00124311447144" calcext:value-type="float">
            <text:p>0,0012431145</text:p>
          </table:table-cell>
          <table:table-cell table:formula="of:=[.G84]*1000" office:value-type="float" office:value="1.24311447144" calcext:value-type="float">
            <text:p>1,2431144714</text:p>
          </table:table-cell>
          <table:table-cell office:value-type="float" office:value="0.181591271" calcext:value-type="float">
            <text:p>0,181591271</text:p>
          </table:table-cell>
          <table:table-cell table:formula="of:=[.I84]*1000" office:value-type="float" office:value="181.591271" calcext:value-type="float">
            <text:p>181,591271</text:p>
          </table:table-cell>
        </table:table-row>
        <table:table-row table:style-name="ro1" table:visibility="collapse">
          <table:table-cell/>
          <table:table-cell office:value-type="float" office:value="5.44476804697" calcext:value-type="float">
            <text:p>5,444768047</text:p>
          </table:table-cell>
          <table:table-cell office:value-type="float" office:value="0.00180077552795" calcext:value-type="float">
            <text:p>0,0018007755</text:p>
          </table:table-cell>
          <table:table-cell table:formula="of:=[.C85]*1000" office:value-type="float" office:value="1.80077552795" calcext:value-type="float">
            <text:p>1,800775528</text:p>
          </table:table-cell>
          <table:table-cell office:value-type="float" office:value="0.180557966232" calcext:value-type="float">
            <text:p>0,1805579662</text:p>
          </table:table-cell>
          <table:table-cell table:formula="of:=[.E85]*1000" office:value-type="float" office:value="180.557966232" calcext:value-type="float">
            <text:p>180,557966232</text:p>
          </table:table-cell>
          <table:table-cell office:value-type="float" office:value="0.00125312805176" calcext:value-type="float">
            <text:p>0,0012531281</text:p>
          </table:table-cell>
          <table:table-cell table:formula="of:=[.G85]*1000" office:value-type="float" office:value="1.25312805176" calcext:value-type="float">
            <text:p>1,2531280518</text:p>
          </table:table-cell>
          <table:table-cell office:value-type="float" office:value="0.183662553" calcext:value-type="float">
            <text:p>0,183662553</text:p>
          </table:table-cell>
          <table:table-cell table:formula="of:=[.I85]*1000" office:value-type="float" office:value="183.662553" calcext:value-type="float">
            <text:p>183,662553</text:p>
          </table:table-cell>
        </table:table-row>
        <table:table-row table:style-name="ro1" table:visibility="collapse">
          <table:table-cell/>
          <table:table-cell office:value-type="float" office:value="5.46108613784" calcext:value-type="float">
            <text:p>5,4610861378</text:p>
          </table:table-cell>
          <table:table-cell office:value-type="float" office:value="0.00164103507996" calcext:value-type="float">
            <text:p>0,0016410351</text:p>
          </table:table-cell>
          <table:table-cell table:formula="of:=[.C86]*1000" office:value-type="float" office:value="1.64103507996" calcext:value-type="float">
            <text:p>1,64103508</text:p>
          </table:table-cell>
          <table:table-cell office:value-type="float" office:value="0.180186986923" calcext:value-type="float">
            <text:p>0,1801869869</text:p>
          </table:table-cell>
          <table:table-cell table:formula="of:=[.E86]*1000" office:value-type="float" office:value="180.186986923" calcext:value-type="float">
            <text:p>180,186986923</text:p>
          </table:table-cell>
          <table:table-cell office:value-type="float" office:value="0.00123596191406" calcext:value-type="float">
            <text:p>0,0012359619</text:p>
          </table:table-cell>
          <table:table-cell table:formula="of:=[.G86]*1000" office:value-type="float" office:value="1.23596191406" calcext:value-type="float">
            <text:p>1,2359619141</text:p>
          </table:table-cell>
          <table:table-cell office:value-type="float" office:value="0.183113757" calcext:value-type="float">
            <text:p>0,183113757</text:p>
          </table:table-cell>
          <table:table-cell table:formula="of:=[.I86]*1000" office:value-type="float" office:value="183.113757" calcext:value-type="float">
            <text:p>183,113757</text:p>
          </table:table-cell>
        </table:table-row>
        <table:table-row table:style-name="ro1" table:visibility="collapse">
          <table:table-cell/>
          <table:table-cell office:value-type="float" office:value="5.37457339525" calcext:value-type="float">
            <text:p>5,3745733953</text:p>
          </table:table-cell>
          <table:table-cell office:value-type="float" office:value="0.00186204910278" calcext:value-type="float">
            <text:p>0,0018620491</text:p>
          </table:table-cell>
          <table:table-cell table:formula="of:=[.C87]*1000" office:value-type="float" office:value="1.86204910278" calcext:value-type="float">
            <text:p>1,8620491028</text:p>
          </table:table-cell>
          <table:table-cell office:value-type="float" office:value="0.182919979095" calcext:value-type="float">
            <text:p>0,1829199791</text:p>
          </table:table-cell>
          <table:table-cell table:formula="of:=[.E87]*1000" office:value-type="float" office:value="182.919979095" calcext:value-type="float">
            <text:p>182,919979095</text:p>
          </table:table-cell>
          <table:table-cell office:value-type="float" office:value="0.00122618675232" calcext:value-type="float">
            <text:p>0,0012261868</text:p>
          </table:table-cell>
          <table:table-cell table:formula="of:=[.G87]*1000" office:value-type="float" office:value="1.22618675232" calcext:value-type="float">
            <text:p>1,2261867523</text:p>
          </table:table-cell>
          <table:table-cell office:value-type="float" office:value="0.186061279" calcext:value-type="float">
            <text:p>0,186061279</text:p>
          </table:table-cell>
          <table:table-cell table:formula="of:=[.I87]*1000" office:value-type="float" office:value="186.061279" calcext:value-type="float">
            <text:p>186,061279</text:p>
          </table:table-cell>
        </table:table-row>
        <table:table-row table:style-name="ro1" table:visibility="collapse">
          <table:table-cell/>
          <table:table-cell office:value-type="float" office:value="5.44346520195" calcext:value-type="float">
            <text:p>5,443465202</text:p>
          </table:table-cell>
          <table:table-cell office:value-type="float" office:value="0.00183510780334" calcext:value-type="float">
            <text:p>0,0018351078</text:p>
          </table:table-cell>
          <table:table-cell table:formula="of:=[.C88]*1000" office:value-type="float" office:value="1.83510780334" calcext:value-type="float">
            <text:p>1,8351078033</text:p>
          </table:table-cell>
          <table:table-cell office:value-type="float" office:value="0.180543899536" calcext:value-type="float">
            <text:p>0,1805438995</text:p>
          </table:table-cell>
          <table:table-cell table:formula="of:=[.E88]*1000" office:value-type="float" office:value="180.543899536" calcext:value-type="float">
            <text:p>180,543899536</text:p>
          </table:table-cell>
          <table:table-cell office:value-type="float" office:value="0.00126791000366" calcext:value-type="float">
            <text:p>0,00126791</text:p>
          </table:table-cell>
          <table:table-cell table:formula="of:=[.G88]*1000" office:value-type="float" office:value="1.26791000366" calcext:value-type="float">
            <text:p>1,2679100037</text:p>
          </table:table-cell>
          <table:table-cell office:value-type="float" office:value="0.183706511" calcext:value-type="float">
            <text:p>0,183706511</text:p>
          </table:table-cell>
          <table:table-cell table:formula="of:=[.I88]*1000" office:value-type="float" office:value="183.706511" calcext:value-type="float">
            <text:p>183,706511</text:p>
          </table:table-cell>
        </table:table-row>
        <table:table-row table:style-name="ro1" table:visibility="collapse">
          <table:table-cell/>
          <table:table-cell office:value-type="float" office:value="5.43374449772" calcext:value-type="float">
            <text:p>5,4337444977</text:p>
          </table:table-cell>
          <table:table-cell office:value-type="float" office:value="0.00169801712036" calcext:value-type="float">
            <text:p>0,0016980171</text:p>
          </table:table-cell>
          <table:table-cell table:formula="of:=[.C89]*1000" office:value-type="float" office:value="1.69801712036" calcext:value-type="float">
            <text:p>1,6980171204</text:p>
          </table:table-cell>
          <table:table-cell office:value-type="float" office:value="0.180958986282" calcext:value-type="float">
            <text:p>0,1809589863</text:p>
          </table:table-cell>
          <table:table-cell table:formula="of:=[.E89]*1000" office:value-type="float" office:value="180.958986282" calcext:value-type="float">
            <text:p>180,958986282</text:p>
          </table:table-cell>
          <table:table-cell office:value-type="float" office:value="0.00133109092712" calcext:value-type="float">
            <text:p>0,0013310909</text:p>
          </table:table-cell>
          <table:table-cell table:formula="of:=[.G89]*1000" office:value-type="float" office:value="1.33109092712" calcext:value-type="float">
            <text:p>1,3310909271</text:p>
          </table:table-cell>
          <table:table-cell office:value-type="float" office:value="0.184035153" calcext:value-type="float">
            <text:p>0,184035153</text:p>
          </table:table-cell>
          <table:table-cell table:formula="of:=[.I89]*1000" office:value-type="float" office:value="184.035153" calcext:value-type="float">
            <text:p>184,035153</text:p>
          </table:table-cell>
        </table:table-row>
        <table:table-row table:style-name="ro1" table:visibility="collapse">
          <table:table-cell/>
          <table:table-cell office:value-type="float" office:value="5.2598333202" calcext:value-type="float">
            <text:p>5,2598333202</text:p>
          </table:table-cell>
          <table:table-cell office:value-type="float" office:value="0.0017249584198" calcext:value-type="float">
            <text:p>0,0017249584</text:p>
          </table:table-cell>
          <table:table-cell table:formula="of:=[.C90]*1000" office:value-type="float" office:value="1.7249584198" calcext:value-type="float">
            <text:p>1,7249584198</text:p>
          </table:table-cell>
          <table:table-cell office:value-type="float" office:value="0.187117099762" calcext:value-type="float">
            <text:p>0,1871170998</text:p>
          </table:table-cell>
          <table:table-cell table:formula="of:=[.E90]*1000" office:value-type="float" office:value="187.117099762" calcext:value-type="float">
            <text:p>187,117099762</text:p>
          </table:table-cell>
          <table:table-cell office:value-type="float" office:value="0.00122809410095" calcext:value-type="float">
            <text:p>0,0012280941</text:p>
          </table:table-cell>
          <table:table-cell table:formula="of:=[.G90]*1000" office:value-type="float" office:value="1.22809410095" calcext:value-type="float">
            <text:p>1,228094101</text:p>
          </table:table-cell>
          <table:table-cell office:value-type="float" office:value="0.190120093" calcext:value-type="float">
            <text:p>0,190120093</text:p>
          </table:table-cell>
          <table:table-cell table:formula="of:=[.I90]*1000" office:value-type="float" office:value="190.120093" calcext:value-type="float">
            <text:p>190,120093</text:p>
          </table:table-cell>
        </table:table-row>
        <table:table-row table:style-name="ro1" table:visibility="collapse">
          <table:table-cell/>
          <table:table-cell office:value-type="float" office:value="5.40871615365" calcext:value-type="float">
            <text:p>5,4087161537</text:p>
          </table:table-cell>
          <table:table-cell office:value-type="float" office:value="0.00189304351807" calcext:value-type="float">
            <text:p>0,0018930435</text:p>
          </table:table-cell>
          <table:table-cell table:formula="of:=[.C91]*1000" office:value-type="float" office:value="1.89304351807" calcext:value-type="float">
            <text:p>1,8930435181</text:p>
          </table:table-cell>
          <table:table-cell office:value-type="float" office:value="0.181706190109" calcext:value-type="float">
            <text:p>0,1817061901</text:p>
          </table:table-cell>
          <table:table-cell table:formula="of:=[.E91]*1000" office:value-type="float" office:value="181.706190109" calcext:value-type="float">
            <text:p>181,706190109</text:p>
          </table:table-cell>
          <table:table-cell office:value-type="float" office:value="0.00123596191406" calcext:value-type="float">
            <text:p>0,0012359619</text:p>
          </table:table-cell>
          <table:table-cell table:formula="of:=[.G91]*1000" office:value-type="float" office:value="1.23596191406" calcext:value-type="float">
            <text:p>1,2359619141</text:p>
          </table:table-cell>
          <table:table-cell office:value-type="float" office:value="0.184886759" calcext:value-type="float">
            <text:p>0,184886759</text:p>
          </table:table-cell>
          <table:table-cell table:formula="of:=[.I91]*1000" office:value-type="float" office:value="184.886759" calcext:value-type="float">
            <text:p>184,886759</text:p>
          </table:table-cell>
        </table:table-row>
        <table:table-row table:style-name="ro1" table:visibility="collapse">
          <table:table-cell/>
          <table:table-cell office:value-type="float" office:value="5.45838633245" calcext:value-type="float">
            <text:p>5,4583863325</text:p>
          </table:table-cell>
          <table:table-cell office:value-type="float" office:value="0.00192284584045" calcext:value-type="float">
            <text:p>0,0019228458</text:p>
          </table:table-cell>
          <table:table-cell table:formula="of:=[.C92]*1000" office:value-type="float" office:value="1.92284584045" calcext:value-type="float">
            <text:p>1,9228458405</text:p>
          </table:table-cell>
          <table:table-cell office:value-type="float" office:value="0.180003166199" calcext:value-type="float">
            <text:p>0,1800031662</text:p>
          </table:table-cell>
          <table:table-cell table:formula="of:=[.E92]*1000" office:value-type="float" office:value="180.003166199" calcext:value-type="float">
            <text:p>180,003166199</text:p>
          </table:table-cell>
          <table:table-cell office:value-type="float" office:value="0.00123000144958" calcext:value-type="float">
            <text:p>0,0012300014</text:p>
          </table:table-cell>
          <table:table-cell table:formula="of:=[.G92]*1000" office:value-type="float" office:value="1.23000144958" calcext:value-type="float">
            <text:p>1,2300014496</text:p>
          </table:table-cell>
          <table:table-cell office:value-type="float" office:value="0.183204328" calcext:value-type="float">
            <text:p>0,183204328</text:p>
          </table:table-cell>
          <table:table-cell table:formula="of:=[.I92]*1000" office:value-type="float" office:value="183.204328" calcext:value-type="float">
            <text:p>183,204328</text:p>
          </table:table-cell>
        </table:table-row>
        <table:table-row table:style-name="ro1" table:visibility="collapse">
          <table:table-cell/>
          <table:table-cell office:value-type="float" office:value="5.31812618696" calcext:value-type="float">
            <text:p>5,318126187</text:p>
          </table:table-cell>
          <table:table-cell office:value-type="float" office:value="0.0017249584198" calcext:value-type="float">
            <text:p>0,0017249584</text:p>
          </table:table-cell>
          <table:table-cell table:formula="of:=[.C93]*1000" office:value-type="float" office:value="1.7249584198" calcext:value-type="float">
            <text:p>1,7249584198</text:p>
          </table:table-cell>
          <table:table-cell office:value-type="float" office:value="0.185026884079" calcext:value-type="float">
            <text:p>0,1850268841</text:p>
          </table:table-cell>
          <table:table-cell table:formula="of:=[.E93]*1000" office:value-type="float" office:value="185.026884079" calcext:value-type="float">
            <text:p>185,026884079</text:p>
          </table:table-cell>
          <table:table-cell office:value-type="float" office:value="0.00123715400696" calcext:value-type="float">
            <text:p>0,001237154</text:p>
          </table:table-cell>
          <table:table-cell table:formula="of:=[.G93]*1000" office:value-type="float" office:value="1.23715400696" calcext:value-type="float">
            <text:p>1,237154007</text:p>
          </table:table-cell>
          <table:table-cell office:value-type="float" office:value="0.188036155" calcext:value-type="float">
            <text:p>0,188036155</text:p>
          </table:table-cell>
          <table:table-cell table:formula="of:=[.I93]*1000" office:value-type="float" office:value="188.036155" calcext:value-type="float">
            <text:p>188,036155</text:p>
          </table:table-cell>
        </table:table-row>
        <table:table-row table:style-name="ro1" table:visibility="collapse">
          <table:table-cell/>
          <table:table-cell office:value-type="float" office:value="5.33036865336" calcext:value-type="float">
            <text:p>5,3303686534</text:p>
          </table:table-cell>
          <table:table-cell office:value-type="float" office:value="0.00207901000977" calcext:value-type="float">
            <text:p>0,00207901</text:p>
          </table:table-cell>
          <table:table-cell table:formula="of:=[.C94]*1000" office:value-type="float" office:value="2.07901000977" calcext:value-type="float">
            <text:p>2,0790100098</text:p>
          </table:table-cell>
          <table:table-cell office:value-type="float" office:value="0.184231042862" calcext:value-type="float">
            <text:p>0,1842310429</text:p>
          </table:table-cell>
          <table:table-cell table:formula="of:=[.E94]*1000" office:value-type="float" office:value="184.231042862" calcext:value-type="float">
            <text:p>184,231042862</text:p>
          </table:table-cell>
          <table:table-cell office:value-type="float" office:value="0.00124216079712" calcext:value-type="float">
            <text:p>0,0012421608</text:p>
          </table:table-cell>
          <table:table-cell table:formula="of:=[.G94]*1000" office:value-type="float" office:value="1.24216079712" calcext:value-type="float">
            <text:p>1,2421607971</text:p>
          </table:table-cell>
          <table:table-cell office:value-type="float" office:value="0.187604285" calcext:value-type="float">
            <text:p>0,187604285</text:p>
          </table:table-cell>
          <table:table-cell table:formula="of:=[.I94]*1000" office:value-type="float" office:value="187.604285" calcext:value-type="float">
            <text:p>187,604285</text:p>
          </table:table-cell>
        </table:table-row>
        <table:table-row table:style-name="ro1" table:visibility="collapse">
          <table:table-cell/>
          <table:table-cell office:value-type="float" office:value="5.23944161741" calcext:value-type="float">
            <text:p>5,2394416174</text:p>
          </table:table-cell>
          <table:table-cell office:value-type="float" office:value="0.00117993354797" calcext:value-type="float">
            <text:p>0,0011799335</text:p>
          </table:table-cell>
          <table:table-cell table:formula="of:=[.C95]*1000" office:value-type="float" office:value="1.17993354797" calcext:value-type="float">
            <text:p>1,179933548</text:p>
          </table:table-cell>
          <table:table-cell office:value-type="float" office:value="0.18840098381" calcext:value-type="float">
            <text:p>0,1884009838</text:p>
          </table:table-cell>
          <table:table-cell table:formula="of:=[.E95]*1000" office:value-type="float" office:value="188.40098381" calcext:value-type="float">
            <text:p>188,40098381</text:p>
          </table:table-cell>
          <table:table-cell office:value-type="float" office:value="0.00122904777527" calcext:value-type="float">
            <text:p>0,0012290478</text:p>
          </table:table-cell>
          <table:table-cell table:formula="of:=[.G95]*1000" office:value-type="float" office:value="1.22904777527" calcext:value-type="float">
            <text:p>1,2290477753</text:p>
          </table:table-cell>
          <table:table-cell office:value-type="float" office:value="0.190860033" calcext:value-type="float">
            <text:p>0,190860033</text:p>
          </table:table-cell>
          <table:table-cell table:formula="of:=[.I95]*1000" office:value-type="float" office:value="190.860033" calcext:value-type="float">
            <text:p>190,860033</text:p>
          </table:table-cell>
        </table:table-row>
        <table:table-row table:style-name="ro1" table:visibility="collapse">
          <table:table-cell/>
          <table:table-cell office:value-type="float" office:value="5.25393648959" calcext:value-type="float">
            <text:p>5,2539364896</text:p>
          </table:table-cell>
          <table:table-cell office:value-type="float" office:value="0.00170111656189" calcext:value-type="float">
            <text:p>0,0017011166</text:p>
          </table:table-cell>
          <table:table-cell table:formula="of:=[.C96]*1000" office:value-type="float" office:value="1.70111656189" calcext:value-type="float">
            <text:p>1,7011165619</text:p>
          </table:table-cell>
          <table:table-cell office:value-type="float" office:value="0.187345027924" calcext:value-type="float">
            <text:p>0,1873450279</text:p>
          </table:table-cell>
          <table:table-cell table:formula="of:=[.E96]*1000" office:value-type="float" office:value="187.345027924" calcext:value-type="float">
            <text:p>187,345027924</text:p>
          </table:table-cell>
          <table:table-cell office:value-type="float" office:value="0.00123405456543" calcext:value-type="float">
            <text:p>0,0012340546</text:p>
          </table:table-cell>
          <table:table-cell table:formula="of:=[.G96]*1000" office:value-type="float" office:value="1.23405456543" calcext:value-type="float">
            <text:p>1,2340545654</text:p>
          </table:table-cell>
          <table:table-cell office:value-type="float" office:value="0.190333477" calcext:value-type="float">
            <text:p>0,190333477</text:p>
          </table:table-cell>
          <table:table-cell table:formula="of:=[.I96]*1000" office:value-type="float" office:value="190.333477" calcext:value-type="float">
            <text:p>190,333477</text:p>
          </table:table-cell>
        </table:table-row>
        <table:table-row table:style-name="ro1" table:visibility="collapse">
          <table:table-cell/>
          <table:table-cell office:value-type="float" office:value="5.2445322146" calcext:value-type="float">
            <text:p>5,2445322146</text:p>
          </table:table-cell>
          <table:table-cell office:value-type="float" office:value="0.00172185897827" calcext:value-type="float">
            <text:p>0,001721859</text:p>
          </table:table-cell>
          <table:table-cell table:formula="of:=[.C97]*1000" office:value-type="float" office:value="1.72185897827" calcext:value-type="float">
            <text:p>1,7218589783</text:p>
          </table:table-cell>
          <table:table-cell office:value-type="float" office:value="0.187657833099" calcext:value-type="float">
            <text:p>0,1876578331</text:p>
          </table:table-cell>
          <table:table-cell table:formula="of:=[.E97]*1000" office:value-type="float" office:value="187.657833099" calcext:value-type="float">
            <text:p>187,657833099</text:p>
          </table:table-cell>
          <table:table-cell office:value-type="float" office:value="0.00123596191406" calcext:value-type="float">
            <text:p>0,0012359619</text:p>
          </table:table-cell>
          <table:table-cell table:formula="of:=[.G97]*1000" office:value-type="float" office:value="1.23596191406" calcext:value-type="float">
            <text:p>1,2359619141</text:p>
          </table:table-cell>
          <table:table-cell office:value-type="float" office:value="0.190674775" calcext:value-type="float">
            <text:p>0,190674775</text:p>
          </table:table-cell>
          <table:table-cell table:formula="of:=[.I97]*1000" office:value-type="float" office:value="190.674775" calcext:value-type="float">
            <text:p>190,674775</text:p>
          </table:table-cell>
        </table:table-row>
        <table:table-row table:style-name="ro1" table:visibility="collapse">
          <table:table-cell/>
          <table:table-cell office:value-type="float" office:value="5.26265038135" calcext:value-type="float">
            <text:p>5,2626503814</text:p>
          </table:table-cell>
          <table:table-cell office:value-type="float" office:value="0.00181198120117" calcext:value-type="float">
            <text:p>0,0018119812</text:p>
          </table:table-cell>
          <table:table-cell table:formula="of:=[.C98]*1000" office:value-type="float" office:value="1.81198120117" calcext:value-type="float">
            <text:p>1,8119812012</text:p>
          </table:table-cell>
          <table:table-cell office:value-type="float" office:value="0.186920166016" calcext:value-type="float">
            <text:p>0,186920166</text:p>
          </table:table-cell>
          <table:table-cell table:formula="of:=[.E98]*1000" office:value-type="float" office:value="186.920166016" calcext:value-type="float">
            <text:p>186,920166016</text:p>
          </table:table-cell>
          <table:table-cell office:value-type="float" office:value="0.00124001502991" calcext:value-type="float">
            <text:p>0,001240015</text:p>
          </table:table-cell>
          <table:table-cell table:formula="of:=[.G98]*1000" office:value-type="float" office:value="1.24001502991" calcext:value-type="float">
            <text:p>1,2400150299</text:p>
          </table:table-cell>
          <table:table-cell office:value-type="float" office:value="0.190018323" calcext:value-type="float">
            <text:p>0,190018323</text:p>
          </table:table-cell>
          <table:table-cell table:formula="of:=[.I98]*1000" office:value-type="float" office:value="190.018323" calcext:value-type="float">
            <text:p>190,018323</text:p>
          </table:table-cell>
        </table:table-row>
        <table:table-row table:style-name="ro1" table:visibility="collapse">
          <table:table-cell/>
          <table:table-cell office:value-type="float" office:value="5.26292012155" calcext:value-type="float">
            <text:p>5,2629201216</text:p>
          </table:table-cell>
          <table:table-cell office:value-type="float" office:value="0.00174713134766" calcext:value-type="float">
            <text:p>0,0017471313</text:p>
          </table:table-cell>
          <table:table-cell table:formula="of:=[.C99]*1000" office:value-type="float" office:value="1.74713134766" calcext:value-type="float">
            <text:p>1,7471313477</text:p>
          </table:table-cell>
          <table:table-cell office:value-type="float" office:value="0.186901092529" calcext:value-type="float">
            <text:p>0,1869010925</text:p>
          </table:table-cell>
          <table:table-cell table:formula="of:=[.E99]*1000" office:value-type="float" office:value="186.901092529" calcext:value-type="float">
            <text:p>186,901092529</text:p>
          </table:table-cell>
          <table:table-cell office:value-type="float" office:value="0.00131011009216" calcext:value-type="float">
            <text:p>0,0013101101</text:p>
          </table:table-cell>
          <table:table-cell table:formula="of:=[.G99]*1000" office:value-type="float" office:value="1.31011009216" calcext:value-type="float">
            <text:p>1,3101100922</text:p>
          </table:table-cell>
          <table:table-cell office:value-type="float" office:value="0.190008584" calcext:value-type="float">
            <text:p>0,190008584</text:p>
          </table:table-cell>
          <table:table-cell table:formula="of:=[.I99]*1000" office:value-type="float" office:value="190.008584" calcext:value-type="float">
            <text:p>190,008584</text:p>
          </table:table-cell>
        </table:table-row>
        <table:table-row table:style-name="ro1" table:visibility="collapse">
          <table:table-cell/>
          <table:table-cell office:value-type="float" office:value="5.28298362544" calcext:value-type="float">
            <text:p>5,2829836254</text:p>
          </table:table-cell>
          <table:table-cell office:value-type="float" office:value="0.00179696083069" calcext:value-type="float">
            <text:p>0,0017969608</text:p>
          </table:table-cell>
          <table:table-cell table:formula="of:=[.C100]*1000" office:value-type="float" office:value="1.79696083069" calcext:value-type="float">
            <text:p>1,7969608307</text:p>
          </table:table-cell>
          <table:table-cell office:value-type="float" office:value="0.186177968979" calcext:value-type="float">
            <text:p>0,186177969</text:p>
          </table:table-cell>
          <table:table-cell table:formula="of:=[.E100]*1000" office:value-type="float" office:value="186.177968979" calcext:value-type="float">
            <text:p>186,177968979</text:p>
          </table:table-cell>
          <table:table-cell office:value-type="float" office:value="0.00126004219055" calcext:value-type="float">
            <text:p>0,0012600422</text:p>
          </table:table-cell>
          <table:table-cell table:formula="of:=[.G100]*1000" office:value-type="float" office:value="1.26004219055" calcext:value-type="float">
            <text:p>1,2600421906</text:p>
          </table:table-cell>
          <table:table-cell office:value-type="float" office:value="0.189286977" calcext:value-type="float">
            <text:p>0,189286977</text:p>
          </table:table-cell>
          <table:table-cell table:formula="of:=[.I100]*1000" office:value-type="float" office:value="189.286977" calcext:value-type="float">
            <text:p>189,286977</text:p>
          </table:table-cell>
        </table:table-row>
        <table:table-row table:style-name="ro1" table:visibility="collapse">
          <table:table-cell/>
          <table:table-cell office:value-type="float" office:value="5.27316088666" calcext:value-type="float">
            <text:p>5,2731608867</text:p>
          </table:table-cell>
          <table:table-cell office:value-type="float" office:value="0.00176620483398" calcext:value-type="float">
            <text:p>0,0017662048</text:p>
          </table:table-cell>
          <table:table-cell table:formula="of:=[.C101]*1000" office:value-type="float" office:value="1.76620483398" calcext:value-type="float">
            <text:p>1,766204834</text:p>
          </table:table-cell>
          <table:table-cell office:value-type="float" office:value="0.186599969864" calcext:value-type="float">
            <text:p>0,1865999699</text:p>
          </table:table-cell>
          <table:table-cell table:formula="of:=[.E101]*1000" office:value-type="float" office:value="186.599969864" calcext:value-type="float">
            <text:p>186,599969864</text:p>
          </table:table-cell>
          <table:table-cell office:value-type="float" office:value="0.00122714042664" calcext:value-type="float">
            <text:p>0,0012271404</text:p>
          </table:table-cell>
          <table:table-cell table:formula="of:=[.G101]*1000" office:value-type="float" office:value="1.22714042664" calcext:value-type="float">
            <text:p>1,2271404266</text:p>
          </table:table-cell>
          <table:table-cell office:value-type="float" office:value="0.189639577" calcext:value-type="float">
            <text:p>0,189639577</text:p>
          </table:table-cell>
          <table:table-cell table:formula="of:=[.I101]*1000" office:value-type="float" office:value="189.639577" calcext:value-type="float">
            <text:p>189,639577</text:p>
          </table:table-cell>
        </table:table-row>
        <table:table-row table:style-name="ro1" table:visibility="collapse">
          <table:table-cell/>
          <table:table-cell office:value-type="float" office:value="5.34493872038" calcext:value-type="float">
            <text:p>5,3449387204</text:p>
          </table:table-cell>
          <table:table-cell office:value-type="float" office:value="0.00159001350403" calcext:value-type="float">
            <text:p>0,0015900135</text:p>
          </table:table-cell>
          <table:table-cell table:formula="of:=[.C102]*1000" office:value-type="float" office:value="1.59001350403" calcext:value-type="float">
            <text:p>1,590013504</text:p>
          </table:table-cell>
          <table:table-cell office:value-type="float" office:value="0.184126138687" calcext:value-type="float">
            <text:p>0,1841261387</text:p>
          </table:table-cell>
          <table:table-cell table:formula="of:=[.E102]*1000" office:value-type="float" office:value="184.126138687" calcext:value-type="float">
            <text:p>184,126138687</text:p>
          </table:table-cell>
          <table:table-cell office:value-type="float" office:value="0.00133180618286" calcext:value-type="float">
            <text:p>0,0013318062</text:p>
          </table:table-cell>
          <table:table-cell table:formula="of:=[.G102]*1000" office:value-type="float" office:value="1.33180618286" calcext:value-type="float">
            <text:p>1,3318061829</text:p>
          </table:table-cell>
          <table:table-cell office:value-type="float" office:value="0.187092884" calcext:value-type="float">
            <text:p>0,187092884</text:p>
          </table:table-cell>
          <table:table-cell table:formula="of:=[.I102]*1000" office:value-type="float" office:value="187.092884" calcext:value-type="float">
            <text:p>187,092884</text:p>
          </table:table-cell>
        </table:table-row>
        <table:table-row table:style-name="ro1" table:visibility="collapse">
          <table:table-cell/>
          <table:table-cell office:value-type="float" office:value="5.18246562301" calcext:value-type="float">
            <text:p>5,182465623</text:p>
          </table:table-cell>
          <table:table-cell office:value-type="float" office:value="0.00164198875427" calcext:value-type="float">
            <text:p>0,0016419888</text:p>
          </table:table-cell>
          <table:table-cell table:formula="of:=[.C103]*1000" office:value-type="float" office:value="1.64198875427" calcext:value-type="float">
            <text:p>1,6419887543</text:p>
          </table:table-cell>
          <table:table-cell office:value-type="float" office:value="0.190042972565" calcext:value-type="float">
            <text:p>0,1900429726</text:p>
          </table:table-cell>
          <table:table-cell table:formula="of:=[.E103]*1000" office:value-type="float" office:value="190.042972565" calcext:value-type="float">
            <text:p>190,042972565</text:p>
          </table:table-cell>
          <table:table-cell office:value-type="float" office:value="0.00122809410095" calcext:value-type="float">
            <text:p>0,0012280941</text:p>
          </table:table-cell>
          <table:table-cell table:formula="of:=[.G103]*1000" office:value-type="float" office:value="1.22809410095" calcext:value-type="float">
            <text:p>1,228094101</text:p>
          </table:table-cell>
          <table:table-cell office:value-type="float" office:value="0.192958347" calcext:value-type="float">
            <text:p>0,192958347</text:p>
          </table:table-cell>
          <table:table-cell table:formula="of:=[.I103]*1000" office:value-type="float" office:value="192.958347" calcext:value-type="float">
            <text:p>192,958347</text:p>
          </table:table-cell>
        </table:table-row>
        <table:table-row table:style-name="ro1" table:visibility="collapse">
          <table:table-cell/>
          <table:table-cell office:value-type="float" office:value="5.22609877564" calcext:value-type="float">
            <text:p>5,2260987756</text:p>
          </table:table-cell>
          <table:table-cell office:value-type="float" office:value="0.0018789768219" calcext:value-type="float">
            <text:p>0,0018789768</text:p>
          </table:table-cell>
          <table:table-cell table:formula="of:=[.C104]*1000" office:value-type="float" office:value="1.8789768219" calcext:value-type="float">
            <text:p>1,8789768219</text:p>
          </table:table-cell>
          <table:table-cell office:value-type="float" office:value="0.188144922256" calcext:value-type="float">
            <text:p>0,1881449223</text:p>
          </table:table-cell>
          <table:table-cell table:formula="of:=[.E104]*1000" office:value-type="float" office:value="188.144922256" calcext:value-type="float">
            <text:p>188,144922256</text:p>
          </table:table-cell>
          <table:table-cell office:value-type="float" office:value="0.00126719474792" calcext:value-type="float">
            <text:p>0,0012671947</text:p>
          </table:table-cell>
          <table:table-cell table:formula="of:=[.G104]*1000" office:value-type="float" office:value="1.26719474792" calcext:value-type="float">
            <text:p>1,2671947479</text:p>
          </table:table-cell>
          <table:table-cell office:value-type="float" office:value="0.191347321" calcext:value-type="float">
            <text:p>0,191347321</text:p>
          </table:table-cell>
          <table:table-cell table:formula="of:=[.I104]*1000" office:value-type="float" office:value="191.347321" calcext:value-type="float">
            <text:p>191,347321</text:p>
          </table:table-cell>
        </table:table-row>
        <table:table-row table:style-name="ro1" table:visibility="collapse">
          <table:table-cell/>
          <table:table-cell office:value-type="float" office:value="5.25079704868" calcext:value-type="float">
            <text:p>5,2507970487</text:p>
          </table:table-cell>
          <table:table-cell office:value-type="float" office:value="0.00164914131165" calcext:value-type="float">
            <text:p>0,0016491413</text:p>
          </table:table-cell>
          <table:table-cell table:formula="of:=[.C105]*1000" office:value-type="float" office:value="1.64914131165" calcext:value-type="float">
            <text:p>1,6491413117</text:p>
          </table:table-cell>
          <table:table-cell office:value-type="float" office:value="0.187509059906" calcext:value-type="float">
            <text:p>0,1875090599</text:p>
          </table:table-cell>
          <table:table-cell table:formula="of:=[.E105]*1000" office:value-type="float" office:value="187.509059906" calcext:value-type="float">
            <text:p>187,509059906</text:p>
          </table:table-cell>
          <table:table-cell office:value-type="float" office:value="0.00123500823975" calcext:value-type="float">
            <text:p>0,0012350082</text:p>
          </table:table-cell>
          <table:table-cell table:formula="of:=[.G105]*1000" office:value-type="float" office:value="1.23500823975" calcext:value-type="float">
            <text:p>1,2350082398</text:p>
          </table:table-cell>
          <table:table-cell office:value-type="float" office:value="0.190447277" calcext:value-type="float">
            <text:p>0,190447277</text:p>
          </table:table-cell>
          <table:table-cell table:formula="of:=[.I105]*1000" office:value-type="float" office:value="190.447277" calcext:value-type="float">
            <text:p>190,447277</text:p>
          </table:table-cell>
        </table:table-row>
        <table:table-row table:style-name="ro1" table:visibility="collapse">
          <table:table-cell/>
          <table:table-cell office:value-type="float" office:value="5.20083291963" calcext:value-type="float">
            <text:p>5,2008329196</text:p>
          </table:table-cell>
          <table:table-cell office:value-type="float" office:value="0.0018310546875" calcext:value-type="float">
            <text:p>0,0018310547</text:p>
          </table:table-cell>
          <table:table-cell table:formula="of:=[.C106]*1000" office:value-type="float" office:value="1.8310546875" calcext:value-type="float">
            <text:p>1,8310546875</text:p>
          </table:table-cell>
          <table:table-cell office:value-type="float" office:value="0.189154148102" calcext:value-type="float">
            <text:p>0,1891541481</text:p>
          </table:table-cell>
          <table:table-cell table:formula="of:=[.E106]*1000" office:value-type="float" office:value="189.154148102" calcext:value-type="float">
            <text:p>189,154148102</text:p>
          </table:table-cell>
          <table:table-cell office:value-type="float" office:value="0.00124287605286" calcext:value-type="float">
            <text:p>0,0012428761</text:p>
          </table:table-cell>
          <table:table-cell table:formula="of:=[.G106]*1000" office:value-type="float" office:value="1.24287605286" calcext:value-type="float">
            <text:p>1,2428760529</text:p>
          </table:table-cell>
          <table:table-cell office:value-type="float" office:value="0.192276894" calcext:value-type="float">
            <text:p>0,192276894</text:p>
          </table:table-cell>
          <table:table-cell table:formula="of:=[.I106]*1000" office:value-type="float" office:value="192.276894" calcext:value-type="float">
            <text:p>192,276894</text:p>
          </table:table-cell>
        </table:table-row>
        <table:table-row table:style-name="ro1" table:visibility="collapse">
          <table:table-cell/>
          <table:table-cell office:value-type="float" office:value="5.29198089148" calcext:value-type="float">
            <text:p>5,2919808915</text:p>
          </table:table-cell>
          <table:table-cell office:value-type="float" office:value="0.00207114219666" calcext:value-type="float">
            <text:p>0,0020711422</text:p>
          </table:table-cell>
          <table:table-cell table:formula="of:=[.C107]*1000" office:value-type="float" office:value="2.07114219666" calcext:value-type="float">
            <text:p>2,0711421967</text:p>
          </table:table-cell>
          <table:table-cell office:value-type="float" office:value="0.185630083084" calcext:value-type="float">
            <text:p>0,1856300831</text:p>
          </table:table-cell>
          <table:table-cell table:formula="of:=[.E107]*1000" office:value-type="float" office:value="185.630083084" calcext:value-type="float">
            <text:p>185,630083084</text:p>
          </table:table-cell>
          <table:table-cell office:value-type="float" office:value="0.00121903419495" calcext:value-type="float">
            <text:p>0,0012190342</text:p>
          </table:table-cell>
          <table:table-cell table:formula="of:=[.G107]*1000" office:value-type="float" office:value="1.21903419495" calcext:value-type="float">
            <text:p>1,219034195</text:p>
          </table:table-cell>
          <table:table-cell office:value-type="float" office:value="0.188965157" calcext:value-type="float">
            <text:p>0,188965157</text:p>
          </table:table-cell>
          <table:table-cell table:formula="of:=[.I107]*1000" office:value-type="float" office:value="188.965157" calcext:value-type="float">
            <text:p>188,965157</text:p>
          </table:table-cell>
        </table:table-row>
        <table:table-row table:style-name="ro1" table:visibility="collapse">
          <table:table-cell/>
          <table:table-cell office:value-type="float" office:value="5.2174359656" calcext:value-type="float">
            <text:p>5,2174359656</text:p>
          </table:table-cell>
          <table:table-cell office:value-type="float" office:value="0.0017728805542" calcext:value-type="float">
            <text:p>0,0017728806</text:p>
          </table:table-cell>
          <table:table-cell table:formula="of:=[.C108]*1000" office:value-type="float" office:value="1.7728805542" calcext:value-type="float">
            <text:p>1,7728805542</text:p>
          </table:table-cell>
          <table:table-cell office:value-type="float" office:value="0.188616037369" calcext:value-type="float">
            <text:p>0,1886160374</text:p>
          </table:table-cell>
          <table:table-cell table:formula="of:=[.E108]*1000" office:value-type="float" office:value="188.616037369" calcext:value-type="float">
            <text:p>188,616037369</text:p>
          </table:table-cell>
          <table:table-cell office:value-type="float" office:value="0.00122690200806" calcext:value-type="float">
            <text:p>0,001226902</text:p>
          </table:table-cell>
          <table:table-cell table:formula="of:=[.G108]*1000" office:value-type="float" office:value="1.22690200806" calcext:value-type="float">
            <text:p>1,2269020081</text:p>
          </table:table-cell>
          <table:table-cell office:value-type="float" office:value="0.191665026" calcext:value-type="float">
            <text:p>0,191665026</text:p>
          </table:table-cell>
          <table:table-cell table:formula="of:=[.I108]*1000" office:value-type="float" office:value="191.665026" calcext:value-type="float">
            <text:p>191,665026</text:p>
          </table:table-cell>
        </table:table-row>
        <table:table-row table:style-name="ro1" table:visibility="collapse">
          <table:table-cell/>
          <table:table-cell office:value-type="float" office:value="5.29616888754" calcext:value-type="float">
            <text:p>5,2961688875</text:p>
          </table:table-cell>
          <table:table-cell office:value-type="float" office:value="0.00169706344604" calcext:value-type="float">
            <text:p>0,0016970634</text:p>
          </table:table-cell>
          <table:table-cell table:formula="of:=[.C109]*1000" office:value-type="float" office:value="1.69706344604" calcext:value-type="float">
            <text:p>1,697063446</text:p>
          </table:table-cell>
          <table:table-cell office:value-type="float" office:value="0.185837030411" calcext:value-type="float">
            <text:p>0,1858370304</text:p>
          </table:table-cell>
          <table:table-cell table:formula="of:=[.E109]*1000" office:value-type="float" office:value="185.837030411" calcext:value-type="float">
            <text:p>185,837030411</text:p>
          </table:table-cell>
          <table:table-cell office:value-type="float" office:value="0.00123596191406" calcext:value-type="float">
            <text:p>0,0012359619</text:p>
          </table:table-cell>
          <table:table-cell table:formula="of:=[.G109]*1000" office:value-type="float" office:value="1.23596191406" calcext:value-type="float">
            <text:p>1,2359619141</text:p>
          </table:table-cell>
          <table:table-cell office:value-type="float" office:value="0.188815731" calcext:value-type="float">
            <text:p>0,188815731</text:p>
          </table:table-cell>
          <table:table-cell table:formula="of:=[.I109]*1000" office:value-type="float" office:value="188.815731" calcext:value-type="float">
            <text:p>188,815731</text:p>
          </table:table-cell>
        </table:table-row>
        <table:table-row table:style-name="ro1" table:visibility="collapse">
          <table:table-cell/>
          <table:table-cell office:value-type="float" office:value="5.30950086704" calcext:value-type="float">
            <text:p>5,309500867</text:p>
          </table:table-cell>
          <table:table-cell office:value-type="float" office:value="0.0015070438385" calcext:value-type="float">
            <text:p>0,0015070438</text:p>
          </table:table-cell>
          <table:table-cell table:formula="of:=[.C110]*1000" office:value-type="float" office:value="1.5070438385" calcext:value-type="float">
            <text:p>1,5070438385</text:p>
          </table:table-cell>
          <table:table-cell office:value-type="float" office:value="0.185540914536" calcext:value-type="float">
            <text:p>0,1855409145</text:p>
          </table:table-cell>
          <table:table-cell table:formula="of:=[.E110]*1000" office:value-type="float" office:value="185.540914536" calcext:value-type="float">
            <text:p>185,540914536</text:p>
          </table:table-cell>
          <table:table-cell office:value-type="float" office:value="0.00124716758728" calcext:value-type="float">
            <text:p>0,0012471676</text:p>
          </table:table-cell>
          <table:table-cell table:formula="of:=[.G110]*1000" office:value-type="float" office:value="1.24716758728" calcext:value-type="float">
            <text:p>1,2471675873</text:p>
          </table:table-cell>
          <table:table-cell office:value-type="float" office:value="0.188341621" calcext:value-type="float">
            <text:p>0,188341621</text:p>
          </table:table-cell>
          <table:table-cell table:formula="of:=[.I110]*1000" office:value-type="float" office:value="188.341621" calcext:value-type="float">
            <text:p>188,341621</text:p>
          </table:table-cell>
        </table:table-row>
        <table:table-row table:style-name="ro1" table:visibility="collapse">
          <table:table-cell/>
          <table:table-cell office:value-type="float" office:value="5.21069605833" calcext:value-type="float">
            <text:p>5,2106960583</text:p>
          </table:table-cell>
          <table:table-cell office:value-type="float" office:value="0.00167894363403" calcext:value-type="float">
            <text:p>0,0016789436</text:p>
          </table:table-cell>
          <table:table-cell table:formula="of:=[.C111]*1000" office:value-type="float" office:value="1.67894363403" calcext:value-type="float">
            <text:p>1,678943634</text:p>
          </table:table-cell>
          <table:table-cell office:value-type="float" office:value="0.188941001892" calcext:value-type="float">
            <text:p>0,1889410019</text:p>
          </table:table-cell>
          <table:table-cell table:formula="of:=[.E111]*1000" office:value-type="float" office:value="188.941001892" calcext:value-type="float">
            <text:p>188,941001892</text:p>
          </table:table-cell>
          <table:table-cell office:value-type="float" office:value="0.0012481212616" calcext:value-type="float">
            <text:p>0,0012481213</text:p>
          </table:table-cell>
          <table:table-cell table:formula="of:=[.G111]*1000" office:value-type="float" office:value="1.2481212616" calcext:value-type="float">
            <text:p>1,2481212616</text:p>
          </table:table-cell>
          <table:table-cell office:value-type="float" office:value="0.19191294" calcext:value-type="float">
            <text:p>0,19191294</text:p>
          </table:table-cell>
          <table:table-cell table:formula="of:=[.I111]*1000" office:value-type="float" office:value="191.91294" calcext:value-type="float">
            <text:p>191,91294</text:p>
          </table:table-cell>
        </table:table-row>
        <table:table-row table:style-name="ro1" table:visibility="collapse">
          <table:table-cell/>
          <table:table-cell office:value-type="float" office:value="5.19821108971" calcext:value-type="float">
            <text:p>5,1982110897</text:p>
          </table:table-cell>
          <table:table-cell office:value-type="float" office:value="0.00185394287109" calcext:value-type="float">
            <text:p>0,0018539429</text:p>
          </table:table-cell>
          <table:table-cell table:formula="of:=[.C112]*1000" office:value-type="float" office:value="1.85394287109" calcext:value-type="float">
            <text:p>1,8539428711</text:p>
          </table:table-cell>
          <table:table-cell office:value-type="float" office:value="0.189200162888" calcext:value-type="float">
            <text:p>0,1892001629</text:p>
          </table:table-cell>
          <table:table-cell table:formula="of:=[.E112]*1000" office:value-type="float" office:value="189.200162888" calcext:value-type="float">
            <text:p>189,200162888</text:p>
          </table:table-cell>
          <table:table-cell office:value-type="float" office:value="0.00126600265503" calcext:value-type="float">
            <text:p>0,0012660027</text:p>
          </table:table-cell>
          <table:table-cell table:formula="of:=[.G112]*1000" office:value-type="float" office:value="1.26600265503" calcext:value-type="float">
            <text:p>1,266002655</text:p>
          </table:table-cell>
          <table:table-cell office:value-type="float" office:value="0.192373873" calcext:value-type="float">
            <text:p>0,192373873</text:p>
          </table:table-cell>
          <table:table-cell table:formula="of:=[.I112]*1000" office:value-type="float" office:value="192.373873" calcext:value-type="float">
            <text:p>192,373873</text:p>
          </table:table-cell>
        </table:table-row>
        <table:table-row table:style-name="ro1" table:visibility="collapse">
          <table:table-cell/>
          <table:table-cell office:value-type="float" office:value="5.19401074051" calcext:value-type="float">
            <text:p>5,1940107405</text:p>
          </table:table-cell>
          <table:table-cell office:value-type="float" office:value="0.00189995765686" calcext:value-type="float">
            <text:p>0,0018999577</text:p>
          </table:table-cell>
          <table:table-cell table:formula="of:=[.C113]*1000" office:value-type="float" office:value="1.89995765686" calcext:value-type="float">
            <text:p>1,8999576569</text:p>
          </table:table-cell>
          <table:table-cell office:value-type="float" office:value="0.189332962036" calcext:value-type="float">
            <text:p>0,189332962</text:p>
          </table:table-cell>
          <table:table-cell table:formula="of:=[.E113]*1000" office:value-type="float" office:value="189.332962036" calcext:value-type="float">
            <text:p>189,332962036</text:p>
          </table:table-cell>
          <table:table-cell office:value-type="float" office:value="0.00123691558838" calcext:value-type="float">
            <text:p>0,0012369156</text:p>
          </table:table-cell>
          <table:table-cell table:formula="of:=[.G113]*1000" office:value-type="float" office:value="1.23691558838" calcext:value-type="float">
            <text:p>1,2369155884</text:p>
          </table:table-cell>
          <table:table-cell office:value-type="float" office:value="0.192529444" calcext:value-type="float">
            <text:p>0,192529444</text:p>
          </table:table-cell>
          <table:table-cell table:formula="of:=[.I113]*1000" office:value-type="float" office:value="192.529444" calcext:value-type="float">
            <text:p>192,529444</text:p>
          </table:table-cell>
        </table:table-row>
        <table:table-row table:style-name="ro1" table:visibility="collapse">
          <table:table-cell/>
          <table:table-cell office:value-type="float" office:value="5.12216522857" calcext:value-type="float">
            <text:p>5,1221652286</text:p>
          </table:table-cell>
          <table:table-cell office:value-type="float" office:value="0.0012309551239" calcext:value-type="float">
            <text:p>0,0012309551</text:p>
          </table:table-cell>
          <table:table-cell table:formula="of:=[.C114]*1000" office:value-type="float" office:value="1.2309551239" calcext:value-type="float">
            <text:p>1,2309551239</text:p>
          </table:table-cell>
          <table:table-cell office:value-type="float" office:value="0.192733049393" calcext:value-type="float">
            <text:p>0,1927330494</text:p>
          </table:table-cell>
          <table:table-cell table:formula="of:=[.E114]*1000" office:value-type="float" office:value="192.733049393" calcext:value-type="float">
            <text:p>192,733049393</text:p>
          </table:table-cell>
          <table:table-cell office:value-type="float" office:value="0.00122094154358" calcext:value-type="float">
            <text:p>0,0012209415</text:p>
          </table:table-cell>
          <table:table-cell table:formula="of:=[.G114]*1000" office:value-type="float" office:value="1.22094154358" calcext:value-type="float">
            <text:p>1,2209415436</text:p>
          </table:table-cell>
          <table:table-cell office:value-type="float" office:value="0.195229938" calcext:value-type="float">
            <text:p>0,195229938</text:p>
          </table:table-cell>
          <table:table-cell table:formula="of:=[.I114]*1000" office:value-type="float" office:value="195.229938" calcext:value-type="float">
            <text:p>195,229938</text:p>
          </table:table-cell>
        </table:table-row>
        <table:table-row table:style-name="ro1" table:visibility="collapse">
          <table:table-cell/>
          <table:table-cell office:value-type="float" office:value="5.24844454342" calcext:value-type="float">
            <text:p>5,2484445434</text:p>
          </table:table-cell>
          <table:table-cell office:value-type="float" office:value="0.00177097320557" calcext:value-type="float">
            <text:p>0,0017709732</text:p>
          </table:table-cell>
          <table:table-cell table:formula="of:=[.C115]*1000" office:value-type="float" office:value="1.77097320557" calcext:value-type="float">
            <text:p>1,7709732056</text:p>
          </table:table-cell>
          <table:table-cell office:value-type="float" office:value="0.187485218048" calcext:value-type="float">
            <text:p>0,187485218</text:p>
          </table:table-cell>
          <table:table-cell table:formula="of:=[.E115]*1000" office:value-type="float" office:value="187.485218048" calcext:value-type="float">
            <text:p>187,485218048</text:p>
          </table:table-cell>
          <table:table-cell office:value-type="float" office:value="0.00122499465942" calcext:value-type="float">
            <text:p>0,0012249947</text:p>
          </table:table-cell>
          <table:table-cell table:formula="of:=[.G115]*1000" office:value-type="float" office:value="1.22499465942" calcext:value-type="float">
            <text:p>1,2249946594</text:p>
          </table:table-cell>
          <table:table-cell office:value-type="float" office:value="0.190532641" calcext:value-type="float">
            <text:p>0,190532641</text:p>
          </table:table-cell>
          <table:table-cell table:formula="of:=[.I115]*1000" office:value-type="float" office:value="190.532641" calcext:value-type="float">
            <text:p>190,532641</text:p>
          </table:table-cell>
        </table:table-row>
        <table:table-row table:style-name="ro1" table:visibility="collapse">
          <table:table-cell/>
          <table:table-cell office:value-type="float" office:value="5.24349954578" calcext:value-type="float">
            <text:p>5,2434995458</text:p>
          </table:table-cell>
          <table:table-cell office:value-type="float" office:value="0.00182509422302" calcext:value-type="float">
            <text:p>0,0018250942</text:p>
          </table:table-cell>
          <table:table-cell table:formula="of:=[.C116]*1000" office:value-type="float" office:value="1.82509422302" calcext:value-type="float">
            <text:p>1,825094223</text:p>
          </table:table-cell>
          <table:table-cell office:value-type="float" office:value="0.187594890594" calcext:value-type="float">
            <text:p>0,1875948906</text:p>
          </table:table-cell>
          <table:table-cell table:formula="of:=[.E116]*1000" office:value-type="float" office:value="187.594890594" calcext:value-type="float">
            <text:p>187,594890594</text:p>
          </table:table-cell>
          <table:table-cell office:value-type="float" office:value="0.00124502182007" calcext:value-type="float">
            <text:p>0,0012450218</text:p>
          </table:table-cell>
          <table:table-cell table:formula="of:=[.G116]*1000" office:value-type="float" office:value="1.24502182007" calcext:value-type="float">
            <text:p>1,2450218201</text:p>
          </table:table-cell>
          <table:table-cell office:value-type="float" office:value="0.190712327" calcext:value-type="float">
            <text:p>0,190712327</text:p>
          </table:table-cell>
          <table:table-cell table:formula="of:=[.I116]*1000" office:value-type="float" office:value="190.712327" calcext:value-type="float">
            <text:p>190,712327</text:p>
          </table:table-cell>
        </table:table-row>
        <table:table-row table:style-name="ro1" table:visibility="collapse">
          <table:table-cell/>
          <table:table-cell office:value-type="float" office:value="5.16580466262" calcext:value-type="float">
            <text:p>5,1658046626</text:p>
          </table:table-cell>
          <table:table-cell office:value-type="float" office:value="0.00197410583496" calcext:value-type="float">
            <text:p>0,0019741058</text:p>
          </table:table-cell>
          <table:table-cell table:formula="of:=[.C117]*1000" office:value-type="float" office:value="1.97410583496" calcext:value-type="float">
            <text:p>1,974105835</text:p>
          </table:table-cell>
          <table:table-cell office:value-type="float" office:value="0.190318822861" calcext:value-type="float">
            <text:p>0,1903188229</text:p>
          </table:table-cell>
          <table:table-cell table:formula="of:=[.E117]*1000" office:value-type="float" office:value="190.318822861" calcext:value-type="float">
            <text:p>190,318822861</text:p>
          </table:table-cell>
          <table:table-cell office:value-type="float" office:value="0.00124096870422" calcext:value-type="float">
            <text:p>0,0012409687</text:p>
          </table:table-cell>
          <table:table-cell table:formula="of:=[.G117]*1000" office:value-type="float" office:value="1.24096870422" calcext:value-type="float">
            <text:p>1,2409687042</text:p>
          </table:table-cell>
          <table:table-cell office:value-type="float" office:value="0.193580684" calcext:value-type="float">
            <text:p>0,193580684</text:p>
          </table:table-cell>
          <table:table-cell table:formula="of:=[.I117]*1000" office:value-type="float" office:value="193.580684" calcext:value-type="float">
            <text:p>193,580684</text:p>
          </table:table-cell>
        </table:table-row>
        <table:table-row table:style-name="ro1" table:visibility="collapse">
          <table:table-cell/>
          <table:table-cell office:value-type="float" office:value="5.11169759549" calcext:value-type="float">
            <text:p>5,1116975955</text:p>
          </table:table-cell>
          <table:table-cell office:value-type="float" office:value="0.00162506103516" calcext:value-type="float">
            <text:p>0,001625061</text:p>
          </table:table-cell>
          <table:table-cell table:formula="of:=[.C118]*1000" office:value-type="float" office:value="1.62506103516" calcext:value-type="float">
            <text:p>1,6250610352</text:p>
          </table:table-cell>
          <table:table-cell office:value-type="float" office:value="0.192694187164" calcext:value-type="float">
            <text:p>0,1926941872</text:p>
          </table:table-cell>
          <table:table-cell table:formula="of:=[.E118]*1000" office:value-type="float" office:value="192.694187164" calcext:value-type="float">
            <text:p>192,694187164</text:p>
          </table:table-cell>
          <table:table-cell office:value-type="float" office:value="0.00126481056213" calcext:value-type="float">
            <text:p>0,0012648106</text:p>
          </table:table-cell>
          <table:table-cell table:formula="of:=[.G118]*1000" office:value-type="float" office:value="1.26481056213" calcext:value-type="float">
            <text:p>1,2648105621</text:p>
          </table:table-cell>
          <table:table-cell office:value-type="float" office:value="0.195629726" calcext:value-type="float">
            <text:p>0,195629726</text:p>
          </table:table-cell>
          <table:table-cell table:formula="of:=[.I118]*1000" office:value-type="float" office:value="195.629726" calcext:value-type="float">
            <text:p>195,629726</text:p>
          </table:table-cell>
        </table:table-row>
        <table:table-row table:style-name="ro1" table:visibility="collapse">
          <table:table-cell/>
          <table:table-cell office:value-type="float" office:value="5.23125043338" calcext:value-type="float">
            <text:p>5,2312504334</text:p>
          </table:table-cell>
          <table:table-cell office:value-type="float" office:value="0.00162601470947" calcext:value-type="float">
            <text:p>0,0016260147</text:p>
          </table:table-cell>
          <table:table-cell table:formula="of:=[.C119]*1000" office:value-type="float" office:value="1.62601470947" calcext:value-type="float">
            <text:p>1,6260147095</text:p>
          </table:table-cell>
          <table:table-cell office:value-type="float" office:value="0.188252925873" calcext:value-type="float">
            <text:p>0,1882529259</text:p>
          </table:table-cell>
          <table:table-cell table:formula="of:=[.E119]*1000" office:value-type="float" office:value="188.252925873" calcext:value-type="float">
            <text:p>188,252925873</text:p>
          </table:table-cell>
          <table:table-cell office:value-type="float" office:value="0.00123405456543" calcext:value-type="float">
            <text:p>0,0012340546</text:p>
          </table:table-cell>
          <table:table-cell table:formula="of:=[.G119]*1000" office:value-type="float" office:value="1.23405456543" calcext:value-type="float">
            <text:p>1,2340545654</text:p>
          </table:table-cell>
          <table:table-cell office:value-type="float" office:value="0.191158885" calcext:value-type="float">
            <text:p>0,191158885</text:p>
          </table:table-cell>
          <table:table-cell table:formula="of:=[.I119]*1000" office:value-type="float" office:value="191.158885" calcext:value-type="float">
            <text:p>191,158885</text:p>
          </table:table-cell>
        </table:table-row>
        <table:table-row table:style-name="ro1" table:visibility="collapse">
          <table:table-cell/>
          <table:table-cell office:value-type="float" office:value="5.15269968847" calcext:value-type="float">
            <text:p>5,1526996885</text:p>
          </table:table-cell>
          <table:table-cell office:value-type="float" office:value="0.0015389919281" calcext:value-type="float">
            <text:p>0,0015389919</text:p>
          </table:table-cell>
          <table:table-cell table:formula="of:=[.C120]*1000" office:value-type="float" office:value="1.5389919281" calcext:value-type="float">
            <text:p>1,5389919281</text:p>
          </table:table-cell>
          <table:table-cell office:value-type="float" office:value="0.191154003143" calcext:value-type="float">
            <text:p>0,1911540031</text:p>
          </table:table-cell>
          <table:table-cell table:formula="of:=[.E120]*1000" office:value-type="float" office:value="191.154003143" calcext:value-type="float">
            <text:p>191,154003143</text:p>
          </table:table-cell>
          <table:table-cell office:value-type="float" office:value="0.00133299827576" calcext:value-type="float">
            <text:p>0,0013329983</text:p>
          </table:table-cell>
          <table:table-cell table:formula="of:=[.G120]*1000" office:value-type="float" office:value="1.33299827576" calcext:value-type="float">
            <text:p>1,3329982758</text:p>
          </table:table-cell>
          <table:table-cell office:value-type="float" office:value="0.194073022" calcext:value-type="float">
            <text:p>0,194073022</text:p>
          </table:table-cell>
          <table:table-cell table:formula="of:=[.I120]*1000" office:value-type="float" office:value="194.073022" calcext:value-type="float">
            <text:p>194,073022</text:p>
          </table:table-cell>
        </table:table-row>
        <table:table-row table:style-name="ro1" table:visibility="collapse">
          <table:table-cell/>
          <table:table-cell office:value-type="float" office:value="5.25922819943" calcext:value-type="float">
            <text:p>5,2592281994</text:p>
          </table:table-cell>
          <table:table-cell office:value-type="float" office:value="0.00199890136719" calcext:value-type="float">
            <text:p>0,0019989014</text:p>
          </table:table-cell>
          <table:table-cell table:formula="of:=[.C121]*1000" office:value-type="float" office:value="1.99890136719" calcext:value-type="float">
            <text:p>1,9989013672</text:p>
          </table:table-cell>
          <table:table-cell office:value-type="float" office:value="0.18682384491" calcext:value-type="float">
            <text:p>0,1868238449</text:p>
          </table:table-cell>
          <table:table-cell table:formula="of:=[.E121]*1000" office:value-type="float" office:value="186.82384491" calcext:value-type="float">
            <text:p>186,82384491</text:p>
          </table:table-cell>
          <table:table-cell office:value-type="float" office:value="0.00126194953918" calcext:value-type="float">
            <text:p>0,0012619495</text:p>
          </table:table-cell>
          <table:table-cell table:formula="of:=[.G121]*1000" office:value-type="float" office:value="1.26194953918" calcext:value-type="float">
            <text:p>1,2619495392</text:p>
          </table:table-cell>
          <table:table-cell office:value-type="float" office:value="0.190141968" calcext:value-type="float">
            <text:p>0,190141968</text:p>
          </table:table-cell>
          <table:table-cell table:formula="of:=[.I121]*1000" office:value-type="float" office:value="190.141968" calcext:value-type="float">
            <text:p>190,141968</text:p>
          </table:table-cell>
        </table:table-row>
        <table:table-row table:style-name="ro1" table:visibility="collapse">
          <table:table-cell/>
          <table:table-cell office:value-type="float" office:value="5.32940250816" calcext:value-type="float">
            <text:p>5,3294025082</text:p>
          </table:table-cell>
          <table:table-cell office:value-type="float" office:value="0.00178003311157" calcext:value-type="float">
            <text:p>0,0017800331</text:p>
          </table:table-cell>
          <table:table-cell table:formula="of:=[.C122]*1000" office:value-type="float" office:value="1.78003311157" calcext:value-type="float">
            <text:p>1,7800331116</text:p>
          </table:table-cell>
          <table:table-cell office:value-type="float" office:value="0.184557914734" calcext:value-type="float">
            <text:p>0,1845579147</text:p>
          </table:table-cell>
          <table:table-cell table:formula="of:=[.E122]*1000" office:value-type="float" office:value="184.557914734" calcext:value-type="float">
            <text:p>184,557914734</text:p>
          </table:table-cell>
          <table:table-cell office:value-type="float" office:value="0.00124502182007" calcext:value-type="float">
            <text:p>0,0012450218</text:p>
          </table:table-cell>
          <table:table-cell table:formula="of:=[.G122]*1000" office:value-type="float" office:value="1.24502182007" calcext:value-type="float">
            <text:p>1,2450218201</text:p>
          </table:table-cell>
          <table:table-cell office:value-type="float" office:value="0.187638295" calcext:value-type="float">
            <text:p>0,187638295</text:p>
          </table:table-cell>
          <table:table-cell table:formula="of:=[.I122]*1000" office:value-type="float" office:value="187.638295" calcext:value-type="float">
            <text:p>187,638295</text:p>
          </table:table-cell>
        </table:table-row>
        <table:table-row table:style-name="ro1" table:visibility="collapse">
          <table:table-cell/>
          <table:table-cell office:value-type="float" office:value="5.24157567929" calcext:value-type="float">
            <text:p>5,2415756793</text:p>
          </table:table-cell>
          <table:table-cell office:value-type="float" office:value="0.00226211547852" calcext:value-type="float">
            <text:p>0,0022621155</text:p>
          </table:table-cell>
          <table:table-cell table:formula="of:=[.C123]*1000" office:value-type="float" office:value="2.26211547852" calcext:value-type="float">
            <text:p>2,2621154785</text:p>
          </table:table-cell>
          <table:table-cell office:value-type="float" office:value="0.187126159668" calcext:value-type="float">
            <text:p>0,1871261597</text:p>
          </table:table-cell>
          <table:table-cell table:formula="of:=[.E123]*1000" office:value-type="float" office:value="187.126159668" calcext:value-type="float">
            <text:p>187,126159668</text:p>
          </table:table-cell>
          <table:table-cell office:value-type="float" office:value="0.00134801864624" calcext:value-type="float">
            <text:p>0,0013480186</text:p>
          </table:table-cell>
          <table:table-cell table:formula="of:=[.G123]*1000" office:value-type="float" office:value="1.34801864624" calcext:value-type="float">
            <text:p>1,3480186462</text:p>
          </table:table-cell>
          <table:table-cell office:value-type="float" office:value="0.190782326" calcext:value-type="float">
            <text:p>0,190782326</text:p>
          </table:table-cell>
          <table:table-cell table:formula="of:=[.I123]*1000" office:value-type="float" office:value="190.782326" calcext:value-type="float">
            <text:p>190,782326</text:p>
          </table:table-cell>
        </table:table-row>
        <table:table-row table:style-name="ro1" table:visibility="collapse">
          <table:table-cell/>
          <table:table-cell office:value-type="float" office:value="5.14701843079" calcext:value-type="float">
            <text:p>5,1470184308</text:p>
          </table:table-cell>
          <table:table-cell office:value-type="float" office:value="0.00178718566895" calcext:value-type="float">
            <text:p>0,0017871857</text:p>
          </table:table-cell>
          <table:table-cell table:formula="of:=[.C124]*1000" office:value-type="float" office:value="1.78718566895" calcext:value-type="float">
            <text:p>1,787185669</text:p>
          </table:table-cell>
          <table:table-cell office:value-type="float" office:value="0.191218137741" calcext:value-type="float">
            <text:p>0,1912181377</text:p>
          </table:table-cell>
          <table:table-cell table:formula="of:=[.E124]*1000" office:value-type="float" office:value="191.218137741" calcext:value-type="float">
            <text:p>191,218137741</text:p>
          </table:table-cell>
          <table:table-cell office:value-type="float" office:value="0.00123190879822" calcext:value-type="float">
            <text:p>0,0012319088</text:p>
          </table:table-cell>
          <table:table-cell table:formula="of:=[.G124]*1000" office:value-type="float" office:value="1.23190879822" calcext:value-type="float">
            <text:p>1,2319087982</text:p>
          </table:table-cell>
          <table:table-cell office:value-type="float" office:value="0.194287239" calcext:value-type="float">
            <text:p>0,194287239</text:p>
          </table:table-cell>
          <table:table-cell table:formula="of:=[.I124]*1000" office:value-type="float" office:value="194.287239" calcext:value-type="float">
            <text:p>194,287239</text:p>
          </table:table-cell>
        </table:table-row>
        <table:table-row table:style-name="ro1" table:visibility="collapse">
          <table:table-cell/>
          <table:table-cell office:value-type="float" office:value="5.29502816764" calcext:value-type="float">
            <text:p>5,2950281676</text:p>
          </table:table-cell>
          <table:table-cell office:value-type="float" office:value="0.00180506706238" calcext:value-type="float">
            <text:p>0,0018050671</text:p>
          </table:table-cell>
          <table:table-cell table:formula="of:=[.C125]*1000" office:value-type="float" office:value="1.80506706238" calcext:value-type="float">
            <text:p>1,8050670624</text:p>
          </table:table-cell>
          <table:table-cell office:value-type="float" office:value="0.185779094696" calcext:value-type="float">
            <text:p>0,1857790947</text:p>
          </table:table-cell>
          <table:table-cell table:formula="of:=[.E125]*1000" office:value-type="float" office:value="185.779094696" calcext:value-type="float">
            <text:p>185,779094696</text:p>
          </table:table-cell>
          <table:table-cell office:value-type="float" office:value="0.00122714042664" calcext:value-type="float">
            <text:p>0,0012271404</text:p>
          </table:table-cell>
          <table:table-cell table:formula="of:=[.G125]*1000" office:value-type="float" office:value="1.22714042664" calcext:value-type="float">
            <text:p>1,2271404266</text:p>
          </table:table-cell>
          <table:table-cell office:value-type="float" office:value="0.188856408" calcext:value-type="float">
            <text:p>0,188856408</text:p>
          </table:table-cell>
          <table:table-cell table:formula="of:=[.I125]*1000" office:value-type="float" office:value="188.856408" calcext:value-type="float">
            <text:p>188,856408</text:p>
          </table:table-cell>
        </table:table-row>
        <table:table-row table:style-name="ro1" table:visibility="collapse">
          <table:table-cell/>
          <table:table-cell office:value-type="float" office:value="5.2532666296" calcext:value-type="float">
            <text:p>5,2532666296</text:p>
          </table:table-cell>
          <table:table-cell office:value-type="float" office:value="0.00169587135315" calcext:value-type="float">
            <text:p>0,0016958714</text:p>
          </table:table-cell>
          <table:table-cell table:formula="of:=[.C126]*1000" office:value-type="float" office:value="1.69587135315" calcext:value-type="float">
            <text:p>1,6958713532</text:p>
          </table:table-cell>
          <table:table-cell office:value-type="float" office:value="0.187385082245" calcext:value-type="float">
            <text:p>0,1873850822</text:p>
          </table:table-cell>
          <table:table-cell table:formula="of:=[.E126]*1000" office:value-type="float" office:value="187.385082245" calcext:value-type="float">
            <text:p>187,385082245</text:p>
          </table:table-cell>
          <table:table-cell office:value-type="float" office:value="0.00123000144958" calcext:value-type="float">
            <text:p>0,0012300014</text:p>
          </table:table-cell>
          <table:table-cell table:formula="of:=[.G126]*1000" office:value-type="float" office:value="1.23000144958" calcext:value-type="float">
            <text:p>1,2300014496</text:p>
          </table:table-cell>
          <table:table-cell office:value-type="float" office:value="0.190357747" calcext:value-type="float">
            <text:p>0,190357747</text:p>
          </table:table-cell>
          <table:table-cell table:formula="of:=[.I126]*1000" office:value-type="float" office:value="190.357747" calcext:value-type="float">
            <text:p>190,357747</text:p>
          </table:table-cell>
        </table:table-row>
        <table:table-row table:style-name="ro1" table:visibility="collapse">
          <table:table-cell/>
          <table:table-cell office:value-type="float" office:value="5.29587965787" calcext:value-type="float">
            <text:p>5,2958796579</text:p>
          </table:table-cell>
          <table:table-cell office:value-type="float" office:value="0.0014979839325" calcext:value-type="float">
            <text:p>0,0014979839</text:p>
          </table:table-cell>
          <table:table-cell table:formula="of:=[.C127]*1000" office:value-type="float" office:value="1.4979839325" calcext:value-type="float">
            <text:p>1,4979839325</text:p>
          </table:table-cell>
          <table:table-cell office:value-type="float" office:value="0.185918092728" calcext:value-type="float">
            <text:p>0,1859180927</text:p>
          </table:table-cell>
          <table:table-cell table:formula="of:=[.E127]*1000" office:value-type="float" office:value="185.918092728" calcext:value-type="float">
            <text:p>185,918092728</text:p>
          </table:table-cell>
          <table:table-cell office:value-type="float" office:value="0.0013599395752" calcext:value-type="float">
            <text:p>0,0013599396</text:p>
          </table:table-cell>
          <table:table-cell table:formula="of:=[.G127]*1000" office:value-type="float" office:value="1.3599395752" calcext:value-type="float">
            <text:p>1,3599395752</text:p>
          </table:table-cell>
          <table:table-cell office:value-type="float" office:value="0.188826043" calcext:value-type="float">
            <text:p>0,188826043</text:p>
          </table:table-cell>
          <table:table-cell table:formula="of:=[.I127]*1000" office:value-type="float" office:value="188.826043" calcext:value-type="float">
            <text:p>188,826043</text:p>
          </table:table-cell>
        </table:table-row>
        <table:table-row table:style-name="ro1" table:visibility="collapse">
          <table:table-cell/>
          <table:table-cell office:value-type="float" office:value="5.23221126522" calcext:value-type="float">
            <text:p>5,2322112652</text:p>
          </table:table-cell>
          <table:table-cell office:value-type="float" office:value="0.00161910057068" calcext:value-type="float">
            <text:p>0,0016191006</text:p>
          </table:table-cell>
          <table:table-cell table:formula="of:=[.C128]*1000" office:value-type="float" office:value="1.61910057068" calcext:value-type="float">
            <text:p>1,6191005707</text:p>
          </table:table-cell>
          <table:table-cell office:value-type="float" office:value="0.188244104385" calcext:value-type="float">
            <text:p>0,1882441044</text:p>
          </table:table-cell>
          <table:table-cell table:formula="of:=[.E128]*1000" office:value-type="float" office:value="188.244104385" calcext:value-type="float">
            <text:p>188,244104385</text:p>
          </table:table-cell>
          <table:table-cell office:value-type="float" office:value="0.00121402740479" calcext:value-type="float">
            <text:p>0,0012140274</text:p>
          </table:table-cell>
          <table:table-cell table:formula="of:=[.G128]*1000" office:value-type="float" office:value="1.21402740479" calcext:value-type="float">
            <text:p>1,2140274048</text:p>
          </table:table-cell>
          <table:table-cell office:value-type="float" office:value="0.191123781" calcext:value-type="float">
            <text:p>0,191123781</text:p>
          </table:table-cell>
          <table:table-cell table:formula="of:=[.I128]*1000" office:value-type="float" office:value="191.123781" calcext:value-type="float">
            <text:p>191,123781</text:p>
          </table:table-cell>
        </table:table-row>
        <table:table-row table:style-name="ro1" table:visibility="collapse">
          <table:table-cell/>
          <table:table-cell office:value-type="float" office:value="5.31034523117" calcext:value-type="float">
            <text:p>5,3103452312</text:p>
          </table:table-cell>
          <table:table-cell office:value-type="float" office:value="0.00173616409302" calcext:value-type="float">
            <text:p>0,0017361641</text:p>
          </table:table-cell>
          <table:table-cell table:formula="of:=[.C129]*1000" office:value-type="float" office:value="1.73616409302" calcext:value-type="float">
            <text:p>1,736164093</text:p>
          </table:table-cell>
          <table:table-cell office:value-type="float" office:value="0.185289859772" calcext:value-type="float">
            <text:p>0,1852898598</text:p>
          </table:table-cell>
          <table:table-cell table:formula="of:=[.E129]*1000" office:value-type="float" office:value="185.289859772" calcext:value-type="float">
            <text:p>185,289859772</text:p>
          </table:table-cell>
          <table:table-cell office:value-type="float" office:value="0.00123715400696" calcext:value-type="float">
            <text:p>0,001237154</text:p>
          </table:table-cell>
          <table:table-cell table:formula="of:=[.G129]*1000" office:value-type="float" office:value="1.23715400696" calcext:value-type="float">
            <text:p>1,237154007</text:p>
          </table:table-cell>
          <table:table-cell office:value-type="float" office:value="0.188311674" calcext:value-type="float">
            <text:p>0,188311674</text:p>
          </table:table-cell>
          <table:table-cell table:formula="of:=[.I129]*1000" office:value-type="float" office:value="188.311674" calcext:value-type="float">
            <text:p>188,311674</text:p>
          </table:table-cell>
        </table:table-row>
        <table:table-row table:style-name="ro1" table:visibility="collapse">
          <table:table-cell/>
          <table:table-cell office:value-type="float" office:value="5.22075140719" calcext:value-type="float">
            <text:p>5,2207514072</text:p>
          </table:table-cell>
          <table:table-cell office:value-type="float" office:value="0.00184392929077" calcext:value-type="float">
            <text:p>0,0018439293</text:p>
          </table:table-cell>
          <table:table-cell table:formula="of:=[.C130]*1000" office:value-type="float" office:value="1.84392929077" calcext:value-type="float">
            <text:p>1,8439292908</text:p>
          </table:table-cell>
          <table:table-cell office:value-type="float" office:value="0.188415050507" calcext:value-type="float">
            <text:p>0,1884150505</text:p>
          </table:table-cell>
          <table:table-cell table:formula="of:=[.E130]*1000" office:value-type="float" office:value="188.415050507" calcext:value-type="float">
            <text:p>188,415050507</text:p>
          </table:table-cell>
          <table:table-cell office:value-type="float" office:value="0.00123286247253" calcext:value-type="float">
            <text:p>0,0012328625</text:p>
          </table:table-cell>
          <table:table-cell table:formula="of:=[.G130]*1000" office:value-type="float" office:value="1.23286247253" calcext:value-type="float">
            <text:p>1,2328624725</text:p>
          </table:table-cell>
          <table:table-cell office:value-type="float" office:value="0.191543309" calcext:value-type="float">
            <text:p>0,191543309</text:p>
          </table:table-cell>
          <table:table-cell table:formula="of:=[.I130]*1000" office:value-type="float" office:value="191.543309" calcext:value-type="float">
            <text:p>191,543309</text:p>
          </table:table-cell>
        </table:table-row>
        <table:table-row table:style-name="ro1" table:visibility="collapse">
          <table:table-cell/>
          <table:table-cell office:value-type="float" office:value="5.08288608976" calcext:value-type="float">
            <text:p>5,0828860898</text:p>
          </table:table-cell>
          <table:table-cell office:value-type="float" office:value="0.00163793563843" calcext:value-type="float">
            <text:p>0,0016379356</text:p>
          </table:table-cell>
          <table:table-cell table:formula="of:=[.C131]*1000" office:value-type="float" office:value="1.63793563843" calcext:value-type="float">
            <text:p>1,6379356384</text:p>
          </table:table-cell>
          <table:table-cell office:value-type="float" office:value="0.193810224533" calcext:value-type="float">
            <text:p>0,1938102245</text:p>
          </table:table-cell>
          <table:table-cell table:formula="of:=[.E131]*1000" office:value-type="float" office:value="193.810224533" calcext:value-type="float">
            <text:p>193,810224533</text:p>
          </table:table-cell>
          <table:table-cell office:value-type="float" office:value="0.0012378692627" calcext:value-type="float">
            <text:p>0,0012378693</text:p>
          </table:table-cell>
          <table:table-cell table:formula="of:=[.G131]*1000" office:value-type="float" office:value="1.2378692627" calcext:value-type="float">
            <text:p>1,2378692627</text:p>
          </table:table-cell>
          <table:table-cell office:value-type="float" office:value="0.196738621" calcext:value-type="float">
            <text:p>0,196738621</text:p>
          </table:table-cell>
          <table:table-cell table:formula="of:=[.I131]*1000" office:value-type="float" office:value="196.738621" calcext:value-type="float">
            <text:p>196,738621</text:p>
          </table:table-cell>
        </table:table-row>
        <table:table-row table:style-name="ro1" table:visibility="collapse">
          <table:table-cell/>
          <table:table-cell office:value-type="float" office:value="5.17378224959" calcext:value-type="float">
            <text:p>5,1737822496</text:p>
          </table:table-cell>
          <table:table-cell office:value-type="float" office:value="0.00201797485352" calcext:value-type="float">
            <text:p>0,0020179749</text:p>
          </table:table-cell>
          <table:table-cell table:formula="of:=[.C132]*1000" office:value-type="float" office:value="2.01797485352" calcext:value-type="float">
            <text:p>2,0179748535</text:p>
          </table:table-cell>
          <table:table-cell office:value-type="float" office:value="0.18997502327" calcext:value-type="float">
            <text:p>0,1899750233</text:p>
          </table:table-cell>
          <table:table-cell table:formula="of:=[.E132]*1000" office:value-type="float" office:value="189.97502327" calcext:value-type="float">
            <text:p>189,97502327</text:p>
          </table:table-cell>
          <table:table-cell office:value-type="float" office:value="0.00123190879822" calcext:value-type="float">
            <text:p>0,0012319088</text:p>
          </table:table-cell>
          <table:table-cell table:formula="of:=[.G132]*1000" office:value-type="float" office:value="1.23190879822" calcext:value-type="float">
            <text:p>1,2319087982</text:p>
          </table:table-cell>
          <table:table-cell office:value-type="float" office:value="0.193282197" calcext:value-type="float">
            <text:p>0,193282197</text:p>
          </table:table-cell>
          <table:table-cell table:formula="of:=[.I132]*1000" office:value-type="float" office:value="193.282197" calcext:value-type="float">
            <text:p>193,282197</text:p>
          </table:table-cell>
        </table:table-row>
        <table:table-row table:style-name="ro1" table:visibility="collapse">
          <table:table-cell/>
          <table:table-cell office:value-type="float" office:value="5.01788006149" calcext:value-type="float">
            <text:p>5,0178800615</text:p>
          </table:table-cell>
          <table:table-cell office:value-type="float" office:value="0.00168800354004" calcext:value-type="float">
            <text:p>0,0016880035</text:p>
          </table:table-cell>
          <table:table-cell table:formula="of:=[.C133]*1000" office:value-type="float" office:value="1.68800354004" calcext:value-type="float">
            <text:p>1,68800354</text:p>
          </table:table-cell>
          <table:table-cell office:value-type="float" office:value="0.196330070496" calcext:value-type="float">
            <text:p>0,1963300705</text:p>
          </table:table-cell>
          <table:table-cell table:formula="of:=[.E133]*1000" office:value-type="float" office:value="196.330070496" calcext:value-type="float">
            <text:p>196,330070496</text:p>
          </table:table-cell>
          <table:table-cell office:value-type="float" office:value="0.00122404098511" calcext:value-type="float">
            <text:p>0,001224041</text:p>
          </table:table-cell>
          <table:table-cell table:formula="of:=[.G133]*1000" office:value-type="float" office:value="1.22404098511" calcext:value-type="float">
            <text:p>1,2240409851</text:p>
          </table:table-cell>
          <table:table-cell office:value-type="float" office:value="0.199287346" calcext:value-type="float">
            <text:p>0,199287346</text:p>
          </table:table-cell>
          <table:table-cell table:formula="of:=[.I133]*1000" office:value-type="float" office:value="199.287346" calcext:value-type="float">
            <text:p>199,287346</text:p>
          </table:table-cell>
        </table:table-row>
        <table:table-row table:style-name="ro1" table:visibility="collapse">
          <table:table-cell/>
          <table:table-cell office:value-type="float" office:value="5.25462236913" calcext:value-type="float">
            <text:p>5,2546223691</text:p>
          </table:table-cell>
          <table:table-cell office:value-type="float" office:value="0.0018048286438" calcext:value-type="float">
            <text:p>0,0018048286</text:p>
          </table:table-cell>
          <table:table-cell table:formula="of:=[.C134]*1000" office:value-type="float" office:value="1.8048286438" calcext:value-type="float">
            <text:p>1,8048286438</text:p>
          </table:table-cell>
          <table:table-cell office:value-type="float" office:value="0.187143087387" calcext:value-type="float">
            <text:p>0,1871430874</text:p>
          </table:table-cell>
          <table:table-cell table:formula="of:=[.E134]*1000" office:value-type="float" office:value="187.143087387" calcext:value-type="float">
            <text:p>187,143087387</text:p>
          </table:table-cell>
          <table:table-cell office:value-type="float" office:value="0.00131297111511" calcext:value-type="float">
            <text:p>0,0013129711</text:p>
          </table:table-cell>
          <table:table-cell table:formula="of:=[.G134]*1000" office:value-type="float" office:value="1.31297111511" calcext:value-type="float">
            <text:p>1,3129711151</text:p>
          </table:table-cell>
          <table:table-cell office:value-type="float" office:value="0.190308633" calcext:value-type="float">
            <text:p>0,190308633</text:p>
          </table:table-cell>
          <table:table-cell table:formula="of:=[.I134]*1000" office:value-type="float" office:value="190.308633" calcext:value-type="float">
            <text:p>190,308633</text:p>
          </table:table-cell>
        </table:table-row>
        <table:table-row table:style-name="ro1" table:visibility="collapse">
          <table:table-cell/>
          <table:table-cell office:value-type="float" office:value="5.1773928293" calcext:value-type="float">
            <text:p>5,1773928293</text:p>
          </table:table-cell>
          <table:table-cell office:value-type="float" office:value="0.00172710418701" calcext:value-type="float">
            <text:p>0,0017271042</text:p>
          </table:table-cell>
          <table:table-cell table:formula="of:=[.C135]*1000" office:value-type="float" office:value="1.72710418701" calcext:value-type="float">
            <text:p>1,727104187</text:p>
          </table:table-cell>
          <table:table-cell office:value-type="float" office:value="0.190146923065" calcext:value-type="float">
            <text:p>0,1901469231</text:p>
          </table:table-cell>
          <table:table-cell table:formula="of:=[.E135]*1000" office:value-type="float" office:value="190.146923065" calcext:value-type="float">
            <text:p>190,146923065</text:p>
          </table:table-cell>
          <table:table-cell office:value-type="float" office:value="0.00122904777527" calcext:value-type="float">
            <text:p>0,0012290478</text:p>
          </table:table-cell>
          <table:table-cell table:formula="of:=[.G135]*1000" office:value-type="float" office:value="1.22904777527" calcext:value-type="float">
            <text:p>1,2290477753</text:p>
          </table:table-cell>
          <table:table-cell office:value-type="float" office:value="0.193147407" calcext:value-type="float">
            <text:p>0,193147407</text:p>
          </table:table-cell>
          <table:table-cell table:formula="of:=[.I135]*1000" office:value-type="float" office:value="193.147407" calcext:value-type="float">
            <text:p>193,147407</text:p>
          </table:table-cell>
        </table:table-row>
        <table:table-row table:style-name="ro1" table:visibility="collapse">
          <table:table-cell/>
          <table:table-cell office:value-type="float" office:value="5.20976574757" calcext:value-type="float">
            <text:p>5,2097657476</text:p>
          </table:table-cell>
          <table:table-cell office:value-type="float" office:value="0.00165414810181" calcext:value-type="float">
            <text:p>0,0016541481</text:p>
          </table:table-cell>
          <table:table-cell table:formula="of:=[.C136]*1000" office:value-type="float" office:value="1.65414810181" calcext:value-type="float">
            <text:p>1,6541481018</text:p>
          </table:table-cell>
          <table:table-cell office:value-type="float" office:value="0.188992023468" calcext:value-type="float">
            <text:p>0,1889920235</text:p>
          </table:table-cell>
          <table:table-cell table:formula="of:=[.E136]*1000" office:value-type="float" office:value="188.992023468" calcext:value-type="float">
            <text:p>188,992023468</text:p>
          </table:table-cell>
          <table:table-cell office:value-type="float" office:value="0.00125479698181" calcext:value-type="float">
            <text:p>0,001254797</text:p>
          </table:table-cell>
          <table:table-cell table:formula="of:=[.G136]*1000" office:value-type="float" office:value="1.25479698181" calcext:value-type="float">
            <text:p>1,2547969818</text:p>
          </table:table-cell>
          <table:table-cell office:value-type="float" office:value="0.19194721" calcext:value-type="float">
            <text:p>0,19194721</text:p>
          </table:table-cell>
          <table:table-cell table:formula="of:=[.I136]*1000" office:value-type="float" office:value="191.94721" calcext:value-type="float">
            <text:p>191,94721</text:p>
          </table:table-cell>
        </table:table-row>
        <table:table-row table:style-name="ro1" table:visibility="collapse">
          <table:table-cell/>
          <table:table-cell office:value-type="float" office:value="5.24272926902" calcext:value-type="float">
            <text:p>5,242729269</text:p>
          </table:table-cell>
          <table:table-cell office:value-type="float" office:value="0.00170183181763" calcext:value-type="float">
            <text:p>0,0017018318</text:p>
          </table:table-cell>
          <table:table-cell table:formula="of:=[.C137]*1000" office:value-type="float" office:value="1.70183181763" calcext:value-type="float">
            <text:p>1,7018318176</text:p>
          </table:table-cell>
          <table:table-cell office:value-type="float" office:value="0.187659978867" calcext:value-type="float">
            <text:p>0,1876599789</text:p>
          </table:table-cell>
          <table:table-cell table:formula="of:=[.E137]*1000" office:value-type="float" office:value="187.659978867" calcext:value-type="float">
            <text:p>187,659978867</text:p>
          </table:table-cell>
          <table:table-cell office:value-type="float" office:value="0.00132918357849" calcext:value-type="float">
            <text:p>0,0013291836</text:p>
          </table:table-cell>
          <table:table-cell table:formula="of:=[.G137]*1000" office:value-type="float" office:value="1.32918357849" calcext:value-type="float">
            <text:p>1,3291835785</text:p>
          </table:table-cell>
          <table:table-cell office:value-type="float" office:value="0.190740347" calcext:value-type="float">
            <text:p>0,190740347</text:p>
          </table:table-cell>
          <table:table-cell table:formula="of:=[.I137]*1000" office:value-type="float" office:value="190.740347" calcext:value-type="float">
            <text:p>190,740347</text:p>
          </table:table-cell>
        </table:table-row>
        <table:table-row table:style-name="ro1" table:visibility="collapse">
          <table:table-cell/>
          <table:table-cell office:value-type="float" office:value="5.29044691093" calcext:value-type="float">
            <text:p>5,2904469109</text:p>
          </table:table-cell>
          <table:table-cell office:value-type="float" office:value="0.00209307670593" calcext:value-type="float">
            <text:p>0,0020930767</text:p>
          </table:table-cell>
          <table:table-cell table:formula="of:=[.C138]*1000" office:value-type="float" office:value="2.09307670593" calcext:value-type="float">
            <text:p>2,0930767059</text:p>
          </table:table-cell>
          <table:table-cell office:value-type="float" office:value="0.185638904572" calcext:value-type="float">
            <text:p>0,1856389046</text:p>
          </table:table-cell>
          <table:table-cell table:formula="of:=[.E138]*1000" office:value-type="float" office:value="185.638904572" calcext:value-type="float">
            <text:p>185,638904572</text:p>
          </table:table-cell>
          <table:table-cell office:value-type="float" office:value="0.00123906135559" calcext:value-type="float">
            <text:p>0,0012390614</text:p>
          </table:table-cell>
          <table:table-cell table:formula="of:=[.G138]*1000" office:value-type="float" office:value="1.23906135559" calcext:value-type="float">
            <text:p>1,2390613556</text:p>
          </table:table-cell>
          <table:table-cell office:value-type="float" office:value="0.189019948" calcext:value-type="float">
            <text:p>0,189019948</text:p>
          </table:table-cell>
          <table:table-cell table:formula="of:=[.I138]*1000" office:value-type="float" office:value="189.019948" calcext:value-type="float">
            <text:p>189,019948</text:p>
          </table:table-cell>
        </table:table-row>
        <table:table-row table:style-name="ro1" table:visibility="collapse">
          <table:table-cell/>
          <table:table-cell office:value-type="float" office:value="5.2613179011" calcext:value-type="float">
            <text:p>5,2613179011</text:p>
          </table:table-cell>
          <table:table-cell office:value-type="float" office:value="0.00184798240662" calcext:value-type="float">
            <text:p>0,0018479824</text:p>
          </table:table-cell>
          <table:table-cell table:formula="of:=[.C139]*1000" office:value-type="float" office:value="1.84798240662" calcext:value-type="float">
            <text:p>1,8479824066</text:p>
          </table:table-cell>
          <table:table-cell office:value-type="float" office:value="0.186928987503" calcext:value-type="float">
            <text:p>0,1869289875</text:p>
          </table:table-cell>
          <table:table-cell table:formula="of:=[.E139]*1000" office:value-type="float" office:value="186.928987503" calcext:value-type="float">
            <text:p>186,928987503</text:p>
          </table:table-cell>
          <table:table-cell office:value-type="float" office:value="0.00123906135559" calcext:value-type="float">
            <text:p>0,0012390614</text:p>
          </table:table-cell>
          <table:table-cell table:formula="of:=[.G139]*1000" office:value-type="float" office:value="1.23906135559" calcext:value-type="float">
            <text:p>1,2390613556</text:p>
          </table:table-cell>
          <table:table-cell office:value-type="float" office:value="0.190066447" calcext:value-type="float">
            <text:p>0,190066447</text:p>
          </table:table-cell>
          <table:table-cell table:formula="of:=[.I139]*1000" office:value-type="float" office:value="190.066447" calcext:value-type="float">
            <text:p>190,066447</text:p>
          </table:table-cell>
        </table:table-row>
        <table:table-row table:style-name="ro1" table:visibility="collapse">
          <table:table-cell/>
          <table:table-cell office:value-type="float" office:value="5.1748796768" calcext:value-type="float">
            <text:p>5,1748796768</text:p>
          </table:table-cell>
          <table:table-cell office:value-type="float" office:value="0.00185894966125" calcext:value-type="float">
            <text:p>0,0018589497</text:p>
          </table:table-cell>
          <table:table-cell table:formula="of:=[.C140]*1000" office:value-type="float" office:value="1.85894966125" calcext:value-type="float">
            <text:p>1,8589496613</text:p>
          </table:table-cell>
          <table:table-cell office:value-type="float" office:value="0.190061807632" calcext:value-type="float">
            <text:p>0,1900618076</text:p>
          </table:table-cell>
          <table:table-cell table:formula="of:=[.E140]*1000" office:value-type="float" office:value="190.061807632" calcext:value-type="float">
            <text:p>190,061807632</text:p>
          </table:table-cell>
          <table:table-cell office:value-type="float" office:value="0.00126004219055" calcext:value-type="float">
            <text:p>0,0012600422</text:p>
          </table:table-cell>
          <table:table-cell table:formula="of:=[.G140]*1000" office:value-type="float" office:value="1.26004219055" calcext:value-type="float">
            <text:p>1,2600421906</text:p>
          </table:table-cell>
          <table:table-cell office:value-type="float" office:value="0.193241208" calcext:value-type="float">
            <text:p>0,193241208</text:p>
          </table:table-cell>
          <table:table-cell table:formula="of:=[.I140]*1000" office:value-type="float" office:value="193.241208" calcext:value-type="float">
            <text:p>193,241208</text:p>
          </table:table-cell>
        </table:table-row>
        <table:table-row table:style-name="ro1" table:visibility="collapse">
          <table:table-cell/>
          <table:table-cell office:value-type="float" office:value="5.15412158455" calcext:value-type="float">
            <text:p>5,1541215846</text:p>
          </table:table-cell>
          <table:table-cell office:value-type="float" office:value="0.00152707099915" calcext:value-type="float">
            <text:p>0,001527071</text:p>
          </table:table-cell>
          <table:table-cell table:formula="of:=[.C141]*1000" office:value-type="float" office:value="1.52707099915" calcext:value-type="float">
            <text:p>1,5270709992</text:p>
          </table:table-cell>
          <table:table-cell office:value-type="float" office:value="0.191210985184" calcext:value-type="float">
            <text:p>0,1912109852</text:p>
          </table:table-cell>
          <table:table-cell table:formula="of:=[.E141]*1000" office:value-type="float" office:value="191.210985184" calcext:value-type="float">
            <text:p>191,210985184</text:p>
          </table:table-cell>
          <table:table-cell office:value-type="float" office:value="0.00123691558838" calcext:value-type="float">
            <text:p>0,0012369156</text:p>
          </table:table-cell>
          <table:table-cell table:formula="of:=[.G141]*1000" office:value-type="float" office:value="1.23691558838" calcext:value-type="float">
            <text:p>1,2369155884</text:p>
          </table:table-cell>
          <table:table-cell office:value-type="float" office:value="0.194019482" calcext:value-type="float">
            <text:p>0,194019482</text:p>
          </table:table-cell>
          <table:table-cell table:formula="of:=[.I141]*1000" office:value-type="float" office:value="194.019482" calcext:value-type="float">
            <text:p>194,019482</text:p>
          </table:table-cell>
        </table:table-row>
        <table:table-row table:style-name="ro1" table:visibility="collapse">
          <table:table-cell/>
          <table:table-cell office:value-type="float" office:value="5.24816193493" calcext:value-type="float">
            <text:p>5,2481619349</text:p>
          </table:table-cell>
          <table:table-cell office:value-type="float" office:value="0.00183582305908" calcext:value-type="float">
            <text:p>0,0018358231</text:p>
          </table:table-cell>
          <table:table-cell table:formula="of:=[.C142]*1000" office:value-type="float" office:value="1.83582305908" calcext:value-type="float">
            <text:p>1,8358230591</text:p>
          </table:table-cell>
          <table:table-cell office:value-type="float" office:value="0.187426805496" calcext:value-type="float">
            <text:p>0,1874268055</text:p>
          </table:table-cell>
          <table:table-cell table:formula="of:=[.E142]*1000" office:value-type="float" office:value="187.426805496" calcext:value-type="float">
            <text:p>187,426805496</text:p>
          </table:table-cell>
          <table:table-cell office:value-type="float" office:value="0.00123119354248" calcext:value-type="float">
            <text:p>0,0012311935</text:p>
          </table:table-cell>
          <table:table-cell table:formula="of:=[.G142]*1000" office:value-type="float" office:value="1.23119354248" calcext:value-type="float">
            <text:p>1,2311935425</text:p>
          </table:table-cell>
          <table:table-cell office:value-type="float" office:value="0.190542901" calcext:value-type="float">
            <text:p>0,190542901</text:p>
          </table:table-cell>
          <table:table-cell table:formula="of:=[.I142]*1000" office:value-type="float" office:value="190.542901" calcext:value-type="float">
            <text:p>190,542901</text:p>
          </table:table-cell>
        </table:table-row>
        <table:table-row table:style-name="ro1" table:visibility="collapse">
          <table:table-cell/>
          <table:table-cell office:value-type="float" office:value="5.28239643817" calcext:value-type="float">
            <text:p>5,2823964382</text:p>
          </table:table-cell>
          <table:table-cell office:value-type="float" office:value="0.00172805786133" calcext:value-type="float">
            <text:p>0,0017280579</text:p>
          </table:table-cell>
          <table:table-cell table:formula="of:=[.C143]*1000" office:value-type="float" office:value="1.72805786133" calcext:value-type="float">
            <text:p>1,7280578613</text:p>
          </table:table-cell>
          <table:table-cell office:value-type="float" office:value="0.186177968979" calcext:value-type="float">
            <text:p>0,186177969</text:p>
          </table:table-cell>
          <table:table-cell table:formula="of:=[.E143]*1000" office:value-type="float" office:value="186.177968979" calcext:value-type="float">
            <text:p>186,177968979</text:p>
          </table:table-cell>
          <table:table-cell office:value-type="float" office:value="0.0013530254364" calcext:value-type="float">
            <text:p>0,0013530254</text:p>
          </table:table-cell>
          <table:table-cell table:formula="of:=[.G143]*1000" office:value-type="float" office:value="1.3530254364" calcext:value-type="float">
            <text:p>1,3530254364</text:p>
          </table:table-cell>
          <table:table-cell office:value-type="float" office:value="0.189308018" calcext:value-type="float">
            <text:p>0,189308018</text:p>
          </table:table-cell>
          <table:table-cell table:formula="of:=[.I143]*1000" office:value-type="float" office:value="189.308018" calcext:value-type="float">
            <text:p>189,308018</text:p>
          </table:table-cell>
        </table:table-row>
        <table:table-row table:style-name="ro1" table:visibility="collapse">
          <table:table-cell/>
          <table:table-cell office:value-type="float" office:value="5.26917404353" calcext:value-type="float">
            <text:p>5,2691740435</text:p>
          </table:table-cell>
          <table:table-cell office:value-type="float" office:value="0.00159406661987" calcext:value-type="float">
            <text:p>0,0015940666</text:p>
          </table:table-cell>
          <table:table-cell table:formula="of:=[.C144]*1000" office:value-type="float" office:value="1.59406661987" calcext:value-type="float">
            <text:p>1,5940666199</text:p>
          </table:table-cell>
          <table:table-cell office:value-type="float" office:value="0.186940193176" calcext:value-type="float">
            <text:p>0,1869401932</text:p>
          </table:table-cell>
          <table:table-cell table:formula="of:=[.E144]*1000" office:value-type="float" office:value="186.940193176" calcext:value-type="float">
            <text:p>186,940193176</text:p>
          </table:table-cell>
          <table:table-cell office:value-type="float" office:value="0.00120687484741" calcext:value-type="float">
            <text:p>0,0012068748</text:p>
          </table:table-cell>
          <table:table-cell table:formula="of:=[.G144]*1000" office:value-type="float" office:value="1.20687484741" calcext:value-type="float">
            <text:p>1,2068748474</text:p>
          </table:table-cell>
          <table:table-cell office:value-type="float" office:value="0.189783065" calcext:value-type="float">
            <text:p>0,189783065</text:p>
          </table:table-cell>
          <table:table-cell table:formula="of:=[.I144]*1000" office:value-type="float" office:value="189.783065" calcext:value-type="float">
            <text:p>189,783065</text:p>
          </table:table-cell>
        </table:table-row>
        <table:table-row table:style-name="ro1" table:visibility="collapse">
          <table:table-cell/>
          <table:table-cell office:value-type="float" office:value="5.28766994631" calcext:value-type="float">
            <text:p>5,2876699463</text:p>
          </table:table-cell>
          <table:table-cell office:value-type="float" office:value="0.00199007987976" calcext:value-type="float">
            <text:p>0,0019900799</text:p>
          </table:table-cell>
          <table:table-cell table:formula="of:=[.C145]*1000" office:value-type="float" office:value="1.99007987976" calcext:value-type="float">
            <text:p>1,9900798798</text:p>
          </table:table-cell>
          <table:table-cell office:value-type="float" office:value="0.185834169388" calcext:value-type="float">
            <text:p>0,1858341694</text:p>
          </table:table-cell>
          <table:table-cell table:formula="of:=[.E145]*1000" office:value-type="float" office:value="185.834169388" calcext:value-type="float">
            <text:p>185,834169388</text:p>
          </table:table-cell>
          <table:table-cell office:value-type="float" office:value="0.00124597549438" calcext:value-type="float">
            <text:p>0,0012459755</text:p>
          </table:table-cell>
          <table:table-cell table:formula="of:=[.G145]*1000" office:value-type="float" office:value="1.24597549438" calcext:value-type="float">
            <text:p>1,2459754944</text:p>
          </table:table-cell>
          <table:table-cell office:value-type="float" office:value="0.189119217" calcext:value-type="float">
            <text:p>0,189119217</text:p>
          </table:table-cell>
          <table:table-cell table:formula="of:=[.I145]*1000" office:value-type="float" office:value="189.119217" calcext:value-type="float">
            <text:p>189,119217</text:p>
          </table:table-cell>
        </table:table-row>
        <table:table-row table:style-name="ro1" table:visibility="collapse">
          <table:table-cell/>
          <table:table-cell office:value-type="float" office:value="5.12646778142" calcext:value-type="float">
            <text:p>5,1264677814</text:p>
          </table:table-cell>
          <table:table-cell office:value-type="float" office:value="0.00167202949524" calcext:value-type="float">
            <text:p>0,0016720295</text:p>
          </table:table-cell>
          <table:table-cell table:formula="of:=[.C146]*1000" office:value-type="float" office:value="1.67202949524" calcext:value-type="float">
            <text:p>1,6720294952</text:p>
          </table:table-cell>
          <table:table-cell office:value-type="float" office:value="0.192109823227" calcext:value-type="float">
            <text:p>0,1921098232</text:p>
          </table:table-cell>
          <table:table-cell table:formula="of:=[.E146]*1000" office:value-type="float" office:value="192.109823227" calcext:value-type="float">
            <text:p>192,109823227</text:p>
          </table:table-cell>
          <table:table-cell office:value-type="float" office:value="0.00123810768127" calcext:value-type="float">
            <text:p>0,0012381077</text:p>
          </table:table-cell>
          <table:table-cell table:formula="of:=[.G146]*1000" office:value-type="float" office:value="1.23810768127" calcext:value-type="float">
            <text:p>1,2381076813</text:p>
          </table:table-cell>
          <table:table-cell office:value-type="float" office:value="0.195066085" calcext:value-type="float">
            <text:p>0,195066085</text:p>
          </table:table-cell>
          <table:table-cell table:formula="of:=[.I146]*1000" office:value-type="float" office:value="195.066085" calcext:value-type="float">
            <text:p>195,066085</text:p>
          </table:table-cell>
        </table:table-row>
        <table:table-row table:style-name="ro1" table:visibility="collapse">
          <table:table-cell/>
          <table:table-cell office:value-type="float" office:value="5.14850348604" calcext:value-type="float">
            <text:p>5,148503486</text:p>
          </table:table-cell>
          <table:table-cell office:value-type="float" office:value="0.00169277191162" calcext:value-type="float">
            <text:p>0,0016927719</text:p>
          </table:table-cell>
          <table:table-cell table:formula="of:=[.C147]*1000" office:value-type="float" office:value="1.69277191162" calcext:value-type="float">
            <text:p>1,6927719116</text:p>
          </table:table-cell>
          <table:table-cell office:value-type="float" office:value="0.191266059875" calcext:value-type="float">
            <text:p>0,1912660599</text:p>
          </table:table-cell>
          <table:table-cell table:formula="of:=[.E147]*1000" office:value-type="float" office:value="191.266059875" calcext:value-type="float">
            <text:p>191,266059875</text:p>
          </table:table-cell>
          <table:table-cell office:value-type="float" office:value="0.00122809410095" calcext:value-type="float">
            <text:p>0,0012280941</text:p>
          </table:table-cell>
          <table:table-cell table:formula="of:=[.G147]*1000" office:value-type="float" office:value="1.22809410095" calcext:value-type="float">
            <text:p>1,228094101</text:p>
          </table:table-cell>
          <table:table-cell office:value-type="float" office:value="0.194231198" calcext:value-type="float">
            <text:p>0,194231198</text:p>
          </table:table-cell>
          <table:table-cell table:formula="of:=[.I147]*1000" office:value-type="float" office:value="194.231198" calcext:value-type="float">
            <text:p>194,231198</text:p>
          </table:table-cell>
        </table:table-row>
        <table:table-row table:style-name="ro1" table:visibility="collapse">
          <table:table-cell/>
          <table:table-cell office:value-type="float" office:value="5.21097182207" calcext:value-type="float">
            <text:p>5,2109718221</text:p>
          </table:table-cell>
          <table:table-cell office:value-type="float" office:value="0.00180006027222" calcext:value-type="float">
            <text:p>0,0018000603</text:p>
          </table:table-cell>
          <table:table-cell table:formula="of:=[.C148]*1000" office:value-type="float" office:value="1.80006027222" calcext:value-type="float">
            <text:p>1,8000602722</text:p>
          </table:table-cell>
          <table:table-cell office:value-type="float" office:value="0.188822984695" calcext:value-type="float">
            <text:p>0,1888229847</text:p>
          </table:table-cell>
          <table:table-cell table:formula="of:=[.E148]*1000" office:value-type="float" office:value="188.822984695" calcext:value-type="float">
            <text:p>188,822984695</text:p>
          </table:table-cell>
          <table:table-cell office:value-type="float" office:value="0.00122904777527" calcext:value-type="float">
            <text:p>0,0012290478</text:p>
          </table:table-cell>
          <table:table-cell table:formula="of:=[.G148]*1000" office:value-type="float" office:value="1.22904777527" calcext:value-type="float">
            <text:p>1,2290477753</text:p>
          </table:table-cell>
          <table:table-cell office:value-type="float" office:value="0.191902784" calcext:value-type="float">
            <text:p>0,191902784</text:p>
          </table:table-cell>
          <table:table-cell table:formula="of:=[.I148]*1000" office:value-type="float" office:value="191.902784" calcext:value-type="float">
            <text:p>191,902784</text:p>
          </table:table-cell>
        </table:table-row>
        <table:table-row table:style-name="ro1" table:visibility="collapse">
          <table:table-cell/>
          <table:table-cell office:value-type="float" office:value="5.12828476126" calcext:value-type="float">
            <text:p>5,1282847613</text:p>
          </table:table-cell>
          <table:table-cell office:value-type="float" office:value="0.00188207626343" calcext:value-type="float">
            <text:p>0,0018820763</text:p>
          </table:table-cell>
          <table:table-cell table:formula="of:=[.C149]*1000" office:value-type="float" office:value="1.88207626343" calcext:value-type="float">
            <text:p>1,8820762634</text:p>
          </table:table-cell>
          <table:table-cell office:value-type="float" office:value="0.191817998886" calcext:value-type="float">
            <text:p>0,1918179989</text:p>
          </table:table-cell>
          <table:table-cell table:formula="of:=[.E149]*1000" office:value-type="float" office:value="191.817998886" calcext:value-type="float">
            <text:p>191,817998886</text:p>
          </table:table-cell>
          <table:table-cell office:value-type="float" office:value="0.00123810768127" calcext:value-type="float">
            <text:p>0,0012381077</text:p>
          </table:table-cell>
          <table:table-cell table:formula="of:=[.G149]*1000" office:value-type="float" office:value="1.23810768127" calcext:value-type="float">
            <text:p>1,2381076813</text:p>
          </table:table-cell>
          <table:table-cell office:value-type="float" office:value="0.194996972" calcext:value-type="float">
            <text:p>0,194996972</text:p>
          </table:table-cell>
          <table:table-cell table:formula="of:=[.I149]*1000" office:value-type="float" office:value="194.996972" calcext:value-type="float">
            <text:p>194,996972</text:p>
          </table:table-cell>
        </table:table-row>
        <table:table-row table:style-name="ro1" table:visibility="collapse">
          <table:table-cell/>
          <table:table-cell office:value-type="float" office:value="5.29065974654" calcext:value-type="float">
            <text:p>5,2906597465</text:p>
          </table:table-cell>
          <table:table-cell office:value-type="float" office:value="0.00186204910278" calcext:value-type="float">
            <text:p>0,0018620491</text:p>
          </table:table-cell>
          <table:table-cell table:formula="of:=[.C150]*1000" office:value-type="float" office:value="1.86204910278" calcext:value-type="float">
            <text:p>1,8620491028</text:p>
          </table:table-cell>
          <table:table-cell office:value-type="float" office:value="0.185862064362" calcext:value-type="float">
            <text:p>0,1858620644</text:p>
          </table:table-cell>
          <table:table-cell table:formula="of:=[.E150]*1000" office:value-type="float" office:value="185.862064362" calcext:value-type="float">
            <text:p>185,862064362</text:p>
          </table:table-cell>
          <table:table-cell office:value-type="float" office:value="0.00122880935669" calcext:value-type="float">
            <text:p>0,0012288094</text:p>
          </table:table-cell>
          <table:table-cell table:formula="of:=[.G150]*1000" office:value-type="float" office:value="1.22880935669" calcext:value-type="float">
            <text:p>1,2288093567</text:p>
          </table:table-cell>
          <table:table-cell office:value-type="float" office:value="0.189012344" calcext:value-type="float">
            <text:p>0,189012344</text:p>
          </table:table-cell>
          <table:table-cell table:formula="of:=[.I150]*1000" office:value-type="float" office:value="189.012344" calcext:value-type="float">
            <text:p>189,012344</text:p>
          </table:table-cell>
        </table:table-row>
        <table:table-row table:style-name="ro1" table:visibility="collapse">
          <table:table-cell/>
          <table:table-cell office:value-type="float" office:value="5.28396791243" calcext:value-type="float">
            <text:p>5,2839679124</text:p>
          </table:table-cell>
          <table:table-cell office:value-type="float" office:value="0.00173902511597" calcext:value-type="float">
            <text:p>0,0017390251</text:p>
          </table:table-cell>
          <table:table-cell table:formula="of:=[.C151]*1000" office:value-type="float" office:value="1.73902511597" calcext:value-type="float">
            <text:p>1,739025116</text:p>
          </table:table-cell>
          <table:table-cell office:value-type="float" office:value="0.186209201813" calcext:value-type="float">
            <text:p>0,1862092018</text:p>
          </table:table-cell>
          <table:table-cell table:formula="of:=[.E151]*1000" office:value-type="float" office:value="186.209201813" calcext:value-type="float">
            <text:p>186,209201813</text:p>
          </table:table-cell>
          <table:table-cell office:value-type="float" office:value="0.00124979019165" calcext:value-type="float">
            <text:p>0,0012497902</text:p>
          </table:table-cell>
          <table:table-cell table:formula="of:=[.G151]*1000" office:value-type="float" office:value="1.24979019165" calcext:value-type="float">
            <text:p>1,2497901917</text:p>
          </table:table-cell>
          <table:table-cell office:value-type="float" office:value="0.189251717" calcext:value-type="float">
            <text:p>0,189251717</text:p>
          </table:table-cell>
          <table:table-cell table:formula="of:=[.I151]*1000" office:value-type="float" office:value="189.251717" calcext:value-type="float">
            <text:p>189,251717</text:p>
          </table:table-cell>
        </table:table-row>
        <table:table-row table:style-name="ro1" table:visibility="collapse">
          <table:table-cell/>
          <table:table-cell office:value-type="float" office:value="5.27274238057" calcext:value-type="float">
            <text:p>5,2727423806</text:p>
          </table:table-cell>
          <table:table-cell office:value-type="float" office:value="0.00173711776733" calcext:value-type="float">
            <text:p>0,0017371178</text:p>
          </table:table-cell>
          <table:table-cell table:formula="of:=[.C152]*1000" office:value-type="float" office:value="1.73711776733" calcext:value-type="float">
            <text:p>1,7371177673</text:p>
          </table:table-cell>
          <table:table-cell office:value-type="float" office:value="0.186628818512" calcext:value-type="float">
            <text:p>0,1866288185</text:p>
          </table:table-cell>
          <table:table-cell table:formula="of:=[.E152]*1000" office:value-type="float" office:value="186.628818512" calcext:value-type="float">
            <text:p>186,628818512</text:p>
          </table:table-cell>
          <table:table-cell office:value-type="float" office:value="0.00124001502991" calcext:value-type="float">
            <text:p>0,001240015</text:p>
          </table:table-cell>
          <table:table-cell table:formula="of:=[.G152]*1000" office:value-type="float" office:value="1.24001502991" calcext:value-type="float">
            <text:p>1,2400150299</text:p>
          </table:table-cell>
          <table:table-cell office:value-type="float" office:value="0.189654629" calcext:value-type="float">
            <text:p>0,189654629</text:p>
          </table:table-cell>
          <table:table-cell table:formula="of:=[.I152]*1000" office:value-type="float" office:value="189.654629" calcext:value-type="float">
            <text:p>189,654629</text:p>
          </table:table-cell>
        </table:table-row>
        <table:table-row table:style-name="ro1" table:visibility="collapse">
          <table:table-cell/>
          <table:table-cell office:value-type="float" office:value="5.22025604468" calcext:value-type="float">
            <text:p>5,2202560447</text:p>
          </table:table-cell>
          <table:table-cell office:value-type="float" office:value="0.00186586380005" calcext:value-type="float">
            <text:p>0,0018658638</text:p>
          </table:table-cell>
          <table:table-cell table:formula="of:=[.C153]*1000" office:value-type="float" office:value="1.86586380005" calcext:value-type="float">
            <text:p>1,8658638001</text:p>
          </table:table-cell>
          <table:table-cell office:value-type="float" office:value="0.188411951065" calcext:value-type="float">
            <text:p>0,1884119511</text:p>
          </table:table-cell>
          <table:table-cell table:formula="of:=[.E153]*1000" office:value-type="float" office:value="188.411951065" calcext:value-type="float">
            <text:p>188,411951065</text:p>
          </table:table-cell>
          <table:table-cell office:value-type="float" office:value="0.00122690200806" calcext:value-type="float">
            <text:p>0,001226902</text:p>
          </table:table-cell>
          <table:table-cell table:formula="of:=[.G153]*1000" office:value-type="float" office:value="1.22690200806" calcext:value-type="float">
            <text:p>1,2269020081</text:p>
          </table:table-cell>
          <table:table-cell office:value-type="float" office:value="0.191561485" calcext:value-type="float">
            <text:p>0,191561485</text:p>
          </table:table-cell>
          <table:table-cell table:formula="of:=[.I153]*1000" office:value-type="float" office:value="191.561485" calcext:value-type="float">
            <text:p>191,561485</text:p>
          </table:table-cell>
        </table:table-row>
        <table:table-row table:style-name="ro1" table:visibility="collapse">
          <table:table-cell/>
          <table:table-cell office:value-type="float" office:value="5.330957688" calcext:value-type="float">
            <text:p>5,330957688</text:p>
          </table:table-cell>
          <table:table-cell office:value-type="float" office:value="0.00162887573242" calcext:value-type="float">
            <text:p>0,0016288757</text:p>
          </table:table-cell>
          <table:table-cell table:formula="of:=[.C154]*1000" office:value-type="float" office:value="1.62887573242" calcext:value-type="float">
            <text:p>1,6288757324</text:p>
          </table:table-cell>
          <table:table-cell office:value-type="float" office:value="0.184437036514" calcext:value-type="float">
            <text:p>0,1844370365</text:p>
          </table:table-cell>
          <table:table-cell table:formula="of:=[.E154]*1000" office:value-type="float" office:value="184.437036514" calcext:value-type="float">
            <text:p>184,437036514</text:p>
          </table:table-cell>
          <table:table-cell office:value-type="float" office:value="0.00146889686584" calcext:value-type="float">
            <text:p>0,0014688969</text:p>
          </table:table-cell>
          <table:table-cell table:formula="of:=[.G154]*1000" office:value-type="float" office:value="1.46889686584" calcext:value-type="float">
            <text:p>1,4688968658</text:p>
          </table:table-cell>
          <table:table-cell office:value-type="float" office:value="0.187583556" calcext:value-type="float">
            <text:p>0,187583556</text:p>
          </table:table-cell>
          <table:table-cell table:formula="of:=[.I154]*1000" office:value-type="float" office:value="187.583556" calcext:value-type="float">
            <text:p>187,583556</text:p>
          </table:table-cell>
        </table:table-row>
        <table:table-row table:style-name="ro1" table:visibility="collapse">
          <table:table-cell/>
          <table:table-cell office:value-type="float" office:value="5.2644656157" calcext:value-type="float">
            <text:p>5,2644656157</text:p>
          </table:table-cell>
          <table:table-cell office:value-type="float" office:value="0.00196313858032" calcext:value-type="float">
            <text:p>0,0019631386</text:p>
          </table:table-cell>
          <table:table-cell table:formula="of:=[.C155]*1000" office:value-type="float" office:value="1.96313858032" calcext:value-type="float">
            <text:p>1,9631385803</text:p>
          </table:table-cell>
          <table:table-cell office:value-type="float" office:value="0.186711072922" calcext:value-type="float">
            <text:p>0,1867110729</text:p>
          </table:table-cell>
          <table:table-cell table:formula="of:=[.E155]*1000" office:value-type="float" office:value="186.711072922" calcext:value-type="float">
            <text:p>186,711072922</text:p>
          </table:table-cell>
          <table:table-cell office:value-type="float" office:value="0.00123286247253" calcext:value-type="float">
            <text:p>0,0012328625</text:p>
          </table:table-cell>
          <table:table-cell table:formula="of:=[.G155]*1000" office:value-type="float" office:value="1.23286247253" calcext:value-type="float">
            <text:p>1,2328624725</text:p>
          </table:table-cell>
          <table:table-cell office:value-type="float" office:value="0.189952803" calcext:value-type="float">
            <text:p>0,189952803</text:p>
          </table:table-cell>
          <table:table-cell table:formula="of:=[.I155]*1000" office:value-type="float" office:value="189.952803" calcext:value-type="float">
            <text:p>189,952803</text:p>
          </table:table-cell>
        </table:table-row>
        <table:table-row table:style-name="ro1" table:visibility="collapse">
          <table:table-cell/>
          <table:table-cell office:value-type="float" office:value="5.22138748191" calcext:value-type="float">
            <text:p>5,2213874819</text:p>
          </table:table-cell>
          <table:table-cell office:value-type="float" office:value="0.0018630027771" calcext:value-type="float">
            <text:p>0,0018630028</text:p>
          </table:table-cell>
          <table:table-cell table:formula="of:=[.C156]*1000" office:value-type="float" office:value="1.8630027771" calcext:value-type="float">
            <text:p>1,8630027771</text:p>
          </table:table-cell>
          <table:table-cell office:value-type="float" office:value="0.188295841217" calcext:value-type="float">
            <text:p>0,1882958412</text:p>
          </table:table-cell>
          <table:table-cell table:formula="of:=[.E156]*1000" office:value-type="float" office:value="188.295841217" calcext:value-type="float">
            <text:p>188,295841217</text:p>
          </table:table-cell>
          <table:table-cell office:value-type="float" office:value="0.00131416320801" calcext:value-type="float">
            <text:p>0,0013141632</text:p>
          </table:table-cell>
          <table:table-cell table:formula="of:=[.G156]*1000" office:value-type="float" office:value="1.31416320801" calcext:value-type="float">
            <text:p>1,314163208</text:p>
          </table:table-cell>
          <table:table-cell office:value-type="float" office:value="0.191519975" calcext:value-type="float">
            <text:p>0,191519975</text:p>
          </table:table-cell>
          <table:table-cell table:formula="of:=[.I156]*1000" office:value-type="float" office:value="191.519975" calcext:value-type="float">
            <text:p>191,519975</text:p>
          </table:table-cell>
        </table:table-row>
        <table:table-row table:style-name="ro1" table:visibility="collapse">
          <table:table-cell/>
          <table:table-cell office:value-type="float" office:value="5.19971599567" calcext:value-type="float">
            <text:p>5,1997159957</text:p>
          </table:table-cell>
          <table:table-cell office:value-type="float" office:value="0.00169014930725" calcext:value-type="float">
            <text:p>0,0016901493</text:p>
          </table:table-cell>
          <table:table-cell table:formula="of:=[.C157]*1000" office:value-type="float" office:value="1.69014930725" calcext:value-type="float">
            <text:p>1,6901493073</text:p>
          </table:table-cell>
          <table:table-cell office:value-type="float" office:value="0.189343929291" calcext:value-type="float">
            <text:p>0,1893439293</text:p>
          </table:table-cell>
          <table:table-cell table:formula="of:=[.E157]*1000" office:value-type="float" office:value="189.343929291" calcext:value-type="float">
            <text:p>189,343929291</text:p>
          </table:table-cell>
          <table:table-cell office:value-type="float" office:value="0.00123810768127" calcext:value-type="float">
            <text:p>0,0012381077</text:p>
          </table:table-cell>
          <table:table-cell table:formula="of:=[.G157]*1000" office:value-type="float" office:value="1.23810768127" calcext:value-type="float">
            <text:p>1,2381076813</text:p>
          </table:table-cell>
          <table:table-cell office:value-type="float" office:value="0.192318196" calcext:value-type="float">
            <text:p>0,192318196</text:p>
          </table:table-cell>
          <table:table-cell table:formula="of:=[.I157]*1000" office:value-type="float" office:value="192.318196" calcext:value-type="float">
            <text:p>192,318196</text:p>
          </table:table-cell>
        </table:table-row>
        <table:table-row table:style-name="ro1" table:visibility="collapse">
          <table:table-cell/>
          <table:table-cell office:value-type="float" office:value="5.29114526839" calcext:value-type="float">
            <text:p>5,2911452684</text:p>
          </table:table-cell>
          <table:table-cell office:value-type="float" office:value="0.00169897079468" calcext:value-type="float">
            <text:p>0,0016989708</text:p>
          </table:table-cell>
          <table:table-cell table:formula="of:=[.C158]*1000" office:value-type="float" office:value="1.69897079468" calcext:value-type="float">
            <text:p>1,6989707947</text:p>
          </table:table-cell>
          <table:table-cell office:value-type="float" office:value="0.186019897461" calcext:value-type="float">
            <text:p>0,1860198975</text:p>
          </table:table-cell>
          <table:table-cell table:formula="of:=[.E158]*1000" office:value-type="float" office:value="186.019897461" calcext:value-type="float">
            <text:p>186,019897461</text:p>
          </table:table-cell>
          <table:table-cell office:value-type="float" office:value="0.0012218952179" calcext:value-type="float">
            <text:p>0,0012218952</text:p>
          </table:table-cell>
          <table:table-cell table:formula="of:=[.G158]*1000" office:value-type="float" office:value="1.2218952179" calcext:value-type="float">
            <text:p>1,2218952179</text:p>
          </table:table-cell>
          <table:table-cell office:value-type="float" office:value="0.188995" calcext:value-type="float">
            <text:p>0,188995</text:p>
          </table:table-cell>
          <table:table-cell table:formula="of:=[.I158]*1000" office:value-type="float" office:value="188.995" calcext:value-type="float">
            <text:p>188,995</text:p>
          </table:table-cell>
        </table:table-row>
        <table:table-row table:style-name="ro1" table:visibility="collapse">
          <table:table-cell/>
          <table:table-cell office:value-type="float" office:value="5.22200664096" calcext:value-type="float">
            <text:p>5,222006641</text:p>
          </table:table-cell>
          <table:table-cell office:value-type="float" office:value="0.0016930103302" calcext:value-type="float">
            <text:p>0,0016930103</text:p>
          </table:table-cell>
          <table:table-cell table:formula="of:=[.C159]*1000" office:value-type="float" office:value="1.6930103302" calcext:value-type="float">
            <text:p>1,6930103302</text:p>
          </table:table-cell>
          <table:table-cell office:value-type="float" office:value="0.188504934311" calcext:value-type="float">
            <text:p>0,1885049343</text:p>
          </table:table-cell>
          <table:table-cell table:formula="of:=[.E159]*1000" office:value-type="float" office:value="188.504934311" calcext:value-type="float">
            <text:p>188,504934311</text:p>
          </table:table-cell>
          <table:table-cell office:value-type="float" office:value="0.0012469291687" calcext:value-type="float">
            <text:p>0,0012469292</text:p>
          </table:table-cell>
          <table:table-cell table:formula="of:=[.G159]*1000" office:value-type="float" office:value="1.2469291687" calcext:value-type="float">
            <text:p>1,2469291687</text:p>
          </table:table-cell>
          <table:table-cell office:value-type="float" office:value="0.191497267" calcext:value-type="float">
            <text:p>0,191497267</text:p>
          </table:table-cell>
          <table:table-cell table:formula="of:=[.I159]*1000" office:value-type="float" office:value="191.497267" calcext:value-type="float">
            <text:p>191,497267</text:p>
          </table:table-cell>
        </table:table-row>
        <table:table-row table:style-name="ro1" table:visibility="collapse">
          <table:table-cell/>
          <table:table-cell office:value-type="float" office:value="5.29677232703" calcext:value-type="float">
            <text:p>5,296772327</text:p>
          </table:table-cell>
          <table:table-cell office:value-type="float" office:value="0.00181198120117" calcext:value-type="float">
            <text:p>0,0018119812</text:p>
          </table:table-cell>
          <table:table-cell table:formula="of:=[.C160]*1000" office:value-type="float" office:value="1.81198120117" calcext:value-type="float">
            <text:p>1,8119812012</text:p>
          </table:table-cell>
          <table:table-cell office:value-type="float" office:value="0.185693025589" calcext:value-type="float">
            <text:p>0,1856930256</text:p>
          </table:table-cell>
          <table:table-cell table:formula="of:=[.E160]*1000" office:value-type="float" office:value="185.693025589" calcext:value-type="float">
            <text:p>185,693025589</text:p>
          </table:table-cell>
          <table:table-cell office:value-type="float" office:value="0.0012321472168" calcext:value-type="float">
            <text:p>0,0012321472</text:p>
          </table:table-cell>
          <table:table-cell table:formula="of:=[.G160]*1000" office:value-type="float" office:value="1.2321472168" calcext:value-type="float">
            <text:p>1,2321472168</text:p>
          </table:table-cell>
          <table:table-cell office:value-type="float" office:value="0.18879422" calcext:value-type="float">
            <text:p>0,18879422</text:p>
          </table:table-cell>
          <table:table-cell table:formula="of:=[.I160]*1000" office:value-type="float" office:value="188.79422" calcext:value-type="float">
            <text:p>188,79422</text:p>
          </table:table-cell>
        </table:table-row>
        <table:table-row table:style-name="ro1" table:visibility="collapse">
          <table:table-cell/>
          <table:table-cell office:value-type="float" office:value="5.23529000517" calcext:value-type="float">
            <text:p>5,2352900052</text:p>
          </table:table-cell>
          <table:table-cell office:value-type="float" office:value="0.00173187255859" calcext:value-type="float">
            <text:p>0,0017318726</text:p>
          </table:table-cell>
          <table:table-cell table:formula="of:=[.C161]*1000" office:value-type="float" office:value="1.73187255859" calcext:value-type="float">
            <text:p>1,7318725586</text:p>
          </table:table-cell>
          <table:table-cell office:value-type="float" office:value="0.187983036041" calcext:value-type="float">
            <text:p>0,187983036</text:p>
          </table:table-cell>
          <table:table-cell table:formula="of:=[.E161]*1000" office:value-type="float" office:value="187.983036041" calcext:value-type="float">
            <text:p>187,983036041</text:p>
          </table:table-cell>
          <table:table-cell office:value-type="float" office:value="0.00124502182007" calcext:value-type="float">
            <text:p>0,0012450218</text:p>
          </table:table-cell>
          <table:table-cell table:formula="of:=[.G161]*1000" office:value-type="float" office:value="1.24502182007" calcext:value-type="float">
            <text:p>1,2450218201</text:p>
          </table:table-cell>
          <table:table-cell office:value-type="float" office:value="0.191011386" calcext:value-type="float">
            <text:p>0,191011386</text:p>
          </table:table-cell>
          <table:table-cell table:formula="of:=[.I161]*1000" office:value-type="float" office:value="191.011386" calcext:value-type="float">
            <text:p>191,011386</text:p>
          </table:table-cell>
        </table:table-row>
        <table:table-row table:style-name="ro1" table:visibility="collapse">
          <table:table-cell/>
          <table:table-cell office:value-type="float" office:value="5.24243007121" calcext:value-type="float">
            <text:p>5,2424300712</text:p>
          </table:table-cell>
          <table:table-cell office:value-type="float" office:value="0.00199794769287" calcext:value-type="float">
            <text:p>0,0019979477</text:p>
          </table:table-cell>
          <table:table-cell table:formula="of:=[.C162]*1000" office:value-type="float" office:value="1.99794769287" calcext:value-type="float">
            <text:p>1,9979476929</text:p>
          </table:table-cell>
          <table:table-cell office:value-type="float" office:value="0.187477111816" calcext:value-type="float">
            <text:p>0,1874771118</text:p>
          </table:table-cell>
          <table:table-cell table:formula="of:=[.E162]*1000" office:value-type="float" office:value="187.477111816" calcext:value-type="float">
            <text:p>187,477111816</text:p>
          </table:table-cell>
          <table:table-cell office:value-type="float" office:value="0.00123000144958" calcext:value-type="float">
            <text:p>0,0012300014</text:p>
          </table:table-cell>
          <table:table-cell table:formula="of:=[.G162]*1000" office:value-type="float" office:value="1.23000144958" calcext:value-type="float">
            <text:p>1,2300014496</text:p>
          </table:table-cell>
          <table:table-cell office:value-type="float" office:value="0.190751233" calcext:value-type="float">
            <text:p>0,190751233</text:p>
          </table:table-cell>
          <table:table-cell table:formula="of:=[.I162]*1000" office:value-type="float" office:value="190.751233" calcext:value-type="float">
            <text:p>190,751233</text:p>
          </table:table-cell>
        </table:table-row>
        <table:table-row table:style-name="ro1" table:visibility="collapse">
          <table:table-cell/>
          <table:table-cell office:value-type="float" office:value="5.13406472843" calcext:value-type="float">
            <text:p>5,1340647284</text:p>
          </table:table-cell>
          <table:table-cell office:value-type="float" office:value="0.00173091888428" calcext:value-type="float">
            <text:p>0,0017309189</text:p>
          </table:table-cell>
          <table:table-cell table:formula="of:=[.C163]*1000" office:value-type="float" office:value="1.73091888428" calcext:value-type="float">
            <text:p>1,7309188843</text:p>
          </table:table-cell>
          <table:table-cell office:value-type="float" office:value="0.191763877869" calcext:value-type="float">
            <text:p>0,1917638779</text:p>
          </table:table-cell>
          <table:table-cell table:formula="of:=[.E163]*1000" office:value-type="float" office:value="191.763877869" calcext:value-type="float">
            <text:p>191,763877869</text:p>
          </table:table-cell>
          <table:table-cell office:value-type="float" office:value="0.0012321472168" calcext:value-type="float">
            <text:p>0,0012321472</text:p>
          </table:table-cell>
          <table:table-cell table:formula="of:=[.G163]*1000" office:value-type="float" office:value="1.2321472168" calcext:value-type="float">
            <text:p>1,2321472168</text:p>
          </table:table-cell>
          <table:table-cell office:value-type="float" office:value="0.194777443" calcext:value-type="float">
            <text:p>0,194777443</text:p>
          </table:table-cell>
          <table:table-cell table:formula="of:=[.I163]*1000" office:value-type="float" office:value="194.777443" calcext:value-type="float">
            <text:p>194,777443</text:p>
          </table:table-cell>
        </table:table-row>
        <table:table-row table:style-name="ro1" table:visibility="collapse">
          <table:table-cell/>
          <table:table-cell office:value-type="float" office:value="5.25439229627" calcext:value-type="float">
            <text:p>5,2543922963</text:p>
          </table:table-cell>
          <table:table-cell office:value-type="float" office:value="0.00171589851379" calcext:value-type="float">
            <text:p>0,0017158985</text:p>
          </table:table-cell>
          <table:table-cell table:formula="of:=[.C164]*1000" office:value-type="float" office:value="1.71589851379" calcext:value-type="float">
            <text:p>1,7158985138</text:p>
          </table:table-cell>
          <table:table-cell office:value-type="float" office:value="0.187335014343" calcext:value-type="float">
            <text:p>0,1873350143</text:p>
          </table:table-cell>
          <table:table-cell table:formula="of:=[.E164]*1000" office:value-type="float" office:value="187.335014343" calcext:value-type="float">
            <text:p>187,335014343</text:p>
          </table:table-cell>
          <table:table-cell office:value-type="float" office:value="0.00121808052063" calcext:value-type="float">
            <text:p>0,0012180805</text:p>
          </table:table-cell>
          <table:table-cell table:formula="of:=[.G164]*1000" office:value-type="float" office:value="1.21808052063" calcext:value-type="float">
            <text:p>1,2180805206</text:p>
          </table:table-cell>
          <table:table-cell office:value-type="float" office:value="0.190316966" calcext:value-type="float">
            <text:p>0,190316966</text:p>
          </table:table-cell>
          <table:table-cell table:formula="of:=[.I164]*1000" office:value-type="float" office:value="190.316966" calcext:value-type="float">
            <text:p>190,316966</text:p>
          </table:table-cell>
        </table:table-row>
        <table:table-row table:style-name="ro1" table:visibility="collapse">
          <table:table-cell/>
          <table:table-cell office:value-type="float" office:value="5.16260163672" calcext:value-type="float">
            <text:p>5,1626016367</text:p>
          </table:table-cell>
          <table:table-cell office:value-type="float" office:value="0.00171685218811" calcext:value-type="float">
            <text:p>0,0017168522</text:p>
          </table:table-cell>
          <table:table-cell table:formula="of:=[.C165]*1000" office:value-type="float" office:value="1.71685218811" calcext:value-type="float">
            <text:p>1,7168521881</text:p>
          </table:table-cell>
          <table:table-cell office:value-type="float" office:value="0.19068312645" calcext:value-type="float">
            <text:p>0,1906831265</text:p>
          </table:table-cell>
          <table:table-cell table:formula="of:=[.E165]*1000" office:value-type="float" office:value="190.68312645" calcext:value-type="float">
            <text:p>190,68312645</text:p>
          </table:table-cell>
          <table:table-cell office:value-type="float" office:value="0.00125288963318" calcext:value-type="float">
            <text:p>0,0012528896</text:p>
          </table:table-cell>
          <table:table-cell table:formula="of:=[.G165]*1000" office:value-type="float" office:value="1.25288963318" calcext:value-type="float">
            <text:p>1,2528896332</text:p>
          </table:table-cell>
          <table:table-cell office:value-type="float" office:value="0.193700787" calcext:value-type="float">
            <text:p>0,193700787</text:p>
          </table:table-cell>
          <table:table-cell table:formula="of:=[.I165]*1000" office:value-type="float" office:value="193.700787" calcext:value-type="float">
            <text:p>193,700787</text:p>
          </table:table-cell>
        </table:table-row>
        <table:table-row table:style-name="ro1" table:visibility="collapse">
          <table:table-cell/>
          <table:table-cell office:value-type="float" office:value="5.29187150597" calcext:value-type="float">
            <text:p>5,291871506</text:p>
          </table:table-cell>
          <table:table-cell office:value-type="float" office:value="0.00180697441101" calcext:value-type="float">
            <text:p>0,0018069744</text:p>
          </table:table-cell>
          <table:table-cell table:formula="of:=[.C166]*1000" office:value-type="float" office:value="1.80697441101" calcext:value-type="float">
            <text:p>1,806974411</text:p>
          </table:table-cell>
          <table:table-cell office:value-type="float" office:value="0.185871124268" calcext:value-type="float">
            <text:p>0,1858711243</text:p>
          </table:table-cell>
          <table:table-cell table:formula="of:=[.E166]*1000" office:value-type="float" office:value="185.871124268" calcext:value-type="float">
            <text:p>185,871124268</text:p>
          </table:table-cell>
          <table:table-cell office:value-type="float" office:value="0.00124001502991" calcext:value-type="float">
            <text:p>0,001240015</text:p>
          </table:table-cell>
          <table:table-cell table:formula="of:=[.G166]*1000" office:value-type="float" office:value="1.24001502991" calcext:value-type="float">
            <text:p>1,2400150299</text:p>
          </table:table-cell>
          <table:table-cell office:value-type="float" office:value="0.188969063" calcext:value-type="float">
            <text:p>0,188969063</text:p>
          </table:table-cell>
          <table:table-cell table:formula="of:=[.I166]*1000" office:value-type="float" office:value="188.969063" calcext:value-type="float">
            <text:p>188,969063</text:p>
          </table:table-cell>
        </table:table-row>
        <table:table-row table:style-name="ro1" table:visibility="collapse">
          <table:table-cell/>
          <table:table-cell office:value-type="float" office:value="5.24461959982" calcext:value-type="float">
            <text:p>5,2446195998</text:p>
          </table:table-cell>
          <table:table-cell office:value-type="float" office:value="0.0018482208252" calcext:value-type="float">
            <text:p>0,0018482208</text:p>
          </table:table-cell>
          <table:table-cell table:formula="of:=[.C167]*1000" office:value-type="float" office:value="1.8482208252" calcext:value-type="float">
            <text:p>1,8482208252</text:p>
          </table:table-cell>
          <table:table-cell office:value-type="float" office:value="0.187514066696" calcext:value-type="float">
            <text:p>0,1875140667</text:p>
          </table:table-cell>
          <table:table-cell table:formula="of:=[.E167]*1000" office:value-type="float" office:value="187.514066696" calcext:value-type="float">
            <text:p>187,514066696</text:p>
          </table:table-cell>
          <table:table-cell office:value-type="float" office:value="0.00125408172607" calcext:value-type="float">
            <text:p>0,0012540817</text:p>
          </table:table-cell>
          <table:table-cell table:formula="of:=[.G167]*1000" office:value-type="float" office:value="1.25408172607" calcext:value-type="float">
            <text:p>1,2540817261</text:p>
          </table:table-cell>
          <table:table-cell office:value-type="float" office:value="0.190671598" calcext:value-type="float">
            <text:p>0,190671598</text:p>
          </table:table-cell>
          <table:table-cell table:formula="of:=[.I167]*1000" office:value-type="float" office:value="190.671598" calcext:value-type="float">
            <text:p>190,671598</text:p>
          </table:table-cell>
        </table:table-row>
        <table:table-row table:style-name="ro1" table:visibility="collapse">
          <table:table-cell/>
          <table:table-cell office:value-type="float" office:value="5.03673248709" calcext:value-type="float">
            <text:p>5,0367324871</text:p>
          </table:table-cell>
          <table:table-cell office:value-type="float" office:value="0.00123286247253" calcext:value-type="float">
            <text:p>0,0012328625</text:p>
          </table:table-cell>
          <table:table-cell table:formula="of:=[.C168]*1000" office:value-type="float" office:value="1.23286247253" calcext:value-type="float">
            <text:p>1,2328624725</text:p>
          </table:table-cell>
          <table:table-cell office:value-type="float" office:value="0.195918083191" calcext:value-type="float">
            <text:p>0,1959180832</text:p>
          </table:table-cell>
          <table:table-cell table:formula="of:=[.E168]*1000" office:value-type="float" office:value="195.918083191" calcext:value-type="float">
            <text:p>195,918083191</text:p>
          </table:table-cell>
          <table:table-cell office:value-type="float" office:value="0.00134301185608" calcext:value-type="float">
            <text:p>0,0013430119</text:p>
          </table:table-cell>
          <table:table-cell table:formula="of:=[.G168]*1000" office:value-type="float" office:value="1.34301185608" calcext:value-type="float">
            <text:p>1,3430118561</text:p>
          </table:table-cell>
          <table:table-cell office:value-type="float" office:value="0.198541416" calcext:value-type="float">
            <text:p>0,198541416</text:p>
          </table:table-cell>
          <table:table-cell table:formula="of:=[.I168]*1000" office:value-type="float" office:value="198.541416" calcext:value-type="float">
            <text:p>198,541416</text:p>
          </table:table-cell>
        </table:table-row>
        <table:table-row table:style-name="ro1" table:visibility="collapse">
          <table:table-cell/>
          <table:table-cell office:value-type="float" office:value="5.17137566619" calcext:value-type="float">
            <text:p>5,1713756662</text:p>
          </table:table-cell>
          <table:table-cell office:value-type="float" office:value="0.00221300125122" calcext:value-type="float">
            <text:p>0,0022130013</text:p>
          </table:table-cell>
          <table:table-cell table:formula="of:=[.C169]*1000" office:value-type="float" office:value="2.21300125122" calcext:value-type="float">
            <text:p>2,2130012512</text:p>
          </table:table-cell>
          <table:table-cell office:value-type="float" office:value="0.189867973328" calcext:value-type="float">
            <text:p>0,1898679733</text:p>
          </table:table-cell>
          <table:table-cell table:formula="of:=[.E169]*1000" office:value-type="float" office:value="189.867973328" calcext:value-type="float">
            <text:p>189,867973328</text:p>
          </table:table-cell>
          <table:table-cell office:value-type="float" office:value="0.00124502182007" calcext:value-type="float">
            <text:p>0,0012450218</text:p>
          </table:table-cell>
          <table:table-cell table:formula="of:=[.G169]*1000" office:value-type="float" office:value="1.24502182007" calcext:value-type="float">
            <text:p>1,2450218201</text:p>
          </table:table-cell>
          <table:table-cell office:value-type="float" office:value="0.193372144" calcext:value-type="float">
            <text:p>0,193372144</text:p>
          </table:table-cell>
          <table:table-cell table:formula="of:=[.I169]*1000" office:value-type="float" office:value="193.372144" calcext:value-type="float">
            <text:p>193,372144</text:p>
          </table:table-cell>
        </table:table-row>
        <table:table-row table:style-name="ro1" table:visibility="collapse">
          <table:table-cell/>
          <table:table-cell office:value-type="float" office:value="5.04780791496" calcext:value-type="float">
            <text:p>5,047807915</text:p>
          </table:table-cell>
          <table:table-cell office:value-type="float" office:value="0.00182294845581" calcext:value-type="float">
            <text:p>0,0018229485</text:p>
          </table:table-cell>
          <table:table-cell table:formula="of:=[.C170]*1000" office:value-type="float" office:value="1.82294845581" calcext:value-type="float">
            <text:p>1,8229484558</text:p>
          </table:table-cell>
          <table:table-cell office:value-type="float" office:value="0.194951057434" calcext:value-type="float">
            <text:p>0,1949510574</text:p>
          </table:table-cell>
          <table:table-cell table:formula="of:=[.E170]*1000" office:value-type="float" office:value="194.951057434" calcext:value-type="float">
            <text:p>194,951057434</text:p>
          </table:table-cell>
          <table:table-cell office:value-type="float" office:value="0.00128698348999" calcext:value-type="float">
            <text:p>0,0012869835</text:p>
          </table:table-cell>
          <table:table-cell table:formula="of:=[.G170]*1000" office:value-type="float" office:value="1.28698348999" calcext:value-type="float">
            <text:p>1,28698349</text:p>
          </table:table-cell>
          <table:table-cell office:value-type="float" office:value="0.198105795" calcext:value-type="float">
            <text:p>0,198105795</text:p>
          </table:table-cell>
          <table:table-cell table:formula="of:=[.I170]*1000" office:value-type="float" office:value="198.105795" calcext:value-type="float">
            <text:p>198,105795</text:p>
          </table:table-cell>
        </table:table-row>
        <table:table-row table:style-name="ro1" table:visibility="collapse">
          <table:table-cell/>
          <table:table-cell office:value-type="float" office:value="5.09791091026" calcext:value-type="float">
            <text:p>5,0979109103</text:p>
          </table:table-cell>
          <table:table-cell office:value-type="float" office:value="0.0017728805542" calcext:value-type="float">
            <text:p>0,0017728806</text:p>
          </table:table-cell>
          <table:table-cell table:formula="of:=[.C171]*1000" office:value-type="float" office:value="1.7728805542" calcext:value-type="float">
            <text:p>1,7728805542</text:p>
          </table:table-cell>
          <table:table-cell office:value-type="float" office:value="0.193099021912" calcext:value-type="float">
            <text:p>0,1930990219</text:p>
          </table:table-cell>
          <table:table-cell table:formula="of:=[.E171]*1000" office:value-type="float" office:value="193.099021912" calcext:value-type="float">
            <text:p>193,099021912</text:p>
          </table:table-cell>
          <table:table-cell office:value-type="float" office:value="0.00123810768127" calcext:value-type="float">
            <text:p>0,0012381077</text:p>
          </table:table-cell>
          <table:table-cell table:formula="of:=[.G171]*1000" office:value-type="float" office:value="1.23810768127" calcext:value-type="float">
            <text:p>1,2381076813</text:p>
          </table:table-cell>
          <table:table-cell office:value-type="float" office:value="0.196158783" calcext:value-type="float">
            <text:p>0,196158783</text:p>
          </table:table-cell>
          <table:table-cell table:formula="of:=[.I171]*1000" office:value-type="float" office:value="196.158783" calcext:value-type="float">
            <text:p>196,158783</text:p>
          </table:table-cell>
        </table:table-row>
        <table:table-row table:style-name="ro1" table:visibility="collapse">
          <table:table-cell/>
          <table:table-cell office:value-type="float" office:value="5.16684171065" calcext:value-type="float">
            <text:p>5,1668417107</text:p>
          </table:table-cell>
          <table:table-cell office:value-type="float" office:value="0.00190615653992" calcext:value-type="float">
            <text:p>0,0019061565</text:p>
          </table:table-cell>
          <table:table-cell table:formula="of:=[.C172]*1000" office:value-type="float" office:value="1.90615653992" calcext:value-type="float">
            <text:p>1,9061565399</text:p>
          </table:table-cell>
          <table:table-cell office:value-type="float" office:value="0.190256118774" calcext:value-type="float">
            <text:p>0,1902561188</text:p>
          </table:table-cell>
          <table:table-cell table:formula="of:=[.E172]*1000" office:value-type="float" office:value="190.256118774" calcext:value-type="float">
            <text:p>190,256118774</text:p>
          </table:table-cell>
          <table:table-cell office:value-type="float" office:value="0.00132989883423" calcext:value-type="float">
            <text:p>0,0013298988</text:p>
          </table:table-cell>
          <table:table-cell table:formula="of:=[.G172]*1000" office:value-type="float" office:value="1.32989883423" calcext:value-type="float">
            <text:p>1,3298988342</text:p>
          </table:table-cell>
          <table:table-cell office:value-type="float" office:value="0.19354183" calcext:value-type="float">
            <text:p>0,19354183</text:p>
          </table:table-cell>
          <table:table-cell table:formula="of:=[.I172]*1000" office:value-type="float" office:value="193.54183" calcext:value-type="float">
            <text:p>193,54183</text:p>
          </table:table-cell>
        </table:table-row>
        <table:table-row table:style-name="ro1" table:visibility="collapse">
          <table:table-cell/>
          <table:table-cell office:value-type="float" office:value="4.92679307727" calcext:value-type="float">
            <text:p>4,9267930773</text:p>
          </table:table-cell>
          <table:table-cell office:value-type="float" office:value="0.00118899345398" calcext:value-type="float">
            <text:p>0,0011889935</text:p>
          </table:table-cell>
          <table:table-cell table:formula="of:=[.C173]*1000" office:value-type="float" office:value="1.18899345398" calcext:value-type="float">
            <text:p>1,188993454</text:p>
          </table:table-cell>
          <table:table-cell office:value-type="float" office:value="0.200474977493" calcext:value-type="float">
            <text:p>0,2004749775</text:p>
          </table:table-cell>
          <table:table-cell table:formula="of:=[.E173]*1000" office:value-type="float" office:value="200.474977493" calcext:value-type="float">
            <text:p>200,474977493</text:p>
          </table:table-cell>
          <table:table-cell office:value-type="float" office:value="0.00126314163208" calcext:value-type="float">
            <text:p>0,0012631416</text:p>
          </table:table-cell>
          <table:table-cell table:formula="of:=[.G173]*1000" office:value-type="float" office:value="1.26314163208" calcext:value-type="float">
            <text:p>1,2631416321</text:p>
          </table:table-cell>
          <table:table-cell office:value-type="float" office:value="0.202971788" calcext:value-type="float">
            <text:p>0,202971788</text:p>
          </table:table-cell>
          <table:table-cell table:formula="of:=[.I173]*1000" office:value-type="float" office:value="202.971788" calcext:value-type="float">
            <text:p>202,971788</text:p>
          </table:table-cell>
        </table:table-row>
        <table:table-row table:style-name="ro1" table:visibility="collapse">
          <table:table-cell/>
          <table:table-cell office:value-type="float" office:value="5.28304179035" calcext:value-type="float">
            <text:p>5,2830417904</text:p>
          </table:table-cell>
          <table:table-cell office:value-type="float" office:value="0.00161600112915" calcext:value-type="float">
            <text:p>0,0016160011</text:p>
          </table:table-cell>
          <table:table-cell table:formula="of:=[.C174]*1000" office:value-type="float" office:value="1.61600112915" calcext:value-type="float">
            <text:p>1,6160011292</text:p>
          </table:table-cell>
          <table:table-cell office:value-type="float" office:value="0.186369180679" calcext:value-type="float">
            <text:p>0,1863691807</text:p>
          </table:table-cell>
          <table:table-cell table:formula="of:=[.E174]*1000" office:value-type="float" office:value="186.369180679" calcext:value-type="float">
            <text:p>186,369180679</text:p>
          </table:table-cell>
          <table:table-cell office:value-type="float" office:value="0.00125193595886" calcext:value-type="float">
            <text:p>0,001251936</text:p>
          </table:table-cell>
          <table:table-cell table:formula="of:=[.G174]*1000" office:value-type="float" office:value="1.25193595886" calcext:value-type="float">
            <text:p>1,2519359589</text:p>
          </table:table-cell>
          <table:table-cell office:value-type="float" office:value="0.189284893" calcext:value-type="float">
            <text:p>0,189284893</text:p>
          </table:table-cell>
          <table:table-cell table:formula="of:=[.I174]*1000" office:value-type="float" office:value="189.284893" calcext:value-type="float">
            <text:p>189,284893</text:p>
          </table:table-cell>
        </table:table-row>
        <table:table-row table:style-name="ro1" table:visibility="collapse">
          <table:table-cell/>
          <table:table-cell office:value-type="float" office:value="5.24915191421" calcext:value-type="float">
            <text:p>5,2491519142</text:p>
          </table:table-cell>
          <table:table-cell office:value-type="float" office:value="0.00180888175964" calcext:value-type="float">
            <text:p>0,0018088818</text:p>
          </table:table-cell>
          <table:table-cell table:formula="of:=[.C175]*1000" office:value-type="float" office:value="1.80888175964" calcext:value-type="float">
            <text:p>1,8088817596</text:p>
          </table:table-cell>
          <table:table-cell office:value-type="float" office:value="0.187409877777" calcext:value-type="float">
            <text:p>0,1874098778</text:p>
          </table:table-cell>
          <table:table-cell table:formula="of:=[.E175]*1000" office:value-type="float" office:value="187.409877777" calcext:value-type="float">
            <text:p>187,409877777</text:p>
          </table:table-cell>
          <table:table-cell office:value-type="float" office:value="0.00123906135559" calcext:value-type="float">
            <text:p>0,0012390614</text:p>
          </table:table-cell>
          <table:table-cell table:formula="of:=[.G175]*1000" office:value-type="float" office:value="1.23906135559" calcext:value-type="float">
            <text:p>1,2390613556</text:p>
          </table:table-cell>
          <table:table-cell office:value-type="float" office:value="0.190506965" calcext:value-type="float">
            <text:p>0,190506965</text:p>
          </table:table-cell>
          <table:table-cell table:formula="of:=[.I175]*1000" office:value-type="float" office:value="190.506965" calcext:value-type="float">
            <text:p>190,506965</text:p>
          </table:table-cell>
        </table:table-row>
        <table:table-row table:style-name="ro1" table:visibility="collapse">
          <table:table-cell/>
          <table:table-cell office:value-type="float" office:value="5.23847527451" calcext:value-type="float">
            <text:p>5,2384752745</text:p>
          </table:table-cell>
          <table:table-cell office:value-type="float" office:value="0.00185108184814" calcext:value-type="float">
            <text:p>0,0018510818</text:p>
          </table:table-cell>
          <table:table-cell table:formula="of:=[.C176]*1000" office:value-type="float" office:value="1.85108184814" calcext:value-type="float">
            <text:p>1,8510818481</text:p>
          </table:table-cell>
          <table:table-cell office:value-type="float" office:value="0.18766617775" calcext:value-type="float">
            <text:p>0,1876661778</text:p>
          </table:table-cell>
          <table:table-cell table:formula="of:=[.E176]*1000" office:value-type="float" office:value="187.66617775" calcext:value-type="float">
            <text:p>187,66617775</text:p>
          </table:table-cell>
          <table:table-cell office:value-type="float" office:value="0.00132298469543" calcext:value-type="float">
            <text:p>0,0013229847</text:p>
          </table:table-cell>
          <table:table-cell table:formula="of:=[.G176]*1000" office:value-type="float" office:value="1.32298469543" calcext:value-type="float">
            <text:p>1,3229846954</text:p>
          </table:table-cell>
          <table:table-cell office:value-type="float" office:value="0.190895241" calcext:value-type="float">
            <text:p>0,190895241</text:p>
          </table:table-cell>
          <table:table-cell table:formula="of:=[.I176]*1000" office:value-type="float" office:value="190.895241" calcext:value-type="float">
            <text:p>190,895241</text:p>
          </table:table-cell>
        </table:table-row>
        <table:table-row table:style-name="ro1" table:visibility="collapse">
          <table:table-cell/>
          <table:table-cell office:value-type="float" office:value="5.19215387874" calcext:value-type="float">
            <text:p>5,1921538787</text:p>
          </table:table-cell>
          <table:table-cell office:value-type="float" office:value="0.00189614295959" calcext:value-type="float">
            <text:p>0,001896143</text:p>
          </table:table-cell>
          <table:table-cell table:formula="of:=[.C177]*1000" office:value-type="float" office:value="1.89614295959" calcext:value-type="float">
            <text:p>1,8961429596</text:p>
          </table:table-cell>
          <table:table-cell office:value-type="float" office:value="0.189383983612" calcext:value-type="float">
            <text:p>0,1893839836</text:p>
          </table:table-cell>
          <table:table-cell table:formula="of:=[.E177]*1000" office:value-type="float" office:value="189.383983612" calcext:value-type="float">
            <text:p>189,383983612</text:p>
          </table:table-cell>
          <table:table-cell office:value-type="float" office:value="0.00126004219055" calcext:value-type="float">
            <text:p>0,0012600422</text:p>
          </table:table-cell>
          <table:table-cell table:formula="of:=[.G177]*1000" office:value-type="float" office:value="1.26004219055" calcext:value-type="float">
            <text:p>1,2600421906</text:p>
          </table:table-cell>
          <table:table-cell office:value-type="float" office:value="0.192598298" calcext:value-type="float">
            <text:p>0,192598298</text:p>
          </table:table-cell>
          <table:table-cell table:formula="of:=[.I177]*1000" office:value-type="float" office:value="192.598298" calcext:value-type="float">
            <text:p>192,598298</text:p>
          </table:table-cell>
        </table:table-row>
        <table:table-row table:style-name="ro1" table:visibility="collapse">
          <table:table-cell/>
          <table:table-cell office:value-type="float" office:value="5.14502405353" calcext:value-type="float">
            <text:p>5,1450240535</text:p>
          </table:table-cell>
          <table:table-cell office:value-type="float" office:value="0.00180983543396" calcext:value-type="float">
            <text:p>0,0018098354</text:p>
          </table:table-cell>
          <table:table-cell table:formula="of:=[.C178]*1000" office:value-type="float" office:value="1.80983543396" calcext:value-type="float">
            <text:p>1,809835434</text:p>
          </table:table-cell>
          <table:table-cell office:value-type="float" office:value="0.191261053085" calcext:value-type="float">
            <text:p>0,1912610531</text:p>
          </table:table-cell>
          <table:table-cell table:formula="of:=[.E178]*1000" office:value-type="float" office:value="191.261053085" calcext:value-type="float">
            <text:p>191,261053085</text:p>
          </table:table-cell>
          <table:table-cell office:value-type="float" office:value="0.00123596191406" calcext:value-type="float">
            <text:p>0,0012359619</text:p>
          </table:table-cell>
          <table:table-cell table:formula="of:=[.G178]*1000" office:value-type="float" office:value="1.23596191406" calcext:value-type="float">
            <text:p>1,2359619141</text:p>
          </table:table-cell>
          <table:table-cell office:value-type="float" office:value="0.194362551" calcext:value-type="float">
            <text:p>0,194362551</text:p>
          </table:table-cell>
          <table:table-cell table:formula="of:=[.I178]*1000" office:value-type="float" office:value="194.362551" calcext:value-type="float">
            <text:p>194,362551</text:p>
          </table:table-cell>
        </table:table-row>
        <table:table-row table:style-name="ro1" table:visibility="collapse">
          <table:table-cell/>
          <table:table-cell office:value-type="float" office:value="5.22827752379" calcext:value-type="float">
            <text:p>5,2282775238</text:p>
          </table:table-cell>
          <table:table-cell office:value-type="float" office:value="0.00174999237061" calcext:value-type="float">
            <text:p>0,0017499924</text:p>
          </table:table-cell>
          <table:table-cell table:formula="of:=[.C179]*1000" office:value-type="float" office:value="1.74999237061" calcext:value-type="float">
            <text:p>1,7499923706</text:p>
          </table:table-cell>
          <table:table-cell office:value-type="float" office:value="0.188230991364" calcext:value-type="float">
            <text:p>0,1882309914</text:p>
          </table:table-cell>
          <table:table-cell table:formula="of:=[.E179]*1000" office:value-type="float" office:value="188.230991364" calcext:value-type="float">
            <text:p>188,230991364</text:p>
          </table:table-cell>
          <table:table-cell office:value-type="float" office:value="0.00123906135559" calcext:value-type="float">
            <text:p>0,0012390614</text:p>
          </table:table-cell>
          <table:table-cell table:formula="of:=[.G179]*1000" office:value-type="float" office:value="1.23906135559" calcext:value-type="float">
            <text:p>1,2390613556</text:p>
          </table:table-cell>
          <table:table-cell office:value-type="float" office:value="0.191267582" calcext:value-type="float">
            <text:p>0,191267582</text:p>
          </table:table-cell>
          <table:table-cell table:formula="of:=[.I179]*1000" office:value-type="float" office:value="191.267582" calcext:value-type="float">
            <text:p>191,267582</text:p>
          </table:table-cell>
        </table:table-row>
        <table:table-row table:style-name="ro1" table:visibility="collapse">
          <table:table-cell/>
          <table:table-cell office:value-type="float" office:value="5.16884051128" calcext:value-type="float">
            <text:p>5,1688405113</text:p>
          </table:table-cell>
          <table:table-cell office:value-type="float" office:value="0.0016770362854" calcext:value-type="float">
            <text:p>0,0016770363</text:p>
          </table:table-cell>
          <table:table-cell table:formula="of:=[.C180]*1000" office:value-type="float" office:value="1.6770362854" calcext:value-type="float">
            <text:p>1,6770362854</text:p>
          </table:table-cell>
          <table:table-cell office:value-type="float" office:value="0.190509080887" calcext:value-type="float">
            <text:p>0,1905090809</text:p>
          </table:table-cell>
          <table:table-cell table:formula="of:=[.E180]*1000" office:value-type="float" office:value="190.509080887" calcext:value-type="float">
            <text:p>190,509080887</text:p>
          </table:table-cell>
          <table:table-cell office:value-type="float" office:value="0.00123500823975" calcext:value-type="float">
            <text:p>0,0012350082</text:p>
          </table:table-cell>
          <table:table-cell table:formula="of:=[.G180]*1000" office:value-type="float" office:value="1.23500823975" calcext:value-type="float">
            <text:p>1,2350082398</text:p>
          </table:table-cell>
          <table:table-cell office:value-type="float" office:value="0.193466987" calcext:value-type="float">
            <text:p>0,193466987</text:p>
          </table:table-cell>
          <table:table-cell table:formula="of:=[.I180]*1000" office:value-type="float" office:value="193.466987" calcext:value-type="float">
            <text:p>193,466987</text:p>
          </table:table-cell>
        </table:table-row>
        <table:table-row table:style-name="ro1" table:visibility="collapse">
          <table:table-cell/>
          <table:table-cell office:value-type="float" office:value="5.08078109144" calcext:value-type="float">
            <text:p>5,0807810914</text:p>
          </table:table-cell>
          <table:table-cell office:value-type="float" office:value="0.00173377990723" calcext:value-type="float">
            <text:p>0,0017337799</text:p>
          </table:table-cell>
          <table:table-cell table:formula="of:=[.C181]*1000" office:value-type="float" office:value="1.73377990723" calcext:value-type="float">
            <text:p>1,7337799072</text:p>
          </table:table-cell>
          <table:table-cell office:value-type="float" office:value="0.193706989288" calcext:value-type="float">
            <text:p>0,1937069893</text:p>
          </table:table-cell>
          <table:table-cell table:formula="of:=[.E181]*1000" office:value-type="float" office:value="193.706989288" calcext:value-type="float">
            <text:p>193,706989288</text:p>
          </table:table-cell>
          <table:table-cell office:value-type="float" office:value="0.00133109092712" calcext:value-type="float">
            <text:p>0,0013310909</text:p>
          </table:table-cell>
          <table:table-cell table:formula="of:=[.G181]*1000" office:value-type="float" office:value="1.33109092712" calcext:value-type="float">
            <text:p>1,3310909271</text:p>
          </table:table-cell>
          <table:table-cell office:value-type="float" office:value="0.196820131" calcext:value-type="float">
            <text:p>0,196820131</text:p>
          </table:table-cell>
          <table:table-cell table:formula="of:=[.I181]*1000" office:value-type="float" office:value="196.820131" calcext:value-type="float">
            <text:p>196,820131</text:p>
          </table:table-cell>
        </table:table-row>
        <table:table-row table:style-name="ro1" table:visibility="collapse">
          <table:table-cell/>
          <table:table-cell office:value-type="float" office:value="4.99679518049" calcext:value-type="float">
            <text:p>4,9967951805</text:p>
          </table:table-cell>
          <table:table-cell office:value-type="float" office:value="0.00153684616089" calcext:value-type="float">
            <text:p>0,0015368462</text:p>
          </table:table-cell>
          <table:table-cell table:formula="of:=[.C182]*1000" office:value-type="float" office:value="1.53684616089" calcext:value-type="float">
            <text:p>1,5368461609</text:p>
          </table:table-cell>
          <table:table-cell office:value-type="float" office:value="0.197312116623" calcext:value-type="float">
            <text:p>0,1973121166</text:p>
          </table:table-cell>
          <table:table-cell table:formula="of:=[.E182]*1000" office:value-type="float" office:value="197.312116623" calcext:value-type="float">
            <text:p>197,312116623</text:p>
          </table:table-cell>
          <table:table-cell office:value-type="float" office:value="0.00122880935669" calcext:value-type="float">
            <text:p>0,0012288094</text:p>
          </table:table-cell>
          <table:table-cell table:formula="of:=[.G182]*1000" office:value-type="float" office:value="1.22880935669" calcext:value-type="float">
            <text:p>1,2288093567</text:p>
          </table:table-cell>
          <table:table-cell office:value-type="float" office:value="0.200128275" calcext:value-type="float">
            <text:p>0,200128275</text:p>
          </table:table-cell>
          <table:table-cell table:formula="of:=[.I182]*1000" office:value-type="float" office:value="200.128275" calcext:value-type="float">
            <text:p>200,128275</text:p>
          </table:table-cell>
        </table:table-row>
        <table:table-row table:style-name="ro1" table:visibility="collapse">
          <table:table-cell/>
          <table:table-cell office:value-type="float" office:value="5.04404444477" calcext:value-type="float">
            <text:p>5,0440444448</text:p>
          </table:table-cell>
          <table:table-cell office:value-type="float" office:value="0.00187301635742" calcext:value-type="float">
            <text:p>0,0018730164</text:p>
          </table:table-cell>
          <table:table-cell table:formula="of:=[.C183]*1000" office:value-type="float" office:value="1.87301635742" calcext:value-type="float">
            <text:p>1,8730163574</text:p>
          </table:table-cell>
          <table:table-cell office:value-type="float" office:value="0.195093154907" calcext:value-type="float">
            <text:p>0,1950931549</text:p>
          </table:table-cell>
          <table:table-cell table:formula="of:=[.E183]*1000" office:value-type="float" office:value="195.093154907" calcext:value-type="float">
            <text:p>195,093154907</text:p>
          </table:table-cell>
          <table:table-cell office:value-type="float" office:value="0.00123286247253" calcext:value-type="float">
            <text:p>0,0012328625</text:p>
          </table:table-cell>
          <table:table-cell table:formula="of:=[.G183]*1000" office:value-type="float" office:value="1.23286247253" calcext:value-type="float">
            <text:p>1,2328624725</text:p>
          </table:table-cell>
          <table:table-cell office:value-type="float" office:value="0.198253606" calcext:value-type="float">
            <text:p>0,198253606</text:p>
          </table:table-cell>
          <table:table-cell table:formula="of:=[.I183]*1000" office:value-type="float" office:value="198.253606" calcext:value-type="float">
            <text:p>198,253606</text:p>
          </table:table-cell>
        </table:table-row>
        <table:table-row table:style-name="ro1" table:visibility="collapse">
          <table:table-cell/>
          <table:table-cell office:value-type="float" office:value="5.11454616875" calcext:value-type="float">
            <text:p>5,1145461688</text:p>
          </table:table-cell>
          <table:table-cell office:value-type="float" office:value="0.00188684463501" calcext:value-type="float">
            <text:p>0,0018868446</text:p>
          </table:table-cell>
          <table:table-cell table:formula="of:=[.C184]*1000" office:value-type="float" office:value="1.88684463501" calcext:value-type="float">
            <text:p>1,886844635</text:p>
          </table:table-cell>
          <table:table-cell office:value-type="float" office:value="0.192358016968" calcext:value-type="float">
            <text:p>0,192358017</text:p>
          </table:table-cell>
          <table:table-cell table:formula="of:=[.E184]*1000" office:value-type="float" office:value="192.358016968" calcext:value-type="float">
            <text:p>192,358016968</text:p>
          </table:table-cell>
          <table:table-cell office:value-type="float" office:value="0.00122499465942" calcext:value-type="float">
            <text:p>0,0012249947</text:p>
          </table:table-cell>
          <table:table-cell table:formula="of:=[.G184]*1000" office:value-type="float" office:value="1.22499465942" calcext:value-type="float">
            <text:p>1,2249946594</text:p>
          </table:table-cell>
          <table:table-cell office:value-type="float" office:value="0.195520769" calcext:value-type="float">
            <text:p>0,195520769</text:p>
          </table:table-cell>
          <table:table-cell table:formula="of:=[.I184]*1000" office:value-type="float" office:value="195.520769" calcext:value-type="float">
            <text:p>195,520769</text:p>
          </table:table-cell>
        </table:table-row>
        <table:table-row table:style-name="ro1" table:visibility="collapse">
          <table:table-cell/>
          <table:table-cell office:value-type="float" office:value="5.04776808946" calcext:value-type="float">
            <text:p>5,0477680895</text:p>
          </table:table-cell>
          <table:table-cell office:value-type="float" office:value="0.00168585777283" calcext:value-type="float">
            <text:p>0,0016858578</text:p>
          </table:table-cell>
          <table:table-cell table:formula="of:=[.C185]*1000" office:value-type="float" office:value="1.68585777283" calcext:value-type="float">
            <text:p>1,6858577728</text:p>
          </table:table-cell>
          <table:table-cell office:value-type="float" office:value="0.195128917694" calcext:value-type="float">
            <text:p>0,1951289177</text:p>
          </table:table-cell>
          <table:table-cell table:formula="of:=[.E185]*1000" office:value-type="float" office:value="195.128917694" calcext:value-type="float">
            <text:p>195,128917694</text:p>
          </table:table-cell>
          <table:table-cell office:value-type="float" office:value="0.00123715400696" calcext:value-type="float">
            <text:p>0,001237154</text:p>
          </table:table-cell>
          <table:table-cell table:formula="of:=[.G185]*1000" office:value-type="float" office:value="1.23715400696" calcext:value-type="float">
            <text:p>1,237154007</text:p>
          </table:table-cell>
          <table:table-cell office:value-type="float" office:value="0.198107358" calcext:value-type="float">
            <text:p>0,198107358</text:p>
          </table:table-cell>
          <table:table-cell table:formula="of:=[.I185]*1000" office:value-type="float" office:value="198.107358" calcext:value-type="float">
            <text:p>198,107358</text:p>
          </table:table-cell>
        </table:table-row>
        <table:table-row table:style-name="ro1" table:visibility="collapse">
          <table:table-cell/>
          <table:table-cell office:value-type="float" office:value="5.10917439681" calcext:value-type="float">
            <text:p>5,1091743968</text:p>
          </table:table-cell>
          <table:table-cell office:value-type="float" office:value="0.0020010471344" calcext:value-type="float">
            <text:p>0,0020010471</text:p>
          </table:table-cell>
          <table:table-cell table:formula="of:=[.C186]*1000" office:value-type="float" office:value="2.0010471344" calcext:value-type="float">
            <text:p>2,0010471344</text:p>
          </table:table-cell>
          <table:table-cell office:value-type="float" office:value="0.192431926727" calcext:value-type="float">
            <text:p>0,1924319267</text:p>
          </table:table-cell>
          <table:table-cell table:formula="of:=[.E186]*1000" office:value-type="float" office:value="192.431926727" calcext:value-type="float">
            <text:p>192,431926727</text:p>
          </table:table-cell>
          <table:table-cell office:value-type="float" office:value="0.00123310089111" calcext:value-type="float">
            <text:p>0,0012331009</text:p>
          </table:table-cell>
          <table:table-cell table:formula="of:=[.G186]*1000" office:value-type="float" office:value="1.23310089111" calcext:value-type="float">
            <text:p>1,2331008911</text:p>
          </table:table-cell>
          <table:table-cell office:value-type="float" office:value="0.195726339" calcext:value-type="float">
            <text:p>0,195726339</text:p>
          </table:table-cell>
          <table:table-cell table:formula="of:=[.I186]*1000" office:value-type="float" office:value="195.726339" calcext:value-type="float">
            <text:p>195,726339</text:p>
          </table:table-cell>
        </table:table-row>
        <table:table-row table:style-name="ro1" table:visibility="collapse">
          <table:table-cell/>
          <table:table-cell office:value-type="float" office:value="5.12434977766" calcext:value-type="float">
            <text:p>5,1243497777</text:p>
          </table:table-cell>
          <table:table-cell office:value-type="float" office:value="0.00226593017578" calcext:value-type="float">
            <text:p>0,0022659302</text:p>
          </table:table-cell>
          <table:table-cell table:formula="of:=[.C187]*1000" office:value-type="float" office:value="2.26593017578" calcext:value-type="float">
            <text:p>2,2659301758</text:p>
          </table:table-cell>
          <table:table-cell office:value-type="float" office:value="0.191598176956" calcext:value-type="float">
            <text:p>0,191598177</text:p>
          </table:table-cell>
          <table:table-cell table:formula="of:=[.E187]*1000" office:value-type="float" office:value="191.598176956" calcext:value-type="float">
            <text:p>191,598176956</text:p>
          </table:table-cell>
          <table:table-cell office:value-type="float" office:value="0.00123286247253" calcext:value-type="float">
            <text:p>0,0012328625</text:p>
          </table:table-cell>
          <table:table-cell table:formula="of:=[.G187]*1000" office:value-type="float" office:value="1.23286247253" calcext:value-type="float">
            <text:p>1,2328624725</text:p>
          </table:table-cell>
          <table:table-cell office:value-type="float" office:value="0.19514671" calcext:value-type="float">
            <text:p>0,19514671</text:p>
          </table:table-cell>
          <table:table-cell table:formula="of:=[.I187]*1000" office:value-type="float" office:value="195.14671" calcext:value-type="float">
            <text:p>195,14671</text:p>
          </table:table-cell>
        </table:table-row>
        <table:table-row table:style-name="ro1" table:visibility="collapse">
          <table:table-cell/>
          <table:table-cell office:value-type="float" office:value="5.10128892278" calcext:value-type="float">
            <text:p>5,1012889228</text:p>
          </table:table-cell>
          <table:table-cell office:value-type="float" office:value="0.00205588340759" calcext:value-type="float">
            <text:p>0,0020558834</text:p>
          </table:table-cell>
          <table:table-cell table:formula="of:=[.C188]*1000" office:value-type="float" office:value="2.05588340759" calcext:value-type="float">
            <text:p>2,0558834076</text:p>
          </table:table-cell>
          <table:table-cell office:value-type="float" office:value="0.192688941956" calcext:value-type="float">
            <text:p>0,192688942</text:p>
          </table:table-cell>
          <table:table-cell table:formula="of:=[.E188]*1000" office:value-type="float" office:value="192.688941956" calcext:value-type="float">
            <text:p>192,688941956</text:p>
          </table:table-cell>
          <table:table-cell office:value-type="float" office:value="0.00123405456543" calcext:value-type="float">
            <text:p>0,0012340546</text:p>
          </table:table-cell>
          <table:table-cell table:formula="of:=[.G188]*1000" office:value-type="float" office:value="1.23405456543" calcext:value-type="float">
            <text:p>1,2340545654</text:p>
          </table:table-cell>
          <table:table-cell office:value-type="float" office:value="0.196028889" calcext:value-type="float">
            <text:p>0,196028889</text:p>
          </table:table-cell>
          <table:table-cell table:formula="of:=[.I188]*1000" office:value-type="float" office:value="196.028889" calcext:value-type="float">
            <text:p>196,028889</text:p>
          </table:table-cell>
        </table:table-row>
        <table:table-row table:style-name="ro1" table:visibility="collapse">
          <table:table-cell/>
          <table:table-cell office:value-type="float" office:value="4.96843792356" calcext:value-type="float">
            <text:p>4,9684379236</text:p>
          </table:table-cell>
          <table:table-cell office:value-type="float" office:value="0.00188803672791" calcext:value-type="float">
            <text:p>0,0018880367</text:p>
          </table:table-cell>
          <table:table-cell table:formula="of:=[.C189]*1000" office:value-type="float" office:value="1.88803672791" calcext:value-type="float">
            <text:p>1,8880367279</text:p>
          </table:table-cell>
          <table:table-cell office:value-type="float" office:value="0.198088884354" calcext:value-type="float">
            <text:p>0,1980888844</text:p>
          </table:table-cell>
          <table:table-cell table:formula="of:=[.E189]*1000" office:value-type="float" office:value="198.088884354" calcext:value-type="float">
            <text:p>198,088884354</text:p>
          </table:table-cell>
          <table:table-cell office:value-type="float" office:value="0.00123500823975" calcext:value-type="float">
            <text:p>0,0012350082</text:p>
          </table:table-cell>
          <table:table-cell table:formula="of:=[.G189]*1000" office:value-type="float" office:value="1.23500823975" calcext:value-type="float">
            <text:p>1,2350082398</text:p>
          </table:table-cell>
          <table:table-cell office:value-type="float" office:value="0.201270503" calcext:value-type="float">
            <text:p>0,201270503</text:p>
          </table:table-cell>
          <table:table-cell table:formula="of:=[.I189]*1000" office:value-type="float" office:value="201.270503" calcext:value-type="float">
            <text:p>201,270503</text:p>
          </table:table-cell>
        </table:table-row>
        <table:table-row table:style-name="ro1" table:visibility="collapse">
          <table:table-cell/>
          <table:table-cell office:value-type="float" office:value="4.84606588037" calcext:value-type="float">
            <text:p>4,8460658804</text:p>
          </table:table-cell>
          <table:table-cell office:value-type="float" office:value="0.00179576873779" calcext:value-type="float">
            <text:p>0,0017957687</text:p>
          </table:table-cell>
          <table:table-cell table:formula="of:=[.C190]*1000" office:value-type="float" office:value="1.79576873779" calcext:value-type="float">
            <text:p>1,7957687378</text:p>
          </table:table-cell>
          <table:table-cell office:value-type="float" office:value="0.203249931335" calcext:value-type="float">
            <text:p>0,2032499313</text:p>
          </table:table-cell>
          <table:table-cell table:formula="of:=[.E190]*1000" office:value-type="float" office:value="203.249931335" calcext:value-type="float">
            <text:p>203,249931335</text:p>
          </table:table-cell>
          <table:table-cell office:value-type="float" office:value="0.00126004219055" calcext:value-type="float">
            <text:p>0,0012600422</text:p>
          </table:table-cell>
          <table:table-cell table:formula="of:=[.G190]*1000" office:value-type="float" office:value="1.26004219055" calcext:value-type="float">
            <text:p>1,2600421906</text:p>
          </table:table-cell>
          <table:table-cell office:value-type="float" office:value="0.206352952" calcext:value-type="float">
            <text:p>0,206352952</text:p>
          </table:table-cell>
          <table:table-cell table:formula="of:=[.I190]*1000" office:value-type="float" office:value="206.352952" calcext:value-type="float">
            <text:p>206,352952</text:p>
          </table:table-cell>
        </table:table-row>
        <table:table-row table:style-name="ro1" table:visibility="collapse">
          <table:table-cell/>
          <table:table-cell office:value-type="float" office:value="4.95042672381" calcext:value-type="float">
            <text:p>4,9504267238</text:p>
          </table:table-cell>
          <table:table-cell office:value-type="float" office:value="0.00164985656738" calcext:value-type="float">
            <text:p>0,0016498566</text:p>
          </table:table-cell>
          <table:table-cell table:formula="of:=[.C191]*1000" office:value-type="float" office:value="1.64985656738" calcext:value-type="float">
            <text:p>1,6498565674</text:p>
          </table:table-cell>
          <table:table-cell office:value-type="float" office:value="0.199058055878" calcext:value-type="float">
            <text:p>0,1990580559</text:p>
          </table:table-cell>
          <table:table-cell table:formula="of:=[.E191]*1000" office:value-type="float" office:value="199.058055878" calcext:value-type="float">
            <text:p>199,058055878</text:p>
          </table:table-cell>
          <table:table-cell office:value-type="float" office:value="0.0012469291687" calcext:value-type="float">
            <text:p>0,0012469292</text:p>
          </table:table-cell>
          <table:table-cell table:formula="of:=[.G191]*1000" office:value-type="float" office:value="1.2469291687" calcext:value-type="float">
            <text:p>1,2469291687</text:p>
          </table:table-cell>
          <table:table-cell office:value-type="float" office:value="0.202002788" calcext:value-type="float">
            <text:p>0,202002788</text:p>
          </table:table-cell>
          <table:table-cell table:formula="of:=[.I191]*1000" office:value-type="float" office:value="202.002788" calcext:value-type="float">
            <text:p>202,002788</text:p>
          </table:table-cell>
        </table:table-row>
        <table:table-row table:style-name="ro1" table:visibility="collapse">
          <table:table-cell/>
          <table:table-cell office:value-type="float" office:value="4.79876275611" calcext:value-type="float">
            <text:p>4,7987627561</text:p>
          </table:table-cell>
          <table:table-cell office:value-type="float" office:value="0.00175786018372" calcext:value-type="float">
            <text:p>0,0017578602</text:p>
          </table:table-cell>
          <table:table-cell table:formula="of:=[.C192]*1000" office:value-type="float" office:value="1.75786018372" calcext:value-type="float">
            <text:p>1,7578601837</text:p>
          </table:table-cell>
          <table:table-cell office:value-type="float" office:value="0.205356121063" calcext:value-type="float">
            <text:p>0,2053561211</text:p>
          </table:table-cell>
          <table:table-cell table:formula="of:=[.E192]*1000" office:value-type="float" office:value="205.356121063" calcext:value-type="float">
            <text:p>205,356121063</text:p>
          </table:table-cell>
          <table:table-cell office:value-type="float" office:value="0.00122284889221" calcext:value-type="float">
            <text:p>0,0012228489</text:p>
          </table:table-cell>
          <table:table-cell table:formula="of:=[.G192]*1000" office:value-type="float" office:value="1.22284889221" calcext:value-type="float">
            <text:p>1,2228488922</text:p>
          </table:table-cell>
          <table:table-cell office:value-type="float" office:value="0.208387047" calcext:value-type="float">
            <text:p>0,208387047</text:p>
          </table:table-cell>
          <table:table-cell table:formula="of:=[.I192]*1000" office:value-type="float" office:value="208.387047" calcext:value-type="float">
            <text:p>208,387047</text:p>
          </table:table-cell>
        </table:table-row>
        <table:table-row table:style-name="ro1" table:visibility="collapse">
          <table:table-cell/>
          <table:table-cell office:value-type="float" office:value="5.05565257297" calcext:value-type="float">
            <text:p>5,055652573</text:p>
          </table:table-cell>
          <table:table-cell office:value-type="float" office:value="0.00202894210815" calcext:value-type="float">
            <text:p>0,0020289421</text:p>
          </table:table-cell>
          <table:table-cell table:formula="of:=[.C193]*1000" office:value-type="float" office:value="2.02894210815" calcext:value-type="float">
            <text:p>2,0289421082</text:p>
          </table:table-cell>
          <table:table-cell office:value-type="float" office:value="0.194489002228" calcext:value-type="float">
            <text:p>0,1944890022</text:p>
          </table:table-cell>
          <table:table-cell table:formula="of:=[.E193]*1000" office:value-type="float" office:value="194.489002228" calcext:value-type="float">
            <text:p>194,489002228</text:p>
          </table:table-cell>
          <table:table-cell office:value-type="float" office:value="0.00122904777527" calcext:value-type="float">
            <text:p>0,0012290478</text:p>
          </table:table-cell>
          <table:table-cell table:formula="of:=[.G193]*1000" office:value-type="float" office:value="1.22904777527" calcext:value-type="float">
            <text:p>1,2290477753</text:p>
          </table:table-cell>
          <table:table-cell office:value-type="float" office:value="0.197798402" calcext:value-type="float">
            <text:p>0,197798402</text:p>
          </table:table-cell>
          <table:table-cell table:formula="of:=[.I193]*1000" office:value-type="float" office:value="197.798402" calcext:value-type="float">
            <text:p>197,798402</text:p>
          </table:table-cell>
        </table:table-row>
        <table:table-row table:style-name="ro1" table:visibility="collapse">
          <table:table-cell/>
          <table:table-cell office:value-type="float" office:value="4.87882603697" calcext:value-type="float">
            <text:p>4,878826037</text:p>
          </table:table-cell>
          <table:table-cell office:value-type="float" office:value="0.00165009498596" calcext:value-type="float">
            <text:p>0,001650095</text:p>
          </table:table-cell>
          <table:table-cell table:formula="of:=[.C194]*1000" office:value-type="float" office:value="1.65009498596" calcext:value-type="float">
            <text:p>1,650094986</text:p>
          </table:table-cell>
          <table:table-cell office:value-type="float" office:value="0.202028989792" calcext:value-type="float">
            <text:p>0,2020289898</text:p>
          </table:table-cell>
          <table:table-cell table:formula="of:=[.E194]*1000" office:value-type="float" office:value="202.028989792" calcext:value-type="float">
            <text:p>202,028989792</text:p>
          </table:table-cell>
          <table:table-cell office:value-type="float" office:value="0.00122904777527" calcext:value-type="float">
            <text:p>0,0012290478</text:p>
          </table:table-cell>
          <table:table-cell table:formula="of:=[.G194]*1000" office:value-type="float" office:value="1.22904777527" calcext:value-type="float">
            <text:p>1,2290477753</text:p>
          </table:table-cell>
          <table:table-cell office:value-type="float" office:value="0.204967341" calcext:value-type="float">
            <text:p>0,204967341</text:p>
          </table:table-cell>
          <table:table-cell table:formula="of:=[.I194]*1000" office:value-type="float" office:value="204.967341" calcext:value-type="float">
            <text:p>204,967341</text:p>
          </table:table-cell>
        </table:table-row>
        <table:table-row table:style-name="ro1" table:visibility="collapse">
          <table:table-cell/>
          <table:table-cell office:value-type="float" office:value="4.92076127641" calcext:value-type="float">
            <text:p>4,9207612764</text:p>
          </table:table-cell>
          <table:table-cell office:value-type="float" office:value="0.00199294090271" calcext:value-type="float">
            <text:p>0,0019929409</text:p>
          </table:table-cell>
          <table:table-cell table:formula="of:=[.C195]*1000" office:value-type="float" office:value="1.99294090271" calcext:value-type="float">
            <text:p>1,9929409027</text:p>
          </table:table-cell>
          <table:table-cell office:value-type="float" office:value="0.199908971786" calcext:value-type="float">
            <text:p>0,1999089718</text:p>
          </table:table-cell>
          <table:table-cell table:formula="of:=[.E195]*1000" office:value-type="float" office:value="199.908971786" calcext:value-type="float">
            <text:p>199,908971786</text:p>
          </table:table-cell>
          <table:table-cell office:value-type="float" office:value="0.00126695632935" calcext:value-type="float">
            <text:p>0,0012669563</text:p>
          </table:table-cell>
          <table:table-cell table:formula="of:=[.G195]*1000" office:value-type="float" office:value="1.26695632935" calcext:value-type="float">
            <text:p>1,2669563294</text:p>
          </table:table-cell>
          <table:table-cell office:value-type="float" office:value="0.203220588" calcext:value-type="float">
            <text:p>0,203220588</text:p>
          </table:table-cell>
          <table:table-cell table:formula="of:=[.I195]*1000" office:value-type="float" office:value="203.220588" calcext:value-type="float">
            <text:p>203,220588</text:p>
          </table:table-cell>
        </table:table-row>
        <table:table-row table:style-name="ro1" table:visibility="collapse">
          <table:table-cell/>
          <table:table-cell office:value-type="float" office:value="4.90636487211" calcext:value-type="float">
            <text:p>4,9063648721</text:p>
          </table:table-cell>
          <table:table-cell office:value-type="float" office:value="0.00174498558044" calcext:value-type="float">
            <text:p>0,0017449856</text:p>
          </table:table-cell>
          <table:table-cell table:formula="of:=[.C196]*1000" office:value-type="float" office:value="1.74498558044" calcext:value-type="float">
            <text:p>1,7449855804</text:p>
          </table:table-cell>
          <table:table-cell office:value-type="float" office:value="0.200706958771" calcext:value-type="float">
            <text:p>0,2007069588</text:p>
          </table:table-cell>
          <table:table-cell table:formula="of:=[.E196]*1000" office:value-type="float" office:value="200.706958771" calcext:value-type="float">
            <text:p>200,706958771</text:p>
          </table:table-cell>
          <table:table-cell office:value-type="float" office:value="0.00131607055664" calcext:value-type="float">
            <text:p>0,0013160706</text:p>
          </table:table-cell>
          <table:table-cell table:formula="of:=[.G196]*1000" office:value-type="float" office:value="1.31607055664" calcext:value-type="float">
            <text:p>1,3160705566</text:p>
          </table:table-cell>
          <table:table-cell office:value-type="float" office:value="0.203816884" calcext:value-type="float">
            <text:p>0,203816884</text:p>
          </table:table-cell>
          <table:table-cell table:formula="of:=[.I196]*1000" office:value-type="float" office:value="203.816884" calcext:value-type="float">
            <text:p>203,816884</text:p>
          </table:table-cell>
        </table:table-row>
        <table:table-row table:style-name="ro1" table:visibility="collapse">
          <table:table-cell/>
          <table:table-cell office:value-type="float" office:value="4.74769360368" calcext:value-type="float">
            <text:p>4,7476936037</text:p>
          </table:table-cell>
          <table:table-cell office:value-type="float" office:value="0.00178194046021" calcext:value-type="float">
            <text:p>0,0017819405</text:p>
          </table:table-cell>
          <table:table-cell table:formula="of:=[.C197]*1000" office:value-type="float" office:value="1.78194046021" calcext:value-type="float">
            <text:p>1,7819404602</text:p>
          </table:table-cell>
          <table:table-cell office:value-type="float" office:value="0.207581996918" calcext:value-type="float">
            <text:p>0,2075819969</text:p>
          </table:table-cell>
          <table:table-cell table:formula="of:=[.E197]*1000" office:value-type="float" office:value="207.581996918" calcext:value-type="float">
            <text:p>207,581996918</text:p>
          </table:table-cell>
          <table:table-cell office:value-type="float" office:value="0.00121998786926" calcext:value-type="float">
            <text:p>0,0012199879</text:p>
          </table:table-cell>
          <table:table-cell table:formula="of:=[.G197]*1000" office:value-type="float" office:value="1.21998786926" calcext:value-type="float">
            <text:p>1,2199878693</text:p>
          </table:table-cell>
          <table:table-cell office:value-type="float" office:value="0.210628588" calcext:value-type="float">
            <text:p>0,210628588</text:p>
          </table:table-cell>
          <table:table-cell table:formula="of:=[.I197]*1000" office:value-type="float" office:value="210.628588" calcext:value-type="float">
            <text:p>210,628588</text:p>
          </table:table-cell>
        </table:table-row>
        <table:table-row table:style-name="ro1" table:visibility="collapse">
          <table:table-cell/>
          <table:table-cell office:value-type="float" office:value="4.95954922221" calcext:value-type="float">
            <text:p>4,9595492222</text:p>
          </table:table-cell>
          <table:table-cell office:value-type="float" office:value="0.00194311141968" calcext:value-type="float">
            <text:p>0,0019431114</text:p>
          </table:table-cell>
          <table:table-cell table:formula="of:=[.C198]*1000" office:value-type="float" office:value="1.94311141968" calcext:value-type="float">
            <text:p>1,9431114197</text:p>
          </table:table-cell>
          <table:table-cell office:value-type="float" office:value="0.198397874832" calcext:value-type="float">
            <text:p>0,1983978748</text:p>
          </table:table-cell>
          <table:table-cell table:formula="of:=[.E198]*1000" office:value-type="float" office:value="198.397874832" calcext:value-type="float">
            <text:p>198,397874832</text:p>
          </table:table-cell>
          <table:table-cell office:value-type="float" office:value="0.00123906135559" calcext:value-type="float">
            <text:p>0,0012390614</text:p>
          </table:table-cell>
          <table:table-cell table:formula="of:=[.G198]*1000" office:value-type="float" office:value="1.23906135559" calcext:value-type="float">
            <text:p>1,2390613556</text:p>
          </table:table-cell>
          <table:table-cell office:value-type="float" office:value="0.201631228" calcext:value-type="float">
            <text:p>0,201631228</text:p>
          </table:table-cell>
          <table:table-cell table:formula="of:=[.I198]*1000" office:value-type="float" office:value="201.631228" calcext:value-type="float">
            <text:p>201,631228</text:p>
          </table:table-cell>
        </table:table-row>
        <table:table-row table:style-name="ro1" table:visibility="collapse">
          <table:table-cell/>
          <table:table-cell office:value-type="float" office:value="4.937227229" calcext:value-type="float">
            <text:p>4,937227229</text:p>
          </table:table-cell>
          <table:table-cell office:value-type="float" office:value="0.0016131401062" calcext:value-type="float">
            <text:p>0,0016131401</text:p>
          </table:table-cell>
          <table:table-cell table:formula="of:=[.C199]*1000" office:value-type="float" office:value="1.6131401062" calcext:value-type="float">
            <text:p>1,6131401062</text:p>
          </table:table-cell>
          <table:table-cell office:value-type="float" office:value="0.199656009674" calcext:value-type="float">
            <text:p>0,1996560097</text:p>
          </table:table-cell>
          <table:table-cell table:formula="of:=[.E199]*1000" office:value-type="float" office:value="199.656009674" calcext:value-type="float">
            <text:p>199,656009674</text:p>
          </table:table-cell>
          <table:table-cell office:value-type="float" office:value="0.00123119354248" calcext:value-type="float">
            <text:p>0,0012311935</text:p>
          </table:table-cell>
          <table:table-cell table:formula="of:=[.G199]*1000" office:value-type="float" office:value="1.23119354248" calcext:value-type="float">
            <text:p>1,2311935425</text:p>
          </table:table-cell>
          <table:table-cell office:value-type="float" office:value="0.202542835" calcext:value-type="float">
            <text:p>0,202542835</text:p>
          </table:table-cell>
          <table:table-cell table:formula="of:=[.I199]*1000" office:value-type="float" office:value="202.542835" calcext:value-type="float">
            <text:p>202,542835</text:p>
          </table:table-cell>
        </table:table-row>
        <table:table-row table:style-name="ro1" table:visibility="collapse">
          <table:table-cell/>
          <table:table-cell office:value-type="float" office:value="4.83180830431" calcext:value-type="float">
            <text:p>4,8318083043</text:p>
          </table:table-cell>
          <table:table-cell office:value-type="float" office:value="0.00168204307556" calcext:value-type="float">
            <text:p>0,0016820431</text:p>
          </table:table-cell>
          <table:table-cell table:formula="of:=[.C200]*1000" office:value-type="float" office:value="1.68204307556" calcext:value-type="float">
            <text:p>1,6820430756</text:p>
          </table:table-cell>
          <table:table-cell office:value-type="float" office:value="0.203904151917" calcext:value-type="float">
            <text:p>0,2039041519</text:p>
          </table:table-cell>
          <table:table-cell table:formula="of:=[.E200]*1000" office:value-type="float" office:value="203.904151917" calcext:value-type="float">
            <text:p>203,904151917</text:p>
          </table:table-cell>
          <table:table-cell office:value-type="float" office:value="0.00132584571838" calcext:value-type="float">
            <text:p>0,0013258457</text:p>
          </table:table-cell>
          <table:table-cell table:formula="of:=[.G200]*1000" office:value-type="float" office:value="1.32584571838" calcext:value-type="float">
            <text:p>1,3258457184</text:p>
          </table:table-cell>
          <table:table-cell office:value-type="float" office:value="0.206961853" calcext:value-type="float">
            <text:p>0,206961853</text:p>
          </table:table-cell>
          <table:table-cell table:formula="of:=[.I200]*1000" office:value-type="float" office:value="206.961853" calcext:value-type="float">
            <text:p>206,961853</text:p>
          </table:table-cell>
        </table:table-row>
        <table:table-row table:style-name="ro1" table:visibility="collapse">
          <table:table-cell/>
          <table:table-cell office:value-type="float" office:value="4.54877014401" calcext:value-type="float">
            <text:p>4,548770144</text:p>
          </table:table-cell>
          <table:table-cell office:value-type="float" office:value="0.00167107582092" calcext:value-type="float">
            <text:p>0,0016710758</text:p>
          </table:table-cell>
          <table:table-cell table:formula="of:=[.C201]*1000" office:value-type="float" office:value="1.67107582092" calcext:value-type="float">
            <text:p>1,6710758209</text:p>
          </table:table-cell>
          <table:table-cell office:value-type="float" office:value="0.216883897781" calcext:value-type="float">
            <text:p>0,2168838978</text:p>
          </table:table-cell>
          <table:table-cell table:formula="of:=[.E201]*1000" office:value-type="float" office:value="216.883897781" calcext:value-type="float">
            <text:p>216,883897781</text:p>
          </table:table-cell>
          <table:table-cell office:value-type="float" office:value="0.00123620033264" calcext:value-type="float">
            <text:p>0,0012362003</text:p>
          </table:table-cell>
          <table:table-cell table:formula="of:=[.G201]*1000" office:value-type="float" office:value="1.23620033264" calcext:value-type="float">
            <text:p>1,2362003326</text:p>
          </table:table-cell>
          <table:table-cell office:value-type="float" office:value="0.219839642" calcext:value-type="float">
            <text:p>0,219839642</text:p>
          </table:table-cell>
          <table:table-cell table:formula="of:=[.I201]*1000" office:value-type="float" office:value="219.839642" calcext:value-type="float">
            <text:p>219,839642</text:p>
          </table:table-cell>
        </table:table-row>
        <table:table-row table:style-name="ro1" table:visibility="collapse">
          <table:table-cell/>
          <table:table-cell office:value-type="float" office:value="4.29567136966" calcext:value-type="float">
            <text:p>4,2956713697</text:p>
          </table:table-cell>
          <table:table-cell office:value-type="float" office:value="0.00187015533447" calcext:value-type="float">
            <text:p>0,0018701553</text:p>
          </table:table-cell>
          <table:table-cell table:formula="of:=[.C202]*1000" office:value-type="float" office:value="1.87015533447" calcext:value-type="float">
            <text:p>1,8701553345</text:p>
          </table:table-cell>
          <table:table-cell office:value-type="float" office:value="0.229523897171" calcext:value-type="float">
            <text:p>0,2295238972</text:p>
          </table:table-cell>
          <table:table-cell table:formula="of:=[.E202]*1000" office:value-type="float" office:value="229.523897171" calcext:value-type="float">
            <text:p>229,523897171</text:p>
          </table:table-cell>
          <table:table-cell office:value-type="float" office:value="0.00134706497192" calcext:value-type="float">
            <text:p>0,001347065</text:p>
          </table:table-cell>
          <table:table-cell table:formula="of:=[.G202]*1000" office:value-type="float" office:value="1.34706497192" calcext:value-type="float">
            <text:p>1,3470649719</text:p>
          </table:table-cell>
          <table:table-cell office:value-type="float" office:value="0.232792482" calcext:value-type="float">
            <text:p>0,232792482</text:p>
          </table:table-cell>
          <table:table-cell table:formula="of:=[.I202]*1000" office:value-type="float" office:value="232.792482" calcext:value-type="float">
            <text:p>232,792482</text:p>
          </table:table-cell>
        </table:table-row>
        <table:table-row table:style-name="ro1" table:visibility="collapse">
          <table:table-cell/>
          <table:table-cell office:value-type="float" office:value="4.36108381969" calcext:value-type="float">
            <text:p>4,3610838197</text:p>
          </table:table-cell>
          <table:table-cell office:value-type="float" office:value="0.00179505348206" calcext:value-type="float">
            <text:p>0,0017950535</text:p>
          </table:table-cell>
          <table:table-cell table:formula="of:=[.C203]*1000" office:value-type="float" office:value="1.79505348206" calcext:value-type="float">
            <text:p>1,7950534821</text:p>
          </table:table-cell>
          <table:table-cell office:value-type="float" office:value="0.226214885712" calcext:value-type="float">
            <text:p>0,2262148857</text:p>
          </table:table-cell>
          <table:table-cell table:formula="of:=[.E203]*1000" office:value-type="float" office:value="226.214885712" calcext:value-type="float">
            <text:p>226,214885712</text:p>
          </table:table-cell>
          <table:table-cell office:value-type="float" office:value="0.00123500823975" calcext:value-type="float">
            <text:p>0,0012350082</text:p>
          </table:table-cell>
          <table:table-cell table:formula="of:=[.G203]*1000" office:value-type="float" office:value="1.23500823975" calcext:value-type="float">
            <text:p>1,2350082398</text:p>
          </table:table-cell>
          <table:table-cell office:value-type="float" office:value="0.229300798" calcext:value-type="float">
            <text:p>0,229300798</text:p>
          </table:table-cell>
          <table:table-cell table:formula="of:=[.I203]*1000" office:value-type="float" office:value="229.300798" calcext:value-type="float">
            <text:p>229,300798</text:p>
          </table:table-cell>
        </table:table-row>
        <table:table-row table:style-name="ro1" table:visibility="collapse">
          <table:table-cell/>
          <table:table-cell office:value-type="float" office:value="4.45596471739" calcext:value-type="float">
            <text:p>4,4559647174</text:p>
          </table:table-cell>
          <table:table-cell office:value-type="float" office:value="0.00182414054871" calcext:value-type="float">
            <text:p>0,0018241405</text:p>
          </table:table-cell>
          <table:table-cell table:formula="of:=[.C204]*1000" office:value-type="float" office:value="1.82414054871" calcext:value-type="float">
            <text:p>1,8241405487</text:p>
          </table:table-cell>
          <table:table-cell office:value-type="float" office:value="0.221316814423" calcext:value-type="float">
            <text:p>0,2213168144</text:p>
          </table:table-cell>
          <table:table-cell table:formula="of:=[.E204]*1000" office:value-type="float" office:value="221.316814423" calcext:value-type="float">
            <text:p>221,316814423</text:p>
          </table:table-cell>
          <table:table-cell office:value-type="float" office:value="0.00122213363647" calcext:value-type="float">
            <text:p>0,0012221336</text:p>
          </table:table-cell>
          <table:table-cell table:formula="of:=[.G204]*1000" office:value-type="float" office:value="1.22213363647" calcext:value-type="float">
            <text:p>1,2221336365</text:p>
          </table:table-cell>
          <table:table-cell office:value-type="float" office:value="0.224418294" calcext:value-type="float">
            <text:p>0,224418294</text:p>
          </table:table-cell>
          <table:table-cell table:formula="of:=[.I204]*1000" office:value-type="float" office:value="224.418294" calcext:value-type="float">
            <text:p>224,418294</text:p>
          </table:table-cell>
        </table:table-row>
        <table:table-row table:style-name="ro1" table:visibility="collapse">
          <table:table-cell/>
          <table:table-cell office:value-type="float" office:value="4.39758806543" calcext:value-type="float">
            <text:p>4,3975880654</text:p>
          </table:table-cell>
          <table:table-cell office:value-type="float" office:value="0.00178289413452" calcext:value-type="float">
            <text:p>0,0017828941</text:p>
          </table:table-cell>
          <table:table-cell table:formula="of:=[.C205]*1000" office:value-type="float" office:value="1.78289413452" calcext:value-type="float">
            <text:p>1,7828941345</text:p>
          </table:table-cell>
          <table:table-cell office:value-type="float" office:value="0.224331140518" calcext:value-type="float">
            <text:p>0,2243311405</text:p>
          </table:table-cell>
          <table:table-cell table:formula="of:=[.E205]*1000" office:value-type="float" office:value="224.331140518" calcext:value-type="float">
            <text:p>224,331140518</text:p>
          </table:table-cell>
          <table:table-cell office:value-type="float" office:value="0.00122499465942" calcext:value-type="float">
            <text:p>0,0012249947</text:p>
          </table:table-cell>
          <table:table-cell table:formula="of:=[.G205]*1000" office:value-type="float" office:value="1.22499465942" calcext:value-type="float">
            <text:p>1,2249946594</text:p>
          </table:table-cell>
          <table:table-cell office:value-type="float" office:value="0.227397379" calcext:value-type="float">
            <text:p>0,227397379</text:p>
          </table:table-cell>
          <table:table-cell table:formula="of:=[.I205]*1000" office:value-type="float" office:value="227.397379" calcext:value-type="float">
            <text:p>227,397379</text:p>
          </table:table-cell>
        </table:table-row>
        <table:table-row table:style-name="ro1" table:visibility="collapse">
          <table:table-cell/>
          <table:table-cell office:value-type="float" office:value="4.5938349568" calcext:value-type="float">
            <text:p>4,5938349568</text:p>
          </table:table-cell>
          <table:table-cell office:value-type="float" office:value="0.00174307823181" calcext:value-type="float">
            <text:p>0,0017430782</text:p>
          </table:table-cell>
          <table:table-cell table:formula="of:=[.C206]*1000" office:value-type="float" office:value="1.74307823181" calcext:value-type="float">
            <text:p>1,7430782318</text:p>
          </table:table-cell>
          <table:table-cell office:value-type="float" office:value="0.214667081833" calcext:value-type="float">
            <text:p>0,2146670818</text:p>
          </table:table-cell>
          <table:table-cell table:formula="of:=[.E206]*1000" office:value-type="float" office:value="214.667081833" calcext:value-type="float">
            <text:p>214,667081833</text:p>
          </table:table-cell>
          <table:table-cell office:value-type="float" office:value="0.00122499465942" calcext:value-type="float">
            <text:p>0,0012249947</text:p>
          </table:table-cell>
          <table:table-cell table:formula="of:=[.G206]*1000" office:value-type="float" office:value="1.22499465942" calcext:value-type="float">
            <text:p>1,2249946594</text:p>
          </table:table-cell>
          <table:table-cell office:value-type="float" office:value="0.217683049" calcext:value-type="float">
            <text:p>0,217683049</text:p>
          </table:table-cell>
          <table:table-cell table:formula="of:=[.I206]*1000" office:value-type="float" office:value="217.683049" calcext:value-type="float">
            <text:p>217,683049</text:p>
          </table:table-cell>
        </table:table-row>
        <table:table-row table:style-name="ro1" table:visibility="collapse">
          <table:table-cell/>
          <table:table-cell office:value-type="float" office:value="4.47853994725" calcext:value-type="float">
            <text:p>4,4785399473</text:p>
          </table:table-cell>
          <table:table-cell office:value-type="float" office:value="0.00190186500549" calcext:value-type="float">
            <text:p>0,001901865</text:p>
          </table:table-cell>
          <table:table-cell table:formula="of:=[.C207]*1000" office:value-type="float" office:value="1.90186500549" calcext:value-type="float">
            <text:p>1,9018650055</text:p>
          </table:table-cell>
          <table:table-cell office:value-type="float" office:value="0.220092058182" calcext:value-type="float">
            <text:p>0,2200920582</text:p>
          </table:table-cell>
          <table:table-cell table:formula="of:=[.E207]*1000" office:value-type="float" office:value="220.092058182" calcext:value-type="float">
            <text:p>220,092058182</text:p>
          </table:table-cell>
          <table:table-cell office:value-type="float" office:value="0.00124597549438" calcext:value-type="float">
            <text:p>0,0012459755</text:p>
          </table:table-cell>
          <table:table-cell table:formula="of:=[.G207]*1000" office:value-type="float" office:value="1.24597549438" calcext:value-type="float">
            <text:p>1,2459754944</text:p>
          </table:table-cell>
          <table:table-cell office:value-type="float" office:value="0.223287056" calcext:value-type="float">
            <text:p>0,223287056</text:p>
          </table:table-cell>
          <table:table-cell table:formula="of:=[.I207]*1000" office:value-type="float" office:value="223.287056" calcext:value-type="float">
            <text:p>223,287056</text:p>
          </table:table-cell>
        </table:table-row>
        <table:table-row table:style-name="ro1" table:visibility="collapse">
          <table:table-cell/>
          <table:table-cell office:value-type="float" office:value="4.4809899446" calcext:value-type="float">
            <text:p>4,4809899446</text:p>
          </table:table-cell>
          <table:table-cell office:value-type="float" office:value="0.00183200836182" calcext:value-type="float">
            <text:p>0,0018320084</text:p>
          </table:table-cell>
          <table:table-cell table:formula="of:=[.C208]*1000" office:value-type="float" office:value="1.83200836182" calcext:value-type="float">
            <text:p>1,8320083618</text:p>
          </table:table-cell>
          <table:table-cell office:value-type="float" office:value="0.22005200386" calcext:value-type="float">
            <text:p>0,2200520039</text:p>
          </table:table-cell>
          <table:table-cell table:formula="of:=[.E208]*1000" office:value-type="float" office:value="220.05200386" calcext:value-type="float">
            <text:p>220,05200386</text:p>
          </table:table-cell>
          <table:table-cell office:value-type="float" office:value="0.00123405456543" calcext:value-type="float">
            <text:p>0,0012340546</text:p>
          </table:table-cell>
          <table:table-cell table:formula="of:=[.G208]*1000" office:value-type="float" office:value="1.23405456543" calcext:value-type="float">
            <text:p>1,2340545654</text:p>
          </table:table-cell>
          <table:table-cell office:value-type="float" office:value="0.223164973" calcext:value-type="float">
            <text:p>0,223164973</text:p>
          </table:table-cell>
          <table:table-cell table:formula="of:=[.I208]*1000" office:value-type="float" office:value="223.164973" calcext:value-type="float">
            <text:p>223,164973</text:p>
          </table:table-cell>
        </table:table-row>
        <table:table-row table:style-name="ro1" table:visibility="collapse">
          <table:table-cell/>
          <table:table-cell office:value-type="float" office:value="4.46497989906" calcext:value-type="float">
            <text:p>4,4649798991</text:p>
          </table:table-cell>
          <table:table-cell office:value-type="float" office:value="0.00202512741089" calcext:value-type="float">
            <text:p>0,0020251274</text:p>
          </table:table-cell>
          <table:table-cell table:formula="of:=[.C209]*1000" office:value-type="float" office:value="2.02512741089" calcext:value-type="float">
            <text:p>2,0251274109</text:p>
          </table:table-cell>
          <table:table-cell office:value-type="float" office:value="0.220550775528" calcext:value-type="float">
            <text:p>0,2205507755</text:p>
          </table:table-cell>
          <table:table-cell table:formula="of:=[.E209]*1000" office:value-type="float" office:value="220.550775528" calcext:value-type="float">
            <text:p>220,550775528</text:p>
          </table:table-cell>
          <table:table-cell office:value-type="float" office:value="0.00134015083313" calcext:value-type="float">
            <text:p>0,0013401508</text:p>
          </table:table-cell>
          <table:table-cell table:formula="of:=[.G209]*1000" office:value-type="float" office:value="1.34015083313" calcext:value-type="float">
            <text:p>1,3401508331</text:p>
          </table:table-cell>
          <table:table-cell office:value-type="float" office:value="0.223965174" calcext:value-type="float">
            <text:p>0,223965174</text:p>
          </table:table-cell>
          <table:table-cell table:formula="of:=[.I209]*1000" office:value-type="float" office:value="223.965174" calcext:value-type="float">
            <text:p>223,965174</text:p>
          </table:table-cell>
        </table:table-row>
        <table:table-row table:style-name="ro1" table:visibility="collapse">
          <table:table-cell/>
          <table:table-cell office:value-type="float" office:value="4.52382832247" calcext:value-type="float">
            <text:p>4,5238283225</text:p>
          </table:table-cell>
          <table:table-cell office:value-type="float" office:value="0.0016930103302" calcext:value-type="float">
            <text:p>0,0016930103</text:p>
          </table:table-cell>
          <table:table-cell table:formula="of:=[.C210]*1000" office:value-type="float" office:value="1.6930103302" calcext:value-type="float">
            <text:p>1,6930103302</text:p>
          </table:table-cell>
          <table:table-cell office:value-type="float" office:value="0.218089818954" calcext:value-type="float">
            <text:p>0,218089819</text:p>
          </table:table-cell>
          <table:table-cell table:formula="of:=[.E210]*1000" office:value-type="float" office:value="218.089818954" calcext:value-type="float">
            <text:p>218,089818954</text:p>
          </table:table-cell>
          <table:table-cell office:value-type="float" office:value="0.00122404098511" calcext:value-type="float">
            <text:p>0,001224041</text:p>
          </table:table-cell>
          <table:table-cell table:formula="of:=[.G210]*1000" office:value-type="float" office:value="1.22404098511" calcext:value-type="float">
            <text:p>1,2240409851</text:p>
          </table:table-cell>
          <table:table-cell office:value-type="float" office:value="0.221051713" calcext:value-type="float">
            <text:p>0,221051713</text:p>
          </table:table-cell>
          <table:table-cell table:formula="of:=[.I210]*1000" office:value-type="float" office:value="221.051713" calcext:value-type="float">
            <text:p>221,051713</text:p>
          </table:table-cell>
        </table:table-row>
        <table:table-row table:style-name="ro1" table:visibility="collapse">
          <table:table-cell/>
          <table:table-cell office:value-type="float" office:value="4.59736145197" calcext:value-type="float">
            <text:p>4,597361452</text:p>
          </table:table-cell>
          <table:table-cell office:value-type="float" office:value="0.00189900398254" calcext:value-type="float">
            <text:p>0,001899004</text:p>
          </table:table-cell>
          <table:table-cell table:formula="of:=[.C211]*1000" office:value-type="float" office:value="1.89900398254" calcext:value-type="float">
            <text:p>1,8990039825</text:p>
          </table:table-cell>
          <table:table-cell office:value-type="float" office:value="0.214332818985" calcext:value-type="float">
            <text:p>0,214332819</text:p>
          </table:table-cell>
          <table:table-cell table:formula="of:=[.E211]*1000" office:value-type="float" office:value="214.332818985" calcext:value-type="float">
            <text:p>214,332818985</text:p>
          </table:table-cell>
          <table:table-cell office:value-type="float" office:value="0.00123310089111" calcext:value-type="float">
            <text:p>0,0012331009</text:p>
          </table:table-cell>
          <table:table-cell table:formula="of:=[.G211]*1000" office:value-type="float" office:value="1.23310089111" calcext:value-type="float">
            <text:p>1,2331008911</text:p>
          </table:table-cell>
          <table:table-cell office:value-type="float" office:value="0.217516071" calcext:value-type="float">
            <text:p>0,217516071</text:p>
          </table:table-cell>
          <table:table-cell table:formula="of:=[.I211]*1000" office:value-type="float" office:value="217.516071" calcext:value-type="float">
            <text:p>217,516071</text:p>
          </table:table-cell>
        </table:table-row>
        <table:table-row table:style-name="ro1" table:visibility="collapse">
          <table:table-cell/>
          <table:table-cell office:value-type="float" office:value="4.59479029168" calcext:value-type="float">
            <text:p>4,5947902917</text:p>
          </table:table-cell>
          <table:table-cell office:value-type="float" office:value="0.00172114372253" calcext:value-type="float">
            <text:p>0,0017211437</text:p>
          </table:table-cell>
          <table:table-cell table:formula="of:=[.C212]*1000" office:value-type="float" office:value="1.72114372253" calcext:value-type="float">
            <text:p>1,7211437225</text:p>
          </table:table-cell>
          <table:table-cell office:value-type="float" office:value="0.214617013931" calcext:value-type="float">
            <text:p>0,2146170139</text:p>
          </table:table-cell>
          <table:table-cell table:formula="of:=[.E212]*1000" office:value-type="float" office:value="214.617013931" calcext:value-type="float">
            <text:p>214,617013931</text:p>
          </table:table-cell>
          <table:table-cell office:value-type="float" office:value="0.00124216079712" calcext:value-type="float">
            <text:p>0,0012421608</text:p>
          </table:table-cell>
          <table:table-cell table:formula="of:=[.G212]*1000" office:value-type="float" office:value="1.24216079712" calcext:value-type="float">
            <text:p>1,2421607971</text:p>
          </table:table-cell>
          <table:table-cell office:value-type="float" office:value="0.217637789" calcext:value-type="float">
            <text:p>0,217637789</text:p>
          </table:table-cell>
          <table:table-cell table:formula="of:=[.I212]*1000" office:value-type="float" office:value="217.637789" calcext:value-type="float">
            <text:p>217,637789</text:p>
          </table:table-cell>
        </table:table-row>
        <table:table-row table:style-name="ro1" table:visibility="collapse">
          <table:table-cell/>
          <table:table-cell office:value-type="float" office:value="4.5039003935" calcext:value-type="float">
            <text:p>4,5039003935</text:p>
          </table:table-cell>
          <table:table-cell office:value-type="float" office:value="0.00170302391052" calcext:value-type="float">
            <text:p>0,0017030239</text:p>
          </table:table-cell>
          <table:table-cell table:formula="of:=[.C213]*1000" office:value-type="float" office:value="1.70302391052" calcext:value-type="float">
            <text:p>1,7030239105</text:p>
          </table:table-cell>
          <table:table-cell office:value-type="float" office:value="0.219022035599" calcext:value-type="float">
            <text:p>0,2190220356</text:p>
          </table:table-cell>
          <table:table-cell table:formula="of:=[.E213]*1000" office:value-type="float" office:value="219.022035599" calcext:value-type="float">
            <text:p>219,022035599</text:p>
          </table:table-cell>
          <table:table-cell office:value-type="float" office:value="0.00124406814575" calcext:value-type="float">
            <text:p>0,0012440681</text:p>
          </table:table-cell>
          <table:table-cell table:formula="of:=[.G213]*1000" office:value-type="float" office:value="1.24406814575" calcext:value-type="float">
            <text:p>1,2440681458</text:p>
          </table:table-cell>
          <table:table-cell office:value-type="float" office:value="0.222029777" calcext:value-type="float">
            <text:p>0,222029777</text:p>
          </table:table-cell>
          <table:table-cell table:formula="of:=[.I213]*1000" office:value-type="float" office:value="222.029777" calcext:value-type="float">
            <text:p>222,029777</text:p>
          </table:table-cell>
        </table:table-row>
        <table:table-row table:style-name="ro1" table:visibility="collapse">
          <table:table-cell/>
          <table:table-cell office:value-type="float" office:value="4.38747772615" calcext:value-type="float">
            <text:p>4,3874777262</text:p>
          </table:table-cell>
          <table:table-cell office:value-type="float" office:value="0.00188302993774" calcext:value-type="float">
            <text:p>0,0018830299</text:p>
          </table:table-cell>
          <table:table-cell table:formula="of:=[.C214]*1000" office:value-type="float" office:value="1.88302993774" calcext:value-type="float">
            <text:p>1,8830299377</text:p>
          </table:table-cell>
          <table:table-cell office:value-type="float" office:value="0.22475194931" calcext:value-type="float">
            <text:p>0,2247519493</text:p>
          </table:table-cell>
          <table:table-cell table:formula="of:=[.E214]*1000" office:value-type="float" office:value="224.75194931" calcext:value-type="float">
            <text:p>224,75194931</text:p>
          </table:table-cell>
          <table:table-cell office:value-type="float" office:value="0.00122594833374" calcext:value-type="float">
            <text:p>0,0012259483</text:p>
          </table:table-cell>
          <table:table-cell table:formula="of:=[.G214]*1000" office:value-type="float" office:value="1.22594833374" calcext:value-type="float">
            <text:p>1,2259483337</text:p>
          </table:table-cell>
          <table:table-cell office:value-type="float" office:value="0.227921385" calcext:value-type="float">
            <text:p>0,227921385</text:p>
          </table:table-cell>
          <table:table-cell table:formula="of:=[.I214]*1000" office:value-type="float" office:value="227.921385" calcext:value-type="float">
            <text:p>227,921385</text:p>
          </table:table-cell>
        </table:table-row>
        <table:table-row table:style-name="ro1" table:visibility="collapse">
          <table:table-cell/>
          <table:table-cell office:value-type="float" office:value="4.36963029515" calcext:value-type="float">
            <text:p>4,3696302952</text:p>
          </table:table-cell>
          <table:table-cell office:value-type="float" office:value="0.00160098075867" calcext:value-type="float">
            <text:p>0,0016009808</text:p>
          </table:table-cell>
          <table:table-cell table:formula="of:=[.C215]*1000" office:value-type="float" office:value="1.60098075867" calcext:value-type="float">
            <text:p>1,6009807587</text:p>
          </table:table-cell>
          <table:table-cell office:value-type="float" office:value="0.225880146027" calcext:value-type="float">
            <text:p>0,225880146</text:p>
          </table:table-cell>
          <table:table-cell table:formula="of:=[.E215]*1000" office:value-type="float" office:value="225.880146027" calcext:value-type="float">
            <text:p>225,880146027</text:p>
          </table:table-cell>
          <table:table-cell office:value-type="float" office:value="0.00132393836975" calcext:value-type="float">
            <text:p>0,0013239384</text:p>
          </table:table-cell>
          <table:table-cell table:formula="of:=[.G215]*1000" office:value-type="float" office:value="1.32393836975" calcext:value-type="float">
            <text:p>1,3239383698</text:p>
          </table:table-cell>
          <table:table-cell office:value-type="float" office:value="0.228852313" calcext:value-type="float">
            <text:p>0,228852313</text:p>
          </table:table-cell>
          <table:table-cell table:formula="of:=[.I215]*1000" office:value-type="float" office:value="228.852313" calcext:value-type="float">
            <text:p>228,852313</text:p>
          </table:table-cell>
        </table:table-row>
        <table:table-row table:style-name="ro1" table:visibility="collapse">
          <table:table-cell/>
          <table:table-cell office:value-type="float" office:value="4.32186365607" calcext:value-type="float">
            <text:p>4,3218636561</text:p>
          </table:table-cell>
          <table:table-cell office:value-type="float" office:value="0.00162196159363" calcext:value-type="float">
            <text:p>0,0016219616</text:p>
          </table:table-cell>
          <table:table-cell table:formula="of:=[.C216]*1000" office:value-type="float" office:value="1.62196159363" calcext:value-type="float">
            <text:p>1,6219615936</text:p>
          </table:table-cell>
          <table:table-cell office:value-type="float" office:value="0.228478908539" calcext:value-type="float">
            <text:p>0,2284789085</text:p>
          </table:table-cell>
          <table:table-cell table:formula="of:=[.E216]*1000" office:value-type="float" office:value="228.478908539" calcext:value-type="float">
            <text:p>228,478908539</text:p>
          </table:table-cell>
          <table:table-cell office:value-type="float" office:value="0.00123500823975" calcext:value-type="float">
            <text:p>0,0012350082</text:p>
          </table:table-cell>
          <table:table-cell table:formula="of:=[.G216]*1000" office:value-type="float" office:value="1.23500823975" calcext:value-type="float">
            <text:p>1,2350082398</text:p>
          </table:table-cell>
          <table:table-cell office:value-type="float" office:value="0.231381663" calcext:value-type="float">
            <text:p>0,231381663</text:p>
          </table:table-cell>
          <table:table-cell table:formula="of:=[.I216]*1000" office:value-type="float" office:value="231.381663" calcext:value-type="float">
            <text:p>231,381663</text:p>
          </table:table-cell>
        </table:table-row>
        <table:table-row table:style-name="ro1" table:visibility="collapse">
          <table:table-cell/>
          <table:table-cell office:value-type="float" office:value="4.33410138233" calcext:value-type="float">
            <text:p>4,3341013823</text:p>
          </table:table-cell>
          <table:table-cell office:value-type="float" office:value="0.0016770362854" calcext:value-type="float">
            <text:p>0,0016770363</text:p>
          </table:table-cell>
          <table:table-cell table:formula="of:=[.C217]*1000" office:value-type="float" office:value="1.6770362854" calcext:value-type="float">
            <text:p>1,6770362854</text:p>
          </table:table-cell>
          <table:table-cell office:value-type="float" office:value="0.227761983871" calcext:value-type="float">
            <text:p>0,2277619839</text:p>
          </table:table-cell>
          <table:table-cell table:formula="of:=[.E217]*1000" office:value-type="float" office:value="227.761983871" calcext:value-type="float">
            <text:p>227,761983871</text:p>
          </table:table-cell>
          <table:table-cell office:value-type="float" office:value="0.00124096870422" calcext:value-type="float">
            <text:p>0,0012409687</text:p>
          </table:table-cell>
          <table:table-cell table:formula="of:=[.G217]*1000" office:value-type="float" office:value="1.24096870422" calcext:value-type="float">
            <text:p>1,2409687042</text:p>
          </table:table-cell>
          <table:table-cell office:value-type="float" office:value="0.230728336" calcext:value-type="float">
            <text:p>0,230728336</text:p>
          </table:table-cell>
          <table:table-cell table:formula="of:=[.I217]*1000" office:value-type="float" office:value="230.728336" calcext:value-type="float">
            <text:p>230,728336</text:p>
          </table:table-cell>
        </table:table-row>
        <table:table-row table:style-name="ro1" table:visibility="collapse">
          <table:table-cell/>
          <table:table-cell office:value-type="float" office:value="4.49710676388" calcext:value-type="float">
            <text:p>4,4971067639</text:p>
          </table:table-cell>
          <table:table-cell office:value-type="float" office:value="0.00168395042419" calcext:value-type="float">
            <text:p>0,0016839504</text:p>
          </table:table-cell>
          <table:table-cell table:formula="of:=[.C218]*1000" office:value-type="float" office:value="1.68395042419" calcext:value-type="float">
            <text:p>1,6839504242</text:p>
          </table:table-cell>
          <table:table-cell office:value-type="float" office:value="0.219392061234" calcext:value-type="float">
            <text:p>0,2193920612</text:p>
          </table:table-cell>
          <table:table-cell table:formula="of:=[.E218]*1000" office:value-type="float" office:value="219.392061234" calcext:value-type="float">
            <text:p>219,392061234</text:p>
          </table:table-cell>
          <table:table-cell office:value-type="float" office:value="0.00124311447144" calcext:value-type="float">
            <text:p>0,0012431145</text:p>
          </table:table-cell>
          <table:table-cell table:formula="of:=[.G218]*1000" office:value-type="float" office:value="1.24311447144" calcext:value-type="float">
            <text:p>1,2431144714</text:p>
          </table:table-cell>
          <table:table-cell office:value-type="float" office:value="0.22236519" calcext:value-type="float">
            <text:p>0,22236519</text:p>
          </table:table-cell>
          <table:table-cell table:formula="of:=[.I218]*1000" office:value-type="float" office:value="222.36519" calcext:value-type="float">
            <text:p>222,36519</text:p>
          </table:table-cell>
        </table:table-row>
        <table:table-row table:style-name="ro1" table:visibility="collapse">
          <table:table-cell/>
          <table:table-cell office:value-type="float" office:value="4.41900357311" calcext:value-type="float">
            <text:p>4,4190035731</text:p>
          </table:table-cell>
          <table:table-cell office:value-type="float" office:value="0.00170087814331" calcext:value-type="float">
            <text:p>0,0017008781</text:p>
          </table:table-cell>
          <table:table-cell table:formula="of:=[.C219]*1000" office:value-type="float" office:value="1.70087814331" calcext:value-type="float">
            <text:p>1,7008781433</text:p>
          </table:table-cell>
          <table:table-cell office:value-type="float" office:value="0.223309993744" calcext:value-type="float">
            <text:p>0,2233099937</text:p>
          </table:table-cell>
          <table:table-cell table:formula="of:=[.E219]*1000" office:value-type="float" office:value="223.309993744" calcext:value-type="float">
            <text:p>223,309993744</text:p>
          </table:table-cell>
          <table:table-cell office:value-type="float" office:value="0.00123596191406" calcext:value-type="float">
            <text:p>0,0012359619</text:p>
          </table:table-cell>
          <table:table-cell table:formula="of:=[.G219]*1000" office:value-type="float" office:value="1.23596191406" calcext:value-type="float">
            <text:p>1,2359619141</text:p>
          </table:table-cell>
          <table:table-cell office:value-type="float" office:value="0.226295359" calcext:value-type="float">
            <text:p>0,226295359</text:p>
          </table:table-cell>
          <table:table-cell table:formula="of:=[.I219]*1000" office:value-type="float" office:value="226.295359" calcext:value-type="float">
            <text:p>226,295359</text:p>
          </table:table-cell>
        </table:table-row>
        <table:table-row table:style-name="ro1" table:visibility="collapse">
          <table:table-cell/>
          <table:table-cell office:value-type="float" office:value="4.40091741524" calcext:value-type="float">
            <text:p>4,4009174152</text:p>
          </table:table-cell>
          <table:table-cell office:value-type="float" office:value="0.00174498558044" calcext:value-type="float">
            <text:p>0,0017449856</text:p>
          </table:table-cell>
          <table:table-cell table:formula="of:=[.C220]*1000" office:value-type="float" office:value="1.74498558044" calcext:value-type="float">
            <text:p>1,7449855804</text:p>
          </table:table-cell>
          <table:table-cell office:value-type="float" office:value="0.224191904068" calcext:value-type="float">
            <text:p>0,2241919041</text:p>
          </table:table-cell>
          <table:table-cell table:formula="of:=[.E220]*1000" office:value-type="float" office:value="224.191904068" calcext:value-type="float">
            <text:p>224,191904068</text:p>
          </table:table-cell>
          <table:table-cell office:value-type="float" office:value="0.00123810768127" calcext:value-type="float">
            <text:p>0,0012381077</text:p>
          </table:table-cell>
          <table:table-cell table:formula="of:=[.G220]*1000" office:value-type="float" office:value="1.23810768127" calcext:value-type="float">
            <text:p>1,2381076813</text:p>
          </table:table-cell>
          <table:table-cell office:value-type="float" office:value="0.22722535" calcext:value-type="float">
            <text:p>0,22722535</text:p>
          </table:table-cell>
          <table:table-cell table:formula="of:=[.I220]*1000" office:value-type="float" office:value="227.22535" calcext:value-type="float">
            <text:p>227,22535</text:p>
          </table:table-cell>
        </table:table-row>
        <table:table-row table:style-name="ro1" table:visibility="collapse">
          <table:table-cell/>
          <table:table-cell office:value-type="float" office:value="4.40737477912" calcext:value-type="float">
            <text:p>4,4073747791</text:p>
          </table:table-cell>
          <table:table-cell office:value-type="float" office:value="0.00164699554443" calcext:value-type="float">
            <text:p>0,0016469955</text:p>
          </table:table-cell>
          <table:table-cell table:formula="of:=[.C221]*1000" office:value-type="float" office:value="1.64699554443" calcext:value-type="float">
            <text:p>1,6469955444</text:p>
          </table:table-cell>
          <table:table-cell office:value-type="float" office:value="0.223875045776" calcext:value-type="float">
            <text:p>0,2238750458</text:p>
          </table:table-cell>
          <table:table-cell table:formula="of:=[.E221]*1000" office:value-type="float" office:value="223.875045776" calcext:value-type="float">
            <text:p>223,875045776</text:p>
          </table:table-cell>
          <table:table-cell office:value-type="float" office:value="0.00131416320801" calcext:value-type="float">
            <text:p>0,0013141632</text:p>
          </table:table-cell>
          <table:table-cell table:formula="of:=[.G221]*1000" office:value-type="float" office:value="1.31416320801" calcext:value-type="float">
            <text:p>1,314163208</text:p>
          </table:table-cell>
          <table:table-cell office:value-type="float" office:value="0.226892436" calcext:value-type="float">
            <text:p>0,226892436</text:p>
          </table:table-cell>
          <table:table-cell table:formula="of:=[.I221]*1000" office:value-type="float" office:value="226.892436" calcext:value-type="float">
            <text:p>226,892436</text:p>
          </table:table-cell>
        </table:table-row>
        <table:table-row table:style-name="ro1" table:visibility="collapse">
          <table:table-cell/>
          <table:table-cell office:value-type="float" office:value="4.41255878477" calcext:value-type="float">
            <text:p>4,4125587848</text:p>
          </table:table-cell>
          <table:table-cell office:value-type="float" office:value="0.00157904624939" calcext:value-type="float">
            <text:p>0,0015790462</text:p>
          </table:table-cell>
          <table:table-cell table:formula="of:=[.C222]*1000" office:value-type="float" office:value="1.57904624939" calcext:value-type="float">
            <text:p>1,5790462494</text:p>
          </table:table-cell>
          <table:table-cell office:value-type="float" office:value="0.223755121231" calcext:value-type="float">
            <text:p>0,2237551212</text:p>
          </table:table-cell>
          <table:table-cell table:formula="of:=[.E222]*1000" office:value-type="float" office:value="223.755121231" calcext:value-type="float">
            <text:p>223,755121231</text:p>
          </table:table-cell>
          <table:table-cell office:value-type="float" office:value="0.00123691558838" calcext:value-type="float">
            <text:p>0,0012369156</text:p>
          </table:table-cell>
          <table:table-cell table:formula="of:=[.G222]*1000" office:value-type="float" office:value="1.23691558838" calcext:value-type="float">
            <text:p>1,2369155884</text:p>
          </table:table-cell>
          <table:table-cell office:value-type="float" office:value="0.226625876" calcext:value-type="float">
            <text:p>0,226625876</text:p>
          </table:table-cell>
          <table:table-cell table:formula="of:=[.I222]*1000" office:value-type="float" office:value="226.625876" calcext:value-type="float">
            <text:p>226,625876</text:p>
          </table:table-cell>
        </table:table-row>
        <table:table-row table:style-name="ro1" table:visibility="collapse">
          <table:table-cell/>
          <table:table-cell office:value-type="float" office:value="4.31720494067" calcext:value-type="float">
            <text:p>4,3172049407</text:p>
          </table:table-cell>
          <table:table-cell office:value-type="float" office:value="0.00192809104919" calcext:value-type="float">
            <text:p>0,001928091</text:p>
          </table:table-cell>
          <table:table-cell table:formula="of:=[.C223]*1000" office:value-type="float" office:value="1.92809104919" calcext:value-type="float">
            <text:p>1,9280910492</text:p>
          </table:table-cell>
          <table:table-cell office:value-type="float" office:value="0.22838306427" calcext:value-type="float">
            <text:p>0,2283830643</text:p>
          </table:table-cell>
          <table:table-cell table:formula="of:=[.E223]*1000" office:value-type="float" office:value="228.38306427" calcext:value-type="float">
            <text:p>228,38306427</text:p>
          </table:table-cell>
          <table:table-cell office:value-type="float" office:value="0.00126791000366" calcext:value-type="float">
            <text:p>0,00126791</text:p>
          </table:table-cell>
          <table:table-cell table:formula="of:=[.G223]*1000" office:value-type="float" office:value="1.26791000366" calcext:value-type="float">
            <text:p>1,2679100037</text:p>
          </table:table-cell>
          <table:table-cell office:value-type="float" office:value="0.231631348" calcext:value-type="float">
            <text:p>0,231631348</text:p>
          </table:table-cell>
          <table:table-cell table:formula="of:=[.I223]*1000" office:value-type="float" office:value="231.631348" calcext:value-type="float">
            <text:p>231,631348</text:p>
          </table:table-cell>
        </table:table-row>
        <table:table-row table:style-name="ro1" table:visibility="collapse">
          <table:table-cell/>
          <table:table-cell office:value-type="float" office:value="4.42115875149" calcext:value-type="float">
            <text:p>4,4211587515</text:p>
          </table:table-cell>
          <table:table-cell office:value-type="float" office:value="0.00164389610291" calcext:value-type="float">
            <text:p>0,0016438961</text:p>
          </table:table-cell>
          <table:table-cell table:formula="of:=[.C224]*1000" office:value-type="float" office:value="1.64389610291" calcext:value-type="float">
            <text:p>1,6438961029</text:p>
          </table:table-cell>
          <table:table-cell office:value-type="float" office:value="0.223255872726" calcext:value-type="float">
            <text:p>0,2232558727</text:p>
          </table:table-cell>
          <table:table-cell table:formula="of:=[.E224]*1000" office:value-type="float" office:value="223.255872726" calcext:value-type="float">
            <text:p>223,255872726</text:p>
          </table:table-cell>
          <table:table-cell office:value-type="float" office:value="0.00123906135559" calcext:value-type="float">
            <text:p>0,0012390614</text:p>
          </table:table-cell>
          <table:table-cell table:formula="of:=[.G224]*1000" office:value-type="float" office:value="1.23906135559" calcext:value-type="float">
            <text:p>1,2390613556</text:p>
          </table:table-cell>
          <table:table-cell office:value-type="float" office:value="0.226185047" calcext:value-type="float">
            <text:p>0,226185047</text:p>
          </table:table-cell>
          <table:table-cell table:formula="of:=[.I224]*1000" office:value-type="float" office:value="226.185047" calcext:value-type="float">
            <text:p>226,185047</text:p>
          </table:table-cell>
        </table:table-row>
        <table:table-row table:style-name="ro1" table:visibility="collapse">
          <table:table-cell/>
          <table:table-cell office:value-type="float" office:value="4.53683733848" calcext:value-type="float">
            <text:p>4,5368373385</text:p>
          </table:table-cell>
          <table:table-cell office:value-type="float" office:value="0.00180506706238" calcext:value-type="float">
            <text:p>0,0018050671</text:p>
          </table:table-cell>
          <table:table-cell table:formula="of:=[.C225]*1000" office:value-type="float" office:value="1.80506706238" calcext:value-type="float">
            <text:p>1,8050670624</text:p>
          </table:table-cell>
          <table:table-cell office:value-type="float" office:value="0.217334032059" calcext:value-type="float">
            <text:p>0,2173340321</text:p>
          </table:table-cell>
          <table:table-cell table:formula="of:=[.E225]*1000" office:value-type="float" office:value="217.334032059" calcext:value-type="float">
            <text:p>217,334032059</text:p>
          </table:table-cell>
          <table:table-cell office:value-type="float" office:value="0.0012309551239" calcext:value-type="float">
            <text:p>0,0012309551</text:p>
          </table:table-cell>
          <table:table-cell table:formula="of:=[.G225]*1000" office:value-type="float" office:value="1.2309551239" calcext:value-type="float">
            <text:p>1,2309551239</text:p>
          </table:table-cell>
          <table:table-cell office:value-type="float" office:value="0.220417865" calcext:value-type="float">
            <text:p>0,220417865</text:p>
          </table:table-cell>
          <table:table-cell table:formula="of:=[.I225]*1000" office:value-type="float" office:value="220.417865" calcext:value-type="float">
            <text:p>220,417865</text:p>
          </table:table-cell>
        </table:table-row>
        <table:table-row table:style-name="ro1" table:visibility="collapse">
          <table:table-cell/>
          <table:table-cell office:value-type="float" office:value="4.52424830372" calcext:value-type="float">
            <text:p>4,5242483037</text:p>
          </table:table-cell>
          <table:table-cell office:value-type="float" office:value="0.00169587135315" calcext:value-type="float">
            <text:p>0,0016958714</text:p>
          </table:table-cell>
          <table:table-cell table:formula="of:=[.C226]*1000" office:value-type="float" office:value="1.69587135315" calcext:value-type="float">
            <text:p>1,6958713532</text:p>
          </table:table-cell>
          <table:table-cell office:value-type="float" office:value="0.218036174774" calcext:value-type="float">
            <text:p>0,2180361748</text:p>
          </table:table-cell>
          <table:table-cell table:formula="of:=[.E226]*1000" office:value-type="float" office:value="218.036174774" calcext:value-type="float">
            <text:p>218,036174774</text:p>
          </table:table-cell>
          <table:table-cell office:value-type="float" office:value="0.0012469291687" calcext:value-type="float">
            <text:p>0,0012469292</text:p>
          </table:table-cell>
          <table:table-cell table:formula="of:=[.G226]*1000" office:value-type="float" office:value="1.2469291687" calcext:value-type="float">
            <text:p>1,2469291687</text:p>
          </table:table-cell>
          <table:table-cell office:value-type="float" office:value="0.221031193" calcext:value-type="float">
            <text:p>0,221031193</text:p>
          </table:table-cell>
          <table:table-cell table:formula="of:=[.I226]*1000" office:value-type="float" office:value="221.031193" calcext:value-type="float">
            <text:p>221,031193</text:p>
          </table:table-cell>
        </table:table-row>
        <table:table-row table:style-name="ro1" table:visibility="collapse">
          <table:table-cell/>
          <table:table-cell office:value-type="float" office:value="4.6139441846" calcext:value-type="float">
            <text:p>4,6139441846</text:p>
          </table:table-cell>
          <table:table-cell office:value-type="float" office:value="0.00166392326355" calcext:value-type="float">
            <text:p>0,0016639233</text:p>
          </table:table-cell>
          <table:table-cell table:formula="of:=[.C227]*1000" office:value-type="float" office:value="1.66392326355" calcext:value-type="float">
            <text:p>1,6639232636</text:p>
          </table:table-cell>
          <table:table-cell office:value-type="float" office:value="0.213773965836" calcext:value-type="float">
            <text:p>0,2137739658</text:p>
          </table:table-cell>
          <table:table-cell table:formula="of:=[.E227]*1000" office:value-type="float" office:value="213.773965836" calcext:value-type="float">
            <text:p>213,773965836</text:p>
          </table:table-cell>
          <table:table-cell office:value-type="float" office:value="0.00124907493591" calcext:value-type="float">
            <text:p>0,0012490749</text:p>
          </table:table-cell>
          <table:table-cell table:formula="of:=[.G227]*1000" office:value-type="float" office:value="1.24907493591" calcext:value-type="float">
            <text:p>1,2490749359</text:p>
          </table:table-cell>
          <table:table-cell office:value-type="float" office:value="0.216734308" calcext:value-type="float">
            <text:p>0,216734308</text:p>
          </table:table-cell>
          <table:table-cell table:formula="of:=[.I227]*1000" office:value-type="float" office:value="216.734308" calcext:value-type="float">
            <text:p>216,734308</text:p>
          </table:table-cell>
        </table:table-row>
        <table:table-row table:style-name="ro1" table:visibility="collapse">
          <table:table-cell/>
          <table:table-cell office:value-type="float" office:value="4.77702356378" calcext:value-type="float">
            <text:p>4,7770235638</text:p>
          </table:table-cell>
          <table:table-cell office:value-type="float" office:value="0.00160503387451" calcext:value-type="float">
            <text:p>0,0016050339</text:p>
          </table:table-cell>
          <table:table-cell table:formula="of:=[.C228]*1000" office:value-type="float" office:value="1.60503387451" calcext:value-type="float">
            <text:p>1,6050338745</text:p>
          </table:table-cell>
          <table:table-cell office:value-type="float" office:value="0.206451892853" calcext:value-type="float">
            <text:p>0,2064518929</text:p>
          </table:table-cell>
          <table:table-cell table:formula="of:=[.E228]*1000" office:value-type="float" office:value="206.451892853" calcext:value-type="float">
            <text:p>206,451892853</text:p>
          </table:table-cell>
          <table:table-cell office:value-type="float" office:value="0.00123405456543" calcext:value-type="float">
            <text:p>0,0012340546</text:p>
          </table:table-cell>
          <table:table-cell table:formula="of:=[.G228]*1000" office:value-type="float" office:value="1.23405456543" calcext:value-type="float">
            <text:p>1,2340545654</text:p>
          </table:table-cell>
          <table:table-cell office:value-type="float" office:value="0.209335371" calcext:value-type="float">
            <text:p>0,209335371</text:p>
          </table:table-cell>
          <table:table-cell table:formula="of:=[.I228]*1000" office:value-type="float" office:value="209.335371" calcext:value-type="float">
            <text:p>209,335371</text:p>
          </table:table-cell>
        </table:table-row>
        <table:table-row table:style-name="ro1" table:visibility="collapse">
          <table:table-cell/>
          <table:table-cell office:value-type="float" office:value="4.93100651562" calcext:value-type="float">
            <text:p>4,9310065156</text:p>
          </table:table-cell>
          <table:table-cell office:value-type="float" office:value="0.00179195404053" calcext:value-type="float">
            <text:p>0,001791954</text:p>
          </table:table-cell>
          <table:table-cell table:formula="of:=[.C229]*1000" office:value-type="float" office:value="1.79195404053" calcext:value-type="float">
            <text:p>1,7919540405</text:p>
          </table:table-cell>
          <table:table-cell office:value-type="float" office:value="0.199680089951" calcext:value-type="float">
            <text:p>0,19968009</text:p>
          </table:table-cell>
          <table:table-cell table:formula="of:=[.E229]*1000" office:value-type="float" office:value="199.680089951" calcext:value-type="float">
            <text:p>199,680089951</text:p>
          </table:table-cell>
          <table:table-cell office:value-type="float" office:value="0.00127196311951" calcext:value-type="float">
            <text:p>0,0012719631</text:p>
          </table:table-cell>
          <table:table-cell table:formula="of:=[.G229]*1000" office:value-type="float" office:value="1.27196311951" calcext:value-type="float">
            <text:p>1,2719631195</text:p>
          </table:table-cell>
          <table:table-cell office:value-type="float" office:value="0.202798353" calcext:value-type="float">
            <text:p>0,202798353</text:p>
          </table:table-cell>
          <table:table-cell table:formula="of:=[.I229]*1000" office:value-type="float" office:value="202.798353" calcext:value-type="float">
            <text:p>202,798353</text:p>
          </table:table-cell>
        </table:table-row>
        <table:table-row table:style-name="ro1" table:visibility="collapse">
          <table:table-cell/>
          <table:table-cell office:value-type="float" office:value="5.14185363813" calcext:value-type="float">
            <text:p>5,1418536381</text:p>
          </table:table-cell>
          <table:table-cell office:value-type="float" office:value="0.00212407112122" calcext:value-type="float">
            <text:p>0,0021240711</text:p>
          </table:table-cell>
          <table:table-cell table:formula="of:=[.C230]*1000" office:value-type="float" office:value="2.12407112122" calcext:value-type="float">
            <text:p>2,1240711212</text:p>
          </table:table-cell>
          <table:table-cell office:value-type="float" office:value="0.19108915329" calcext:value-type="float">
            <text:p>0,1910891533</text:p>
          </table:table-cell>
          <table:table-cell table:formula="of:=[.E230]*1000" office:value-type="float" office:value="191.08915329" calcext:value-type="float">
            <text:p>191,08915329</text:p>
          </table:table-cell>
          <table:table-cell office:value-type="float" office:value="0.00122284889221" calcext:value-type="float">
            <text:p>0,0012228489</text:p>
          </table:table-cell>
          <table:table-cell table:formula="of:=[.G230]*1000" office:value-type="float" office:value="1.22284889221" calcext:value-type="float">
            <text:p>1,2228488922</text:p>
          </table:table-cell>
          <table:table-cell office:value-type="float" office:value="0.194482393" calcext:value-type="float">
            <text:p>0,194482393</text:p>
          </table:table-cell>
          <table:table-cell table:formula="of:=[.I230]*1000" office:value-type="float" office:value="194.482393" calcext:value-type="float">
            <text:p>194,482393</text:p>
          </table:table-cell>
        </table:table-row>
        <table:table-row table:style-name="ro1" table:visibility="collapse">
          <table:table-cell/>
          <table:table-cell office:value-type="float" office:value="5.02249782699" calcext:value-type="float">
            <text:p>5,022497827</text:p>
          </table:table-cell>
          <table:table-cell office:value-type="float" office:value="0.00217795372009" calcext:value-type="float">
            <text:p>0,0021779537</text:p>
          </table:table-cell>
          <table:table-cell table:formula="of:=[.C231]*1000" office:value-type="float" office:value="2.17795372009" calcext:value-type="float">
            <text:p>2,1779537201</text:p>
          </table:table-cell>
          <table:table-cell office:value-type="float" office:value="0.195569992065" calcext:value-type="float">
            <text:p>0,1955699921</text:p>
          </table:table-cell>
          <table:table-cell table:formula="of:=[.E231]*1000" office:value-type="float" office:value="195.569992065" calcext:value-type="float">
            <text:p>195,569992065</text:p>
          </table:table-cell>
          <table:table-cell office:value-type="float" office:value="0.00128889083862" calcext:value-type="float">
            <text:p>0,0012888908</text:p>
          </table:table-cell>
          <table:table-cell table:formula="of:=[.G231]*1000" office:value-type="float" office:value="1.28889083862" calcext:value-type="float">
            <text:p>1,2888908386</text:p>
          </table:table-cell>
          <table:table-cell office:value-type="float" office:value="0.199104118" calcext:value-type="float">
            <text:p>0,199104118</text:p>
          </table:table-cell>
          <table:table-cell table:formula="of:=[.I231]*1000" office:value-type="float" office:value="199.104118" calcext:value-type="float">
            <text:p>199,104118</text:p>
          </table:table-cell>
        </table:table-row>
        <table:table-row table:style-name="ro1" table:visibility="collapse">
          <table:table-cell/>
          <table:table-cell office:value-type="float" office:value="5.27023562702" calcext:value-type="float">
            <text:p>5,270235627</text:p>
          </table:table-cell>
          <table:table-cell office:value-type="float" office:value="0.00180816650391" calcext:value-type="float">
            <text:p>0,0018081665</text:p>
          </table:table-cell>
          <table:table-cell table:formula="of:=[.C232]*1000" office:value-type="float" office:value="1.80816650391" calcext:value-type="float">
            <text:p>1,8081665039</text:p>
          </table:table-cell>
          <table:table-cell office:value-type="float" office:value="0.18665099144" calcext:value-type="float">
            <text:p>0,1866509914</text:p>
          </table:table-cell>
          <table:table-cell table:formula="of:=[.E232]*1000" office:value-type="float" office:value="186.65099144" calcext:value-type="float">
            <text:p>186,65099144</text:p>
          </table:table-cell>
          <table:table-cell office:value-type="float" office:value="0.00122904777527" calcext:value-type="float">
            <text:p>0,0012290478</text:p>
          </table:table-cell>
          <table:table-cell table:formula="of:=[.G232]*1000" office:value-type="float" office:value="1.22904777527" calcext:value-type="float">
            <text:p>1,2290477753</text:p>
          </table:table-cell>
          <table:table-cell office:value-type="float" office:value="0.189744837" calcext:value-type="float">
            <text:p>0,189744837</text:p>
          </table:table-cell>
          <table:table-cell table:formula="of:=[.I232]*1000" office:value-type="float" office:value="189.744837" calcext:value-type="float">
            <text:p>189,744837</text:p>
          </table:table-cell>
        </table:table-row>
        <table:table-row table:style-name="ro1" table:visibility="collapse">
          <table:table-cell/>
          <table:table-cell office:value-type="float" office:value="5.3882717788" calcext:value-type="float">
            <text:p>5,3882717788</text:p>
          </table:table-cell>
          <table:table-cell office:value-type="float" office:value="0.00204801559448" calcext:value-type="float">
            <text:p>0,0020480156</text:p>
          </table:table-cell>
          <table:table-cell table:formula="of:=[.C233]*1000" office:value-type="float" office:value="2.04801559448" calcext:value-type="float">
            <text:p>2,0480155945</text:p>
          </table:table-cell>
          <table:table-cell office:value-type="float" office:value="0.182261943817" calcext:value-type="float">
            <text:p>0,1822619438</text:p>
          </table:table-cell>
          <table:table-cell table:formula="of:=[.E233]*1000" office:value-type="float" office:value="182.261943817" calcext:value-type="float">
            <text:p>182,261943817</text:p>
          </table:table-cell>
          <table:table-cell office:value-type="float" office:value="0.00122904777527" calcext:value-type="float">
            <text:p>0,0012290478</text:p>
          </table:table-cell>
          <table:table-cell table:formula="of:=[.G233]*1000" office:value-type="float" office:value="1.22904777527" calcext:value-type="float">
            <text:p>1,2290477753</text:p>
          </table:table-cell>
          <table:table-cell office:value-type="float" office:value="0.185588263" calcext:value-type="float">
            <text:p>0,185588263</text:p>
          </table:table-cell>
          <table:table-cell table:formula="of:=[.I233]*1000" office:value-type="float" office:value="185.588263" calcext:value-type="float">
            <text:p>185,588263</text:p>
          </table:table-cell>
        </table:table-row>
        <table:table-row table:style-name="ro1" table:visibility="collapse">
          <table:table-cell/>
          <table:table-cell office:value-type="float" office:value="5.33527286864" calcext:value-type="float">
            <text:p>5,3352728686</text:p>
          </table:table-cell>
          <table:table-cell office:value-type="float" office:value="0.00182294845581" calcext:value-type="float">
            <text:p>0,0018229485</text:p>
          </table:table-cell>
          <table:table-cell table:formula="of:=[.C234]*1000" office:value-type="float" office:value="1.82294845581" calcext:value-type="float">
            <text:p>1,8229484558</text:p>
          </table:table-cell>
          <table:table-cell office:value-type="float" office:value="0.184307098389" calcext:value-type="float">
            <text:p>0,1843070984</text:p>
          </table:table-cell>
          <table:table-cell table:formula="of:=[.E234]*1000" office:value-type="float" office:value="184.307098389" calcext:value-type="float">
            <text:p>184,307098389</text:p>
          </table:table-cell>
          <table:table-cell office:value-type="float" office:value="0.00125598907471" calcext:value-type="float">
            <text:p>0,0012559891</text:p>
          </table:table-cell>
          <table:table-cell table:formula="of:=[.G234]*1000" office:value-type="float" office:value="1.25598907471" calcext:value-type="float">
            <text:p>1,2559890747</text:p>
          </table:table-cell>
          <table:table-cell office:value-type="float" office:value="0.187431838" calcext:value-type="float">
            <text:p>0,187431838</text:p>
          </table:table-cell>
          <table:table-cell table:formula="of:=[.I234]*1000" office:value-type="float" office:value="187.431838" calcext:value-type="float">
            <text:p>187,431838</text:p>
          </table:table-cell>
        </table:table-row>
        <table:table-row table:style-name="ro1" table:visibility="collapse">
          <table:table-cell/>
          <table:table-cell office:value-type="float" office:value="5.40933021073" calcext:value-type="float">
            <text:p>5,4093302107</text:p>
          </table:table-cell>
          <table:table-cell office:value-type="float" office:value="0.00164699554443" calcext:value-type="float">
            <text:p>0,0016469955</text:p>
          </table:table-cell>
          <table:table-cell table:formula="of:=[.C235]*1000" office:value-type="float" office:value="1.64699554443" calcext:value-type="float">
            <text:p>1,6469955444</text:p>
          </table:table-cell>
          <table:table-cell office:value-type="float" office:value="0.181941986084" calcext:value-type="float">
            <text:p>0,1819419861</text:p>
          </table:table-cell>
          <table:table-cell table:formula="of:=[.E235]*1000" office:value-type="float" office:value="181.941986084" calcext:value-type="float">
            <text:p>181,941986084</text:p>
          </table:table-cell>
          <table:table-cell office:value-type="float" office:value="0.00122785568237" calcext:value-type="float">
            <text:p>0,0012278557</text:p>
          </table:table-cell>
          <table:table-cell table:formula="of:=[.G235]*1000" office:value-type="float" office:value="1.22785568237" calcext:value-type="float">
            <text:p>1,2278556824</text:p>
          </table:table-cell>
          <table:table-cell office:value-type="float" office:value="0.184865771" calcext:value-type="float">
            <text:p>0,184865771</text:p>
          </table:table-cell>
          <table:table-cell table:formula="of:=[.I235]*1000" office:value-type="float" office:value="184.865771" calcext:value-type="float">
            <text:p>184,865771</text:p>
          </table:table-cell>
        </table:table-row>
        <table:table-row table:style-name="ro1" table:visibility="collapse">
          <table:table-cell/>
          <table:table-cell office:value-type="float" office:value="5.36365963656" calcext:value-type="float">
            <text:p>5,3636596366</text:p>
          </table:table-cell>
          <table:table-cell office:value-type="float" office:value="0.00167989730835" calcext:value-type="float">
            <text:p>0,0016798973</text:p>
          </table:table-cell>
          <table:table-cell table:formula="of:=[.C236]*1000" office:value-type="float" office:value="1.67989730835" calcext:value-type="float">
            <text:p>1,6798973084</text:p>
          </table:table-cell>
          <table:table-cell office:value-type="float" office:value="0.183480978012" calcext:value-type="float">
            <text:p>0,183480978</text:p>
          </table:table-cell>
          <table:table-cell table:formula="of:=[.E236]*1000" office:value-type="float" office:value="183.480978012" calcext:value-type="float">
            <text:p>183,480978012</text:p>
          </table:table-cell>
          <table:table-cell office:value-type="float" office:value="0.00123000144958" calcext:value-type="float">
            <text:p>0,0012300014</text:p>
          </table:table-cell>
          <table:table-cell table:formula="of:=[.G236]*1000" office:value-type="float" office:value="1.23000144958" calcext:value-type="float">
            <text:p>1,2300014496</text:p>
          </table:table-cell>
          <table:table-cell office:value-type="float" office:value="0.186439869" calcext:value-type="float">
            <text:p>0,186439869</text:p>
          </table:table-cell>
          <table:table-cell table:formula="of:=[.I236]*1000" office:value-type="float" office:value="186.439869" calcext:value-type="float">
            <text:p>186,439869</text:p>
          </table:table-cell>
        </table:table-row>
        <table:table-row table:style-name="ro1" table:visibility="collapse">
          <table:table-cell/>
          <table:table-cell office:value-type="float" office:value="5.19263693844" calcext:value-type="float">
            <text:p>5,1926369384</text:p>
          </table:table-cell>
          <table:table-cell office:value-type="float" office:value="0.00184321403503" calcext:value-type="float">
            <text:p>0,001843214</text:p>
          </table:table-cell>
          <table:table-cell table:formula="of:=[.C237]*1000" office:value-type="float" office:value="1.84321403503" calcext:value-type="float">
            <text:p>1,843214035</text:p>
          </table:table-cell>
          <table:table-cell office:value-type="float" office:value="0.189456939697" calcext:value-type="float">
            <text:p>0,1894569397</text:p>
          </table:table-cell>
          <table:table-cell table:formula="of:=[.E237]*1000" office:value-type="float" office:value="189.456939697" calcext:value-type="float">
            <text:p>189,456939697</text:p>
          </table:table-cell>
          <table:table-cell office:value-type="float" office:value="0.00123190879822" calcext:value-type="float">
            <text:p>0,0012319088</text:p>
          </table:table-cell>
          <table:table-cell table:formula="of:=[.G237]*1000" office:value-type="float" office:value="1.23190879822" calcext:value-type="float">
            <text:p>1,2319087982</text:p>
          </table:table-cell>
          <table:table-cell office:value-type="float" office:value="0.192580381" calcext:value-type="float">
            <text:p>0,192580381</text:p>
          </table:table-cell>
          <table:table-cell table:formula="of:=[.I237]*1000" office:value-type="float" office:value="192.580381" calcext:value-type="float">
            <text:p>192,580381</text:p>
          </table:table-cell>
        </table:table-row>
        <table:table-row table:style-name="ro1" table:visibility="collapse">
          <table:table-cell/>
          <table:table-cell office:value-type="float" office:value="5.26715905053" calcext:value-type="float">
            <text:p>5,2671590505</text:p>
          </table:table-cell>
          <table:table-cell office:value-type="float" office:value="0.00188302993774" calcext:value-type="float">
            <text:p>0,0018830299</text:p>
          </table:table-cell>
          <table:table-cell table:formula="of:=[.C238]*1000" office:value-type="float" office:value="1.88302993774" calcext:value-type="float">
            <text:p>1,8830299377</text:p>
          </table:table-cell>
          <table:table-cell office:value-type="float" office:value="0.186697006226" calcext:value-type="float">
            <text:p>0,1866970062</text:p>
          </table:table-cell>
          <table:table-cell table:formula="of:=[.E238]*1000" office:value-type="float" office:value="186.697006226" calcext:value-type="float">
            <text:p>186,697006226</text:p>
          </table:table-cell>
          <table:table-cell office:value-type="float" office:value="0.00122809410095" calcext:value-type="float">
            <text:p>0,0012280941</text:p>
          </table:table-cell>
          <table:table-cell table:formula="of:=[.G238]*1000" office:value-type="float" office:value="1.22809410095" calcext:value-type="float">
            <text:p>1,228094101</text:p>
          </table:table-cell>
          <table:table-cell office:value-type="float" office:value="0.189855668" calcext:value-type="float">
            <text:p>0,189855668</text:p>
          </table:table-cell>
          <table:table-cell table:formula="of:=[.I238]*1000" office:value-type="float" office:value="189.855668" calcext:value-type="float">
            <text:p>189,855668</text:p>
          </table:table-cell>
        </table:table-row>
        <table:table-row table:style-name="ro1" table:visibility="collapse">
          <table:table-cell/>
          <table:table-cell office:value-type="float" office:value="5.26551088527" calcext:value-type="float">
            <text:p>5,2655108853</text:p>
          </table:table-cell>
          <table:table-cell office:value-type="float" office:value="0.00179004669189" calcext:value-type="float">
            <text:p>0,0017900467</text:p>
          </table:table-cell>
          <table:table-cell table:formula="of:=[.C239]*1000" office:value-type="float" office:value="1.79004669189" calcext:value-type="float">
            <text:p>1,7900466919</text:p>
          </table:table-cell>
          <table:table-cell office:value-type="float" office:value="0.186819791794" calcext:value-type="float">
            <text:p>0,1868197918</text:p>
          </table:table-cell>
          <table:table-cell table:formula="of:=[.E239]*1000" office:value-type="float" office:value="186.819791794" calcext:value-type="float">
            <text:p>186,819791794</text:p>
          </table:table-cell>
          <table:table-cell office:value-type="float" office:value="0.00125002861023" calcext:value-type="float">
            <text:p>0,0012500286</text:p>
          </table:table-cell>
          <table:table-cell table:formula="of:=[.G239]*1000" office:value-type="float" office:value="1.25002861023" calcext:value-type="float">
            <text:p>1,2500286102</text:p>
          </table:table-cell>
          <table:table-cell office:value-type="float" office:value="0.189915095" calcext:value-type="float">
            <text:p>0,189915095</text:p>
          </table:table-cell>
          <table:table-cell table:formula="of:=[.I239]*1000" office:value-type="float" office:value="189.915095" calcext:value-type="float">
            <text:p>189,915095</text:p>
          </table:table-cell>
        </table:table-row>
        <table:table-row table:style-name="ro1" table:visibility="collapse">
          <table:table-cell/>
          <table:table-cell office:value-type="float" office:value="5.26243544544" calcext:value-type="float">
            <text:p>5,2624354454</text:p>
          </table:table-cell>
          <table:table-cell office:value-type="float" office:value="0.00174999237061" calcext:value-type="float">
            <text:p>0,0017499924</text:p>
          </table:table-cell>
          <table:table-cell table:formula="of:=[.C240]*1000" office:value-type="float" office:value="1.74999237061" calcext:value-type="float">
            <text:p>1,7499923706</text:p>
          </table:table-cell>
          <table:table-cell office:value-type="float" office:value="0.186981916428" calcext:value-type="float">
            <text:p>0,1869819164</text:p>
          </table:table-cell>
          <table:table-cell table:formula="of:=[.E240]*1000" office:value-type="float" office:value="186.981916428" calcext:value-type="float">
            <text:p>186,981916428</text:p>
          </table:table-cell>
          <table:table-cell office:value-type="float" office:value="0.00124406814575" calcext:value-type="float">
            <text:p>0,0012440681</text:p>
          </table:table-cell>
          <table:table-cell table:formula="of:=[.G240]*1000" office:value-type="float" office:value="1.24406814575" calcext:value-type="float">
            <text:p>1,2440681458</text:p>
          </table:table-cell>
          <table:table-cell office:value-type="float" office:value="0.190026084" calcext:value-type="float">
            <text:p>0,190026084</text:p>
          </table:table-cell>
          <table:table-cell table:formula="of:=[.I240]*1000" office:value-type="float" office:value="190.026084" calcext:value-type="float">
            <text:p>190,026084</text:p>
          </table:table-cell>
        </table:table-row>
        <table:table-row table:style-name="ro1" table:visibility="collapse">
          <table:table-cell/>
          <table:table-cell office:value-type="float" office:value="5.21612486552" calcext:value-type="float">
            <text:p>5,2161248655</text:p>
          </table:table-cell>
          <table:table-cell office:value-type="float" office:value="0.00187611579895" calcext:value-type="float">
            <text:p>0,0018761158</text:p>
          </table:table-cell>
          <table:table-cell table:formula="of:=[.C241]*1000" office:value-type="float" office:value="1.87611579895" calcext:value-type="float">
            <text:p>1,876115799</text:p>
          </table:table-cell>
          <table:table-cell office:value-type="float" office:value="0.188540935516" calcext:value-type="float">
            <text:p>0,1885409355</text:p>
          </table:table-cell>
          <table:table-cell table:formula="of:=[.E241]*1000" office:value-type="float" office:value="188.540935516" calcext:value-type="float">
            <text:p>188,540935516</text:p>
          </table:table-cell>
          <table:table-cell office:value-type="float" office:value="0.00124001502991" calcext:value-type="float">
            <text:p>0,001240015</text:p>
          </table:table-cell>
          <table:table-cell table:formula="of:=[.G241]*1000" office:value-type="float" office:value="1.24001502991" calcext:value-type="float">
            <text:p>1,2400150299</text:p>
          </table:table-cell>
          <table:table-cell office:value-type="float" office:value="0.191713202" calcext:value-type="float">
            <text:p>0,191713202</text:p>
          </table:table-cell>
          <table:table-cell table:formula="of:=[.I241]*1000" office:value-type="float" office:value="191.713202" calcext:value-type="float">
            <text:p>191,713202</text:p>
          </table:table-cell>
        </table:table-row>
        <table:table-row table:style-name="ro1" table:visibility="collapse">
          <table:table-cell/>
          <table:table-cell office:value-type="float" office:value="5.1331945143" calcext:value-type="float">
            <text:p>5,1331945143</text:p>
          </table:table-cell>
          <table:table-cell office:value-type="float" office:value="0.00179719924927" calcext:value-type="float">
            <text:p>0,0017971992</text:p>
          </table:table-cell>
          <table:table-cell table:formula="of:=[.C242]*1000" office:value-type="float" office:value="1.79719924927" calcext:value-type="float">
            <text:p>1,7971992493</text:p>
          </table:table-cell>
          <table:table-cell office:value-type="float" office:value="0.191708803177" calcext:value-type="float">
            <text:p>0,1917088032</text:p>
          </table:table-cell>
          <table:table-cell table:formula="of:=[.E242]*1000" office:value-type="float" office:value="191.708803177" calcext:value-type="float">
            <text:p>191,708803177</text:p>
          </table:table-cell>
          <table:table-cell office:value-type="float" office:value="0.00125503540039" calcext:value-type="float">
            <text:p>0,0012550354</text:p>
          </table:table-cell>
          <table:table-cell table:formula="of:=[.G242]*1000" office:value-type="float" office:value="1.25503540039" calcext:value-type="float">
            <text:p>1,2550354004</text:p>
          </table:table-cell>
          <table:table-cell office:value-type="float" office:value="0.194810463" calcext:value-type="float">
            <text:p>0,194810463</text:p>
          </table:table-cell>
          <table:table-cell table:formula="of:=[.I242]*1000" office:value-type="float" office:value="194.810463" calcext:value-type="float">
            <text:p>194,810463</text:p>
          </table:table-cell>
        </table:table-row>
        <table:table-row table:style-name="ro1" table:visibility="collapse">
          <table:table-cell/>
          <table:table-cell office:value-type="float" office:value="5.22234185737" calcext:value-type="float">
            <text:p>5,2223418574</text:p>
          </table:table-cell>
          <table:table-cell office:value-type="float" office:value="0.00179004669189" calcext:value-type="float">
            <text:p>0,0017900467</text:p>
          </table:table-cell>
          <table:table-cell table:formula="of:=[.C243]*1000" office:value-type="float" office:value="1.79004669189" calcext:value-type="float">
            <text:p>1,7900466919</text:p>
          </table:table-cell>
          <table:table-cell office:value-type="float" office:value="0.188416004181" calcext:value-type="float">
            <text:p>0,1884160042</text:p>
          </table:table-cell>
          <table:table-cell table:formula="of:=[.E243]*1000" office:value-type="float" office:value="188.416004181" calcext:value-type="float">
            <text:p>188,416004181</text:p>
          </table:table-cell>
          <table:table-cell office:value-type="float" office:value="0.00123190879822" calcext:value-type="float">
            <text:p>0,0012319088</text:p>
          </table:table-cell>
          <table:table-cell table:formula="of:=[.G243]*1000" office:value-type="float" office:value="1.23190879822" calcext:value-type="float">
            <text:p>1,2319087982</text:p>
          </table:table-cell>
          <table:table-cell office:value-type="float" office:value="0.191484975" calcext:value-type="float">
            <text:p>0,191484975</text:p>
          </table:table-cell>
          <table:table-cell table:formula="of:=[.I243]*1000" office:value-type="float" office:value="191.484975" calcext:value-type="float">
            <text:p>191,484975</text:p>
          </table:table-cell>
        </table:table-row>
        <table:table-row table:style-name="ro1" table:visibility="collapse">
          <table:table-cell/>
          <table:table-cell office:value-type="float" office:value="5.21505945627" calcext:value-type="float">
            <text:p>5,2150594563</text:p>
          </table:table-cell>
          <table:table-cell office:value-type="float" office:value="0.00167512893677" calcext:value-type="float">
            <text:p>0,0016751289</text:p>
          </table:table-cell>
          <table:table-cell table:formula="of:=[.C244]*1000" office:value-type="float" office:value="1.67512893677" calcext:value-type="float">
            <text:p>1,6751289368</text:p>
          </table:table-cell>
          <table:table-cell office:value-type="float" office:value="0.188748836517" calcext:value-type="float">
            <text:p>0,1887488365</text:p>
          </table:table-cell>
          <table:table-cell table:formula="of:=[.E244]*1000" office:value-type="float" office:value="188.748836517" calcext:value-type="float">
            <text:p>188,748836517</text:p>
          </table:table-cell>
          <table:table-cell office:value-type="float" office:value="0.0012800693512" calcext:value-type="float">
            <text:p>0,0012800694</text:p>
          </table:table-cell>
          <table:table-cell table:formula="of:=[.G244]*1000" office:value-type="float" office:value="1.2800693512" calcext:value-type="float">
            <text:p>1,2800693512</text:p>
          </table:table-cell>
          <table:table-cell office:value-type="float" office:value="0.191752368" calcext:value-type="float">
            <text:p>0,191752368</text:p>
          </table:table-cell>
          <table:table-cell table:formula="of:=[.I244]*1000" office:value-type="float" office:value="191.752368" calcext:value-type="float">
            <text:p>191,752368</text:p>
          </table:table-cell>
        </table:table-row>
        <table:table-row table:style-name="ro1" table:visibility="collapse">
          <table:table-cell/>
          <table:table-cell office:value-type="float" office:value="5.07426735762" calcext:value-type="float">
            <text:p>5,0742673576</text:p>
          </table:table-cell>
          <table:table-cell office:value-type="float" office:value="0.00195598602295" calcext:value-type="float">
            <text:p>0,001955986</text:p>
          </table:table-cell>
          <table:table-cell table:formula="of:=[.C245]*1000" office:value-type="float" office:value="1.95598602295" calcext:value-type="float">
            <text:p>1,955986023</text:p>
          </table:table-cell>
          <table:table-cell office:value-type="float" office:value="0.193825960159" calcext:value-type="float">
            <text:p>0,1938259602</text:p>
          </table:table-cell>
          <table:table-cell table:formula="of:=[.E245]*1000" office:value-type="float" office:value="193.825960159" calcext:value-type="float">
            <text:p>193,825960159</text:p>
          </table:table-cell>
          <table:table-cell office:value-type="float" office:value="0.00124287605286" calcext:value-type="float">
            <text:p>0,0012428761</text:p>
          </table:table-cell>
          <table:table-cell table:formula="of:=[.G245]*1000" office:value-type="float" office:value="1.24287605286" calcext:value-type="float">
            <text:p>1,2428760529</text:p>
          </table:table-cell>
          <table:table-cell office:value-type="float" office:value="0.197072785" calcext:value-type="float">
            <text:p>0,197072785</text:p>
          </table:table-cell>
          <table:table-cell table:formula="of:=[.I245]*1000" office:value-type="float" office:value="197.072785" calcext:value-type="float">
            <text:p>197,072785</text:p>
          </table:table-cell>
        </table:table-row>
        <table:table-row table:style-name="ro1" table:visibility="collapse">
          <table:table-cell/>
          <table:table-cell office:value-type="float" office:value="4.96972520436" calcext:value-type="float">
            <text:p>4,9697252044</text:p>
          </table:table-cell>
          <table:table-cell office:value-type="float" office:value="0.00200796127319" calcext:value-type="float">
            <text:p>0,0020079613</text:p>
          </table:table-cell>
          <table:table-cell table:formula="of:=[.C246]*1000" office:value-type="float" office:value="2.00796127319" calcext:value-type="float">
            <text:p>2,0079612732</text:p>
          </table:table-cell>
          <table:table-cell office:value-type="float" office:value="0.197820901871" calcext:value-type="float">
            <text:p>0,1978209019</text:p>
          </table:table-cell>
          <table:table-cell table:formula="of:=[.E246]*1000" office:value-type="float" office:value="197.820901871" calcext:value-type="float">
            <text:p>197,820901871</text:p>
          </table:table-cell>
          <table:table-cell office:value-type="float" office:value="0.00134301185608" calcext:value-type="float">
            <text:p>0,0013430119</text:p>
          </table:table-cell>
          <table:table-cell table:formula="of:=[.G246]*1000" office:value-type="float" office:value="1.34301185608" calcext:value-type="float">
            <text:p>1,3430118561</text:p>
          </table:table-cell>
          <table:table-cell office:value-type="float" office:value="0.201218369" calcext:value-type="float">
            <text:p>0,201218369</text:p>
          </table:table-cell>
          <table:table-cell table:formula="of:=[.I246]*1000" office:value-type="float" office:value="201.218369" calcext:value-type="float">
            <text:p>201,218369</text:p>
          </table:table-cell>
        </table:table-row>
        <table:table-row table:style-name="ro1" table:visibility="collapse">
          <table:table-cell/>
          <table:table-cell office:value-type="float" office:value="4.91882998408" calcext:value-type="float">
            <text:p>4,9188299841</text:p>
          </table:table-cell>
          <table:table-cell office:value-type="float" office:value="0.00198078155518" calcext:value-type="float">
            <text:p>0,0019807816</text:p>
          </table:table-cell>
          <table:table-cell table:formula="of:=[.C247]*1000" office:value-type="float" office:value="1.98078155518" calcext:value-type="float">
            <text:p>1,9807815552</text:p>
          </table:table-cell>
          <table:table-cell office:value-type="float" office:value="0.200053930283" calcext:value-type="float">
            <text:p>0,2000539303</text:p>
          </table:table-cell>
          <table:table-cell table:formula="of:=[.E247]*1000" office:value-type="float" office:value="200.053930283" calcext:value-type="float">
            <text:p>200,053930283</text:p>
          </table:table-cell>
          <table:table-cell office:value-type="float" office:value="0.00121808052063" calcext:value-type="float">
            <text:p>0,0012180805</text:p>
          </table:table-cell>
          <table:table-cell table:formula="of:=[.G247]*1000" office:value-type="float" office:value="1.21808052063" calcext:value-type="float">
            <text:p>1,2180805206</text:p>
          </table:table-cell>
          <table:table-cell office:value-type="float" office:value="0.203300379" calcext:value-type="float">
            <text:p>0,203300379</text:p>
          </table:table-cell>
          <table:table-cell table:formula="of:=[.I247]*1000" office:value-type="float" office:value="203.300379" calcext:value-type="float">
            <text:p>203,300379</text:p>
          </table:table-cell>
        </table:table-row>
        <table:table-row table:style-name="ro1" table:visibility="collapse">
          <table:table-cell/>
          <table:table-cell office:value-type="float" office:value="4.98773354221" calcext:value-type="float">
            <text:p>4,9877335422</text:p>
          </table:table-cell>
          <table:table-cell office:value-type="float" office:value="0.00213885307312" calcext:value-type="float">
            <text:p>0,0021388531</text:p>
          </table:table-cell>
          <table:table-cell table:formula="of:=[.C248]*1000" office:value-type="float" office:value="2.13885307312" calcext:value-type="float">
            <text:p>2,1388530731</text:p>
          </table:table-cell>
          <table:table-cell office:value-type="float" office:value="0.197071075439" calcext:value-type="float">
            <text:p>0,1970710754</text:p>
          </table:table-cell>
          <table:table-cell table:formula="of:=[.E248]*1000" office:value-type="float" office:value="197.071075439" calcext:value-type="float">
            <text:p>197,071075439</text:p>
          </table:table-cell>
          <table:table-cell office:value-type="float" office:value="0.00123500823975" calcext:value-type="float">
            <text:p>0,0012350082</text:p>
          </table:table-cell>
          <table:table-cell table:formula="of:=[.G248]*1000" office:value-type="float" office:value="1.23500823975" calcext:value-type="float">
            <text:p>1,2350082398</text:p>
          </table:table-cell>
          <table:table-cell office:value-type="float" office:value="0.200491865" calcext:value-type="float">
            <text:p>0,200491865</text:p>
          </table:table-cell>
          <table:table-cell table:formula="of:=[.I248]*1000" office:value-type="float" office:value="200.491865" calcext:value-type="float">
            <text:p>200,491865</text:p>
          </table:table-cell>
        </table:table-row>
        <table:table-row table:style-name="ro1" table:visibility="collapse">
          <table:table-cell/>
          <table:table-cell office:value-type="float" office:value="5.02307989682" calcext:value-type="float">
            <text:p>5,0230798968</text:p>
          </table:table-cell>
          <table:table-cell office:value-type="float" office:value="0.0012469291687" calcext:value-type="float">
            <text:p>0,0012469292</text:p>
          </table:table-cell>
          <table:table-cell table:formula="of:=[.C249]*1000" office:value-type="float" office:value="1.2469291687" calcext:value-type="float">
            <text:p>1,2469291687</text:p>
          </table:table-cell>
          <table:table-cell office:value-type="float" office:value="0.196550130844" calcext:value-type="float">
            <text:p>0,1965501308</text:p>
          </table:table-cell>
          <table:table-cell table:formula="of:=[.E249]*1000" office:value-type="float" office:value="196.550130844" calcext:value-type="float">
            <text:p>196,550130844</text:p>
          </table:table-cell>
          <table:table-cell office:value-type="float" office:value="0.00123882293701" calcext:value-type="float">
            <text:p>0,0012388229</text:p>
          </table:table-cell>
          <table:table-cell table:formula="of:=[.G249]*1000" office:value-type="float" office:value="1.23882293701" calcext:value-type="float">
            <text:p>1,238822937</text:p>
          </table:table-cell>
          <table:table-cell office:value-type="float" office:value="0.199081046" calcext:value-type="float">
            <text:p>0,199081046</text:p>
          </table:table-cell>
          <table:table-cell table:formula="of:=[.I249]*1000" office:value-type="float" office:value="199.081046" calcext:value-type="float">
            <text:p>199,081046</text:p>
          </table:table-cell>
        </table:table-row>
        <table:table-row table:style-name="ro1" table:visibility="collapse">
          <table:table-cell/>
          <table:table-cell office:value-type="float" office:value="5.0202521994" calcext:value-type="float">
            <text:p>5,0202521994</text:p>
          </table:table-cell>
          <table:table-cell office:value-type="float" office:value="0.00182199478149" calcext:value-type="float">
            <text:p>0,0018219948</text:p>
          </table:table-cell>
          <table:table-cell table:formula="of:=[.C250]*1000" office:value-type="float" office:value="1.82199478149" calcext:value-type="float">
            <text:p>1,8219947815</text:p>
          </table:table-cell>
          <table:table-cell office:value-type="float" office:value="0.196004867554" calcext:value-type="float">
            <text:p>0,1960048676</text:p>
          </table:table-cell>
          <table:table-cell table:formula="of:=[.E250]*1000" office:value-type="float" office:value="196.004867554" calcext:value-type="float">
            <text:p>196,004867554</text:p>
          </table:table-cell>
          <table:table-cell office:value-type="float" office:value="0.00132012367249" calcext:value-type="float">
            <text:p>0,0013201237</text:p>
          </table:table-cell>
          <table:table-cell table:formula="of:=[.G250]*1000" office:value-type="float" office:value="1.32012367249" calcext:value-type="float">
            <text:p>1,3201236725</text:p>
          </table:table-cell>
          <table:table-cell office:value-type="float" office:value="0.19919318" calcext:value-type="float">
            <text:p>0,19919318</text:p>
          </table:table-cell>
          <table:table-cell table:formula="of:=[.I250]*1000" office:value-type="float" office:value="199.19318" calcext:value-type="float">
            <text:p>199,19318</text:p>
          </table:table-cell>
        </table:table-row>
        <table:table-row table:style-name="ro1" table:visibility="collapse">
          <table:table-cell/>
          <table:table-cell office:value-type="float" office:value="4.96237817647" calcext:value-type="float">
            <text:p>4,9623781765</text:p>
          </table:table-cell>
          <table:table-cell office:value-type="float" office:value="0.00112295150757" calcext:value-type="float">
            <text:p>0,0011229515</text:p>
          </table:table-cell>
          <table:table-cell table:formula="of:=[.C251]*1000" office:value-type="float" office:value="1.12295150757" calcext:value-type="float">
            <text:p>1,1229515076</text:p>
          </table:table-cell>
          <table:table-cell office:value-type="float" office:value="0.199111938477" calcext:value-type="float">
            <text:p>0,1991119385</text:p>
          </table:table-cell>
          <table:table-cell table:formula="of:=[.E251]*1000" office:value-type="float" office:value="199.111938477" calcext:value-type="float">
            <text:p>199,111938477</text:p>
          </table:table-cell>
          <table:table-cell office:value-type="float" office:value="0.00123691558838" calcext:value-type="float">
            <text:p>0,0012369156</text:p>
          </table:table-cell>
          <table:table-cell table:formula="of:=[.G251]*1000" office:value-type="float" office:value="1.23691558838" calcext:value-type="float">
            <text:p>1,2369155884</text:p>
          </table:table-cell>
          <table:table-cell office:value-type="float" office:value="0.201516282" calcext:value-type="float">
            <text:p>0,201516282</text:p>
          </table:table-cell>
          <table:table-cell table:formula="of:=[.I251]*1000" office:value-type="float" office:value="201.516282" calcext:value-type="float">
            <text:p>201,516282</text:p>
          </table:table-cell>
        </table:table-row>
        <table:table-row table:style-name="ro1" table:visibility="collapse">
          <table:table-cell/>
          <table:table-cell office:value-type="float" office:value="5.04817289661" calcext:value-type="float">
            <text:p>5,0481728966</text:p>
          </table:table-cell>
          <table:table-cell office:value-type="float" office:value="0.00176310539246" calcext:value-type="float">
            <text:p>0,0017631054</text:p>
          </table:table-cell>
          <table:table-cell table:formula="of:=[.C252]*1000" office:value-type="float" office:value="1.76310539246" calcext:value-type="float">
            <text:p>1,7631053925</text:p>
          </table:table-cell>
          <table:table-cell office:value-type="float" office:value="0.195058107376" calcext:value-type="float">
            <text:p>0,1950581074</text:p>
          </table:table-cell>
          <table:table-cell table:formula="of:=[.E252]*1000" office:value-type="float" office:value="195.058107376" calcext:value-type="float">
            <text:p>195,058107376</text:p>
          </table:table-cell>
          <table:table-cell office:value-type="float" office:value="0.00122284889221" calcext:value-type="float">
            <text:p>0,0012228489</text:p>
          </table:table-cell>
          <table:table-cell table:formula="of:=[.G252]*1000" office:value-type="float" office:value="1.22284889221" calcext:value-type="float">
            <text:p>1,2228488922</text:p>
          </table:table-cell>
          <table:table-cell office:value-type="float" office:value="0.198091472" calcext:value-type="float">
            <text:p>0,198091472</text:p>
          </table:table-cell>
          <table:table-cell table:formula="of:=[.I252]*1000" office:value-type="float" office:value="198.091472" calcext:value-type="float">
            <text:p>198,091472</text:p>
          </table:table-cell>
        </table:table-row>
        <table:table-row table:style-name="ro1" table:visibility="collapse">
          <table:table-cell/>
          <table:table-cell office:value-type="float" office:value="4.85269449331" calcext:value-type="float">
            <text:p>4,8526944933</text:p>
          </table:table-cell>
          <table:table-cell office:value-type="float" office:value="0.00187492370605" calcext:value-type="float">
            <text:p>0,0018749237</text:p>
          </table:table-cell>
          <table:table-cell table:formula="of:=[.C253]*1000" office:value-type="float" office:value="1.87492370605" calcext:value-type="float">
            <text:p>1,8749237061</text:p>
          </table:table-cell>
          <table:table-cell office:value-type="float" office:value="0.202814102173" calcext:value-type="float">
            <text:p>0,2028141022</text:p>
          </table:table-cell>
          <table:table-cell table:formula="of:=[.E253]*1000" office:value-type="float" office:value="202.814102173" calcext:value-type="float">
            <text:p>202,814102173</text:p>
          </table:table-cell>
          <table:table-cell office:value-type="float" office:value="0.00133299827576" calcext:value-type="float">
            <text:p>0,0013329983</text:p>
          </table:table-cell>
          <table:table-cell table:formula="of:=[.G253]*1000" office:value-type="float" office:value="1.33299827576" calcext:value-type="float">
            <text:p>1,3329982758</text:p>
          </table:table-cell>
          <table:table-cell office:value-type="float" office:value="0.206071081" calcext:value-type="float">
            <text:p>0,206071081</text:p>
          </table:table-cell>
          <table:table-cell table:formula="of:=[.I253]*1000" office:value-type="float" office:value="206.071081" calcext:value-type="float">
            <text:p>206,071081</text:p>
          </table:table-cell>
        </table:table-row>
        <table:table-row table:style-name="ro1" table:visibility="collapse">
          <table:table-cell/>
          <table:table-cell office:value-type="float" office:value="5.04924822122" calcext:value-type="float">
            <text:p>5,0492482212</text:p>
          </table:table-cell>
          <table:table-cell office:value-type="float" office:value="0.00134015083313" calcext:value-type="float">
            <text:p>0,0013401508</text:p>
          </table:table-cell>
          <table:table-cell table:formula="of:=[.C254]*1000" office:value-type="float" office:value="1.34015083313" calcext:value-type="float">
            <text:p>1,3401508331</text:p>
          </table:table-cell>
          <table:table-cell office:value-type="float" office:value="0.19541311264" calcext:value-type="float">
            <text:p>0,1954131126</text:p>
          </table:table-cell>
          <table:table-cell table:formula="of:=[.E254]*1000" office:value-type="float" office:value="195.41311264" calcext:value-type="float">
            <text:p>195,41311264</text:p>
          </table:table-cell>
          <table:table-cell office:value-type="float" office:value="0.00122380256653" calcext:value-type="float">
            <text:p>0,0012238026</text:p>
          </table:table-cell>
          <table:table-cell table:formula="of:=[.G254]*1000" office:value-type="float" office:value="1.22380256653" calcext:value-type="float">
            <text:p>1,2238025665</text:p>
          </table:table-cell>
          <table:table-cell office:value-type="float" office:value="0.198049285" calcext:value-type="float">
            <text:p>0,198049285</text:p>
          </table:table-cell>
          <table:table-cell table:formula="of:=[.I254]*1000" office:value-type="float" office:value="198.049285" calcext:value-type="float">
            <text:p>198,049285</text:p>
          </table:table-cell>
        </table:table-row>
        <table:table-row table:style-name="ro1" table:visibility="collapse">
          <table:table-cell/>
          <table:table-cell office:value-type="float" office:value="4.57545348543" calcext:value-type="float">
            <text:p>4,5754534854</text:p>
          </table:table-cell>
          <table:table-cell office:value-type="float" office:value="0.00109815597534" calcext:value-type="float">
            <text:p>0,001098156</text:p>
          </table:table-cell>
          <table:table-cell table:formula="of:=[.C255]*1000" office:value-type="float" office:value="1.09815597534" calcext:value-type="float">
            <text:p>1,0981559753</text:p>
          </table:table-cell>
          <table:table-cell office:value-type="float" office:value="0.216131925583" calcext:value-type="float">
            <text:p>0,2161319256</text:p>
          </table:table-cell>
          <table:table-cell table:formula="of:=[.E255]*1000" office:value-type="float" office:value="216.131925583" calcext:value-type="float">
            <text:p>216,131925583</text:p>
          </table:table-cell>
          <table:table-cell office:value-type="float" office:value="0.00128102302551" calcext:value-type="float">
            <text:p>0,001281023</text:p>
          </table:table-cell>
          <table:table-cell table:formula="of:=[.G255]*1000" office:value-type="float" office:value="1.28102302551" calcext:value-type="float">
            <text:p>1,2810230255</text:p>
          </table:table-cell>
          <table:table-cell office:value-type="float" office:value="0.218557571" calcext:value-type="float">
            <text:p>0,218557571</text:p>
          </table:table-cell>
          <table:table-cell table:formula="of:=[.I255]*1000" office:value-type="float" office:value="218.557571" calcext:value-type="float">
            <text:p>218,557571</text:p>
          </table:table-cell>
        </table:table-row>
        <table:table-row table:style-name="ro1" table:visibility="collapse">
          <table:table-cell/>
          <table:table-cell office:value-type="float" office:value="5.03778444124" calcext:value-type="float">
            <text:p>5,0377844412</text:p>
          </table:table-cell>
          <table:table-cell office:value-type="float" office:value="0.00193500518799" calcext:value-type="float">
            <text:p>0,0019350052</text:p>
          </table:table-cell>
          <table:table-cell table:formula="of:=[.C256]*1000" office:value-type="float" office:value="1.93500518799" calcext:value-type="float">
            <text:p>1,935005188</text:p>
          </table:table-cell>
          <table:table-cell office:value-type="float" office:value="0.195261001587" calcext:value-type="float">
            <text:p>0,1952610016</text:p>
          </table:table-cell>
          <table:table-cell table:formula="of:=[.E256]*1000" office:value-type="float" office:value="195.261001587" calcext:value-type="float">
            <text:p>195,261001587</text:p>
          </table:table-cell>
          <table:table-cell office:value-type="float" office:value="0.00125694274902" calcext:value-type="float">
            <text:p>0,0012569427</text:p>
          </table:table-cell>
          <table:table-cell table:formula="of:=[.G256]*1000" office:value-type="float" office:value="1.25694274902" calcext:value-type="float">
            <text:p>1,256942749</text:p>
          </table:table-cell>
          <table:table-cell office:value-type="float" office:value="0.198499958" calcext:value-type="float">
            <text:p>0,198499958</text:p>
          </table:table-cell>
          <table:table-cell table:formula="of:=[.I256]*1000" office:value-type="float" office:value="198.499958" calcext:value-type="float">
            <text:p>198,499958</text:p>
          </table:table-cell>
        </table:table-row>
        <table:table-row table:style-name="ro1" table:visibility="collapse">
          <table:table-cell/>
          <table:table-cell office:value-type="float" office:value="4.87357400748" calcext:value-type="float">
            <text:p>4,8735740075</text:p>
          </table:table-cell>
          <table:table-cell office:value-type="float" office:value="0.00125694274902" calcext:value-type="float">
            <text:p>0,0012569427</text:p>
          </table:table-cell>
          <table:table-cell table:formula="of:=[.C257]*1000" office:value-type="float" office:value="1.25694274902" calcext:value-type="float">
            <text:p>1,256942749</text:p>
          </table:table-cell>
          <table:table-cell office:value-type="float" office:value="0.20263004303" calcext:value-type="float">
            <text:p>0,202630043</text:p>
          </table:table-cell>
          <table:table-cell table:formula="of:=[.E257]*1000" office:value-type="float" office:value="202.63004303" calcext:value-type="float">
            <text:p>202,63004303</text:p>
          </table:table-cell>
          <table:table-cell office:value-type="float" office:value="0.00125479698181" calcext:value-type="float">
            <text:p>0,001254797</text:p>
          </table:table-cell>
          <table:table-cell table:formula="of:=[.G257]*1000" office:value-type="float" office:value="1.25479698181" calcext:value-type="float">
            <text:p>1,2547969818</text:p>
          </table:table-cell>
          <table:table-cell office:value-type="float" office:value="0.205188225" calcext:value-type="float">
            <text:p>0,205188225</text:p>
          </table:table-cell>
          <table:table-cell table:formula="of:=[.I257]*1000" office:value-type="float" office:value="205.188225" calcext:value-type="float">
            <text:p>205,188225</text:p>
          </table:table-cell>
        </table:table-row>
        <table:table-row table:style-name="ro1" table:visibility="collapse">
          <table:table-cell/>
          <table:table-cell office:value-type="float" office:value="5.14135796107" calcext:value-type="float">
            <text:p>5,1413579611</text:p>
          </table:table-cell>
          <table:table-cell office:value-type="float" office:value="0.00172400474548" calcext:value-type="float">
            <text:p>0,0017240047</text:p>
          </table:table-cell>
          <table:table-cell table:formula="of:=[.C258]*1000" office:value-type="float" office:value="1.72400474548" calcext:value-type="float">
            <text:p>1,7240047455</text:p>
          </table:table-cell>
          <table:table-cell office:value-type="float" office:value="0.191440820694" calcext:value-type="float">
            <text:p>0,1914408207</text:p>
          </table:table-cell>
          <table:table-cell table:formula="of:=[.E258]*1000" office:value-type="float" office:value="191.440820694" calcext:value-type="float">
            <text:p>191,440820694</text:p>
          </table:table-cell>
          <table:table-cell office:value-type="float" office:value="0.00128102302551" calcext:value-type="float">
            <text:p>0,001281023</text:p>
          </table:table-cell>
          <table:table-cell table:formula="of:=[.G258]*1000" office:value-type="float" office:value="1.28102302551" calcext:value-type="float">
            <text:p>1,2810230255</text:p>
          </table:table-cell>
          <table:table-cell office:value-type="float" office:value="0.194501143" calcext:value-type="float">
            <text:p>0,194501143</text:p>
          </table:table-cell>
          <table:table-cell table:formula="of:=[.I258]*1000" office:value-type="float" office:value="194.501143" calcext:value-type="float">
            <text:p>194,501143</text:p>
          </table:table-cell>
        </table:table-row>
        <table:table-row table:style-name="ro1" table:visibility="collapse">
          <table:table-cell/>
          <table:table-cell office:value-type="float" office:value="5.00776077726" calcext:value-type="float">
            <text:p>5,0077607773</text:p>
          </table:table-cell>
          <table:table-cell office:value-type="float" office:value="0.00173020362854" calcext:value-type="float">
            <text:p>0,0017302036</text:p>
          </table:table-cell>
          <table:table-cell table:formula="of:=[.C259]*1000" office:value-type="float" office:value="1.73020362854" calcext:value-type="float">
            <text:p>1,7302036285</text:p>
          </table:table-cell>
          <table:table-cell office:value-type="float" office:value="0.196679830551" calcext:value-type="float">
            <text:p>0,1966798306</text:p>
          </table:table-cell>
          <table:table-cell table:formula="of:=[.E259]*1000" office:value-type="float" office:value="196.679830551" calcext:value-type="float">
            <text:p>196,679830551</text:p>
          </table:table-cell>
          <table:table-cell office:value-type="float" office:value="0.00123119354248" calcext:value-type="float">
            <text:p>0,0012311935</text:p>
          </table:table-cell>
          <table:table-cell table:formula="of:=[.G259]*1000" office:value-type="float" office:value="1.23119354248" calcext:value-type="float">
            <text:p>1,2311935425</text:p>
          </table:table-cell>
          <table:table-cell office:value-type="float" office:value="0.19969005" calcext:value-type="float">
            <text:p>0,19969005</text:p>
          </table:table-cell>
          <table:table-cell table:formula="of:=[.I259]*1000" office:value-type="float" office:value="199.69005" calcext:value-type="float">
            <text:p>199,69005</text:p>
          </table:table-cell>
        </table:table-row>
        <table:table-row table:style-name="ro1" table:visibility="collapse">
          <table:table-cell/>
          <table:table-cell office:value-type="float" office:value="4.9323936045" calcext:value-type="float">
            <text:p>4,9323936045</text:p>
          </table:table-cell>
          <table:table-cell office:value-type="float" office:value="0.0012469291687" calcext:value-type="float">
            <text:p>0,0012469292</text:p>
          </table:table-cell>
          <table:table-cell table:formula="of:=[.C260]*1000" office:value-type="float" office:value="1.2469291687" calcext:value-type="float">
            <text:p>1,2469291687</text:p>
          </table:table-cell>
          <table:table-cell office:value-type="float" office:value="0.200217962265" calcext:value-type="float">
            <text:p>0,2002179623</text:p>
          </table:table-cell>
          <table:table-cell table:formula="of:=[.E260]*1000" office:value-type="float" office:value="200.217962265" calcext:value-type="float">
            <text:p>200,217962265</text:p>
          </table:table-cell>
          <table:table-cell office:value-type="float" office:value="0.00123190879822" calcext:value-type="float">
            <text:p>0,0012319088</text:p>
          </table:table-cell>
          <table:table-cell table:formula="of:=[.G260]*1000" office:value-type="float" office:value="1.23190879822" calcext:value-type="float">
            <text:p>1,2319087982</text:p>
          </table:table-cell>
          <table:table-cell office:value-type="float" office:value="0.202741322" calcext:value-type="float">
            <text:p>0,202741322</text:p>
          </table:table-cell>
          <table:table-cell table:formula="of:=[.I260]*1000" office:value-type="float" office:value="202.741322" calcext:value-type="float">
            <text:p>202,741322</text:p>
          </table:table-cell>
        </table:table-row>
        <table:table-row table:style-name="ro1" table:visibility="collapse">
          <table:table-cell/>
          <table:table-cell office:value-type="float" office:value="5.15427377976" calcext:value-type="float">
            <text:p>5,1542737798</text:p>
          </table:table-cell>
          <table:table-cell office:value-type="float" office:value="0.00135898590088" calcext:value-type="float">
            <text:p>0,0013589859</text:p>
          </table:table-cell>
          <table:table-cell table:formula="of:=[.C261]*1000" office:value-type="float" office:value="1.35898590088" calcext:value-type="float">
            <text:p>1,3589859009</text:p>
          </table:table-cell>
          <table:table-cell office:value-type="float" office:value="0.191366910934" calcext:value-type="float">
            <text:p>0,1913669109</text:p>
          </table:table-cell>
          <table:table-cell table:formula="of:=[.E261]*1000" office:value-type="float" office:value="191.366910934" calcext:value-type="float">
            <text:p>191,366910934</text:p>
          </table:table-cell>
          <table:table-cell office:value-type="float" office:value="0.00123620033264" calcext:value-type="float">
            <text:p>0,0012362003</text:p>
          </table:table-cell>
          <table:table-cell table:formula="of:=[.G261]*1000" office:value-type="float" office:value="1.23620033264" calcext:value-type="float">
            <text:p>1,2362003326</text:p>
          </table:table-cell>
          <table:table-cell office:value-type="float" office:value="0.194013753" calcext:value-type="float">
            <text:p>0,194013753</text:p>
          </table:table-cell>
          <table:table-cell table:formula="of:=[.I261]*1000" office:value-type="float" office:value="194.013753" calcext:value-type="float">
            <text:p>194,013753</text:p>
          </table:table-cell>
        </table:table-row>
        <table:table-row table:style-name="ro1" table:visibility="collapse">
          <table:table-cell/>
          <table:table-cell office:value-type="float" office:value="5.31094601056" calcext:value-type="float">
            <text:p>5,3109460106</text:p>
          </table:table-cell>
          <table:table-cell office:value-type="float" office:value="0.00116896629333" calcext:value-type="float">
            <text:p>0,0011689663</text:p>
          </table:table-cell>
          <table:table-cell table:formula="of:=[.C262]*1000" office:value-type="float" office:value="1.16896629333" calcext:value-type="float">
            <text:p>1,1689662933</text:p>
          </table:table-cell>
          <table:table-cell office:value-type="float" office:value="0.185856819153" calcext:value-type="float">
            <text:p>0,1858568192</text:p>
          </table:table-cell>
          <table:table-cell table:formula="of:=[.E262]*1000" office:value-type="float" office:value="185.856819153" calcext:value-type="float">
            <text:p>185,856819153</text:p>
          </table:table-cell>
          <table:table-cell office:value-type="float" office:value="0.00121808052063" calcext:value-type="float">
            <text:p>0,0012180805</text:p>
          </table:table-cell>
          <table:table-cell table:formula="of:=[.G262]*1000" office:value-type="float" office:value="1.21808052063" calcext:value-type="float">
            <text:p>1,2180805206</text:p>
          </table:table-cell>
          <table:table-cell office:value-type="float" office:value="0.188290372" calcext:value-type="float">
            <text:p>0,188290372</text:p>
          </table:table-cell>
          <table:table-cell table:formula="of:=[.I262]*1000" office:value-type="float" office:value="188.290372" calcext:value-type="float">
            <text:p>188,290372</text:p>
          </table:table-cell>
        </table:table-row>
        <table:table-row table:style-name="ro1" table:visibility="collapse">
          <table:table-cell/>
          <table:table-cell office:value-type="float" office:value="5.32423890857" calcext:value-type="float">
            <text:p>5,3242389086</text:p>
          </table:table-cell>
          <table:table-cell office:value-type="float" office:value="0.00166797637939" calcext:value-type="float">
            <text:p>0,0016679764</text:p>
          </table:table-cell>
          <table:table-cell table:formula="of:=[.C263]*1000" office:value-type="float" office:value="1.66797637939" calcext:value-type="float">
            <text:p>1,6679763794</text:p>
          </table:table-cell>
          <table:table-cell office:value-type="float" office:value="0.184883832932" calcext:value-type="float">
            <text:p>0,1848838329</text:p>
          </table:table-cell>
          <table:table-cell table:formula="of:=[.E263]*1000" office:value-type="float" office:value="184.883832932" calcext:value-type="float">
            <text:p>184,883832932</text:p>
          </table:table-cell>
          <table:table-cell office:value-type="float" office:value="0.00121903419495" calcext:value-type="float">
            <text:p>0,0012190342</text:p>
          </table:table-cell>
          <table:table-cell table:formula="of:=[.G263]*1000" office:value-type="float" office:value="1.21903419495" calcext:value-type="float">
            <text:p>1,219034195</text:p>
          </table:table-cell>
          <table:table-cell office:value-type="float" office:value="0.187820272" calcext:value-type="float">
            <text:p>0,187820272</text:p>
          </table:table-cell>
          <table:table-cell table:formula="of:=[.I263]*1000" office:value-type="float" office:value="187.820272" calcext:value-type="float">
            <text:p>187,820272</text:p>
          </table:table-cell>
        </table:table-row>
        <table:table-row table:style-name="ro1" table:visibility="collapse">
          <table:table-cell/>
          <table:table-cell office:value-type="float" office:value="5.1657838213" calcext:value-type="float">
            <text:p>5,1657838213</text:p>
          </table:table-cell>
          <table:table-cell office:value-type="float" office:value="0.00129699707031" calcext:value-type="float">
            <text:p>0,0012969971</text:p>
          </table:table-cell>
          <table:table-cell table:formula="of:=[.C264]*1000" office:value-type="float" office:value="1.29699707031" calcext:value-type="float">
            <text:p>1,2969970703</text:p>
          </table:table-cell>
          <table:table-cell office:value-type="float" office:value="0.190984964371" calcext:value-type="float">
            <text:p>0,1909849644</text:p>
          </table:table-cell>
          <table:table-cell table:formula="of:=[.E264]*1000" office:value-type="float" office:value="190.984964371" calcext:value-type="float">
            <text:p>190,984964371</text:p>
          </table:table-cell>
          <table:table-cell office:value-type="float" office:value="0.00124907493591" calcext:value-type="float">
            <text:p>0,0012490749</text:p>
          </table:table-cell>
          <table:table-cell table:formula="of:=[.G264]*1000" office:value-type="float" office:value="1.24907493591" calcext:value-type="float">
            <text:p>1,2490749359</text:p>
          </table:table-cell>
          <table:table-cell office:value-type="float" office:value="0.193581465" calcext:value-type="float">
            <text:p>0,193581465</text:p>
          </table:table-cell>
          <table:table-cell table:formula="of:=[.I264]*1000" office:value-type="float" office:value="193.581465" calcext:value-type="float">
            <text:p>193,581465</text:p>
          </table:table-cell>
        </table:table-row>
        <table:table-row table:style-name="ro1" table:visibility="collapse">
          <table:table-cell/>
          <table:table-cell office:value-type="float" office:value="5.35961861811" calcext:value-type="float">
            <text:p>5,3596186181</text:p>
          </table:table-cell>
          <table:table-cell office:value-type="float" office:value="0.0018298625946" calcext:value-type="float">
            <text:p>0,0018298626</text:p>
          </table:table-cell>
          <table:table-cell table:formula="of:=[.C265]*1000" office:value-type="float" office:value="1.8298625946" calcext:value-type="float">
            <text:p>1,8298625946</text:p>
          </table:table-cell>
          <table:table-cell office:value-type="float" office:value="0.183454990387" calcext:value-type="float">
            <text:p>0,1834549904</text:p>
          </table:table-cell>
          <table:table-cell table:formula="of:=[.E265]*1000" office:value-type="float" office:value="183.454990387" calcext:value-type="float">
            <text:p>183,454990387</text:p>
          </table:table-cell>
          <table:table-cell office:value-type="float" office:value="0.00124311447144" calcext:value-type="float">
            <text:p>0,0012431145</text:p>
          </table:table-cell>
          <table:table-cell table:formula="of:=[.G265]*1000" office:value-type="float" office:value="1.24311447144" calcext:value-type="float">
            <text:p>1,2431144714</text:p>
          </table:table-cell>
          <table:table-cell office:value-type="float" office:value="0.18658044" calcext:value-type="float">
            <text:p>0,18658044</text:p>
          </table:table-cell>
          <table:table-cell table:formula="of:=[.I265]*1000" office:value-type="float" office:value="186.58044" calcext:value-type="float">
            <text:p>186,58044</text:p>
          </table:table-cell>
        </table:table-row>
        <table:table-row table:style-name="ro1" table:visibility="collapse">
          <table:table-cell/>
          <table:table-cell office:value-type="float" office:value="5.1982673759" calcext:value-type="float">
            <text:p>5,1982673759</text:p>
          </table:table-cell>
          <table:table-cell office:value-type="float" office:value="0.00135183334351" calcext:value-type="float">
            <text:p>0,0013518333</text:p>
          </table:table-cell>
          <table:table-cell table:formula="of:=[.C266]*1000" office:value-type="float" office:value="1.35183334351" calcext:value-type="float">
            <text:p>1,3518333435</text:p>
          </table:table-cell>
          <table:table-cell office:value-type="float" office:value="0.189743995667" calcext:value-type="float">
            <text:p>0,1897439957</text:p>
          </table:table-cell>
          <table:table-cell table:formula="of:=[.E266]*1000" office:value-type="float" office:value="189.743995667" calcext:value-type="float">
            <text:p>189,743995667</text:p>
          </table:table-cell>
          <table:table-cell office:value-type="float" office:value="0.0012321472168" calcext:value-type="float">
            <text:p>0,0012321472</text:p>
          </table:table-cell>
          <table:table-cell table:formula="of:=[.G266]*1000" office:value-type="float" office:value="1.2321472168" calcext:value-type="float">
            <text:p>1,2321472168</text:p>
          </table:table-cell>
          <table:table-cell office:value-type="float" office:value="0.19237179" calcext:value-type="float">
            <text:p>0,19237179</text:p>
          </table:table-cell>
          <table:table-cell table:formula="of:=[.I266]*1000" office:value-type="float" office:value="192.37179" calcext:value-type="float">
            <text:p>192,37179</text:p>
          </table:table-cell>
        </table:table-row>
        <table:table-row table:style-name="ro1" table:visibility="collapse">
          <table:table-cell/>
          <table:table-cell office:value-type="float" office:value="5.38032659798" calcext:value-type="float">
            <text:p>5,380326598</text:p>
          </table:table-cell>
          <table:table-cell office:value-type="float" office:value="0.00122904777527" calcext:value-type="float">
            <text:p>0,0012290478</text:p>
          </table:table-cell>
          <table:table-cell table:formula="of:=[.C267]*1000" office:value-type="float" office:value="1.22904777527" calcext:value-type="float">
            <text:p>1,2290477753</text:p>
          </table:table-cell>
          <table:table-cell office:value-type="float" office:value="0.183347940445" calcext:value-type="float">
            <text:p>0,1833479404</text:p>
          </table:table-cell>
          <table:table-cell table:formula="of:=[.E267]*1000" office:value-type="float" office:value="183.347940445" calcext:value-type="float">
            <text:p>183,347940445</text:p>
          </table:table-cell>
          <table:table-cell office:value-type="float" office:value="0.00123906135559" calcext:value-type="float">
            <text:p>0,0012390614</text:p>
          </table:table-cell>
          <table:table-cell table:formula="of:=[.G267]*1000" office:value-type="float" office:value="1.23906135559" calcext:value-type="float">
            <text:p>1,2390613556</text:p>
          </table:table-cell>
          <table:table-cell office:value-type="float" office:value="0.185862323" calcext:value-type="float">
            <text:p>0,185862323</text:p>
          </table:table-cell>
          <table:table-cell table:formula="of:=[.I267]*1000" office:value-type="float" office:value="185.862323" calcext:value-type="float">
            <text:p>185,862323</text:p>
          </table:table-cell>
        </table:table-row>
        <table:table-row table:style-name="ro1" table:visibility="collapse">
          <table:table-cell/>
          <table:table-cell office:value-type="float" office:value="5.26629366773" calcext:value-type="float">
            <text:p>5,2662936677</text:p>
          </table:table-cell>
          <table:table-cell office:value-type="float" office:value="0.00117611885071" calcext:value-type="float">
            <text:p>0,0011761189</text:p>
          </table:table-cell>
          <table:table-cell table:formula="of:=[.C268]*1000" office:value-type="float" office:value="1.17611885071" calcext:value-type="float">
            <text:p>1,1761188507</text:p>
          </table:table-cell>
          <table:table-cell office:value-type="float" office:value="0.187397003174" calcext:value-type="float">
            <text:p>0,1873970032</text:p>
          </table:table-cell>
          <table:table-cell table:formula="of:=[.E268]*1000" office:value-type="float" office:value="187.397003174" calcext:value-type="float">
            <text:p>187,397003174</text:p>
          </table:table-cell>
          <table:table-cell office:value-type="float" office:value="0.00126910209656" calcext:value-type="float">
            <text:p>0,0012691021</text:p>
          </table:table-cell>
          <table:table-cell table:formula="of:=[.G268]*1000" office:value-type="float" office:value="1.26910209656" calcext:value-type="float">
            <text:p>1,2691020966</text:p>
          </table:table-cell>
          <table:table-cell office:value-type="float" office:value="0.189886866" calcext:value-type="float">
            <text:p>0,189886866</text:p>
          </table:table-cell>
          <table:table-cell table:formula="of:=[.I268]*1000" office:value-type="float" office:value="189.886866" calcext:value-type="float">
            <text:p>189,886866</text:p>
          </table:table-cell>
        </table:table-row>
        <table:table-row table:style-name="ro1" table:visibility="collapse">
          <table:table-cell/>
          <table:table-cell office:value-type="float" office:value="5.28663914245" calcext:value-type="float">
            <text:p>5,2866391425</text:p>
          </table:table-cell>
          <table:table-cell office:value-type="float" office:value="0.00152397155762" calcext:value-type="float">
            <text:p>0,0015239716</text:p>
          </table:table-cell>
          <table:table-cell table:formula="of:=[.C269]*1000" office:value-type="float" office:value="1.52397155762" calcext:value-type="float">
            <text:p>1,5239715576</text:p>
          </table:table-cell>
          <table:table-cell office:value-type="float" office:value="0.18635392189" calcext:value-type="float">
            <text:p>0,1863539219</text:p>
          </table:table-cell>
          <table:table-cell table:formula="of:=[.E269]*1000" office:value-type="float" office:value="186.35392189" calcext:value-type="float">
            <text:p>186,35392189</text:p>
          </table:table-cell>
          <table:table-cell office:value-type="float" office:value="0.00122499465942" calcext:value-type="float">
            <text:p>0,0012249947</text:p>
          </table:table-cell>
          <table:table-cell table:formula="of:=[.G269]*1000" office:value-type="float" office:value="1.22499465942" calcext:value-type="float">
            <text:p>1,2249946594</text:p>
          </table:table-cell>
          <table:table-cell office:value-type="float" office:value="0.189156092" calcext:value-type="float">
            <text:p>0,189156092</text:p>
          </table:table-cell>
          <table:table-cell table:formula="of:=[.I269]*1000" office:value-type="float" office:value="189.156092" calcext:value-type="float">
            <text:p>189,156092</text:p>
          </table:table-cell>
        </table:table-row>
        <table:table-row table:style-name="ro1" table:visibility="collapse">
          <table:table-cell/>
          <table:table-cell office:value-type="float" office:value="5.13632404978" calcext:value-type="float">
            <text:p>5,1363240498</text:p>
          </table:table-cell>
          <table:table-cell office:value-type="float" office:value="0.00173687934875" calcext:value-type="float">
            <text:p>0,0017368793</text:p>
          </table:table-cell>
          <table:table-cell table:formula="of:=[.C270]*1000" office:value-type="float" office:value="1.73687934875" calcext:value-type="float">
            <text:p>1,7368793488</text:p>
          </table:table-cell>
          <table:table-cell office:value-type="float" office:value="0.191650152206" calcext:value-type="float">
            <text:p>0,1916501522</text:p>
          </table:table-cell>
          <table:table-cell table:formula="of:=[.E270]*1000" office:value-type="float" office:value="191.650152206" calcext:value-type="float">
            <text:p>191,650152206</text:p>
          </table:table-cell>
          <table:table-cell office:value-type="float" office:value="0.00125193595886" calcext:value-type="float">
            <text:p>0,001251936</text:p>
          </table:table-cell>
          <table:table-cell table:formula="of:=[.G270]*1000" office:value-type="float" office:value="1.25193595886" calcext:value-type="float">
            <text:p>1,2519359589</text:p>
          </table:table-cell>
          <table:table-cell office:value-type="float" office:value="0.194691766" calcext:value-type="float">
            <text:p>0,194691766</text:p>
          </table:table-cell>
          <table:table-cell table:formula="of:=[.I270]*1000" office:value-type="float" office:value="194.691766" calcext:value-type="float">
            <text:p>194,691766</text:p>
          </table:table-cell>
        </table:table-row>
        <table:table-row table:style-name="ro1" table:visibility="collapse">
          <table:table-cell/>
          <table:table-cell office:value-type="float" office:value="5.15157292719" calcext:value-type="float">
            <text:p>5,1515729272</text:p>
          </table:table-cell>
          <table:table-cell office:value-type="float" office:value="0.00172305107117" calcext:value-type="float">
            <text:p>0,0017230511</text:p>
          </table:table-cell>
          <table:table-cell table:formula="of:=[.C271]*1000" office:value-type="float" office:value="1.72305107117" calcext:value-type="float">
            <text:p>1,7230510712</text:p>
          </table:table-cell>
          <table:table-cell office:value-type="float" office:value="0.191107988358" calcext:value-type="float">
            <text:p>0,1911079884</text:p>
          </table:table-cell>
          <table:table-cell table:formula="of:=[.E271]*1000" office:value-type="float" office:value="191.107988358" calcext:value-type="float">
            <text:p>191,107988358</text:p>
          </table:table-cell>
          <table:table-cell office:value-type="float" office:value="0.00123596191406" calcext:value-type="float">
            <text:p>0,0012359619</text:p>
          </table:table-cell>
          <table:table-cell table:formula="of:=[.G271]*1000" office:value-type="float" office:value="1.23596191406" calcext:value-type="float">
            <text:p>1,2359619141</text:p>
          </table:table-cell>
          <table:table-cell office:value-type="float" office:value="0.19411547" calcext:value-type="float">
            <text:p>0,19411547</text:p>
          </table:table-cell>
          <table:table-cell table:formula="of:=[.I271]*1000" office:value-type="float" office:value="194.11547" calcext:value-type="float">
            <text:p>194,11547</text:p>
          </table:table-cell>
        </table:table-row>
        <table:table-row table:style-name="ro1" table:visibility="collapse">
          <table:table-cell/>
          <table:table-cell office:value-type="float" office:value="5.09036378152" calcext:value-type="float">
            <text:p>5,0903637815</text:p>
          </table:table-cell>
          <table:table-cell office:value-type="float" office:value="0.00122809410095" calcext:value-type="float">
            <text:p>0,0012280941</text:p>
          </table:table-cell>
          <table:table-cell table:formula="of:=[.C272]*1000" office:value-type="float" office:value="1.22809410095" calcext:value-type="float">
            <text:p>1,228094101</text:p>
          </table:table-cell>
          <table:table-cell office:value-type="float" office:value="0.193948984146" calcext:value-type="float">
            <text:p>0,1939489841</text:p>
          </table:table-cell>
          <table:table-cell table:formula="of:=[.E272]*1000" office:value-type="float" office:value="193.948984146" calcext:value-type="float">
            <text:p>193,948984146</text:p>
          </table:table-cell>
          <table:table-cell office:value-type="float" office:value="0.00122714042664" calcext:value-type="float">
            <text:p>0,0012271404</text:p>
          </table:table-cell>
          <table:table-cell table:formula="of:=[.G272]*1000" office:value-type="float" office:value="1.22714042664" calcext:value-type="float">
            <text:p>1,2271404266</text:p>
          </table:table-cell>
          <table:table-cell office:value-type="float" office:value="0.196449614" calcext:value-type="float">
            <text:p>0,196449614</text:p>
          </table:table-cell>
          <table:table-cell table:formula="of:=[.I272]*1000" office:value-type="float" office:value="196.449614" calcext:value-type="float">
            <text:p>196,449614</text:p>
          </table:table-cell>
        </table:table-row>
        <table:table-row table:style-name="ro1" table:visibility="collapse">
          <table:table-cell/>
          <table:table-cell office:value-type="float" office:value="5.10774995172" calcext:value-type="float">
            <text:p>5,1077499517</text:p>
          </table:table-cell>
          <table:table-cell office:value-type="float" office:value="0.00155186653137" calcext:value-type="float">
            <text:p>0,0015518665</text:p>
          </table:table-cell>
          <table:table-cell table:formula="of:=[.C273]*1000" office:value-type="float" office:value="1.55186653137" calcext:value-type="float">
            <text:p>1,5518665314</text:p>
          </table:table-cell>
          <table:table-cell office:value-type="float" office:value="0.192960977554" calcext:value-type="float">
            <text:p>0,1929609776</text:p>
          </table:table-cell>
          <table:table-cell table:formula="of:=[.E273]*1000" office:value-type="float" office:value="192.960977554" calcext:value-type="float">
            <text:p>192,960977554</text:p>
          </table:table-cell>
          <table:table-cell office:value-type="float" office:value="0.00121188163757" calcext:value-type="float">
            <text:p>0,0012118816</text:p>
          </table:table-cell>
          <table:table-cell table:formula="of:=[.G273]*1000" office:value-type="float" office:value="1.21188163757" calcext:value-type="float">
            <text:p>1,2118816376</text:p>
          </table:table-cell>
          <table:table-cell office:value-type="float" office:value="0.195780923" calcext:value-type="float">
            <text:p>0,195780923</text:p>
          </table:table-cell>
          <table:table-cell table:formula="of:=[.I273]*1000" office:value-type="float" office:value="195.780923" calcext:value-type="float">
            <text:p>195,780923</text:p>
          </table:table-cell>
        </table:table-row>
        <table:table-row table:style-name="ro1" table:visibility="collapse">
          <table:table-cell/>
          <table:table-cell office:value-type="float" office:value="5.2147775762" calcext:value-type="float">
            <text:p>5,2147775762</text:p>
          </table:table-cell>
          <table:table-cell office:value-type="float" office:value="0.00183701515198" calcext:value-type="float">
            <text:p>0,0018370152</text:p>
          </table:table-cell>
          <table:table-cell table:formula="of:=[.C274]*1000" office:value-type="float" office:value="1.83701515198" calcext:value-type="float">
            <text:p>1,837015152</text:p>
          </table:table-cell>
          <table:table-cell office:value-type="float" office:value="0.188636064529" calcext:value-type="float">
            <text:p>0,1886360645</text:p>
          </table:table-cell>
          <table:table-cell table:formula="of:=[.E274]*1000" office:value-type="float" office:value="188.636064529" calcext:value-type="float">
            <text:p>188,636064529</text:p>
          </table:table-cell>
          <table:table-cell office:value-type="float" office:value="0.00123500823975" calcext:value-type="float">
            <text:p>0,0012350082</text:p>
          </table:table-cell>
          <table:table-cell table:formula="of:=[.G274]*1000" office:value-type="float" office:value="1.23500823975" calcext:value-type="float">
            <text:p>1,2350082398</text:p>
          </table:table-cell>
          <table:table-cell office:value-type="float" office:value="0.191762733" calcext:value-type="float">
            <text:p>0,191762733</text:p>
          </table:table-cell>
          <table:table-cell table:formula="of:=[.I274]*1000" office:value-type="float" office:value="191.762733" calcext:value-type="float">
            <text:p>191,762733</text:p>
          </table:table-cell>
        </table:table-row>
        <table:table-row table:style-name="ro1" table:visibility="collapse">
          <table:table-cell/>
          <table:table-cell office:value-type="float" office:value="5.03226527462" calcext:value-type="float">
            <text:p>5,0322652746</text:p>
          </table:table-cell>
          <table:table-cell office:value-type="float" office:value="0.00119686126709" calcext:value-type="float">
            <text:p>0,0011968613</text:p>
          </table:table-cell>
          <table:table-cell table:formula="of:=[.C275]*1000" office:value-type="float" office:value="1.19686126709" calcext:value-type="float">
            <text:p>1,1968612671</text:p>
          </table:table-cell>
          <table:table-cell office:value-type="float" office:value="0.196214914322" calcext:value-type="float">
            <text:p>0,1962149143</text:p>
          </table:table-cell>
          <table:table-cell table:formula="of:=[.E275]*1000" office:value-type="float" office:value="196.214914322" calcext:value-type="float">
            <text:p>196,214914322</text:p>
          </table:table-cell>
          <table:table-cell office:value-type="float" office:value="0.00126004219055" calcext:value-type="float">
            <text:p>0,0012600422</text:p>
          </table:table-cell>
          <table:table-cell table:formula="of:=[.G275]*1000" office:value-type="float" office:value="1.26004219055" calcext:value-type="float">
            <text:p>1,2600421906</text:p>
          </table:table-cell>
          <table:table-cell office:value-type="float" office:value="0.198717664" calcext:value-type="float">
            <text:p>0,198717664</text:p>
          </table:table-cell>
          <table:table-cell table:formula="of:=[.I275]*1000" office:value-type="float" office:value="198.717664" calcext:value-type="float">
            <text:p>198,717664</text:p>
          </table:table-cell>
        </table:table-row>
        <table:table-row table:style-name="ro1" table:visibility="collapse">
          <table:table-cell/>
          <table:table-cell office:value-type="float" office:value="5.18734799806" calcext:value-type="float">
            <text:p>5,1873479981</text:p>
          </table:table-cell>
          <table:table-cell office:value-type="float" office:value="0.00119090080261" calcext:value-type="float">
            <text:p>0,0011909008</text:p>
          </table:table-cell>
          <table:table-cell table:formula="of:=[.C276]*1000" office:value-type="float" office:value="1.19090080261" calcext:value-type="float">
            <text:p>1,1909008026</text:p>
          </table:table-cell>
          <table:table-cell office:value-type="float" office:value="0.190318822861" calcext:value-type="float">
            <text:p>0,1903188229</text:p>
          </table:table-cell>
          <table:table-cell table:formula="of:=[.E276]*1000" office:value-type="float" office:value="190.318822861" calcext:value-type="float">
            <text:p>190,318822861</text:p>
          </table:table-cell>
          <table:table-cell office:value-type="float" office:value="0.00122308731079" calcext:value-type="float">
            <text:p>0,0012230873</text:p>
          </table:table-cell>
          <table:table-cell table:formula="of:=[.G276]*1000" office:value-type="float" office:value="1.22308731079" calcext:value-type="float">
            <text:p>1,2230873108</text:p>
          </table:table-cell>
          <table:table-cell office:value-type="float" office:value="0.192776733" calcext:value-type="float">
            <text:p>0,192776733</text:p>
          </table:table-cell>
          <table:table-cell table:formula="of:=[.I276]*1000" office:value-type="float" office:value="192.776733" calcext:value-type="float">
            <text:p>192,776733</text:p>
          </table:table-cell>
        </table:table-row>
        <table:table-row table:style-name="ro1" table:visibility="collapse">
          <table:table-cell/>
          <table:table-cell office:value-type="float" office:value="5.00700725659" calcext:value-type="float">
            <text:p>5,0070072566</text:p>
          </table:table-cell>
          <table:table-cell office:value-type="float" office:value="0.00167202949524" calcext:value-type="float">
            <text:p>0,0016720295</text:p>
          </table:table-cell>
          <table:table-cell table:formula="of:=[.C277]*1000" office:value-type="float" office:value="1.67202949524" calcext:value-type="float">
            <text:p>1,6720294952</text:p>
          </table:table-cell>
          <table:table-cell office:value-type="float" office:value="0.196763038635" calcext:value-type="float">
            <text:p>0,1967630386</text:p>
          </table:table-cell>
          <table:table-cell table:formula="of:=[.E277]*1000" office:value-type="float" office:value="196.763038635" calcext:value-type="float">
            <text:p>196,763038635</text:p>
          </table:table-cell>
          <table:table-cell office:value-type="float" office:value="0.00124287605286" calcext:value-type="float">
            <text:p>0,0012428761</text:p>
          </table:table-cell>
          <table:table-cell table:formula="of:=[.G277]*1000" office:value-type="float" office:value="1.24287605286" calcext:value-type="float">
            <text:p>1,2428760529</text:p>
          </table:table-cell>
          <table:table-cell office:value-type="float" office:value="0.199720102" calcext:value-type="float">
            <text:p>0,199720102</text:p>
          </table:table-cell>
          <table:table-cell table:formula="of:=[.I277]*1000" office:value-type="float" office:value="199.720102" calcext:value-type="float">
            <text:p>199,720102</text:p>
          </table:table-cell>
        </table:table-row>
        <table:table-row table:style-name="ro1" table:visibility="collapse">
          <table:table-cell/>
          <table:table-cell office:value-type="float" office:value="5.10982433017" calcext:value-type="float">
            <text:p>5,1098243302</text:p>
          </table:table-cell>
          <table:table-cell office:value-type="float" office:value="0.00124001502991" calcext:value-type="float">
            <text:p>0,001240015</text:p>
          </table:table-cell>
          <table:table-cell table:formula="of:=[.C278]*1000" office:value-type="float" office:value="1.24001502991" calcext:value-type="float">
            <text:p>1,2400150299</text:p>
          </table:table-cell>
          <table:table-cell office:value-type="float" office:value="0.193185806274" calcext:value-type="float">
            <text:p>0,1931858063</text:p>
          </table:table-cell>
          <table:table-cell table:formula="of:=[.E278]*1000" office:value-type="float" office:value="193.185806274" calcext:value-type="float">
            <text:p>193,185806274</text:p>
          </table:table-cell>
          <table:table-cell office:value-type="float" office:value="0.00122618675232" calcext:value-type="float">
            <text:p>0,0012261868</text:p>
          </table:table-cell>
          <table:table-cell table:formula="of:=[.G278]*1000" office:value-type="float" office:value="1.22618675232" calcext:value-type="float">
            <text:p>1,2261867523</text:p>
          </table:table-cell>
          <table:table-cell office:value-type="float" office:value="0.195701444" calcext:value-type="float">
            <text:p>0,195701444</text:p>
          </table:table-cell>
          <table:table-cell table:formula="of:=[.I278]*1000" office:value-type="float" office:value="195.701444" calcext:value-type="float">
            <text:p>195,701444</text:p>
          </table:table-cell>
        </table:table-row>
        <table:table-row table:style-name="ro1" table:visibility="collapse">
          <table:table-cell/>
          <table:table-cell office:value-type="float" office:value="5.17222960822" calcext:value-type="float">
            <text:p>5,1722296082</text:p>
          </table:table-cell>
          <table:table-cell office:value-type="float" office:value="0.00123000144958" calcext:value-type="float">
            <text:p>0,0012300014</text:p>
          </table:table-cell>
          <table:table-cell table:formula="of:=[.C279]*1000" office:value-type="float" office:value="1.23000144958" calcext:value-type="float">
            <text:p>1,2300014496</text:p>
          </table:table-cell>
          <table:table-cell office:value-type="float" office:value="0.190778017044" calcext:value-type="float">
            <text:p>0,190778017</text:p>
          </table:table-cell>
          <table:table-cell table:formula="of:=[.E279]*1000" office:value-type="float" office:value="190.778017044" calcext:value-type="float">
            <text:p>190,778017044</text:p>
          </table:table-cell>
          <table:table-cell office:value-type="float" office:value="0.00128483772278" calcext:value-type="float">
            <text:p>0,0012848377</text:p>
          </table:table-cell>
          <table:table-cell table:formula="of:=[.G279]*1000" office:value-type="float" office:value="1.28483772278" calcext:value-type="float">
            <text:p>1,2848377228</text:p>
          </table:table-cell>
          <table:table-cell office:value-type="float" office:value="0.193340218" calcext:value-type="float">
            <text:p>0,193340218</text:p>
          </table:table-cell>
          <table:table-cell table:formula="of:=[.I279]*1000" office:value-type="float" office:value="193.340218" calcext:value-type="float">
            <text:p>193,340218</text:p>
          </table:table-cell>
        </table:table-row>
        <table:table-row table:style-name="ro1" table:visibility="collapse">
          <table:table-cell/>
          <table:table-cell office:value-type="float" office:value="5.09877055334" calcext:value-type="float">
            <text:p>5,0987705533</text:p>
          </table:table-cell>
          <table:table-cell office:value-type="float" office:value="0.00115585327148" calcext:value-type="float">
            <text:p>0,0011558533</text:p>
          </table:table-cell>
          <table:table-cell table:formula="of:=[.C280]*1000" office:value-type="float" office:value="1.15585327148" calcext:value-type="float">
            <text:p>1,1558532715</text:p>
          </table:table-cell>
          <table:table-cell office:value-type="float" office:value="0.193681001663" calcext:value-type="float">
            <text:p>0,1936810017</text:p>
          </table:table-cell>
          <table:table-cell table:formula="of:=[.E280]*1000" office:value-type="float" office:value="193.681001663" calcext:value-type="float">
            <text:p>193,681001663</text:p>
          </table:table-cell>
          <table:table-cell office:value-type="float" office:value="0.00124502182007" calcext:value-type="float">
            <text:p>0,0012450218</text:p>
          </table:table-cell>
          <table:table-cell table:formula="of:=[.G280]*1000" office:value-type="float" office:value="1.24502182007" calcext:value-type="float">
            <text:p>1,2450218201</text:p>
          </table:table-cell>
          <table:table-cell office:value-type="float" office:value="0.196125711" calcext:value-type="float">
            <text:p>0,196125711</text:p>
          </table:table-cell>
          <table:table-cell table:formula="of:=[.I280]*1000" office:value-type="float" office:value="196.125711" calcext:value-type="float">
            <text:p>196,125711</text:p>
          </table:table-cell>
        </table:table-row>
        <table:table-row table:style-name="ro1" table:visibility="collapse">
          <table:table-cell/>
          <table:table-cell office:value-type="float" office:value="5.04089793918" calcext:value-type="float">
            <text:p>5,0408979392</text:p>
          </table:table-cell>
          <table:table-cell office:value-type="float" office:value="0.00115013122559" calcext:value-type="float">
            <text:p>0,0011501312</text:p>
          </table:table-cell>
          <table:table-cell table:formula="of:=[.C281]*1000" office:value-type="float" office:value="1.15013122559" calcext:value-type="float">
            <text:p>1,1501312256</text:p>
          </table:table-cell>
          <table:table-cell office:value-type="float" office:value="0.195927143097" calcext:value-type="float">
            <text:p>0,1959271431</text:p>
          </table:table-cell>
          <table:table-cell table:formula="of:=[.E281]*1000" office:value-type="float" office:value="195.927143097" calcext:value-type="float">
            <text:p>195,927143097</text:p>
          </table:table-cell>
          <table:table-cell office:value-type="float" office:value="0.00125098228455" calcext:value-type="float">
            <text:p>0,0012509823</text:p>
          </table:table-cell>
          <table:table-cell table:formula="of:=[.G281]*1000" office:value-type="float" office:value="1.25098228455" calcext:value-type="float">
            <text:p>1,2509822846</text:p>
          </table:table-cell>
          <table:table-cell office:value-type="float" office:value="0.198377355" calcext:value-type="float">
            <text:p>0,198377355</text:p>
          </table:table-cell>
          <table:table-cell table:formula="of:=[.I281]*1000" office:value-type="float" office:value="198.377355" calcext:value-type="float">
            <text:p>198,377355</text:p>
          </table:table-cell>
        </table:table-row>
        <table:table-row table:style-name="ro1" table:visibility="collapse">
          <table:table-cell/>
          <table:table-cell office:value-type="float" office:value="4.99514162535" calcext:value-type="float">
            <text:p>4,9951416254</text:p>
          </table:table-cell>
          <table:table-cell office:value-type="float" office:value="0.00139808654785" calcext:value-type="float">
            <text:p>0,0013980865</text:p>
          </table:table-cell>
          <table:table-cell table:formula="of:=[.C282]*1000" office:value-type="float" office:value="1.39808654785" calcext:value-type="float">
            <text:p>1,3980865479</text:p>
          </table:table-cell>
          <table:table-cell office:value-type="float" office:value="0.197513103485" calcext:value-type="float">
            <text:p>0,1975131035</text:p>
          </table:table-cell>
          <table:table-cell table:formula="of:=[.E282]*1000" office:value-type="float" office:value="197.513103485" calcext:value-type="float">
            <text:p>197,513103485</text:p>
          </table:table-cell>
          <table:table-cell office:value-type="float" office:value="0.00123381614685" calcext:value-type="float">
            <text:p>0,0012338161</text:p>
          </table:table-cell>
          <table:table-cell table:formula="of:=[.G282]*1000" office:value-type="float" office:value="1.23381614685" calcext:value-type="float">
            <text:p>1,2338161469</text:p>
          </table:table-cell>
          <table:table-cell office:value-type="float" office:value="0.200194524" calcext:value-type="float">
            <text:p>0,200194524</text:p>
          </table:table-cell>
          <table:table-cell table:formula="of:=[.I282]*1000" office:value-type="float" office:value="200.194524" calcext:value-type="float">
            <text:p>200,194524</text:p>
          </table:table-cell>
        </table:table-row>
        <table:table-row table:style-name="ro1" table:visibility="collapse">
          <table:table-cell/>
          <table:table-cell office:value-type="float" office:value="5.26871711227" calcext:value-type="float">
            <text:p>5,2687171123</text:p>
          </table:table-cell>
          <table:table-cell office:value-type="float" office:value="0.00194597244263" calcext:value-type="float">
            <text:p>0,0019459724</text:p>
          </table:table-cell>
          <table:table-cell table:formula="of:=[.C283]*1000" office:value-type="float" office:value="1.94597244263" calcext:value-type="float">
            <text:p>1,9459724426</text:p>
          </table:table-cell>
          <table:table-cell office:value-type="float" office:value="0.186538934708" calcext:value-type="float">
            <text:p>0,1865389347</text:p>
          </table:table-cell>
          <table:table-cell table:formula="of:=[.E283]*1000" office:value-type="float" office:value="186.538934708" calcext:value-type="float">
            <text:p>186,538934708</text:p>
          </table:table-cell>
          <table:table-cell office:value-type="float" office:value="0.00126600265503" calcext:value-type="float">
            <text:p>0,0012660027</text:p>
          </table:table-cell>
          <table:table-cell table:formula="of:=[.G283]*1000" office:value-type="float" office:value="1.26600265503" calcext:value-type="float">
            <text:p>1,266002655</text:p>
          </table:table-cell>
          <table:table-cell office:value-type="float" office:value="0.189799524" calcext:value-type="float">
            <text:p>0,189799524</text:p>
          </table:table-cell>
          <table:table-cell table:formula="of:=[.I283]*1000" office:value-type="float" office:value="189.799524" calcext:value-type="float">
            <text:p>189,799524</text:p>
          </table:table-cell>
        </table:table-row>
        <table:table-row table:style-name="ro1" table:visibility="collapse">
          <table:table-cell/>
          <table:table-cell office:value-type="float" office:value="4.97921340229" calcext:value-type="float">
            <text:p>4,9792134023</text:p>
          </table:table-cell>
          <table:table-cell office:value-type="float" office:value="0.00127601623535" calcext:value-type="float">
            <text:p>0,0012760162</text:p>
          </table:table-cell>
          <table:table-cell table:formula="of:=[.C284]*1000" office:value-type="float" office:value="1.27601623535" calcext:value-type="float">
            <text:p>1,2760162354</text:p>
          </table:table-cell>
          <table:table-cell office:value-type="float" office:value="0.198296785355" calcext:value-type="float">
            <text:p>0,1982967854</text:p>
          </table:table-cell>
          <table:table-cell table:formula="of:=[.E284]*1000" office:value-type="float" office:value="198.296785355" calcext:value-type="float">
            <text:p>198,296785355</text:p>
          </table:table-cell>
          <table:table-cell office:value-type="float" office:value="0.00121402740479" calcext:value-type="float">
            <text:p>0,0012140274</text:p>
          </table:table-cell>
          <table:table-cell table:formula="of:=[.G284]*1000" office:value-type="float" office:value="1.21402740479" calcext:value-type="float">
            <text:p>1,2140274048</text:p>
          </table:table-cell>
          <table:table-cell office:value-type="float" office:value="0.200834935" calcext:value-type="float">
            <text:p>0,200834935</text:p>
          </table:table-cell>
          <table:table-cell table:formula="of:=[.I284]*1000" office:value-type="float" office:value="200.834935" calcext:value-type="float">
            <text:p>200,834935</text:p>
          </table:table-cell>
        </table:table-row>
        <table:table-row table:style-name="ro1" table:visibility="collapse">
          <table:table-cell/>
          <table:table-cell office:value-type="float" office:value="5.01316215751" calcext:value-type="float">
            <text:p>5,0131621575</text:p>
          </table:table-cell>
          <table:table-cell office:value-type="float" office:value="0.00129508972168" calcext:value-type="float">
            <text:p>0,0012950897</text:p>
          </table:table-cell>
          <table:table-cell table:formula="of:=[.C285]*1000" office:value-type="float" office:value="1.29508972168" calcext:value-type="float">
            <text:p>1,2950897217</text:p>
          </table:table-cell>
          <table:table-cell office:value-type="float" office:value="0.196846961975" calcext:value-type="float">
            <text:p>0,196846962</text:p>
          </table:table-cell>
          <table:table-cell table:formula="of:=[.E285]*1000" office:value-type="float" office:value="196.846961975" calcext:value-type="float">
            <text:p>196,846961975</text:p>
          </table:table-cell>
          <table:table-cell office:value-type="float" office:value="0.00128602981567" calcext:value-type="float">
            <text:p>0,0012860298</text:p>
          </table:table-cell>
          <table:table-cell table:formula="of:=[.G285]*1000" office:value-type="float" office:value="1.28602981567" calcext:value-type="float">
            <text:p>1,2860298157</text:p>
          </table:table-cell>
          <table:table-cell office:value-type="float" office:value="0.199474896" calcext:value-type="float">
            <text:p>0,199474896</text:p>
          </table:table-cell>
          <table:table-cell table:formula="of:=[.I285]*1000" office:value-type="float" office:value="199.474896" calcext:value-type="float">
            <text:p>199,474896</text:p>
          </table:table-cell>
        </table:table-row>
        <table:table-row table:style-name="ro1" table:visibility="collapse">
          <table:table-cell/>
          <table:table-cell office:value-type="float" office:value="5.04393181385" calcext:value-type="float">
            <text:p>5,0439318139</text:p>
          </table:table-cell>
          <table:table-cell office:value-type="float" office:value="0.00113415718079" calcext:value-type="float">
            <text:p>0,0011341572</text:p>
          </table:table-cell>
          <table:table-cell table:formula="of:=[.C286]*1000" office:value-type="float" office:value="1.13415718079" calcext:value-type="float">
            <text:p>1,1341571808</text:p>
          </table:table-cell>
          <table:table-cell office:value-type="float" office:value="0.195744991302" calcext:value-type="float">
            <text:p>0,1957449913</text:p>
          </table:table-cell>
          <table:table-cell table:formula="of:=[.E286]*1000" office:value-type="float" office:value="195.744991302" calcext:value-type="float">
            <text:p>195,744991302</text:p>
          </table:table-cell>
          <table:table-cell office:value-type="float" office:value="0.00133085250854" calcext:value-type="float">
            <text:p>0,0013308525</text:p>
          </table:table-cell>
          <table:table-cell table:formula="of:=[.G286]*1000" office:value-type="float" office:value="1.33085250854" calcext:value-type="float">
            <text:p>1,3308525085</text:p>
          </table:table-cell>
          <table:table-cell office:value-type="float" office:value="0.198258033" calcext:value-type="float">
            <text:p>0,198258033</text:p>
          </table:table-cell>
          <table:table-cell table:formula="of:=[.I286]*1000" office:value-type="float" office:value="198.258033" calcext:value-type="float">
            <text:p>198,258033</text:p>
          </table:table-cell>
        </table:table-row>
        <table:table-row table:style-name="ro1" table:visibility="collapse">
          <table:table-cell/>
          <table:table-cell office:value-type="float" office:value="5.06049218742" calcext:value-type="float">
            <text:p>5,0604921874</text:p>
          </table:table-cell>
          <table:table-cell office:value-type="float" office:value="0.00170993804932" calcext:value-type="float">
            <text:p>0,001709938</text:p>
          </table:table-cell>
          <table:table-cell table:formula="of:=[.C287]*1000" office:value-type="float" office:value="1.70993804932" calcext:value-type="float">
            <text:p>1,7099380493</text:p>
          </table:table-cell>
          <table:table-cell office:value-type="float" office:value="0.194505929947" calcext:value-type="float">
            <text:p>0,1945059299</text:p>
          </table:table-cell>
          <table:table-cell table:formula="of:=[.E287]*1000" office:value-type="float" office:value="194.505929947" calcext:value-type="float">
            <text:p>194,505929947</text:p>
          </table:table-cell>
          <table:table-cell office:value-type="float" office:value="0.00124001502991" calcext:value-type="float">
            <text:p>0,001240015</text:p>
          </table:table-cell>
          <table:table-cell table:formula="of:=[.G287]*1000" office:value-type="float" office:value="1.24001502991" calcext:value-type="float">
            <text:p>1,2400150299</text:p>
          </table:table-cell>
          <table:table-cell office:value-type="float" office:value="0.197609237" calcext:value-type="float">
            <text:p>0,197609237</text:p>
          </table:table-cell>
          <table:table-cell table:formula="of:=[.I287]*1000" office:value-type="float" office:value="197.609237" calcext:value-type="float">
            <text:p>197,609237</text:p>
          </table:table-cell>
        </table:table-row>
        <table:table-row table:style-name="ro1" table:visibility="collapse">
          <table:table-cell/>
          <table:table-cell office:value-type="float" office:value="5.22817644134" calcext:value-type="float">
            <text:p>5,2281764413</text:p>
          </table:table-cell>
          <table:table-cell office:value-type="float" office:value="0.00117206573486" calcext:value-type="float">
            <text:p>0,0011720657</text:p>
          </table:table-cell>
          <table:table-cell table:formula="of:=[.C288]*1000" office:value-type="float" office:value="1.17206573486" calcext:value-type="float">
            <text:p>1,1720657349</text:p>
          </table:table-cell>
          <table:table-cell office:value-type="float" office:value="0.188805103302" calcext:value-type="float">
            <text:p>0,1888051033</text:p>
          </table:table-cell>
          <table:table-cell table:formula="of:=[.E288]*1000" office:value-type="float" office:value="188.805103302" calcext:value-type="float">
            <text:p>188,805103302</text:p>
          </table:table-cell>
          <table:table-cell office:value-type="float" office:value="0.0012481212616" calcext:value-type="float">
            <text:p>0,0012481213</text:p>
          </table:table-cell>
          <table:table-cell table:formula="of:=[.G288]*1000" office:value-type="float" office:value="1.2481212616" calcext:value-type="float">
            <text:p>1,2481212616</text:p>
          </table:table-cell>
          <table:table-cell office:value-type="float" office:value="0.19127128" calcext:value-type="float">
            <text:p>0,19127128</text:p>
          </table:table-cell>
          <table:table-cell table:formula="of:=[.I288]*1000" office:value-type="float" office:value="191.27128" calcext:value-type="float">
            <text:p>191,27128</text:p>
          </table:table-cell>
        </table:table-row>
        <table:table-row table:style-name="ro1" table:visibility="collapse">
          <table:table-cell/>
          <table:table-cell office:value-type="float" office:value="5.02220747323" calcext:value-type="float">
            <text:p>5,0222074732</text:p>
          </table:table-cell>
          <table:table-cell office:value-type="float" office:value="0.00112819671631" calcext:value-type="float">
            <text:p>0,0011281967</text:p>
          </table:table-cell>
          <table:table-cell table:formula="of:=[.C289]*1000" office:value-type="float" office:value="1.12819671631" calcext:value-type="float">
            <text:p>1,1281967163</text:p>
          </table:table-cell>
          <table:table-cell office:value-type="float" office:value="0.196710109711" calcext:value-type="float">
            <text:p>0,1967101097</text:p>
          </table:table-cell>
          <table:table-cell table:formula="of:=[.E289]*1000" office:value-type="float" office:value="196.710109711" calcext:value-type="float">
            <text:p>196,710109711</text:p>
          </table:table-cell>
          <table:table-cell office:value-type="float" office:value="0.00123286247253" calcext:value-type="float">
            <text:p>0,0012328625</text:p>
          </table:table-cell>
          <table:table-cell table:formula="of:=[.G289]*1000" office:value-type="float" office:value="1.23286247253" calcext:value-type="float">
            <text:p>1,2328624725</text:p>
          </table:table-cell>
          <table:table-cell office:value-type="float" office:value="0.199115629" calcext:value-type="float">
            <text:p>0,199115629</text:p>
          </table:table-cell>
          <table:table-cell table:formula="of:=[.I289]*1000" office:value-type="float" office:value="199.115629" calcext:value-type="float">
            <text:p>199,115629</text:p>
          </table:table-cell>
        </table:table-row>
        <table:table-row table:style-name="ro1" table:visibility="collapse">
          <table:table-cell/>
          <table:table-cell office:value-type="float" office:value="5.2050753628" calcext:value-type="float">
            <text:p>5,2050753628</text:p>
          </table:table-cell>
          <table:table-cell office:value-type="float" office:value="0.00114321708679" calcext:value-type="float">
            <text:p>0,0011432171</text:p>
          </table:table-cell>
          <table:table-cell table:formula="of:=[.C290]*1000" office:value-type="float" office:value="1.14321708679" calcext:value-type="float">
            <text:p>1,1432170868</text:p>
          </table:table-cell>
          <table:table-cell office:value-type="float" office:value="0.189682006836" calcext:value-type="float">
            <text:p>0,1896820068</text:p>
          </table:table-cell>
          <table:table-cell table:formula="of:=[.E290]*1000" office:value-type="float" office:value="189.682006836" calcext:value-type="float">
            <text:p>189,682006836</text:p>
          </table:table-cell>
          <table:table-cell office:value-type="float" office:value="0.00125193595886" calcext:value-type="float">
            <text:p>0,001251936</text:p>
          </table:table-cell>
          <table:table-cell table:formula="of:=[.G290]*1000" office:value-type="float" office:value="1.25193595886" calcext:value-type="float">
            <text:p>1,2519359589</text:p>
          </table:table-cell>
          <table:table-cell office:value-type="float" office:value="0.192120177" calcext:value-type="float">
            <text:p>0,192120177</text:p>
          </table:table-cell>
          <table:table-cell table:formula="of:=[.I290]*1000" office:value-type="float" office:value="192.120177" calcext:value-type="float">
            <text:p>192,120177</text:p>
          </table:table-cell>
        </table:table-row>
        <table:table-row table:style-name="ro1" table:visibility="collapse">
          <table:table-cell/>
          <table:table-cell office:value-type="float" office:value="5.04198605484" calcext:value-type="float">
            <text:p>5,0419860548</text:p>
          </table:table-cell>
          <table:table-cell office:value-type="float" office:value="0.00116395950317" calcext:value-type="float">
            <text:p>0,0011639595</text:p>
          </table:table-cell>
          <table:table-cell table:formula="of:=[.C291]*1000" office:value-type="float" office:value="1.16395950317" calcext:value-type="float">
            <text:p>1,1639595032</text:p>
          </table:table-cell>
          <table:table-cell office:value-type="float" office:value="0.195899009705" calcext:value-type="float">
            <text:p>0,1958990097</text:p>
          </table:table-cell>
          <table:table-cell table:formula="of:=[.E291]*1000" office:value-type="float" office:value="195.899009705" calcext:value-type="float">
            <text:p>195,899009705</text:p>
          </table:table-cell>
          <table:table-cell office:value-type="float" office:value="0.00122690200806" calcext:value-type="float">
            <text:p>0,001226902</text:p>
          </table:table-cell>
          <table:table-cell table:formula="of:=[.G291]*1000" office:value-type="float" office:value="1.22690200806" calcext:value-type="float">
            <text:p>1,2269020081</text:p>
          </table:table-cell>
          <table:table-cell office:value-type="float" office:value="0.198334543" calcext:value-type="float">
            <text:p>0,198334543</text:p>
          </table:table-cell>
          <table:table-cell table:formula="of:=[.I291]*1000" office:value-type="float" office:value="198.334543" calcext:value-type="float">
            <text:p>198,334543</text:p>
          </table:table-cell>
        </table:table-row>
        <table:table-row table:style-name="ro1" table:visibility="collapse">
          <table:table-cell/>
          <table:table-cell office:value-type="float" office:value="5.23199880844" calcext:value-type="float">
            <text:p>5,2319988084</text:p>
          </table:table-cell>
          <table:table-cell office:value-type="float" office:value="0.00184082984924" calcext:value-type="float">
            <text:p>0,0018408298</text:p>
          </table:table-cell>
          <table:table-cell table:formula="of:=[.C292]*1000" office:value-type="float" office:value="1.84082984924" calcext:value-type="float">
            <text:p>1,8408298492</text:p>
          </table:table-cell>
          <table:table-cell office:value-type="float" office:value="0.187746047974" calcext:value-type="float">
            <text:p>0,187746048</text:p>
          </table:table-cell>
          <table:table-cell table:formula="of:=[.E292]*1000" office:value-type="float" office:value="187.746047974" calcext:value-type="float">
            <text:p>187,746047974</text:p>
          </table:table-cell>
          <table:table-cell office:value-type="float" office:value="0.00149011611938" calcext:value-type="float">
            <text:p>0,0014901161</text:p>
          </table:table-cell>
          <table:table-cell table:formula="of:=[.G292]*1000" office:value-type="float" office:value="1.49011611938" calcext:value-type="float">
            <text:p>1,4901161194</text:p>
          </table:table-cell>
          <table:table-cell office:value-type="float" office:value="0.191131542" calcext:value-type="float">
            <text:p>0,191131542</text:p>
          </table:table-cell>
          <table:table-cell table:formula="of:=[.I292]*1000" office:value-type="float" office:value="191.131542" calcext:value-type="float">
            <text:p>191,131542</text:p>
          </table:table-cell>
        </table:table-row>
        <table:table-row table:style-name="ro1" table:visibility="collapse">
          <table:table-cell/>
          <table:table-cell office:value-type="float" office:value="5.00260430578" calcext:value-type="float">
            <text:p>5,0026043058</text:p>
          </table:table-cell>
          <table:table-cell office:value-type="float" office:value="0.00109219551086" calcext:value-type="float">
            <text:p>0,0010921955</text:p>
          </table:table-cell>
          <table:table-cell table:formula="of:=[.C293]*1000" office:value-type="float" office:value="1.09219551086" calcext:value-type="float">
            <text:p>1,0921955109</text:p>
          </table:table-cell>
          <table:table-cell office:value-type="float" office:value="0.197514057159" calcext:value-type="float">
            <text:p>0,1975140572</text:p>
          </table:table-cell>
          <table:table-cell table:formula="of:=[.E293]*1000" office:value-type="float" office:value="197.514057159" calcext:value-type="float">
            <text:p>197,514057159</text:p>
          </table:table-cell>
          <table:table-cell office:value-type="float" office:value="0.00124096870422" calcext:value-type="float">
            <text:p>0,0012409687</text:p>
          </table:table-cell>
          <table:table-cell table:formula="of:=[.G293]*1000" office:value-type="float" office:value="1.24096870422" calcext:value-type="float">
            <text:p>1,2409687042</text:p>
          </table:table-cell>
          <table:table-cell office:value-type="float" office:value="0.199895882" calcext:value-type="float">
            <text:p>0,199895882</text:p>
          </table:table-cell>
          <table:table-cell table:formula="of:=[.I293]*1000" office:value-type="float" office:value="199.895882" calcext:value-type="float">
            <text:p>199,895882</text:p>
          </table:table-cell>
        </table:table-row>
        <table:table-row table:style-name="ro1" table:visibility="collapse">
          <table:table-cell/>
          <table:table-cell office:value-type="float" office:value="5.05999207565" calcext:value-type="float">
            <text:p>5,0599920757</text:p>
          </table:table-cell>
          <table:table-cell office:value-type="float" office:value="0.00116014480591" calcext:value-type="float">
            <text:p>0,0011601448</text:p>
          </table:table-cell>
          <table:table-cell table:formula="of:=[.C294]*1000" office:value-type="float" office:value="1.16014480591" calcext:value-type="float">
            <text:p>1,1601448059</text:p>
          </table:table-cell>
          <table:table-cell office:value-type="float" office:value="0.195204973221" calcext:value-type="float">
            <text:p>0,1952049732</text:p>
          </table:table-cell>
          <table:table-cell table:formula="of:=[.E294]*1000" office:value-type="float" office:value="195.204973221" calcext:value-type="float">
            <text:p>195,204973221</text:p>
          </table:table-cell>
          <table:table-cell office:value-type="float" office:value="0.00122213363647" calcext:value-type="float">
            <text:p>0,0012221336</text:p>
          </table:table-cell>
          <table:table-cell table:formula="of:=[.G294]*1000" office:value-type="float" office:value="1.22213363647" calcext:value-type="float">
            <text:p>1,2221336365</text:p>
          </table:table-cell>
          <table:table-cell office:value-type="float" office:value="0.197628768" calcext:value-type="float">
            <text:p>0,197628768</text:p>
          </table:table-cell>
          <table:table-cell table:formula="of:=[.I294]*1000" office:value-type="float" office:value="197.628768" calcext:value-type="float">
            <text:p>197,628768</text:p>
          </table:table-cell>
        </table:table-row>
        <table:table-row table:style-name="ro1" table:visibility="collapse">
          <table:table-cell/>
          <table:table-cell office:value-type="float" office:value="5.0964535431" calcext:value-type="float">
            <text:p>5,0964535431</text:p>
          </table:table-cell>
          <table:table-cell office:value-type="float" office:value="0.00176191329956" calcext:value-type="float">
            <text:p>0,0017619133</text:p>
          </table:table-cell>
          <table:table-cell table:formula="of:=[.C295]*1000" office:value-type="float" office:value="1.76191329956" calcext:value-type="float">
            <text:p>1,7619132996</text:p>
          </table:table-cell>
          <table:table-cell office:value-type="float" office:value="0.193147182465" calcext:value-type="float">
            <text:p>0,1931471825</text:p>
          </table:table-cell>
          <table:table-cell table:formula="of:=[.E295]*1000" office:value-type="float" office:value="193.147182465" calcext:value-type="float">
            <text:p>193,147182465</text:p>
          </table:table-cell>
          <table:table-cell office:value-type="float" office:value="0.0012538433075" calcext:value-type="float">
            <text:p>0,0012538433</text:p>
          </table:table-cell>
          <table:table-cell table:formula="of:=[.G295]*1000" office:value-type="float" office:value="1.2538433075" calcext:value-type="float">
            <text:p>1,2538433075</text:p>
          </table:table-cell>
          <table:table-cell office:value-type="float" office:value="0.196214876" calcext:value-type="float">
            <text:p>0,196214876</text:p>
          </table:table-cell>
          <table:table-cell table:formula="of:=[.I295]*1000" office:value-type="float" office:value="196.214876" calcext:value-type="float">
            <text:p>196,214876</text:p>
          </table:table-cell>
        </table:table-row>
        <table:table-row table:style-name="ro1" table:visibility="collapse">
          <table:table-cell/>
          <table:table-cell office:value-type="float" office:value="5.0449456987" calcext:value-type="float">
            <text:p>5,0449456987</text:p>
          </table:table-cell>
          <table:table-cell office:value-type="float" office:value="0.0017991065979" calcext:value-type="float">
            <text:p>0,0017991066</text:p>
          </table:table-cell>
          <table:table-cell table:formula="of:=[.C296]*1000" office:value-type="float" office:value="1.7991065979" calcext:value-type="float">
            <text:p>1,7991065979</text:p>
          </table:table-cell>
          <table:table-cell office:value-type="float" office:value="0.195124864578" calcext:value-type="float">
            <text:p>0,1951248646</text:p>
          </table:table-cell>
          <table:table-cell table:formula="of:=[.E296]*1000" office:value-type="float" office:value="195.124864578" calcext:value-type="float">
            <text:p>195,124864578</text:p>
          </table:table-cell>
          <table:table-cell office:value-type="float" office:value="0.0012481212616" calcext:value-type="float">
            <text:p>0,0012481213</text:p>
          </table:table-cell>
          <table:table-cell table:formula="of:=[.G296]*1000" office:value-type="float" office:value="1.2481212616" calcext:value-type="float">
            <text:p>1,2481212616</text:p>
          </table:table-cell>
          <table:table-cell office:value-type="float" office:value="0.198218189" calcext:value-type="float">
            <text:p>0,198218189</text:p>
          </table:table-cell>
          <table:table-cell table:formula="of:=[.I296]*1000" office:value-type="float" office:value="198.218189" calcext:value-type="float">
            <text:p>198,218189</text:p>
          </table:table-cell>
        </table:table-row>
        <table:table-row table:style-name="ro1" table:visibility="collapse">
          <table:table-cell/>
          <table:table-cell office:value-type="float" office:value="5.09883962953" calcext:value-type="float">
            <text:p>5,0988396295</text:p>
          </table:table-cell>
          <table:table-cell office:value-type="float" office:value="0.00153708457947" calcext:value-type="float">
            <text:p>0,0015370846</text:p>
          </table:table-cell>
          <table:table-cell table:formula="of:=[.C297]*1000" office:value-type="float" office:value="1.53708457947" calcext:value-type="float">
            <text:p>1,5370845795</text:p>
          </table:table-cell>
          <table:table-cell office:value-type="float" office:value="0.193310022354" calcext:value-type="float">
            <text:p>0,1933100224</text:p>
          </table:table-cell>
          <table:table-cell table:formula="of:=[.E297]*1000" office:value-type="float" office:value="193.310022354" calcext:value-type="float">
            <text:p>193,310022354</text:p>
          </table:table-cell>
          <table:table-cell office:value-type="float" office:value="0.00123190879822" calcext:value-type="float">
            <text:p>0,0012319088</text:p>
          </table:table-cell>
          <table:table-cell table:formula="of:=[.G297]*1000" office:value-type="float" office:value="1.23190879822" calcext:value-type="float">
            <text:p>1,2319087982</text:p>
          </table:table-cell>
          <table:table-cell office:value-type="float" office:value="0.196123054" calcext:value-type="float">
            <text:p>0,196123054</text:p>
          </table:table-cell>
          <table:table-cell table:formula="of:=[.I297]*1000" office:value-type="float" office:value="196.123054" calcext:value-type="float">
            <text:p>196,123054</text:p>
          </table:table-cell>
        </table:table-row>
        <table:table-row table:style-name="ro1" table:visibility="collapse">
          <table:table-cell/>
          <table:table-cell office:value-type="float" office:value="4.8737929607" calcext:value-type="float">
            <text:p>4,8737929607</text:p>
          </table:table-cell>
          <table:table-cell office:value-type="float" office:value="0.00119709968567" calcext:value-type="float">
            <text:p>0,0011970997</text:p>
          </table:table-cell>
          <table:table-cell table:formula="of:=[.C298]*1000" office:value-type="float" office:value="1.19709968567" calcext:value-type="float">
            <text:p>1,1970996857</text:p>
          </table:table-cell>
          <table:table-cell office:value-type="float" office:value="0.202660083771" calcext:value-type="float">
            <text:p>0,2026600838</text:p>
          </table:table-cell>
          <table:table-cell table:formula="of:=[.E298]*1000" office:value-type="float" office:value="202.660083771" calcext:value-type="float">
            <text:p>202,660083771</text:p>
          </table:table-cell>
          <table:table-cell office:value-type="float" office:value="0.00127410888672" calcext:value-type="float">
            <text:p>0,0012741089</text:p>
          </table:table-cell>
          <table:table-cell table:formula="of:=[.G298]*1000" office:value-type="float" office:value="1.27410888672" calcext:value-type="float">
            <text:p>1,2741088867</text:p>
          </table:table-cell>
          <table:table-cell office:value-type="float" office:value="0.205179007" calcext:value-type="float">
            <text:p>0,205179007</text:p>
          </table:table-cell>
          <table:table-cell table:formula="of:=[.I298]*1000" office:value-type="float" office:value="205.179007" calcext:value-type="float">
            <text:p>205,179007</text:p>
          </table:table-cell>
        </table:table-row>
        <table:table-row table:style-name="ro1" table:visibility="collapse">
          <table:table-cell/>
          <table:table-cell office:value-type="float" office:value="5.13720084108" calcext:value-type="float">
            <text:p>5,1372008411</text:p>
          </table:table-cell>
          <table:table-cell office:value-type="float" office:value="0.00119495391846" calcext:value-type="float">
            <text:p>0,0011949539</text:p>
          </table:table-cell>
          <table:table-cell table:formula="of:=[.C299]*1000" office:value-type="float" office:value="1.19495391846" calcext:value-type="float">
            <text:p>1,1949539185</text:p>
          </table:table-cell>
          <table:table-cell office:value-type="float" office:value="0.192156791687" calcext:value-type="float">
            <text:p>0,1921567917</text:p>
          </table:table-cell>
          <table:table-cell table:formula="of:=[.E299]*1000" office:value-type="float" office:value="192.156791687" calcext:value-type="float">
            <text:p>192,156791687</text:p>
          </table:table-cell>
          <table:table-cell office:value-type="float" office:value="0.00125908851624" calcext:value-type="float">
            <text:p>0,0012590885</text:p>
          </table:table-cell>
          <table:table-cell table:formula="of:=[.G299]*1000" office:value-type="float" office:value="1.25908851624" calcext:value-type="float">
            <text:p>1,2590885162</text:p>
          </table:table-cell>
          <table:table-cell office:value-type="float" office:value="0.194658537" calcext:value-type="float">
            <text:p>0,194658537</text:p>
          </table:table-cell>
          <table:table-cell table:formula="of:=[.I299]*1000" office:value-type="float" office:value="194.658537" calcext:value-type="float">
            <text:p>194,658537</text:p>
          </table:table-cell>
        </table:table-row>
        <table:table-row table:style-name="ro1" table:visibility="collapse">
          <table:table-cell/>
          <table:table-cell office:value-type="float" office:value="5.05331339114" calcext:value-type="float">
            <text:p>5,0533133911</text:p>
          </table:table-cell>
          <table:table-cell office:value-type="float" office:value="0.00170397758484" calcext:value-type="float">
            <text:p>0,0017039776</text:p>
          </table:table-cell>
          <table:table-cell table:formula="of:=[.C300]*1000" office:value-type="float" office:value="1.70397758484" calcext:value-type="float">
            <text:p>1,7039775848</text:p>
          </table:table-cell>
          <table:table-cell office:value-type="float" office:value="0.194866895676" calcext:value-type="float">
            <text:p>0,1948668957</text:p>
          </table:table-cell>
          <table:table-cell table:formula="of:=[.E300]*1000" office:value-type="float" office:value="194.866895676" calcext:value-type="float">
            <text:p>194,866895676</text:p>
          </table:table-cell>
          <table:table-cell office:value-type="float" office:value="0.00127005577087" calcext:value-type="float">
            <text:p>0,0012700558</text:p>
          </table:table-cell>
          <table:table-cell table:formula="of:=[.G300]*1000" office:value-type="float" office:value="1.27005577087" calcext:value-type="float">
            <text:p>1,2700557709</text:p>
          </table:table-cell>
          <table:table-cell office:value-type="float" office:value="0.197889963" calcext:value-type="float">
            <text:p>0,197889963</text:p>
          </table:table-cell>
          <table:table-cell table:formula="of:=[.I300]*1000" office:value-type="float" office:value="197.889963" calcext:value-type="float">
            <text:p>197,889963</text:p>
          </table:table-cell>
        </table:table-row>
        <table:table-row table:style-name="ro1" table:visibility="collapse">
          <table:table-cell/>
          <table:table-cell office:value-type="float" office:value="5.20168817669" calcext:value-type="float">
            <text:p>5,2016881767</text:p>
          </table:table-cell>
          <table:table-cell office:value-type="float" office:value="0.00192880630493" calcext:value-type="float">
            <text:p>0,0019288063</text:p>
          </table:table-cell>
          <table:table-cell table:formula="of:=[.C301]*1000" office:value-type="float" office:value="1.92880630493" calcext:value-type="float">
            <text:p>1,9288063049</text:p>
          </table:table-cell>
          <table:table-cell office:value-type="float" office:value="0.189029932022" calcext:value-type="float">
            <text:p>0,189029932</text:p>
          </table:table-cell>
          <table:table-cell table:formula="of:=[.E301]*1000" office:value-type="float" office:value="189.029932022" calcext:value-type="float">
            <text:p>189,029932022</text:p>
          </table:table-cell>
          <table:table-cell office:value-type="float" office:value="0.00123691558838" calcext:value-type="float">
            <text:p>0,0012369156</text:p>
          </table:table-cell>
          <table:table-cell table:formula="of:=[.G301]*1000" office:value-type="float" office:value="1.23691558838" calcext:value-type="float">
            <text:p>1,2369155884</text:p>
          </table:table-cell>
          <table:table-cell office:value-type="float" office:value="0.19224528" calcext:value-type="float">
            <text:p>0,19224528</text:p>
          </table:table-cell>
          <table:table-cell table:formula="of:=[.I301]*1000" office:value-type="float" office:value="192.24528" calcext:value-type="float">
            <text:p>192,24528</text:p>
          </table:table-cell>
        </table:table-row>
        <table:table-row table:style-name="ro1" table:visibility="collapse">
          <table:table-cell/>
          <table:table-cell office:value-type="float" office:value="5.08019496711" calcext:value-type="float">
            <text:p>5,0801949671</text:p>
          </table:table-cell>
          <table:table-cell office:value-type="float" office:value="0.00197291374207" calcext:value-type="float">
            <text:p>0,0019729137</text:p>
          </table:table-cell>
          <table:table-cell table:formula="of:=[.C302]*1000" office:value-type="float" office:value="1.97291374207" calcext:value-type="float">
            <text:p>1,9729137421</text:p>
          </table:table-cell>
          <table:table-cell office:value-type="float" office:value="0.193535804749" calcext:value-type="float">
            <text:p>0,1935358047</text:p>
          </table:table-cell>
          <table:table-cell table:formula="of:=[.E302]*1000" office:value-type="float" office:value="193.535804749" calcext:value-type="float">
            <text:p>193,535804749</text:p>
          </table:table-cell>
          <table:table-cell office:value-type="float" office:value="0.0012731552124" calcext:value-type="float">
            <text:p>0,0012731552</text:p>
          </table:table-cell>
          <table:table-cell table:formula="of:=[.G302]*1000" office:value-type="float" office:value="1.2731552124" calcext:value-type="float">
            <text:p>1,2731552124</text:p>
          </table:table-cell>
          <table:table-cell office:value-type="float" office:value="0.196842839" calcext:value-type="float">
            <text:p>0,196842839</text:p>
          </table:table-cell>
          <table:table-cell table:formula="of:=[.I302]*1000" office:value-type="float" office:value="196.842839" calcext:value-type="float">
            <text:p>196,842839</text:p>
          </table:table-cell>
        </table:table-row>
        <table:table-row table:style-name="ro1" table:visibility="collapse">
          <table:table-cell/>
          <table:table-cell office:value-type="float" office:value="5.09479962441" calcext:value-type="float">
            <text:p>5,0947996244</text:p>
          </table:table-cell>
          <table:table-cell office:value-type="float" office:value="0.00127601623535" calcext:value-type="float">
            <text:p>0,0012760162</text:p>
          </table:table-cell>
          <table:table-cell table:formula="of:=[.C303]*1000" office:value-type="float" office:value="1.27601623535" calcext:value-type="float">
            <text:p>1,2760162354</text:p>
          </table:table-cell>
          <table:table-cell office:value-type="float" office:value="0.193681001663" calcext:value-type="float">
            <text:p>0,1936810017</text:p>
          </table:table-cell>
          <table:table-cell table:formula="of:=[.E303]*1000" office:value-type="float" office:value="193.681001663" calcext:value-type="float">
            <text:p>193,681001663</text:p>
          </table:table-cell>
          <table:table-cell office:value-type="float" office:value="0.00127696990967" calcext:value-type="float">
            <text:p>0,0012769699</text:p>
          </table:table-cell>
          <table:table-cell table:formula="of:=[.G303]*1000" office:value-type="float" office:value="1.27696990967" calcext:value-type="float">
            <text:p>1,2769699097</text:p>
          </table:table-cell>
          <table:table-cell office:value-type="float" office:value="0.196278573" calcext:value-type="float">
            <text:p>0,196278573</text:p>
          </table:table-cell>
          <table:table-cell table:formula="of:=[.I303]*1000" office:value-type="float" office:value="196.278573" calcext:value-type="float">
            <text:p>196,278573</text:p>
          </table:table-cell>
        </table:table-row>
        <table:table-row table:style-name="ro1" table:visibility="collapse">
          <table:table-cell/>
          <table:table-cell office:value-type="float" office:value="4.91711804171" calcext:value-type="float">
            <text:p>4,9171180417</text:p>
          </table:table-cell>
          <table:table-cell office:value-type="float" office:value="0.00121784210205" calcext:value-type="float">
            <text:p>0,0012178421</text:p>
          </table:table-cell>
          <table:table-cell table:formula="of:=[.C304]*1000" office:value-type="float" office:value="1.21784210205" calcext:value-type="float">
            <text:p>1,2178421021</text:p>
          </table:table-cell>
          <table:table-cell office:value-type="float" office:value="0.20085310936" calcext:value-type="float">
            <text:p>0,2008531094</text:p>
          </table:table-cell>
          <table:table-cell table:formula="of:=[.E304]*1000" office:value-type="float" office:value="200.85310936" calcext:value-type="float">
            <text:p>200,85310936</text:p>
          </table:table-cell>
          <table:table-cell office:value-type="float" office:value="0.00125193595886" calcext:value-type="float">
            <text:p>0,001251936</text:p>
          </table:table-cell>
          <table:table-cell table:formula="of:=[.G304]*1000" office:value-type="float" office:value="1.25193595886" calcext:value-type="float">
            <text:p>1,2519359589</text:p>
          </table:table-cell>
          <table:table-cell office:value-type="float" office:value="0.20337116" calcext:value-type="float">
            <text:p>0,20337116</text:p>
          </table:table-cell>
          <table:table-cell table:formula="of:=[.I304]*1000" office:value-type="float" office:value="203.37116" calcext:value-type="float">
            <text:p>203,37116</text:p>
          </table:table-cell>
        </table:table-row>
        <table:table-row table:style-name="ro1" table:visibility="collapse">
          <table:table-cell/>
          <table:table-cell office:value-type="float" office:value="5.13841756183" calcext:value-type="float">
            <text:p>5,1384175618</text:p>
          </table:table-cell>
          <table:table-cell office:value-type="float" office:value="0.00127196311951" calcext:value-type="float">
            <text:p>0,0012719631</text:p>
          </table:table-cell>
          <table:table-cell table:formula="of:=[.C305]*1000" office:value-type="float" office:value="1.27196311951" calcext:value-type="float">
            <text:p>1,2719631195</text:p>
          </table:table-cell>
          <table:table-cell office:value-type="float" office:value="0.192065954208" calcext:value-type="float">
            <text:p>0,1920659542</text:p>
          </table:table-cell>
          <table:table-cell table:formula="of:=[.E305]*1000" office:value-type="float" office:value="192.065954208" calcext:value-type="float">
            <text:p>192,065954208</text:p>
          </table:table-cell>
          <table:table-cell office:value-type="float" office:value="0.00122904777527" calcext:value-type="float">
            <text:p>0,0012290478</text:p>
          </table:table-cell>
          <table:table-cell table:formula="of:=[.G305]*1000" office:value-type="float" office:value="1.22904777527" calcext:value-type="float">
            <text:p>1,2290477753</text:p>
          </table:table-cell>
          <table:table-cell office:value-type="float" office:value="0.194612444" calcext:value-type="float">
            <text:p>0,194612444</text:p>
          </table:table-cell>
          <table:table-cell table:formula="of:=[.I305]*1000" office:value-type="float" office:value="194.612444" calcext:value-type="float">
            <text:p>194,612444</text:p>
          </table:table-cell>
        </table:table-row>
        <table:table-row table:style-name="ro1" table:visibility="collapse">
          <table:table-cell/>
          <table:table-cell office:value-type="float" office:value="4.59258889063" calcext:value-type="float">
            <text:p>4,5925888906</text:p>
          </table:table-cell>
          <table:table-cell office:value-type="float" office:value="0.0017831325531" calcext:value-type="float">
            <text:p>0,0017831326</text:p>
          </table:table-cell>
          <table:table-cell table:formula="of:=[.C306]*1000" office:value-type="float" office:value="1.7831325531" calcext:value-type="float">
            <text:p>1,7831325531</text:p>
          </table:table-cell>
          <table:table-cell office:value-type="float" office:value="0.214645862579" calcext:value-type="float">
            <text:p>0,2146458626</text:p>
          </table:table-cell>
          <table:table-cell table:formula="of:=[.E306]*1000" office:value-type="float" office:value="214.645862579" calcext:value-type="float">
            <text:p>214,645862579</text:p>
          </table:table-cell>
          <table:table-cell office:value-type="float" office:value="0.0012640953064" calcext:value-type="float">
            <text:p>0,0012640953</text:p>
          </table:table-cell>
          <table:table-cell table:formula="of:=[.G306]*1000" office:value-type="float" office:value="1.2640953064" calcext:value-type="float">
            <text:p>1,2640953064</text:p>
          </table:table-cell>
          <table:table-cell office:value-type="float" office:value="0.217742111" calcext:value-type="float">
            <text:p>0,217742111</text:p>
          </table:table-cell>
          <table:table-cell table:formula="of:=[.I306]*1000" office:value-type="float" office:value="217.742111" calcext:value-type="float">
            <text:p>217,742111</text:p>
          </table:table-cell>
        </table:table-row>
        <table:table-row table:style-name="ro1" table:visibility="collapse">
          <table:table-cell/>
          <table:table-cell office:value-type="float" office:value="5.20173044094" calcext:value-type="float">
            <text:p>5,2017304409</text:p>
          </table:table-cell>
          <table:table-cell office:value-type="float" office:value="0.00125789642334" calcext:value-type="float">
            <text:p>0,0012578964</text:p>
          </table:table-cell>
          <table:table-cell table:formula="of:=[.C307]*1000" office:value-type="float" office:value="1.25789642334" calcext:value-type="float">
            <text:p>1,2578964233</text:p>
          </table:table-cell>
          <table:table-cell office:value-type="float" office:value="0.189697980881" calcext:value-type="float">
            <text:p>0,1896979809</text:p>
          </table:table-cell>
          <table:table-cell table:formula="of:=[.E307]*1000" office:value-type="float" office:value="189.697980881" calcext:value-type="float">
            <text:p>189,697980881</text:p>
          </table:table-cell>
          <table:table-cell office:value-type="float" office:value="0.00124096870422" calcext:value-type="float">
            <text:p>0,0012409687</text:p>
          </table:table-cell>
          <table:table-cell table:formula="of:=[.G307]*1000" office:value-type="float" office:value="1.24096870422" calcext:value-type="float">
            <text:p>1,2409687042</text:p>
          </table:table-cell>
          <table:table-cell office:value-type="float" office:value="0.192243718" calcext:value-type="float">
            <text:p>0,192243718</text:p>
          </table:table-cell>
          <table:table-cell table:formula="of:=[.I307]*1000" office:value-type="float" office:value="192.243718" calcext:value-type="float">
            <text:p>192,243718</text:p>
          </table:table-cell>
        </table:table-row>
        <table:table-row table:style-name="ro1" table:visibility="collapse">
          <table:table-cell/>
          <table:table-cell office:value-type="float" office:value="4.43722874139" calcext:value-type="float">
            <text:p>4,4372287414</text:p>
          </table:table-cell>
          <table:table-cell office:value-type="float" office:value="0.00149297714233" calcext:value-type="float">
            <text:p>0,0014929771</text:p>
          </table:table-cell>
          <table:table-cell table:formula="of:=[.C308]*1000" office:value-type="float" office:value="1.49297714233" calcext:value-type="float">
            <text:p>1,4929771423</text:p>
          </table:table-cell>
          <table:table-cell office:value-type="float" office:value="0.222604036331" calcext:value-type="float">
            <text:p>0,2226040363</text:p>
          </table:table-cell>
          <table:table-cell table:formula="of:=[.E308]*1000" office:value-type="float" office:value="222.604036331" calcext:value-type="float">
            <text:p>222,604036331</text:p>
          </table:table-cell>
          <table:table-cell office:value-type="float" office:value="0.00121998786926" calcext:value-type="float">
            <text:p>0,0012199879</text:p>
          </table:table-cell>
          <table:table-cell table:formula="of:=[.G308]*1000" office:value-type="float" office:value="1.21998786926" calcext:value-type="float">
            <text:p>1,2199878693</text:p>
          </table:table-cell>
          <table:table-cell office:value-type="float" office:value="0.225365889" calcext:value-type="float">
            <text:p>0,225365889</text:p>
          </table:table-cell>
          <table:table-cell table:formula="of:=[.I308]*1000" office:value-type="float" office:value="225.365889" calcext:value-type="float">
            <text:p>225,365889</text:p>
          </table:table-cell>
        </table:table-row>
        <table:table-row table:style-name="ro1" table:visibility="collapse">
          <table:table-cell/>
          <table:table-cell office:value-type="float" office:value="5.08484064239" calcext:value-type="float">
            <text:p>5,0848406424</text:p>
          </table:table-cell>
          <table:table-cell office:value-type="float" office:value="0.00163602828979" calcext:value-type="float">
            <text:p>0,0016360283</text:p>
          </table:table-cell>
          <table:table-cell table:formula="of:=[.C309]*1000" office:value-type="float" office:value="1.63602828979" calcext:value-type="float">
            <text:p>1,6360282898</text:p>
          </table:table-cell>
          <table:table-cell office:value-type="float" office:value="0.193711042404" calcext:value-type="float">
            <text:p>0,1937110424</text:p>
          </table:table-cell>
          <table:table-cell table:formula="of:=[.E309]*1000" office:value-type="float" office:value="193.711042404" calcext:value-type="float">
            <text:p>193,711042404</text:p>
          </table:table-cell>
          <table:table-cell office:value-type="float" office:value="0.00126004219055" calcext:value-type="float">
            <text:p>0,0012600422</text:p>
          </table:table-cell>
          <table:table-cell table:formula="of:=[.G309]*1000" office:value-type="float" office:value="1.26004219055" calcext:value-type="float">
            <text:p>1,2600421906</text:p>
          </table:table-cell>
          <table:table-cell office:value-type="float" office:value="0.196662997" calcext:value-type="float">
            <text:p>0,196662997</text:p>
          </table:table-cell>
          <table:table-cell table:formula="of:=[.I309]*1000" office:value-type="float" office:value="196.662997" calcext:value-type="float">
            <text:p>196,662997</text:p>
          </table:table-cell>
        </table:table-row>
        <table:table-row table:style-name="ro1" table:visibility="collapse">
          <table:table-cell/>
          <table:table-cell office:value-type="float" office:value="5.24761828841" calcext:value-type="float">
            <text:p>5,2476182884</text:p>
          </table:table-cell>
          <table:table-cell office:value-type="float" office:value="0.0020158290863" calcext:value-type="float">
            <text:p>0,0020158291</text:p>
          </table:table-cell>
          <table:table-cell table:formula="of:=[.C310]*1000" office:value-type="float" office:value="2.0158290863" calcext:value-type="float">
            <text:p>2,0158290863</text:p>
          </table:table-cell>
          <table:table-cell office:value-type="float" office:value="0.187245845795" calcext:value-type="float">
            <text:p>0,1872458458</text:p>
          </table:table-cell>
          <table:table-cell table:formula="of:=[.E310]*1000" office:value-type="float" office:value="187.245845795" calcext:value-type="float">
            <text:p>187,245845795</text:p>
          </table:table-cell>
          <table:table-cell office:value-type="float" office:value="0.00125098228455" calcext:value-type="float">
            <text:p>0,0012509823</text:p>
          </table:table-cell>
          <table:table-cell table:formula="of:=[.G310]*1000" office:value-type="float" office:value="1.25098228455" calcext:value-type="float">
            <text:p>1,2509822846</text:p>
          </table:table-cell>
          <table:table-cell office:value-type="float" office:value="0.190562641" calcext:value-type="float">
            <text:p>0,190562641</text:p>
          </table:table-cell>
          <table:table-cell table:formula="of:=[.I310]*1000" office:value-type="float" office:value="190.562641" calcext:value-type="float">
            <text:p>190,562641</text:p>
          </table:table-cell>
        </table:table-row>
        <table:table-row table:style-name="ro1" table:visibility="collapse">
          <table:table-cell/>
          <table:table-cell office:value-type="float" office:value="4.91277365463" calcext:value-type="float">
            <text:p>4,9127736546</text:p>
          </table:table-cell>
          <table:table-cell office:value-type="float" office:value="0.00165295600891" calcext:value-type="float">
            <text:p>0,001652956</text:p>
          </table:table-cell>
          <table:table-cell table:formula="of:=[.C311]*1000" office:value-type="float" office:value="1.65295600891" calcext:value-type="float">
            <text:p>1,6529560089</text:p>
          </table:table-cell>
          <table:table-cell office:value-type="float" office:value="0.200608968735" calcext:value-type="float">
            <text:p>0,2006089687</text:p>
          </table:table-cell>
          <table:table-cell table:formula="of:=[.E311]*1000" office:value-type="float" office:value="200.608968735" calcext:value-type="float">
            <text:p>200,608968735</text:p>
          </table:table-cell>
          <table:table-cell office:value-type="float" office:value="0.00124502182007" calcext:value-type="float">
            <text:p>0,0012450218</text:p>
          </table:table-cell>
          <table:table-cell table:formula="of:=[.G311]*1000" office:value-type="float" office:value="1.24502182007" calcext:value-type="float">
            <text:p>1,2450218201</text:p>
          </table:table-cell>
          <table:table-cell office:value-type="float" office:value="0.203551002" calcext:value-type="float">
            <text:p>0,203551002</text:p>
          </table:table-cell>
          <table:table-cell table:formula="of:=[.I311]*1000" office:value-type="float" office:value="203.551002" calcext:value-type="float">
            <text:p>203,551002</text:p>
          </table:table-cell>
        </table:table-row>
        <table:table-row table:style-name="ro1" table:visibility="collapse">
          <table:table-cell/>
          <table:table-cell office:value-type="float" office:value="5.30794936066" calcext:value-type="float">
            <text:p>5,3079493607</text:p>
          </table:table-cell>
          <table:table-cell office:value-type="float" office:value="0.00119686126709" calcext:value-type="float">
            <text:p>0,0011968613</text:p>
          </table:table-cell>
          <table:table-cell table:formula="of:=[.C312]*1000" office:value-type="float" office:value="1.19686126709" calcext:value-type="float">
            <text:p>1,1968612671</text:p>
          </table:table-cell>
          <table:table-cell office:value-type="float" office:value="0.185820102692" calcext:value-type="float">
            <text:p>0,1858201027</text:p>
          </table:table-cell>
          <table:table-cell table:formula="of:=[.E312]*1000" office:value-type="float" office:value="185.820102692" calcext:value-type="float">
            <text:p>185,820102692</text:p>
          </table:table-cell>
          <table:table-cell office:value-type="float" office:value="0.00133609771729" calcext:value-type="float">
            <text:p>0,0013360977</text:p>
          </table:table-cell>
          <table:table-cell table:formula="of:=[.G312]*1000" office:value-type="float" office:value="1.33609771729" calcext:value-type="float">
            <text:p>1,3360977173</text:p>
          </table:table-cell>
          <table:table-cell office:value-type="float" office:value="0.188396673" calcext:value-type="float">
            <text:p>0,188396673</text:p>
          </table:table-cell>
          <table:table-cell table:formula="of:=[.I312]*1000" office:value-type="float" office:value="188.396673" calcext:value-type="float">
            <text:p>188,396673</text:p>
          </table:table-cell>
        </table:table-row>
        <table:table-row table:style-name="ro1" table:visibility="collapse">
          <table:table-cell/>
          <table:table-cell office:value-type="float" office:value="5.15193645346" calcext:value-type="float">
            <text:p>5,1519364535</text:p>
          </table:table-cell>
          <table:table-cell office:value-type="float" office:value="0.00118398666382" calcext:value-type="float">
            <text:p>0,0011839867</text:p>
          </table:table-cell>
          <table:table-cell table:formula="of:=[.C313]*1000" office:value-type="float" office:value="1.18398666382" calcext:value-type="float">
            <text:p>1,1839866638</text:p>
          </table:table-cell>
          <table:table-cell office:value-type="float" office:value="0.191627979279" calcext:value-type="float">
            <text:p>0,1916279793</text:p>
          </table:table-cell>
          <table:table-cell table:formula="of:=[.E313]*1000" office:value-type="float" office:value="191.627979279" calcext:value-type="float">
            <text:p>191,627979279</text:p>
          </table:table-cell>
          <table:table-cell office:value-type="float" office:value="0.00124597549438" calcext:value-type="float">
            <text:p>0,0012459755</text:p>
          </table:table-cell>
          <table:table-cell table:formula="of:=[.G313]*1000" office:value-type="float" office:value="1.24597549438" calcext:value-type="float">
            <text:p>1,2459754944</text:p>
          </table:table-cell>
          <table:table-cell office:value-type="float" office:value="0.194101773" calcext:value-type="float">
            <text:p>0,194101773</text:p>
          </table:table-cell>
          <table:table-cell table:formula="of:=[.I313]*1000" office:value-type="float" office:value="194.101773" calcext:value-type="float">
            <text:p>194,101773</text:p>
          </table:table-cell>
        </table:table-row>
        <table:table-row table:style-name="ro1" table:visibility="collapse">
          <table:table-cell/>
          <table:table-cell office:value-type="float" office:value="5.38454842983" calcext:value-type="float">
            <text:p>5,3845484298</text:p>
          </table:table-cell>
          <table:table-cell office:value-type="float" office:value="0.00116777420044" calcext:value-type="float">
            <text:p>0,0011677742</text:p>
          </table:table-cell>
          <table:table-cell table:formula="of:=[.C314]*1000" office:value-type="float" office:value="1.16777420044" calcext:value-type="float">
            <text:p>1,1677742004</text:p>
          </table:table-cell>
          <table:table-cell office:value-type="float" office:value="0.183269023895" calcext:value-type="float">
            <text:p>0,1832690239</text:p>
          </table:table-cell>
          <table:table-cell table:formula="of:=[.E314]*1000" office:value-type="float" office:value="183.269023895" calcext:value-type="float">
            <text:p>183,269023895</text:p>
          </table:table-cell>
          <table:table-cell office:value-type="float" office:value="0.00123596191406" calcext:value-type="float">
            <text:p>0,0012359619</text:p>
          </table:table-cell>
          <table:table-cell table:formula="of:=[.G314]*1000" office:value-type="float" office:value="1.23596191406" calcext:value-type="float">
            <text:p>1,2359619141</text:p>
          </table:table-cell>
          <table:table-cell office:value-type="float" office:value="0.185716595" calcext:value-type="float">
            <text:p>0,185716595</text:p>
          </table:table-cell>
          <table:table-cell table:formula="of:=[.I314]*1000" office:value-type="float" office:value="185.716595" calcext:value-type="float">
            <text:p>185,716595</text:p>
          </table:table-cell>
        </table:table-row>
        <table:table-row table:style-name="ro1" table:visibility="collapse">
          <table:table-cell/>
          <table:table-cell office:value-type="float" office:value="5.11384871911" calcext:value-type="float">
            <text:p>5,1138487191</text:p>
          </table:table-cell>
          <table:table-cell office:value-type="float" office:value="0.00178503990173" calcext:value-type="float">
            <text:p>0,0017850399</text:p>
          </table:table-cell>
          <table:table-cell table:formula="of:=[.C315]*1000" office:value-type="float" office:value="1.78503990173" calcext:value-type="float">
            <text:p>1,7850399017</text:p>
          </table:table-cell>
          <table:table-cell office:value-type="float" office:value="0.192493915558" calcext:value-type="float">
            <text:p>0,1924939156</text:p>
          </table:table-cell>
          <table:table-cell table:formula="of:=[.E315]*1000" office:value-type="float" office:value="192.493915558" calcext:value-type="float">
            <text:p>192,493915558</text:p>
          </table:table-cell>
          <table:table-cell office:value-type="float" office:value="0.00122117996216" calcext:value-type="float">
            <text:p>0,00122118</text:p>
          </table:table-cell>
          <table:table-cell table:formula="of:=[.G315]*1000" office:value-type="float" office:value="1.22117996216" calcext:value-type="float">
            <text:p>1,2211799622</text:p>
          </table:table-cell>
          <table:table-cell office:value-type="float" office:value="0.195547435" calcext:value-type="float">
            <text:p>0,195547435</text:p>
          </table:table-cell>
          <table:table-cell table:formula="of:=[.I315]*1000" office:value-type="float" office:value="195.547435" calcext:value-type="float">
            <text:p>195,547435</text:p>
          </table:table-cell>
        </table:table-row>
        <table:table-row table:style-name="ro1" table:visibility="collapse">
          <table:table-cell/>
          <table:table-cell office:value-type="float" office:value="5.12081002202" calcext:value-type="float">
            <text:p>5,120810022</text:p>
          </table:table-cell>
          <table:table-cell office:value-type="float" office:value="0.00173401832581" calcext:value-type="float">
            <text:p>0,0017340183</text:p>
          </table:table-cell>
          <table:table-cell table:formula="of:=[.C316]*1000" office:value-type="float" office:value="1.73401832581" calcext:value-type="float">
            <text:p>1,7340183258</text:p>
          </table:table-cell>
          <table:table-cell office:value-type="float" office:value="0.192263841629" calcext:value-type="float">
            <text:p>0,1922638416</text:p>
          </table:table-cell>
          <table:table-cell table:formula="of:=[.E316]*1000" office:value-type="float" office:value="192.263841629" calcext:value-type="float">
            <text:p>192,263841629</text:p>
          </table:table-cell>
          <table:table-cell office:value-type="float" office:value="0.00123715400696" calcext:value-type="float">
            <text:p>0,001237154</text:p>
          </table:table-cell>
          <table:table-cell table:formula="of:=[.G316]*1000" office:value-type="float" office:value="1.23715400696" calcext:value-type="float">
            <text:p>1,237154007</text:p>
          </table:table-cell>
          <table:table-cell office:value-type="float" office:value="0.195281605" calcext:value-type="float">
            <text:p>0,195281605</text:p>
          </table:table-cell>
          <table:table-cell table:formula="of:=[.I316]*1000" office:value-type="float" office:value="195.281605" calcext:value-type="float">
            <text:p>195,281605</text:p>
          </table:table-cell>
        </table:table-row>
        <table:table-row table:style-name="ro1" table:visibility="collapse">
          <table:table-cell/>
          <table:table-cell office:value-type="float" office:value="5.08532682595" calcext:value-type="float">
            <text:p>5,085326826</text:p>
          </table:table-cell>
          <table:table-cell office:value-type="float" office:value="0.00117993354797" calcext:value-type="float">
            <text:p>0,0011799335</text:p>
          </table:table-cell>
          <table:table-cell table:formula="of:=[.C317]*1000" office:value-type="float" office:value="1.17993354797" calcext:value-type="float">
            <text:p>1,179933548</text:p>
          </table:table-cell>
          <table:table-cell office:value-type="float" office:value="0.194183111191" calcext:value-type="float">
            <text:p>0,1941831112</text:p>
          </table:table-cell>
          <table:table-cell table:formula="of:=[.E317]*1000" office:value-type="float" office:value="194.183111191" calcext:value-type="float">
            <text:p>194,183111191</text:p>
          </table:table-cell>
          <table:table-cell office:value-type="float" office:value="0.00123405456543" calcext:value-type="float">
            <text:p>0,0012340546</text:p>
          </table:table-cell>
          <table:table-cell table:formula="of:=[.G317]*1000" office:value-type="float" office:value="1.23405456543" calcext:value-type="float">
            <text:p>1,2340545654</text:p>
          </table:table-cell>
          <table:table-cell office:value-type="float" office:value="0.196644195" calcext:value-type="float">
            <text:p>0,196644195</text:p>
          </table:table-cell>
          <table:table-cell table:formula="of:=[.I317]*1000" office:value-type="float" office:value="196.644195" calcext:value-type="float">
            <text:p>196,644195</text:p>
          </table:table-cell>
        </table:table-row>
        <table:table-row table:style-name="ro1" table:visibility="collapse">
          <table:table-cell/>
          <table:table-cell office:value-type="float" office:value="4.79359542671" calcext:value-type="float">
            <text:p>4,7935954267</text:p>
          </table:table-cell>
          <table:table-cell office:value-type="float" office:value="0.00128722190857" calcext:value-type="float">
            <text:p>0,0012872219</text:p>
          </table:table-cell>
          <table:table-cell table:formula="of:=[.C318]*1000" office:value-type="float" office:value="1.28722190857" calcext:value-type="float">
            <text:p>1,2872219086</text:p>
          </table:table-cell>
          <table:table-cell office:value-type="float" office:value="0.206025123596" calcext:value-type="float">
            <text:p>0,2060251236</text:p>
          </table:table-cell>
          <table:table-cell table:formula="of:=[.E318]*1000" office:value-type="float" office:value="206.025123596" calcext:value-type="float">
            <text:p>206,025123596</text:p>
          </table:table-cell>
          <table:table-cell office:value-type="float" office:value="0.00125098228455" calcext:value-type="float">
            <text:p>0,0012509823</text:p>
          </table:table-cell>
          <table:table-cell table:formula="of:=[.G318]*1000" office:value-type="float" office:value="1.25098228455" calcext:value-type="float">
            <text:p>1,2509822846</text:p>
          </table:table-cell>
          <table:table-cell office:value-type="float" office:value="0.208611681" calcext:value-type="float">
            <text:p>0,208611681</text:p>
          </table:table-cell>
          <table:table-cell table:formula="of:=[.I318]*1000" office:value-type="float" office:value="208.611681" calcext:value-type="float">
            <text:p>208,611681</text:p>
          </table:table-cell>
        </table:table-row>
        <table:table-row table:style-name="ro1" table:visibility="collapse">
          <table:table-cell/>
          <table:table-cell office:value-type="float" office:value="4.84709718038" calcext:value-type="float">
            <text:p>4,8470971804</text:p>
          </table:table-cell>
          <table:table-cell office:value-type="float" office:value="0.00190114974976" calcext:value-type="float">
            <text:p>0,0019011497</text:p>
          </table:table-cell>
          <table:table-cell table:formula="of:=[.C319]*1000" office:value-type="float" office:value="1.90114974976" calcext:value-type="float">
            <text:p>1,9011497498</text:p>
          </table:table-cell>
          <table:table-cell office:value-type="float" office:value="0.203105926514" calcext:value-type="float">
            <text:p>0,2031059265</text:p>
          </table:table-cell>
          <table:table-cell table:formula="of:=[.E319]*1000" office:value-type="float" office:value="203.105926514" calcext:value-type="float">
            <text:p>203,105926514</text:p>
          </table:table-cell>
          <table:table-cell office:value-type="float" office:value="0.00124192237854" calcext:value-type="float">
            <text:p>0,0012419224</text:p>
          </table:table-cell>
          <table:table-cell table:formula="of:=[.G319]*1000" office:value-type="float" office:value="1.24192237854" calcext:value-type="float">
            <text:p>1,2419223785</text:p>
          </table:table-cell>
          <table:table-cell office:value-type="float" office:value="0.206309047" calcext:value-type="float">
            <text:p>0,206309047</text:p>
          </table:table-cell>
          <table:table-cell table:formula="of:=[.I319]*1000" office:value-type="float" office:value="206.309047" calcext:value-type="float">
            <text:p>206,309047</text:p>
          </table:table-cell>
        </table:table-row>
        <table:table-row table:style-name="ro1" table:visibility="collapse">
          <table:table-cell/>
          <table:table-cell office:value-type="float" office:value="4.71084887344" calcext:value-type="float">
            <text:p>4,7108488734</text:p>
          </table:table-cell>
          <table:table-cell office:value-type="float" office:value="0.00129413604736" calcext:value-type="float">
            <text:p>0,001294136</text:p>
          </table:table-cell>
          <table:table-cell table:formula="of:=[.C320]*1000" office:value-type="float" office:value="1.29413604736" calcext:value-type="float">
            <text:p>1,2941360474</text:p>
          </table:table-cell>
          <table:table-cell office:value-type="float" office:value="0.20966219902" calcext:value-type="float">
            <text:p>0,209662199</text:p>
          </table:table-cell>
          <table:table-cell table:formula="of:=[.E320]*1000" office:value-type="float" office:value="209.66219902" calcext:value-type="float">
            <text:p>209,66219902</text:p>
          </table:table-cell>
          <table:table-cell office:value-type="float" office:value="0.00126981735229" calcext:value-type="float">
            <text:p>0,0012698174</text:p>
          </table:table-cell>
          <table:table-cell table:formula="of:=[.G320]*1000" office:value-type="float" office:value="1.26981735229" calcext:value-type="float">
            <text:p>1,2698173523</text:p>
          </table:table-cell>
          <table:table-cell office:value-type="float" office:value="0.212275967" calcext:value-type="float">
            <text:p>0,212275967</text:p>
          </table:table-cell>
          <table:table-cell table:formula="of:=[.I320]*1000" office:value-type="float" office:value="212.275967" calcext:value-type="float">
            <text:p>212,275967</text:p>
          </table:table-cell>
        </table:table-row>
        <table:table-row table:style-name="ro1" table:visibility="collapse">
          <table:table-cell/>
          <table:table-cell office:value-type="float" office:value="4.86077200813" calcext:value-type="float">
            <text:p>4,8607720081</text:p>
          </table:table-cell>
          <table:table-cell office:value-type="float" office:value="0.00127196311951" calcext:value-type="float">
            <text:p>0,0012719631</text:p>
          </table:table-cell>
          <table:table-cell table:formula="of:=[.C321]*1000" office:value-type="float" office:value="1.27196311951" calcext:value-type="float">
            <text:p>1,2719631195</text:p>
          </table:table-cell>
          <table:table-cell office:value-type="float" office:value="0.20317196846" calcext:value-type="float">
            <text:p>0,2031719685</text:p>
          </table:table-cell>
          <table:table-cell table:formula="of:=[.E321]*1000" office:value-type="float" office:value="203.17196846" calcext:value-type="float">
            <text:p>203,17196846</text:p>
          </table:table-cell>
          <table:table-cell office:value-type="float" office:value="0.00123691558838" calcext:value-type="float">
            <text:p>0,0012369156</text:p>
          </table:table-cell>
          <table:table-cell table:formula="of:=[.G321]*1000" office:value-type="float" office:value="1.23691558838" calcext:value-type="float">
            <text:p>1,2369155884</text:p>
          </table:table-cell>
          <table:table-cell office:value-type="float" office:value="0.205728637" calcext:value-type="float">
            <text:p>0,205728637</text:p>
          </table:table-cell>
          <table:table-cell table:formula="of:=[.I321]*1000" office:value-type="float" office:value="205.728637" calcext:value-type="float">
            <text:p>205,728637</text:p>
          </table:table-cell>
        </table:table-row>
        <table:table-row table:style-name="ro1" table:visibility="collapse">
          <table:table-cell/>
          <table:table-cell office:value-type="float" office:value="4.85103443458" calcext:value-type="float">
            <text:p>4,8510344346</text:p>
          </table:table-cell>
          <table:table-cell office:value-type="float" office:value="0.00118088722229" calcext:value-type="float">
            <text:p>0,0011808872</text:p>
          </table:table-cell>
          <table:table-cell table:formula="of:=[.C322]*1000" office:value-type="float" office:value="1.18088722229" calcext:value-type="float">
            <text:p>1,1808872223</text:p>
          </table:table-cell>
          <table:table-cell office:value-type="float" office:value="0.203565120697" calcext:value-type="float">
            <text:p>0,2035651207</text:p>
          </table:table-cell>
          <table:table-cell table:formula="of:=[.E322]*1000" office:value-type="float" office:value="203.565120697" calcext:value-type="float">
            <text:p>203,565120697</text:p>
          </table:table-cell>
          <table:table-cell office:value-type="float" office:value="0.00134587287903" calcext:value-type="float">
            <text:p>0,0013458729</text:p>
          </table:table-cell>
          <table:table-cell table:formula="of:=[.G322]*1000" office:value-type="float" office:value="1.34587287903" calcext:value-type="float">
            <text:p>1,345872879</text:p>
          </table:table-cell>
          <table:table-cell office:value-type="float" office:value="0.2061416" calcext:value-type="float">
            <text:p>0,2061416</text:p>
          </table:table-cell>
          <table:table-cell table:formula="of:=[.I322]*1000" office:value-type="float" office:value="206.1416" calcext:value-type="float">
            <text:p>206,1416</text:p>
          </table:table-cell>
        </table:table-row>
        <table:table-row table:style-name="ro1" table:visibility="collapse">
          <table:table-cell/>
          <table:table-cell office:value-type="float" office:value="4.75241769151" calcext:value-type="float">
            <text:p>4,7524176915</text:p>
          </table:table-cell>
          <table:table-cell office:value-type="float" office:value="0.00120306015015" calcext:value-type="float">
            <text:p>0,0012030602</text:p>
          </table:table-cell>
          <table:table-cell table:formula="of:=[.C323]*1000" office:value-type="float" office:value="1.20306015015" calcext:value-type="float">
            <text:p>1,2030601502</text:p>
          </table:table-cell>
          <table:table-cell office:value-type="float" office:value="0.207919120789" calcext:value-type="float">
            <text:p>0,2079191208</text:p>
          </table:table-cell>
          <table:table-cell table:formula="of:=[.E323]*1000" office:value-type="float" office:value="207.919120789" calcext:value-type="float">
            <text:p>207,919120789</text:p>
          </table:table-cell>
          <table:table-cell office:value-type="float" office:value="0.00125098228455" calcext:value-type="float">
            <text:p>0,0012509823</text:p>
          </table:table-cell>
          <table:table-cell table:formula="of:=[.G323]*1000" office:value-type="float" office:value="1.25098228455" calcext:value-type="float">
            <text:p>1,2509822846</text:p>
          </table:table-cell>
          <table:table-cell office:value-type="float" office:value="0.210419215" calcext:value-type="float">
            <text:p>0,210419215</text:p>
          </table:table-cell>
          <table:table-cell table:formula="of:=[.I323]*1000" office:value-type="float" office:value="210.419215" calcext:value-type="float">
            <text:p>210,419215</text:p>
          </table:table-cell>
        </table:table-row>
        <table:table-row table:style-name="ro1" table:visibility="collapse">
          <table:table-cell/>
          <table:table-cell office:value-type="float" office:value="4.83528352809" calcext:value-type="float">
            <text:p>4,8352835281</text:p>
          </table:table-cell>
          <table:table-cell office:value-type="float" office:value="0.00150012969971" calcext:value-type="float">
            <text:p>0,0015001297</text:p>
          </table:table-cell>
          <table:table-cell table:formula="of:=[.C324]*1000" office:value-type="float" office:value="1.50012969971" calcext:value-type="float">
            <text:p>1,5001296997</text:p>
          </table:table-cell>
          <table:table-cell office:value-type="float" office:value="0.204006910324" calcext:value-type="float">
            <text:p>0,2040069103</text:p>
          </table:table-cell>
          <table:table-cell table:formula="of:=[.E324]*1000" office:value-type="float" office:value="204.006910324" calcext:value-type="float">
            <text:p>204,006910324</text:p>
          </table:table-cell>
          <table:table-cell office:value-type="float" office:value="0.00125813484192" calcext:value-type="float">
            <text:p>0,0012581348</text:p>
          </table:table-cell>
          <table:table-cell table:formula="of:=[.G324]*1000" office:value-type="float" office:value="1.25813484192" calcext:value-type="float">
            <text:p>1,2581348419</text:p>
          </table:table-cell>
          <table:table-cell office:value-type="float" office:value="0.206813105" calcext:value-type="float">
            <text:p>0,206813105</text:p>
          </table:table-cell>
          <table:table-cell table:formula="of:=[.I324]*1000" office:value-type="float" office:value="206.813105" calcext:value-type="float">
            <text:p>206,813105</text:p>
          </table:table-cell>
        </table:table-row>
        <table:table-row table:style-name="ro1" table:visibility="collapse">
          <table:table-cell/>
          <table:table-cell office:value-type="float" office:value="4.8154208498" calcext:value-type="float">
            <text:p>4,8154208498</text:p>
          </table:table-cell>
          <table:table-cell office:value-type="float" office:value="0.00137114524841" calcext:value-type="float">
            <text:p>0,0013711452</text:p>
          </table:table-cell>
          <table:table-cell table:formula="of:=[.C325]*1000" office:value-type="float" office:value="1.37114524841" calcext:value-type="float">
            <text:p>1,3711452484</text:p>
          </table:table-cell>
          <table:table-cell office:value-type="float" office:value="0.205018997192" calcext:value-type="float">
            <text:p>0,2050189972</text:p>
          </table:table-cell>
          <table:table-cell table:formula="of:=[.E325]*1000" office:value-type="float" office:value="205.018997192" calcext:value-type="float">
            <text:p>205,018997192</text:p>
          </table:table-cell>
          <table:table-cell office:value-type="float" office:value="0.00123405456543" calcext:value-type="float">
            <text:p>0,0012340546</text:p>
          </table:table-cell>
          <table:table-cell table:formula="of:=[.G325]*1000" office:value-type="float" office:value="1.23405456543" calcext:value-type="float">
            <text:p>1,2340545654</text:p>
          </table:table-cell>
          <table:table-cell office:value-type="float" office:value="0.207666169" calcext:value-type="float">
            <text:p>0,207666169</text:p>
          </table:table-cell>
          <table:table-cell table:formula="of:=[.I325]*1000" office:value-type="float" office:value="207.666169" calcext:value-type="float">
            <text:p>207,666169</text:p>
          </table:table-cell>
        </table:table-row>
        <table:table-row table:style-name="ro1" table:visibility="collapse">
          <table:table-cell/>
          <table:table-cell office:value-type="float" office:value="4.81959710645" calcext:value-type="float">
            <text:p>4,8195971065</text:p>
          </table:table-cell>
          <table:table-cell office:value-type="float" office:value="0.00180816650391" calcext:value-type="float">
            <text:p>0,0018081665</text:p>
          </table:table-cell>
          <table:table-cell table:formula="of:=[.C326]*1000" office:value-type="float" office:value="1.80816650391" calcext:value-type="float">
            <text:p>1,8081665039</text:p>
          </table:table-cell>
          <table:table-cell office:value-type="float" office:value="0.204309940338" calcext:value-type="float">
            <text:p>0,2043099403</text:p>
          </table:table-cell>
          <table:table-cell table:formula="of:=[.E326]*1000" office:value-type="float" office:value="204.309940338" calcext:value-type="float">
            <text:p>204,309940338</text:p>
          </table:table-cell>
          <table:table-cell office:value-type="float" office:value="0.00131893157959" calcext:value-type="float">
            <text:p>0,0013189316</text:p>
          </table:table-cell>
          <table:table-cell table:formula="of:=[.G326]*1000" office:value-type="float" office:value="1.31893157959" calcext:value-type="float">
            <text:p>1,3189315796</text:p>
          </table:table-cell>
          <table:table-cell office:value-type="float" office:value="0.207486223" calcext:value-type="float">
            <text:p>0,207486223</text:p>
          </table:table-cell>
          <table:table-cell table:formula="of:=[.I326]*1000" office:value-type="float" office:value="207.486223" calcext:value-type="float">
            <text:p>207,486223</text:p>
          </table:table-cell>
        </table:table-row>
        <table:table-row table:style-name="ro1" table:visibility="collapse">
          <table:table-cell/>
          <table:table-cell office:value-type="float" office:value="4.73883139186" calcext:value-type="float">
            <text:p>4,7388313919</text:p>
          </table:table-cell>
          <table:table-cell office:value-type="float" office:value="0.00115299224854" calcext:value-type="float">
            <text:p>0,0011529922</text:p>
          </table:table-cell>
          <table:table-cell table:formula="of:=[.C327]*1000" office:value-type="float" office:value="1.15299224854" calcext:value-type="float">
            <text:p>1,1529922485</text:p>
          </table:table-cell>
          <table:table-cell office:value-type="float" office:value="0.20858001709" calcext:value-type="float">
            <text:p>0,2085800171</text:p>
          </table:table-cell>
          <table:table-cell table:formula="of:=[.E327]*1000" office:value-type="float" office:value="208.58001709" calcext:value-type="float">
            <text:p>208,58001709</text:p>
          </table:table-cell>
          <table:table-cell office:value-type="float" office:value="0.00124287605286" calcext:value-type="float">
            <text:p>0,0012428761</text:p>
          </table:table-cell>
          <table:table-cell table:formula="of:=[.G327]*1000" office:value-type="float" office:value="1.24287605286" calcext:value-type="float">
            <text:p>1,2428760529</text:p>
          </table:table-cell>
          <table:table-cell office:value-type="float" office:value="0.21102249" calcext:value-type="float">
            <text:p>0,21102249</text:p>
          </table:table-cell>
          <table:table-cell table:formula="of:=[.I327]*1000" office:value-type="float" office:value="211.02249" calcext:value-type="float">
            <text:p>211,02249</text:p>
          </table:table-cell>
        </table:table-row>
        <table:table-row table:style-name="ro1" table:visibility="collapse">
          <table:table-cell/>
          <table:table-cell office:value-type="float" office:value="4.91747191294" calcext:value-type="float">
            <text:p>4,9174719129</text:p>
          </table:table-cell>
          <table:table-cell office:value-type="float" office:value="0.00188589096069" calcext:value-type="float">
            <text:p>0,001885891</text:p>
          </table:table-cell>
          <table:table-cell table:formula="of:=[.C328]*1000" office:value-type="float" office:value="1.88589096069" calcext:value-type="float">
            <text:p>1,8858909607</text:p>
          </table:table-cell>
          <table:table-cell office:value-type="float" office:value="0.200181007385" calcext:value-type="float">
            <text:p>0,2001810074</text:p>
          </table:table-cell>
          <table:table-cell table:formula="of:=[.E328]*1000" office:value-type="float" office:value="200.181007385" calcext:value-type="float">
            <text:p>200,181007385</text:p>
          </table:table-cell>
          <table:table-cell office:value-type="float" office:value="0.00123906135559" calcext:value-type="float">
            <text:p>0,0012390614</text:p>
          </table:table-cell>
          <table:table-cell table:formula="of:=[.G328]*1000" office:value-type="float" office:value="1.23906135559" calcext:value-type="float">
            <text:p>1,2390613556</text:p>
          </table:table-cell>
          <table:table-cell office:value-type="float" office:value="0.203356525" calcext:value-type="float">
            <text:p>0,203356525</text:p>
          </table:table-cell>
          <table:table-cell table:formula="of:=[.I328]*1000" office:value-type="float" office:value="203.356525" calcext:value-type="float">
            <text:p>203,356525</text:p>
          </table:table-cell>
        </table:table-row>
        <table:table-row table:style-name="ro1" table:visibility="collapse">
          <table:table-cell/>
          <table:table-cell office:value-type="float" office:value="4.38647135733" calcext:value-type="float">
            <text:p>4,3864713573</text:p>
          </table:table-cell>
          <table:table-cell office:value-type="float" office:value="0.00124621391296" calcext:value-type="float">
            <text:p>0,0012462139</text:p>
          </table:table-cell>
          <table:table-cell table:formula="of:=[.C329]*1000" office:value-type="float" office:value="1.24621391296" calcext:value-type="float">
            <text:p>1,246213913</text:p>
          </table:table-cell>
          <table:table-cell office:value-type="float" office:value="0.225424051285" calcext:value-type="float">
            <text:p>0,2254240513</text:p>
          </table:table-cell>
          <table:table-cell table:formula="of:=[.E329]*1000" office:value-type="float" office:value="225.424051285" calcext:value-type="float">
            <text:p>225,424051285</text:p>
          </table:table-cell>
          <table:table-cell office:value-type="float" office:value="0.00126004219055" calcext:value-type="float">
            <text:p>0,0012600422</text:p>
          </table:table-cell>
          <table:table-cell table:formula="of:=[.G329]*1000" office:value-type="float" office:value="1.26004219055" calcext:value-type="float">
            <text:p>1,2600421906</text:p>
          </table:table-cell>
          <table:table-cell office:value-type="float" office:value="0.227973676" calcext:value-type="float">
            <text:p>0,227973676</text:p>
          </table:table-cell>
          <table:table-cell table:formula="of:=[.I329]*1000" office:value-type="float" office:value="227.973676" calcext:value-type="float">
            <text:p>227,973676</text:p>
          </table:table-cell>
        </table:table-row>
        <table:table-row table:style-name="ro1" table:visibility="collapse">
          <table:table-cell/>
          <table:table-cell office:value-type="float" office:value="4.76140170848" calcext:value-type="float">
            <text:p>4,7614017085</text:p>
          </table:table-cell>
          <table:table-cell office:value-type="float" office:value="0.0018630027771" calcext:value-type="float">
            <text:p>0,0018630028</text:p>
          </table:table-cell>
          <table:table-cell table:formula="of:=[.C330]*1000" office:value-type="float" office:value="1.8630027771" calcext:value-type="float">
            <text:p>1,8630027771</text:p>
          </table:table-cell>
          <table:table-cell office:value-type="float" office:value="0.206892967224" calcext:value-type="float">
            <text:p>0,2068929672</text:p>
          </table:table-cell>
          <table:table-cell table:formula="of:=[.E330]*1000" office:value-type="float" office:value="206.892967224" calcext:value-type="float">
            <text:p>206,892967224</text:p>
          </table:table-cell>
          <table:table-cell office:value-type="float" office:value="0.00121712684631" calcext:value-type="float">
            <text:p>0,0012171268</text:p>
          </table:table-cell>
          <table:table-cell table:formula="of:=[.G330]*1000" office:value-type="float" office:value="1.21712684631" calcext:value-type="float">
            <text:p>1,2171268463</text:p>
          </table:table-cell>
          <table:table-cell office:value-type="float" office:value="0.210022187" calcext:value-type="float">
            <text:p>0,210022187</text:p>
          </table:table-cell>
          <table:table-cell table:formula="of:=[.I330]*1000" office:value-type="float" office:value="210.022187" calcext:value-type="float">
            <text:p>210,022187</text:p>
          </table:table-cell>
        </table:table-row>
        <table:table-row table:style-name="ro1" table:visibility="collapse">
          <table:table-cell/>
          <table:table-cell office:value-type="float" office:value="4.52768580715" calcext:value-type="float">
            <text:p>4,5276858072</text:p>
          </table:table-cell>
          <table:table-cell office:value-type="float" office:value="0.00122284889221" calcext:value-type="float">
            <text:p>0,0012228489</text:p>
          </table:table-cell>
          <table:table-cell table:formula="of:=[.C331]*1000" office:value-type="float" office:value="1.22284889221" calcext:value-type="float">
            <text:p>1,2228488922</text:p>
          </table:table-cell>
          <table:table-cell office:value-type="float" office:value="0.218344926834" calcext:value-type="float">
            <text:p>0,2183449268</text:p>
          </table:table-cell>
          <table:table-cell table:formula="of:=[.E331]*1000" office:value-type="float" office:value="218.344926834" calcext:value-type="float">
            <text:p>218,344926834</text:p>
          </table:table-cell>
          <table:table-cell office:value-type="float" office:value="0.00124788284302" calcext:value-type="float">
            <text:p>0,0012478828</text:p>
          </table:table-cell>
          <table:table-cell table:formula="of:=[.G331]*1000" office:value-type="float" office:value="1.24788284302" calcext:value-type="float">
            <text:p>1,247882843</text:p>
          </table:table-cell>
          <table:table-cell office:value-type="float" office:value="0.220863382" calcext:value-type="float">
            <text:p>0,220863382</text:p>
          </table:table-cell>
          <table:table-cell table:formula="of:=[.I331]*1000" office:value-type="float" office:value="220.863382" calcext:value-type="float">
            <text:p>220,863382</text:p>
          </table:table-cell>
        </table:table-row>
        <table:table-row table:style-name="ro1" table:visibility="collapse">
          <table:table-cell/>
          <table:table-cell office:value-type="float" office:value="4.80333672047" calcext:value-type="float">
            <text:p>4,8033367205</text:p>
          </table:table-cell>
          <table:table-cell office:value-type="float" office:value="0.00135207176208" calcext:value-type="float">
            <text:p>0,0013520718</text:p>
          </table:table-cell>
          <table:table-cell table:formula="of:=[.C332]*1000" office:value-type="float" office:value="1.35207176208" calcext:value-type="float">
            <text:p>1,3520717621</text:p>
          </table:table-cell>
          <table:table-cell office:value-type="float" office:value="0.205549001694" calcext:value-type="float">
            <text:p>0,2055490017</text:p>
          </table:table-cell>
          <table:table-cell table:formula="of:=[.E332]*1000" office:value-type="float" office:value="205.549001694" calcext:value-type="float">
            <text:p>205,549001694</text:p>
          </table:table-cell>
          <table:table-cell office:value-type="float" office:value="0.00124192237854" calcext:value-type="float">
            <text:p>0,0012419224</text:p>
          </table:table-cell>
          <table:table-cell table:formula="of:=[.G332]*1000" office:value-type="float" office:value="1.24192237854" calcext:value-type="float">
            <text:p>1,2419223785</text:p>
          </table:table-cell>
          <table:table-cell office:value-type="float" office:value="0.208188611" calcext:value-type="float">
            <text:p>0,208188611</text:p>
          </table:table-cell>
          <table:table-cell table:formula="of:=[.I332]*1000" office:value-type="float" office:value="208.188611" calcext:value-type="float">
            <text:p>208,188611</text:p>
          </table:table-cell>
        </table:table-row>
        <table:table-row table:style-name="ro1" table:visibility="collapse">
          <table:table-cell/>
          <table:table-cell office:value-type="float" office:value="4.68648928536" calcext:value-type="float">
            <text:p>4,6864892854</text:p>
          </table:table-cell>
          <table:table-cell office:value-type="float" office:value="0.00129294395447" calcext:value-type="float">
            <text:p>0,001292944</text:p>
          </table:table-cell>
          <table:table-cell table:formula="of:=[.C333]*1000" office:value-type="float" office:value="1.29294395447" calcext:value-type="float">
            <text:p>1,2929439545</text:p>
          </table:table-cell>
          <table:table-cell office:value-type="float" office:value="0.210806131363" calcext:value-type="float">
            <text:p>0,2108061314</text:p>
          </table:table-cell>
          <table:table-cell table:formula="of:=[.E333]*1000" office:value-type="float" office:value="210.806131363" calcext:value-type="float">
            <text:p>210,806131363</text:p>
          </table:table-cell>
          <table:table-cell office:value-type="float" office:value="0.00123405456543" calcext:value-type="float">
            <text:p>0,0012340546</text:p>
          </table:table-cell>
          <table:table-cell table:formula="of:=[.G333]*1000" office:value-type="float" office:value="1.23405456543" calcext:value-type="float">
            <text:p>1,2340545654</text:p>
          </table:table-cell>
          <table:table-cell office:value-type="float" office:value="0.213379342" calcext:value-type="float">
            <text:p>0,213379342</text:p>
          </table:table-cell>
          <table:table-cell table:formula="of:=[.I333]*1000" office:value-type="float" office:value="213.379342" calcext:value-type="float">
            <text:p>213,379342</text:p>
          </table:table-cell>
        </table:table-row>
        <table:table-row table:style-name="ro1" table:visibility="collapse">
          <table:table-cell/>
          <table:table-cell office:value-type="float" office:value="4.4298873228" calcext:value-type="float">
            <text:p>4,4298873228</text:p>
          </table:table-cell>
          <table:table-cell office:value-type="float" office:value="0.00150418281555" calcext:value-type="float">
            <text:p>0,0015041828</text:p>
          </table:table-cell>
          <table:table-cell table:formula="of:=[.C334]*1000" office:value-type="float" office:value="1.50418281555" calcext:value-type="float">
            <text:p>1,5041828156</text:p>
          </table:table-cell>
          <table:table-cell office:value-type="float" office:value="0.222964048386" calcext:value-type="float">
            <text:p>0,2229640484</text:p>
          </table:table-cell>
          <table:table-cell table:formula="of:=[.E334]*1000" office:value-type="float" office:value="222.964048386" calcext:value-type="float">
            <text:p>222,964048386</text:p>
          </table:table-cell>
          <table:table-cell office:value-type="float" office:value="0.00122594833374" calcext:value-type="float">
            <text:p>0,0012259483</text:p>
          </table:table-cell>
          <table:table-cell table:formula="of:=[.G334]*1000" office:value-type="float" office:value="1.22594833374" calcext:value-type="float">
            <text:p>1,2259483337</text:p>
          </table:table-cell>
          <table:table-cell office:value-type="float" office:value="0.225739376" calcext:value-type="float">
            <text:p>0,225739376</text:p>
          </table:table-cell>
          <table:table-cell table:formula="of:=[.I334]*1000" office:value-type="float" office:value="225.739376" calcext:value-type="float">
            <text:p>225,739376</text:p>
          </table:table-cell>
        </table:table-row>
        <table:table-row table:style-name="ro1" table:visibility="collapse">
          <table:table-cell/>
          <table:table-cell office:value-type="float" office:value="4.4801001478" calcext:value-type="float">
            <text:p>4,4801001478</text:p>
          </table:table-cell>
          <table:table-cell office:value-type="float" office:value="0.00209903717041" calcext:value-type="float">
            <text:p>0,0020990372</text:p>
          </table:table-cell>
          <table:table-cell table:formula="of:=[.C335]*1000" office:value-type="float" office:value="2.09903717041" calcext:value-type="float">
            <text:p>2,0990371704</text:p>
          </table:table-cell>
          <table:table-cell office:value-type="float" office:value="0.219717025757" calcext:value-type="float">
            <text:p>0,2197170258</text:p>
          </table:table-cell>
          <table:table-cell table:formula="of:=[.E335]*1000" office:value-type="float" office:value="219.717025757" calcext:value-type="float">
            <text:p>219,717025757</text:p>
          </table:table-cell>
          <table:table-cell office:value-type="float" office:value="0.0013439655304" calcext:value-type="float">
            <text:p>0,0013439655</text:p>
          </table:table-cell>
          <table:table-cell table:formula="of:=[.G335]*1000" office:value-type="float" office:value="1.3439655304" calcext:value-type="float">
            <text:p>1,3439655304</text:p>
          </table:table-cell>
          <table:table-cell office:value-type="float" office:value="0.223209296" calcext:value-type="float">
            <text:p>0,223209296</text:p>
          </table:table-cell>
          <table:table-cell table:formula="of:=[.I335]*1000" office:value-type="float" office:value="223.209296" calcext:value-type="float">
            <text:p>223,209296</text:p>
          </table:table-cell>
        </table:table-row>
        <table:table-row table:style-name="ro1" table:visibility="collapse">
          <table:table-cell/>
          <table:table-cell office:value-type="float" office:value="4.43675503528" calcext:value-type="float">
            <text:p>4,4367550353</text:p>
          </table:table-cell>
          <table:table-cell office:value-type="float" office:value="0.00117778778076" calcext:value-type="float">
            <text:p>0,0011777878</text:p>
          </table:table-cell>
          <table:table-cell table:formula="of:=[.C336]*1000" office:value-type="float" office:value="1.17778778076" calcext:value-type="float">
            <text:p>1,1777877808</text:p>
          </table:table-cell>
          <table:table-cell office:value-type="float" office:value="0.222913980484" calcext:value-type="float">
            <text:p>0,2229139805</text:p>
          </table:table-cell>
          <table:table-cell table:formula="of:=[.E336]*1000" office:value-type="float" office:value="222.913980484" calcext:value-type="float">
            <text:p>222,913980484</text:p>
          </table:table-cell>
          <table:table-cell office:value-type="float" office:value="0.00125312805176" calcext:value-type="float">
            <text:p>0,0012531281</text:p>
          </table:table-cell>
          <table:table-cell table:formula="of:=[.G336]*1000" office:value-type="float" office:value="1.25312805176" calcext:value-type="float">
            <text:p>1,2531280518</text:p>
          </table:table-cell>
          <table:table-cell office:value-type="float" office:value="0.225389951" calcext:value-type="float">
            <text:p>0,225389951</text:p>
          </table:table-cell>
          <table:table-cell table:formula="of:=[.I336]*1000" office:value-type="float" office:value="225.389951" calcext:value-type="float">
            <text:p>225,389951</text:p>
          </table:table-cell>
        </table:table-row>
        <table:table-row table:style-name="ro1" table:visibility="collapse">
          <table:table-cell/>
          <table:table-cell office:value-type="float" office:value="4.18882934384" calcext:value-type="float">
            <text:p>4,1888293438</text:p>
          </table:table-cell>
          <table:table-cell office:value-type="float" office:value="0.00197720527649" calcext:value-type="float">
            <text:p>0,0019772053</text:p>
          </table:table-cell>
          <table:table-cell table:formula="of:=[.C337]*1000" office:value-type="float" office:value="1.97720527649" calcext:value-type="float">
            <text:p>1,9772052765</text:p>
          </table:table-cell>
          <table:table-cell office:value-type="float" office:value="0.235445022583" calcext:value-type="float">
            <text:p>0,2354450226</text:p>
          </table:table-cell>
          <table:table-cell table:formula="of:=[.E337]*1000" office:value-type="float" office:value="235.445022583" calcext:value-type="float">
            <text:p>235,445022583</text:p>
          </table:table-cell>
          <table:table-cell office:value-type="float" office:value="0.00126099586487" calcext:value-type="float">
            <text:p>0,0012609959</text:p>
          </table:table-cell>
          <table:table-cell table:formula="of:=[.G337]*1000" office:value-type="float" office:value="1.26099586487" calcext:value-type="float">
            <text:p>1,2609958649</text:p>
          </table:table-cell>
          <table:table-cell office:value-type="float" office:value="0.238730184" calcext:value-type="float">
            <text:p>0,238730184</text:p>
          </table:table-cell>
          <table:table-cell table:formula="of:=[.I337]*1000" office:value-type="float" office:value="238.730184" calcext:value-type="float">
            <text:p>238,730184</text:p>
          </table:table-cell>
        </table:table-row>
        <table:table-row table:style-name="ro1" table:visibility="collapse">
          <table:table-cell/>
          <table:table-cell office:value-type="float" office:value="4.54248421503" calcext:value-type="float">
            <text:p>4,542484215</text:p>
          </table:table-cell>
          <table:table-cell office:value-type="float" office:value="0.00154900550842" calcext:value-type="float">
            <text:p>0,0015490055</text:p>
          </table:table-cell>
          <table:table-cell table:formula="of:=[.C338]*1000" office:value-type="float" office:value="1.54900550842" calcext:value-type="float">
            <text:p>1,5490055084</text:p>
          </table:table-cell>
          <table:table-cell office:value-type="float" office:value="0.217267990112" calcext:value-type="float">
            <text:p>0,2172679901</text:p>
          </table:table-cell>
          <table:table-cell table:formula="of:=[.E338]*1000" office:value-type="float" office:value="217.267990112" calcext:value-type="float">
            <text:p>217,267990112</text:p>
          </table:table-cell>
          <table:table-cell office:value-type="float" office:value="0.00127291679382" calcext:value-type="float">
            <text:p>0,0012729168</text:p>
          </table:table-cell>
          <table:table-cell table:formula="of:=[.G338]*1000" office:value-type="float" office:value="1.27291679382" calcext:value-type="float">
            <text:p>1,2729167938</text:p>
          </table:table-cell>
          <table:table-cell office:value-type="float" office:value="0.220143858" calcext:value-type="float">
            <text:p>0,220143858</text:p>
          </table:table-cell>
          <table:table-cell table:formula="of:=[.I338]*1000" office:value-type="float" office:value="220.143858" calcext:value-type="float">
            <text:p>220,143858</text:p>
          </table:table-cell>
        </table:table-row>
        <table:table-row table:style-name="ro1" table:visibility="collapse">
          <table:table-cell/>
          <table:table-cell office:value-type="float" office:value="4.75796460079" calcext:value-type="float">
            <text:p>4,7579646008</text:p>
          </table:table-cell>
          <table:table-cell office:value-type="float" office:value="0.00119090080261" calcext:value-type="float">
            <text:p>0,0011909008</text:p>
          </table:table-cell>
          <table:table-cell table:formula="of:=[.C339]*1000" office:value-type="float" office:value="1.19090080261" calcext:value-type="float">
            <text:p>1,1909008026</text:p>
          </table:table-cell>
          <table:table-cell office:value-type="float" office:value="0.207688093185" calcext:value-type="float">
            <text:p>0,2076880932</text:p>
          </table:table-cell>
          <table:table-cell table:formula="of:=[.E339]*1000" office:value-type="float" office:value="207.688093185" calcext:value-type="float">
            <text:p>207,688093185</text:p>
          </table:table-cell>
          <table:table-cell office:value-type="float" office:value="0.00125098228455" calcext:value-type="float">
            <text:p>0,0012509823</text:p>
          </table:table-cell>
          <table:table-cell table:formula="of:=[.G339]*1000" office:value-type="float" office:value="1.25098228455" calcext:value-type="float">
            <text:p>1,2509822846</text:p>
          </table:table-cell>
          <table:table-cell office:value-type="float" office:value="0.210173905" calcext:value-type="float">
            <text:p>0,210173905</text:p>
          </table:table-cell>
          <table:table-cell table:formula="of:=[.I339]*1000" office:value-type="float" office:value="210.173905" calcext:value-type="float">
            <text:p>210,173905</text:p>
          </table:table-cell>
        </table:table-row>
        <table:table-row table:style-name="ro1" table:visibility="collapse">
          <table:table-cell/>
          <table:table-cell office:value-type="float" office:value="4.77451708075" calcext:value-type="float">
            <text:p>4,7745170808</text:p>
          </table:table-cell>
          <table:table-cell office:value-type="float" office:value="0.00117087364197" calcext:value-type="float">
            <text:p>0,0011708736</text:p>
          </table:table-cell>
          <table:table-cell table:formula="of:=[.C340]*1000" office:value-type="float" office:value="1.17087364197" calcext:value-type="float">
            <text:p>1,170873642</text:p>
          </table:table-cell>
          <table:table-cell office:value-type="float" office:value="0.20699596405" calcext:value-type="float">
            <text:p>0,2069959641</text:p>
          </table:table-cell>
          <table:table-cell table:formula="of:=[.E340]*1000" office:value-type="float" office:value="206.99596405" calcext:value-type="float">
            <text:p>206,99596405</text:p>
          </table:table-cell>
          <table:table-cell office:value-type="float" office:value="0.00123405456543" calcext:value-type="float">
            <text:p>0,0012340546</text:p>
          </table:table-cell>
          <table:table-cell table:formula="of:=[.G340]*1000" office:value-type="float" office:value="1.23405456543" calcext:value-type="float">
            <text:p>1,2340545654</text:p>
          </table:table-cell>
          <table:table-cell office:value-type="float" office:value="0.209445266" calcext:value-type="float">
            <text:p>0,209445266</text:p>
          </table:table-cell>
          <table:table-cell table:formula="of:=[.I340]*1000" office:value-type="float" office:value="209.445266" calcext:value-type="float">
            <text:p>209,445266</text:p>
          </table:table-cell>
        </table:table-row>
        <table:table-row table:style-name="ro1" table:visibility="collapse">
          <table:table-cell/>
          <table:table-cell office:value-type="float" office:value="5.00136637329" calcext:value-type="float">
            <text:p>5,0013663733</text:p>
          </table:table-cell>
          <table:table-cell office:value-type="float" office:value="0.00123310089111" calcext:value-type="float">
            <text:p>0,0012331009</text:p>
          </table:table-cell>
          <table:table-cell table:formula="of:=[.C341]*1000" office:value-type="float" office:value="1.23310089111" calcext:value-type="float">
            <text:p>1,2331008911</text:p>
          </table:table-cell>
          <table:table-cell office:value-type="float" office:value="0.197422981262" calcext:value-type="float">
            <text:p>0,1974229813</text:p>
          </table:table-cell>
          <table:table-cell table:formula="of:=[.E341]*1000" office:value-type="float" office:value="197.422981262" calcext:value-type="float">
            <text:p>197,422981262</text:p>
          </table:table-cell>
          <table:table-cell office:value-type="float" office:value="0.00124192237854" calcext:value-type="float">
            <text:p>0,0012419224</text:p>
          </table:table-cell>
          <table:table-cell table:formula="of:=[.G341]*1000" office:value-type="float" office:value="1.24192237854" calcext:value-type="float">
            <text:p>1,2419223785</text:p>
          </table:table-cell>
          <table:table-cell office:value-type="float" office:value="0.19994536" calcext:value-type="float">
            <text:p>0,19994536</text:p>
          </table:table-cell>
          <table:table-cell table:formula="of:=[.I341]*1000" office:value-type="float" office:value="199.94536" calcext:value-type="float">
            <text:p>199,94536</text:p>
          </table:table-cell>
        </table:table-row>
        <table:table-row table:style-name="ro1" table:visibility="collapse">
          <table:table-cell/>
          <table:table-cell office:value-type="float" office:value="4.99857085861" calcext:value-type="float">
            <text:p>4,9985708586</text:p>
          </table:table-cell>
          <table:table-cell office:value-type="float" office:value="0.00116109848022" calcext:value-type="float">
            <text:p>0,0011610985</text:p>
          </table:table-cell>
          <table:table-cell table:formula="of:=[.C342]*1000" office:value-type="float" office:value="1.16109848022" calcext:value-type="float">
            <text:p>1,1610984802</text:p>
          </table:table-cell>
          <table:table-cell office:value-type="float" office:value="0.197615146637" calcext:value-type="float">
            <text:p>0,1976151466</text:p>
          </table:table-cell>
          <table:table-cell table:formula="of:=[.E342]*1000" office:value-type="float" office:value="197.615146637" calcext:value-type="float">
            <text:p>197,615146637</text:p>
          </table:table-cell>
          <table:table-cell office:value-type="float" office:value="0.0012378692627" calcext:value-type="float">
            <text:p>0,0012378693</text:p>
          </table:table-cell>
          <table:table-cell table:formula="of:=[.G342]*1000" office:value-type="float" office:value="1.2378692627" calcext:value-type="float">
            <text:p>1,2378692627</text:p>
          </table:table-cell>
          <table:table-cell office:value-type="float" office:value="0.200057182" calcext:value-type="float">
            <text:p>0,200057182</text:p>
          </table:table-cell>
          <table:table-cell table:formula="of:=[.I342]*1000" office:value-type="float" office:value="200.057182" calcext:value-type="float">
            <text:p>200,057182</text:p>
          </table:table-cell>
        </table:table-row>
        <table:table-row table:style-name="ro1" table:visibility="collapse">
          <table:table-cell/>
          <table:table-cell office:value-type="float" office:value="4.97198507663" calcext:value-type="float">
            <text:p>4,9719850766</text:p>
          </table:table-cell>
          <table:table-cell office:value-type="float" office:value="0.00123500823975" calcext:value-type="float">
            <text:p>0,0012350082</text:p>
          </table:table-cell>
          <table:table-cell table:formula="of:=[.C343]*1000" office:value-type="float" office:value="1.23500823975" calcext:value-type="float">
            <text:p>1,2350082398</text:p>
          </table:table-cell>
          <table:table-cell office:value-type="float" office:value="0.198618173599" calcext:value-type="float">
            <text:p>0,1986181736</text:p>
          </table:table-cell>
          <table:table-cell table:formula="of:=[.E343]*1000" office:value-type="float" office:value="198.618173599" calcext:value-type="float">
            <text:p>198,618173599</text:p>
          </table:table-cell>
          <table:table-cell office:value-type="float" office:value="0.00122880935669" calcext:value-type="float">
            <text:p>0,0012288094</text:p>
          </table:table-cell>
          <table:table-cell table:formula="of:=[.G343]*1000" office:value-type="float" office:value="1.22880935669" calcext:value-type="float">
            <text:p>1,2288093567</text:p>
          </table:table-cell>
          <table:table-cell office:value-type="float" office:value="0.201126911" calcext:value-type="float">
            <text:p>0,201126911</text:p>
          </table:table-cell>
          <table:table-cell table:formula="of:=[.I343]*1000" office:value-type="float" office:value="201.126911" calcext:value-type="float">
            <text:p>201,126911</text:p>
          </table:table-cell>
        </table:table-row>
        <table:table-row table:style-name="ro1" table:visibility="collapse">
          <table:table-cell/>
          <table:table-cell office:value-type="float" office:value="4.74700339833" calcext:value-type="float">
            <text:p>4,7470033983</text:p>
          </table:table-cell>
          <table:table-cell office:value-type="float" office:value="0.0012948513031" calcext:value-type="float">
            <text:p>0,0012948513</text:p>
          </table:table-cell>
          <table:table-cell table:formula="of:=[.C344]*1000" office:value-type="float" office:value="1.2948513031" calcext:value-type="float">
            <text:p>1,2948513031</text:p>
          </table:table-cell>
          <table:table-cell office:value-type="float" office:value="0.208076000214" calcext:value-type="float">
            <text:p>0,2080760002</text:p>
          </table:table-cell>
          <table:table-cell table:formula="of:=[.E344]*1000" office:value-type="float" office:value="208.076000214" calcext:value-type="float">
            <text:p>208,076000214</text:p>
          </table:table-cell>
          <table:table-cell office:value-type="float" office:value="0.0012412071228" calcext:value-type="float">
            <text:p>0,0012412071</text:p>
          </table:table-cell>
          <table:table-cell table:formula="of:=[.G344]*1000" office:value-type="float" office:value="1.2412071228" calcext:value-type="float">
            <text:p>1,2412071228</text:p>
          </table:table-cell>
          <table:table-cell office:value-type="float" office:value="0.210659213" calcext:value-type="float">
            <text:p>0,210659213</text:p>
          </table:table-cell>
          <table:table-cell table:formula="of:=[.I344]*1000" office:value-type="float" office:value="210.659213" calcext:value-type="float">
            <text:p>210,659213</text:p>
          </table:table-cell>
        </table:table-row>
        <table:table-row table:style-name="ro1" table:visibility="collapse">
          <table:table-cell/>
          <table:table-cell office:value-type="float" office:value="4.89170597018" calcext:value-type="float">
            <text:p>4,8917059702</text:p>
          </table:table-cell>
          <table:table-cell office:value-type="float" office:value="0.00134801864624" calcext:value-type="float">
            <text:p>0,0013480186</text:p>
          </table:table-cell>
          <table:table-cell table:formula="of:=[.C345]*1000" office:value-type="float" office:value="1.34801864624" calcext:value-type="float">
            <text:p>1,3480186462</text:p>
          </table:table-cell>
          <table:table-cell office:value-type="float" office:value="0.201704025269" calcext:value-type="float">
            <text:p>0,2017040253</text:p>
          </table:table-cell>
          <table:table-cell table:formula="of:=[.E345]*1000" office:value-type="float" office:value="201.704025269" calcext:value-type="float">
            <text:p>201,704025269</text:p>
          </table:table-cell>
          <table:table-cell office:value-type="float" office:value="0.00133204460144" calcext:value-type="float">
            <text:p>0,0013320446</text:p>
          </table:table-cell>
          <table:table-cell table:formula="of:=[.G345]*1000" office:value-type="float" office:value="1.33204460144" calcext:value-type="float">
            <text:p>1,3320446014</text:p>
          </table:table-cell>
          <table:table-cell office:value-type="float" office:value="0.204427659" calcext:value-type="float">
            <text:p>0,204427659</text:p>
          </table:table-cell>
          <table:table-cell table:formula="of:=[.I345]*1000" office:value-type="float" office:value="204.427659" calcext:value-type="float">
            <text:p>204,427659</text:p>
          </table:table-cell>
        </table:table-row>
        <table:table-row table:style-name="ro1" table:visibility="collapse">
          <table:table-cell/>
          <table:table-cell office:value-type="float" office:value="4.8172741903" calcext:value-type="float">
            <text:p>4,8172741903</text:p>
          </table:table-cell>
          <table:table-cell office:value-type="float" office:value="0.00197696685791" calcext:value-type="float">
            <text:p>0,0019769669</text:p>
          </table:table-cell>
          <table:table-cell table:formula="of:=[.C346]*1000" office:value-type="float" office:value="1.97696685791" calcext:value-type="float">
            <text:p>1,9769668579</text:p>
          </table:table-cell>
          <table:table-cell office:value-type="float" office:value="0.204303979874" calcext:value-type="float">
            <text:p>0,2043039799</text:p>
          </table:table-cell>
          <table:table-cell table:formula="of:=[.E346]*1000" office:value-type="float" office:value="204.303979874" calcext:value-type="float">
            <text:p>204,303979874</text:p>
          </table:table-cell>
          <table:table-cell office:value-type="float" office:value="0.00125098228455" calcext:value-type="float">
            <text:p>0,0012509823</text:p>
          </table:table-cell>
          <table:table-cell table:formula="of:=[.G346]*1000" office:value-type="float" office:value="1.25098228455" calcext:value-type="float">
            <text:p>1,2509822846</text:p>
          </table:table-cell>
          <table:table-cell office:value-type="float" office:value="0.207586274" calcext:value-type="float">
            <text:p>0,207586274</text:p>
          </table:table-cell>
          <table:table-cell table:formula="of:=[.I346]*1000" office:value-type="float" office:value="207.586274" calcext:value-type="float">
            <text:p>207,586274</text:p>
          </table:table-cell>
        </table:table-row>
        <table:table-row table:style-name="ro1" table:visibility="collapse">
          <table:table-cell/>
          <table:table-cell office:value-type="float" office:value="4.89636649358" calcext:value-type="float">
            <text:p>4,8963664936</text:p>
          </table:table-cell>
          <table:table-cell office:value-type="float" office:value="0.00171303749084" calcext:value-type="float">
            <text:p>0,0017130375</text:p>
          </table:table-cell>
          <table:table-cell table:formula="of:=[.C347]*1000" office:value-type="float" office:value="1.71303749084" calcext:value-type="float">
            <text:p>1,7130374908</text:p>
          </table:table-cell>
          <table:table-cell office:value-type="float" office:value="0.201199054718" calcext:value-type="float">
            <text:p>0,2011990547</text:p>
          </table:table-cell>
          <table:table-cell table:formula="of:=[.E347]*1000" office:value-type="float" office:value="201.199054718" calcext:value-type="float">
            <text:p>201,199054718</text:p>
          </table:table-cell>
          <table:table-cell office:value-type="float" office:value="0.00124192237854" calcext:value-type="float">
            <text:p>0,0012419224</text:p>
          </table:table-cell>
          <table:table-cell table:formula="of:=[.G347]*1000" office:value-type="float" office:value="1.24192237854" calcext:value-type="float">
            <text:p>1,2419223785</text:p>
          </table:table-cell>
          <table:table-cell office:value-type="float" office:value="0.204233078" calcext:value-type="float">
            <text:p>0,204233078</text:p>
          </table:table-cell>
          <table:table-cell table:formula="of:=[.I347]*1000" office:value-type="float" office:value="204.233078" calcext:value-type="float">
            <text:p>204,233078</text:p>
          </table:table-cell>
        </table:table-row>
        <table:table-row table:style-name="ro1" table:visibility="collapse">
          <table:table-cell/>
          <table:table-cell office:value-type="float" office:value="4.78792457843" calcext:value-type="float">
            <text:p>4,7879245784</text:p>
          </table:table-cell>
          <table:table-cell office:value-type="float" office:value="0.0016758441925" calcext:value-type="float">
            <text:p>0,0016758442</text:p>
          </table:table-cell>
          <table:table-cell table:formula="of:=[.C348]*1000" office:value-type="float" office:value="1.6758441925" calcext:value-type="float">
            <text:p>1,6758441925</text:p>
          </table:table-cell>
          <table:table-cell office:value-type="float" office:value="0.205880880356" calcext:value-type="float">
            <text:p>0,2058808804</text:p>
          </table:table-cell>
          <table:table-cell table:formula="of:=[.E348]*1000" office:value-type="float" office:value="205.880880356" calcext:value-type="float">
            <text:p>205,880880356</text:p>
          </table:table-cell>
          <table:table-cell office:value-type="float" office:value="0.00125408172607" calcext:value-type="float">
            <text:p>0,0012540817</text:p>
          </table:table-cell>
          <table:table-cell table:formula="of:=[.G348]*1000" office:value-type="float" office:value="1.25408172607" calcext:value-type="float">
            <text:p>1,2540817261</text:p>
          </table:table-cell>
          <table:table-cell office:value-type="float" office:value="0.208858762" calcext:value-type="float">
            <text:p>0,208858762</text:p>
          </table:table-cell>
          <table:table-cell table:formula="of:=[.I348]*1000" office:value-type="float" office:value="208.858762" calcext:value-type="float">
            <text:p>208,858762</text:p>
          </table:table-cell>
        </table:table-row>
        <table:table-row table:style-name="ro1" table:visibility="collapse">
          <table:table-cell/>
          <table:table-cell office:value-type="float" office:value="4.98244366221" calcext:value-type="float">
            <text:p>4,9824436622</text:p>
          </table:table-cell>
          <table:table-cell office:value-type="float" office:value="0.00119209289551" calcext:value-type="float">
            <text:p>0,0011920929</text:p>
          </table:table-cell>
          <table:table-cell table:formula="of:=[.C349]*1000" office:value-type="float" office:value="1.19209289551" calcext:value-type="float">
            <text:p>1,1920928955</text:p>
          </table:table-cell>
          <table:table-cell office:value-type="float" office:value="0.198230981827" calcext:value-type="float">
            <text:p>0,1982309818</text:p>
          </table:table-cell>
          <table:table-cell table:formula="of:=[.E349]*1000" office:value-type="float" office:value="198.230981827" calcext:value-type="float">
            <text:p>198,230981827</text:p>
          </table:table-cell>
          <table:table-cell office:value-type="float" office:value="0.00123310089111" calcext:value-type="float">
            <text:p>0,0012331009</text:p>
          </table:table-cell>
          <table:table-cell table:formula="of:=[.G349]*1000" office:value-type="float" office:value="1.23310089111" calcext:value-type="float">
            <text:p>1,2331008911</text:p>
          </table:table-cell>
          <table:table-cell office:value-type="float" office:value="0.200704728" calcext:value-type="float">
            <text:p>0,200704728</text:p>
          </table:table-cell>
          <table:table-cell table:formula="of:=[.I349]*1000" office:value-type="float" office:value="200.704728" calcext:value-type="float">
            <text:p>200,704728</text:p>
          </table:table-cell>
        </table:table-row>
        <table:table-row table:style-name="ro1" table:visibility="collapse">
          <table:table-cell/>
          <table:table-cell office:value-type="float" office:value="4.7730227684" calcext:value-type="float">
            <text:p>4,7730227684</text:p>
          </table:table-cell>
          <table:table-cell office:value-type="float" office:value="0.00187706947327" calcext:value-type="float">
            <text:p>0,0018770695</text:p>
          </table:table-cell>
          <table:table-cell table:formula="of:=[.C350]*1000" office:value-type="float" office:value="1.87706947327" calcext:value-type="float">
            <text:p>1,8770694733</text:p>
          </table:table-cell>
          <table:table-cell office:value-type="float" office:value="0.206339120865" calcext:value-type="float">
            <text:p>0,2063391209</text:p>
          </table:table-cell>
          <table:table-cell table:formula="of:=[.E350]*1000" office:value-type="float" office:value="206.339120865" calcext:value-type="float">
            <text:p>206,339120865</text:p>
          </table:table-cell>
          <table:table-cell office:value-type="float" office:value="0.00123000144958" calcext:value-type="float">
            <text:p>0,0012300014</text:p>
          </table:table-cell>
          <table:table-cell table:formula="of:=[.G350]*1000" office:value-type="float" office:value="1.23000144958" calcext:value-type="float">
            <text:p>1,2300014496</text:p>
          </table:table-cell>
          <table:table-cell office:value-type="float" office:value="0.209510838" calcext:value-type="float">
            <text:p>0,209510838</text:p>
          </table:table-cell>
          <table:table-cell table:formula="of:=[.I350]*1000" office:value-type="float" office:value="209.510838" calcext:value-type="float">
            <text:p>209,510838</text:p>
          </table:table-cell>
        </table:table-row>
        <table:table-row table:style-name="ro1" table:visibility="collapse">
          <table:table-cell/>
          <table:table-cell office:value-type="float" office:value="4.92855854778" calcext:value-type="float">
            <text:p>4,9285585478</text:p>
          </table:table-cell>
          <table:table-cell office:value-type="float" office:value="0.00107097625732" calcext:value-type="float">
            <text:p>0,0010709763</text:p>
          </table:table-cell>
          <table:table-cell table:formula="of:=[.C351]*1000" office:value-type="float" office:value="1.07097625732" calcext:value-type="float">
            <text:p>1,0709762573</text:p>
          </table:table-cell>
          <table:table-cell office:value-type="float" office:value="0.200541973114" calcext:value-type="float">
            <text:p>0,2005419731</text:p>
          </table:table-cell>
          <table:table-cell table:formula="of:=[.E351]*1000" office:value-type="float" office:value="200.541973114" calcext:value-type="float">
            <text:p>200,541973114</text:p>
          </table:table-cell>
          <table:table-cell office:value-type="float" office:value="0.00124096870422" calcext:value-type="float">
            <text:p>0,0012409687</text:p>
          </table:table-cell>
          <table:table-cell table:formula="of:=[.G351]*1000" office:value-type="float" office:value="1.24096870422" calcext:value-type="float">
            <text:p>1,2409687042</text:p>
          </table:table-cell>
          <table:table-cell office:value-type="float" office:value="0.202899081" calcext:value-type="float">
            <text:p>0,202899081</text:p>
          </table:table-cell>
          <table:table-cell table:formula="of:=[.I351]*1000" office:value-type="float" office:value="202.899081" calcext:value-type="float">
            <text:p>202,899081</text:p>
          </table:table-cell>
        </table:table-row>
        <table:table-row table:style-name="ro1" table:visibility="collapse">
          <table:table-cell/>
          <table:table-cell office:value-type="float" office:value="4.95681046774" calcext:value-type="float">
            <text:p>4,9568104677</text:p>
          </table:table-cell>
          <table:table-cell office:value-type="float" office:value="0.0013120174408" calcext:value-type="float">
            <text:p>0,0013120174</text:p>
          </table:table-cell>
          <table:table-cell table:formula="of:=[.C352]*1000" office:value-type="float" office:value="1.3120174408" calcext:value-type="float">
            <text:p>1,3120174408</text:p>
          </table:table-cell>
          <table:table-cell office:value-type="float" office:value="0.199127912521" calcext:value-type="float">
            <text:p>0,1991279125</text:p>
          </table:table-cell>
          <table:table-cell table:formula="of:=[.E352]*1000" office:value-type="float" office:value="199.127912521" calcext:value-type="float">
            <text:p>199,127912521</text:p>
          </table:table-cell>
          <table:table-cell office:value-type="float" office:value="0.00125408172607" calcext:value-type="float">
            <text:p>0,0012540817</text:p>
          </table:table-cell>
          <table:table-cell table:formula="of:=[.G352]*1000" office:value-type="float" office:value="1.25408172607" calcext:value-type="float">
            <text:p>1,2540817261</text:p>
          </table:table-cell>
          <table:table-cell office:value-type="float" office:value="0.201742634" calcext:value-type="float">
            <text:p>0,201742634</text:p>
          </table:table-cell>
          <table:table-cell table:formula="of:=[.I352]*1000" office:value-type="float" office:value="201.742634" calcext:value-type="float">
            <text:p>201,742634</text:p>
          </table:table-cell>
        </table:table-row>
        <table:table-row table:style-name="ro1" table:visibility="collapse">
          <table:table-cell/>
          <table:table-cell office:value-type="float" office:value="4.47480219864" calcext:value-type="float">
            <text:p>4,4748021986</text:p>
          </table:table-cell>
          <table:table-cell office:value-type="float" office:value="0.001296043396" calcext:value-type="float">
            <text:p>0,0012960434</text:p>
          </table:table-cell>
          <table:table-cell table:formula="of:=[.C353]*1000" office:value-type="float" office:value="1.296043396" calcext:value-type="float">
            <text:p>1,296043396</text:p>
          </table:table-cell>
          <table:table-cell office:value-type="float" office:value="0.22080206871" calcext:value-type="float">
            <text:p>0,2208020687</text:p>
          </table:table-cell>
          <table:table-cell table:formula="of:=[.E353]*1000" office:value-type="float" office:value="220.80206871" calcext:value-type="float">
            <text:p>220,80206871</text:p>
          </table:table-cell>
          <table:table-cell office:value-type="float" office:value="0.00133109092712" calcext:value-type="float">
            <text:p>0,0013310909</text:p>
          </table:table-cell>
          <table:table-cell table:formula="of:=[.G353]*1000" office:value-type="float" office:value="1.33109092712" calcext:value-type="float">
            <text:p>1,3310909271</text:p>
          </table:table-cell>
          <table:table-cell office:value-type="float" office:value="0.223473565" calcext:value-type="float">
            <text:p>0,223473565</text:p>
          </table:table-cell>
          <table:table-cell table:formula="of:=[.I353]*1000" office:value-type="float" office:value="223.473565" calcext:value-type="float">
            <text:p>223,473565</text:p>
          </table:table-cell>
        </table:table-row>
        <table:table-row table:style-name="ro1" table:visibility="collapse">
          <table:table-cell/>
          <table:table-cell office:value-type="float" office:value="5.08495782269" calcext:value-type="float">
            <text:p>5,0849578227</text:p>
          </table:table-cell>
          <table:table-cell office:value-type="float" office:value="0.00129795074463" calcext:value-type="float">
            <text:p>0,0012979507</text:p>
          </table:table-cell>
          <table:table-cell table:formula="of:=[.C354]*1000" office:value-type="float" office:value="1.29795074463" calcext:value-type="float">
            <text:p>1,2979507446</text:p>
          </table:table-cell>
          <table:table-cell office:value-type="float" office:value="0.194077968597" calcext:value-type="float">
            <text:p>0,1940779686</text:p>
          </table:table-cell>
          <table:table-cell table:formula="of:=[.E354]*1000" office:value-type="float" office:value="194.077968597" calcext:value-type="float">
            <text:p>194,077968597</text:p>
          </table:table-cell>
          <table:table-cell office:value-type="float" office:value="0.00123500823975" calcext:value-type="float">
            <text:p>0,0012350082</text:p>
          </table:table-cell>
          <table:table-cell table:formula="of:=[.G354]*1000" office:value-type="float" office:value="1.23500823975" calcext:value-type="float">
            <text:p>1,2350082398</text:p>
          </table:table-cell>
          <table:table-cell office:value-type="float" office:value="0.196658465" calcext:value-type="float">
            <text:p>0,196658465</text:p>
          </table:table-cell>
          <table:table-cell table:formula="of:=[.I354]*1000" office:value-type="float" office:value="196.658465" calcext:value-type="float">
            <text:p>196,658465</text:p>
          </table:table-cell>
        </table:table-row>
        <table:table-row table:style-name="ro1" table:visibility="collapse">
          <table:table-cell/>
          <table:table-cell office:value-type="float" office:value="4.89333165779" calcext:value-type="float">
            <text:p>4,8933316578</text:p>
          </table:table-cell>
          <table:table-cell office:value-type="float" office:value="0.00241708755493" calcext:value-type="float">
            <text:p>0,0024170876</text:p>
          </table:table-cell>
          <table:table-cell table:formula="of:=[.C355]*1000" office:value-type="float" office:value="2.41708755493" calcext:value-type="float">
            <text:p>2,4170875549</text:p>
          </table:table-cell>
          <table:table-cell office:value-type="float" office:value="0.20055103302" calcext:value-type="float">
            <text:p>0,200551033</text:p>
          </table:table-cell>
          <table:table-cell table:formula="of:=[.E355]*1000" office:value-type="float" office:value="200.55103302" calcext:value-type="float">
            <text:p>200,55103302</text:p>
          </table:table-cell>
          <table:table-cell office:value-type="float" office:value="0.00134301185608" calcext:value-type="float">
            <text:p>0,0013430119</text:p>
          </table:table-cell>
          <table:table-cell table:formula="of:=[.G355]*1000" office:value-type="float" office:value="1.34301185608" calcext:value-type="float">
            <text:p>1,3430118561</text:p>
          </table:table-cell>
          <table:table-cell office:value-type="float" office:value="0.204359743" calcext:value-type="float">
            <text:p>0,204359743</text:p>
          </table:table-cell>
          <table:table-cell table:formula="of:=[.I355]*1000" office:value-type="float" office:value="204.359743" calcext:value-type="float">
            <text:p>204,359743</text:p>
          </table:table-cell>
        </table:table-row>
        <table:table-row table:style-name="ro1" table:visibility="collapse">
          <table:table-cell/>
          <table:table-cell office:value-type="float" office:value="5.1607477715" calcext:value-type="float">
            <text:p>5,1607477715</text:p>
          </table:table-cell>
          <table:table-cell office:value-type="float" office:value="0.00117802619934" calcext:value-type="float">
            <text:p>0,0011780262</text:p>
          </table:table-cell>
          <table:table-cell table:formula="of:=[.C356]*1000" office:value-type="float" office:value="1.17802619934" calcext:value-type="float">
            <text:p>1,1780261993</text:p>
          </table:table-cell>
          <table:table-cell office:value-type="float" office:value="0.191319942474" calcext:value-type="float">
            <text:p>0,1913199425</text:p>
          </table:table-cell>
          <table:table-cell table:formula="of:=[.E356]*1000" office:value-type="float" office:value="191.319942474" calcext:value-type="float">
            <text:p>191,319942474</text:p>
          </table:table-cell>
          <table:table-cell office:value-type="float" office:value="0.0012218952179" calcext:value-type="float">
            <text:p>0,0012218952</text:p>
          </table:table-cell>
          <table:table-cell table:formula="of:=[.G356]*1000" office:value-type="float" office:value="1.2218952179" calcext:value-type="float">
            <text:p>1,2218952179</text:p>
          </table:table-cell>
          <table:table-cell office:value-type="float" office:value="0.193770369" calcext:value-type="float">
            <text:p>0,193770369</text:p>
          </table:table-cell>
          <table:table-cell table:formula="of:=[.I356]*1000" office:value-type="float" office:value="193.770369" calcext:value-type="float">
            <text:p>193,770369</text:p>
          </table:table-cell>
        </table:table-row>
        <table:table-row table:style-name="ro1" table:visibility="collapse">
          <table:table-cell/>
          <table:table-cell office:value-type="float" office:value="4.82459637125" calcext:value-type="float">
            <text:p>4,8245963713</text:p>
          </table:table-cell>
          <table:table-cell office:value-type="float" office:value="0.00125598907471" calcext:value-type="float">
            <text:p>0,0012559891</text:p>
          </table:table-cell>
          <table:table-cell table:formula="of:=[.C357]*1000" office:value-type="float" office:value="1.25598907471" calcext:value-type="float">
            <text:p>1,2559890747</text:p>
          </table:table-cell>
          <table:table-cell office:value-type="float" office:value="0.204641103745" calcext:value-type="float">
            <text:p>0,2046411037</text:p>
          </table:table-cell>
          <table:table-cell table:formula="of:=[.E357]*1000" office:value-type="float" office:value="204.641103745" calcext:value-type="float">
            <text:p>204,641103745</text:p>
          </table:table-cell>
          <table:table-cell office:value-type="float" office:value="0.00132584571838" calcext:value-type="float">
            <text:p>0,0013258457</text:p>
          </table:table-cell>
          <table:table-cell table:formula="of:=[.G357]*1000" office:value-type="float" office:value="1.32584571838" calcext:value-type="float">
            <text:p>1,3258457184</text:p>
          </table:table-cell>
          <table:table-cell office:value-type="float" office:value="0.207271225" calcext:value-type="float">
            <text:p>0,207271225</text:p>
          </table:table-cell>
          <table:table-cell table:formula="of:=[.I357]*1000" office:value-type="float" office:value="207.271225" calcext:value-type="float">
            <text:p>207,271225</text:p>
          </table:table-cell>
        </table:table-row>
        <table:table-row table:style-name="ro1" table:visibility="collapse">
          <table:table-cell/>
          <table:table-cell office:value-type="float" office:value="4.78555575324" calcext:value-type="float">
            <text:p>4,7855557532</text:p>
          </table:table-cell>
          <table:table-cell office:value-type="float" office:value="0.00113892555237" calcext:value-type="float">
            <text:p>0,0011389256</text:p>
          </table:table-cell>
          <table:table-cell table:formula="of:=[.C358]*1000" office:value-type="float" office:value="1.13892555237" calcext:value-type="float">
            <text:p>1,1389255524</text:p>
          </table:table-cell>
          <table:table-cell office:value-type="float" office:value="0.206561088562" calcext:value-type="float">
            <text:p>0,2065610886</text:p>
          </table:table-cell>
          <table:table-cell table:formula="of:=[.E358]*1000" office:value-type="float" office:value="206.561088562" calcext:value-type="float">
            <text:p>206,561088562</text:p>
          </table:table-cell>
          <table:table-cell office:value-type="float" office:value="0.00121903419495" calcext:value-type="float">
            <text:p>0,0012190342</text:p>
          </table:table-cell>
          <table:table-cell table:formula="of:=[.G358]*1000" office:value-type="float" office:value="1.21903419495" calcext:value-type="float">
            <text:p>1,219034195</text:p>
          </table:table-cell>
          <table:table-cell office:value-type="float" office:value="0.208962146" calcext:value-type="float">
            <text:p>0,208962146</text:p>
          </table:table-cell>
          <table:table-cell table:formula="of:=[.I358]*1000" office:value-type="float" office:value="208.962146" calcext:value-type="float">
            <text:p>208,962146</text:p>
          </table:table-cell>
        </table:table-row>
        <table:table-row table:style-name="ro1" table:visibility="collapse">
          <table:table-cell/>
          <table:table-cell office:value-type="float" office:value="4.82587450915" calcext:value-type="float">
            <text:p>4,8258745092</text:p>
          </table:table-cell>
          <table:table-cell office:value-type="float" office:value="0.00134491920471" calcext:value-type="float">
            <text:p>0,0013449192</text:p>
          </table:table-cell>
          <table:table-cell table:formula="of:=[.C359]*1000" office:value-type="float" office:value="1.34491920471" calcext:value-type="float">
            <text:p>1,3449192047</text:p>
          </table:table-cell>
          <table:table-cell office:value-type="float" office:value="0.204591035843" calcext:value-type="float">
            <text:p>0,2045910358</text:p>
          </table:table-cell>
          <table:table-cell table:formula="of:=[.E359]*1000" office:value-type="float" office:value="204.591035843" calcext:value-type="float">
            <text:p>204,591035843</text:p>
          </table:table-cell>
          <table:table-cell office:value-type="float" office:value="0.00123405456543" calcext:value-type="float">
            <text:p>0,0012340546</text:p>
          </table:table-cell>
          <table:table-cell table:formula="of:=[.G359]*1000" office:value-type="float" office:value="1.23405456543" calcext:value-type="float">
            <text:p>1,2340545654</text:p>
          </table:table-cell>
          <table:table-cell office:value-type="float" office:value="0.207216329" calcext:value-type="float">
            <text:p>0,207216329</text:p>
          </table:table-cell>
          <table:table-cell table:formula="of:=[.I359]*1000" office:value-type="float" office:value="207.216329" calcext:value-type="float">
            <text:p>207,216329</text:p>
          </table:table-cell>
        </table:table-row>
        <table:table-row table:style-name="ro1" table:visibility="collapse">
          <table:table-cell/>
          <table:table-cell office:value-type="float" office:value="4.82336739372" calcext:value-type="float">
            <text:p>4,8233673937</text:p>
          </table:table-cell>
          <table:table-cell office:value-type="float" office:value="0.00188612937927" calcext:value-type="float">
            <text:p>0,0018861294</text:p>
          </table:table-cell>
          <table:table-cell table:formula="of:=[.C360]*1000" office:value-type="float" office:value="1.88612937927" calcext:value-type="float">
            <text:p>1,8861293793</text:p>
          </table:table-cell>
          <table:table-cell office:value-type="float" office:value="0.204152107239" calcext:value-type="float">
            <text:p>0,2041521072</text:p>
          </table:table-cell>
          <table:table-cell table:formula="of:=[.E360]*1000" office:value-type="float" office:value="204.152107239" calcext:value-type="float">
            <text:p>204,152107239</text:p>
          </table:table-cell>
          <table:table-cell office:value-type="float" office:value="0.0012218952179" calcext:value-type="float">
            <text:p>0,0012218952</text:p>
          </table:table-cell>
          <table:table-cell table:formula="of:=[.G360]*1000" office:value-type="float" office:value="1.2218952179" calcext:value-type="float">
            <text:p>1,2218952179</text:p>
          </table:table-cell>
          <table:table-cell office:value-type="float" office:value="0.207324037" calcext:value-type="float">
            <text:p>0,207324037</text:p>
          </table:table-cell>
          <table:table-cell table:formula="of:=[.I360]*1000" office:value-type="float" office:value="207.324037" calcext:value-type="float">
            <text:p>207,324037</text:p>
          </table:table-cell>
        </table:table-row>
        <table:table-row table:style-name="ro1" table:visibility="collapse">
          <table:table-cell/>
          <table:table-cell office:value-type="float" office:value="5.06205715068" calcext:value-type="float">
            <text:p>5,0620571507</text:p>
          </table:table-cell>
          <table:table-cell office:value-type="float" office:value="0.00116991996765" calcext:value-type="float">
            <text:p>0,00116992</text:p>
          </table:table-cell>
          <table:table-cell table:formula="of:=[.C361]*1000" office:value-type="float" office:value="1.16991996765" calcext:value-type="float">
            <text:p>1,1699199677</text:p>
          </table:table-cell>
          <table:table-cell office:value-type="float" office:value="0.195088863373" calcext:value-type="float">
            <text:p>0,1950888634</text:p>
          </table:table-cell>
          <table:table-cell table:formula="of:=[.E361]*1000" office:value-type="float" office:value="195.088863373" calcext:value-type="float">
            <text:p>195,088863373</text:p>
          </table:table-cell>
          <table:table-cell office:value-type="float" office:value="0.00124311447144" calcext:value-type="float">
            <text:p>0,0012431145</text:p>
          </table:table-cell>
          <table:table-cell table:formula="of:=[.G361]*1000" office:value-type="float" office:value="1.24311447144" calcext:value-type="float">
            <text:p>1,2431144714</text:p>
          </table:table-cell>
          <table:table-cell office:value-type="float" office:value="0.197548145" calcext:value-type="float">
            <text:p>0,197548145</text:p>
          </table:table-cell>
          <table:table-cell table:formula="of:=[.I361]*1000" office:value-type="float" office:value="197.548145" calcext:value-type="float">
            <text:p>197,548145</text:p>
          </table:table-cell>
        </table:table-row>
        <table:table-row table:style-name="ro1" table:visibility="collapse">
          <table:table-cell/>
          <table:table-cell office:value-type="float" office:value="4.90158766297" calcext:value-type="float">
            <text:p>4,901587663</text:p>
          </table:table-cell>
          <table:table-cell office:value-type="float" office:value="0.00117087364197" calcext:value-type="float">
            <text:p>0,0011708736</text:p>
          </table:table-cell>
          <table:table-cell table:formula="of:=[.C362]*1000" office:value-type="float" office:value="1.17087364197" calcext:value-type="float">
            <text:p>1,170873642</text:p>
          </table:table-cell>
          <table:table-cell office:value-type="float" office:value="0.201551914215" calcext:value-type="float">
            <text:p>0,2015519142</text:p>
          </table:table-cell>
          <table:table-cell table:formula="of:=[.E362]*1000" office:value-type="float" office:value="201.551914215" calcext:value-type="float">
            <text:p>201,551914215</text:p>
          </table:table-cell>
          <table:table-cell office:value-type="float" office:value="0.0012469291687" calcext:value-type="float">
            <text:p>0,0012469292</text:p>
          </table:table-cell>
          <table:table-cell table:formula="of:=[.G362]*1000" office:value-type="float" office:value="1.2469291687" calcext:value-type="float">
            <text:p>1,2469291687</text:p>
          </table:table-cell>
          <table:table-cell office:value-type="float" office:value="0.204015529" calcext:value-type="float">
            <text:p>0,204015529</text:p>
          </table:table-cell>
          <table:table-cell table:formula="of:=[.I362]*1000" office:value-type="float" office:value="204.015529" calcext:value-type="float">
            <text:p>204,015529</text:p>
          </table:table-cell>
        </table:table-row>
        <table:table-row table:style-name="ro1" table:visibility="collapse">
          <table:table-cell/>
          <table:table-cell office:value-type="float" office:value="5.1389883069" calcext:value-type="float">
            <text:p>5,1389883069</text:p>
          </table:table-cell>
          <table:table-cell office:value-type="float" office:value="0.00123691558838" calcext:value-type="float">
            <text:p>0,0012369156</text:p>
          </table:table-cell>
          <table:table-cell table:formula="of:=[.C363]*1000" office:value-type="float" office:value="1.23691558838" calcext:value-type="float">
            <text:p>1,2369155884</text:p>
          </table:table-cell>
          <table:table-cell office:value-type="float" office:value="0.192043066025" calcext:value-type="float">
            <text:p>0,192043066</text:p>
          </table:table-cell>
          <table:table-cell table:formula="of:=[.E363]*1000" office:value-type="float" office:value="192.043066025" calcext:value-type="float">
            <text:p>192,043066025</text:p>
          </table:table-cell>
          <table:table-cell office:value-type="float" office:value="0.00126194953918" calcext:value-type="float">
            <text:p>0,0012619495</text:p>
          </table:table-cell>
          <table:table-cell table:formula="of:=[.G363]*1000" office:value-type="float" office:value="1.26194953918" calcext:value-type="float">
            <text:p>1,2619495392</text:p>
          </table:table-cell>
          <table:table-cell office:value-type="float" office:value="0.19459083" calcext:value-type="float">
            <text:p>0,19459083</text:p>
          </table:table-cell>
          <table:table-cell table:formula="of:=[.I363]*1000" office:value-type="float" office:value="194.59083" calcext:value-type="float">
            <text:p>194,59083</text:p>
          </table:table-cell>
        </table:table-row>
        <table:table-row table:style-name="ro1" table:visibility="collapse">
          <table:table-cell/>
          <table:table-cell office:value-type="float" office:value="5.06784922699" calcext:value-type="float">
            <text:p>5,067849227</text:p>
          </table:table-cell>
          <table:table-cell office:value-type="float" office:value="0.00207901000977" calcext:value-type="float">
            <text:p>0,00207901</text:p>
          </table:table-cell>
          <table:table-cell table:formula="of:=[.C364]*1000" office:value-type="float" office:value="2.07901000977" calcext:value-type="float">
            <text:p>2,0790100098</text:p>
          </table:table-cell>
          <table:table-cell office:value-type="float" office:value="0.193964004517" calcext:value-type="float">
            <text:p>0,1939640045</text:p>
          </table:table-cell>
          <table:table-cell table:formula="of:=[.E364]*1000" office:value-type="float" office:value="193.964004517" calcext:value-type="float">
            <text:p>193,964004517</text:p>
          </table:table-cell>
          <table:table-cell office:value-type="float" office:value="0.00122618675232" calcext:value-type="float">
            <text:p>0,0012261868</text:p>
          </table:table-cell>
          <table:table-cell table:formula="of:=[.G364]*1000" office:value-type="float" office:value="1.22618675232" calcext:value-type="float">
            <text:p>1,2261867523</text:p>
          </table:table-cell>
          <table:table-cell office:value-type="float" office:value="0.197322366" calcext:value-type="float">
            <text:p>0,197322366</text:p>
          </table:table-cell>
          <table:table-cell table:formula="of:=[.I364]*1000" office:value-type="float" office:value="197.322366" calcext:value-type="float">
            <text:p>197,322366</text:p>
          </table:table-cell>
        </table:table-row>
        <table:table-row table:style-name="ro1" table:visibility="collapse">
          <table:table-cell/>
          <table:table-cell office:value-type="float" office:value="5.08134852811" calcext:value-type="float">
            <text:p>5,0813485281</text:p>
          </table:table-cell>
          <table:table-cell office:value-type="float" office:value="0.00121879577637" calcext:value-type="float">
            <text:p>0,0012187958</text:p>
          </table:table-cell>
          <table:table-cell table:formula="of:=[.C365]*1000" office:value-type="float" office:value="1.21879577637" calcext:value-type="float">
            <text:p>1,2187957764</text:p>
          </table:table-cell>
          <table:table-cell office:value-type="float" office:value="0.194306135178" calcext:value-type="float">
            <text:p>0,1943061352</text:p>
          </table:table-cell>
          <table:table-cell table:formula="of:=[.E365]*1000" office:value-type="float" office:value="194.306135178" calcext:value-type="float">
            <text:p>194,306135178</text:p>
          </table:table-cell>
          <table:table-cell office:value-type="float" office:value="0.00122499465942" calcext:value-type="float">
            <text:p>0,0012249947</text:p>
          </table:table-cell>
          <table:table-cell table:formula="of:=[.G365]*1000" office:value-type="float" office:value="1.22499465942" calcext:value-type="float">
            <text:p>1,2249946594</text:p>
          </table:table-cell>
          <table:table-cell office:value-type="float" office:value="0.196798152" calcext:value-type="float">
            <text:p>0,196798152</text:p>
          </table:table-cell>
          <table:table-cell table:formula="of:=[.I365]*1000" office:value-type="float" office:value="196.798152" calcext:value-type="float">
            <text:p>196,798152</text:p>
          </table:table-cell>
        </table:table-row>
        <table:table-row table:style-name="ro1" table:visibility="collapse">
          <table:table-cell/>
          <table:table-cell office:value-type="float" office:value="4.680250745" calcext:value-type="float">
            <text:p>4,680250745</text:p>
          </table:table-cell>
          <table:table-cell office:value-type="float" office:value="0.00126695632935" calcext:value-type="float">
            <text:p>0,0012669563</text:p>
          </table:table-cell>
          <table:table-cell table:formula="of:=[.C366]*1000" office:value-type="float" office:value="1.26695632935" calcext:value-type="float">
            <text:p>1,2669563294</text:p>
          </table:table-cell>
          <table:table-cell office:value-type="float" office:value="0.21111702919" calcext:value-type="float">
            <text:p>0,2111170292</text:p>
          </table:table-cell>
          <table:table-cell table:formula="of:=[.E366]*1000" office:value-type="float" office:value="211.11702919" calcext:value-type="float">
            <text:p>211,11702919</text:p>
          </table:table-cell>
          <table:table-cell office:value-type="float" office:value="0.00122880935669" calcext:value-type="float">
            <text:p>0,0012288094</text:p>
          </table:table-cell>
          <table:table-cell table:formula="of:=[.G366]*1000" office:value-type="float" office:value="1.22880935669" calcext:value-type="float">
            <text:p>1,2288093567</text:p>
          </table:table-cell>
          <table:table-cell office:value-type="float" office:value="0.213663766" calcext:value-type="float">
            <text:p>0,213663766</text:p>
          </table:table-cell>
          <table:table-cell table:formula="of:=[.I366]*1000" office:value-type="float" office:value="213.663766" calcext:value-type="float">
            <text:p>213,663766</text:p>
          </table:table-cell>
        </table:table-row>
        <table:table-row table:style-name="ro1" table:visibility="collapse">
          <table:table-cell/>
          <table:table-cell office:value-type="float" office:value="5.09190275999" calcext:value-type="float">
            <text:p>5,09190276</text:p>
          </table:table-cell>
          <table:table-cell office:value-type="float" office:value="0.00119018554688" calcext:value-type="float">
            <text:p>0,0011901855</text:p>
          </table:table-cell>
          <table:table-cell table:formula="of:=[.C367]*1000" office:value-type="float" office:value="1.19018554688" calcext:value-type="float">
            <text:p>1,1901855469</text:p>
          </table:table-cell>
          <table:table-cell office:value-type="float" office:value="0.193933010101" calcext:value-type="float">
            <text:p>0,1939330101</text:p>
          </table:table-cell>
          <table:table-cell table:formula="of:=[.E367]*1000" office:value-type="float" office:value="193.933010101" calcext:value-type="float">
            <text:p>193,933010101</text:p>
          </table:table-cell>
          <table:table-cell office:value-type="float" office:value="0.00122094154358" calcext:value-type="float">
            <text:p>0,0012209415</text:p>
          </table:table-cell>
          <table:table-cell table:formula="of:=[.G367]*1000" office:value-type="float" office:value="1.22094154358" calcext:value-type="float">
            <text:p>1,2209415436</text:p>
          </table:table-cell>
          <table:table-cell office:value-type="float" office:value="0.196390239" calcext:value-type="float">
            <text:p>0,196390239</text:p>
          </table:table-cell>
          <table:table-cell table:formula="of:=[.I367]*1000" office:value-type="float" office:value="196.390239" calcext:value-type="float">
            <text:p>196,390239</text:p>
          </table:table-cell>
        </table:table-row>
        <table:table-row table:style-name="ro1" table:visibility="collapse">
          <table:table-cell/>
          <table:table-cell office:value-type="float" office:value="5.00149274552" calcext:value-type="float">
            <text:p>5,0014927455</text:p>
          </table:table-cell>
          <table:table-cell office:value-type="float" office:value="0.0011990070343" calcext:value-type="float">
            <text:p>0,001199007</text:p>
          </table:table-cell>
          <table:table-cell table:formula="of:=[.C368]*1000" office:value-type="float" office:value="1.1990070343" calcext:value-type="float">
            <text:p>1,1990070343</text:p>
          </table:table-cell>
          <table:table-cell office:value-type="float" office:value="0.197458028793" calcext:value-type="float">
            <text:p>0,1974580288</text:p>
          </table:table-cell>
          <table:table-cell table:formula="of:=[.E368]*1000" office:value-type="float" office:value="197.458028793" calcext:value-type="float">
            <text:p>197,458028793</text:p>
          </table:table-cell>
          <table:table-cell office:value-type="float" office:value="0.00124001502991" calcext:value-type="float">
            <text:p>0,001240015</text:p>
          </table:table-cell>
          <table:table-cell table:formula="of:=[.G368]*1000" office:value-type="float" office:value="1.24001502991" calcext:value-type="float">
            <text:p>1,2400150299</text:p>
          </table:table-cell>
          <table:table-cell office:value-type="float" office:value="0.199940308" calcext:value-type="float">
            <text:p>0,199940308</text:p>
          </table:table-cell>
          <table:table-cell table:formula="of:=[.I368]*1000" office:value-type="float" office:value="199.940308" calcext:value-type="float">
            <text:p>199,940308</text:p>
          </table:table-cell>
        </table:table-row>
        <table:table-row table:style-name="ro1" table:visibility="collapse">
          <table:table-cell/>
          <table:table-cell office:value-type="float" office:value="4.92672482173" calcext:value-type="float">
            <text:p>4,9267248217</text:p>
          </table:table-cell>
          <table:table-cell office:value-type="float" office:value="0.00120806694031" calcext:value-type="float">
            <text:p>0,0012080669</text:p>
          </table:table-cell>
          <table:table-cell table:formula="of:=[.C369]*1000" office:value-type="float" office:value="1.20806694031" calcext:value-type="float">
            <text:p>1,2080669403</text:p>
          </table:table-cell>
          <table:table-cell office:value-type="float" office:value="0.20046710968" calcext:value-type="float">
            <text:p>0,2004671097</text:p>
          </table:table-cell>
          <table:table-cell table:formula="of:=[.E369]*1000" office:value-type="float" office:value="200.46710968" calcext:value-type="float">
            <text:p>200,46710968</text:p>
          </table:table-cell>
          <table:table-cell office:value-type="float" office:value="0.00125503540039" calcext:value-type="float">
            <text:p>0,0012550354</text:p>
          </table:table-cell>
          <table:table-cell table:formula="of:=[.G369]*1000" office:value-type="float" office:value="1.25503540039" calcext:value-type="float">
            <text:p>1,2550354004</text:p>
          </table:table-cell>
          <table:table-cell office:value-type="float" office:value="0.2029746" calcext:value-type="float">
            <text:p>0,2029746</text:p>
          </table:table-cell>
          <table:table-cell table:formula="of:=[.I369]*1000" office:value-type="float" office:value="202.9746" calcext:value-type="float">
            <text:p>202,9746</text:p>
          </table:table-cell>
        </table:table-row>
        <table:table-row table:style-name="ro1" table:visibility="collapse">
          <table:table-cell/>
          <table:table-cell office:value-type="float" office:value="4.8326863808" calcext:value-type="float">
            <text:p>4,8326863808</text:p>
          </table:table-cell>
          <table:table-cell office:value-type="float" office:value="0.00123500823975" calcext:value-type="float">
            <text:p>0,0012350082</text:p>
          </table:table-cell>
          <table:table-cell table:formula="of:=[.C370]*1000" office:value-type="float" office:value="1.23500823975" calcext:value-type="float">
            <text:p>1,2350082398</text:p>
          </table:table-cell>
          <table:table-cell office:value-type="float" office:value="0.204288959503" calcext:value-type="float">
            <text:p>0,2042889595</text:p>
          </table:table-cell>
          <table:table-cell table:formula="of:=[.E370]*1000" office:value-type="float" office:value="204.288959503" calcext:value-type="float">
            <text:p>204,288959503</text:p>
          </table:table-cell>
          <table:table-cell office:value-type="float" office:value="0.00135087966919" calcext:value-type="float">
            <text:p>0,0013508797</text:p>
          </table:table-cell>
          <table:table-cell table:formula="of:=[.G370]*1000" office:value-type="float" office:value="1.35087966919" calcext:value-type="float">
            <text:p>1,3508796692</text:p>
          </table:table-cell>
          <table:table-cell office:value-type="float" office:value="0.206924249" calcext:value-type="float">
            <text:p>0,206924249</text:p>
          </table:table-cell>
          <table:table-cell table:formula="of:=[.I370]*1000" office:value-type="float" office:value="206.924249" calcext:value-type="float">
            <text:p>206,924249</text:p>
          </table:table-cell>
        </table:table-row>
        <table:table-row table:style-name="ro1" table:visibility="collapse">
          <table:table-cell/>
          <table:table-cell office:value-type="float" office:value="4.98923828785" calcext:value-type="float">
            <text:p>4,9892382879</text:p>
          </table:table-cell>
          <table:table-cell office:value-type="float" office:value="0.00125694274902" calcext:value-type="float">
            <text:p>0,0012569427</text:p>
          </table:table-cell>
          <table:table-cell table:formula="of:=[.C371]*1000" office:value-type="float" office:value="1.25694274902" calcext:value-type="float">
            <text:p>1,256942749</text:p>
          </table:table-cell>
          <table:table-cell office:value-type="float" office:value="0.197878837585" calcext:value-type="float">
            <text:p>0,1978788376</text:p>
          </table:table-cell>
          <table:table-cell table:formula="of:=[.E371]*1000" office:value-type="float" office:value="197.878837585" calcext:value-type="float">
            <text:p>197,878837585</text:p>
          </table:table-cell>
          <table:table-cell office:value-type="float" office:value="0.00124907493591" calcext:value-type="float">
            <text:p>0,0012490749</text:p>
          </table:table-cell>
          <table:table-cell table:formula="of:=[.G371]*1000" office:value-type="float" office:value="1.24907493591" calcext:value-type="float">
            <text:p>1,2490749359</text:p>
          </table:table-cell>
          <table:table-cell office:value-type="float" office:value="0.200431397" calcext:value-type="float">
            <text:p>0,200431397</text:p>
          </table:table-cell>
          <table:table-cell table:formula="of:=[.I371]*1000" office:value-type="float" office:value="200.431397" calcext:value-type="float">
            <text:p>200,431397</text:p>
          </table:table-cell>
        </table:table-row>
        <table:table-row table:style-name="ro1" table:visibility="collapse">
          <table:table-cell/>
          <table:table-cell office:value-type="float" office:value="4.93168034718" calcext:value-type="float">
            <text:p>4,9316803472</text:p>
          </table:table-cell>
          <table:table-cell office:value-type="float" office:value="0.00116300582886" calcext:value-type="float">
            <text:p>0,0011630058</text:p>
          </table:table-cell>
          <table:table-cell table:formula="of:=[.C372]*1000" office:value-type="float" office:value="1.16300582886" calcext:value-type="float">
            <text:p>1,1630058289</text:p>
          </table:table-cell>
          <table:table-cell office:value-type="float" office:value="0.200353145599" calcext:value-type="float">
            <text:p>0,2003531456</text:p>
          </table:table-cell>
          <table:table-cell table:formula="of:=[.E372]*1000" office:value-type="float" office:value="200.353145599" calcext:value-type="float">
            <text:p>200,353145599</text:p>
          </table:table-cell>
          <table:table-cell office:value-type="float" office:value="0.00121092796326" calcext:value-type="float">
            <text:p>0,001210928</text:p>
          </table:table-cell>
          <table:table-cell table:formula="of:=[.G372]*1000" office:value-type="float" office:value="1.21092796326" calcext:value-type="float">
            <text:p>1,2109279633</text:p>
          </table:table-cell>
          <table:table-cell office:value-type="float" office:value="0.202770644" calcext:value-type="float">
            <text:p>0,202770644</text:p>
          </table:table-cell>
          <table:table-cell table:formula="of:=[.I372]*1000" office:value-type="float" office:value="202.770644" calcext:value-type="float">
            <text:p>202,770644</text:p>
          </table:table-cell>
        </table:table-row>
        <table:table-row table:style-name="ro1" table:visibility="collapse">
          <table:table-cell/>
          <table:table-cell office:value-type="float" office:value="5.16515569851" calcext:value-type="float">
            <text:p>5,1651556985</text:p>
          </table:table-cell>
          <table:table-cell office:value-type="float" office:value="0.00173401832581" calcext:value-type="float">
            <text:p>0,0017340183</text:p>
          </table:table-cell>
          <table:table-cell table:formula="of:=[.C373]*1000" office:value-type="float" office:value="1.73401832581" calcext:value-type="float">
            <text:p>1,7340183258</text:p>
          </table:table-cell>
          <table:table-cell office:value-type="float" office:value="0.190482854843" calcext:value-type="float">
            <text:p>0,1904828548</text:p>
          </table:table-cell>
          <table:table-cell table:formula="of:=[.E373]*1000" office:value-type="float" office:value="190.482854843" calcext:value-type="float">
            <text:p>190,482854843</text:p>
          </table:table-cell>
          <table:table-cell office:value-type="float" office:value="0.00133895874023" calcext:value-type="float">
            <text:p>0,0013389587</text:p>
          </table:table-cell>
          <table:table-cell table:formula="of:=[.G373]*1000" office:value-type="float" office:value="1.33895874023" calcext:value-type="float">
            <text:p>1,3389587402</text:p>
          </table:table-cell>
          <table:table-cell office:value-type="float" office:value="0.193605006" calcext:value-type="float">
            <text:p>0,193605006</text:p>
          </table:table-cell>
          <table:table-cell table:formula="of:=[.I373]*1000" office:value-type="float" office:value="193.605006" calcext:value-type="float">
            <text:p>193,605006</text:p>
          </table:table-cell>
        </table:table-row>
        <table:table-row table:style-name="ro1" table:visibility="collapse">
          <table:table-cell/>
          <table:table-cell office:value-type="float" office:value="4.88463980368" calcext:value-type="float">
            <text:p>4,8846398037</text:p>
          </table:table-cell>
          <table:table-cell office:value-type="float" office:value="0.00121808052063" calcext:value-type="float">
            <text:p>0,0012180805</text:p>
          </table:table-cell>
          <table:table-cell table:formula="of:=[.C374]*1000" office:value-type="float" office:value="1.21808052063" calcext:value-type="float">
            <text:p>1,2180805206</text:p>
          </table:table-cell>
          <table:table-cell office:value-type="float" office:value="0.202214956284" calcext:value-type="float">
            <text:p>0,2022149563</text:p>
          </table:table-cell>
          <table:table-cell table:formula="of:=[.E374]*1000" office:value-type="float" office:value="202.214956284" calcext:value-type="float">
            <text:p>202,214956284</text:p>
          </table:table-cell>
          <table:table-cell office:value-type="float" office:value="0.00124597549438" calcext:value-type="float">
            <text:p>0,0012459755</text:p>
          </table:table-cell>
          <table:table-cell table:formula="of:=[.G374]*1000" office:value-type="float" office:value="1.24597549438" calcext:value-type="float">
            <text:p>1,2459754944</text:p>
          </table:table-cell>
          <table:table-cell office:value-type="float" office:value="0.204723386" calcext:value-type="float">
            <text:p>0,204723386</text:p>
          </table:table-cell>
          <table:table-cell table:formula="of:=[.I374]*1000" office:value-type="float" office:value="204.723386" calcext:value-type="float">
            <text:p>204,723386</text:p>
          </table:table-cell>
        </table:table-row>
        <table:table-row table:style-name="ro1" table:visibility="collapse">
          <table:table-cell/>
          <table:table-cell office:value-type="float" office:value="4.73735582912" calcext:value-type="float">
            <text:p>4,7373558291</text:p>
          </table:table-cell>
          <table:table-cell office:value-type="float" office:value="0.00119996070862" calcext:value-type="float">
            <text:p>0,0011999607</text:p>
          </table:table-cell>
          <table:table-cell table:formula="of:=[.C375]*1000" office:value-type="float" office:value="1.19996070862" calcext:value-type="float">
            <text:p>1,1999607086</text:p>
          </table:table-cell>
          <table:table-cell office:value-type="float" office:value="0.208605051041" calcext:value-type="float">
            <text:p>0,208605051</text:p>
          </table:table-cell>
          <table:table-cell table:formula="of:=[.E375]*1000" office:value-type="float" office:value="208.605051041" calcext:value-type="float">
            <text:p>208,605051041</text:p>
          </table:table-cell>
          <table:table-cell office:value-type="float" office:value="0.00123500823975" calcext:value-type="float">
            <text:p>0,0012350082</text:p>
          </table:table-cell>
          <table:table-cell table:formula="of:=[.G375]*1000" office:value-type="float" office:value="1.23500823975" calcext:value-type="float">
            <text:p>1,2350082398</text:p>
          </table:table-cell>
          <table:table-cell office:value-type="float" office:value="0.211088218" calcext:value-type="float">
            <text:p>0,211088218</text:p>
          </table:table-cell>
          <table:table-cell table:formula="of:=[.I375]*1000" office:value-type="float" office:value="211.088218" calcext:value-type="float">
            <text:p>211,088218</text:p>
          </table:table-cell>
        </table:table-row>
        <table:table-row table:style-name="ro1" table:visibility="collapse">
          <table:table-cell/>
          <table:table-cell office:value-type="float" office:value="4.74034299577" calcext:value-type="float">
            <text:p>4,7403429958</text:p>
          </table:table-cell>
          <table:table-cell office:value-type="float" office:value="0.00138306617737" calcext:value-type="float">
            <text:p>0,0013830662</text:p>
          </table:table-cell>
          <table:table-cell table:formula="of:=[.C376]*1000" office:value-type="float" office:value="1.38306617737" calcext:value-type="float">
            <text:p>1,3830661774</text:p>
          </table:table-cell>
          <table:table-cell office:value-type="float" office:value="0.208287000656" calcext:value-type="float">
            <text:p>0,2082870007</text:p>
          </table:table-cell>
          <table:table-cell table:formula="of:=[.E376]*1000" office:value-type="float" office:value="208.287000656" calcext:value-type="float">
            <text:p>208,287000656</text:p>
          </table:table-cell>
          <table:table-cell office:value-type="float" office:value="0.00124096870422" calcext:value-type="float">
            <text:p>0,0012409687</text:p>
          </table:table-cell>
          <table:table-cell table:formula="of:=[.G376]*1000" office:value-type="float" office:value="1.24096870422" calcext:value-type="float">
            <text:p>1,2409687042</text:p>
          </table:table-cell>
          <table:table-cell office:value-type="float" office:value="0.210955199" calcext:value-type="float">
            <text:p>0,210955199</text:p>
          </table:table-cell>
          <table:table-cell table:formula="of:=[.I376]*1000" office:value-type="float" office:value="210.955199" calcext:value-type="float">
            <text:p>210,955199</text:p>
          </table:table-cell>
        </table:table-row>
        <table:table-row table:style-name="ro1" table:visibility="collapse">
          <table:table-cell/>
          <table:table-cell office:value-type="float" office:value="4.19530858024" calcext:value-type="float">
            <text:p>4,1953085802</text:p>
          </table:table-cell>
          <table:table-cell office:value-type="float" office:value="0.00119113922119" calcext:value-type="float">
            <text:p>0,0011911392</text:p>
          </table:table-cell>
          <table:table-cell table:formula="of:=[.C377]*1000" office:value-type="float" office:value="1.19113922119" calcext:value-type="float">
            <text:p>1,1911392212</text:p>
          </table:table-cell>
          <table:table-cell office:value-type="float" office:value="0.235872030258" calcext:value-type="float">
            <text:p>0,2358720303</text:p>
          </table:table-cell>
          <table:table-cell table:formula="of:=[.E377]*1000" office:value-type="float" office:value="235.872030258" calcext:value-type="float">
            <text:p>235,872030258</text:p>
          </table:table-cell>
          <table:table-cell office:value-type="float" office:value="0.00125503540039" calcext:value-type="float">
            <text:p>0,0012550354</text:p>
          </table:table-cell>
          <table:table-cell table:formula="of:=[.G377]*1000" office:value-type="float" office:value="1.25503540039" calcext:value-type="float">
            <text:p>1,2550354004</text:p>
          </table:table-cell>
          <table:table-cell office:value-type="float" office:value="0.238361489" calcext:value-type="float">
            <text:p>0,238361489</text:p>
          </table:table-cell>
          <table:table-cell table:formula="of:=[.I377]*1000" office:value-type="float" office:value="238.361489" calcext:value-type="float">
            <text:p>238,361489</text:p>
          </table:table-cell>
        </table:table-row>
        <table:table-row table:style-name="ro1" table:visibility="collapse">
          <table:table-cell/>
          <table:table-cell office:value-type="float" office:value="4.21077770365" calcext:value-type="float">
            <text:p>4,2107777037</text:p>
          </table:table-cell>
          <table:table-cell office:value-type="float" office:value="0.00119495391846" calcext:value-type="float">
            <text:p>0,0011949539</text:p>
          </table:table-cell>
          <table:table-cell table:formula="of:=[.C378]*1000" office:value-type="float" office:value="1.19495391846" calcext:value-type="float">
            <text:p>1,1949539185</text:p>
          </table:table-cell>
          <table:table-cell office:value-type="float" office:value="0.23500919342" calcext:value-type="float">
            <text:p>0,2350091934</text:p>
          </table:table-cell>
          <table:table-cell table:formula="of:=[.E378]*1000" office:value-type="float" office:value="235.00919342" calcext:value-type="float">
            <text:p>235,00919342</text:p>
          </table:table-cell>
          <table:table-cell office:value-type="float" office:value="0.00123596191406" calcext:value-type="float">
            <text:p>0,0012359619</text:p>
          </table:table-cell>
          <table:table-cell table:formula="of:=[.G378]*1000" office:value-type="float" office:value="1.23596191406" calcext:value-type="float">
            <text:p>1,2359619141</text:p>
          </table:table-cell>
          <table:table-cell office:value-type="float" office:value="0.237485821" calcext:value-type="float">
            <text:p>0,237485821</text:p>
          </table:table-cell>
          <table:table-cell table:formula="of:=[.I378]*1000" office:value-type="float" office:value="237.485821" calcext:value-type="float">
            <text:p>237,485821</text:p>
          </table:table-cell>
        </table:table-row>
        <table:table-row table:style-name="ro1" table:visibility="collapse">
          <table:table-cell/>
          <table:table-cell office:value-type="float" office:value="3.25148982288" calcext:value-type="float">
            <text:p>3,2514898229</text:p>
          </table:table-cell>
          <table:table-cell office:value-type="float" office:value="0.00140190124512" calcext:value-type="float">
            <text:p>0,0014019012</text:p>
          </table:table-cell>
          <table:table-cell table:formula="of:=[.C379]*1000" office:value-type="float" office:value="1.40190124512" calcext:value-type="float">
            <text:p>1,4019012451</text:p>
          </table:table-cell>
          <table:table-cell office:value-type="float" office:value="0.304848909378" calcext:value-type="float">
            <text:p>0,3048489094</text:p>
          </table:table-cell>
          <table:table-cell table:formula="of:=[.E379]*1000" office:value-type="float" office:value="304.848909378" calcext:value-type="float">
            <text:p>304,848909378</text:p>
          </table:table-cell>
          <table:table-cell office:value-type="float" office:value="0.00125598907471" calcext:value-type="float">
            <text:p>0,0012559891</text:p>
          </table:table-cell>
          <table:table-cell table:formula="of:=[.G379]*1000" office:value-type="float" office:value="1.25598907471" calcext:value-type="float">
            <text:p>1,2559890747</text:p>
          </table:table-cell>
          <table:table-cell office:value-type="float" office:value="0.307551324" calcext:value-type="float">
            <text:p>0,307551324</text:p>
          </table:table-cell>
          <table:table-cell table:formula="of:=[.I379]*1000" office:value-type="float" office:value="307.551324" calcext:value-type="float">
            <text:p>307,551324</text:p>
          </table:table-cell>
        </table:table-row>
        <table:table-row table:style-name="ro1" table:visibility="collapse">
          <table:table-cell/>
          <table:table-cell office:value-type="float" office:value="3.07072160819" calcext:value-type="float">
            <text:p>3,0707216082</text:p>
          </table:table-cell>
          <table:table-cell office:value-type="float" office:value="0.00118899345398" calcext:value-type="float">
            <text:p>0,0011889935</text:p>
          </table:table-cell>
          <table:table-cell table:formula="of:=[.C380]*1000" office:value-type="float" office:value="1.18899345398" calcext:value-type="float">
            <text:p>1,188993454</text:p>
          </table:table-cell>
          <table:table-cell office:value-type="float" office:value="0.323198080063" calcext:value-type="float">
            <text:p>0,3231980801</text:p>
          </table:table-cell>
          <table:table-cell table:formula="of:=[.E380]*1000" office:value-type="float" office:value="323.198080063" calcext:value-type="float">
            <text:p>323,198080063</text:p>
          </table:table-cell>
          <table:table-cell office:value-type="float" office:value="0.00122284889221" calcext:value-type="float">
            <text:p>0,0012228489</text:p>
          </table:table-cell>
          <table:table-cell table:formula="of:=[.G380]*1000" office:value-type="float" office:value="1.22284889221" calcext:value-type="float">
            <text:p>1,2228488922</text:p>
          </table:table-cell>
          <table:table-cell office:value-type="float" office:value="0.325656353" calcext:value-type="float">
            <text:p>0,325656353</text:p>
          </table:table-cell>
          <table:table-cell table:formula="of:=[.I380]*1000" office:value-type="float" office:value="325.656353" calcext:value-type="float">
            <text:p>325,656353</text:p>
          </table:table-cell>
        </table:table-row>
        <table:table-row table:style-name="ro1" table:visibility="collapse">
          <table:table-cell/>
          <table:table-cell office:value-type="float" office:value="3.04962766135" calcext:value-type="float">
            <text:p>3,0496276614</text:p>
          </table:table-cell>
          <table:table-cell office:value-type="float" office:value="0.00122404098511" calcext:value-type="float">
            <text:p>0,001224041</text:p>
          </table:table-cell>
          <table:table-cell table:formula="of:=[.C381]*1000" office:value-type="float" office:value="1.22404098511" calcext:value-type="float">
            <text:p>1,2240409851</text:p>
          </table:table-cell>
          <table:table-cell office:value-type="float" office:value="0.325345039368" calcext:value-type="float">
            <text:p>0,3253450394</text:p>
          </table:table-cell>
          <table:table-cell table:formula="of:=[.E381]*1000" office:value-type="float" office:value="325.345039368" calcext:value-type="float">
            <text:p>325,345039368</text:p>
          </table:table-cell>
          <table:table-cell office:value-type="float" office:value="0.00123000144958" calcext:value-type="float">
            <text:p>0,0012300014</text:p>
          </table:table-cell>
          <table:table-cell table:formula="of:=[.G381]*1000" office:value-type="float" office:value="1.23000144958" calcext:value-type="float">
            <text:p>1,2300014496</text:p>
          </table:table-cell>
          <table:table-cell office:value-type="float" office:value="0.327908883" calcext:value-type="float">
            <text:p>0,327908883</text:p>
          </table:table-cell>
          <table:table-cell table:formula="of:=[.I381]*1000" office:value-type="float" office:value="327.908883" calcext:value-type="float">
            <text:p>327,908883</text:p>
          </table:table-cell>
        </table:table-row>
        <table:table-row table:style-name="ro1" table:visibility="collapse">
          <table:table-cell/>
          <table:table-cell office:value-type="float" office:value="2.87824836988" calcext:value-type="float">
            <text:p>2,8782483699</text:p>
          </table:table-cell>
          <table:table-cell office:value-type="float" office:value="0.00197720527649" calcext:value-type="float">
            <text:p>0,0019772053</text:p>
          </table:table-cell>
          <table:table-cell table:formula="of:=[.C382]*1000" office:value-type="float" office:value="1.97720527649" calcext:value-type="float">
            <text:p>1,9772052765</text:p>
          </table:table-cell>
          <table:table-cell office:value-type="float" office:value="0.344157934189" calcext:value-type="float">
            <text:p>0,3441579342</text:p>
          </table:table-cell>
          <table:table-cell table:formula="of:=[.E382]*1000" office:value-type="float" office:value="344.157934189" calcext:value-type="float">
            <text:p>344,157934189</text:p>
          </table:table-cell>
          <table:table-cell office:value-type="float" office:value="0.00125098228455" calcext:value-type="float">
            <text:p>0,0012509823</text:p>
          </table:table-cell>
          <table:table-cell table:formula="of:=[.G382]*1000" office:value-type="float" office:value="1.25098228455" calcext:value-type="float">
            <text:p>1,2509822846</text:p>
          </table:table-cell>
          <table:table-cell office:value-type="float" office:value="0.347433533" calcext:value-type="float">
            <text:p>0,347433533</text:p>
          </table:table-cell>
          <table:table-cell table:formula="of:=[.I382]*1000" office:value-type="float" office:value="347.433533" calcext:value-type="float">
            <text:p>347,433533</text:p>
          </table:table-cell>
        </table:table-row>
        <table:table-row table:style-name="ro1" table:visibility="collapse">
          <table:table-cell/>
          <table:table-cell office:value-type="float" office:value="3.03462831363" calcext:value-type="float">
            <text:p>3,0346283136</text:p>
          </table:table-cell>
          <table:table-cell office:value-type="float" office:value="0.0012378692627" calcext:value-type="float">
            <text:p>0,0012378693</text:p>
          </table:table-cell>
          <table:table-cell table:formula="of:=[.C383]*1000" office:value-type="float" office:value="1.2378692627" calcext:value-type="float">
            <text:p>1,2378692627</text:p>
          </table:table-cell>
          <table:table-cell office:value-type="float" office:value="0.326994895935" calcext:value-type="float">
            <text:p>0,3269948959</text:p>
          </table:table-cell>
          <table:table-cell table:formula="of:=[.E383]*1000" office:value-type="float" office:value="326.994895935" calcext:value-type="float">
            <text:p>326,994895935</text:p>
          </table:table-cell>
          <table:table-cell office:value-type="float" office:value="0.00124502182007" calcext:value-type="float">
            <text:p>0,0012450218</text:p>
          </table:table-cell>
          <table:table-cell table:formula="of:=[.G383]*1000" office:value-type="float" office:value="1.24502182007" calcext:value-type="float">
            <text:p>1,2450218201</text:p>
          </table:table-cell>
          <table:table-cell office:value-type="float" office:value="0.329529648" calcext:value-type="float">
            <text:p>0,329529648</text:p>
          </table:table-cell>
          <table:table-cell table:formula="of:=[.I383]*1000" office:value-type="float" office:value="329.529648" calcext:value-type="float">
            <text:p>329,529648</text:p>
          </table:table-cell>
        </table:table-row>
        <table:table-row table:style-name="ro1" table:visibility="collapse">
          <table:table-cell/>
          <table:table-cell office:value-type="float" office:value="3.53414317164" calcext:value-type="float">
            <text:p>3,5341431716</text:p>
          </table:table-cell>
          <table:table-cell office:value-type="float" office:value="0.0013689994812" calcext:value-type="float">
            <text:p>0,0013689995</text:p>
          </table:table-cell>
          <table:table-cell table:formula="of:=[.C384]*1000" office:value-type="float" office:value="1.3689994812" calcext:value-type="float">
            <text:p>1,3689994812</text:p>
          </table:table-cell>
          <table:table-cell office:value-type="float" office:value="0.280254125595" calcext:value-type="float">
            <text:p>0,2802541256</text:p>
          </table:table-cell>
          <table:table-cell table:formula="of:=[.E384]*1000" office:value-type="float" office:value="280.254125595" calcext:value-type="float">
            <text:p>280,254125595</text:p>
          </table:table-cell>
          <table:table-cell office:value-type="float" office:value="0.00128197669983" calcext:value-type="float">
            <text:p>0,0012819767</text:p>
          </table:table-cell>
          <table:table-cell table:formula="of:=[.G384]*1000" office:value-type="float" office:value="1.28197669983" calcext:value-type="float">
            <text:p>1,2819766998</text:p>
          </table:table-cell>
          <table:table-cell office:value-type="float" office:value="0.282954015" calcext:value-type="float">
            <text:p>0,282954015</text:p>
          </table:table-cell>
          <table:table-cell table:formula="of:=[.I384]*1000" office:value-type="float" office:value="282.954015" calcext:value-type="float">
            <text:p>282,954015</text:p>
          </table:table-cell>
        </table:table-row>
        <table:table-row table:style-name="ro1" table:visibility="collapse">
          <table:table-cell/>
          <table:table-cell office:value-type="float" office:value="4.08449513394" calcext:value-type="float">
            <text:p>4,0844951339</text:p>
          </table:table-cell>
          <table:table-cell office:value-type="float" office:value="0.00119709968567" calcext:value-type="float">
            <text:p>0,0011970997</text:p>
          </table:table-cell>
          <table:table-cell table:formula="of:=[.C385]*1000" office:value-type="float" office:value="1.19709968567" calcext:value-type="float">
            <text:p>1,1970996857</text:p>
          </table:table-cell>
          <table:table-cell office:value-type="float" office:value="0.242260217667" calcext:value-type="float">
            <text:p>0,2422602177</text:p>
          </table:table-cell>
          <table:table-cell table:formula="of:=[.E385]*1000" office:value-type="float" office:value="242.260217667" calcext:value-type="float">
            <text:p>242,260217667</text:p>
          </table:table-cell>
          <table:table-cell office:value-type="float" office:value="0.00132584571838" calcext:value-type="float">
            <text:p>0,0013258457</text:p>
          </table:table-cell>
          <table:table-cell table:formula="of:=[.G385]*1000" office:value-type="float" office:value="1.32584571838" calcext:value-type="float">
            <text:p>1,3258457184</text:p>
          </table:table-cell>
          <table:table-cell office:value-type="float" office:value="0.2448283" calcext:value-type="float">
            <text:p>0,2448283</text:p>
          </table:table-cell>
          <table:table-cell table:formula="of:=[.I385]*1000" office:value-type="float" office:value="244.8283" calcext:value-type="float">
            <text:p>244,8283</text:p>
          </table:table-cell>
        </table:table-row>
        <table:table-row table:style-name="ro1" table:visibility="collapse">
          <table:table-cell/>
          <table:table-cell office:value-type="float" office:value="5.20643032881" calcext:value-type="float">
            <text:p>5,2064303288</text:p>
          </table:table-cell>
          <table:table-cell office:value-type="float" office:value="0.00121712684631" calcext:value-type="float">
            <text:p>0,0012171268</text:p>
          </table:table-cell>
          <table:table-cell table:formula="of:=[.C386]*1000" office:value-type="float" office:value="1.21712684631" calcext:value-type="float">
            <text:p>1,2171268463</text:p>
          </table:table-cell>
          <table:table-cell office:value-type="float" office:value="0.189560174942" calcext:value-type="float">
            <text:p>0,1895601749</text:p>
          </table:table-cell>
          <table:table-cell table:formula="of:=[.E386]*1000" office:value-type="float" office:value="189.560174942" calcext:value-type="float">
            <text:p>189,560174942</text:p>
          </table:table-cell>
          <table:table-cell office:value-type="float" office:value="0.00124502182007" calcext:value-type="float">
            <text:p>0,0012450218</text:p>
          </table:table-cell>
          <table:table-cell table:formula="of:=[.G386]*1000" office:value-type="float" office:value="1.24502182007" calcext:value-type="float">
            <text:p>1,2450218201</text:p>
          </table:table-cell>
          <table:table-cell office:value-type="float" office:value="0.192070178" calcext:value-type="float">
            <text:p>0,192070178</text:p>
          </table:table-cell>
          <table:table-cell table:formula="of:=[.I386]*1000" office:value-type="float" office:value="192.070178" calcext:value-type="float">
            <text:p>192,070178</text:p>
          </table:table-cell>
        </table:table-row>
        <table:table-row table:style-name="ro1" table:visibility="collapse">
          <table:table-cell/>
          <table:table-cell office:value-type="float" office:value="6.41645968718" calcext:value-type="float">
            <text:p>6,4164596872</text:p>
          </table:table-cell>
          <table:table-cell office:value-type="float" office:value="0.00118780136108" calcext:value-type="float">
            <text:p>0,0011878014</text:p>
          </table:table-cell>
          <table:table-cell table:formula="of:=[.C387]*1000" office:value-type="float" office:value="1.18780136108" calcext:value-type="float">
            <text:p>1,1878013611</text:p>
          </table:table-cell>
          <table:table-cell office:value-type="float" office:value="0.153392076492" calcext:value-type="float">
            <text:p>0,1533920765</text:p>
          </table:table-cell>
          <table:table-cell table:formula="of:=[.E387]*1000" office:value-type="float" office:value="153.392076492" calcext:value-type="float">
            <text:p>153,392076492</text:p>
          </table:table-cell>
          <table:table-cell office:value-type="float" office:value="0.00122594833374" calcext:value-type="float">
            <text:p>0,0012259483</text:p>
          </table:table-cell>
          <table:table-cell table:formula="of:=[.G387]*1000" office:value-type="float" office:value="1.22594833374" calcext:value-type="float">
            <text:p>1,2259483337</text:p>
          </table:table-cell>
          <table:table-cell office:value-type="float" office:value="0.155849183" calcext:value-type="float">
            <text:p>0,155849183</text:p>
          </table:table-cell>
          <table:table-cell table:formula="of:=[.I387]*1000" office:value-type="float" office:value="155.849183" calcext:value-type="float">
            <text:p>155,849183</text:p>
          </table:table-cell>
        </table:table-row>
        <table:table-row table:style-name="ro1" table:visibility="collapse">
          <table:table-cell/>
          <table:table-cell office:value-type="float" office:value="6.73654257731" calcext:value-type="float">
            <text:p>6,7365425773</text:p>
          </table:table-cell>
          <table:table-cell office:value-type="float" office:value="0.00133609771729" calcext:value-type="float">
            <text:p>0,0013360977</text:p>
          </table:table-cell>
          <table:table-cell table:formula="of:=[.C388]*1000" office:value-type="float" office:value="1.33609771729" calcext:value-type="float">
            <text:p>1,3360977173</text:p>
          </table:table-cell>
          <table:table-cell office:value-type="float" office:value="0.145720005035" calcext:value-type="float">
            <text:p>0,145720005</text:p>
          </table:table-cell>
          <table:table-cell table:formula="of:=[.E388]*1000" office:value-type="float" office:value="145.720005035" calcext:value-type="float">
            <text:p>145,720005035</text:p>
          </table:table-cell>
          <table:table-cell office:value-type="float" office:value="0.00134205818176" calcext:value-type="float">
            <text:p>0,0013420582</text:p>
          </table:table-cell>
          <table:table-cell table:formula="of:=[.G388]*1000" office:value-type="float" office:value="1.34205818176" calcext:value-type="float">
            <text:p>1,3420581818</text:p>
          </table:table-cell>
          <table:table-cell office:value-type="float" office:value="0.1484441" calcext:value-type="float">
            <text:p>0,1484441</text:p>
          </table:table-cell>
          <table:table-cell table:formula="of:=[.I388]*1000" office:value-type="float" office:value="148.4441" calcext:value-type="float">
            <text:p>148,4441</text:p>
          </table:table-cell>
        </table:table-row>
        <table:table-row table:style-name="ro1" table:visibility="collapse">
          <table:table-cell/>
          <table:table-cell office:value-type="float" office:value="5.59599216384" calcext:value-type="float">
            <text:p>5,5959921638</text:p>
          </table:table-cell>
          <table:table-cell office:value-type="float" office:value="0.00125002861023" calcext:value-type="float">
            <text:p>0,0012500286</text:p>
          </table:table-cell>
          <table:table-cell table:formula="of:=[.C389]*1000" office:value-type="float" office:value="1.25002861023" calcext:value-type="float">
            <text:p>1,2500286102</text:p>
          </table:table-cell>
          <table:table-cell office:value-type="float" office:value="0.176155090332" calcext:value-type="float">
            <text:p>0,1761550903</text:p>
          </table:table-cell>
          <table:table-cell table:formula="of:=[.E389]*1000" office:value-type="float" office:value="176.155090332" calcext:value-type="float">
            <text:p>176,155090332</text:p>
          </table:table-cell>
          <table:table-cell office:value-type="float" office:value="0.0012469291687" calcext:value-type="float">
            <text:p>0,0012469292</text:p>
          </table:table-cell>
          <table:table-cell table:formula="of:=[.G389]*1000" office:value-type="float" office:value="1.2469291687" calcext:value-type="float">
            <text:p>1,2469291687</text:p>
          </table:table-cell>
          <table:table-cell office:value-type="float" office:value="0.178699321" calcext:value-type="float">
            <text:p>0,178699321</text:p>
          </table:table-cell>
          <table:table-cell table:formula="of:=[.I389]*1000" office:value-type="float" office:value="178.699321" calcext:value-type="float">
            <text:p>178,699321</text:p>
          </table:table-cell>
        </table:table-row>
        <table:table-row table:style-name="ro1" table:visibility="collapse">
          <table:table-cell/>
          <table:table-cell office:value-type="float" office:value="6.99792418476" calcext:value-type="float">
            <text:p>6,9979241848</text:p>
          </table:table-cell>
          <table:table-cell office:value-type="float" office:value="0.001305103302" calcext:value-type="float">
            <text:p>0,0013051033</text:p>
          </table:table-cell>
          <table:table-cell table:formula="of:=[.C390]*1000" office:value-type="float" office:value="1.305103302" calcext:value-type="float">
            <text:p>1,305103302</text:p>
          </table:table-cell>
          <table:table-cell office:value-type="float" office:value="0.140319824219" calcext:value-type="float">
            <text:p>0,1403198242</text:p>
          </table:table-cell>
          <table:table-cell table:formula="of:=[.E390]*1000" office:value-type="float" office:value="140.319824219" calcext:value-type="float">
            <text:p>140,319824219</text:p>
          </table:table-cell>
          <table:table-cell office:value-type="float" office:value="0.0012321472168" calcext:value-type="float">
            <text:p>0,0012321472</text:p>
          </table:table-cell>
          <table:table-cell table:formula="of:=[.G390]*1000" office:value-type="float" office:value="1.2321472168" calcext:value-type="float">
            <text:p>1,2321472168</text:p>
          </table:table-cell>
          <table:table-cell office:value-type="float" office:value="0.142899519" calcext:value-type="float">
            <text:p>0,142899519</text:p>
          </table:table-cell>
          <table:table-cell table:formula="of:=[.I390]*1000" office:value-type="float" office:value="142.899519" calcext:value-type="float">
            <text:p>142,899519</text:p>
          </table:table-cell>
        </table:table-row>
        <table:table-row table:style-name="ro1" table:visibility="collapse">
          <table:table-cell/>
          <table:table-cell office:value-type="float" office:value="7.02886580872" calcext:value-type="float">
            <text:p>7,0288658087</text:p>
          </table:table-cell>
          <table:table-cell office:value-type="float" office:value="0.00173306465149" calcext:value-type="float">
            <text:p>0,0017330647</text:p>
          </table:table-cell>
          <table:table-cell table:formula="of:=[.C391]*1000" office:value-type="float" office:value="1.73306465149" calcext:value-type="float">
            <text:p>1,7330646515</text:p>
          </table:table-cell>
          <table:table-cell office:value-type="float" office:value="0.13925409317" calcext:value-type="float">
            <text:p>0,1392540932</text:p>
          </table:table-cell>
          <table:table-cell table:formula="of:=[.E391]*1000" office:value-type="float" office:value="139.25409317" calcext:value-type="float">
            <text:p>139,25409317</text:p>
          </table:table-cell>
          <table:table-cell office:value-type="float" office:value="0.00123310089111" calcext:value-type="float">
            <text:p>0,0012331009</text:p>
          </table:table-cell>
          <table:table-cell table:formula="of:=[.G391]*1000" office:value-type="float" office:value="1.23310089111" calcext:value-type="float">
            <text:p>1,2331008911</text:p>
          </table:table-cell>
          <table:table-cell office:value-type="float" office:value="0.142270464" calcext:value-type="float">
            <text:p>0,142270464</text:p>
          </table:table-cell>
          <table:table-cell table:formula="of:=[.I391]*1000" office:value-type="float" office:value="142.270464" calcext:value-type="float">
            <text:p>142,270464</text:p>
          </table:table-cell>
        </table:table-row>
        <table:table-row table:style-name="ro1" table:visibility="collapse">
          <table:table-cell/>
          <table:table-cell office:value-type="float" office:value="7.05486294595" calcext:value-type="float">
            <text:p>7,054862946</text:p>
          </table:table-cell>
          <table:table-cell office:value-type="float" office:value="0.00165200233459" calcext:value-type="float">
            <text:p>0,0016520023</text:p>
          </table:table-cell>
          <table:table-cell table:formula="of:=[.C392]*1000" office:value-type="float" office:value="1.65200233459" calcext:value-type="float">
            <text:p>1,6520023346</text:p>
          </table:table-cell>
          <table:table-cell office:value-type="float" office:value="0.138813972473" calcext:value-type="float">
            <text:p>0,1388139725</text:p>
          </table:table-cell>
          <table:table-cell table:formula="of:=[.E392]*1000" office:value-type="float" office:value="138.813972473" calcext:value-type="float">
            <text:p>138,813972473</text:p>
          </table:table-cell>
          <table:table-cell office:value-type="float" office:value="0.00123405456543" calcext:value-type="float">
            <text:p>0,0012340546</text:p>
          </table:table-cell>
          <table:table-cell table:formula="of:=[.G392]*1000" office:value-type="float" office:value="1.23405456543" calcext:value-type="float">
            <text:p>1,2340545654</text:p>
          </table:table-cell>
          <table:table-cell office:value-type="float" office:value="0.141746198" calcext:value-type="float">
            <text:p>0,141746198</text:p>
          </table:table-cell>
          <table:table-cell table:formula="of:=[.I392]*1000" office:value-type="float" office:value="141.746198" calcext:value-type="float">
            <text:p>141,746198</text:p>
          </table:table-cell>
        </table:table-row>
        <table:table-row table:style-name="ro1" table:visibility="collapse">
          <table:table-cell/>
          <table:table-cell office:value-type="float" office:value="6.21747893241" calcext:value-type="float">
            <text:p>6,2174789324</text:p>
          </table:table-cell>
          <table:table-cell office:value-type="float" office:value="0.00124406814575" calcext:value-type="float">
            <text:p>0,0012440681</text:p>
          </table:table-cell>
          <table:table-cell table:formula="of:=[.C393]*1000" office:value-type="float" office:value="1.24406814575" calcext:value-type="float">
            <text:p>1,2440681458</text:p>
          </table:table-cell>
          <table:table-cell office:value-type="float" office:value="0.158326148987" calcext:value-type="float">
            <text:p>0,158326149</text:p>
          </table:table-cell>
          <table:table-cell table:formula="of:=[.E393]*1000" office:value-type="float" office:value="158.326148987" calcext:value-type="float">
            <text:p>158,326148987</text:p>
          </table:table-cell>
          <table:table-cell office:value-type="float" office:value="0.00122404098511" calcext:value-type="float">
            <text:p>0,001224041</text:p>
          </table:table-cell>
          <table:table-cell table:formula="of:=[.G393]*1000" office:value-type="float" office:value="1.22404098511" calcext:value-type="float">
            <text:p>1,2240409851</text:p>
          </table:table-cell>
          <table:table-cell office:value-type="float" office:value="0.160836894" calcext:value-type="float">
            <text:p>0,160836894</text:p>
          </table:table-cell>
          <table:table-cell table:formula="of:=[.I393]*1000" office:value-type="float" office:value="160.836894" calcext:value-type="float">
            <text:p>160,836894</text:p>
          </table:table-cell>
        </table:table-row>
        <table:table-row table:style-name="ro1" table:visibility="collapse">
          <table:table-cell/>
          <table:table-cell office:value-type="float" office:value="6.97559415391" calcext:value-type="float">
            <text:p>6,9755941539</text:p>
          </table:table-cell>
          <table:table-cell office:value-type="float" office:value="0.00115704536438" calcext:value-type="float">
            <text:p>0,0011570454</text:p>
          </table:table-cell>
          <table:table-cell table:formula="of:=[.C394]*1000" office:value-type="float" office:value="1.15704536438" calcext:value-type="float">
            <text:p>1,1570453644</text:p>
          </table:table-cell>
          <table:table-cell office:value-type="float" office:value="0.140925884247" calcext:value-type="float">
            <text:p>0,1409258842</text:p>
          </table:table-cell>
          <table:table-cell table:formula="of:=[.E394]*1000" office:value-type="float" office:value="140.925884247" calcext:value-type="float">
            <text:p>140,925884247</text:p>
          </table:table-cell>
          <table:table-cell office:value-type="float" office:value="0.00122904777527" calcext:value-type="float">
            <text:p>0,0012290478</text:p>
          </table:table-cell>
          <table:table-cell table:formula="of:=[.G394]*1000" office:value-type="float" office:value="1.22904777527" calcext:value-type="float">
            <text:p>1,2290477753</text:p>
          </table:table-cell>
          <table:table-cell office:value-type="float" office:value="0.143356964" calcext:value-type="float">
            <text:p>0,143356964</text:p>
          </table:table-cell>
          <table:table-cell table:formula="of:=[.I394]*1000" office:value-type="float" office:value="143.356964" calcext:value-type="float">
            <text:p>143,356964</text:p>
          </table:table-cell>
        </table:table-row>
        <table:table-row table:style-name="ro1" table:visibility="collapse">
          <table:table-cell/>
          <table:table-cell office:value-type="float" office:value="6.68739639175" calcext:value-type="float">
            <text:p>6,6873963918</text:p>
          </table:table-cell>
          <table:table-cell office:value-type="float" office:value="0.0016930103302" calcext:value-type="float">
            <text:p>0,0016930103</text:p>
          </table:table-cell>
          <table:table-cell table:formula="of:=[.C395]*1000" office:value-type="float" office:value="1.6930103302" calcext:value-type="float">
            <text:p>1,6930103302</text:p>
          </table:table-cell>
          <table:table-cell office:value-type="float" office:value="0.146459817886" calcext:value-type="float">
            <text:p>0,1464598179</text:p>
          </table:table-cell>
          <table:table-cell table:formula="of:=[.E395]*1000" office:value-type="float" office:value="146.459817886" calcext:value-type="float">
            <text:p>146,459817886</text:p>
          </table:table-cell>
          <table:table-cell office:value-type="float" office:value="0.00133895874023" calcext:value-type="float">
            <text:p>0,0013389587</text:p>
          </table:table-cell>
          <table:table-cell table:formula="of:=[.G395]*1000" office:value-type="float" office:value="1.33895874023" calcext:value-type="float">
            <text:p>1,3389587402</text:p>
          </table:table-cell>
          <table:table-cell office:value-type="float" office:value="0.149535027" calcext:value-type="float">
            <text:p>0,149535027</text:p>
          </table:table-cell>
          <table:table-cell table:formula="of:=[.I395]*1000" office:value-type="float" office:value="149.535027" calcext:value-type="float">
            <text:p>149,535027</text:p>
          </table:table-cell>
        </table:table-row>
        <table:table-row table:style-name="ro1" table:visibility="collapse">
          <table:table-cell/>
          <table:table-cell office:value-type="float" office:value="6.52039967025" calcext:value-type="float">
            <text:p>6,5203996703</text:p>
          </table:table-cell>
          <table:table-cell office:value-type="float" office:value="0.00122404098511" calcext:value-type="float">
            <text:p>0,001224041</text:p>
          </table:table-cell>
          <table:table-cell table:formula="of:=[.C396]*1000" office:value-type="float" office:value="1.22404098511" calcext:value-type="float">
            <text:p>1,2240409851</text:p>
          </table:table-cell>
          <table:table-cell office:value-type="float" office:value="0.150851964951" calcext:value-type="float">
            <text:p>0,150851965</text:p>
          </table:table-cell>
          <table:table-cell table:formula="of:=[.E396]*1000" office:value-type="float" office:value="150.851964951" calcext:value-type="float">
            <text:p>150,851964951</text:p>
          </table:table-cell>
          <table:table-cell office:value-type="float" office:value="0.00124406814575" calcext:value-type="float">
            <text:p>0,0012440681</text:p>
          </table:table-cell>
          <table:table-cell table:formula="of:=[.G396]*1000" office:value-type="float" office:value="1.24406814575" calcext:value-type="float">
            <text:p>1,2440681458</text:p>
          </table:table-cell>
          <table:table-cell office:value-type="float" office:value="0.153364832" calcext:value-type="float">
            <text:p>0,153364832</text:p>
          </table:table-cell>
          <table:table-cell table:formula="of:=[.I396]*1000" office:value-type="float" office:value="153.364832" calcext:value-type="float">
            <text:p>153,364832</text:p>
          </table:table-cell>
        </table:table-row>
        <table:table-row table:style-name="ro1" table:visibility="collapse">
          <table:table-cell/>
          <table:table-cell office:value-type="float" office:value="6.7395598136" calcext:value-type="float">
            <text:p>6,7395598136</text:p>
          </table:table-cell>
          <table:table-cell office:value-type="float" office:value="0.00125598907471" calcext:value-type="float">
            <text:p>0,0012559891</text:p>
          </table:table-cell>
          <table:table-cell table:formula="of:=[.C397]*1000" office:value-type="float" office:value="1.25598907471" calcext:value-type="float">
            <text:p>1,2559890747</text:p>
          </table:table-cell>
          <table:table-cell office:value-type="float" office:value="0.145704030991" calcext:value-type="float">
            <text:p>0,145704031</text:p>
          </table:table-cell>
          <table:table-cell table:formula="of:=[.E397]*1000" office:value-type="float" office:value="145.704030991" calcext:value-type="float">
            <text:p>145,704030991</text:p>
          </table:table-cell>
          <table:table-cell office:value-type="float" office:value="0.00136995315552" calcext:value-type="float">
            <text:p>0,0013699532</text:p>
          </table:table-cell>
          <table:table-cell table:formula="of:=[.G397]*1000" office:value-type="float" office:value="1.36995315552" calcext:value-type="float">
            <text:p>1,3699531555</text:p>
          </table:table-cell>
          <table:table-cell office:value-type="float" office:value="0.148377643" calcext:value-type="float">
            <text:p>0,148377643</text:p>
          </table:table-cell>
          <table:table-cell table:formula="of:=[.I397]*1000" office:value-type="float" office:value="148.377643" calcext:value-type="float">
            <text:p>148,377643</text:p>
          </table:table-cell>
        </table:table-row>
        <table:table-row table:style-name="ro1" table:visibility="collapse">
          <table:table-cell/>
          <table:table-cell office:value-type="float" office:value="6.57709474795" calcext:value-type="float">
            <text:p>6,577094748</text:p>
          </table:table-cell>
          <table:table-cell office:value-type="float" office:value="0.00119209289551" calcext:value-type="float">
            <text:p>0,0011920929</text:p>
          </table:table-cell>
          <table:table-cell table:formula="of:=[.C398]*1000" office:value-type="float" office:value="1.19209289551" calcext:value-type="float">
            <text:p>1,1920928955</text:p>
          </table:table-cell>
          <table:table-cell office:value-type="float" office:value="0.149574995041" calcext:value-type="float">
            <text:p>0,149574995</text:p>
          </table:table-cell>
          <table:table-cell table:formula="of:=[.E398]*1000" office:value-type="float" office:value="149.574995041" calcext:value-type="float">
            <text:p>149,574995041</text:p>
          </table:table-cell>
          <table:table-cell office:value-type="float" office:value="0.0012309551239" calcext:value-type="float">
            <text:p>0,0012309551</text:p>
          </table:table-cell>
          <table:table-cell table:formula="of:=[.G398]*1000" office:value-type="float" office:value="1.2309551239" calcext:value-type="float">
            <text:p>1,2309551239</text:p>
          </table:table-cell>
          <table:table-cell office:value-type="float" office:value="0.152042815" calcext:value-type="float">
            <text:p>0,152042815</text:p>
          </table:table-cell>
          <table:table-cell table:formula="of:=[.I398]*1000" office:value-type="float" office:value="152.042815" calcext:value-type="float">
            <text:p>152,042815</text:p>
          </table:table-cell>
        </table:table-row>
        <table:table-row table:style-name="ro1" table:visibility="collapse">
          <table:table-cell/>
          <table:table-cell office:value-type="float" office:value="6.84387025407" calcext:value-type="float">
            <text:p>6,8438702541</text:p>
          </table:table-cell>
          <table:table-cell office:value-type="float" office:value="0.00127601623535" calcext:value-type="float">
            <text:p>0,0012760162</text:p>
          </table:table-cell>
          <table:table-cell table:formula="of:=[.C399]*1000" office:value-type="float" office:value="1.27601623535" calcext:value-type="float">
            <text:p>1,2760162354</text:p>
          </table:table-cell>
          <table:table-cell office:value-type="float" office:value="0.14354300499" calcext:value-type="float">
            <text:p>0,143543005</text:p>
          </table:table-cell>
          <table:table-cell table:formula="of:=[.E399]*1000" office:value-type="float" office:value="143.54300499" calcext:value-type="float">
            <text:p>143,54300499</text:p>
          </table:table-cell>
          <table:table-cell office:value-type="float" office:value="0.00125098228455" calcext:value-type="float">
            <text:p>0,0012509823</text:p>
          </table:table-cell>
          <table:table-cell table:formula="of:=[.G399]*1000" office:value-type="float" office:value="1.25098228455" calcext:value-type="float">
            <text:p>1,2509822846</text:p>
          </table:table-cell>
          <table:table-cell office:value-type="float" office:value="0.146116154" calcext:value-type="float">
            <text:p>0,146116154</text:p>
          </table:table-cell>
          <table:table-cell table:formula="of:=[.I399]*1000" office:value-type="float" office:value="146.116154" calcext:value-type="float">
            <text:p>146,116154</text:p>
          </table:table-cell>
        </table:table-row>
        <table:table-row table:style-name="ro1" table:visibility="collapse">
          <table:table-cell/>
          <table:table-cell office:value-type="float" office:value="6.85728925047" calcext:value-type="float">
            <text:p>6,8572892505</text:p>
          </table:table-cell>
          <table:table-cell office:value-type="float" office:value="0.00190806388855" calcext:value-type="float">
            <text:p>0,0019080639</text:p>
          </table:table-cell>
          <table:table-cell table:formula="of:=[.C400]*1000" office:value-type="float" office:value="1.90806388855" calcext:value-type="float">
            <text:p>1,9080638886</text:p>
          </table:table-cell>
          <table:table-cell office:value-type="float" office:value="0.142626047134" calcext:value-type="float">
            <text:p>0,1426260471</text:p>
          </table:table-cell>
          <table:table-cell table:formula="of:=[.E400]*1000" office:value-type="float" office:value="142.626047134" calcext:value-type="float">
            <text:p>142,626047134</text:p>
          </table:table-cell>
          <table:table-cell office:value-type="float" office:value="0.00124502182007" calcext:value-type="float">
            <text:p>0,0012450218</text:p>
          </table:table-cell>
          <table:table-cell table:formula="of:=[.G400]*1000" office:value-type="float" office:value="1.24502182007" calcext:value-type="float">
            <text:p>1,2450218201</text:p>
          </table:table-cell>
          <table:table-cell office:value-type="float" office:value="0.14583022" calcext:value-type="float">
            <text:p>0,14583022</text:p>
          </table:table-cell>
          <table:table-cell table:formula="of:=[.I400]*1000" office:value-type="float" office:value="145.83022" calcext:value-type="float">
            <text:p>145,83022</text:p>
          </table:table-cell>
        </table:table-row>
        <table:table-row table:style-name="ro1" table:visibility="collapse">
          <table:table-cell/>
          <table:table-cell office:value-type="float" office:value="6.76595745314" calcext:value-type="float">
            <text:p>6,7659574531</text:p>
          </table:table-cell>
          <table:table-cell office:value-type="float" office:value="0.00187587738037" calcext:value-type="float">
            <text:p>0,0018758774</text:p>
          </table:table-cell>
          <table:table-cell table:formula="of:=[.C401]*1000" office:value-type="float" office:value="1.87587738037" calcext:value-type="float">
            <text:p>1,8758773804</text:p>
          </table:table-cell>
          <table:table-cell office:value-type="float" office:value="0.144597768784" calcext:value-type="float">
            <text:p>0,1445977688</text:p>
          </table:table-cell>
          <table:table-cell table:formula="of:=[.E401]*1000" office:value-type="float" office:value="144.597768784" calcext:value-type="float">
            <text:p>144,597768784</text:p>
          </table:table-cell>
          <table:table-cell office:value-type="float" office:value="0.00126314163208" calcext:value-type="float">
            <text:p>0,0012631416</text:p>
          </table:table-cell>
          <table:table-cell table:formula="of:=[.G401]*1000" office:value-type="float" office:value="1.26314163208" calcext:value-type="float">
            <text:p>1,2631416321</text:p>
          </table:table-cell>
          <table:table-cell office:value-type="float" office:value="0.147798742" calcext:value-type="float">
            <text:p>0,147798742</text:p>
          </table:table-cell>
          <table:table-cell table:formula="of:=[.I401]*1000" office:value-type="float" office:value="147.798742" calcext:value-type="float">
            <text:p>147,798742</text:p>
          </table:table-cell>
        </table:table-row>
        <table:table-row table:style-name="ro1" table:visibility="collapse">
          <table:table-cell/>
          <table:table-cell office:value-type="float" office:value="6.91510012104" calcext:value-type="float">
            <text:p>6,915100121</text:p>
          </table:table-cell>
          <table:table-cell office:value-type="float" office:value="0.00119400024414" calcext:value-type="float">
            <text:p>0,0011940002</text:p>
          </table:table-cell>
          <table:table-cell table:formula="of:=[.C402]*1000" office:value-type="float" office:value="1.19400024414" calcext:value-type="float">
            <text:p>1,1940002441</text:p>
          </table:table-cell>
          <table:table-cell office:value-type="float" office:value="0.142147064209" calcext:value-type="float">
            <text:p>0,1421470642</text:p>
          </table:table-cell>
          <table:table-cell table:formula="of:=[.E402]*1000" office:value-type="float" office:value="142.147064209" calcext:value-type="float">
            <text:p>142,147064209</text:p>
          </table:table-cell>
          <table:table-cell office:value-type="float" office:value="0.00122499465942" calcext:value-type="float">
            <text:p>0,0012249947</text:p>
          </table:table-cell>
          <table:table-cell table:formula="of:=[.G402]*1000" office:value-type="float" office:value="1.22499465942" calcext:value-type="float">
            <text:p>1,2249946594</text:p>
          </table:table-cell>
          <table:table-cell office:value-type="float" office:value="0.144611066" calcext:value-type="float">
            <text:p>0,144611066</text:p>
          </table:table-cell>
          <table:table-cell table:formula="of:=[.I402]*1000" office:value-type="float" office:value="144.611066" calcext:value-type="float">
            <text:p>144,611066</text:p>
          </table:table-cell>
        </table:table-row>
        <table:table-row table:style-name="ro1" table:visibility="collapse">
          <table:table-cell/>
          <table:table-cell office:value-type="float" office:value="6.96004306095" calcext:value-type="float">
            <text:p>6,960043061</text:p>
          </table:table-cell>
          <table:table-cell office:value-type="float" office:value="0.0019359588623" calcext:value-type="float">
            <text:p>0,0019359589</text:p>
          </table:table-cell>
          <table:table-cell table:formula="of:=[.C403]*1000" office:value-type="float" office:value="1.9359588623" calcext:value-type="float">
            <text:p>1,9359588623</text:p>
          </table:table-cell>
          <table:table-cell office:value-type="float" office:value="0.140460968018" calcext:value-type="float">
            <text:p>0,140460968</text:p>
          </table:table-cell>
          <table:table-cell table:formula="of:=[.E403]*1000" office:value-type="float" office:value="140.460968018" calcext:value-type="float">
            <text:p>140,460968018</text:p>
          </table:table-cell>
          <table:table-cell office:value-type="float" office:value="0.00122404098511" calcext:value-type="float">
            <text:p>0,001224041</text:p>
          </table:table-cell>
          <table:table-cell table:formula="of:=[.G403]*1000" office:value-type="float" office:value="1.22404098511" calcext:value-type="float">
            <text:p>1,2240409851</text:p>
          </table:table-cell>
          <table:table-cell office:value-type="float" office:value="0.143677272" calcext:value-type="float">
            <text:p>0,143677272</text:p>
          </table:table-cell>
          <table:table-cell table:formula="of:=[.I403]*1000" office:value-type="float" office:value="143.677272" calcext:value-type="float">
            <text:p>143,677272</text:p>
          </table:table-cell>
        </table:table-row>
        <table:table-row table:style-name="ro1" table:visibility="collapse">
          <table:table-cell/>
          <table:table-cell office:value-type="float" office:value="6.85967058696" calcext:value-type="float">
            <text:p>6,859670587</text:p>
          </table:table-cell>
          <table:table-cell office:value-type="float" office:value="0.00178217887878" calcext:value-type="float">
            <text:p>0,0017821789</text:p>
          </table:table-cell>
          <table:table-cell table:formula="of:=[.C404]*1000" office:value-type="float" office:value="1.78217887878" calcext:value-type="float">
            <text:p>1,7821788788</text:p>
          </table:table-cell>
          <table:table-cell office:value-type="float" office:value="0.142725944519" calcext:value-type="float">
            <text:p>0,1427259445</text:p>
          </table:table-cell>
          <table:table-cell table:formula="of:=[.E404]*1000" office:value-type="float" office:value="142.725944519" calcext:value-type="float">
            <text:p>142,725944519</text:p>
          </table:table-cell>
          <table:table-cell office:value-type="float" office:value="0.00122594833374" calcext:value-type="float">
            <text:p>0,0012259483</text:p>
          </table:table-cell>
          <table:table-cell table:formula="of:=[.G404]*1000" office:value-type="float" office:value="1.22594833374" calcext:value-type="float">
            <text:p>1,2259483337</text:p>
          </table:table-cell>
          <table:table-cell office:value-type="float" office:value="0.145779595" calcext:value-type="float">
            <text:p>0,145779595</text:p>
          </table:table-cell>
          <table:table-cell table:formula="of:=[.I404]*1000" office:value-type="float" office:value="145.779595" calcext:value-type="float">
            <text:p>145,779595</text:p>
          </table:table-cell>
        </table:table-row>
        <table:table-row table:style-name="ro1" table:visibility="collapse">
          <table:table-cell/>
          <table:table-cell office:value-type="float" office:value="6.70986468605" calcext:value-type="float">
            <text:p>6,7098646861</text:p>
          </table:table-cell>
          <table:table-cell office:value-type="float" office:value="0.00211000442505" calcext:value-type="float">
            <text:p>0,0021100044</text:p>
          </table:table-cell>
          <table:table-cell table:formula="of:=[.C405]*1000" office:value-type="float" office:value="2.11000442505" calcext:value-type="float">
            <text:p>2,1100044251</text:p>
          </table:table-cell>
          <table:table-cell office:value-type="float" office:value="0.145546913147" calcext:value-type="float">
            <text:p>0,1455469131</text:p>
          </table:table-cell>
          <table:table-cell table:formula="of:=[.E405]*1000" office:value-type="float" office:value="145.546913147" calcext:value-type="float">
            <text:p>145,546913147</text:p>
          </table:table-cell>
          <table:table-cell office:value-type="float" office:value="0.0013279914856" calcext:value-type="float">
            <text:p>0,0013279915</text:p>
          </table:table-cell>
          <table:table-cell table:formula="of:=[.G405]*1000" office:value-type="float" office:value="1.3279914856" calcext:value-type="float">
            <text:p>1,3279914856</text:p>
          </table:table-cell>
          <table:table-cell office:value-type="float" office:value="0.149034302" calcext:value-type="float">
            <text:p>0,149034302</text:p>
          </table:table-cell>
          <table:table-cell table:formula="of:=[.I405]*1000" office:value-type="float" office:value="149.034302" calcext:value-type="float">
            <text:p>149,034302</text:p>
          </table:table-cell>
        </table:table-row>
        <table:table-row table:style-name="ro1" table:visibility="collapse">
          <table:table-cell/>
          <table:table-cell office:value-type="float" office:value="6.55894969177" calcext:value-type="float">
            <text:p>6,5589496918</text:p>
          </table:table-cell>
          <table:table-cell office:value-type="float" office:value="0.00117611885071" calcext:value-type="float">
            <text:p>0,0011761189</text:p>
          </table:table-cell>
          <table:table-cell table:formula="of:=[.C406]*1000" office:value-type="float" office:value="1.17611885071" calcext:value-type="float">
            <text:p>1,1761188507</text:p>
          </table:table-cell>
          <table:table-cell office:value-type="float" office:value="0.149989843369" calcext:value-type="float">
            <text:p>0,1499898434</text:p>
          </table:table-cell>
          <table:table-cell table:formula="of:=[.E406]*1000" office:value-type="float" office:value="149.989843369" calcext:value-type="float">
            <text:p>149,989843369</text:p>
          </table:table-cell>
          <table:table-cell office:value-type="float" office:value="0.00125122070312" calcext:value-type="float">
            <text:p>0,0012512207</text:p>
          </table:table-cell>
          <table:table-cell table:formula="of:=[.G406]*1000" office:value-type="float" office:value="1.25122070312" calcext:value-type="float">
            <text:p>1,2512207031</text:p>
          </table:table-cell>
          <table:table-cell office:value-type="float" office:value="0.152463435" calcext:value-type="float">
            <text:p>0,152463435</text:p>
          </table:table-cell>
          <table:table-cell table:formula="of:=[.I406]*1000" office:value-type="float" office:value="152.463435" calcext:value-type="float">
            <text:p>152,463435</text:p>
          </table:table-cell>
        </table:table-row>
        <table:table-row table:style-name="ro1" table:visibility="collapse">
          <table:table-cell/>
          <table:table-cell office:value-type="float" office:value="6.71932787585" calcext:value-type="float">
            <text:p>6,7193278759</text:p>
          </table:table-cell>
          <table:table-cell office:value-type="float" office:value="0.00116515159607" calcext:value-type="float">
            <text:p>0,0011651516</text:p>
          </table:table-cell>
          <table:table-cell table:formula="of:=[.C407]*1000" office:value-type="float" office:value="1.16515159607" calcext:value-type="float">
            <text:p>1,1651515961</text:p>
          </table:table-cell>
          <table:table-cell office:value-type="float" office:value="0.146240949631" calcext:value-type="float">
            <text:p>0,1462409496</text:p>
          </table:table-cell>
          <table:table-cell table:formula="of:=[.E407]*1000" office:value-type="float" office:value="146.240949631" calcext:value-type="float">
            <text:p>146,240949631</text:p>
          </table:table-cell>
          <table:table-cell office:value-type="float" office:value="0.00137209892273" calcext:value-type="float">
            <text:p>0,0013720989</text:p>
          </table:table-cell>
          <table:table-cell table:formula="of:=[.G407]*1000" office:value-type="float" office:value="1.37209892273" calcext:value-type="float">
            <text:p>1,3720989227</text:p>
          </table:table-cell>
          <table:table-cell office:value-type="float" office:value="0.148824409" calcext:value-type="float">
            <text:p>0,148824409</text:p>
          </table:table-cell>
          <table:table-cell table:formula="of:=[.I407]*1000" office:value-type="float" office:value="148.824409" calcext:value-type="float">
            <text:p>148,824409</text:p>
          </table:table-cell>
        </table:table-row>
        <table:table-row table:style-name="ro1" table:visibility="collapse">
          <table:table-cell/>
          <table:table-cell office:value-type="float" office:value="6.99675108662" calcext:value-type="float">
            <text:p>6,9967510866</text:p>
          </table:table-cell>
          <table:table-cell office:value-type="float" office:value="0.00123882293701" calcext:value-type="float">
            <text:p>0,0012388229</text:p>
          </table:table-cell>
          <table:table-cell table:formula="of:=[.C408]*1000" office:value-type="float" office:value="1.23882293701" calcext:value-type="float">
            <text:p>1,238822937</text:p>
          </table:table-cell>
          <table:table-cell office:value-type="float" office:value="0.140407085419" calcext:value-type="float">
            <text:p>0,1404070854</text:p>
          </table:table-cell>
          <table:table-cell table:formula="of:=[.E408]*1000" office:value-type="float" office:value="140.407085419" calcext:value-type="float">
            <text:p>140,407085419</text:p>
          </table:table-cell>
          <table:table-cell office:value-type="float" office:value="0.00122785568237" calcext:value-type="float">
            <text:p>0,0012278557</text:p>
          </table:table-cell>
          <table:table-cell table:formula="of:=[.G408]*1000" office:value-type="float" office:value="1.22785568237" calcext:value-type="float">
            <text:p>1,2278556824</text:p>
          </table:table-cell>
          <table:table-cell office:value-type="float" office:value="0.142923478" calcext:value-type="float">
            <text:p>0,142923478</text:p>
          </table:table-cell>
          <table:table-cell table:formula="of:=[.I408]*1000" office:value-type="float" office:value="142.923478" calcext:value-type="float">
            <text:p>142,923478</text:p>
          </table:table-cell>
        </table:table-row>
        <table:table-row table:style-name="ro1" table:visibility="collapse">
          <table:table-cell/>
          <table:table-cell office:value-type="float" office:value="6.98068169638" calcext:value-type="float">
            <text:p>6,9806816964</text:p>
          </table:table-cell>
          <table:table-cell office:value-type="float" office:value="0.00198984146118" calcext:value-type="float">
            <text:p>0,0019898415</text:p>
          </table:table-cell>
          <table:table-cell table:formula="of:=[.C409]*1000" office:value-type="float" office:value="1.98984146118" calcext:value-type="float">
            <text:p>1,9898414612</text:p>
          </table:table-cell>
          <table:table-cell office:value-type="float" office:value="0.139982938766" calcext:value-type="float">
            <text:p>0,1399829388</text:p>
          </table:table-cell>
          <table:table-cell table:formula="of:=[.E409]*1000" office:value-type="float" office:value="139.982938766" calcext:value-type="float">
            <text:p>139,982938766</text:p>
          </table:table-cell>
          <table:table-cell office:value-type="float" office:value="0.00123500823975" calcext:value-type="float">
            <text:p>0,0012350082</text:p>
          </table:table-cell>
          <table:table-cell table:formula="of:=[.G409]*1000" office:value-type="float" office:value="1.23500823975" calcext:value-type="float">
            <text:p>1,2350082398</text:p>
          </table:table-cell>
          <table:table-cell office:value-type="float" office:value="0.143252485" calcext:value-type="float">
            <text:p>0,143252485</text:p>
          </table:table-cell>
          <table:table-cell table:formula="of:=[.I409]*1000" office:value-type="float" office:value="143.252485" calcext:value-type="float">
            <text:p>143,252485</text:p>
          </table:table-cell>
        </table:table-row>
        <table:table-row table:style-name="ro1" table:visibility="collapse">
          <table:table-cell/>
          <table:table-cell office:value-type="float" office:value="6.57678386614" calcext:value-type="float">
            <text:p>6,5767838661</text:p>
          </table:table-cell>
          <table:table-cell office:value-type="float" office:value="0.0014431476593" calcext:value-type="float">
            <text:p>0,0014431477</text:p>
          </table:table-cell>
          <table:table-cell table:formula="of:=[.C410]*1000" office:value-type="float" office:value="1.4431476593" calcext:value-type="float">
            <text:p>1,4431476593</text:p>
          </table:table-cell>
          <table:table-cell office:value-type="float" office:value="0.149304866791" calcext:value-type="float">
            <text:p>0,1493048668</text:p>
          </table:table-cell>
          <table:table-cell table:formula="of:=[.E410]*1000" office:value-type="float" office:value="149.304866791" calcext:value-type="float">
            <text:p>149,304866791</text:p>
          </table:table-cell>
          <table:table-cell office:value-type="float" office:value="0.00125598907471" calcext:value-type="float">
            <text:p>0,0012559891</text:p>
          </table:table-cell>
          <table:table-cell table:formula="of:=[.G410]*1000" office:value-type="float" office:value="1.25598907471" calcext:value-type="float">
            <text:p>1,2559890747</text:p>
          </table:table-cell>
          <table:table-cell office:value-type="float" office:value="0.152050002" calcext:value-type="float">
            <text:p>0,152050002</text:p>
          </table:table-cell>
          <table:table-cell table:formula="of:=[.I410]*1000" office:value-type="float" office:value="152.050002" calcext:value-type="float">
            <text:p>152,050002</text:p>
          </table:table-cell>
        </table:table-row>
        <table:table-row table:style-name="ro1" table:visibility="collapse">
          <table:table-cell/>
          <table:table-cell office:value-type="float" office:value="6.38146577291" calcext:value-type="float">
            <text:p>6,3814657729</text:p>
          </table:table-cell>
          <table:table-cell office:value-type="float" office:value="0.00116491317749" calcext:value-type="float">
            <text:p>0,0011649132</text:p>
          </table:table-cell>
          <table:table-cell table:formula="of:=[.C411]*1000" office:value-type="float" office:value="1.16491317749" calcext:value-type="float">
            <text:p>1,1649131775</text:p>
          </table:table-cell>
          <table:table-cell office:value-type="float" office:value="0.154255867004" calcext:value-type="float">
            <text:p>0,154255867</text:p>
          </table:table-cell>
          <table:table-cell table:formula="of:=[.E411]*1000" office:value-type="float" office:value="154.255867004" calcext:value-type="float">
            <text:p>154,255867004</text:p>
          </table:table-cell>
          <table:table-cell office:value-type="float" office:value="0.00123810768127" calcext:value-type="float">
            <text:p>0,0012381077</text:p>
          </table:table-cell>
          <table:table-cell table:formula="of:=[.G411]*1000" office:value-type="float" office:value="1.23810768127" calcext:value-type="float">
            <text:p>1,2381076813</text:p>
          </table:table-cell>
          <table:table-cell office:value-type="float" office:value="0.15670381" calcext:value-type="float">
            <text:p>0,15670381</text:p>
          </table:table-cell>
          <table:table-cell table:formula="of:=[.I411]*1000" office:value-type="float" office:value="156.70381" calcext:value-type="float">
            <text:p>156,70381</text:p>
          </table:table-cell>
        </table:table-row>
        <table:table-row table:style-name="ro1" table:visibility="collapse">
          <table:table-cell/>
          <table:table-cell office:value-type="float" office:value="6.59818724835" calcext:value-type="float">
            <text:p>6,5981872484</text:p>
          </table:table-cell>
          <table:table-cell office:value-type="float" office:value="0.0011100769043" calcext:value-type="float">
            <text:p>0,0011100769</text:p>
          </table:table-cell>
          <table:table-cell table:formula="of:=[.C412]*1000" office:value-type="float" office:value="1.1100769043" calcext:value-type="float">
            <text:p>1,1100769043</text:p>
          </table:table-cell>
          <table:table-cell office:value-type="float" office:value="0.149182081223" calcext:value-type="float">
            <text:p>0,1491820812</text:p>
          </table:table-cell>
          <table:table-cell table:formula="of:=[.E412]*1000" office:value-type="float" office:value="149.182081223" calcext:value-type="float">
            <text:p>149,182081223</text:p>
          </table:table-cell>
          <table:table-cell office:value-type="float" office:value="0.00121879577637" calcext:value-type="float">
            <text:p>0,0012187958</text:p>
          </table:table-cell>
          <table:table-cell table:formula="of:=[.G412]*1000" office:value-type="float" office:value="1.21879577637" calcext:value-type="float">
            <text:p>1,2187957764</text:p>
          </table:table-cell>
          <table:table-cell office:value-type="float" office:value="0.151556778" calcext:value-type="float">
            <text:p>0,151556778</text:p>
          </table:table-cell>
          <table:table-cell table:formula="of:=[.I412]*1000" office:value-type="float" office:value="151.556778" calcext:value-type="float">
            <text:p>151,556778</text:p>
          </table:table-cell>
        </table:table-row>
        <table:table-row table:style-name="ro1" table:visibility="collapse">
          <table:table-cell/>
          <table:table-cell office:value-type="float" office:value="6.69500528504" calcext:value-type="float">
            <text:p>6,695005285</text:p>
          </table:table-cell>
          <table:table-cell office:value-type="float" office:value="0.00117993354797" calcext:value-type="float">
            <text:p>0,0011799335</text:p>
          </table:table-cell>
          <table:table-cell table:formula="of:=[.C413]*1000" office:value-type="float" office:value="1.17993354797" calcext:value-type="float">
            <text:p>1,179933548</text:p>
          </table:table-cell>
          <table:table-cell office:value-type="float" office:value="0.146875858307" calcext:value-type="float">
            <text:p>0,1468758583</text:p>
          </table:table-cell>
          <table:table-cell table:formula="of:=[.E413]*1000" office:value-type="float" office:value="146.875858307" calcext:value-type="float">
            <text:p>146,875858307</text:p>
          </table:table-cell>
          <table:table-cell office:value-type="float" office:value="0.00126099586487" calcext:value-type="float">
            <text:p>0,0012609959</text:p>
          </table:table-cell>
          <table:table-cell table:formula="of:=[.G413]*1000" office:value-type="float" office:value="1.26099586487" calcext:value-type="float">
            <text:p>1,2609958649</text:p>
          </table:table-cell>
          <table:table-cell office:value-type="float" office:value="0.14936508" calcext:value-type="float">
            <text:p>0,14936508</text:p>
          </table:table-cell>
          <table:table-cell table:formula="of:=[.I413]*1000" office:value-type="float" office:value="149.36508" calcext:value-type="float">
            <text:p>149,36508</text:p>
          </table:table-cell>
        </table:table-row>
        <table:table-row table:style-name="ro1" table:visibility="collapse">
          <table:table-cell/>
          <table:table-cell office:value-type="float" office:value="6.59496445446" calcext:value-type="float">
            <text:p>6,5949644545</text:p>
          </table:table-cell>
          <table:table-cell office:value-type="float" office:value="0.00117182731628" calcext:value-type="float">
            <text:p>0,0011718273</text:p>
          </table:table-cell>
          <table:table-cell table:formula="of:=[.C414]*1000" office:value-type="float" office:value="1.17182731628" calcext:value-type="float">
            <text:p>1,1718273163</text:p>
          </table:table-cell>
          <table:table-cell office:value-type="float" office:value="0.149163961411" calcext:value-type="float">
            <text:p>0,1491639614</text:p>
          </table:table-cell>
          <table:table-cell table:formula="of:=[.E414]*1000" office:value-type="float" office:value="149.163961411" calcext:value-type="float">
            <text:p>149,163961411</text:p>
          </table:table-cell>
          <table:table-cell office:value-type="float" office:value="0.00124502182007" calcext:value-type="float">
            <text:p>0,0012450218</text:p>
          </table:table-cell>
          <table:table-cell table:formula="of:=[.G414]*1000" office:value-type="float" office:value="1.24502182007" calcext:value-type="float">
            <text:p>1,2450218201</text:p>
          </table:table-cell>
          <table:table-cell office:value-type="float" office:value="0.15163084" calcext:value-type="float">
            <text:p>0,15163084</text:p>
          </table:table-cell>
          <table:table-cell table:formula="of:=[.I414]*1000" office:value-type="float" office:value="151.63084" calcext:value-type="float">
            <text:p>151,63084</text:p>
          </table:table-cell>
        </table:table-row>
        <table:table-row table:style-name="ro1" table:visibility="collapse">
          <table:table-cell/>
          <table:table-cell office:value-type="float" office:value="6.96375634321" calcext:value-type="float">
            <text:p>6,9637563432</text:p>
          </table:table-cell>
          <table:table-cell office:value-type="float" office:value="0.00118899345398" calcext:value-type="float">
            <text:p>0,0011889935</text:p>
          </table:table-cell>
          <table:table-cell table:formula="of:=[.C415]*1000" office:value-type="float" office:value="1.18899345398" calcext:value-type="float">
            <text:p>1,188993454</text:p>
          </table:table-cell>
          <table:table-cell office:value-type="float" office:value="0.141144037247" calcext:value-type="float">
            <text:p>0,1411440372</text:p>
          </table:table-cell>
          <table:table-cell table:formula="of:=[.E415]*1000" office:value-type="float" office:value="141.144037247" calcext:value-type="float">
            <text:p>141,144037247</text:p>
          </table:table-cell>
          <table:table-cell office:value-type="float" office:value="0.00122308731079" calcext:value-type="float">
            <text:p>0,0012230873</text:p>
          </table:table-cell>
          <table:table-cell table:formula="of:=[.G415]*1000" office:value-type="float" office:value="1.22308731079" calcext:value-type="float">
            <text:p>1,2230873108</text:p>
          </table:table-cell>
          <table:table-cell office:value-type="float" office:value="0.143600659" calcext:value-type="float">
            <text:p>0,143600659</text:p>
          </table:table-cell>
          <table:table-cell table:formula="of:=[.I415]*1000" office:value-type="float" office:value="143.600659" calcext:value-type="float">
            <text:p>143,600659</text:p>
          </table:table-cell>
        </table:table-row>
        <table:table-row table:style-name="ro1" table:visibility="collapse">
          <table:table-cell/>
          <table:table-cell office:value-type="float" office:value="6.77831137473" calcext:value-type="float">
            <text:p>6,7783113747</text:p>
          </table:table-cell>
          <table:table-cell office:value-type="float" office:value="0.00179505348206" calcext:value-type="float">
            <text:p>0,0017950535</text:p>
          </table:table-cell>
          <table:table-cell table:formula="of:=[.C416]*1000" office:value-type="float" office:value="1.79505348206" calcext:value-type="float">
            <text:p>1,7950534821</text:p>
          </table:table-cell>
          <table:table-cell office:value-type="float" office:value="0.144448041916" calcext:value-type="float">
            <text:p>0,1444480419</text:p>
          </table:table-cell>
          <table:table-cell table:formula="of:=[.E416]*1000" office:value-type="float" office:value="144.448041916" calcext:value-type="float">
            <text:p>144,448041916</text:p>
          </table:table-cell>
          <table:table-cell office:value-type="float" office:value="0.00123691558838" calcext:value-type="float">
            <text:p>0,0012369156</text:p>
          </table:table-cell>
          <table:table-cell table:formula="of:=[.G416]*1000" office:value-type="float" office:value="1.23691558838" calcext:value-type="float">
            <text:p>1,2369155884</text:p>
          </table:table-cell>
          <table:table-cell office:value-type="float" office:value="0.147529369" calcext:value-type="float">
            <text:p>0,147529369</text:p>
          </table:table-cell>
          <table:table-cell table:formula="of:=[.I416]*1000" office:value-type="float" office:value="147.529369" calcext:value-type="float">
            <text:p>147,529369</text:p>
          </table:table-cell>
        </table:table-row>
        <table:table-row table:style-name="ro1" table:visibility="collapse">
          <table:table-cell/>
          <table:table-cell office:value-type="float" office:value="6.91471415076" calcext:value-type="float">
            <text:p>6,9147141508</text:p>
          </table:table-cell>
          <table:table-cell office:value-type="float" office:value="0.00117897987366" calcext:value-type="float">
            <text:p>0,0011789799</text:p>
          </table:table-cell>
          <table:table-cell table:formula="of:=[.C417]*1000" office:value-type="float" office:value="1.17897987366" calcext:value-type="float">
            <text:p>1,1789798737</text:p>
          </table:table-cell>
          <table:table-cell office:value-type="float" office:value="0.142138957977" calcext:value-type="float">
            <text:p>0,142138958</text:p>
          </table:table-cell>
          <table:table-cell table:formula="of:=[.E417]*1000" office:value-type="float" office:value="142.138957977" calcext:value-type="float">
            <text:p>142,138957977</text:p>
          </table:table-cell>
          <table:table-cell office:value-type="float" office:value="0.0012571811676" calcext:value-type="float">
            <text:p>0,0012571812</text:p>
          </table:table-cell>
          <table:table-cell table:formula="of:=[.G417]*1000" office:value-type="float" office:value="1.2571811676" calcext:value-type="float">
            <text:p>1,2571811676</text:p>
          </table:table-cell>
          <table:table-cell office:value-type="float" office:value="0.144619138" calcext:value-type="float">
            <text:p>0,144619138</text:p>
          </table:table-cell>
          <table:table-cell table:formula="of:=[.I417]*1000" office:value-type="float" office:value="144.619138" calcext:value-type="float">
            <text:p>144,619138</text:p>
          </table:table-cell>
        </table:table-row>
        <table:table-row table:style-name="ro1" table:visibility="collapse">
          <table:table-cell/>
          <table:table-cell office:value-type="float" office:value="6.93811423429" calcext:value-type="float">
            <text:p>6,9381142343</text:p>
          </table:table-cell>
          <table:table-cell office:value-type="float" office:value="0.00194311141968" calcext:value-type="float">
            <text:p>0,0019431114</text:p>
          </table:table-cell>
          <table:table-cell table:formula="of:=[.C418]*1000" office:value-type="float" office:value="1.94311141968" calcext:value-type="float">
            <text:p>1,9431114197</text:p>
          </table:table-cell>
          <table:table-cell office:value-type="float" office:value="0.140869855881" calcext:value-type="float">
            <text:p>0,1408698559</text:p>
          </table:table-cell>
          <table:table-cell table:formula="of:=[.E418]*1000" office:value-type="float" office:value="140.869855881" calcext:value-type="float">
            <text:p>140,869855881</text:p>
          </table:table-cell>
          <table:table-cell office:value-type="float" office:value="0.00127100944519" calcext:value-type="float">
            <text:p>0,0012710094</text:p>
          </table:table-cell>
          <table:table-cell table:formula="of:=[.G418]*1000" office:value-type="float" office:value="1.27100944519" calcext:value-type="float">
            <text:p>1,2710094452</text:p>
          </table:table-cell>
          <table:table-cell office:value-type="float" office:value="0.144131383" calcext:value-type="float">
            <text:p>0,144131383</text:p>
          </table:table-cell>
          <table:table-cell table:formula="of:=[.I418]*1000" office:value-type="float" office:value="144.131383" calcext:value-type="float">
            <text:p>144,131383</text:p>
          </table:table-cell>
        </table:table-row>
        <table:table-row table:style-name="ro1" table:visibility="collapse">
          <table:table-cell/>
          <table:table-cell office:value-type="float" office:value="6.6255234031" calcext:value-type="float">
            <text:p>6,6255234031</text:p>
          </table:table-cell>
          <table:table-cell office:value-type="float" office:value="0.00116896629333" calcext:value-type="float">
            <text:p>0,0011689663</text:p>
          </table:table-cell>
          <table:table-cell table:formula="of:=[.C419]*1000" office:value-type="float" office:value="1.16896629333" calcext:value-type="float">
            <text:p>1,1689662933</text:p>
          </table:table-cell>
          <table:table-cell office:value-type="float" office:value="0.148453950882" calcext:value-type="float">
            <text:p>0,1484539509</text:p>
          </table:table-cell>
          <table:table-cell table:formula="of:=[.E419]*1000" office:value-type="float" office:value="148.453950882" calcext:value-type="float">
            <text:p>148,453950882</text:p>
          </table:table-cell>
          <table:table-cell office:value-type="float" office:value="0.00125598907471" calcext:value-type="float">
            <text:p>0,0012559891</text:p>
          </table:table-cell>
          <table:table-cell table:formula="of:=[.G419]*1000" office:value-type="float" office:value="1.25598907471" calcext:value-type="float">
            <text:p>1,2559890747</text:p>
          </table:table-cell>
          <table:table-cell office:value-type="float" office:value="0.150931472" calcext:value-type="float">
            <text:p>0,150931472</text:p>
          </table:table-cell>
          <table:table-cell table:formula="of:=[.I419]*1000" office:value-type="float" office:value="150.931472" calcext:value-type="float">
            <text:p>150,931472</text:p>
          </table:table-cell>
        </table:table-row>
        <table:table-row table:style-name="ro1" table:visibility="collapse">
          <table:table-cell/>
          <table:table-cell office:value-type="float" office:value="6.72757060086" calcext:value-type="float">
            <text:p>6,7275706009</text:p>
          </table:table-cell>
          <table:table-cell office:value-type="float" office:value="0.0012378692627" calcext:value-type="float">
            <text:p>0,0012378693</text:p>
          </table:table-cell>
          <table:table-cell table:formula="of:=[.C420]*1000" office:value-type="float" office:value="1.2378692627" calcext:value-type="float">
            <text:p>1,2378692627</text:p>
          </table:table-cell>
          <table:table-cell office:value-type="float" office:value="0.14612197876" calcext:value-type="float">
            <text:p>0,1461219788</text:p>
          </table:table-cell>
          <table:table-cell table:formula="of:=[.E420]*1000" office:value-type="float" office:value="146.12197876" calcext:value-type="float">
            <text:p>146,12197876</text:p>
          </table:table-cell>
          <table:table-cell office:value-type="float" office:value="0.00123500823975" calcext:value-type="float">
            <text:p>0,0012350082</text:p>
          </table:table-cell>
          <table:table-cell table:formula="of:=[.G420]*1000" office:value-type="float" office:value="1.23500823975" calcext:value-type="float">
            <text:p>1,2350082398</text:p>
          </table:table-cell>
          <table:table-cell office:value-type="float" office:value="0.148642067" calcext:value-type="float">
            <text:p>0,148642067</text:p>
          </table:table-cell>
          <table:table-cell table:formula="of:=[.I420]*1000" office:value-type="float" office:value="148.642067" calcext:value-type="float">
            <text:p>148,642067</text:p>
          </table:table-cell>
        </table:table-row>
        <table:table-row table:style-name="ro1" table:visibility="collapse">
          <table:table-cell/>
          <table:table-cell office:value-type="float" office:value="6.56089282729" calcext:value-type="float">
            <text:p>6,5608928273</text:p>
          </table:table-cell>
          <table:table-cell office:value-type="float" office:value="0.00118398666382" calcext:value-type="float">
            <text:p>0,0011839867</text:p>
          </table:table-cell>
          <table:table-cell table:formula="of:=[.C421]*1000" office:value-type="float" office:value="1.18398666382" calcext:value-type="float">
            <text:p>1,1839866638</text:p>
          </table:table-cell>
          <table:table-cell office:value-type="float" office:value="0.14990901947" calcext:value-type="float">
            <text:p>0,1499090195</text:p>
          </table:table-cell>
          <table:table-cell table:formula="of:=[.E421]*1000" office:value-type="float" office:value="149.90901947" calcext:value-type="float">
            <text:p>149,90901947</text:p>
          </table:table-cell>
          <table:table-cell office:value-type="float" office:value="0.00127696990967" calcext:value-type="float">
            <text:p>0,0012769699</text:p>
          </table:table-cell>
          <table:table-cell table:formula="of:=[.G421]*1000" office:value-type="float" office:value="1.27696990967" calcext:value-type="float">
            <text:p>1,2769699097</text:p>
          </table:table-cell>
          <table:table-cell office:value-type="float" office:value="0.15241828" calcext:value-type="float">
            <text:p>0,15241828</text:p>
          </table:table-cell>
          <table:table-cell table:formula="of:=[.I421]*1000" office:value-type="float" office:value="152.41828" calcext:value-type="float">
            <text:p>152,41828</text:p>
          </table:table-cell>
        </table:table-row>
        <table:table-row table:style-name="ro1" table:visibility="collapse">
          <table:table-cell/>
          <table:table-cell office:value-type="float" office:value="6.72893809908" calcext:value-type="float">
            <text:p>6,7289380991</text:p>
          </table:table-cell>
          <table:table-cell office:value-type="float" office:value="0.00110101699829" calcext:value-type="float">
            <text:p>0,001101017</text:p>
          </table:table-cell>
          <table:table-cell table:formula="of:=[.C422]*1000" office:value-type="float" office:value="1.10101699829" calcext:value-type="float">
            <text:p>1,1010169983</text:p>
          </table:table-cell>
          <table:table-cell office:value-type="float" office:value="0.146239042282" calcext:value-type="float">
            <text:p>0,1462390423</text:p>
          </table:table-cell>
          <table:table-cell table:formula="of:=[.E422]*1000" office:value-type="float" office:value="146.239042282" calcext:value-type="float">
            <text:p>146,239042282</text:p>
          </table:table-cell>
          <table:table-cell office:value-type="float" office:value="0.00122904777527" calcext:value-type="float">
            <text:p>0,0012290478</text:p>
          </table:table-cell>
          <table:table-cell table:formula="of:=[.G422]*1000" office:value-type="float" office:value="1.22904777527" calcext:value-type="float">
            <text:p>1,2290477753</text:p>
          </table:table-cell>
          <table:table-cell office:value-type="float" office:value="0.148611859" calcext:value-type="float">
            <text:p>0,148611859</text:p>
          </table:table-cell>
          <table:table-cell table:formula="of:=[.I422]*1000" office:value-type="float" office:value="148.611859" calcext:value-type="float">
            <text:p>148,611859</text:p>
          </table:table-cell>
        </table:table-row>
        <table:table-row table:style-name="ro1" table:visibility="collapse">
          <table:table-cell/>
          <table:table-cell office:value-type="float" office:value="6.5142761208" calcext:value-type="float">
            <text:p>6,5142761208</text:p>
          </table:table-cell>
          <table:table-cell office:value-type="float" office:value="0.00125598907471" calcext:value-type="float">
            <text:p>0,0012559891</text:p>
          </table:table-cell>
          <table:table-cell table:formula="of:=[.C423]*1000" office:value-type="float" office:value="1.25598907471" calcext:value-type="float">
            <text:p>1,2559890747</text:p>
          </table:table-cell>
          <table:table-cell office:value-type="float" office:value="0.150843143463" calcext:value-type="float">
            <text:p>0,1508431435</text:p>
          </table:table-cell>
          <table:table-cell table:formula="of:=[.E423]*1000" office:value-type="float" office:value="150.843143463" calcext:value-type="float">
            <text:p>150,843143463</text:p>
          </table:table-cell>
          <table:table-cell office:value-type="float" office:value="0.00136494636536" calcext:value-type="float">
            <text:p>0,0013649464</text:p>
          </table:table-cell>
          <table:table-cell table:formula="of:=[.G423]*1000" office:value-type="float" office:value="1.36494636536" calcext:value-type="float">
            <text:p>1,3649463654</text:p>
          </table:table-cell>
          <table:table-cell office:value-type="float" office:value="0.153508998" calcext:value-type="float">
            <text:p>0,153508998</text:p>
          </table:table-cell>
          <table:table-cell table:formula="of:=[.I423]*1000" office:value-type="float" office:value="153.508998" calcext:value-type="float">
            <text:p>153,508998</text:p>
          </table:table-cell>
        </table:table-row>
        <table:table-row table:style-name="ro1" table:visibility="collapse">
          <table:table-cell/>
          <table:table-cell office:value-type="float" office:value="6.29485754832" calcext:value-type="float">
            <text:p>6,2948575483</text:p>
          </table:table-cell>
          <table:table-cell office:value-type="float" office:value="0.00117778778076" calcext:value-type="float">
            <text:p>0,0011777878</text:p>
          </table:table-cell>
          <table:table-cell table:formula="of:=[.C424]*1000" office:value-type="float" office:value="1.17778778076" calcext:value-type="float">
            <text:p>1,1777877808</text:p>
          </table:table-cell>
          <table:table-cell office:value-type="float" office:value="0.156394958496" calcext:value-type="float">
            <text:p>0,1563949585</text:p>
          </table:table-cell>
          <table:table-cell table:formula="of:=[.E424]*1000" office:value-type="float" office:value="156.394958496" calcext:value-type="float">
            <text:p>156,394958496</text:p>
          </table:table-cell>
          <table:table-cell office:value-type="float" office:value="0.0012378692627" calcext:value-type="float">
            <text:p>0,0012378693</text:p>
          </table:table-cell>
          <table:table-cell table:formula="of:=[.G424]*1000" office:value-type="float" office:value="1.2378692627" calcext:value-type="float">
            <text:p>1,2378692627</text:p>
          </table:table-cell>
          <table:table-cell office:value-type="float" office:value="0.15885983" calcext:value-type="float">
            <text:p>0,15885983</text:p>
          </table:table-cell>
          <table:table-cell table:formula="of:=[.I424]*1000" office:value-type="float" office:value="158.85983" calcext:value-type="float">
            <text:p>158,85983</text:p>
          </table:table-cell>
        </table:table-row>
        <table:table-row table:style-name="ro1" table:visibility="collapse">
          <table:table-cell/>
          <table:table-cell office:value-type="float" office:value="6.89528517913" calcext:value-type="float">
            <text:p>6,8952851791</text:p>
          </table:table-cell>
          <table:table-cell office:value-type="float" office:value="0.00116801261902" calcext:value-type="float">
            <text:p>0,0011680126</text:p>
          </table:table-cell>
          <table:table-cell table:formula="of:=[.C425]*1000" office:value-type="float" office:value="1.16801261902" calcext:value-type="float">
            <text:p>1,168012619</text:p>
          </table:table-cell>
          <table:table-cell office:value-type="float" office:value="0.142565965652" calcext:value-type="float">
            <text:p>0,1425659657</text:p>
          </table:table-cell>
          <table:table-cell table:formula="of:=[.E425]*1000" office:value-type="float" office:value="142.565965652" calcext:value-type="float">
            <text:p>142,565965652</text:p>
          </table:table-cell>
          <table:table-cell office:value-type="float" office:value="0.00124907493591" calcext:value-type="float">
            <text:p>0,0012490749</text:p>
          </table:table-cell>
          <table:table-cell table:formula="of:=[.G425]*1000" office:value-type="float" office:value="1.24907493591" calcext:value-type="float">
            <text:p>1,2490749359</text:p>
          </table:table-cell>
          <table:table-cell office:value-type="float" office:value="0.145026634" calcext:value-type="float">
            <text:p>0,145026634</text:p>
          </table:table-cell>
          <table:table-cell table:formula="of:=[.I425]*1000" office:value-type="float" office:value="145.026634" calcext:value-type="float">
            <text:p>145,026634</text:p>
          </table:table-cell>
        </table:table-row>
        <table:table-row table:style-name="ro1" table:visibility="collapse">
          <table:table-cell/>
          <table:table-cell office:value-type="float" office:value="6.11879666986" calcext:value-type="float">
            <text:p>6,1187966699</text:p>
          </table:table-cell>
          <table:table-cell office:value-type="float" office:value="0.00117993354797" calcext:value-type="float">
            <text:p>0,0011799335</text:p>
          </table:table-cell>
          <table:table-cell table:formula="of:=[.C426]*1000" office:value-type="float" office:value="1.17993354797" calcext:value-type="float">
            <text:p>1,179933548</text:p>
          </table:table-cell>
          <table:table-cell office:value-type="float" office:value="0.160839080811" calcext:value-type="float">
            <text:p>0,1608390808</text:p>
          </table:table-cell>
          <table:table-cell table:formula="of:=[.E426]*1000" office:value-type="float" office:value="160.839080811" calcext:value-type="float">
            <text:p>160,839080811</text:p>
          </table:table-cell>
          <table:table-cell office:value-type="float" office:value="0.00135684013367" calcext:value-type="float">
            <text:p>0,0013568401</text:p>
          </table:table-cell>
          <table:table-cell table:formula="of:=[.G426]*1000" office:value-type="float" office:value="1.35684013367" calcext:value-type="float">
            <text:p>1,3568401337</text:p>
          </table:table-cell>
          <table:table-cell office:value-type="float" office:value="0.163430827" calcext:value-type="float">
            <text:p>0,163430827</text:p>
          </table:table-cell>
          <table:table-cell table:formula="of:=[.I426]*1000" office:value-type="float" office:value="163.430827" calcext:value-type="float">
            <text:p>163,430827</text:p>
          </table:table-cell>
        </table:table-row>
        <table:table-row table:style-name="ro1" table:visibility="collapse">
          <table:table-cell/>
          <table:table-cell office:value-type="float" office:value="6.59302143054" calcext:value-type="float">
            <text:p>6,5930214305</text:p>
          </table:table-cell>
          <table:table-cell office:value-type="float" office:value="0.00193786621094" calcext:value-type="float">
            <text:p>0,0019378662</text:p>
          </table:table-cell>
          <table:table-cell table:formula="of:=[.C427]*1000" office:value-type="float" office:value="1.93786621094" calcext:value-type="float">
            <text:p>1,9378662109</text:p>
          </table:table-cell>
          <table:table-cell office:value-type="float" office:value="0.148428201675" calcext:value-type="float">
            <text:p>0,1484282017</text:p>
          </table:table-cell>
          <table:table-cell table:formula="of:=[.E427]*1000" office:value-type="float" office:value="148.428201675" calcext:value-type="float">
            <text:p>148,428201675</text:p>
          </table:table-cell>
          <table:table-cell office:value-type="float" office:value="0.00125980377197" calcext:value-type="float">
            <text:p>0,0012598038</text:p>
          </table:table-cell>
          <table:table-cell table:formula="of:=[.G427]*1000" office:value-type="float" office:value="1.25980377197" calcext:value-type="float">
            <text:p>1,259803772</text:p>
          </table:table-cell>
          <table:table-cell office:value-type="float" office:value="0.151675527" calcext:value-type="float">
            <text:p>0,151675527</text:p>
          </table:table-cell>
          <table:table-cell table:formula="of:=[.I427]*1000" office:value-type="float" office:value="151.675527" calcext:value-type="float">
            <text:p>151,675527</text:p>
          </table:table-cell>
        </table:table-row>
        <table:table-row table:style-name="ro1" table:visibility="collapse">
          <table:table-cell/>
          <table:table-cell office:value-type="float" office:value="6.75100312312" calcext:value-type="float">
            <text:p>6,7510031231</text:p>
          </table:table-cell>
          <table:table-cell office:value-type="float" office:value="0.00190401077271" calcext:value-type="float">
            <text:p>0,0019040108</text:p>
          </table:table-cell>
          <table:table-cell table:formula="of:=[.C428]*1000" office:value-type="float" office:value="1.90401077271" calcext:value-type="float">
            <text:p>1,9040107727</text:p>
          </table:table-cell>
          <table:table-cell office:value-type="float" office:value="0.144936800003" calcext:value-type="float">
            <text:p>0,1449368</text:p>
          </table:table-cell>
          <table:table-cell table:formula="of:=[.E428]*1000" office:value-type="float" office:value="144.936800003" calcext:value-type="float">
            <text:p>144,936800003</text:p>
          </table:table-cell>
          <table:table-cell office:value-type="float" office:value="0.00123000144958" calcext:value-type="float">
            <text:p>0,0012300014</text:p>
          </table:table-cell>
          <table:table-cell table:formula="of:=[.G428]*1000" office:value-type="float" office:value="1.23000144958" calcext:value-type="float">
            <text:p>1,2300014496</text:p>
          </table:table-cell>
          <table:table-cell office:value-type="float" office:value="0.148126135" calcext:value-type="float">
            <text:p>0,148126135</text:p>
          </table:table-cell>
          <table:table-cell table:formula="of:=[.I428]*1000" office:value-type="float" office:value="148.126135" calcext:value-type="float">
            <text:p>148,126135</text:p>
          </table:table-cell>
        </table:table-row>
        <table:table-row table:style-name="ro1" table:visibility="collapse">
          <table:table-cell/>
          <table:table-cell office:value-type="float" office:value="6.89723949783" calcext:value-type="float">
            <text:p>6,8972394978</text:p>
          </table:table-cell>
          <table:table-cell office:value-type="float" office:value="0.00118517875671" calcext:value-type="float">
            <text:p>0,0011851788</text:p>
          </table:table-cell>
          <table:table-cell table:formula="of:=[.C429]*1000" office:value-type="float" office:value="1.18517875671" calcext:value-type="float">
            <text:p>1,1851787567</text:p>
          </table:table-cell>
          <table:table-cell office:value-type="float" office:value="0.142508983612" calcext:value-type="float">
            <text:p>0,1425089836</text:p>
          </table:table-cell>
          <table:table-cell table:formula="of:=[.E429]*1000" office:value-type="float" office:value="142.508983612" calcext:value-type="float">
            <text:p>142,508983612</text:p>
          </table:table-cell>
          <table:table-cell office:value-type="float" office:value="0.0012481212616" calcext:value-type="float">
            <text:p>0,0012481213</text:p>
          </table:table-cell>
          <table:table-cell table:formula="of:=[.G429]*1000" office:value-type="float" office:value="1.2481212616" calcext:value-type="float">
            <text:p>1,2481212616</text:p>
          </table:table-cell>
          <table:table-cell office:value-type="float" office:value="0.144985541" calcext:value-type="float">
            <text:p>0,144985541</text:p>
          </table:table-cell>
          <table:table-cell table:formula="of:=[.I429]*1000" office:value-type="float" office:value="144.985541" calcext:value-type="float">
            <text:p>144,985541</text:p>
          </table:table-cell>
        </table:table-row>
        <table:table-row table:style-name="ro1" table:visibility="collapse">
          <table:table-cell/>
          <table:table-cell office:value-type="float" office:value="6.85322619529" calcext:value-type="float">
            <text:p>6,8532261953</text:p>
          </table:table-cell>
          <table:table-cell office:value-type="float" office:value="0.00155901908875" calcext:value-type="float">
            <text:p>0,0015590191</text:p>
          </table:table-cell>
          <table:table-cell table:formula="of:=[.C430]*1000" office:value-type="float" office:value="1.55901908875" calcext:value-type="float">
            <text:p>1,5590190888</text:p>
          </table:table-cell>
          <table:table-cell office:value-type="float" office:value="0.143055915833" calcext:value-type="float">
            <text:p>0,1430559158</text:p>
          </table:table-cell>
          <table:table-cell table:formula="of:=[.E430]*1000" office:value-type="float" office:value="143.055915833" calcext:value-type="float">
            <text:p>143,055915833</text:p>
          </table:table-cell>
          <table:table-cell office:value-type="float" office:value="0.00125789642334" calcext:value-type="float">
            <text:p>0,0012578964</text:p>
          </table:table-cell>
          <table:table-cell table:formula="of:=[.G430]*1000" office:value-type="float" office:value="1.25789642334" calcext:value-type="float">
            <text:p>1,2578964233</text:p>
          </table:table-cell>
          <table:table-cell office:value-type="float" office:value="0.145916678" calcext:value-type="float">
            <text:p>0,145916678</text:p>
          </table:table-cell>
          <table:table-cell table:formula="of:=[.I430]*1000" office:value-type="float" office:value="145.916678" calcext:value-type="float">
            <text:p>145,916678</text:p>
          </table:table-cell>
        </table:table-row>
        <table:table-row table:style-name="ro1" table:visibility="collapse">
          <table:table-cell/>
          <table:table-cell office:value-type="float" office:value="7.10163655581" calcext:value-type="float">
            <text:p>7,1016365558</text:p>
          </table:table-cell>
          <table:table-cell office:value-type="float" office:value="0.00109696388245" calcext:value-type="float">
            <text:p>0,0010969639</text:p>
          </table:table-cell>
          <table:table-cell table:formula="of:=[.C431]*1000" office:value-type="float" office:value="1.09696388245" calcext:value-type="float">
            <text:p>1,0969638825</text:p>
          </table:table-cell>
          <table:table-cell office:value-type="float" office:value="0.13842010498" calcext:value-type="float">
            <text:p>0,138420105</text:p>
          </table:table-cell>
          <table:table-cell table:formula="of:=[.E431]*1000" office:value-type="float" office:value="138.42010498" calcext:value-type="float">
            <text:p>138,42010498</text:p>
          </table:table-cell>
          <table:table-cell office:value-type="float" office:value="0.00125002861023" calcext:value-type="float">
            <text:p>0,0012500286</text:p>
          </table:table-cell>
          <table:table-cell table:formula="of:=[.G431]*1000" office:value-type="float" office:value="1.25002861023" calcext:value-type="float">
            <text:p>1,2500286102</text:p>
          </table:table-cell>
          <table:table-cell office:value-type="float" office:value="0.140812613" calcext:value-type="float">
            <text:p>0,140812613</text:p>
          </table:table-cell>
          <table:table-cell table:formula="of:=[.I431]*1000" office:value-type="float" office:value="140.812613" calcext:value-type="float">
            <text:p>140,812613</text:p>
          </table:table-cell>
        </table:table-row>
        <table:table-row table:style-name="ro1" table:visibility="collapse">
          <table:table-cell/>
          <table:table-cell office:value-type="float" office:value="6.65593539078" calcext:value-type="float">
            <text:p>6,6559353908</text:p>
          </table:table-cell>
          <table:table-cell office:value-type="float" office:value="0.00117611885071" calcext:value-type="float">
            <text:p>0,0011761189</text:p>
          </table:table-cell>
          <table:table-cell table:formula="of:=[.C432]*1000" office:value-type="float" office:value="1.17611885071" calcext:value-type="float">
            <text:p>1,1761188507</text:p>
          </table:table-cell>
          <table:table-cell office:value-type="float" office:value="0.147764921188" calcext:value-type="float">
            <text:p>0,1477649212</text:p>
          </table:table-cell>
          <table:table-cell table:formula="of:=[.E432]*1000" office:value-type="float" office:value="147.764921188" calcext:value-type="float">
            <text:p>147,764921188</text:p>
          </table:table-cell>
          <table:table-cell office:value-type="float" office:value="0.00125622749329" calcext:value-type="float">
            <text:p>0,0012562275</text:p>
          </table:table-cell>
          <table:table-cell table:formula="of:=[.G432]*1000" office:value-type="float" office:value="1.25622749329" calcext:value-type="float">
            <text:p>1,2562274933</text:p>
          </table:table-cell>
          <table:table-cell office:value-type="float" office:value="0.150241843" calcext:value-type="float">
            <text:p>0,150241843</text:p>
          </table:table-cell>
          <table:table-cell table:formula="of:=[.I432]*1000" office:value-type="float" office:value="150.241843" calcext:value-type="float">
            <text:p>150,241843</text:p>
          </table:table-cell>
        </table:table-row>
        <table:table-row table:style-name="ro1" table:visibility="collapse">
          <table:table-cell/>
          <table:table-cell office:value-type="float" office:value="6.86342721504" calcext:value-type="float">
            <text:p>6,863427215</text:p>
          </table:table-cell>
          <table:table-cell office:value-type="float" office:value="0.00111103057861" calcext:value-type="float">
            <text:p>0,0011110306</text:p>
          </table:table-cell>
          <table:table-cell table:formula="of:=[.C433]*1000" office:value-type="float" office:value="1.11103057861" calcext:value-type="float">
            <text:p>1,1110305786</text:p>
          </table:table-cell>
          <table:table-cell office:value-type="float" office:value="0.143310070038" calcext:value-type="float">
            <text:p>0,14331007</text:p>
          </table:table-cell>
          <table:table-cell table:formula="of:=[.E433]*1000" office:value-type="float" office:value="143.310070038" calcext:value-type="float">
            <text:p>143,310070038</text:p>
          </table:table-cell>
          <table:table-cell office:value-type="float" office:value="0.00123596191406" calcext:value-type="float">
            <text:p>0,0012359619</text:p>
          </table:table-cell>
          <table:table-cell table:formula="of:=[.G433]*1000" office:value-type="float" office:value="1.23596191406" calcext:value-type="float">
            <text:p>1,2359619141</text:p>
          </table:table-cell>
          <table:table-cell office:value-type="float" office:value="0.145699804" calcext:value-type="float">
            <text:p>0,145699804</text:p>
          </table:table-cell>
          <table:table-cell table:formula="of:=[.I433]*1000" office:value-type="float" office:value="145.699804" calcext:value-type="float">
            <text:p>145,699804</text:p>
          </table:table-cell>
        </table:table-row>
        <table:table-row table:style-name="ro1" table:visibility="collapse">
          <table:table-cell/>
          <table:table-cell office:value-type="float" office:value="6.9681690276" calcext:value-type="float">
            <text:p>6,9681690276</text:p>
          </table:table-cell>
          <table:table-cell office:value-type="float" office:value="0.00129699707031" calcext:value-type="float">
            <text:p>0,0012969971</text:p>
          </table:table-cell>
          <table:table-cell table:formula="of:=[.C434]*1000" office:value-type="float" office:value="1.29699707031" calcext:value-type="float">
            <text:p>1,2969970703</text:p>
          </table:table-cell>
          <table:table-cell office:value-type="float" office:value="0.140931844711" calcext:value-type="float">
            <text:p>0,1409318447</text:p>
          </table:table-cell>
          <table:table-cell table:formula="of:=[.E434]*1000" office:value-type="float" office:value="140.931844711" calcext:value-type="float">
            <text:p>140,931844711</text:p>
          </table:table-cell>
          <table:table-cell office:value-type="float" office:value="0.00123500823975" calcext:value-type="float">
            <text:p>0,0012350082</text:p>
          </table:table-cell>
          <table:table-cell table:formula="of:=[.G434]*1000" office:value-type="float" office:value="1.23500823975" calcext:value-type="float">
            <text:p>1,2350082398</text:p>
          </table:table-cell>
          <table:table-cell office:value-type="float" office:value="0.143509722" calcext:value-type="float">
            <text:p>0,143509722</text:p>
          </table:table-cell>
          <table:table-cell table:formula="of:=[.I434]*1000" office:value-type="float" office:value="143.509722" calcext:value-type="float">
            <text:p>143,509722</text:p>
          </table:table-cell>
        </table:table-row>
        <table:table-row table:style-name="ro1" table:visibility="collapse">
          <table:table-cell/>
          <table:table-cell office:value-type="float" office:value="6.8659379746" calcext:value-type="float">
            <text:p>6,8659379746</text:p>
          </table:table-cell>
          <table:table-cell office:value-type="float" office:value="0.00119495391846" calcext:value-type="float">
            <text:p>0,0011949539</text:p>
          </table:table-cell>
          <table:table-cell table:formula="of:=[.C435]*1000" office:value-type="float" office:value="1.19495391846" calcext:value-type="float">
            <text:p>1,1949539185</text:p>
          </table:table-cell>
          <table:table-cell office:value-type="float" office:value="0.143159151077" calcext:value-type="float">
            <text:p>0,1431591511</text:p>
          </table:table-cell>
          <table:table-cell table:formula="of:=[.E435]*1000" office:value-type="float" office:value="143.159151077" calcext:value-type="float">
            <text:p>143,159151077</text:p>
          </table:table-cell>
          <table:table-cell office:value-type="float" office:value="0.00124788284302" calcext:value-type="float">
            <text:p>0,0012478828</text:p>
          </table:table-cell>
          <table:table-cell table:formula="of:=[.G435]*1000" office:value-type="float" office:value="1.24788284302" calcext:value-type="float">
            <text:p>1,247882843</text:p>
          </table:table-cell>
          <table:table-cell office:value-type="float" office:value="0.145646524" calcext:value-type="float">
            <text:p>0,145646524</text:p>
          </table:table-cell>
          <table:table-cell table:formula="of:=[.I435]*1000" office:value-type="float" office:value="145.646524" calcext:value-type="float">
            <text:p>145,646524</text:p>
          </table:table-cell>
        </table:table-row>
        <table:table-row table:style-name="ro1" table:visibility="collapse">
          <table:table-cell/>
          <table:table-cell office:value-type="float" office:value="6.98657480047" calcext:value-type="float">
            <text:p>6,9865748005</text:p>
          </table:table-cell>
          <table:table-cell office:value-type="float" office:value="0.00186395645142" calcext:value-type="float">
            <text:p>0,0018639565</text:p>
          </table:table-cell>
          <table:table-cell table:formula="of:=[.C436]*1000" office:value-type="float" office:value="1.86395645142" calcext:value-type="float">
            <text:p>1,8639564514</text:p>
          </table:table-cell>
          <table:table-cell office:value-type="float" office:value="0.139981031418" calcext:value-type="float">
            <text:p>0,1399810314</text:p>
          </table:table-cell>
          <table:table-cell table:formula="of:=[.E436]*1000" office:value-type="float" office:value="139.981031418" calcext:value-type="float">
            <text:p>139,981031418</text:p>
          </table:table-cell>
          <table:table-cell office:value-type="float" office:value="0.00123500823975" calcext:value-type="float">
            <text:p>0,0012350082</text:p>
          </table:table-cell>
          <table:table-cell table:formula="of:=[.G436]*1000" office:value-type="float" office:value="1.23500823975" calcext:value-type="float">
            <text:p>1,2350082398</text:p>
          </table:table-cell>
          <table:table-cell office:value-type="float" office:value="0.143131653" calcext:value-type="float">
            <text:p>0,143131653</text:p>
          </table:table-cell>
          <table:table-cell table:formula="of:=[.I436]*1000" office:value-type="float" office:value="143.131653" calcext:value-type="float">
            <text:p>143,131653</text:p>
          </table:table-cell>
        </table:table-row>
        <table:table-row table:style-name="ro1" table:visibility="collapse">
          <table:table-cell/>
          <table:table-cell office:value-type="float" office:value="6.56698983043" calcext:value-type="float">
            <text:p>6,5669898304</text:p>
          </table:table-cell>
          <table:table-cell office:value-type="float" office:value="0.00125908851624" calcext:value-type="float">
            <text:p>0,0012590885</text:p>
          </table:table-cell>
          <table:table-cell table:formula="of:=[.C437]*1000" office:value-type="float" office:value="1.25908851624" calcext:value-type="float">
            <text:p>1,2590885162</text:p>
          </table:table-cell>
          <table:table-cell office:value-type="float" office:value="0.149722099304" calcext:value-type="float">
            <text:p>0,1497220993</text:p>
          </table:table-cell>
          <table:table-cell table:formula="of:=[.E437]*1000" office:value-type="float" office:value="149.722099304" calcext:value-type="float">
            <text:p>149,722099304</text:p>
          </table:table-cell>
          <table:table-cell office:value-type="float" office:value="0.00125098228455" calcext:value-type="float">
            <text:p>0,0012509823</text:p>
          </table:table-cell>
          <table:table-cell table:formula="of:=[.G437]*1000" office:value-type="float" office:value="1.25098228455" calcext:value-type="float">
            <text:p>1,2509822846</text:p>
          </table:table-cell>
          <table:table-cell office:value-type="float" office:value="0.15227677" calcext:value-type="float">
            <text:p>0,15227677</text:p>
          </table:table-cell>
          <table:table-cell table:formula="of:=[.I437]*1000" office:value-type="float" office:value="152.27677" calcext:value-type="float">
            <text:p>152,27677</text:p>
          </table:table-cell>
        </table:table-row>
        <table:table-row table:style-name="ro1" table:visibility="collapse">
          <table:table-cell/>
          <table:table-cell office:value-type="float" office:value="6.50729282719" calcext:value-type="float">
            <text:p>6,5072928272</text:p>
          </table:table-cell>
          <table:table-cell office:value-type="float" office:value="0.00137591362" calcext:value-type="float">
            <text:p>0,0013759136</text:p>
          </table:table-cell>
          <table:table-cell table:formula="of:=[.C438]*1000" office:value-type="float" office:value="1.37591362" calcext:value-type="float">
            <text:p>1,37591362</text:p>
          </table:table-cell>
          <table:table-cell office:value-type="float" office:value="0.150985956192" calcext:value-type="float">
            <text:p>0,1509859562</text:p>
          </table:table-cell>
          <table:table-cell table:formula="of:=[.E438]*1000" office:value-type="float" office:value="150.985956192" calcext:value-type="float">
            <text:p>150,985956192</text:p>
          </table:table-cell>
          <table:table-cell office:value-type="float" office:value="0.0012640953064" calcext:value-type="float">
            <text:p>0,0012640953</text:p>
          </table:table-cell>
          <table:table-cell table:formula="of:=[.G438]*1000" office:value-type="float" office:value="1.2640953064" calcext:value-type="float">
            <text:p>1,2640953064</text:p>
          </table:table-cell>
          <table:table-cell office:value-type="float" office:value="0.153673736" calcext:value-type="float">
            <text:p>0,153673736</text:p>
          </table:table-cell>
          <table:table-cell table:formula="of:=[.I438]*1000" office:value-type="float" office:value="153.673736" calcext:value-type="float">
            <text:p>153,673736</text:p>
          </table:table-cell>
        </table:table-row>
        <table:table-row table:style-name="ro1" table:visibility="collapse">
          <table:table-cell/>
          <table:table-cell office:value-type="float" office:value="6.77768923781" calcext:value-type="float">
            <text:p>6,7776892378</text:p>
          </table:table-cell>
          <table:table-cell office:value-type="float" office:value="0.00112795829773" calcext:value-type="float">
            <text:p>0,0011279583</text:p>
          </table:table-cell>
          <table:table-cell table:formula="of:=[.C439]*1000" office:value-type="float" office:value="1.12795829773" calcext:value-type="float">
            <text:p>1,1279582977</text:p>
          </table:table-cell>
          <table:table-cell office:value-type="float" office:value="0.145112037659" calcext:value-type="float">
            <text:p>0,1451120377</text:p>
          </table:table-cell>
          <table:table-cell table:formula="of:=[.E439]*1000" office:value-type="float" office:value="145.112037659" calcext:value-type="float">
            <text:p>145,112037659</text:p>
          </table:table-cell>
          <table:table-cell office:value-type="float" office:value="0.00125694274902" calcext:value-type="float">
            <text:p>0,0012569427</text:p>
          </table:table-cell>
          <table:table-cell table:formula="of:=[.G439]*1000" office:value-type="float" office:value="1.25694274902" calcext:value-type="float">
            <text:p>1,256942749</text:p>
          </table:table-cell>
          <table:table-cell office:value-type="float" office:value="0.147542911" calcext:value-type="float">
            <text:p>0,147542911</text:p>
          </table:table-cell>
          <table:table-cell table:formula="of:=[.I439]*1000" office:value-type="float" office:value="147.542911" calcext:value-type="float">
            <text:p>147,542911</text:p>
          </table:table-cell>
        </table:table-row>
        <table:table-row table:style-name="ro1" table:visibility="collapse">
          <table:table-cell/>
          <table:table-cell office:value-type="float" office:value="6.95655038802" calcext:value-type="float">
            <text:p>6,956550388</text:p>
          </table:table-cell>
          <table:table-cell office:value-type="float" office:value="0.00119090080261" calcext:value-type="float">
            <text:p>0,0011909008</text:p>
          </table:table-cell>
          <table:table-cell table:formula="of:=[.C440]*1000" office:value-type="float" office:value="1.19090080261" calcext:value-type="float">
            <text:p>1,1909008026</text:p>
          </table:table-cell>
          <table:table-cell office:value-type="float" office:value="0.141286849976" calcext:value-type="float">
            <text:p>0,14128685</text:p>
          </table:table-cell>
          <table:table-cell table:formula="of:=[.E440]*1000" office:value-type="float" office:value="141.286849976" calcext:value-type="float">
            <text:p>141,286849976</text:p>
          </table:table-cell>
          <table:table-cell office:value-type="float" office:value="0.00122904777527" calcext:value-type="float">
            <text:p>0,0012290478</text:p>
          </table:table-cell>
          <table:table-cell table:formula="of:=[.G440]*1000" office:value-type="float" office:value="1.22904777527" calcext:value-type="float">
            <text:p>1,2290477753</text:p>
          </table:table-cell>
          <table:table-cell office:value-type="float" office:value="0.143749408" calcext:value-type="float">
            <text:p>0,143749408</text:p>
          </table:table-cell>
          <table:table-cell table:formula="of:=[.I440]*1000" office:value-type="float" office:value="143.749408" calcext:value-type="float">
            <text:p>143,749408</text:p>
          </table:table-cell>
        </table:table-row>
        <table:table-row table:style-name="ro1" table:visibility="collapse">
          <table:table-cell/>
          <table:table-cell office:value-type="float" office:value="6.93804655372" calcext:value-type="float">
            <text:p>6,9380465537</text:p>
          </table:table-cell>
          <table:table-cell office:value-type="float" office:value="0.00183892250061" calcext:value-type="float">
            <text:p>0,0018389225</text:p>
          </table:table-cell>
          <table:table-cell table:formula="of:=[.C441]*1000" office:value-type="float" office:value="1.83892250061" calcext:value-type="float">
            <text:p>1,8389225006</text:p>
          </table:table-cell>
          <table:table-cell office:value-type="float" office:value="0.14098906517" calcext:value-type="float">
            <text:p>0,1409890652</text:p>
          </table:table-cell>
          <table:table-cell table:formula="of:=[.E441]*1000" office:value-type="float" office:value="140.98906517" calcext:value-type="float">
            <text:p>140,98906517</text:p>
          </table:table-cell>
          <table:table-cell office:value-type="float" office:value="0.00125789642334" calcext:value-type="float">
            <text:p>0,0012578964</text:p>
          </table:table-cell>
          <table:table-cell table:formula="of:=[.G441]*1000" office:value-type="float" office:value="1.25789642334" calcext:value-type="float">
            <text:p>1,2578964233</text:p>
          </table:table-cell>
          <table:table-cell office:value-type="float" office:value="0.144132789" calcext:value-type="float">
            <text:p>0,144132789</text:p>
          </table:table-cell>
          <table:table-cell table:formula="of:=[.I441]*1000" office:value-type="float" office:value="144.132789" calcext:value-type="float">
            <text:p>144,132789</text:p>
          </table:table-cell>
        </table:table-row>
        <table:table-row table:style-name="ro1" table:visibility="collapse">
          <table:table-cell/>
          <table:table-cell office:value-type="float" office:value="6.79912208648" calcext:value-type="float">
            <text:p>6,7991220865</text:p>
          </table:table-cell>
          <table:table-cell office:value-type="float" office:value="0.00164604187012" calcext:value-type="float">
            <text:p>0,0016460419</text:p>
          </table:table-cell>
          <table:table-cell table:formula="of:=[.C442]*1000" office:value-type="float" office:value="1.64604187012" calcext:value-type="float">
            <text:p>1,6460418701</text:p>
          </table:table-cell>
          <table:table-cell office:value-type="float" office:value="0.144152164459" calcext:value-type="float">
            <text:p>0,1441521645</text:p>
          </table:table-cell>
          <table:table-cell table:formula="of:=[.E442]*1000" office:value-type="float" office:value="144.152164459" calcext:value-type="float">
            <text:p>144,152164459</text:p>
          </table:table-cell>
          <table:table-cell office:value-type="float" office:value="0.00123286247253" calcext:value-type="float">
            <text:p>0,0012328625</text:p>
          </table:table-cell>
          <table:table-cell table:formula="of:=[.G442]*1000" office:value-type="float" office:value="1.23286247253" calcext:value-type="float">
            <text:p>1,2328624725</text:p>
          </table:table-cell>
          <table:table-cell office:value-type="float" office:value="0.147077812" calcext:value-type="float">
            <text:p>0,147077812</text:p>
          </table:table-cell>
          <table:table-cell table:formula="of:=[.I442]*1000" office:value-type="float" office:value="147.077812" calcext:value-type="float">
            <text:p>147,077812</text:p>
          </table:table-cell>
        </table:table-row>
        <table:table-row table:style-name="ro1" table:visibility="collapse">
          <table:table-cell/>
          <table:table-cell office:value-type="float" office:value="6.97427915141" calcext:value-type="float">
            <text:p>6,9742791514</text:p>
          </table:table-cell>
          <table:table-cell office:value-type="float" office:value="0.00166392326355" calcext:value-type="float">
            <text:p>0,0016639233</text:p>
          </table:table-cell>
          <table:table-cell table:formula="of:=[.C443]*1000" office:value-type="float" office:value="1.66392326355" calcext:value-type="float">
            <text:p>1,6639232636</text:p>
          </table:table-cell>
          <table:table-cell office:value-type="float" office:value="0.140425920486" calcext:value-type="float">
            <text:p>0,1404259205</text:p>
          </table:table-cell>
          <table:table-cell table:formula="of:=[.E443]*1000" office:value-type="float" office:value="140.425920486" calcext:value-type="float">
            <text:p>140,425920486</text:p>
          </table:table-cell>
          <table:table-cell office:value-type="float" office:value="0.00124597549438" calcext:value-type="float">
            <text:p>0,0012459755</text:p>
          </table:table-cell>
          <table:table-cell table:formula="of:=[.G443]*1000" office:value-type="float" office:value="1.24597549438" calcext:value-type="float">
            <text:p>1,2459754944</text:p>
          </table:table-cell>
          <table:table-cell office:value-type="float" office:value="0.143383994" calcext:value-type="float">
            <text:p>0,143383994</text:p>
          </table:table-cell>
          <table:table-cell table:formula="of:=[.I443]*1000" office:value-type="float" office:value="143.383994" calcext:value-type="float">
            <text:p>143,383994</text:p>
          </table:table-cell>
        </table:table-row>
        <table:table-row table:style-name="ro1" table:visibility="collapse">
          <table:table-cell/>
          <table:table-cell office:value-type="float" office:value="6.85103026615" calcext:value-type="float">
            <text:p>6,8510302662</text:p>
          </table:table-cell>
          <table:table-cell office:value-type="float" office:value="0.00166821479797" calcext:value-type="float">
            <text:p>0,0016682148</text:p>
          </table:table-cell>
          <table:table-cell table:formula="of:=[.C444]*1000" office:value-type="float" office:value="1.66821479797" calcext:value-type="float">
            <text:p>1,668214798</text:p>
          </table:table-cell>
          <table:table-cell office:value-type="float" office:value="0.143029928207" calcext:value-type="float">
            <text:p>0,1430299282</text:p>
          </table:table-cell>
          <table:table-cell table:formula="of:=[.E444]*1000" office:value-type="float" office:value="143.029928207" calcext:value-type="float">
            <text:p>143,029928207</text:p>
          </table:table-cell>
          <table:table-cell office:value-type="float" office:value="0.00122308731079" calcext:value-type="float">
            <text:p>0,0012230873</text:p>
          </table:table-cell>
          <table:table-cell table:formula="of:=[.G444]*1000" office:value-type="float" office:value="1.22308731079" calcext:value-type="float">
            <text:p>1,2230873108</text:p>
          </table:table-cell>
          <table:table-cell office:value-type="float" office:value="0.145963448" calcext:value-type="float">
            <text:p>0,145963448</text:p>
          </table:table-cell>
          <table:table-cell table:formula="of:=[.I444]*1000" office:value-type="float" office:value="145.963448" calcext:value-type="float">
            <text:p>145,963448</text:p>
          </table:table-cell>
        </table:table-row>
        <table:table-row table:style-name="ro1" table:visibility="collapse">
          <table:table-cell/>
          <table:table-cell office:value-type="float" office:value="6.772690151" calcext:value-type="float">
            <text:p>6,772690151</text:p>
          </table:table-cell>
          <table:table-cell office:value-type="float" office:value="0.00178980827332" calcext:value-type="float">
            <text:p>0,0017898083</text:p>
          </table:table-cell>
          <table:table-cell table:formula="of:=[.C445]*1000" office:value-type="float" office:value="1.78980827332" calcext:value-type="float">
            <text:p>1,7898082733</text:p>
          </table:table-cell>
          <table:table-cell office:value-type="float" office:value="0.144582986832" calcext:value-type="float">
            <text:p>0,1445829868</text:p>
          </table:table-cell>
          <table:table-cell table:formula="of:=[.E445]*1000" office:value-type="float" office:value="144.582986832" calcext:value-type="float">
            <text:p>144,582986832</text:p>
          </table:table-cell>
          <table:table-cell office:value-type="float" office:value="0.00122809410095" calcext:value-type="float">
            <text:p>0,0012280941</text:p>
          </table:table-cell>
          <table:table-cell table:formula="of:=[.G445]*1000" office:value-type="float" office:value="1.22809410095" calcext:value-type="float">
            <text:p>1,228094101</text:p>
          </table:table-cell>
          <table:table-cell office:value-type="float" office:value="0.147651816" calcext:value-type="float">
            <text:p>0,147651816</text:p>
          </table:table-cell>
          <table:table-cell table:formula="of:=[.I445]*1000" office:value-type="float" office:value="147.651816" calcext:value-type="float">
            <text:p>147,651816</text:p>
          </table:table-cell>
        </table:table-row>
        <table:table-row table:style-name="ro1" table:visibility="collapse">
          <table:table-cell/>
          <table:table-cell office:value-type="float" office:value="6.96460508993" calcext:value-type="float">
            <text:p>6,9646050899</text:p>
          </table:table-cell>
          <table:table-cell office:value-type="float" office:value="0.00175404548645" calcext:value-type="float">
            <text:p>0,0017540455</text:p>
          </table:table-cell>
          <table:table-cell table:formula="of:=[.C446]*1000" office:value-type="float" office:value="1.75404548645" calcext:value-type="float">
            <text:p>1,7540454865</text:p>
          </table:table-cell>
          <table:table-cell office:value-type="float" office:value="0.140555143356" calcext:value-type="float">
            <text:p>0,1405551434</text:p>
          </table:table-cell>
          <table:table-cell table:formula="of:=[.E446]*1000" office:value-type="float" office:value="140.555143356" calcext:value-type="float">
            <text:p>140,555143356</text:p>
          </table:table-cell>
          <table:table-cell office:value-type="float" office:value="0.00122594833374" calcext:value-type="float">
            <text:p>0,0012259483</text:p>
          </table:table-cell>
          <table:table-cell table:formula="of:=[.G446]*1000" office:value-type="float" office:value="1.22594833374" calcext:value-type="float">
            <text:p>1,2259483337</text:p>
          </table:table-cell>
          <table:table-cell office:value-type="float" office:value="0.143583159" calcext:value-type="float">
            <text:p>0,143583159</text:p>
          </table:table-cell>
          <table:table-cell table:formula="of:=[.I446]*1000" office:value-type="float" office:value="143.583159" calcext:value-type="float">
            <text:p>143,583159</text:p>
          </table:table-cell>
        </table:table-row>
        <table:table-row table:style-name="ro1" table:visibility="collapse">
          <table:table-cell/>
          <table:table-cell office:value-type="float" office:value="6.98691547762" calcext:value-type="float">
            <text:p>6,9869154776</text:p>
          </table:table-cell>
          <table:table-cell office:value-type="float" office:value="0.00170707702637" calcext:value-type="float">
            <text:p>0,001707077</text:p>
          </table:table-cell>
          <table:table-cell table:formula="of:=[.C447]*1000" office:value-type="float" office:value="1.70707702637" calcext:value-type="float">
            <text:p>1,7070770264</text:p>
          </table:table-cell>
          <table:table-cell office:value-type="float" office:value="0.140117168427" calcext:value-type="float">
            <text:p>0,1401171684</text:p>
          </table:table-cell>
          <table:table-cell table:formula="of:=[.E447]*1000" office:value-type="float" office:value="140.117168427" calcext:value-type="float">
            <text:p>140,117168427</text:p>
          </table:table-cell>
          <table:table-cell office:value-type="float" office:value="0.00124597549438" calcext:value-type="float">
            <text:p>0,0012459755</text:p>
          </table:table-cell>
          <table:table-cell table:formula="of:=[.G447]*1000" office:value-type="float" office:value="1.24597549438" calcext:value-type="float">
            <text:p>1,2459754944</text:p>
          </table:table-cell>
          <table:table-cell office:value-type="float" office:value="0.143124674" calcext:value-type="float">
            <text:p>0,143124674</text:p>
          </table:table-cell>
          <table:table-cell table:formula="of:=[.I447]*1000" office:value-type="float" office:value="143.124674" calcext:value-type="float">
            <text:p>143,124674</text:p>
          </table:table-cell>
        </table:table-row>
        <table:table-row table:style-name="ro1" table:visibility="collapse">
          <table:table-cell/>
          <table:table-cell office:value-type="float" office:value="6.81459048253" calcext:value-type="float">
            <text:p>6,8145904825</text:p>
          </table:table-cell>
          <table:table-cell office:value-type="float" office:value="0.0020010471344" calcext:value-type="float">
            <text:p>0,0020010471</text:p>
          </table:table-cell>
          <table:table-cell table:formula="of:=[.C448]*1000" office:value-type="float" office:value="2.0010471344" calcext:value-type="float">
            <text:p>2,0010471344</text:p>
          </table:table-cell>
          <table:table-cell office:value-type="float" office:value="0.143460988998" calcext:value-type="float">
            <text:p>0,143460989</text:p>
          </table:table-cell>
          <table:table-cell table:formula="of:=[.E448]*1000" office:value-type="float" office:value="143.460988998" calcext:value-type="float">
            <text:p>143,460988998</text:p>
          </table:table-cell>
          <table:table-cell office:value-type="float" office:value="0.00123500823975" calcext:value-type="float">
            <text:p>0,0012350082</text:p>
          </table:table-cell>
          <table:table-cell table:formula="of:=[.G448]*1000" office:value-type="float" office:value="1.23500823975" calcext:value-type="float">
            <text:p>1,2350082398</text:p>
          </table:table-cell>
          <table:table-cell office:value-type="float" office:value="0.146743961" calcext:value-type="float">
            <text:p>0,146743961</text:p>
          </table:table-cell>
          <table:table-cell table:formula="of:=[.I448]*1000" office:value-type="float" office:value="146.743961" calcext:value-type="float">
            <text:p>146,743961</text:p>
          </table:table-cell>
        </table:table-row>
        <table:table-row table:style-name="ro1" table:visibility="collapse">
          <table:table-cell/>
          <table:table-cell office:value-type="float" office:value="6.3498908876" calcext:value-type="float">
            <text:p>6,3498908876</text:p>
          </table:table-cell>
          <table:table-cell office:value-type="float" office:value="0.00122880935669" calcext:value-type="float">
            <text:p>0,0012288094</text:p>
          </table:table-cell>
          <table:table-cell table:formula="of:=[.C449]*1000" office:value-type="float" office:value="1.22880935669" calcext:value-type="float">
            <text:p>1,2288093567</text:p>
          </table:table-cell>
          <table:table-cell office:value-type="float" office:value="0.154905080795" calcext:value-type="float">
            <text:p>0,1549050808</text:p>
          </table:table-cell>
          <table:table-cell table:formula="of:=[.E449]*1000" office:value-type="float" office:value="154.905080795" calcext:value-type="float">
            <text:p>154,905080795</text:p>
          </table:table-cell>
          <table:table-cell office:value-type="float" office:value="0.00130581855774" calcext:value-type="float">
            <text:p>0,0013058186</text:p>
          </table:table-cell>
          <table:table-cell table:formula="of:=[.G449]*1000" office:value-type="float" office:value="1.30581855774" calcext:value-type="float">
            <text:p>1,3058185577</text:p>
          </table:table-cell>
          <table:table-cell office:value-type="float" office:value="0.157483021" calcext:value-type="float">
            <text:p>0,157483021</text:p>
          </table:table-cell>
          <table:table-cell table:formula="of:=[.I449]*1000" office:value-type="float" office:value="157.483021" calcext:value-type="float">
            <text:p>157,483021</text:p>
          </table:table-cell>
        </table:table-row>
        <table:table-row table:style-name="ro1" table:visibility="collapse">
          <table:table-cell/>
          <table:table-cell office:value-type="float" office:value="6.42598375835" calcext:value-type="float">
            <text:p>6,4259837584</text:p>
          </table:table-cell>
          <table:table-cell office:value-type="float" office:value="0.00162386894226" calcext:value-type="float">
            <text:p>0,0016238689</text:p>
          </table:table-cell>
          <table:table-cell table:formula="of:=[.C450]*1000" office:value-type="float" office:value="1.62386894226" calcext:value-type="float">
            <text:p>1,6238689423</text:p>
          </table:table-cell>
          <table:table-cell office:value-type="float" office:value="0.152690887451" calcext:value-type="float">
            <text:p>0,1526908875</text:p>
          </table:table-cell>
          <table:table-cell table:formula="of:=[.E450]*1000" office:value-type="float" office:value="152.690887451" calcext:value-type="float">
            <text:p>152,690887451</text:p>
          </table:table-cell>
          <table:table-cell office:value-type="float" office:value="0.00125122070312" calcext:value-type="float">
            <text:p>0,0012512207</text:p>
          </table:table-cell>
          <table:table-cell table:formula="of:=[.G450]*1000" office:value-type="float" office:value="1.25122070312" calcext:value-type="float">
            <text:p>1,2512207031</text:p>
          </table:table-cell>
          <table:table-cell office:value-type="float" office:value="0.155618196" calcext:value-type="float">
            <text:p>0,155618196</text:p>
          </table:table-cell>
          <table:table-cell table:formula="of:=[.I450]*1000" office:value-type="float" office:value="155.618196" calcext:value-type="float">
            <text:p>155,618196</text:p>
          </table:table-cell>
        </table:table-row>
        <table:table-row table:style-name="ro1" table:visibility="collapse">
          <table:table-cell/>
          <table:table-cell office:value-type="float" office:value="6.52319975995" calcext:value-type="float">
            <text:p>6,52319976</text:p>
          </table:table-cell>
          <table:table-cell office:value-type="float" office:value="0.00187516212463" calcext:value-type="float">
            <text:p>0,0018751621</text:p>
          </table:table-cell>
          <table:table-cell table:formula="of:=[.C451]*1000" office:value-type="float" office:value="1.87516212463" calcext:value-type="float">
            <text:p>1,8751621246</text:p>
          </table:table-cell>
          <table:table-cell office:value-type="float" office:value="0.150145053864" calcext:value-type="float">
            <text:p>0,1501450539</text:p>
          </table:table-cell>
          <table:table-cell table:formula="of:=[.E451]*1000" office:value-type="float" office:value="150.145053864" calcext:value-type="float">
            <text:p>150,145053864</text:p>
          </table:table-cell>
          <table:table-cell office:value-type="float" office:value="0.00123500823975" calcext:value-type="float">
            <text:p>0,0012350082</text:p>
          </table:table-cell>
          <table:table-cell table:formula="of:=[.G451]*1000" office:value-type="float" office:value="1.23500823975" calcext:value-type="float">
            <text:p>1,2350082398</text:p>
          </table:table-cell>
          <table:table-cell office:value-type="float" office:value="0.153299" calcext:value-type="float">
            <text:p>0,153299</text:p>
          </table:table-cell>
          <table:table-cell table:formula="of:=[.I451]*1000" office:value-type="float" office:value="153.299" calcext:value-type="float">
            <text:p>153,299</text:p>
          </table:table-cell>
        </table:table-row>
        <table:table-row table:style-name="ro1" table:visibility="collapse">
          <table:table-cell/>
          <table:table-cell office:value-type="float" office:value="6.34702353729" calcext:value-type="float">
            <text:p>6,3470235373</text:p>
          </table:table-cell>
          <table:table-cell office:value-type="float" office:value="0.0017671585083" calcext:value-type="float">
            <text:p>0,0017671585</text:p>
          </table:table-cell>
          <table:table-cell table:formula="of:=[.C452]*1000" office:value-type="float" office:value="1.7671585083" calcext:value-type="float">
            <text:p>1,7671585083</text:p>
          </table:table-cell>
          <table:table-cell office:value-type="float" office:value="0.154486894608" calcext:value-type="float">
            <text:p>0,1544868946</text:p>
          </table:table-cell>
          <table:table-cell table:formula="of:=[.E452]*1000" office:value-type="float" office:value="154.486894608" calcext:value-type="float">
            <text:p>154,486894608</text:p>
          </table:table-cell>
          <table:table-cell office:value-type="float" office:value="0.00125002861023" calcext:value-type="float">
            <text:p>0,0012500286</text:p>
          </table:table-cell>
          <table:table-cell table:formula="of:=[.G452]*1000" office:value-type="float" office:value="1.25002861023" calcext:value-type="float">
            <text:p>1,2500286102</text:p>
          </table:table-cell>
          <table:table-cell office:value-type="float" office:value="0.157554166" calcext:value-type="float">
            <text:p>0,157554166</text:p>
          </table:table-cell>
          <table:table-cell table:formula="of:=[.I452]*1000" office:value-type="float" office:value="157.554166" calcext:value-type="float">
            <text:p>157,554166</text:p>
          </table:table-cell>
        </table:table-row>
        <table:table-row table:style-name="ro1" table:visibility="collapse">
          <table:table-cell/>
          <table:table-cell office:value-type="float" office:value="6.20263766671" calcext:value-type="float">
            <text:p>6,2026376667</text:p>
          </table:table-cell>
          <table:table-cell office:value-type="float" office:value="0.00176501274109" calcext:value-type="float">
            <text:p>0,0017650127</text:p>
          </table:table-cell>
          <table:table-cell table:formula="of:=[.C453]*1000" office:value-type="float" office:value="1.76501274109" calcext:value-type="float">
            <text:p>1,7650127411</text:p>
          </table:table-cell>
          <table:table-cell office:value-type="float" office:value="0.158138990402" calcext:value-type="float">
            <text:p>0,1581389904</text:p>
          </table:table-cell>
          <table:table-cell table:formula="of:=[.E453]*1000" office:value-type="float" office:value="158.138990402" calcext:value-type="float">
            <text:p>158,138990402</text:p>
          </table:table-cell>
          <table:table-cell office:value-type="float" office:value="0.00126600265503" calcext:value-type="float">
            <text:p>0,0012660027</text:p>
          </table:table-cell>
          <table:table-cell table:formula="of:=[.G453]*1000" office:value-type="float" office:value="1.26600265503" calcext:value-type="float">
            <text:p>1,266002655</text:p>
          </table:table-cell>
          <table:table-cell office:value-type="float" office:value="0.161221734" calcext:value-type="float">
            <text:p>0,161221734</text:p>
          </table:table-cell>
          <table:table-cell table:formula="of:=[.I453]*1000" office:value-type="float" office:value="161.221734" calcext:value-type="float">
            <text:p>161,221734</text:p>
          </table:table-cell>
        </table:table-row>
        <table:table-row table:style-name="ro1" table:visibility="collapse">
          <table:table-cell/>
          <table:table-cell office:value-type="float" office:value="6.1735597167" calcext:value-type="float">
            <text:p>6,1735597167</text:p>
          </table:table-cell>
          <table:table-cell office:value-type="float" office:value="0.00191402435303" calcext:value-type="float">
            <text:p>0,0019140244</text:p>
          </table:table-cell>
          <table:table-cell table:formula="of:=[.C454]*1000" office:value-type="float" office:value="1.91402435303" calcext:value-type="float">
            <text:p>1,914024353</text:p>
          </table:table-cell>
          <table:table-cell office:value-type="float" office:value="0.15877699852" calcext:value-type="float">
            <text:p>0,1587769985</text:p>
          </table:table-cell>
          <table:table-cell table:formula="of:=[.E454]*1000" office:value-type="float" office:value="158.77699852" calcext:value-type="float">
            <text:p>158,77699852</text:p>
          </table:table-cell>
          <table:table-cell office:value-type="float" office:value="0.00123596191406" calcext:value-type="float">
            <text:p>0,0012359619</text:p>
          </table:table-cell>
          <table:table-cell table:formula="of:=[.G454]*1000" office:value-type="float" office:value="1.23596191406" calcext:value-type="float">
            <text:p>1,2359619141</text:p>
          </table:table-cell>
          <table:table-cell office:value-type="float" office:value="0.161981101" calcext:value-type="float">
            <text:p>0,161981101</text:p>
          </table:table-cell>
          <table:table-cell table:formula="of:=[.I454]*1000" office:value-type="float" office:value="161.981101" calcext:value-type="float">
            <text:p>161,981101</text:p>
          </table:table-cell>
        </table:table-row>
        <table:table-row table:style-name="ro1" table:visibility="collapse">
          <table:table-cell/>
          <table:table-cell office:value-type="float" office:value="6.04146432166" calcext:value-type="float">
            <text:p>6,0414643217</text:p>
          </table:table-cell>
          <table:table-cell office:value-type="float" office:value="0.0016930103302" calcext:value-type="float">
            <text:p>0,0016930103</text:p>
          </table:table-cell>
          <table:table-cell table:formula="of:=[.C455]*1000" office:value-type="float" office:value="1.6930103302" calcext:value-type="float">
            <text:p>1,6930103302</text:p>
          </table:table-cell>
          <table:table-cell office:value-type="float" office:value="0.162537097931" calcext:value-type="float">
            <text:p>0,1625370979</text:p>
          </table:table-cell>
          <table:table-cell table:formula="of:=[.E455]*1000" office:value-type="float" office:value="162.537097931" calcext:value-type="float">
            <text:p>162,537097931</text:p>
          </table:table-cell>
          <table:table-cell office:value-type="float" office:value="0.00123500823975" calcext:value-type="float">
            <text:p>0,0012350082</text:p>
          </table:table-cell>
          <table:table-cell table:formula="of:=[.G455]*1000" office:value-type="float" office:value="1.23500823975" calcext:value-type="float">
            <text:p>1,2350082398</text:p>
          </table:table-cell>
          <table:table-cell office:value-type="float" office:value="0.165522785" calcext:value-type="float">
            <text:p>0,165522785</text:p>
          </table:table-cell>
          <table:table-cell table:formula="of:=[.I455]*1000" office:value-type="float" office:value="165.522785" calcext:value-type="float">
            <text:p>165,522785</text:p>
          </table:table-cell>
        </table:table-row>
        <table:table-row table:style-name="ro1" table:visibility="collapse">
          <table:table-cell/>
          <table:table-cell office:value-type="float" office:value="6.17831154518" calcext:value-type="float">
            <text:p>6,1783115452</text:p>
          </table:table-cell>
          <table:table-cell office:value-type="float" office:value="0.00192499160767" calcext:value-type="float">
            <text:p>0,0019249916</text:p>
          </table:table-cell>
          <table:table-cell table:formula="of:=[.C456]*1000" office:value-type="float" office:value="1.92499160767" calcext:value-type="float">
            <text:p>1,9249916077</text:p>
          </table:table-cell>
          <table:table-cell office:value-type="float" office:value="0.158617973328" calcext:value-type="float">
            <text:p>0,1586179733</text:p>
          </table:table-cell>
          <table:table-cell table:formula="of:=[.E456]*1000" office:value-type="float" office:value="158.617973328" calcext:value-type="float">
            <text:p>158,617973328</text:p>
          </table:table-cell>
          <table:table-cell office:value-type="float" office:value="0.00124907493591" calcext:value-type="float">
            <text:p>0,0012490749</text:p>
          </table:table-cell>
          <table:table-cell table:formula="of:=[.G456]*1000" office:value-type="float" office:value="1.24907493591" calcext:value-type="float">
            <text:p>1,2490749359</text:p>
          </table:table-cell>
          <table:table-cell office:value-type="float" office:value="0.161856519" calcext:value-type="float">
            <text:p>0,161856519</text:p>
          </table:table-cell>
          <table:table-cell table:formula="of:=[.I456]*1000" office:value-type="float" office:value="161.856519" calcext:value-type="float">
            <text:p>161,856519</text:p>
          </table:table-cell>
        </table:table-row>
        <table:table-row table:style-name="ro1" table:visibility="collapse">
          <table:table-cell/>
          <table:table-cell office:value-type="float" office:value="6.30626826985" calcext:value-type="float">
            <text:p>6,3062682699</text:p>
          </table:table-cell>
          <table:table-cell office:value-type="float" office:value="0.00188994407654" calcext:value-type="float">
            <text:p>0,0018899441</text:p>
          </table:table-cell>
          <table:table-cell table:formula="of:=[.C457]*1000" office:value-type="float" office:value="1.88994407654" calcext:value-type="float">
            <text:p>1,8899440765</text:p>
          </table:table-cell>
          <table:table-cell office:value-type="float" office:value="0.155390977859" calcext:value-type="float">
            <text:p>0,1553909779</text:p>
          </table:table-cell>
          <table:table-cell table:formula="of:=[.E457]*1000" office:value-type="float" office:value="155.390977859" calcext:value-type="float">
            <text:p>155,390977859</text:p>
          </table:table-cell>
          <table:table-cell office:value-type="float" office:value="0.00124096870422" calcext:value-type="float">
            <text:p>0,0012409687</text:p>
          </table:table-cell>
          <table:table-cell table:formula="of:=[.G457]*1000" office:value-type="float" office:value="1.24096870422" calcext:value-type="float">
            <text:p>1,2409687042</text:p>
          </table:table-cell>
          <table:table-cell office:value-type="float" office:value="0.158572385" calcext:value-type="float">
            <text:p>0,158572385</text:p>
          </table:table-cell>
          <table:table-cell table:formula="of:=[.I457]*1000" office:value-type="float" office:value="158.572385" calcext:value-type="float">
            <text:p>158,572385</text:p>
          </table:table-cell>
        </table:table-row>
        <table:table-row table:style-name="ro1" table:visibility="collapse">
          <table:table-cell/>
          <table:table-cell office:value-type="float" office:value="6.48986593157" calcext:value-type="float">
            <text:p>6,4898659316</text:p>
          </table:table-cell>
          <table:table-cell office:value-type="float" office:value="0.00188183784485" calcext:value-type="float">
            <text:p>0,0018818378</text:p>
          </table:table-cell>
          <table:table-cell table:formula="of:=[.C458]*1000" office:value-type="float" office:value="1.88183784485" calcext:value-type="float">
            <text:p>1,8818378449</text:p>
          </table:table-cell>
          <table:table-cell office:value-type="float" office:value="0.150921106339" calcext:value-type="float">
            <text:p>0,1509211063</text:p>
          </table:table-cell>
          <table:table-cell table:formula="of:=[.E458]*1000" office:value-type="float" office:value="150.921106339" calcext:value-type="float">
            <text:p>150,921106339</text:p>
          </table:table-cell>
          <table:table-cell office:value-type="float" office:value="0.00123381614685" calcext:value-type="float">
            <text:p>0,0012338161</text:p>
          </table:table-cell>
          <table:table-cell table:formula="of:=[.G458]*1000" office:value-type="float" office:value="1.23381614685" calcext:value-type="float">
            <text:p>1,2338161469</text:p>
          </table:table-cell>
          <table:table-cell office:value-type="float" office:value="0.154086388" calcext:value-type="float">
            <text:p>0,154086388</text:p>
          </table:table-cell>
          <table:table-cell table:formula="of:=[.I458]*1000" office:value-type="float" office:value="154.086388" calcext:value-type="float">
            <text:p>154,086388</text:p>
          </table:table-cell>
        </table:table-row>
        <table:table-row table:style-name="ro1" table:visibility="collapse">
          <table:table-cell/>
          <table:table-cell office:value-type="float" office:value="6.43485459066" calcext:value-type="float">
            <text:p>6,4348545907</text:p>
          </table:table-cell>
          <table:table-cell office:value-type="float" office:value="0.00171518325806" calcext:value-type="float">
            <text:p>0,0017151833</text:p>
          </table:table-cell>
          <table:table-cell table:formula="of:=[.C459]*1000" office:value-type="float" office:value="1.71518325806" calcext:value-type="float">
            <text:p>1,7151832581</text:p>
          </table:table-cell>
          <table:table-cell office:value-type="float" office:value="0.152397871017" calcext:value-type="float">
            <text:p>0,152397871</text:p>
          </table:table-cell>
          <table:table-cell table:formula="of:=[.E459]*1000" office:value-type="float" office:value="152.397871017" calcext:value-type="float">
            <text:p>152,397871017</text:p>
          </table:table-cell>
          <table:table-cell office:value-type="float" office:value="0.00124192237854" calcext:value-type="float">
            <text:p>0,0012419224</text:p>
          </table:table-cell>
          <table:table-cell table:formula="of:=[.G459]*1000" office:value-type="float" office:value="1.24192237854" calcext:value-type="float">
            <text:p>1,2419223785</text:p>
          </table:table-cell>
          <table:table-cell office:value-type="float" office:value="0.155403667" calcext:value-type="float">
            <text:p>0,155403667</text:p>
          </table:table-cell>
          <table:table-cell table:formula="of:=[.I459]*1000" office:value-type="float" office:value="155.403667" calcext:value-type="float">
            <text:p>155,403667</text:p>
          </table:table-cell>
        </table:table-row>
        <table:table-row table:style-name="ro1" table:visibility="collapse">
          <table:table-cell/>
          <table:table-cell office:value-type="float" office:value="6.48705271853" calcext:value-type="float">
            <text:p>6,4870527185</text:p>
          </table:table-cell>
          <table:table-cell office:value-type="float" office:value="0.00195503234863" calcext:value-type="float">
            <text:p>0,0019550323</text:p>
          </table:table-cell>
          <table:table-cell table:formula="of:=[.C460]*1000" office:value-type="float" office:value="1.95503234863" calcext:value-type="float">
            <text:p>1,9550323486</text:p>
          </table:table-cell>
          <table:table-cell office:value-type="float" office:value="0.150902032852" calcext:value-type="float">
            <text:p>0,1509020329</text:p>
          </table:table-cell>
          <table:table-cell table:formula="of:=[.E460]*1000" office:value-type="float" office:value="150.902032852" calcext:value-type="float">
            <text:p>150,902032852</text:p>
          </table:table-cell>
          <table:table-cell office:value-type="float" office:value="0.00125098228455" calcext:value-type="float">
            <text:p>0,0012509823</text:p>
          </table:table-cell>
          <table:table-cell table:formula="of:=[.G460]*1000" office:value-type="float" office:value="1.25098228455" calcext:value-type="float">
            <text:p>1,2509822846</text:p>
          </table:table-cell>
          <table:table-cell office:value-type="float" office:value="0.15415321" calcext:value-type="float">
            <text:p>0,15415321</text:p>
          </table:table-cell>
          <table:table-cell table:formula="of:=[.I460]*1000" office:value-type="float" office:value="154.15321" calcext:value-type="float">
            <text:p>154,15321</text:p>
          </table:table-cell>
        </table:table-row>
        <table:table-row table:style-name="ro1" table:visibility="collapse">
          <table:table-cell/>
          <table:table-cell office:value-type="float" office:value="6.45259840234" calcext:value-type="float">
            <text:p>6,4525984023</text:p>
          </table:table-cell>
          <table:table-cell office:value-type="float" office:value="0.00166511535645" calcext:value-type="float">
            <text:p>0,0016651154</text:p>
          </table:table-cell>
          <table:table-cell table:formula="of:=[.C461]*1000" office:value-type="float" office:value="1.66511535645" calcext:value-type="float">
            <text:p>1,6651153565</text:p>
          </table:table-cell>
          <table:table-cell office:value-type="float" office:value="0.152005910873" calcext:value-type="float">
            <text:p>0,1520059109</text:p>
          </table:table-cell>
          <table:table-cell table:formula="of:=[.E461]*1000" office:value-type="float" office:value="152.005910873" calcext:value-type="float">
            <text:p>152,005910873</text:p>
          </table:table-cell>
          <table:table-cell office:value-type="float" office:value="0.00125813484192" calcext:value-type="float">
            <text:p>0,0012581348</text:p>
          </table:table-cell>
          <table:table-cell table:formula="of:=[.G461]*1000" office:value-type="float" office:value="1.25813484192" calcext:value-type="float">
            <text:p>1,2581348419</text:p>
          </table:table-cell>
          <table:table-cell office:value-type="float" office:value="0.154976327" calcext:value-type="float">
            <text:p>0,154976327</text:p>
          </table:table-cell>
          <table:table-cell table:formula="of:=[.I461]*1000" office:value-type="float" office:value="154.976327" calcext:value-type="float">
            <text:p>154,976327</text:p>
          </table:table-cell>
        </table:table-row>
        <table:table-row table:style-name="ro1" table:visibility="collapse">
          <table:table-cell/>
          <table:table-cell office:value-type="float" office:value="6.35840536712" calcext:value-type="float">
            <text:p>6,3584053671</text:p>
          </table:table-cell>
          <table:table-cell office:value-type="float" office:value="0.00118708610535" calcext:value-type="float">
            <text:p>0,0011870861</text:p>
          </table:table-cell>
          <table:table-cell table:formula="of:=[.C462]*1000" office:value-type="float" office:value="1.18708610535" calcext:value-type="float">
            <text:p>1,1870861054</text:p>
          </table:table-cell>
          <table:table-cell office:value-type="float" office:value="0.15479516983" calcext:value-type="float">
            <text:p>0,1547951698</text:p>
          </table:table-cell>
          <table:table-cell table:formula="of:=[.E462]*1000" office:value-type="float" office:value="154.79516983" calcext:value-type="float">
            <text:p>154,79516983</text:p>
          </table:table-cell>
          <table:table-cell office:value-type="float" office:value="0.00124597549438" calcext:value-type="float">
            <text:p>0,0012459755</text:p>
          </table:table-cell>
          <table:table-cell table:formula="of:=[.G462]*1000" office:value-type="float" office:value="1.24597549438" calcext:value-type="float">
            <text:p>1,2459754944</text:p>
          </table:table-cell>
          <table:table-cell office:value-type="float" office:value="0.157272137" calcext:value-type="float">
            <text:p>0,157272137</text:p>
          </table:table-cell>
          <table:table-cell table:formula="of:=[.I462]*1000" office:value-type="float" office:value="157.272137" calcext:value-type="float">
            <text:p>157,272137</text:p>
          </table:table-cell>
        </table:table-row>
        <table:table-row table:style-name="ro1" table:visibility="collapse">
          <table:table-cell/>
          <table:table-cell office:value-type="float" office:value="6.71755293627" calcext:value-type="float">
            <text:p>6,7175529363</text:p>
          </table:table-cell>
          <table:table-cell office:value-type="float" office:value="0.00190997123718" calcext:value-type="float">
            <text:p>0,0019099712</text:p>
          </table:table-cell>
          <table:table-cell table:formula="of:=[.C463]*1000" office:value-type="float" office:value="1.90997123718" calcext:value-type="float">
            <text:p>1,9099712372</text:p>
          </table:table-cell>
          <table:table-cell office:value-type="float" office:value="0.145683050156" calcext:value-type="float">
            <text:p>0,1456830502</text:p>
          </table:table-cell>
          <table:table-cell table:formula="of:=[.E463]*1000" office:value-type="float" office:value="145.683050156" calcext:value-type="float">
            <text:p>145,683050156</text:p>
          </table:table-cell>
          <table:table-cell office:value-type="float" office:value="0.00122284889221" calcext:value-type="float">
            <text:p>0,0012228489</text:p>
          </table:table-cell>
          <table:table-cell table:formula="of:=[.G463]*1000" office:value-type="float" office:value="1.22284889221" calcext:value-type="float">
            <text:p>1,2228488922</text:p>
          </table:table-cell>
          <table:table-cell office:value-type="float" office:value="0.148863732" calcext:value-type="float">
            <text:p>0,148863732</text:p>
          </table:table-cell>
          <table:table-cell table:formula="of:=[.I463]*1000" office:value-type="float" office:value="148.863732" calcext:value-type="float">
            <text:p>148,863732</text:p>
          </table:table-cell>
        </table:table-row>
        <table:table-row table:style-name="ro1" table:visibility="collapse">
          <table:table-cell/>
          <table:table-cell office:value-type="float" office:value="6.75968315148" calcext:value-type="float">
            <text:p>6,7596831515</text:p>
          </table:table-cell>
          <table:table-cell office:value-type="float" office:value="0.00205111503601" calcext:value-type="float">
            <text:p>0,002051115</text:p>
          </table:table-cell>
          <table:table-cell table:formula="of:=[.C464]*1000" office:value-type="float" office:value="2.05111503601" calcext:value-type="float">
            <text:p>2,051115036</text:p>
          </table:table-cell>
          <table:table-cell office:value-type="float" office:value="0.144576072693" calcext:value-type="float">
            <text:p>0,1445760727</text:p>
          </table:table-cell>
          <table:table-cell table:formula="of:=[.E464]*1000" office:value-type="float" office:value="144.576072693" calcext:value-type="float">
            <text:p>144,576072693</text:p>
          </table:table-cell>
          <table:table-cell office:value-type="float" office:value="0.00124502182007" calcext:value-type="float">
            <text:p>0,0012450218</text:p>
          </table:table-cell>
          <table:table-cell table:formula="of:=[.G464]*1000" office:value-type="float" office:value="1.24502182007" calcext:value-type="float">
            <text:p>1,2450218201</text:p>
          </table:table-cell>
          <table:table-cell office:value-type="float" office:value="0.147935928" calcext:value-type="float">
            <text:p>0,147935928</text:p>
          </table:table-cell>
          <table:table-cell table:formula="of:=[.I464]*1000" office:value-type="float" office:value="147.935928" calcext:value-type="float">
            <text:p>147,935928</text:p>
          </table:table-cell>
        </table:table-row>
        <table:table-row table:style-name="ro1" table:visibility="collapse">
          <table:table-cell/>
          <table:table-cell office:value-type="float" office:value="6.85114516891" calcext:value-type="float">
            <text:p>6,8511451689</text:p>
          </table:table-cell>
          <table:table-cell office:value-type="float" office:value="0.00194001197815" calcext:value-type="float">
            <text:p>0,001940012</text:p>
          </table:table-cell>
          <table:table-cell table:formula="of:=[.C465]*1000" office:value-type="float" office:value="1.94001197815" calcext:value-type="float">
            <text:p>1,9400119782</text:p>
          </table:table-cell>
          <table:table-cell office:value-type="float" office:value="0.142710924149" calcext:value-type="float">
            <text:p>0,1427109241</text:p>
          </table:table-cell>
          <table:table-cell table:formula="of:=[.E465]*1000" office:value-type="float" office:value="142.710924149" calcext:value-type="float">
            <text:p>142,710924149</text:p>
          </table:table-cell>
          <table:table-cell office:value-type="float" office:value="0.00126099586487" calcext:value-type="float">
            <text:p>0,0012609959</text:p>
          </table:table-cell>
          <table:table-cell table:formula="of:=[.G465]*1000" office:value-type="float" office:value="1.26099586487" calcext:value-type="float">
            <text:p>1,2609958649</text:p>
          </table:table-cell>
          <table:table-cell office:value-type="float" office:value="0.145961" calcext:value-type="float">
            <text:p>0,145961</text:p>
          </table:table-cell>
          <table:table-cell table:formula="of:=[.I465]*1000" office:value-type="float" office:value="145.961" calcext:value-type="float">
            <text:p>145,961</text:p>
          </table:table-cell>
        </table:table-row>
        <table:table-row table:style-name="ro1" table:visibility="collapse">
          <table:table-cell/>
          <table:table-cell office:value-type="float" office:value="6.85477987742" calcext:value-type="float">
            <text:p>6,8547798774</text:p>
          </table:table-cell>
          <table:table-cell office:value-type="float" office:value="0.00161099433899" calcext:value-type="float">
            <text:p>0,0016109943</text:p>
          </table:table-cell>
          <table:table-cell table:formula="of:=[.C466]*1000" office:value-type="float" office:value="1.61099433899" calcext:value-type="float">
            <text:p>1,610994339</text:p>
          </table:table-cell>
          <table:table-cell office:value-type="float" office:value="0.142978906631" calcext:value-type="float">
            <text:p>0,1429789066</text:p>
          </table:table-cell>
          <table:table-cell table:formula="of:=[.E466]*1000" office:value-type="float" office:value="142.978906631" calcext:value-type="float">
            <text:p>142,978906631</text:p>
          </table:table-cell>
          <table:table-cell office:value-type="float" office:value="0.00124597549438" calcext:value-type="float">
            <text:p>0,0012459755</text:p>
          </table:table-cell>
          <table:table-cell table:formula="of:=[.G466]*1000" office:value-type="float" office:value="1.24597549438" calcext:value-type="float">
            <text:p>1,2459754944</text:p>
          </table:table-cell>
          <table:table-cell office:value-type="float" office:value="0.145883605" calcext:value-type="float">
            <text:p>0,145883605</text:p>
          </table:table-cell>
          <table:table-cell table:formula="of:=[.I466]*1000" office:value-type="float" office:value="145.883605" calcext:value-type="float">
            <text:p>145,883605</text:p>
          </table:table-cell>
        </table:table-row>
        <table:table-row table:style-name="ro1" table:visibility="collapse">
          <table:table-cell/>
          <table:table-cell office:value-type="float" office:value="6.88976995726" calcext:value-type="float">
            <text:p>6,8897699573</text:p>
          </table:table-cell>
          <table:table-cell office:value-type="float" office:value="0.00189590454102" calcext:value-type="float">
            <text:p>0,0018959045</text:p>
          </table:table-cell>
          <table:table-cell table:formula="of:=[.C467]*1000" office:value-type="float" office:value="1.89590454102" calcext:value-type="float">
            <text:p>1,895904541</text:p>
          </table:table-cell>
          <table:table-cell office:value-type="float" office:value="0.141950130463" calcext:value-type="float">
            <text:p>0,1419501305</text:p>
          </table:table-cell>
          <table:table-cell table:formula="of:=[.E467]*1000" office:value-type="float" office:value="141.950130463" calcext:value-type="float">
            <text:p>141,950130463</text:p>
          </table:table-cell>
          <table:table-cell office:value-type="float" office:value="0.00124096870422" calcext:value-type="float">
            <text:p>0,0012409687</text:p>
          </table:table-cell>
          <table:table-cell table:formula="of:=[.G467]*1000" office:value-type="float" office:value="1.24096870422" calcext:value-type="float">
            <text:p>1,2409687042</text:p>
          </table:table-cell>
          <table:table-cell office:value-type="float" office:value="0.145142727" calcext:value-type="float">
            <text:p>0,145142727</text:p>
          </table:table-cell>
          <table:table-cell table:formula="of:=[.I467]*1000" office:value-type="float" office:value="145.142727" calcext:value-type="float">
            <text:p>145,142727</text:p>
          </table:table-cell>
        </table:table-row>
        <table:table-row table:style-name="ro1" table:visibility="collapse">
          <table:table-cell/>
          <table:table-cell office:value-type="float" office:value="6.82505512955" calcext:value-type="float">
            <text:p>6,8250551296</text:p>
          </table:table-cell>
          <table:table-cell office:value-type="float" office:value="0.00107502937317" calcext:value-type="float">
            <text:p>0,0010750294</text:p>
          </table:table-cell>
          <table:table-cell table:formula="of:=[.C468]*1000" office:value-type="float" office:value="1.07502937317" calcext:value-type="float">
            <text:p>1,0750293732</text:p>
          </table:table-cell>
          <table:table-cell office:value-type="float" office:value="0.144150972366" calcext:value-type="float">
            <text:p>0,1441509724</text:p>
          </table:table-cell>
          <table:table-cell table:formula="of:=[.E468]*1000" office:value-type="float" office:value="144.150972366" calcext:value-type="float">
            <text:p>144,150972366</text:p>
          </table:table-cell>
          <table:table-cell office:value-type="float" office:value="0.00125002861023" calcext:value-type="float">
            <text:p>0,0012500286</text:p>
          </table:table-cell>
          <table:table-cell table:formula="of:=[.G468]*1000" office:value-type="float" office:value="1.25002861023" calcext:value-type="float">
            <text:p>1,2500286102</text:p>
          </table:table-cell>
          <table:table-cell office:value-type="float" office:value="0.146518963" calcext:value-type="float">
            <text:p>0,146518963</text:p>
          </table:table-cell>
          <table:table-cell table:formula="of:=[.I468]*1000" office:value-type="float" office:value="146.518963" calcext:value-type="float">
            <text:p>146,518963</text:p>
          </table:table-cell>
        </table:table-row>
        <table:table-row table:style-name="ro1" table:visibility="collapse">
          <table:table-cell/>
          <table:table-cell office:value-type="float" office:value="6.85042403954" calcext:value-type="float">
            <text:p>6,8504240395</text:p>
          </table:table-cell>
          <table:table-cell office:value-type="float" office:value="0.00124216079712" calcext:value-type="float">
            <text:p>0,0012421608</text:p>
          </table:table-cell>
          <table:table-cell table:formula="of:=[.C469]*1000" office:value-type="float" office:value="1.24216079712" calcext:value-type="float">
            <text:p>1,2421607971</text:p>
          </table:table-cell>
          <table:table-cell office:value-type="float" office:value="0.143429040909" calcext:value-type="float">
            <text:p>0,1434290409</text:p>
          </table:table-cell>
          <table:table-cell table:formula="of:=[.E469]*1000" office:value-type="float" office:value="143.429040909" calcext:value-type="float">
            <text:p>143,429040909</text:p>
          </table:table-cell>
          <table:table-cell office:value-type="float" office:value="0.00126004219055" calcext:value-type="float">
            <text:p>0,0012600422</text:p>
          </table:table-cell>
          <table:table-cell table:formula="of:=[.G469]*1000" office:value-type="float" office:value="1.26004219055" calcext:value-type="float">
            <text:p>1,2600421906</text:p>
          </table:table-cell>
          <table:table-cell office:value-type="float" office:value="0.145976365" calcext:value-type="float">
            <text:p>0,145976365</text:p>
          </table:table-cell>
          <table:table-cell table:formula="of:=[.I469]*1000" office:value-type="float" office:value="145.976365" calcext:value-type="float">
            <text:p>145,976365</text:p>
          </table:table-cell>
        </table:table-row>
        <table:table-row table:style-name="ro1" table:visibility="collapse">
          <table:table-cell/>
          <table:table-cell office:value-type="float" office:value="6.71488410063" calcext:value-type="float">
            <text:p>6,7148841006</text:p>
          </table:table-cell>
          <table:table-cell office:value-type="float" office:value="0.00106501579285" calcext:value-type="float">
            <text:p>0,0010650158</text:p>
          </table:table-cell>
          <table:table-cell table:formula="of:=[.C470]*1000" office:value-type="float" office:value="1.06501579285" calcext:value-type="float">
            <text:p>1,0650157929</text:p>
          </table:table-cell>
          <table:table-cell office:value-type="float" office:value="0.146587848663" calcext:value-type="float">
            <text:p>0,1465878487</text:p>
          </table:table-cell>
          <table:table-cell table:formula="of:=[.E470]*1000" office:value-type="float" office:value="146.587848663" calcext:value-type="float">
            <text:p>146,587848663</text:p>
          </table:table-cell>
          <table:table-cell office:value-type="float" office:value="0.00122904777527" calcext:value-type="float">
            <text:p>0,0012290478</text:p>
          </table:table-cell>
          <table:table-cell table:formula="of:=[.G470]*1000" office:value-type="float" office:value="1.22904777527" calcext:value-type="float">
            <text:p>1,2290477753</text:p>
          </table:table-cell>
          <table:table-cell office:value-type="float" office:value="0.148922898" calcext:value-type="float">
            <text:p>0,148922898</text:p>
          </table:table-cell>
          <table:table-cell table:formula="of:=[.I470]*1000" office:value-type="float" office:value="148.922898" calcext:value-type="float">
            <text:p>148,922898</text:p>
          </table:table-cell>
        </table:table-row>
        <table:table-row table:style-name="ro1" table:visibility="collapse">
          <table:table-cell/>
          <table:table-cell office:value-type="float" office:value="6.96427162905" calcext:value-type="float">
            <text:p>6,9642716291</text:p>
          </table:table-cell>
          <table:table-cell office:value-type="float" office:value="0.00168800354004" calcext:value-type="float">
            <text:p>0,0016880035</text:p>
          </table:table-cell>
          <table:table-cell table:formula="of:=[.C471]*1000" office:value-type="float" office:value="1.68800354004" calcext:value-type="float">
            <text:p>1,68800354</text:p>
          </table:table-cell>
          <table:table-cell office:value-type="float" office:value="0.140527963638" calcext:value-type="float">
            <text:p>0,1405279636</text:p>
          </table:table-cell>
          <table:table-cell table:formula="of:=[.E471]*1000" office:value-type="float" office:value="140.527963638" calcext:value-type="float">
            <text:p>140,527963638</text:p>
          </table:table-cell>
          <table:table-cell office:value-type="float" office:value="0.00132584571838" calcext:value-type="float">
            <text:p>0,0013258457</text:p>
          </table:table-cell>
          <table:table-cell table:formula="of:=[.G471]*1000" office:value-type="float" office:value="1.32584571838" calcext:value-type="float">
            <text:p>1,3258457184</text:p>
          </table:table-cell>
          <table:table-cell office:value-type="float" office:value="0.143590034" calcext:value-type="float">
            <text:p>0,143590034</text:p>
          </table:table-cell>
          <table:table-cell table:formula="of:=[.I471]*1000" office:value-type="float" office:value="143.590034" calcext:value-type="float">
            <text:p>143,590034</text:p>
          </table:table-cell>
        </table:table-row>
        <table:table-row table:style-name="ro1" table:visibility="collapse">
          <table:table-cell/>
          <table:table-cell office:value-type="float" office:value="6.92869019078" calcext:value-type="float">
            <text:p>6,9286901908</text:p>
          </table:table-cell>
          <table:table-cell office:value-type="float" office:value="0.00182104110718" calcext:value-type="float">
            <text:p>0,0018210411</text:p>
          </table:table-cell>
          <table:table-cell table:formula="of:=[.C472]*1000" office:value-type="float" office:value="1.82104110718" calcext:value-type="float">
            <text:p>1,8210411072</text:p>
          </table:table-cell>
          <table:table-cell office:value-type="float" office:value="0.141247034073" calcext:value-type="float">
            <text:p>0,1412470341</text:p>
          </table:table-cell>
          <table:table-cell table:formula="of:=[.E472]*1000" office:value-type="float" office:value="141.247034073" calcext:value-type="float">
            <text:p>141,247034073</text:p>
          </table:table-cell>
          <table:table-cell office:value-type="float" office:value="0.00120902061462" calcext:value-type="float">
            <text:p>0,0012090206</text:p>
          </table:table-cell>
          <table:table-cell table:formula="of:=[.G472]*1000" office:value-type="float" office:value="1.20902061462" calcext:value-type="float">
            <text:p>1,2090206146</text:p>
          </table:table-cell>
          <table:table-cell office:value-type="float" office:value="0.144327423" calcext:value-type="float">
            <text:p>0,144327423</text:p>
          </table:table-cell>
          <table:table-cell table:formula="of:=[.I472]*1000" office:value-type="float" office:value="144.327423" calcext:value-type="float">
            <text:p>144,327423</text:p>
          </table:table-cell>
        </table:table-row>
        <table:table-row table:style-name="ro1" table:visibility="collapse">
          <table:table-cell/>
          <table:table-cell office:value-type="float" office:value="6.99959003401" calcext:value-type="float">
            <text:p>6,999590034</text:p>
          </table:table-cell>
          <table:table-cell office:value-type="float" office:value="0.00183892250061" calcext:value-type="float">
            <text:p>0,0018389225</text:p>
          </table:table-cell>
          <table:table-cell table:formula="of:=[.C473]*1000" office:value-type="float" office:value="1.83892250061" calcext:value-type="float">
            <text:p>1,8389225006</text:p>
          </table:table-cell>
          <table:table-cell office:value-type="float" office:value="0.139726877213" calcext:value-type="float">
            <text:p>0,1397268772</text:p>
          </table:table-cell>
          <table:table-cell table:formula="of:=[.E473]*1000" office:value-type="float" office:value="139.726877213" calcext:value-type="float">
            <text:p>139,726877213</text:p>
          </table:table-cell>
          <table:table-cell office:value-type="float" office:value="0.00123715400696" calcext:value-type="float">
            <text:p>0,001237154</text:p>
          </table:table-cell>
          <table:table-cell table:formula="of:=[.G473]*1000" office:value-type="float" office:value="1.23715400696" calcext:value-type="float">
            <text:p>1,237154007</text:p>
          </table:table-cell>
          <table:table-cell office:value-type="float" office:value="0.14286551" calcext:value-type="float">
            <text:p>0,14286551</text:p>
          </table:table-cell>
          <table:table-cell table:formula="of:=[.I473]*1000" office:value-type="float" office:value="142.86551" calcext:value-type="float">
            <text:p>142,86551</text:p>
          </table:table-cell>
        </table:table-row>
        <table:table-row table:style-name="ro1" table:visibility="collapse">
          <table:table-cell/>
          <table:table-cell office:value-type="float" office:value="6.9991971221" calcext:value-type="float">
            <text:p>6,9991971221</text:p>
          </table:table-cell>
          <table:table-cell office:value-type="float" office:value="0.00199604034424" calcext:value-type="float">
            <text:p>0,0019960403</text:p>
          </table:table-cell>
          <table:table-cell table:formula="of:=[.C474]*1000" office:value-type="float" office:value="1.99604034424" calcext:value-type="float">
            <text:p>1,9960403442</text:p>
          </table:table-cell>
          <table:table-cell office:value-type="float" office:value="0.139575958252" calcext:value-type="float">
            <text:p>0,1395759583</text:p>
          </table:table-cell>
          <table:table-cell table:formula="of:=[.E474]*1000" office:value-type="float" office:value="139.575958252" calcext:value-type="float">
            <text:p>139,575958252</text:p>
          </table:table-cell>
          <table:table-cell office:value-type="float" office:value="0.00123691558838" calcext:value-type="float">
            <text:p>0,0012369156</text:p>
          </table:table-cell>
          <table:table-cell table:formula="of:=[.G474]*1000" office:value-type="float" office:value="1.23691558838" calcext:value-type="float">
            <text:p>1,2369155884</text:p>
          </table:table-cell>
          <table:table-cell office:value-type="float" office:value="0.14287353" calcext:value-type="float">
            <text:p>0,14287353</text:p>
          </table:table-cell>
          <table:table-cell table:formula="of:=[.I474]*1000" office:value-type="float" office:value="142.87353" calcext:value-type="float">
            <text:p>142,87353</text:p>
          </table:table-cell>
        </table:table-row>
        <table:table-row table:style-name="ro1" table:visibility="collapse">
          <table:table-cell/>
          <table:table-cell office:value-type="float" office:value="6.73739829948" calcext:value-type="float">
            <text:p>6,7373982995</text:p>
          </table:table-cell>
          <table:table-cell office:value-type="float" office:value="0.00119519233704" calcext:value-type="float">
            <text:p>0,0011951923</text:p>
          </table:table-cell>
          <table:table-cell table:formula="of:=[.C475]*1000" office:value-type="float" office:value="1.19519233704" calcext:value-type="float">
            <text:p>1,195192337</text:p>
          </table:table-cell>
          <table:table-cell office:value-type="float" office:value="0.145941972733" calcext:value-type="float">
            <text:p>0,1459419727</text:p>
          </table:table-cell>
          <table:table-cell table:formula="of:=[.E475]*1000" office:value-type="float" office:value="145.941972733" calcext:value-type="float">
            <text:p>145,941972733</text:p>
          </table:table-cell>
          <table:table-cell office:value-type="float" office:value="0.0012469291687" calcext:value-type="float">
            <text:p>0,0012469292</text:p>
          </table:table-cell>
          <table:table-cell table:formula="of:=[.G475]*1000" office:value-type="float" office:value="1.2469291687" calcext:value-type="float">
            <text:p>1,2469291687</text:p>
          </table:table-cell>
          <table:table-cell office:value-type="float" office:value="0.148425246" calcext:value-type="float">
            <text:p>0,148425246</text:p>
          </table:table-cell>
          <table:table-cell table:formula="of:=[.I475]*1000" office:value-type="float" office:value="148.425246" calcext:value-type="float">
            <text:p>148,425246</text:p>
          </table:table-cell>
        </table:table-row>
        <table:table-row table:style-name="ro1" table:visibility="collapse">
          <table:table-cell/>
          <table:table-cell office:value-type="float" office:value="6.45828710545" calcext:value-type="float">
            <text:p>6,4582871055</text:p>
          </table:table-cell>
          <table:table-cell office:value-type="float" office:value="0.00173902511597" calcext:value-type="float">
            <text:p>0,0017390251</text:p>
          </table:table-cell>
          <table:table-cell table:formula="of:=[.C476]*1000" office:value-type="float" office:value="1.73902511597" calcext:value-type="float">
            <text:p>1,739025116</text:p>
          </table:table-cell>
          <table:table-cell office:value-type="float" office:value="0.151758909225" calcext:value-type="float">
            <text:p>0,1517589092</text:p>
          </table:table-cell>
          <table:table-cell table:formula="of:=[.E476]*1000" office:value-type="float" office:value="151.758909225" calcext:value-type="float">
            <text:p>151,758909225</text:p>
          </table:table-cell>
          <table:table-cell office:value-type="float" office:value="0.00128602981567" calcext:value-type="float">
            <text:p>0,0012860298</text:p>
          </table:table-cell>
          <table:table-cell table:formula="of:=[.G476]*1000" office:value-type="float" office:value="1.28602981567" calcext:value-type="float">
            <text:p>1,2860298157</text:p>
          </table:table-cell>
          <table:table-cell office:value-type="float" office:value="0.154839818" calcext:value-type="float">
            <text:p>0,154839818</text:p>
          </table:table-cell>
          <table:table-cell table:formula="of:=[.I476]*1000" office:value-type="float" office:value="154.839818" calcext:value-type="float">
            <text:p>154,839818</text:p>
          </table:table-cell>
        </table:table-row>
        <table:table-row table:style-name="ro1" table:visibility="collapse">
          <table:table-cell/>
          <table:table-cell office:value-type="float" office:value="6.69901603647" calcext:value-type="float">
            <text:p>6,6990160365</text:p>
          </table:table-cell>
          <table:table-cell office:value-type="float" office:value="0.00120282173157" calcext:value-type="float">
            <text:p>0,0012028217</text:p>
          </table:table-cell>
          <table:table-cell table:formula="of:=[.C477]*1000" office:value-type="float" office:value="1.20282173157" calcext:value-type="float">
            <text:p>1,2028217316</text:p>
          </table:table-cell>
          <table:table-cell office:value-type="float" office:value="0.146799087524" calcext:value-type="float">
            <text:p>0,1467990875</text:p>
          </table:table-cell>
          <table:table-cell table:formula="of:=[.E477]*1000" office:value-type="float" office:value="146.799087524" calcext:value-type="float">
            <text:p>146,799087524</text:p>
          </table:table-cell>
          <table:table-cell office:value-type="float" office:value="0.00122785568237" calcext:value-type="float">
            <text:p>0,0012278557</text:p>
          </table:table-cell>
          <table:table-cell table:formula="of:=[.G477]*1000" office:value-type="float" office:value="1.22785568237" calcext:value-type="float">
            <text:p>1,2278556824</text:p>
          </table:table-cell>
          <table:table-cell office:value-type="float" office:value="0.149275654" calcext:value-type="float">
            <text:p>0,149275654</text:p>
          </table:table-cell>
          <table:table-cell table:formula="of:=[.I477]*1000" office:value-type="float" office:value="149.275654" calcext:value-type="float">
            <text:p>149,275654</text:p>
          </table:table-cell>
        </table:table-row>
        <table:table-row table:style-name="ro1" table:visibility="collapse">
          <table:table-cell/>
          <table:table-cell office:value-type="float" office:value="6.92429244533" calcext:value-type="float">
            <text:p>6,9242924453</text:p>
          </table:table-cell>
          <table:table-cell office:value-type="float" office:value="0.00174117088318" calcext:value-type="float">
            <text:p>0,0017411709</text:p>
          </table:table-cell>
          <table:table-cell table:formula="of:=[.C478]*1000" office:value-type="float" office:value="1.74117088318" calcext:value-type="float">
            <text:p>1,7411708832</text:p>
          </table:table-cell>
          <table:table-cell office:value-type="float" office:value="0.141341924667" calcext:value-type="float">
            <text:p>0,1413419247</text:p>
          </table:table-cell>
          <table:table-cell table:formula="of:=[.E478]*1000" office:value-type="float" office:value="141.341924667" calcext:value-type="float">
            <text:p>141,341924667</text:p>
          </table:table-cell>
          <table:table-cell office:value-type="float" office:value="0.00128388404846" calcext:value-type="float">
            <text:p>0,001283884</text:p>
          </table:table-cell>
          <table:table-cell table:formula="of:=[.G478]*1000" office:value-type="float" office:value="1.28388404846" calcext:value-type="float">
            <text:p>1,2838840485</text:p>
          </table:table-cell>
          <table:table-cell office:value-type="float" office:value="0.144419088" calcext:value-type="float">
            <text:p>0,144419088</text:p>
          </table:table-cell>
          <table:table-cell table:formula="of:=[.I478]*1000" office:value-type="float" office:value="144.419088" calcext:value-type="float">
            <text:p>144,419088</text:p>
          </table:table-cell>
        </table:table-row>
        <table:table-row table:style-name="ro1" table:visibility="collapse">
          <table:table-cell/>
          <table:table-cell office:value-type="float" office:value="6.89837446497" calcext:value-type="float">
            <text:p>6,898374465</text:p>
          </table:table-cell>
          <table:table-cell office:value-type="float" office:value="0.00174498558044" calcext:value-type="float">
            <text:p>0,0017449856</text:p>
          </table:table-cell>
          <table:table-cell table:formula="of:=[.C479]*1000" office:value-type="float" office:value="1.74498558044" calcext:value-type="float">
            <text:p>1,7449855804</text:p>
          </table:table-cell>
          <table:table-cell office:value-type="float" office:value="0.14192199707" calcext:value-type="float">
            <text:p>0,1419219971</text:p>
          </table:table-cell>
          <table:table-cell table:formula="of:=[.E479]*1000" office:value-type="float" office:value="141.92199707" calcext:value-type="float">
            <text:p>141,92199707</text:p>
          </table:table-cell>
          <table:table-cell office:value-type="float" office:value="0.0012469291687" calcext:value-type="float">
            <text:p>0,0012469292</text:p>
          </table:table-cell>
          <table:table-cell table:formula="of:=[.G479]*1000" office:value-type="float" office:value="1.2469291687" calcext:value-type="float">
            <text:p>1,2469291687</text:p>
          </table:table-cell>
          <table:table-cell office:value-type="float" office:value="0.144961687" calcext:value-type="float">
            <text:p>0,144961687</text:p>
          </table:table-cell>
          <table:table-cell table:formula="of:=[.I479]*1000" office:value-type="float" office:value="144.961687" calcext:value-type="float">
            <text:p>144,961687</text:p>
          </table:table-cell>
        </table:table-row>
        <table:table-row table:style-name="ro1" table:visibility="collapse">
          <table:table-cell/>
          <table:table-cell office:value-type="float" office:value="6.81766359827" calcext:value-type="float">
            <text:p>6,8176635983</text:p>
          </table:table-cell>
          <table:table-cell office:value-type="float" office:value="0.00168108940125" calcext:value-type="float">
            <text:p>0,0016810894</text:p>
          </table:table-cell>
          <table:table-cell table:formula="of:=[.C480]*1000" office:value-type="float" office:value="1.68108940125" calcext:value-type="float">
            <text:p>1,6810894013</text:p>
          </table:table-cell>
          <table:table-cell office:value-type="float" office:value="0.143700838089" calcext:value-type="float">
            <text:p>0,1437008381</text:p>
          </table:table-cell>
          <table:table-cell table:formula="of:=[.E480]*1000" office:value-type="float" office:value="143.700838089" calcext:value-type="float">
            <text:p>143,700838089</text:p>
          </table:table-cell>
          <table:table-cell office:value-type="float" office:value="0.0012481212616" calcext:value-type="float">
            <text:p>0,0012481213</text:p>
          </table:table-cell>
          <table:table-cell table:formula="of:=[.G480]*1000" office:value-type="float" office:value="1.2481212616" calcext:value-type="float">
            <text:p>1,2481212616</text:p>
          </table:table-cell>
          <table:table-cell office:value-type="float" office:value="0.146677815" calcext:value-type="float">
            <text:p>0,146677815</text:p>
          </table:table-cell>
          <table:table-cell table:formula="of:=[.I480]*1000" office:value-type="float" office:value="146.677815" calcext:value-type="float">
            <text:p>146,677815</text:p>
          </table:table-cell>
        </table:table-row>
        <table:table-row table:style-name="ro1" table:visibility="collapse">
          <table:table-cell/>
          <table:table-cell office:value-type="float" office:value="6.71096692256" calcext:value-type="float">
            <text:p>6,7109669226</text:p>
          </table:table-cell>
          <table:table-cell office:value-type="float" office:value="0.0018470287323" calcext:value-type="float">
            <text:p>0,0018470287</text:p>
          </table:table-cell>
          <table:table-cell table:formula="of:=[.C481]*1000" office:value-type="float" office:value="1.8470287323" calcext:value-type="float">
            <text:p>1,8470287323</text:p>
          </table:table-cell>
          <table:table-cell office:value-type="float" office:value="0.145763158798" calcext:value-type="float">
            <text:p>0,1457631588</text:p>
          </table:table-cell>
          <table:table-cell table:formula="of:=[.E481]*1000" office:value-type="float" office:value="145.763158798" calcext:value-type="float">
            <text:p>145,763158798</text:p>
          </table:table-cell>
          <table:table-cell office:value-type="float" office:value="0.00134897232056" calcext:value-type="float">
            <text:p>0,0013489723</text:p>
          </table:table-cell>
          <table:table-cell table:formula="of:=[.G481]*1000" office:value-type="float" office:value="1.34897232056" calcext:value-type="float">
            <text:p>1,3489723206</text:p>
          </table:table-cell>
          <table:table-cell office:value-type="float" office:value="0.149009824" calcext:value-type="float">
            <text:p>0,149009824</text:p>
          </table:table-cell>
          <table:table-cell table:formula="of:=[.I481]*1000" office:value-type="float" office:value="149.009824" calcext:value-type="float">
            <text:p>149,009824</text:p>
          </table:table-cell>
        </table:table-row>
        <table:table-row table:style-name="ro1" table:visibility="collapse">
          <table:table-cell/>
          <table:table-cell office:value-type="float" office:value="6.70737533736" calcext:value-type="float">
            <text:p>6,7073753374</text:p>
          </table:table-cell>
          <table:table-cell office:value-type="float" office:value="0.00118088722229" calcext:value-type="float">
            <text:p>0,0011808872</text:p>
          </table:table-cell>
          <table:table-cell table:formula="of:=[.C482]*1000" office:value-type="float" office:value="1.18088722229" calcext:value-type="float">
            <text:p>1,1808872223</text:p>
          </table:table-cell>
          <table:table-cell office:value-type="float" office:value="0.1466319561" calcext:value-type="float">
            <text:p>0,1466319561</text:p>
          </table:table-cell>
          <table:table-cell table:formula="of:=[.E482]*1000" office:value-type="float" office:value="146.6319561" calcext:value-type="float">
            <text:p>146,6319561</text:p>
          </table:table-cell>
          <table:table-cell office:value-type="float" office:value="0.00123190879822" calcext:value-type="float">
            <text:p>0,0012319088</text:p>
          </table:table-cell>
          <table:table-cell table:formula="of:=[.G482]*1000" office:value-type="float" office:value="1.23190879822" calcext:value-type="float">
            <text:p>1,2319087982</text:p>
          </table:table-cell>
          <table:table-cell office:value-type="float" office:value="0.149089614" calcext:value-type="float">
            <text:p>0,149089614</text:p>
          </table:table-cell>
          <table:table-cell table:formula="of:=[.I482]*1000" office:value-type="float" office:value="149.089614" calcext:value-type="float">
            <text:p>149,089614</text:p>
          </table:table-cell>
        </table:table-row>
        <table:table-row table:style-name="ro1" table:visibility="collapse">
          <table:table-cell/>
          <table:table-cell office:value-type="float" office:value="6.62960013036" calcext:value-type="float">
            <text:p>6,6296001304</text:p>
          </table:table-cell>
          <table:table-cell office:value-type="float" office:value="0.00110602378845" calcext:value-type="float">
            <text:p>0,0011060238</text:p>
          </table:table-cell>
          <table:table-cell table:formula="of:=[.C483]*1000" office:value-type="float" office:value="1.10602378845" calcext:value-type="float">
            <text:p>1,1060237885</text:p>
          </table:table-cell>
          <table:table-cell office:value-type="float" office:value="0.148452997208" calcext:value-type="float">
            <text:p>0,1484529972</text:p>
          </table:table-cell>
          <table:table-cell table:formula="of:=[.E483]*1000" office:value-type="float" office:value="148.452997208" calcext:value-type="float">
            <text:p>148,452997208</text:p>
          </table:table-cell>
          <table:table-cell office:value-type="float" office:value="0.00123715400696" calcext:value-type="float">
            <text:p>0,001237154</text:p>
          </table:table-cell>
          <table:table-cell table:formula="of:=[.G483]*1000" office:value-type="float" office:value="1.23715400696" calcext:value-type="float">
            <text:p>1,237154007</text:p>
          </table:table-cell>
          <table:table-cell office:value-type="float" office:value="0.15083866" calcext:value-type="float">
            <text:p>0,15083866</text:p>
          </table:table-cell>
          <table:table-cell table:formula="of:=[.I483]*1000" office:value-type="float" office:value="150.83866" calcext:value-type="float">
            <text:p>150,83866</text:p>
          </table:table-cell>
        </table:table-row>
        <table:table-row table:style-name="ro1" table:visibility="collapse">
          <table:table-cell/>
          <table:table-cell office:value-type="float" office:value="6.85938384528" calcext:value-type="float">
            <text:p>6,8593838453</text:p>
          </table:table-cell>
          <table:table-cell office:value-type="float" office:value="0.00119090080261" calcext:value-type="float">
            <text:p>0,0011909008</text:p>
          </table:table-cell>
          <table:table-cell table:formula="of:=[.C484]*1000" office:value-type="float" office:value="1.19090080261" calcext:value-type="float">
            <text:p>1,1909008026</text:p>
          </table:table-cell>
          <table:table-cell office:value-type="float" office:value="0.143327951431" calcext:value-type="float">
            <text:p>0,1433279514</text:p>
          </table:table-cell>
          <table:table-cell table:formula="of:=[.E484]*1000" office:value-type="float" office:value="143.327951431" calcext:value-type="float">
            <text:p>143,327951431</text:p>
          </table:table-cell>
          <table:table-cell office:value-type="float" office:value="0.00122594833374" calcext:value-type="float">
            <text:p>0,0012259483</text:p>
          </table:table-cell>
          <table:table-cell table:formula="of:=[.G484]*1000" office:value-type="float" office:value="1.22594833374" calcext:value-type="float">
            <text:p>1,2259483337</text:p>
          </table:table-cell>
          <table:table-cell office:value-type="float" office:value="0.145785689" calcext:value-type="float">
            <text:p>0,145785689</text:p>
          </table:table-cell>
          <table:table-cell table:formula="of:=[.I484]*1000" office:value-type="float" office:value="145.785689" calcext:value-type="float">
            <text:p>145,785689</text:p>
          </table:table-cell>
        </table:table-row>
        <table:table-row table:style-name="ro1" table:visibility="collapse">
          <table:table-cell/>
          <table:table-cell office:value-type="float" office:value="6.91262295275" calcext:value-type="float">
            <text:p>6,9126229528</text:p>
          </table:table-cell>
          <table:table-cell office:value-type="float" office:value="0.00175285339355" calcext:value-type="float">
            <text:p>0,0017528534</text:p>
          </table:table-cell>
          <table:table-cell table:formula="of:=[.C485]*1000" office:value-type="float" office:value="1.75285339355" calcext:value-type="float">
            <text:p>1,7528533936</text:p>
          </table:table-cell>
          <table:table-cell office:value-type="float" office:value="0.14161491394" calcext:value-type="float">
            <text:p>0,1416149139</text:p>
          </table:table-cell>
          <table:table-cell table:formula="of:=[.E485]*1000" office:value-type="float" office:value="141.61491394" calcext:value-type="float">
            <text:p>141,61491394</text:p>
          </table:table-cell>
          <table:table-cell office:value-type="float" office:value="0.0012481212616" calcext:value-type="float">
            <text:p>0,0012481213</text:p>
          </table:table-cell>
          <table:table-cell table:formula="of:=[.G485]*1000" office:value-type="float" office:value="1.2481212616" calcext:value-type="float">
            <text:p>1,2481212616</text:p>
          </table:table-cell>
          <table:table-cell office:value-type="float" office:value="0.144662888" calcext:value-type="float">
            <text:p>0,144662888</text:p>
          </table:table-cell>
          <table:table-cell table:formula="of:=[.I485]*1000" office:value-type="float" office:value="144.662888" calcext:value-type="float">
            <text:p>144,662888</text:p>
          </table:table-cell>
        </table:table-row>
        <table:table-row table:style-name="ro1" table:visibility="collapse">
          <table:table-cell/>
          <table:table-cell office:value-type="float" office:value="6.79129651073" calcext:value-type="float">
            <text:p>6,7912965107</text:p>
          </table:table-cell>
          <table:table-cell office:value-type="float" office:value="0.00174999237061" calcext:value-type="float">
            <text:p>0,0017499924</text:p>
          </table:table-cell>
          <table:table-cell table:formula="of:=[.C486]*1000" office:value-type="float" office:value="1.74999237061" calcext:value-type="float">
            <text:p>1,7499923706</text:p>
          </table:table-cell>
          <table:table-cell office:value-type="float" office:value="0.144212961197" calcext:value-type="float">
            <text:p>0,1442129612</text:p>
          </table:table-cell>
          <table:table-cell table:formula="of:=[.E486]*1000" office:value-type="float" office:value="144.212961197" calcext:value-type="float">
            <text:p>144,212961197</text:p>
          </table:table-cell>
          <table:table-cell office:value-type="float" office:value="0.00123596191406" calcext:value-type="float">
            <text:p>0,0012359619</text:p>
          </table:table-cell>
          <table:table-cell table:formula="of:=[.G486]*1000" office:value-type="float" office:value="1.23596191406" calcext:value-type="float">
            <text:p>1,2359619141</text:p>
          </table:table-cell>
          <table:table-cell office:value-type="float" office:value="0.147247289" calcext:value-type="float">
            <text:p>0,147247289</text:p>
          </table:table-cell>
          <table:table-cell table:formula="of:=[.I486]*1000" office:value-type="float" office:value="147.247289" calcext:value-type="float">
            <text:p>147,247289</text:p>
          </table:table-cell>
        </table:table-row>
        <table:table-row table:style-name="ro1" table:visibility="collapse">
          <table:table-cell/>
          <table:table-cell office:value-type="float" office:value="6.76696614259" calcext:value-type="float">
            <text:p>6,7669661426</text:p>
          </table:table-cell>
          <table:table-cell office:value-type="float" office:value="0.00164794921875" calcext:value-type="float">
            <text:p>0,0016479492</text:p>
          </table:table-cell>
          <table:table-cell table:formula="of:=[.C487]*1000" office:value-type="float" office:value="1.64794921875" calcext:value-type="float">
            <text:p>1,6479492188</text:p>
          </table:table-cell>
          <table:table-cell office:value-type="float" office:value="0.144812107086" calcext:value-type="float">
            <text:p>0,1448121071</text:p>
          </table:table-cell>
          <table:table-cell table:formula="of:=[.E487]*1000" office:value-type="float" office:value="144.812107086" calcext:value-type="float">
            <text:p>144,812107086</text:p>
          </table:table-cell>
          <table:table-cell office:value-type="float" office:value="0.00126695632935" calcext:value-type="float">
            <text:p>0,0012669563</text:p>
          </table:table-cell>
          <table:table-cell table:formula="of:=[.G487]*1000" office:value-type="float" office:value="1.26695632935" calcext:value-type="float">
            <text:p>1,2669563294</text:p>
          </table:table-cell>
          <table:table-cell office:value-type="float" office:value="0.147776711" calcext:value-type="float">
            <text:p>0,147776711</text:p>
          </table:table-cell>
          <table:table-cell table:formula="of:=[.I487]*1000" office:value-type="float" office:value="147.776711" calcext:value-type="float">
            <text:p>147,776711</text:p>
          </table:table-cell>
        </table:table-row>
        <table:table-row table:style-name="ro1" table:visibility="collapse">
          <table:table-cell/>
          <table:table-cell office:value-type="float" office:value="6.7061851877" calcext:value-type="float">
            <text:p>6,7061851877</text:p>
          </table:table-cell>
          <table:table-cell office:value-type="float" office:value="0.00168013572693" calcext:value-type="float">
            <text:p>0,0016801357</text:p>
          </table:table-cell>
          <table:table-cell table:formula="of:=[.C488]*1000" office:value-type="float" office:value="1.68013572693" calcext:value-type="float">
            <text:p>1,6801357269</text:p>
          </table:table-cell>
          <table:table-cell office:value-type="float" office:value="0.146124839783" calcext:value-type="float">
            <text:p>0,1461248398</text:p>
          </table:table-cell>
          <table:table-cell table:formula="of:=[.E488]*1000" office:value-type="float" office:value="146.124839783" calcext:value-type="float">
            <text:p>146,124839783</text:p>
          </table:table-cell>
          <table:table-cell office:value-type="float" office:value="0.00126194953918" calcext:value-type="float">
            <text:p>0,0012619495</text:p>
          </table:table-cell>
          <table:table-cell table:formula="of:=[.G488]*1000" office:value-type="float" office:value="1.26194953918" calcext:value-type="float">
            <text:p>1,2619495392</text:p>
          </table:table-cell>
          <table:table-cell office:value-type="float" office:value="0.149116073" calcext:value-type="float">
            <text:p>0,149116073</text:p>
          </table:table-cell>
          <table:table-cell table:formula="of:=[.I488]*1000" office:value-type="float" office:value="149.116073" calcext:value-type="float">
            <text:p>149,116073</text:p>
          </table:table-cell>
        </table:table-row>
        <table:table-row table:style-name="ro1" table:visibility="collapse">
          <table:table-cell/>
          <table:table-cell office:value-type="float" office:value="6.58236426505" calcext:value-type="float">
            <text:p>6,5823642651</text:p>
          </table:table-cell>
          <table:table-cell office:value-type="float" office:value="0.00159096717834" calcext:value-type="float">
            <text:p>0,0015909672</text:p>
          </table:table-cell>
          <table:table-cell table:formula="of:=[.C489]*1000" office:value-type="float" office:value="1.59096717834" calcext:value-type="float">
            <text:p>1,5909671783</text:p>
          </table:table-cell>
          <table:table-cell office:value-type="float" office:value="0.14900803566" calcext:value-type="float">
            <text:p>0,1490080357</text:p>
          </table:table-cell>
          <table:table-cell table:formula="of:=[.E489]*1000" office:value-type="float" office:value="149.00803566" calcext:value-type="float">
            <text:p>149,00803566</text:p>
          </table:table-cell>
          <table:table-cell office:value-type="float" office:value="0.00127410888672" calcext:value-type="float">
            <text:p>0,0012741089</text:p>
          </table:table-cell>
          <table:table-cell table:formula="of:=[.G489]*1000" office:value-type="float" office:value="1.27410888672" calcext:value-type="float">
            <text:p>1,2741088867</text:p>
          </table:table-cell>
          <table:table-cell office:value-type="float" office:value="0.151921097" calcext:value-type="float">
            <text:p>0,151921097</text:p>
          </table:table-cell>
          <table:table-cell table:formula="of:=[.I489]*1000" office:value-type="float" office:value="151.921097" calcext:value-type="float">
            <text:p>151,921097</text:p>
          </table:table-cell>
        </table:table-row>
        <table:table-row table:style-name="ro1" table:visibility="collapse">
          <table:table-cell/>
          <table:table-cell office:value-type="float" office:value="6.78519331857" calcext:value-type="float">
            <text:p>6,7851933186</text:p>
          </table:table-cell>
          <table:table-cell office:value-type="float" office:value="0.00182390213013" calcext:value-type="float">
            <text:p>0,0018239021</text:p>
          </table:table-cell>
          <table:table-cell table:formula="of:=[.C490]*1000" office:value-type="float" office:value="1.82390213013" calcext:value-type="float">
            <text:p>1,8239021301</text:p>
          </table:table-cell>
          <table:table-cell office:value-type="float" office:value="0.144252061844" calcext:value-type="float">
            <text:p>0,1442520618</text:p>
          </table:table-cell>
          <table:table-cell table:formula="of:=[.E490]*1000" office:value-type="float" office:value="144.252061844" calcext:value-type="float">
            <text:p>144,252061844</text:p>
          </table:table-cell>
          <table:table-cell office:value-type="float" office:value="0.00125789642334" calcext:value-type="float">
            <text:p>0,0012578964</text:p>
          </table:table-cell>
          <table:table-cell table:formula="of:=[.G490]*1000" office:value-type="float" office:value="1.25789642334" calcext:value-type="float">
            <text:p>1,2578964233</text:p>
          </table:table-cell>
          <table:table-cell office:value-type="float" office:value="0.147379736" calcext:value-type="float">
            <text:p>0,147379736</text:p>
          </table:table-cell>
          <table:table-cell table:formula="of:=[.I490]*1000" office:value-type="float" office:value="147.379736" calcext:value-type="float">
            <text:p>147,379736</text:p>
          </table:table-cell>
        </table:table-row>
        <table:table-row table:style-name="ro1" table:visibility="collapse">
          <table:table-cell/>
          <table:table-cell office:value-type="float" office:value="6.9019825372" calcext:value-type="float">
            <text:p>6,9019825372</text:p>
          </table:table-cell>
          <table:table-cell office:value-type="float" office:value="0.00163888931274" calcext:value-type="float">
            <text:p>0,0016388893</text:p>
          </table:table-cell>
          <table:table-cell table:formula="of:=[.C491]*1000" office:value-type="float" office:value="1.63888931274" calcext:value-type="float">
            <text:p>1,6388893127</text:p>
          </table:table-cell>
          <table:table-cell office:value-type="float" office:value="0.14183807373" calcext:value-type="float">
            <text:p>0,1418380737</text:p>
          </table:table-cell>
          <table:table-cell table:formula="of:=[.E491]*1000" office:value-type="float" office:value="141.83807373" calcext:value-type="float">
            <text:p>141,83807373</text:p>
          </table:table-cell>
          <table:table-cell office:value-type="float" office:value="0.00136613845825" calcext:value-type="float">
            <text:p>0,0013661385</text:p>
          </table:table-cell>
          <table:table-cell table:formula="of:=[.G491]*1000" office:value-type="float" office:value="1.36613845825" calcext:value-type="float">
            <text:p>1,3661384583</text:p>
          </table:table-cell>
          <table:table-cell office:value-type="float" office:value="0.144885907" calcext:value-type="float">
            <text:p>0,144885907</text:p>
          </table:table-cell>
          <table:table-cell table:formula="of:=[.I491]*1000" office:value-type="float" office:value="144.885907" calcext:value-type="float">
            <text:p>144,885907</text:p>
          </table:table-cell>
        </table:table-row>
        <table:table-row table:style-name="ro1" table:visibility="collapse">
          <table:table-cell/>
          <table:table-cell office:value-type="float" office:value="6.86491676735" calcext:value-type="float">
            <text:p>6,8649167674</text:p>
          </table:table-cell>
          <table:table-cell office:value-type="float" office:value="0.00155711174011" calcext:value-type="float">
            <text:p>0,0015571117</text:p>
          </table:table-cell>
          <table:table-cell table:formula="of:=[.C492]*1000" office:value-type="float" office:value="1.55711174011" calcext:value-type="float">
            <text:p>1,5571117401</text:p>
          </table:table-cell>
          <table:table-cell office:value-type="float" office:value="0.142722845078" calcext:value-type="float">
            <text:p>0,1427228451</text:p>
          </table:table-cell>
          <table:table-cell table:formula="of:=[.E492]*1000" office:value-type="float" office:value="142.722845078" calcext:value-type="float">
            <text:p>142,722845078</text:p>
          </table:table-cell>
          <table:table-cell office:value-type="float" office:value="0.00133109092712" calcext:value-type="float">
            <text:p>0,0013310909</text:p>
          </table:table-cell>
          <table:table-cell table:formula="of:=[.G492]*1000" office:value-type="float" office:value="1.33109092712" calcext:value-type="float">
            <text:p>1,3310909271</text:p>
          </table:table-cell>
          <table:table-cell office:value-type="float" office:value="0.14566819" calcext:value-type="float">
            <text:p>0,14566819</text:p>
          </table:table-cell>
          <table:table-cell table:formula="of:=[.I492]*1000" office:value-type="float" office:value="145.66819" calcext:value-type="float">
            <text:p>145,66819</text:p>
          </table:table-cell>
        </table:table-row>
        <table:table-row table:style-name="ro1" table:visibility="collapse">
          <table:table-cell/>
          <table:table-cell office:value-type="float" office:value="6.82895850448" calcext:value-type="float">
            <text:p>6,8289585045</text:p>
          </table:table-cell>
          <table:table-cell office:value-type="float" office:value="0.00197100639343" calcext:value-type="float">
            <text:p>0,0019710064</text:p>
          </table:table-cell>
          <table:table-cell table:formula="of:=[.C493]*1000" office:value-type="float" office:value="1.97100639343" calcext:value-type="float">
            <text:p>1,9710063934</text:p>
          </table:table-cell>
          <table:table-cell office:value-type="float" office:value="0.143175125122" calcext:value-type="float">
            <text:p>0,1431751251</text:p>
          </table:table-cell>
          <table:table-cell table:formula="of:=[.E493]*1000" office:value-type="float" office:value="143.175125122" calcext:value-type="float">
            <text:p>143,175125122</text:p>
          </table:table-cell>
          <table:table-cell office:value-type="float" office:value="0.00123691558838" calcext:value-type="float">
            <text:p>0,0012369156</text:p>
          </table:table-cell>
          <table:table-cell table:formula="of:=[.G493]*1000" office:value-type="float" office:value="1.23691558838" calcext:value-type="float">
            <text:p>1,2369155884</text:p>
          </table:table-cell>
          <table:table-cell office:value-type="float" office:value="0.146435214" calcext:value-type="float">
            <text:p>0,146435214</text:p>
          </table:table-cell>
          <table:table-cell table:formula="of:=[.I493]*1000" office:value-type="float" office:value="146.435214" calcext:value-type="float">
            <text:p>146,435214</text:p>
          </table:table-cell>
        </table:table-row>
        <table:table-row table:style-name="ro1" table:visibility="collapse">
          <table:table-cell/>
          <table:table-cell office:value-type="float" office:value="6.88193672124" calcext:value-type="float">
            <text:p>6,8819367212</text:p>
          </table:table-cell>
          <table:table-cell office:value-type="float" office:value="0.00172591209412" calcext:value-type="float">
            <text:p>0,0017259121</text:p>
          </table:table-cell>
          <table:table-cell table:formula="of:=[.C494]*1000" office:value-type="float" office:value="1.72591209412" calcext:value-type="float">
            <text:p>1,7259120941</text:p>
          </table:table-cell>
          <table:table-cell office:value-type="float" office:value="0.142291069031" calcext:value-type="float">
            <text:p>0,142291069</text:p>
          </table:table-cell>
          <table:table-cell table:formula="of:=[.E494]*1000" office:value-type="float" office:value="142.291069031" calcext:value-type="float">
            <text:p>142,291069031</text:p>
          </table:table-cell>
          <table:table-cell office:value-type="float" office:value="0.00124287605286" calcext:value-type="float">
            <text:p>0,0012428761</text:p>
          </table:table-cell>
          <table:table-cell table:formula="of:=[.G494]*1000" office:value-type="float" office:value="1.24287605286" calcext:value-type="float">
            <text:p>1,2428760529</text:p>
          </table:table-cell>
          <table:table-cell office:value-type="float" office:value="0.145307933" calcext:value-type="float">
            <text:p>0,145307933</text:p>
          </table:table-cell>
          <table:table-cell table:formula="of:=[.I494]*1000" office:value-type="float" office:value="145.307933" calcext:value-type="float">
            <text:p>145,307933</text:p>
          </table:table-cell>
        </table:table-row>
        <table:table-row table:style-name="ro1" table:visibility="collapse">
          <table:table-cell/>
          <table:table-cell office:value-type="float" office:value="6.88007484641" calcext:value-type="float">
            <text:p>6,8800748464</text:p>
          </table:table-cell>
          <table:table-cell office:value-type="float" office:value="0.00193095207214" calcext:value-type="float">
            <text:p>0,0019309521</text:p>
          </table:table-cell>
          <table:table-cell table:formula="of:=[.C495]*1000" office:value-type="float" office:value="1.93095207214" calcext:value-type="float">
            <text:p>1,9309520721</text:p>
          </table:table-cell>
          <table:table-cell office:value-type="float" office:value="0.141999959946" calcext:value-type="float">
            <text:p>0,1419999599</text:p>
          </table:table-cell>
          <table:table-cell table:formula="of:=[.E495]*1000" office:value-type="float" office:value="141.999959946" calcext:value-type="float">
            <text:p>141,999959946</text:p>
          </table:table-cell>
          <table:table-cell office:value-type="float" office:value="0.0013689994812" calcext:value-type="float">
            <text:p>0,0013689995</text:p>
          </table:table-cell>
          <table:table-cell table:formula="of:=[.G495]*1000" office:value-type="float" office:value="1.3689994812" calcext:value-type="float">
            <text:p>1,3689994812</text:p>
          </table:table-cell>
          <table:table-cell office:value-type="float" office:value="0.145347256" calcext:value-type="float">
            <text:p>0,145347256</text:p>
          </table:table-cell>
          <table:table-cell table:formula="of:=[.I495]*1000" office:value-type="float" office:value="145.347256" calcext:value-type="float">
            <text:p>145,347256</text:p>
          </table:table-cell>
        </table:table-row>
        <table:table-row table:style-name="ro1" table:visibility="collapse">
          <table:table-cell/>
          <table:table-cell office:value-type="float" office:value="6.48793386387" calcext:value-type="float">
            <text:p>6,4879338639</text:p>
          </table:table-cell>
          <table:table-cell office:value-type="float" office:value="0.00112390518188" calcext:value-type="float">
            <text:p>0,0011239052</text:p>
          </table:table-cell>
          <table:table-cell table:formula="of:=[.C496]*1000" office:value-type="float" office:value="1.12390518188" calcext:value-type="float">
            <text:p>1,1239051819</text:p>
          </table:table-cell>
          <table:table-cell office:value-type="float" office:value="0.151726961136" calcext:value-type="float">
            <text:p>0,1517269611</text:p>
          </table:table-cell>
          <table:table-cell table:formula="of:=[.E496]*1000" office:value-type="float" office:value="151.726961136" calcext:value-type="float">
            <text:p>151,726961136</text:p>
          </table:table-cell>
          <table:table-cell office:value-type="float" office:value="0.0012378692627" calcext:value-type="float">
            <text:p>0,0012378693</text:p>
          </table:table-cell>
          <table:table-cell table:formula="of:=[.G496]*1000" office:value-type="float" office:value="1.2378692627" calcext:value-type="float">
            <text:p>1,2378692627</text:p>
          </table:table-cell>
          <table:table-cell office:value-type="float" office:value="0.154132274" calcext:value-type="float">
            <text:p>0,154132274</text:p>
          </table:table-cell>
          <table:table-cell table:formula="of:=[.I496]*1000" office:value-type="float" office:value="154.132274" calcext:value-type="float">
            <text:p>154,132274</text:p>
          </table:table-cell>
        </table:table-row>
        <table:table-row table:style-name="ro1" table:visibility="collapse">
          <table:table-cell/>
          <table:table-cell office:value-type="float" office:value="6.31200053258" calcext:value-type="float">
            <text:p>6,3120005326</text:p>
          </table:table-cell>
          <table:table-cell office:value-type="float" office:value="0.00118017196655" calcext:value-type="float">
            <text:p>0,001180172</text:p>
          </table:table-cell>
          <table:table-cell table:formula="of:=[.C497]*1000" office:value-type="float" office:value="1.18017196655" calcext:value-type="float">
            <text:p>1,1801719666</text:p>
          </table:table-cell>
          <table:table-cell office:value-type="float" office:value="0.155936002731" calcext:value-type="float">
            <text:p>0,1559360027</text:p>
          </table:table-cell>
          <table:table-cell table:formula="of:=[.E497]*1000" office:value-type="float" office:value="155.936002731" calcext:value-type="float">
            <text:p>155,936002731</text:p>
          </table:table-cell>
          <table:table-cell office:value-type="float" office:value="0.00126504898071" calcext:value-type="float">
            <text:p>0,001265049</text:p>
          </table:table-cell>
          <table:table-cell table:formula="of:=[.G497]*1000" office:value-type="float" office:value="1.26504898071" calcext:value-type="float">
            <text:p>1,2650489807</text:p>
          </table:table-cell>
          <table:table-cell office:value-type="float" office:value="0.158428377" calcext:value-type="float">
            <text:p>0,158428377</text:p>
          </table:table-cell>
          <table:table-cell table:formula="of:=[.I497]*1000" office:value-type="float" office:value="158.428377" calcext:value-type="float">
            <text:p>158,428377</text:p>
          </table:table-cell>
        </table:table-row>
        <table:table-row table:style-name="ro1" table:visibility="collapse">
          <table:table-cell/>
          <table:table-cell office:value-type="float" office:value="6.58938308713" calcext:value-type="float">
            <text:p>6,5893830871</text:p>
          </table:table-cell>
          <table:table-cell office:value-type="float" office:value="0.00120401382446" calcext:value-type="float">
            <text:p>0,0012040138</text:p>
          </table:table-cell>
          <table:table-cell table:formula="of:=[.C498]*1000" office:value-type="float" office:value="1.20401382446" calcext:value-type="float">
            <text:p>1,2040138245</text:p>
          </table:table-cell>
          <table:table-cell office:value-type="float" office:value="0.149271011353" calcext:value-type="float">
            <text:p>0,1492710114</text:p>
          </table:table-cell>
          <table:table-cell table:formula="of:=[.E498]*1000" office:value-type="float" office:value="149.271011353" calcext:value-type="float">
            <text:p>149,271011353</text:p>
          </table:table-cell>
          <table:table-cell office:value-type="float" office:value="0.00124001502991" calcext:value-type="float">
            <text:p>0,001240015</text:p>
          </table:table-cell>
          <table:table-cell table:formula="of:=[.G498]*1000" office:value-type="float" office:value="1.24001502991" calcext:value-type="float">
            <text:p>1,2400150299</text:p>
          </table:table-cell>
          <table:table-cell office:value-type="float" office:value="0.151759275" calcext:value-type="float">
            <text:p>0,151759275</text:p>
          </table:table-cell>
          <table:table-cell table:formula="of:=[.I498]*1000" office:value-type="float" office:value="151.759275" calcext:value-type="float">
            <text:p>151,759275</text:p>
          </table:table-cell>
        </table:table-row>
        <table:table-row table:style-name="ro1" table:visibility="collapse">
          <table:table-cell/>
          <table:table-cell office:value-type="float" office:value="6.86183279046" calcext:value-type="float">
            <text:p>6,8618327905</text:p>
          </table:table-cell>
          <table:table-cell office:value-type="float" office:value="0.00196504592896" calcext:value-type="float">
            <text:p>0,0019650459</text:p>
          </table:table-cell>
          <table:table-cell table:formula="of:=[.C499]*1000" office:value-type="float" office:value="1.96504592896" calcext:value-type="float">
            <text:p>1,965045929</text:p>
          </table:table-cell>
          <table:table-cell office:value-type="float" office:value="0.142456054688" calcext:value-type="float">
            <text:p>0,1424560547</text:p>
          </table:table-cell>
          <table:table-cell table:formula="of:=[.E499]*1000" office:value-type="float" office:value="142.456054688" calcext:value-type="float">
            <text:p>142,456054688</text:p>
          </table:table-cell>
          <table:table-cell office:value-type="float" office:value="0.00125908851624" calcext:value-type="float">
            <text:p>0,0012590885</text:p>
          </table:table-cell>
          <table:table-cell table:formula="of:=[.G499]*1000" office:value-type="float" office:value="1.25908851624" calcext:value-type="float">
            <text:p>1,2590885162</text:p>
          </table:table-cell>
          <table:table-cell office:value-type="float" office:value="0.145733659" calcext:value-type="float">
            <text:p>0,145733659</text:p>
          </table:table-cell>
          <table:table-cell table:formula="of:=[.I499]*1000" office:value-type="float" office:value="145.733659" calcext:value-type="float">
            <text:p>145,733659</text:p>
          </table:table-cell>
        </table:table-row>
        <table:table-row table:style-name="ro1" table:visibility="collapse">
          <table:table-cell/>
          <table:table-cell office:value-type="float" office:value="6.75259387388" calcext:value-type="float">
            <text:p>6,7525938739</text:p>
          </table:table-cell>
          <table:table-cell office:value-type="float" office:value="0.0019211769104" calcext:value-type="float">
            <text:p>0,0019211769</text:p>
          </table:table-cell>
          <table:table-cell table:formula="of:=[.C500]*1000" office:value-type="float" office:value="1.9211769104" calcext:value-type="float">
            <text:p>1,9211769104</text:p>
          </table:table-cell>
          <table:table-cell office:value-type="float" office:value="0.144732952118" calcext:value-type="float">
            <text:p>0,1447329521</text:p>
          </table:table-cell>
          <table:table-cell table:formula="of:=[.E500]*1000" office:value-type="float" office:value="144.732952118" calcext:value-type="float">
            <text:p>144,732952118</text:p>
          </table:table-cell>
          <table:table-cell office:value-type="float" office:value="0.00137615203857" calcext:value-type="float">
            <text:p>0,001376152</text:p>
          </table:table-cell>
          <table:table-cell table:formula="of:=[.G500]*1000" office:value-type="float" office:value="1.37615203857" calcext:value-type="float">
            <text:p>1,3761520386</text:p>
          </table:table-cell>
          <table:table-cell office:value-type="float" office:value="0.14809124" calcext:value-type="float">
            <text:p>0,14809124</text:p>
          </table:table-cell>
          <table:table-cell table:formula="of:=[.I500]*1000" office:value-type="float" office:value="148.09124" calcext:value-type="float">
            <text:p>148,09124</text:p>
          </table:table-cell>
        </table:table-row>
        <table:table-row table:style-name="ro1" table:visibility="collapse">
          <table:table-cell/>
          <table:table-cell office:value-type="float" office:value="6.77163197326" calcext:value-type="float">
            <text:p>6,7716319733</text:p>
          </table:table-cell>
          <table:table-cell office:value-type="float" office:value="0.0019109249115" calcext:value-type="float">
            <text:p>0,0019109249</text:p>
          </table:table-cell>
          <table:table-cell table:formula="of:=[.C501]*1000" office:value-type="float" office:value="1.9109249115" calcext:value-type="float">
            <text:p>1,9109249115</text:p>
          </table:table-cell>
          <table:table-cell office:value-type="float" office:value="0.144457101822" calcext:value-type="float">
            <text:p>0,1444571018</text:p>
          </table:table-cell>
          <table:table-cell table:formula="of:=[.E501]*1000" office:value-type="float" office:value="144.457101822" calcext:value-type="float">
            <text:p>144,457101822</text:p>
          </table:table-cell>
          <table:table-cell office:value-type="float" office:value="0.00126099586487" calcext:value-type="float">
            <text:p>0,0012609959</text:p>
          </table:table-cell>
          <table:table-cell table:formula="of:=[.G501]*1000" office:value-type="float" office:value="1.26099586487" calcext:value-type="float">
            <text:p>1,2609958649</text:p>
          </table:table-cell>
          <table:table-cell office:value-type="float" office:value="0.147674889" calcext:value-type="float">
            <text:p>0,147674889</text:p>
          </table:table-cell>
          <table:table-cell table:formula="of:=[.I501]*1000" office:value-type="float" office:value="147.674889" calcext:value-type="float">
            <text:p>147,674889</text:p>
          </table:table-cell>
        </table:table-row>
        <table:table-row table:style-name="ro1" table:visibility="collapse">
          <table:table-cell/>
          <table:table-cell office:value-type="float" office:value="6.89273058445" calcext:value-type="float">
            <text:p>6,8927305845</text:p>
          </table:table-cell>
          <table:table-cell office:value-type="float" office:value="0.00161695480347" calcext:value-type="float">
            <text:p>0,0016169548</text:p>
          </table:table-cell>
          <table:table-cell table:formula="of:=[.C502]*1000" office:value-type="float" office:value="1.61695480347" calcext:value-type="float">
            <text:p>1,6169548035</text:p>
          </table:table-cell>
          <table:table-cell office:value-type="float" office:value="0.142143964767" calcext:value-type="float">
            <text:p>0,1421439648</text:p>
          </table:table-cell>
          <table:table-cell table:formula="of:=[.E502]*1000" office:value-type="float" office:value="142.143964767" calcext:value-type="float">
            <text:p>142,143964767</text:p>
          </table:table-cell>
          <table:table-cell office:value-type="float" office:value="0.00127291679382" calcext:value-type="float">
            <text:p>0,0012729168</text:p>
          </table:table-cell>
          <table:table-cell table:formula="of:=[.G502]*1000" office:value-type="float" office:value="1.27291679382" calcext:value-type="float">
            <text:p>1,2729167938</text:p>
          </table:table-cell>
          <table:table-cell office:value-type="float" office:value="0.145080384" calcext:value-type="float">
            <text:p>0,145080384</text:p>
          </table:table-cell>
          <table:table-cell table:formula="of:=[.I502]*1000" office:value-type="float" office:value="145.080384" calcext:value-type="float">
            <text:p>145,080384</text:p>
          </table:table-cell>
        </table:table-row>
        <table:table-row table:style-name="ro1" table:visibility="collapse">
          <table:table-cell/>
          <table:table-cell office:value-type="float" office:value="6.51766608504" calcext:value-type="float">
            <text:p>6,517666085</text:p>
          </table:table-cell>
          <table:table-cell office:value-type="float" office:value="0.00118207931519" calcext:value-type="float">
            <text:p>0,0011820793</text:p>
          </table:table-cell>
          <table:table-cell table:formula="of:=[.C503]*1000" office:value-type="float" office:value="1.18207931519" calcext:value-type="float">
            <text:p>1,1820793152</text:p>
          </table:table-cell>
          <table:table-cell office:value-type="float" office:value="0.150956869125" calcext:value-type="float">
            <text:p>0,1509568691</text:p>
          </table:table-cell>
          <table:table-cell table:formula="of:=[.E503]*1000" office:value-type="float" office:value="150.956869125" calcext:value-type="float">
            <text:p>150,956869125</text:p>
          </table:table-cell>
          <table:table-cell office:value-type="float" office:value="0.00124406814575" calcext:value-type="float">
            <text:p>0,0012440681</text:p>
          </table:table-cell>
          <table:table-cell table:formula="of:=[.G503]*1000" office:value-type="float" office:value="1.24406814575" calcext:value-type="float">
            <text:p>1,2440681458</text:p>
          </table:table-cell>
          <table:table-cell office:value-type="float" office:value="0.153429155" calcext:value-type="float">
            <text:p>0,153429155</text:p>
          </table:table-cell>
          <table:table-cell table:formula="of:=[.I503]*1000" office:value-type="float" office:value="153.429155" calcext:value-type="float">
            <text:p>153,429155</text:p>
          </table:table-cell>
        </table:table-row>
        <table:table-row table:style-name="ro1" table:visibility="collapse">
          <table:table-cell/>
          <table:table-cell office:value-type="float" office:value="6.4440246277" calcext:value-type="float">
            <text:p>6,4440246277</text:p>
          </table:table-cell>
          <table:table-cell office:value-type="float" office:value="0.00117897987366" calcext:value-type="float">
            <text:p>0,0011789799</text:p>
          </table:table-cell>
          <table:table-cell table:formula="of:=[.C504]*1000" office:value-type="float" office:value="1.17897987366" calcext:value-type="float">
            <text:p>1,1789798737</text:p>
          </table:table-cell>
          <table:table-cell office:value-type="float" office:value="0.152699947357" calcext:value-type="float">
            <text:p>0,1526999474</text:p>
          </table:table-cell>
          <table:table-cell table:formula="of:=[.E504]*1000" office:value-type="float" office:value="152.699947357" calcext:value-type="float">
            <text:p>152,699947357</text:p>
          </table:table-cell>
          <table:table-cell office:value-type="float" office:value="0.00125908851624" calcext:value-type="float">
            <text:p>0,0012590885</text:p>
          </table:table-cell>
          <table:table-cell table:formula="of:=[.G504]*1000" office:value-type="float" office:value="1.25908851624" calcext:value-type="float">
            <text:p>1,2590885162</text:p>
          </table:table-cell>
          <table:table-cell office:value-type="float" office:value="0.155182523" calcext:value-type="float">
            <text:p>0,155182523</text:p>
          </table:table-cell>
          <table:table-cell table:formula="of:=[.I504]*1000" office:value-type="float" office:value="155.182523" calcext:value-type="float">
            <text:p>155,182523</text:p>
          </table:table-cell>
        </table:table-row>
        <table:table-row table:style-name="ro1" table:visibility="collapse">
          <table:table-cell/>
          <table:table-cell office:value-type="float" office:value="6.46792496827" calcext:value-type="float">
            <text:p>6,4679249683</text:p>
          </table:table-cell>
          <table:table-cell office:value-type="float" office:value="0.00106811523438" calcext:value-type="float">
            <text:p>0,0010681152</text:p>
          </table:table-cell>
          <table:table-cell table:formula="of:=[.C505]*1000" office:value-type="float" office:value="1.06811523438" calcext:value-type="float">
            <text:p>1,0681152344</text:p>
          </table:table-cell>
          <table:table-cell office:value-type="float" office:value="0.152257919312" calcext:value-type="float">
            <text:p>0,1522579193</text:p>
          </table:table-cell>
          <table:table-cell table:formula="of:=[.E505]*1000" office:value-type="float" office:value="152.257919312" calcext:value-type="float">
            <text:p>152,257919312</text:p>
          </table:table-cell>
          <table:table-cell office:value-type="float" office:value="0.00123906135559" calcext:value-type="float">
            <text:p>0,0012390614</text:p>
          </table:table-cell>
          <table:table-cell table:formula="of:=[.G505]*1000" office:value-type="float" office:value="1.23906135559" calcext:value-type="float">
            <text:p>1,2390613556</text:p>
          </table:table-cell>
          <table:table-cell office:value-type="float" office:value="0.154609091" calcext:value-type="float">
            <text:p>0,154609091</text:p>
          </table:table-cell>
          <table:table-cell table:formula="of:=[.I505]*1000" office:value-type="float" office:value="154.609091" calcext:value-type="float">
            <text:p>154,609091</text:p>
          </table:table-cell>
        </table:table-row>
        <table:table-row table:style-name="ro1" table:visibility="collapse">
          <table:table-cell/>
          <table:table-cell office:value-type="float" office:value="6.96608080116" calcext:value-type="float">
            <text:p>6,9660808012</text:p>
          </table:table-cell>
          <table:table-cell office:value-type="float" office:value="0.00169396400452" calcext:value-type="float">
            <text:p>0,001693964</text:p>
          </table:table-cell>
          <table:table-cell table:formula="of:=[.C506]*1000" office:value-type="float" office:value="1.69396400452" calcext:value-type="float">
            <text:p>1,6939640045</text:p>
          </table:table-cell>
          <table:table-cell office:value-type="float" office:value="0.140586137772" calcext:value-type="float">
            <text:p>0,1405861378</text:p>
          </table:table-cell>
          <table:table-cell table:formula="of:=[.E506]*1000" office:value-type="float" office:value="140.586137772" calcext:value-type="float">
            <text:p>140,586137772</text:p>
          </table:table-cell>
          <table:table-cell office:value-type="float" office:value="0.0012218952179" calcext:value-type="float">
            <text:p>0,0012218952</text:p>
          </table:table-cell>
          <table:table-cell table:formula="of:=[.G506]*1000" office:value-type="float" office:value="1.2218952179" calcext:value-type="float">
            <text:p>1,2218952179</text:p>
          </table:table-cell>
          <table:table-cell office:value-type="float" office:value="0.143552742" calcext:value-type="float">
            <text:p>0,143552742</text:p>
          </table:table-cell>
          <table:table-cell table:formula="of:=[.I506]*1000" office:value-type="float" office:value="143.552742" calcext:value-type="float">
            <text:p>143,552742</text:p>
          </table:table-cell>
        </table:table-row>
        <table:table-row table:style-name="ro1" table:visibility="collapse">
          <table:table-cell/>
          <table:table-cell office:value-type="float" office:value="7.0037620778" calcext:value-type="float">
            <text:p>7,0037620778</text:p>
          </table:table-cell>
          <table:table-cell office:value-type="float" office:value="0.00165700912476" calcext:value-type="float">
            <text:p>0,0016570091</text:p>
          </table:table-cell>
          <table:table-cell table:formula="of:=[.C507]*1000" office:value-type="float" office:value="1.65700912476" calcext:value-type="float">
            <text:p>1,6570091248</text:p>
          </table:table-cell>
          <table:table-cell office:value-type="float" office:value="0.139845848083" calcext:value-type="float">
            <text:p>0,1398458481</text:p>
          </table:table-cell>
          <table:table-cell table:formula="of:=[.E507]*1000" office:value-type="float" office:value="139.845848083" calcext:value-type="float">
            <text:p>139,845848083</text:p>
          </table:table-cell>
          <table:table-cell office:value-type="float" office:value="0.0012321472168" calcext:value-type="float">
            <text:p>0,0012321472</text:p>
          </table:table-cell>
          <table:table-cell table:formula="of:=[.G507]*1000" office:value-type="float" office:value="1.2321472168" calcext:value-type="float">
            <text:p>1,2321472168</text:p>
          </table:table-cell>
          <table:table-cell office:value-type="float" office:value="0.142780407" calcext:value-type="float">
            <text:p>0,142780407</text:p>
          </table:table-cell>
          <table:table-cell table:formula="of:=[.I507]*1000" office:value-type="float" office:value="142.780407" calcext:value-type="float">
            <text:p>142,780407</text:p>
          </table:table-cell>
        </table:table-row>
        <table:table-row table:style-name="ro1" table:visibility="collapse">
          <table:table-cell/>
          <table:table-cell office:value-type="float" office:value="6.85792364155" calcext:value-type="float">
            <text:p>6,8579236416</text:p>
          </table:table-cell>
          <table:table-cell office:value-type="float" office:value="0.00190114974976" calcext:value-type="float">
            <text:p>0,0019011497</text:p>
          </table:table-cell>
          <table:table-cell table:formula="of:=[.C508]*1000" office:value-type="float" office:value="1.90114974976" calcext:value-type="float">
            <text:p>1,9011497498</text:p>
          </table:table-cell>
          <table:table-cell office:value-type="float" office:value="0.142621040344" calcext:value-type="float">
            <text:p>0,1426210403</text:p>
          </table:table-cell>
          <table:table-cell table:formula="of:=[.E508]*1000" office:value-type="float" office:value="142.621040344" calcext:value-type="float">
            <text:p>142,621040344</text:p>
          </table:table-cell>
          <table:table-cell office:value-type="float" office:value="0.00124502182007" calcext:value-type="float">
            <text:p>0,0012450218</text:p>
          </table:table-cell>
          <table:table-cell table:formula="of:=[.G508]*1000" office:value-type="float" office:value="1.24502182007" calcext:value-type="float">
            <text:p>1,2450218201</text:p>
          </table:table-cell>
          <table:table-cell office:value-type="float" office:value="0.14581673" calcext:value-type="float">
            <text:p>0,14581673</text:p>
          </table:table-cell>
          <table:table-cell table:formula="of:=[.I508]*1000" office:value-type="float" office:value="145.81673" calcext:value-type="float">
            <text:p>145,81673</text:p>
          </table:table-cell>
        </table:table-row>
        <table:table-row table:style-name="ro1" table:visibility="collapse">
          <table:table-cell/>
          <table:table-cell office:value-type="float" office:value="6.71856371942" calcext:value-type="float">
            <text:p>6,7185637194</text:p>
          </table:table-cell>
          <table:table-cell office:value-type="float" office:value="0.00115203857422" calcext:value-type="float">
            <text:p>0,0011520386</text:p>
          </table:table-cell>
          <table:table-cell table:formula="of:=[.C509]*1000" office:value-type="float" office:value="1.15203857422" calcext:value-type="float">
            <text:p>1,1520385742</text:p>
          </table:table-cell>
          <table:table-cell office:value-type="float" office:value="0.146395921707" calcext:value-type="float">
            <text:p>0,1463959217</text:p>
          </table:table-cell>
          <table:table-cell table:formula="of:=[.E509]*1000" office:value-type="float" office:value="146.395921707" calcext:value-type="float">
            <text:p>146,395921707</text:p>
          </table:table-cell>
          <table:table-cell office:value-type="float" office:value="0.00124907493591" calcext:value-type="float">
            <text:p>0,0012490749</text:p>
          </table:table-cell>
          <table:table-cell table:formula="of:=[.G509]*1000" office:value-type="float" office:value="1.24907493591" calcext:value-type="float">
            <text:p>1,2490749359</text:p>
          </table:table-cell>
          <table:table-cell office:value-type="float" office:value="0.148841336" calcext:value-type="float">
            <text:p>0,148841336</text:p>
          </table:table-cell>
          <table:table-cell table:formula="of:=[.I509]*1000" office:value-type="float" office:value="148.841336" calcext:value-type="float">
            <text:p>148,841336</text:p>
          </table:table-cell>
        </table:table-row>
        <table:table-row table:style-name="ro1" table:visibility="collapse">
          <table:table-cell/>
          <table:table-cell office:value-type="float" office:value="6.67025090376" calcext:value-type="float">
            <text:p>6,6702509038</text:p>
          </table:table-cell>
          <table:table-cell office:value-type="float" office:value="0.00183176994324" calcext:value-type="float">
            <text:p>0,0018317699</text:p>
          </table:table-cell>
          <table:table-cell table:formula="of:=[.C510]*1000" office:value-type="float" office:value="1.83176994324" calcext:value-type="float">
            <text:p>1,8317699432</text:p>
          </table:table-cell>
          <table:table-cell office:value-type="float" office:value="0.14679312706" calcext:value-type="float">
            <text:p>0,1467931271</text:p>
          </table:table-cell>
          <table:table-cell table:formula="of:=[.E510]*1000" office:value-type="float" office:value="146.79312706" calcext:value-type="float">
            <text:p>146,79312706</text:p>
          </table:table-cell>
          <table:table-cell office:value-type="float" office:value="0.00124096870422" calcext:value-type="float">
            <text:p>0,0012409687</text:p>
          </table:table-cell>
          <table:table-cell table:formula="of:=[.G510]*1000" office:value-type="float" office:value="1.24096870422" calcext:value-type="float">
            <text:p>1,2409687042</text:p>
          </table:table-cell>
          <table:table-cell office:value-type="float" office:value="0.149919398" calcext:value-type="float">
            <text:p>0,149919398</text:p>
          </table:table-cell>
          <table:table-cell table:formula="of:=[.I510]*1000" office:value-type="float" office:value="149.919398" calcext:value-type="float">
            <text:p>149,919398</text:p>
          </table:table-cell>
        </table:table-row>
        <table:table-row table:style-name="ro1" table:visibility="collapse">
          <table:table-cell/>
          <table:table-cell office:value-type="float" office:value="6.589331027" calcext:value-type="float">
            <text:p>6,589331027</text:p>
          </table:table-cell>
          <table:table-cell office:value-type="float" office:value="0.00119519233704" calcext:value-type="float">
            <text:p>0,0011951923</text:p>
          </table:table-cell>
          <table:table-cell table:formula="of:=[.C511]*1000" office:value-type="float" office:value="1.19519233704" calcext:value-type="float">
            <text:p>1,195192337</text:p>
          </table:table-cell>
          <table:table-cell office:value-type="float" office:value="0.1492228508" calcext:value-type="float">
            <text:p>0,1492228508</text:p>
          </table:table-cell>
          <table:table-cell table:formula="of:=[.E511]*1000" office:value-type="float" office:value="149.2228508" calcext:value-type="float">
            <text:p>149,2228508</text:p>
          </table:table-cell>
          <table:table-cell office:value-type="float" office:value="0.00129413604736" calcext:value-type="float">
            <text:p>0,001294136</text:p>
          </table:table-cell>
          <table:table-cell table:formula="of:=[.G511]*1000" office:value-type="float" office:value="1.29413604736" calcext:value-type="float">
            <text:p>1,2941360474</text:p>
          </table:table-cell>
          <table:table-cell office:value-type="float" office:value="0.151760474" calcext:value-type="float">
            <text:p>0,151760474</text:p>
          </table:table-cell>
          <table:table-cell table:formula="of:=[.I511]*1000" office:value-type="float" office:value="151.760474" calcext:value-type="float">
            <text:p>151,760474</text:p>
          </table:table-cell>
        </table:table-row>
        <table:table-row table:style-name="ro1" table:visibility="collapse">
          <table:table-cell/>
          <table:table-cell office:value-type="float" office:value="6.77373186612" calcext:value-type="float">
            <text:p>6,7737318661</text:p>
          </table:table-cell>
          <table:table-cell office:value-type="float" office:value="0.00173616409302" calcext:value-type="float">
            <text:p>0,0017361641</text:p>
          </table:table-cell>
          <table:table-cell table:formula="of:=[.C512]*1000" office:value-type="float" office:value="1.73616409302" calcext:value-type="float">
            <text:p>1,736164093</text:p>
          </table:table-cell>
          <table:table-cell office:value-type="float" office:value="0.144580125809" calcext:value-type="float">
            <text:p>0,1445801258</text:p>
          </table:table-cell>
          <table:table-cell table:formula="of:=[.E512]*1000" office:value-type="float" office:value="144.580125809" calcext:value-type="float">
            <text:p>144,580125809</text:p>
          </table:table-cell>
          <table:table-cell office:value-type="float" office:value="0.00126504898071" calcext:value-type="float">
            <text:p>0,001265049</text:p>
          </table:table-cell>
          <table:table-cell table:formula="of:=[.G512]*1000" office:value-type="float" office:value="1.26504898071" calcext:value-type="float">
            <text:p>1,2650489807</text:p>
          </table:table-cell>
          <table:table-cell office:value-type="float" office:value="0.147629109" calcext:value-type="float">
            <text:p>0,147629109</text:p>
          </table:table-cell>
          <table:table-cell table:formula="of:=[.I512]*1000" office:value-type="float" office:value="147.629109" calcext:value-type="float">
            <text:p>147,629109</text:p>
          </table:table-cell>
        </table:table-row>
        <table:table-row table:style-name="ro1" table:visibility="collapse">
          <table:table-cell/>
          <table:table-cell office:value-type="float" office:value="6.86498792998" calcext:value-type="float">
            <text:p>6,86498793</text:p>
          </table:table-cell>
          <table:table-cell office:value-type="float" office:value="0.00188493728638" calcext:value-type="float">
            <text:p>0,0018849373</text:p>
          </table:table-cell>
          <table:table-cell table:formula="of:=[.C513]*1000" office:value-type="float" office:value="1.88493728638" calcext:value-type="float">
            <text:p>1,8849372864</text:p>
          </table:table-cell>
          <table:table-cell office:value-type="float" office:value="0.142492771149" calcext:value-type="float">
            <text:p>0,1424927711</text:p>
          </table:table-cell>
          <table:table-cell table:formula="of:=[.E513]*1000" office:value-type="float" office:value="142.492771149" calcext:value-type="float">
            <text:p>142,492771149</text:p>
          </table:table-cell>
          <table:table-cell office:value-type="float" office:value="0.00124001502991" calcext:value-type="float">
            <text:p>0,001240015</text:p>
          </table:table-cell>
          <table:table-cell table:formula="of:=[.G513]*1000" office:value-type="float" office:value="1.24001502991" calcext:value-type="float">
            <text:p>1,2400150299</text:p>
          </table:table-cell>
          <table:table-cell office:value-type="float" office:value="0.14566668" calcext:value-type="float">
            <text:p>0,14566668</text:p>
          </table:table-cell>
          <table:table-cell table:formula="of:=[.I513]*1000" office:value-type="float" office:value="145.66668" calcext:value-type="float">
            <text:p>145,66668</text:p>
          </table:table-cell>
        </table:table-row>
        <table:table-row table:style-name="ro1" table:visibility="collapse">
          <table:table-cell/>
          <table:table-cell office:value-type="float" office:value="6.88592522187" calcext:value-type="float">
            <text:p>6,8859252219</text:p>
          </table:table-cell>
          <table:table-cell office:value-type="float" office:value="0.00161600112915" calcext:value-type="float">
            <text:p>0,0016160011</text:p>
          </table:table-cell>
          <table:table-cell table:formula="of:=[.C514]*1000" office:value-type="float" office:value="1.61600112915" calcext:value-type="float">
            <text:p>1,6160011292</text:p>
          </table:table-cell>
          <table:table-cell office:value-type="float" office:value="0.142315149307" calcext:value-type="float">
            <text:p>0,1423151493</text:p>
          </table:table-cell>
          <table:table-cell table:formula="of:=[.E514]*1000" office:value-type="float" office:value="142.315149307" calcext:value-type="float">
            <text:p>142,315149307</text:p>
          </table:table-cell>
          <table:table-cell office:value-type="float" office:value="0.00124883651733" calcext:value-type="float">
            <text:p>0,0012488365</text:p>
          </table:table-cell>
          <table:table-cell table:formula="of:=[.G514]*1000" office:value-type="float" office:value="1.24883651733" calcext:value-type="float">
            <text:p>1,2488365173</text:p>
          </table:table-cell>
          <table:table-cell office:value-type="float" office:value="0.145223767" calcext:value-type="float">
            <text:p>0,145223767</text:p>
          </table:table-cell>
          <table:table-cell table:formula="of:=[.I514]*1000" office:value-type="float" office:value="145.223767" calcext:value-type="float">
            <text:p>145,223767</text:p>
          </table:table-cell>
        </table:table-row>
        <table:table-row table:style-name="ro1" table:visibility="collapse">
          <table:table-cell/>
          <table:table-cell office:value-type="float" office:value="6.57768960166" calcext:value-type="float">
            <text:p>6,5776896017</text:p>
          </table:table-cell>
          <table:table-cell office:value-type="float" office:value="0.00214600563049" calcext:value-type="float">
            <text:p>0,0021460056</text:p>
          </table:table-cell>
          <table:table-cell table:formula="of:=[.C515]*1000" office:value-type="float" office:value="2.14600563049" calcext:value-type="float">
            <text:p>2,1460056305</text:p>
          </table:table-cell>
          <table:table-cell office:value-type="float" office:value="0.148603916168" calcext:value-type="float">
            <text:p>0,1486039162</text:p>
          </table:table-cell>
          <table:table-cell table:formula="of:=[.E515]*1000" office:value-type="float" office:value="148.603916168" calcext:value-type="float">
            <text:p>148,603916168</text:p>
          </table:table-cell>
          <table:table-cell office:value-type="float" office:value="0.00123310089111" calcext:value-type="float">
            <text:p>0,0012331009</text:p>
          </table:table-cell>
          <table:table-cell table:formula="of:=[.G515]*1000" office:value-type="float" office:value="1.23310089111" calcext:value-type="float">
            <text:p>1,2331008911</text:p>
          </table:table-cell>
          <table:table-cell office:value-type="float" office:value="0.152029065" calcext:value-type="float">
            <text:p>0,152029065</text:p>
          </table:table-cell>
          <table:table-cell table:formula="of:=[.I515]*1000" office:value-type="float" office:value="152.029065" calcext:value-type="float">
            <text:p>152,029065</text:p>
          </table:table-cell>
        </table:table-row>
        <table:table-row table:style-name="ro1" table:visibility="collapse">
          <table:table-cell/>
          <table:table-cell office:value-type="float" office:value="6.56241543507" calcext:value-type="float">
            <text:p>6,5624154351</text:p>
          </table:table-cell>
          <table:table-cell office:value-type="float" office:value="0.00132489204407" calcext:value-type="float">
            <text:p>0,001324892</text:p>
          </table:table-cell>
          <table:table-cell table:formula="of:=[.C516]*1000" office:value-type="float" office:value="1.32489204407" calcext:value-type="float">
            <text:p>1,3248920441</text:p>
          </table:table-cell>
          <table:table-cell office:value-type="float" office:value="0.149755954742" calcext:value-type="float">
            <text:p>0,1497559547</text:p>
          </table:table-cell>
          <table:table-cell table:formula="of:=[.E516]*1000" office:value-type="float" office:value="149.755954742" calcext:value-type="float">
            <text:p>149,755954742</text:p>
          </table:table-cell>
          <table:table-cell office:value-type="float" office:value="0.00125694274902" calcext:value-type="float">
            <text:p>0,0012569427</text:p>
          </table:table-cell>
          <table:table-cell table:formula="of:=[.G516]*1000" office:value-type="float" office:value="1.25694274902" calcext:value-type="float">
            <text:p>1,256942749</text:p>
          </table:table-cell>
          <table:table-cell office:value-type="float" office:value="0.152382916" calcext:value-type="float">
            <text:p>0,152382916</text:p>
          </table:table-cell>
          <table:table-cell table:formula="of:=[.I516]*1000" office:value-type="float" office:value="152.382916" calcext:value-type="float">
            <text:p>152,382916</text:p>
          </table:table-cell>
        </table:table-row>
        <table:table-row table:style-name="ro1" table:visibility="collapse">
          <table:table-cell/>
          <table:table-cell office:value-type="float" office:value="6.39781143666" calcext:value-type="float">
            <text:p>6,3978114367</text:p>
          </table:table-cell>
          <table:table-cell office:value-type="float" office:value="0.0011100769043" calcext:value-type="float">
            <text:p>0,0011100769</text:p>
          </table:table-cell>
          <table:table-cell table:formula="of:=[.C517]*1000" office:value-type="float" office:value="1.1100769043" calcext:value-type="float">
            <text:p>1,1100769043</text:p>
          </table:table-cell>
          <table:table-cell office:value-type="float" office:value="0.153914928436" calcext:value-type="float">
            <text:p>0,1539149284</text:p>
          </table:table-cell>
          <table:table-cell table:formula="of:=[.E517]*1000" office:value-type="float" office:value="153.914928436" calcext:value-type="float">
            <text:p>153,914928436</text:p>
          </table:table-cell>
          <table:table-cell office:value-type="float" office:value="0.00123500823975" calcext:value-type="float">
            <text:p>0,0012350082</text:p>
          </table:table-cell>
          <table:table-cell table:formula="of:=[.G517]*1000" office:value-type="float" office:value="1.23500823975" calcext:value-type="float">
            <text:p>1,2350082398</text:p>
          </table:table-cell>
          <table:table-cell office:value-type="float" office:value="0.15630345" calcext:value-type="float">
            <text:p>0,15630345</text:p>
          </table:table-cell>
          <table:table-cell table:formula="of:=[.I517]*1000" office:value-type="float" office:value="156.30345" calcext:value-type="float">
            <text:p>156,30345</text:p>
          </table:table-cell>
        </table:table-row>
        <table:table-row table:style-name="ro1" table:visibility="collapse">
          <table:table-cell/>
          <table:table-cell office:value-type="float" office:value="6.52464506551" calcext:value-type="float">
            <text:p>6,5246450655</text:p>
          </table:table-cell>
          <table:table-cell office:value-type="float" office:value="0.00113916397095" calcext:value-type="float">
            <text:p>0,001139164</text:p>
          </table:table-cell>
          <table:table-cell table:formula="of:=[.C518]*1000" office:value-type="float" office:value="1.13916397095" calcext:value-type="float">
            <text:p>1,139163971</text:p>
          </table:table-cell>
          <table:table-cell office:value-type="float" office:value="0.150851011276" calcext:value-type="float">
            <text:p>0,1508510113</text:p>
          </table:table-cell>
          <table:table-cell table:formula="of:=[.E518]*1000" office:value-type="float" office:value="150.851011276" calcext:value-type="float">
            <text:p>150,851011276</text:p>
          </table:table-cell>
          <table:table-cell office:value-type="float" office:value="0.00123190879822" calcext:value-type="float">
            <text:p>0,0012319088</text:p>
          </table:table-cell>
          <table:table-cell table:formula="of:=[.G518]*1000" office:value-type="float" office:value="1.23190879822" calcext:value-type="float">
            <text:p>1,2319087982</text:p>
          </table:table-cell>
          <table:table-cell office:value-type="float" office:value="0.153265042" calcext:value-type="float">
            <text:p>0,153265042</text:p>
          </table:table-cell>
          <table:table-cell table:formula="of:=[.I518]*1000" office:value-type="float" office:value="153.265042" calcext:value-type="float">
            <text:p>153,265042</text:p>
          </table:table-cell>
        </table:table-row>
        <table:table-row table:style-name="ro1" table:visibility="collapse">
          <table:table-cell/>
          <table:table-cell office:value-type="float" office:value="6.44307097071" calcext:value-type="float">
            <text:p>6,4430709707</text:p>
          </table:table-cell>
          <table:table-cell office:value-type="float" office:value="0.00130081176758" calcext:value-type="float">
            <text:p>0,0013008118</text:p>
          </table:table-cell>
          <table:table-cell table:formula="of:=[.C519]*1000" office:value-type="float" office:value="1.30081176758" calcext:value-type="float">
            <text:p>1,3008117676</text:p>
          </table:table-cell>
          <table:table-cell office:value-type="float" office:value="0.152614116669" calcext:value-type="float">
            <text:p>0,1526141167</text:p>
          </table:table-cell>
          <table:table-cell table:formula="of:=[.E519]*1000" office:value-type="float" office:value="152.614116669" calcext:value-type="float">
            <text:p>152,614116669</text:p>
          </table:table-cell>
          <table:table-cell office:value-type="float" office:value="0.00124502182007" calcext:value-type="float">
            <text:p>0,0012450218</text:p>
          </table:table-cell>
          <table:table-cell table:formula="of:=[.G519]*1000" office:value-type="float" office:value="1.24502182007" calcext:value-type="float">
            <text:p>1,2450218201</text:p>
          </table:table-cell>
          <table:table-cell office:value-type="float" office:value="0.155205492" calcext:value-type="float">
            <text:p>0,155205492</text:p>
          </table:table-cell>
          <table:table-cell table:formula="of:=[.I519]*1000" office:value-type="float" office:value="155.205492" calcext:value-type="float">
            <text:p>155,205492</text:p>
          </table:table-cell>
        </table:table-row>
        <table:table-row table:style-name="ro1" table:visibility="collapse">
          <table:table-cell/>
          <table:table-cell office:value-type="float" office:value="6.8395282657" calcext:value-type="float">
            <text:p>6,8395282657</text:p>
          </table:table-cell>
          <table:table-cell office:value-type="float" office:value="0.00180292129517" calcext:value-type="float">
            <text:p>0,0018029213</text:p>
          </table:table-cell>
          <table:table-cell table:formula="of:=[.C520]*1000" office:value-type="float" office:value="1.80292129517" calcext:value-type="float">
            <text:p>1,8029212952</text:p>
          </table:table-cell>
          <table:table-cell office:value-type="float" office:value="0.143097877502" calcext:value-type="float">
            <text:p>0,1430978775</text:p>
          </table:table-cell>
          <table:table-cell table:formula="of:=[.E520]*1000" office:value-type="float" office:value="143.097877502" calcext:value-type="float">
            <text:p>143,097877502</text:p>
          </table:table-cell>
          <table:table-cell office:value-type="float" office:value="0.00125217437744" calcext:value-type="float">
            <text:p>0,0012521744</text:p>
          </table:table-cell>
          <table:table-cell table:formula="of:=[.G520]*1000" office:value-type="float" office:value="1.25217437744" calcext:value-type="float">
            <text:p>1,2521743774</text:p>
          </table:table-cell>
          <table:table-cell office:value-type="float" office:value="0.146208914" calcext:value-type="float">
            <text:p>0,146208914</text:p>
          </table:table-cell>
          <table:table-cell table:formula="of:=[.I520]*1000" office:value-type="float" office:value="146.208914" calcext:value-type="float">
            <text:p>146,208914</text:p>
          </table:table-cell>
        </table:table-row>
        <table:table-row table:style-name="ro1" table:visibility="collapse">
          <table:table-cell/>
          <table:table-cell office:value-type="float" office:value="6.67643219502" calcext:value-type="float">
            <text:p>6,676432195</text:p>
          </table:table-cell>
          <table:table-cell office:value-type="float" office:value="0.00187492370605" calcext:value-type="float">
            <text:p>0,0018749237</text:p>
          </table:table-cell>
          <table:table-cell table:formula="of:=[.C521]*1000" office:value-type="float" office:value="1.87492370605" calcext:value-type="float">
            <text:p>1,8749237061</text:p>
          </table:table-cell>
          <table:table-cell office:value-type="float" office:value="0.146620988846" calcext:value-type="float">
            <text:p>0,1466209888</text:p>
          </table:table-cell>
          <table:table-cell table:formula="of:=[.E521]*1000" office:value-type="float" office:value="146.620988846" calcext:value-type="float">
            <text:p>146,620988846</text:p>
          </table:table-cell>
          <table:table-cell office:value-type="float" office:value="0.00123596191406" calcext:value-type="float">
            <text:p>0,0012359619</text:p>
          </table:table-cell>
          <table:table-cell table:formula="of:=[.G521]*1000" office:value-type="float" office:value="1.23596191406" calcext:value-type="float">
            <text:p>1,2359619141</text:p>
          </table:table-cell>
          <table:table-cell office:value-type="float" office:value="0.149780597" calcext:value-type="float">
            <text:p>0,149780597</text:p>
          </table:table-cell>
          <table:table-cell table:formula="of:=[.I521]*1000" office:value-type="float" office:value="149.780597" calcext:value-type="float">
            <text:p>149,780597</text:p>
          </table:table-cell>
        </table:table-row>
        <table:table-row table:style-name="ro1" table:visibility="collapse">
          <table:table-cell/>
          <table:table-cell office:value-type="float" office:value="6.77792366279" calcext:value-type="float">
            <text:p>6,7779236628</text:p>
          </table:table-cell>
          <table:table-cell office:value-type="float" office:value="0.0020809173584" calcext:value-type="float">
            <text:p>0,0020809174</text:p>
          </table:table-cell>
          <table:table-cell table:formula="of:=[.C522]*1000" office:value-type="float" office:value="2.0809173584" calcext:value-type="float">
            <text:p>2,0809173584</text:p>
          </table:table-cell>
          <table:table-cell office:value-type="float" office:value="0.144181013107" calcext:value-type="float">
            <text:p>0,1441810131</text:p>
          </table:table-cell>
          <table:table-cell table:formula="of:=[.E522]*1000" office:value-type="float" office:value="144.181013107" calcext:value-type="float">
            <text:p>144,181013107</text:p>
          </table:table-cell>
          <table:table-cell office:value-type="float" office:value="0.00122904777527" calcext:value-type="float">
            <text:p>0,0012290478</text:p>
          </table:table-cell>
          <table:table-cell table:formula="of:=[.G522]*1000" office:value-type="float" office:value="1.22904777527" calcext:value-type="float">
            <text:p>1,2290477753</text:p>
          </table:table-cell>
          <table:table-cell office:value-type="float" office:value="0.147537808" calcext:value-type="float">
            <text:p>0,147537808</text:p>
          </table:table-cell>
          <table:table-cell table:formula="of:=[.I522]*1000" office:value-type="float" office:value="147.537808" calcext:value-type="float">
            <text:p>147,537808</text:p>
          </table:table-cell>
        </table:table-row>
        <table:table-row table:style-name="ro1" table:visibility="collapse">
          <table:table-cell/>
          <table:table-cell office:value-type="float" office:value="6.77629464565" calcext:value-type="float">
            <text:p>6,7762946457</text:p>
          </table:table-cell>
          <table:table-cell office:value-type="float" office:value="0.00166702270508" calcext:value-type="float">
            <text:p>0,0016670227</text:p>
          </table:table-cell>
          <table:table-cell table:formula="of:=[.C523]*1000" office:value-type="float" office:value="1.66702270508" calcext:value-type="float">
            <text:p>1,6670227051</text:p>
          </table:table-cell>
          <table:table-cell office:value-type="float" office:value="0.144621133804" calcext:value-type="float">
            <text:p>0,1446211338</text:p>
          </table:table-cell>
          <table:table-cell table:formula="of:=[.E523]*1000" office:value-type="float" office:value="144.621133804" calcext:value-type="float">
            <text:p>144,621133804</text:p>
          </table:table-cell>
          <table:table-cell office:value-type="float" office:value="0.00123596191406" calcext:value-type="float">
            <text:p>0,0012359619</text:p>
          </table:table-cell>
          <table:table-cell table:formula="of:=[.G523]*1000" office:value-type="float" office:value="1.23596191406" calcext:value-type="float">
            <text:p>1,2359619141</text:p>
          </table:table-cell>
          <table:table-cell office:value-type="float" office:value="0.147573276" calcext:value-type="float">
            <text:p>0,147573276</text:p>
          </table:table-cell>
          <table:table-cell table:formula="of:=[.I523]*1000" office:value-type="float" office:value="147.573276" calcext:value-type="float">
            <text:p>147,573276</text:p>
          </table:table-cell>
        </table:table-row>
        <table:table-row table:style-name="ro1" table:visibility="collapse">
          <table:table-cell/>
          <table:table-cell office:value-type="float" office:value="6.80519007621" calcext:value-type="float">
            <text:p>6,8051900762</text:p>
          </table:table-cell>
          <table:table-cell office:value-type="float" office:value="0.0012149810791" calcext:value-type="float">
            <text:p>0,0012149811</text:p>
          </table:table-cell>
          <table:table-cell table:formula="of:=[.C524]*1000" office:value-type="float" office:value="1.2149810791" calcext:value-type="float">
            <text:p>1,2149810791</text:p>
          </table:table-cell>
          <table:table-cell office:value-type="float" office:value="0.144440174103" calcext:value-type="float">
            <text:p>0,1444401741</text:p>
          </table:table-cell>
          <table:table-cell table:formula="of:=[.E524]*1000" office:value-type="float" office:value="144.440174103" calcext:value-type="float">
            <text:p>144,440174103</text:p>
          </table:table-cell>
          <table:table-cell office:value-type="float" office:value="0.00124478340149" calcext:value-type="float">
            <text:p>0,0012447834</text:p>
          </table:table-cell>
          <table:table-cell table:formula="of:=[.G524]*1000" office:value-type="float" office:value="1.24478340149" calcext:value-type="float">
            <text:p>1,2447834015</text:p>
          </table:table-cell>
          <table:table-cell office:value-type="float" office:value="0.146946667" calcext:value-type="float">
            <text:p>0,146946667</text:p>
          </table:table-cell>
          <table:table-cell table:formula="of:=[.I524]*1000" office:value-type="float" office:value="146.946667" calcext:value-type="float">
            <text:p>146,946667</text:p>
          </table:table-cell>
        </table:table-row>
        <table:table-row table:style-name="ro1" table:visibility="collapse">
          <table:table-cell/>
          <table:table-cell office:value-type="float" office:value="6.31170384799" calcext:value-type="float">
            <text:p>6,311703848</text:p>
          </table:table-cell>
          <table:table-cell office:value-type="float" office:value="0.00120377540588" calcext:value-type="float">
            <text:p>0,0012037754</text:p>
          </table:table-cell>
          <table:table-cell table:formula="of:=[.C525]*1000" office:value-type="float" office:value="1.20377540588" calcext:value-type="float">
            <text:p>1,2037754059</text:p>
          </table:table-cell>
          <table:table-cell office:value-type="float" office:value="0.1559278965" calcext:value-type="float">
            <text:p>0,1559278965</text:p>
          </table:table-cell>
          <table:table-cell table:formula="of:=[.E525]*1000" office:value-type="float" office:value="155.9278965" calcext:value-type="float">
            <text:p>155,9278965</text:p>
          </table:table-cell>
          <table:table-cell office:value-type="float" office:value="0.00125908851624" calcext:value-type="float">
            <text:p>0,0012590885</text:p>
          </table:table-cell>
          <table:table-cell table:formula="of:=[.G525]*1000" office:value-type="float" office:value="1.25908851624" calcext:value-type="float">
            <text:p>1,2590885162</text:p>
          </table:table-cell>
          <table:table-cell office:value-type="float" office:value="0.158435824" calcext:value-type="float">
            <text:p>0,158435824</text:p>
          </table:table-cell>
          <table:table-cell table:formula="of:=[.I525]*1000" office:value-type="float" office:value="158.435824" calcext:value-type="float">
            <text:p>158,435824</text:p>
          </table:table-cell>
        </table:table-row>
        <table:table-row table:style-name="ro1" table:visibility="collapse">
          <table:table-cell/>
          <table:table-cell office:value-type="float" office:value="6.69992531928" calcext:value-type="float">
            <text:p>6,6999253193</text:p>
          </table:table-cell>
          <table:table-cell office:value-type="float" office:value="0.0018949508667" calcext:value-type="float">
            <text:p>0,0018949509</text:p>
          </table:table-cell>
          <table:table-cell table:formula="of:=[.C526]*1000" office:value-type="float" office:value="1.8949508667" calcext:value-type="float">
            <text:p>1,8949508667</text:p>
          </table:table-cell>
          <table:table-cell office:value-type="float" office:value="0.146045207977" calcext:value-type="float">
            <text:p>0,146045208</text:p>
          </table:table-cell>
          <table:table-cell table:formula="of:=[.E526]*1000" office:value-type="float" office:value="146.045207977" calcext:value-type="float">
            <text:p>146,045207977</text:p>
          </table:table-cell>
          <table:table-cell office:value-type="float" office:value="0.00126695632935" calcext:value-type="float">
            <text:p>0,0012669563</text:p>
          </table:table-cell>
          <table:table-cell table:formula="of:=[.G526]*1000" office:value-type="float" office:value="1.26695632935" calcext:value-type="float">
            <text:p>1,2669563294</text:p>
          </table:table-cell>
          <table:table-cell office:value-type="float" office:value="0.149255395" calcext:value-type="float">
            <text:p>0,149255395</text:p>
          </table:table-cell>
          <table:table-cell table:formula="of:=[.I526]*1000" office:value-type="float" office:value="149.255395" calcext:value-type="float">
            <text:p>149,255395</text:p>
          </table:table-cell>
        </table:table-row>
        <table:table-row table:style-name="ro1" table:visibility="collapse">
          <table:table-cell/>
          <table:table-cell office:value-type="float" office:value="6.70217052138" calcext:value-type="float">
            <text:p>6,7021705214</text:p>
          </table:table-cell>
          <table:table-cell office:value-type="float" office:value="0.00192308425903" calcext:value-type="float">
            <text:p>0,0019230843</text:p>
          </table:table-cell>
          <table:table-cell table:formula="of:=[.C527]*1000" office:value-type="float" office:value="1.92308425903" calcext:value-type="float">
            <text:p>1,923084259</text:p>
          </table:table-cell>
          <table:table-cell office:value-type="float" office:value="0.145990133286" calcext:value-type="float">
            <text:p>0,1459901333</text:p>
          </table:table-cell>
          <table:table-cell table:formula="of:=[.E527]*1000" office:value-type="float" office:value="145.990133286" calcext:value-type="float">
            <text:p>145,990133286</text:p>
          </table:table-cell>
          <table:table-cell office:value-type="float" office:value="0.0012378692627" calcext:value-type="float">
            <text:p>0,0012378693</text:p>
          </table:table-cell>
          <table:table-cell table:formula="of:=[.G527]*1000" office:value-type="float" office:value="1.2378692627" calcext:value-type="float">
            <text:p>1,2378692627</text:p>
          </table:table-cell>
          <table:table-cell office:value-type="float" office:value="0.149205395" calcext:value-type="float">
            <text:p>0,149205395</text:p>
          </table:table-cell>
          <table:table-cell table:formula="of:=[.I527]*1000" office:value-type="float" office:value="149.205395" calcext:value-type="float">
            <text:p>149,205395</text:p>
          </table:table-cell>
        </table:table-row>
        <table:table-row table:style-name="ro1" table:visibility="collapse">
          <table:table-cell/>
          <table:table-cell office:value-type="float" office:value="6.66619807738" calcext:value-type="float">
            <text:p>6,6661980774</text:p>
          </table:table-cell>
          <table:table-cell office:value-type="float" office:value="0.00179219245911" calcext:value-type="float">
            <text:p>0,0017921925</text:p>
          </table:table-cell>
          <table:table-cell table:formula="of:=[.C528]*1000" office:value-type="float" office:value="1.79219245911" calcext:value-type="float">
            <text:p>1,7921924591</text:p>
          </table:table-cell>
          <table:table-cell office:value-type="float" office:value="0.146908044815" calcext:value-type="float">
            <text:p>0,1469080448</text:p>
          </table:table-cell>
          <table:table-cell table:formula="of:=[.E528]*1000" office:value-type="float" office:value="146.908044815" calcext:value-type="float">
            <text:p>146,908044815</text:p>
          </table:table-cell>
          <table:table-cell office:value-type="float" office:value="0.00126099586487" calcext:value-type="float">
            <text:p>0,0012609959</text:p>
          </table:table-cell>
          <table:table-cell table:formula="of:=[.G528]*1000" office:value-type="float" office:value="1.26099586487" calcext:value-type="float">
            <text:p>1,2609958649</text:p>
          </table:table-cell>
          <table:table-cell office:value-type="float" office:value="0.150010544" calcext:value-type="float">
            <text:p>0,150010544</text:p>
          </table:table-cell>
          <table:table-cell table:formula="of:=[.I528]*1000" office:value-type="float" office:value="150.010544" calcext:value-type="float">
            <text:p>150,010544</text:p>
          </table:table-cell>
        </table:table-row>
        <table:table-row table:style-name="ro1" table:visibility="collapse">
          <table:table-cell/>
          <table:table-cell office:value-type="float" office:value="6.80010457473" calcext:value-type="float">
            <text:p>6,8001045747</text:p>
          </table:table-cell>
          <table:table-cell office:value-type="float" office:value="0.00202703475952" calcext:value-type="float">
            <text:p>0,0020270348</text:p>
          </table:table-cell>
          <table:table-cell table:formula="of:=[.C529]*1000" office:value-type="float" office:value="2.02703475952" calcext:value-type="float">
            <text:p>2,0270347595</text:p>
          </table:table-cell>
          <table:table-cell office:value-type="float" office:value="0.143710851669" calcext:value-type="float">
            <text:p>0,1437108517</text:p>
          </table:table-cell>
          <table:table-cell table:formula="of:=[.E529]*1000" office:value-type="float" office:value="143.710851669" calcext:value-type="float">
            <text:p>143,710851669</text:p>
          </table:table-cell>
          <table:table-cell office:value-type="float" office:value="0.00126719474792" calcext:value-type="float">
            <text:p>0,0012671947</text:p>
          </table:table-cell>
          <table:table-cell table:formula="of:=[.G529]*1000" office:value-type="float" office:value="1.26719474792" calcext:value-type="float">
            <text:p>1,2671947479</text:p>
          </table:table-cell>
          <table:table-cell office:value-type="float" office:value="0.147056562" calcext:value-type="float">
            <text:p>0,147056562</text:p>
          </table:table-cell>
          <table:table-cell table:formula="of:=[.I529]*1000" office:value-type="float" office:value="147.056562" calcext:value-type="float">
            <text:p>147,056562</text:p>
          </table:table-cell>
        </table:table-row>
        <table:table-row table:style-name="ro1" table:visibility="collapse">
          <table:table-cell/>
          <table:table-cell office:value-type="float" office:value="6.76263302792" calcext:value-type="float">
            <text:p>6,7626330279</text:p>
          </table:table-cell>
          <table:table-cell office:value-type="float" office:value="0.00186204910278" calcext:value-type="float">
            <text:p>0,0018620491</text:p>
          </table:table-cell>
          <table:table-cell table:formula="of:=[.C530]*1000" office:value-type="float" office:value="1.86204910278" calcext:value-type="float">
            <text:p>1,8620491028</text:p>
          </table:table-cell>
          <table:table-cell office:value-type="float" office:value="0.144703865051" calcext:value-type="float">
            <text:p>0,1447038651</text:p>
          </table:table-cell>
          <table:table-cell table:formula="of:=[.E530]*1000" office:value-type="float" office:value="144.703865051" calcext:value-type="float">
            <text:p>144,703865051</text:p>
          </table:table-cell>
          <table:table-cell office:value-type="float" office:value="0.00126099586487" calcext:value-type="float">
            <text:p>0,0012609959</text:p>
          </table:table-cell>
          <table:table-cell table:formula="of:=[.G530]*1000" office:value-type="float" office:value="1.26099586487" calcext:value-type="float">
            <text:p>1,2609958649</text:p>
          </table:table-cell>
          <table:table-cell office:value-type="float" office:value="0.147871398" calcext:value-type="float">
            <text:p>0,147871398</text:p>
          </table:table-cell>
          <table:table-cell table:formula="of:=[.I530]*1000" office:value-type="float" office:value="147.871398" calcext:value-type="float">
            <text:p>147,871398</text:p>
          </table:table-cell>
        </table:table-row>
        <table:table-row table:style-name="ro1" table:visibility="collapse">
          <table:table-cell/>
          <table:table-cell office:value-type="float" office:value="6.74278106733" calcext:value-type="float">
            <text:p>6,7427810673</text:p>
          </table:table-cell>
          <table:table-cell office:value-type="float" office:value="0.00157499313354" calcext:value-type="float">
            <text:p>0,0015749931</text:p>
          </table:table-cell>
          <table:table-cell table:formula="of:=[.C531]*1000" office:value-type="float" office:value="1.57499313354" calcext:value-type="float">
            <text:p>1,5749931335</text:p>
          </table:table-cell>
          <table:table-cell office:value-type="float" office:value="0.145437002182" calcext:value-type="float">
            <text:p>0,1454370022</text:p>
          </table:table-cell>
          <table:table-cell table:formula="of:=[.E531]*1000" office:value-type="float" office:value="145.437002182" calcext:value-type="float">
            <text:p>145,437002182</text:p>
          </table:table-cell>
          <table:table-cell office:value-type="float" office:value="0.00124907493591" calcext:value-type="float">
            <text:p>0,0012490749</text:p>
          </table:table-cell>
          <table:table-cell table:formula="of:=[.G531]*1000" office:value-type="float" office:value="1.24907493591" calcext:value-type="float">
            <text:p>1,2490749359</text:p>
          </table:table-cell>
          <table:table-cell office:value-type="float" office:value="0.148306758" calcext:value-type="float">
            <text:p>0,148306758</text:p>
          </table:table-cell>
          <table:table-cell table:formula="of:=[.I531]*1000" office:value-type="float" office:value="148.306758" calcext:value-type="float">
            <text:p>148,306758</text:p>
          </table:table-cell>
        </table:table-row>
        <table:table-row table:style-name="ro1" table:visibility="collapse">
          <table:table-cell/>
          <table:table-cell office:value-type="float" office:value="6.89997839617" calcext:value-type="float">
            <text:p>6,8999783962</text:p>
          </table:table-cell>
          <table:table-cell office:value-type="float" office:value="0.0012948513031" calcext:value-type="float">
            <text:p>0,0012948513</text:p>
          </table:table-cell>
          <table:table-cell table:formula="of:=[.C532]*1000" office:value-type="float" office:value="1.2948513031" calcext:value-type="float">
            <text:p>1,2948513031</text:p>
          </table:table-cell>
          <table:table-cell office:value-type="float" office:value="0.142348051071" calcext:value-type="float">
            <text:p>0,1423480511</text:p>
          </table:table-cell>
          <table:table-cell table:formula="of:=[.E532]*1000" office:value-type="float" office:value="142.348051071" calcext:value-type="float">
            <text:p>142,348051071</text:p>
          </table:table-cell>
          <table:table-cell office:value-type="float" office:value="0.00123906135559" calcext:value-type="float">
            <text:p>0,0012390614</text:p>
          </table:table-cell>
          <table:table-cell table:formula="of:=[.G532]*1000" office:value-type="float" office:value="1.23906135559" calcext:value-type="float">
            <text:p>1,2390613556</text:p>
          </table:table-cell>
          <table:table-cell office:value-type="float" office:value="0.14492799" calcext:value-type="float">
            <text:p>0,14492799</text:p>
          </table:table-cell>
          <table:table-cell table:formula="of:=[.I532]*1000" office:value-type="float" office:value="144.92799" calcext:value-type="float">
            <text:p>144,92799</text:p>
          </table:table-cell>
        </table:table-row>
        <table:table-row table:style-name="ro1" table:visibility="collapse">
          <table:table-cell/>
          <table:table-cell office:value-type="float" office:value="6.73180695176" calcext:value-type="float">
            <text:p>6,7318069518</text:p>
          </table:table-cell>
          <table:table-cell office:value-type="float" office:value="0.00166177749634" calcext:value-type="float">
            <text:p>0,0016617775</text:p>
          </table:table-cell>
          <table:table-cell table:formula="of:=[.C533]*1000" office:value-type="float" office:value="1.66177749634" calcext:value-type="float">
            <text:p>1,6617774963</text:p>
          </table:table-cell>
          <table:table-cell office:value-type="float" office:value="0.145609140396" calcext:value-type="float">
            <text:p>0,1456091404</text:p>
          </table:table-cell>
          <table:table-cell table:formula="of:=[.E533]*1000" office:value-type="float" office:value="145.609140396" calcext:value-type="float">
            <text:p>145,609140396</text:p>
          </table:table-cell>
          <table:table-cell office:value-type="float" office:value="0.00122690200806" calcext:value-type="float">
            <text:p>0,001226902</text:p>
          </table:table-cell>
          <table:table-cell table:formula="of:=[.G533]*1000" office:value-type="float" office:value="1.22690200806" calcext:value-type="float">
            <text:p>1,2269020081</text:p>
          </table:table-cell>
          <table:table-cell office:value-type="float" office:value="0.148548526" calcext:value-type="float">
            <text:p>0,148548526</text:p>
          </table:table-cell>
          <table:table-cell table:formula="of:=[.I533]*1000" office:value-type="float" office:value="148.548526" calcext:value-type="float">
            <text:p>148,548526</text:p>
          </table:table-cell>
        </table:table-row>
        <table:table-row table:style-name="ro1" table:visibility="collapse">
          <table:table-cell/>
          <table:table-cell office:value-type="float" office:value="6.93905958964" calcext:value-type="float">
            <text:p>6,9390595896</text:p>
          </table:table-cell>
          <table:table-cell office:value-type="float" office:value="0.00170588493347" calcext:value-type="float">
            <text:p>0,0017058849</text:p>
          </table:table-cell>
          <table:table-cell table:formula="of:=[.C534]*1000" office:value-type="float" office:value="1.70588493347" calcext:value-type="float">
            <text:p>1,7058849335</text:p>
          </table:table-cell>
          <table:table-cell office:value-type="float" office:value="0.141015052795" calcext:value-type="float">
            <text:p>0,1410150528</text:p>
          </table:table-cell>
          <table:table-cell table:formula="of:=[.E534]*1000" office:value-type="float" office:value="141.015052795" calcext:value-type="float">
            <text:p>141,015052795</text:p>
          </table:table-cell>
          <table:table-cell office:value-type="float" office:value="0.0013439655304" calcext:value-type="float">
            <text:p>0,0013439655</text:p>
          </table:table-cell>
          <table:table-cell table:formula="of:=[.G534]*1000" office:value-type="float" office:value="1.3439655304" calcext:value-type="float">
            <text:p>1,3439655304</text:p>
          </table:table-cell>
          <table:table-cell office:value-type="float" office:value="0.144111747" calcext:value-type="float">
            <text:p>0,144111747</text:p>
          </table:table-cell>
          <table:table-cell table:formula="of:=[.I534]*1000" office:value-type="float" office:value="144.111747" calcext:value-type="float">
            <text:p>144,111747</text:p>
          </table:table-cell>
        </table:table-row>
        <table:table-row table:style-name="ro1" table:visibility="collapse">
          <table:table-cell/>
          <table:table-cell office:value-type="float" office:value="6.89070959046" calcext:value-type="float">
            <text:p>6,8907095905</text:p>
          </table:table-cell>
          <table:table-cell office:value-type="float" office:value="0.00176978111267" calcext:value-type="float">
            <text:p>0,0017697811</text:p>
          </table:table-cell>
          <table:table-cell table:formula="of:=[.C535]*1000" office:value-type="float" office:value="1.76978111267" calcext:value-type="float">
            <text:p>1,7697811127</text:p>
          </table:table-cell>
          <table:table-cell office:value-type="float" office:value="0.142076969147" calcext:value-type="float">
            <text:p>0,1420769691</text:p>
          </table:table-cell>
          <table:table-cell table:formula="of:=[.E535]*1000" office:value-type="float" office:value="142.076969147" calcext:value-type="float">
            <text:p>142,076969147</text:p>
          </table:table-cell>
          <table:table-cell office:value-type="float" office:value="0.00122594833374" calcext:value-type="float">
            <text:p>0,0012259483</text:p>
          </table:table-cell>
          <table:table-cell table:formula="of:=[.G535]*1000" office:value-type="float" office:value="1.22594833374" calcext:value-type="float">
            <text:p>1,2259483337</text:p>
          </table:table-cell>
          <table:table-cell office:value-type="float" office:value="0.145122935" calcext:value-type="float">
            <text:p>0,145122935</text:p>
          </table:table-cell>
          <table:table-cell table:formula="of:=[.I535]*1000" office:value-type="float" office:value="145.122935" calcext:value-type="float">
            <text:p>145,122935</text:p>
          </table:table-cell>
        </table:table-row>
        <table:table-row table:style-name="ro1" table:visibility="collapse">
          <table:table-cell/>
          <table:table-cell office:value-type="float" office:value="6.8848215077" calcext:value-type="float">
            <text:p>6,8848215077</text:p>
          </table:table-cell>
          <table:table-cell office:value-type="float" office:value="0.00191187858582" calcext:value-type="float">
            <text:p>0,0019118786</text:p>
          </table:table-cell>
          <table:table-cell table:formula="of:=[.C536]*1000" office:value-type="float" office:value="1.91187858582" calcext:value-type="float">
            <text:p>1,9118785858</text:p>
          </table:table-cell>
          <table:table-cell office:value-type="float" office:value="0.142031908035" calcext:value-type="float">
            <text:p>0,142031908</text:p>
          </table:table-cell>
          <table:table-cell table:formula="of:=[.E536]*1000" office:value-type="float" office:value="142.031908035" calcext:value-type="float">
            <text:p>142,031908035</text:p>
          </table:table-cell>
          <table:table-cell office:value-type="float" office:value="0.00124907493591" calcext:value-type="float">
            <text:p>0,0012490749</text:p>
          </table:table-cell>
          <table:table-cell table:formula="of:=[.G536]*1000" office:value-type="float" office:value="1.24907493591" calcext:value-type="float">
            <text:p>1,2490749359</text:p>
          </table:table-cell>
          <table:table-cell office:value-type="float" office:value="0.145247048" calcext:value-type="float">
            <text:p>0,145247048</text:p>
          </table:table-cell>
          <table:table-cell table:formula="of:=[.I536]*1000" office:value-type="float" office:value="145.247048" calcext:value-type="float">
            <text:p>145,247048</text:p>
          </table:table-cell>
        </table:table-row>
        <table:table-row table:style-name="ro1" table:visibility="collapse">
          <table:table-cell/>
          <table:table-cell office:value-type="float" office:value="6.80010938384" calcext:value-type="float">
            <text:p>6,8001093838</text:p>
          </table:table-cell>
          <table:table-cell office:value-type="float" office:value="0.0015549659729" calcext:value-type="float">
            <text:p>0,001554966</text:p>
          </table:table-cell>
          <table:table-cell table:formula="of:=[.C537]*1000" office:value-type="float" office:value="1.5549659729" calcext:value-type="float">
            <text:p>1,5549659729</text:p>
          </table:table-cell>
          <table:table-cell office:value-type="float" office:value="0.144219875336" calcext:value-type="float">
            <text:p>0,1442198753</text:p>
          </table:table-cell>
          <table:table-cell table:formula="of:=[.E537]*1000" office:value-type="float" office:value="144.219875336" calcext:value-type="float">
            <text:p>144,219875336</text:p>
          </table:table-cell>
          <table:table-cell office:value-type="float" office:value="0.00123190879822" calcext:value-type="float">
            <text:p>0,0012319088</text:p>
          </table:table-cell>
          <table:table-cell table:formula="of:=[.G537]*1000" office:value-type="float" office:value="1.23190879822" calcext:value-type="float">
            <text:p>1,2319087982</text:p>
          </table:table-cell>
          <table:table-cell office:value-type="float" office:value="0.147056458" calcext:value-type="float">
            <text:p>0,147056458</text:p>
          </table:table-cell>
          <table:table-cell table:formula="of:=[.I537]*1000" office:value-type="float" office:value="147.056458" calcext:value-type="float">
            <text:p>147,056458</text:p>
          </table:table-cell>
        </table:table-row>
        <table:table-row table:style-name="ro1" table:visibility="collapse">
          <table:table-cell/>
          <table:table-cell office:value-type="float" office:value="6.45768108198" calcext:value-type="float">
            <text:p>6,457681082</text:p>
          </table:table-cell>
          <table:table-cell office:value-type="float" office:value="0.00125885009766" calcext:value-type="float">
            <text:p>0,0012588501</text:p>
          </table:table-cell>
          <table:table-cell table:formula="of:=[.C538]*1000" office:value-type="float" office:value="1.25885009766" calcext:value-type="float">
            <text:p>1,2588500977</text:p>
          </table:table-cell>
          <table:table-cell office:value-type="float" office:value="0.152324914932" calcext:value-type="float">
            <text:p>0,1523249149</text:p>
          </table:table-cell>
          <table:table-cell table:formula="of:=[.E538]*1000" office:value-type="float" office:value="152.324914932" calcext:value-type="float">
            <text:p>152,324914932</text:p>
          </table:table-cell>
          <table:table-cell office:value-type="float" office:value="0.00122499465942" calcext:value-type="float">
            <text:p>0,0012249947</text:p>
          </table:table-cell>
          <table:table-cell table:formula="of:=[.G538]*1000" office:value-type="float" office:value="1.22499465942" calcext:value-type="float">
            <text:p>1,2249946594</text:p>
          </table:table-cell>
          <table:table-cell office:value-type="float" office:value="0.154854349" calcext:value-type="float">
            <text:p>0,154854349</text:p>
          </table:table-cell>
          <table:table-cell table:formula="of:=[.I538]*1000" office:value-type="float" office:value="154.854349" calcext:value-type="float">
            <text:p>154,854349</text:p>
          </table:table-cell>
        </table:table-row>
        <table:table-row table:style-name="ro1" table:visibility="collapse">
          <table:table-cell/>
          <table:table-cell office:value-type="float" office:value="6.80533716189" calcext:value-type="float">
            <text:p>6,8053371619</text:p>
          </table:table-cell>
          <table:table-cell office:value-type="float" office:value="0.00115704536438" calcext:value-type="float">
            <text:p>0,0011570454</text:p>
          </table:table-cell>
          <table:table-cell table:formula="of:=[.C539]*1000" office:value-type="float" office:value="1.15704536438" calcext:value-type="float">
            <text:p>1,1570453644</text:p>
          </table:table-cell>
          <table:table-cell office:value-type="float" office:value="0.144401788712" calcext:value-type="float">
            <text:p>0,1444017887</text:p>
          </table:table-cell>
          <table:table-cell table:formula="of:=[.E539]*1000" office:value-type="float" office:value="144.401788712" calcext:value-type="float">
            <text:p>144,401788712</text:p>
          </table:table-cell>
          <table:table-cell office:value-type="float" office:value="0.00133919715881" calcext:value-type="float">
            <text:p>0,0013391972</text:p>
          </table:table-cell>
          <table:table-cell table:formula="of:=[.G539]*1000" office:value-type="float" office:value="1.33919715881" calcext:value-type="float">
            <text:p>1,3391971588</text:p>
          </table:table-cell>
          <table:table-cell office:value-type="float" office:value="0.146943491" calcext:value-type="float">
            <text:p>0,146943491</text:p>
          </table:table-cell>
          <table:table-cell table:formula="of:=[.I539]*1000" office:value-type="float" office:value="146.943491" calcext:value-type="float">
            <text:p>146,943491</text:p>
          </table:table-cell>
        </table:table-row>
        <table:table-row table:style-name="ro1" table:visibility="collapse">
          <table:table-cell/>
          <table:table-cell office:value-type="float" office:value="6.81499689134" calcext:value-type="float">
            <text:p>6,8149968913</text:p>
          </table:table-cell>
          <table:table-cell office:value-type="float" office:value="0.00190901756287" calcext:value-type="float">
            <text:p>0,0019090176</text:p>
          </table:table-cell>
          <table:table-cell table:formula="of:=[.C540]*1000" office:value-type="float" office:value="1.90901756287" calcext:value-type="float">
            <text:p>1,9090175629</text:p>
          </table:table-cell>
          <table:table-cell office:value-type="float" office:value="0.143546819687" calcext:value-type="float">
            <text:p>0,1435468197</text:p>
          </table:table-cell>
          <table:table-cell table:formula="of:=[.E540]*1000" office:value-type="float" office:value="143.546819687" calcext:value-type="float">
            <text:p>143,546819687</text:p>
          </table:table-cell>
          <table:table-cell office:value-type="float" office:value="0.00123500823975" calcext:value-type="float">
            <text:p>0,0012350082</text:p>
          </table:table-cell>
          <table:table-cell table:formula="of:=[.G540]*1000" office:value-type="float" office:value="1.23500823975" calcext:value-type="float">
            <text:p>1,2350082398</text:p>
          </table:table-cell>
          <table:table-cell office:value-type="float" office:value="0.14673521" calcext:value-type="float">
            <text:p>0,14673521</text:p>
          </table:table-cell>
          <table:table-cell table:formula="of:=[.I540]*1000" office:value-type="float" office:value="146.73521" calcext:value-type="float">
            <text:p>146,73521</text:p>
          </table:table-cell>
        </table:table-row>
        <table:table-row table:style-name="ro1" table:visibility="collapse">
          <table:table-cell/>
          <table:table-cell office:value-type="float" office:value="6.86339772642" calcext:value-type="float">
            <text:p>6,8633977264</text:p>
          </table:table-cell>
          <table:table-cell office:value-type="float" office:value="0.00173783302307" calcext:value-type="float">
            <text:p>0,001737833</text:p>
          </table:table-cell>
          <table:table-cell table:formula="of:=[.C541]*1000" office:value-type="float" office:value="1.73783302307" calcext:value-type="float">
            <text:p>1,7378330231</text:p>
          </table:table-cell>
          <table:table-cell office:value-type="float" office:value="0.14267206192" calcext:value-type="float">
            <text:p>0,1426720619</text:p>
          </table:table-cell>
          <table:table-cell table:formula="of:=[.E541]*1000" office:value-type="float" office:value="142.67206192" calcext:value-type="float">
            <text:p>142,67206192</text:p>
          </table:table-cell>
          <table:table-cell office:value-type="float" office:value="0.00124406814575" calcext:value-type="float">
            <text:p>0,0012440681</text:p>
          </table:table-cell>
          <table:table-cell table:formula="of:=[.G541]*1000" office:value-type="float" office:value="1.24406814575" calcext:value-type="float">
            <text:p>1,2440681458</text:p>
          </table:table-cell>
          <table:table-cell office:value-type="float" office:value="0.14570043" calcext:value-type="float">
            <text:p>0,14570043</text:p>
          </table:table-cell>
          <table:table-cell table:formula="of:=[.I541]*1000" office:value-type="float" office:value="145.70043" calcext:value-type="float">
            <text:p>145,70043</text:p>
          </table:table-cell>
        </table:table-row>
        <table:table-row table:style-name="ro1" table:visibility="collapse">
          <table:table-cell/>
          <table:table-cell office:value-type="float" office:value="6.72911025275" calcext:value-type="float">
            <text:p>6,7291102528</text:p>
          </table:table-cell>
          <table:table-cell office:value-type="float" office:value="0.00151681900024" calcext:value-type="float">
            <text:p>0,001516819</text:p>
          </table:table-cell>
          <table:table-cell table:formula="of:=[.C542]*1000" office:value-type="float" office:value="1.51681900024" calcext:value-type="float">
            <text:p>1,5168190002</text:p>
          </table:table-cell>
          <table:table-cell office:value-type="float" office:value="0.145803928375" calcext:value-type="float">
            <text:p>0,1458039284</text:p>
          </table:table-cell>
          <table:table-cell table:formula="of:=[.E542]*1000" office:value-type="float" office:value="145.803928375" calcext:value-type="float">
            <text:p>145,803928375</text:p>
          </table:table-cell>
          <table:table-cell office:value-type="float" office:value="0.00124096870422" calcext:value-type="float">
            <text:p>0,0012409687</text:p>
          </table:table-cell>
          <table:table-cell table:formula="of:=[.G542]*1000" office:value-type="float" office:value="1.24096870422" calcext:value-type="float">
            <text:p>1,2409687042</text:p>
          </table:table-cell>
          <table:table-cell office:value-type="float" office:value="0.148608057" calcext:value-type="float">
            <text:p>0,148608057</text:p>
          </table:table-cell>
          <table:table-cell table:formula="of:=[.I542]*1000" office:value-type="float" office:value="148.608057" calcext:value-type="float">
            <text:p>148,608057</text:p>
          </table:table-cell>
        </table:table-row>
        <table:table-row table:style-name="ro1" table:visibility="collapse">
          <table:table-cell/>
          <table:table-cell office:value-type="float" office:value="6.72158605771" calcext:value-type="float">
            <text:p>6,7215860577</text:p>
          </table:table-cell>
          <table:table-cell office:value-type="float" office:value="0.00195217132568" calcext:value-type="float">
            <text:p>0,0019521713</text:p>
          </table:table-cell>
          <table:table-cell table:formula="of:=[.C543]*1000" office:value-type="float" office:value="1.95217132568" calcext:value-type="float">
            <text:p>1,9521713257</text:p>
          </table:table-cell>
          <table:table-cell office:value-type="float" office:value="0.145540952682" calcext:value-type="float">
            <text:p>0,1455409527</text:p>
          </table:table-cell>
          <table:table-cell table:formula="of:=[.E543]*1000" office:value-type="float" office:value="145.540952682" calcext:value-type="float">
            <text:p>145,540952682</text:p>
          </table:table-cell>
          <table:table-cell office:value-type="float" office:value="0.00123500823975" calcext:value-type="float">
            <text:p>0,0012350082</text:p>
          </table:table-cell>
          <table:table-cell table:formula="of:=[.G543]*1000" office:value-type="float" office:value="1.23500823975" calcext:value-type="float">
            <text:p>1,2350082398</text:p>
          </table:table-cell>
          <table:table-cell office:value-type="float" office:value="0.14877441" calcext:value-type="float">
            <text:p>0,14877441</text:p>
          </table:table-cell>
          <table:table-cell table:formula="of:=[.I543]*1000" office:value-type="float" office:value="148.77441" calcext:value-type="float">
            <text:p>148,77441</text:p>
          </table:table-cell>
        </table:table-row>
        <table:table-row table:style-name="ro1" table:visibility="collapse">
          <table:table-cell/>
          <table:table-cell office:value-type="float" office:value="6.75613907218" calcext:value-type="float">
            <text:p>6,7561390722</text:p>
          </table:table-cell>
          <table:table-cell office:value-type="float" office:value="0.00179481506348" calcext:value-type="float">
            <text:p>0,0017948151</text:p>
          </table:table-cell>
          <table:table-cell table:formula="of:=[.C544]*1000" office:value-type="float" office:value="1.79481506348" calcext:value-type="float">
            <text:p>1,7948150635</text:p>
          </table:table-cell>
          <table:table-cell office:value-type="float" office:value="0.144911050797" calcext:value-type="float">
            <text:p>0,1449110508</text:p>
          </table:table-cell>
          <table:table-cell table:formula="of:=[.E544]*1000" office:value-type="float" office:value="144.911050797" calcext:value-type="float">
            <text:p>144,911050797</text:p>
          </table:table-cell>
          <table:table-cell office:value-type="float" office:value="0.00125694274902" calcext:value-type="float">
            <text:p>0,0012569427</text:p>
          </table:table-cell>
          <table:table-cell table:formula="of:=[.G544]*1000" office:value-type="float" office:value="1.25694274902" calcext:value-type="float">
            <text:p>1,256942749</text:p>
          </table:table-cell>
          <table:table-cell office:value-type="float" office:value="0.148013531" calcext:value-type="float">
            <text:p>0,148013531</text:p>
          </table:table-cell>
          <table:table-cell table:formula="of:=[.I544]*1000" office:value-type="float" office:value="148.013531" calcext:value-type="float">
            <text:p>148,013531</text:p>
          </table:table-cell>
        </table:table-row>
        <table:table-row table:style-name="ro1" table:visibility="collapse">
          <table:table-cell/>
          <table:table-cell office:value-type="float" office:value="6.05682905871" calcext:value-type="float">
            <text:p>6,0568290587</text:p>
          </table:table-cell>
          <table:table-cell office:value-type="float" office:value="0.00120902061462" calcext:value-type="float">
            <text:p>0,0012090206</text:p>
          </table:table-cell>
          <table:table-cell table:formula="of:=[.C545]*1000" office:value-type="float" office:value="1.20902061462" calcext:value-type="float">
            <text:p>1,2090206146</text:p>
          </table:table-cell>
          <table:table-cell office:value-type="float" office:value="0.162619829178" calcext:value-type="float">
            <text:p>0,1626198292</text:p>
          </table:table-cell>
          <table:table-cell table:formula="of:=[.E545]*1000" office:value-type="float" office:value="162.619829178" calcext:value-type="float">
            <text:p>162,619829178</text:p>
          </table:table-cell>
          <table:table-cell office:value-type="float" office:value="0.00123119354248" calcext:value-type="float">
            <text:p>0,0012311935</text:p>
          </table:table-cell>
          <table:table-cell table:formula="of:=[.G545]*1000" office:value-type="float" office:value="1.23119354248" calcext:value-type="float">
            <text:p>1,2311935425</text:p>
          </table:table-cell>
          <table:table-cell office:value-type="float" office:value="0.165102893" calcext:value-type="float">
            <text:p>0,165102893</text:p>
          </table:table-cell>
          <table:table-cell table:formula="of:=[.I545]*1000" office:value-type="float" office:value="165.102893" calcext:value-type="float">
            <text:p>165,102893</text:p>
          </table:table-cell>
        </table:table-row>
        <table:table-row table:style-name="ro1" table:visibility="collapse">
          <table:table-cell/>
          <table:table-cell office:value-type="float" office:value="6.55862034856" calcext:value-type="float">
            <text:p>6,5586203486</text:p>
          </table:table-cell>
          <table:table-cell office:value-type="float" office:value="0.00120401382446" calcext:value-type="float">
            <text:p>0,0012040138</text:p>
          </table:table-cell>
          <table:table-cell table:formula="of:=[.C546]*1000" office:value-type="float" office:value="1.20401382446" calcext:value-type="float">
            <text:p>1,2040138245</text:p>
          </table:table-cell>
          <table:table-cell office:value-type="float" office:value="0.149981975555" calcext:value-type="float">
            <text:p>0,1499819756</text:p>
          </table:table-cell>
          <table:table-cell table:formula="of:=[.E546]*1000" office:value-type="float" office:value="149.981975555" calcext:value-type="float">
            <text:p>149,981975555</text:p>
          </table:table-cell>
          <table:table-cell office:value-type="float" office:value="0.00123691558838" calcext:value-type="float">
            <text:p>0,0012369156</text:p>
          </table:table-cell>
          <table:table-cell table:formula="of:=[.G546]*1000" office:value-type="float" office:value="1.23691558838" calcext:value-type="float">
            <text:p>1,2369155884</text:p>
          </table:table-cell>
          <table:table-cell office:value-type="float" office:value="0.152471091" calcext:value-type="float">
            <text:p>0,152471091</text:p>
          </table:table-cell>
          <table:table-cell table:formula="of:=[.I546]*1000" office:value-type="float" office:value="152.471091" calcext:value-type="float">
            <text:p>152,471091</text:p>
          </table:table-cell>
        </table:table-row>
        <table:table-row table:style-name="ro1" table:visibility="collapse">
          <table:table-cell/>
          <table:table-cell office:value-type="float" office:value="6.74342755205" calcext:value-type="float">
            <text:p>6,7434275521</text:p>
          </table:table-cell>
          <table:table-cell office:value-type="float" office:value="0.00198411941528" calcext:value-type="float">
            <text:p>0,0019841194</text:p>
          </table:table-cell>
          <table:table-cell table:formula="of:=[.C547]*1000" office:value-type="float" office:value="1.98411941528" calcext:value-type="float">
            <text:p>1,9841194153</text:p>
          </table:table-cell>
          <table:table-cell office:value-type="float" office:value="0.144996881485" calcext:value-type="float">
            <text:p>0,1449968815</text:p>
          </table:table-cell>
          <table:table-cell table:formula="of:=[.E547]*1000" office:value-type="float" office:value="144.996881485" calcext:value-type="float">
            <text:p>144,996881485</text:p>
          </table:table-cell>
          <table:table-cell office:value-type="float" office:value="0.00125908851624" calcext:value-type="float">
            <text:p>0,0012590885</text:p>
          </table:table-cell>
          <table:table-cell table:formula="of:=[.G547]*1000" office:value-type="float" office:value="1.25908851624" calcext:value-type="float">
            <text:p>1,2590885162</text:p>
          </table:table-cell>
          <table:table-cell office:value-type="float" office:value="0.14829254" calcext:value-type="float">
            <text:p>0,14829254</text:p>
          </table:table-cell>
          <table:table-cell table:formula="of:=[.I547]*1000" office:value-type="float" office:value="148.29254" calcext:value-type="float">
            <text:p>148,29254</text:p>
          </table:table-cell>
        </table:table-row>
        <table:table-row table:style-name="ro1" table:visibility="collapse">
          <table:table-cell/>
          <table:table-cell office:value-type="float" office:value="6.73693968452" calcext:value-type="float">
            <text:p>6,7369396845</text:p>
          </table:table-cell>
          <table:table-cell office:value-type="float" office:value="0.00172305107117" calcext:value-type="float">
            <text:p>0,0017230511</text:p>
          </table:table-cell>
          <table:table-cell table:formula="of:=[.C548]*1000" office:value-type="float" office:value="1.72305107117" calcext:value-type="float">
            <text:p>1,7230510712</text:p>
          </table:table-cell>
          <table:table-cell office:value-type="float" office:value="0.145334005356" calcext:value-type="float">
            <text:p>0,1453340054</text:p>
          </table:table-cell>
          <table:table-cell table:formula="of:=[.E548]*1000" office:value-type="float" office:value="145.334005356" calcext:value-type="float">
            <text:p>145,334005356</text:p>
          </table:table-cell>
          <table:table-cell office:value-type="float" office:value="0.00132918357849" calcext:value-type="float">
            <text:p>0,0013291836</text:p>
          </table:table-cell>
          <table:table-cell table:formula="of:=[.G548]*1000" office:value-type="float" office:value="1.32918357849" calcext:value-type="float">
            <text:p>1,3291835785</text:p>
          </table:table-cell>
          <table:table-cell office:value-type="float" office:value="0.14843535" calcext:value-type="float">
            <text:p>0,14843535</text:p>
          </table:table-cell>
          <table:table-cell table:formula="of:=[.I548]*1000" office:value-type="float" office:value="148.43535" calcext:value-type="float">
            <text:p>148,43535</text:p>
          </table:table-cell>
        </table:table-row>
        <table:table-row table:style-name="ro1" table:visibility="collapse">
          <table:table-cell/>
          <table:table-cell office:value-type="float" office:value="6.68907618674" calcext:value-type="float">
            <text:p>6,6890761867</text:p>
          </table:table-cell>
          <table:table-cell office:value-type="float" office:value="0.00181198120117" calcext:value-type="float">
            <text:p>0,0018119812</text:p>
          </table:table-cell>
          <table:table-cell table:formula="of:=[.C549]*1000" office:value-type="float" office:value="1.81198120117" calcext:value-type="float">
            <text:p>1,8119812012</text:p>
          </table:table-cell>
          <table:table-cell office:value-type="float" office:value="0.146417140961" calcext:value-type="float">
            <text:p>0,146417141</text:p>
          </table:table-cell>
          <table:table-cell table:formula="of:=[.E549]*1000" office:value-type="float" office:value="146.417140961" calcext:value-type="float">
            <text:p>146,417140961</text:p>
          </table:table-cell>
          <table:table-cell office:value-type="float" office:value="0.00122284889221" calcext:value-type="float">
            <text:p>0,0012228489</text:p>
          </table:table-cell>
          <table:table-cell table:formula="of:=[.G549]*1000" office:value-type="float" office:value="1.22284889221" calcext:value-type="float">
            <text:p>1,2228488922</text:p>
          </table:table-cell>
          <table:table-cell office:value-type="float" office:value="0.149497475" calcext:value-type="float">
            <text:p>0,149497475</text:p>
          </table:table-cell>
          <table:table-cell table:formula="of:=[.I549]*1000" office:value-type="float" office:value="149.497475" calcext:value-type="float">
            <text:p>149,497475</text:p>
          </table:table-cell>
        </table:table-row>
        <table:table-row table:style-name="ro1" table:visibility="collapse">
          <table:table-cell/>
          <table:table-cell office:value-type="float" office:value="6.55088449977" calcext:value-type="float">
            <text:p>6,5508844998</text:p>
          </table:table-cell>
          <table:table-cell office:value-type="float" office:value="0.00170612335205" calcext:value-type="float">
            <text:p>0,0017061234</text:p>
          </table:table-cell>
          <table:table-cell table:formula="of:=[.C550]*1000" office:value-type="float" office:value="1.70612335205" calcext:value-type="float">
            <text:p>1,7061233521</text:p>
          </table:table-cell>
          <table:table-cell office:value-type="float" office:value="0.149655103683" calcext:value-type="float">
            <text:p>0,1496551037</text:p>
          </table:table-cell>
          <table:table-cell table:formula="of:=[.E550]*1000" office:value-type="float" office:value="149.655103683" calcext:value-type="float">
            <text:p>149,655103683</text:p>
          </table:table-cell>
          <table:table-cell office:value-type="float" office:value="0.00124001502991" calcext:value-type="float">
            <text:p>0,001240015</text:p>
          </table:table-cell>
          <table:table-cell table:formula="of:=[.G550]*1000" office:value-type="float" office:value="1.24001502991" calcext:value-type="float">
            <text:p>1,2400150299</text:p>
          </table:table-cell>
          <table:table-cell office:value-type="float" office:value="0.152651142" calcext:value-type="float">
            <text:p>0,152651142</text:p>
          </table:table-cell>
          <table:table-cell table:formula="of:=[.I550]*1000" office:value-type="float" office:value="152.651142" calcext:value-type="float">
            <text:p>152,651142</text:p>
          </table:table-cell>
        </table:table-row>
        <table:table-row table:style-name="ro1" table:visibility="collapse">
          <table:table-cell/>
          <table:table-cell office:value-type="float" office:value="6.52849200387" calcext:value-type="float">
            <text:p>6,5284920039</text:p>
          </table:table-cell>
          <table:table-cell office:value-type="float" office:value="0.00152897834778" calcext:value-type="float">
            <text:p>0,0015289783</text:p>
          </table:table-cell>
          <table:table-cell table:formula="of:=[.C551]*1000" office:value-type="float" office:value="1.52897834778" calcext:value-type="float">
            <text:p>1,5289783478</text:p>
          </table:table-cell>
          <table:table-cell office:value-type="float" office:value="0.150359869003" calcext:value-type="float">
            <text:p>0,150359869</text:p>
          </table:table-cell>
          <table:table-cell table:formula="of:=[.E551]*1000" office:value-type="float" office:value="150.359869003" calcext:value-type="float">
            <text:p>150,359869003</text:p>
          </table:table-cell>
          <table:table-cell office:value-type="float" office:value="0.00123906135559" calcext:value-type="float">
            <text:p>0,0012390614</text:p>
          </table:table-cell>
          <table:table-cell table:formula="of:=[.G551]*1000" office:value-type="float" office:value="1.23906135559" calcext:value-type="float">
            <text:p>1,2390613556</text:p>
          </table:table-cell>
          <table:table-cell office:value-type="float" office:value="0.15317473" calcext:value-type="float">
            <text:p>0,15317473</text:p>
          </table:table-cell>
          <table:table-cell table:formula="of:=[.I551]*1000" office:value-type="float" office:value="153.17473" calcext:value-type="float">
            <text:p>153,17473</text:p>
          </table:table-cell>
        </table:table-row>
        <table:table-row table:style-name="ro1" table:visibility="collapse">
          <table:table-cell/>
          <table:table-cell office:value-type="float" office:value="6.51108841939" calcext:value-type="float">
            <text:p>6,5110884194</text:p>
          </table:table-cell>
          <table:table-cell office:value-type="float" office:value="0.0011899471283" calcext:value-type="float">
            <text:p>0,0011899471</text:p>
          </table:table-cell>
          <table:table-cell table:formula="of:=[.C552]*1000" office:value-type="float" office:value="1.1899471283" calcext:value-type="float">
            <text:p>1,1899471283</text:p>
          </table:table-cell>
          <table:table-cell office:value-type="float" office:value="0.151122093201" calcext:value-type="float">
            <text:p>0,1511220932</text:p>
          </table:table-cell>
          <table:table-cell table:formula="of:=[.E552]*1000" office:value-type="float" office:value="151.122093201" calcext:value-type="float">
            <text:p>151,122093201</text:p>
          </table:table-cell>
          <table:table-cell office:value-type="float" office:value="0.00122904777527" calcext:value-type="float">
            <text:p>0,0012290478</text:p>
          </table:table-cell>
          <table:table-cell table:formula="of:=[.G552]*1000" office:value-type="float" office:value="1.22904777527" calcext:value-type="float">
            <text:p>1,2290477753</text:p>
          </table:table-cell>
          <table:table-cell office:value-type="float" office:value="0.153584153" calcext:value-type="float">
            <text:p>0,153584153</text:p>
          </table:table-cell>
          <table:table-cell table:formula="of:=[.I552]*1000" office:value-type="float" office:value="153.584153" calcext:value-type="float">
            <text:p>153,584153</text:p>
          </table:table-cell>
        </table:table-row>
        <table:table-row table:style-name="ro1" table:visibility="collapse">
          <table:table-cell/>
          <table:table-cell office:value-type="float" office:value="6.51703557335" calcext:value-type="float">
            <text:p>6,5170355734</text:p>
          </table:table-cell>
          <table:table-cell office:value-type="float" office:value="0.00180506706238" calcext:value-type="float">
            <text:p>0,0018050671</text:p>
          </table:table-cell>
          <table:table-cell table:formula="of:=[.C553]*1000" office:value-type="float" office:value="1.80506706238" calcext:value-type="float">
            <text:p>1,8050670624</text:p>
          </table:table-cell>
          <table:table-cell office:value-type="float" office:value="0.150354862213" calcext:value-type="float">
            <text:p>0,1503548622</text:p>
          </table:table-cell>
          <table:table-cell table:formula="of:=[.E553]*1000" office:value-type="float" office:value="150.354862213" calcext:value-type="float">
            <text:p>150,354862213</text:p>
          </table:table-cell>
          <table:table-cell office:value-type="float" office:value="0.00123405456543" calcext:value-type="float">
            <text:p>0,0012340546</text:p>
          </table:table-cell>
          <table:table-cell table:formula="of:=[.G553]*1000" office:value-type="float" office:value="1.23405456543" calcext:value-type="float">
            <text:p>1,2340545654</text:p>
          </table:table-cell>
          <table:table-cell office:value-type="float" office:value="0.153443999" calcext:value-type="float">
            <text:p>0,153443999</text:p>
          </table:table-cell>
          <table:table-cell table:formula="of:=[.I553]*1000" office:value-type="float" office:value="153.443999" calcext:value-type="float">
            <text:p>153,443999</text:p>
          </table:table-cell>
        </table:table-row>
        <table:table-row table:style-name="ro1" table:visibility="collapse">
          <table:table-cell/>
          <table:table-cell office:value-type="float" office:value="6.5669897873" calcext:value-type="float">
            <text:p>6,5669897873</text:p>
          </table:table-cell>
          <table:table-cell office:value-type="float" office:value="0.00181889533997" calcext:value-type="float">
            <text:p>0,0018188953</text:p>
          </table:table-cell>
          <table:table-cell table:formula="of:=[.C554]*1000" office:value-type="float" office:value="1.81889533997" calcext:value-type="float">
            <text:p>1,81889534</text:p>
          </table:table-cell>
          <table:table-cell office:value-type="float" office:value="0.149056911469" calcext:value-type="float">
            <text:p>0,1490569115</text:p>
          </table:table-cell>
          <table:table-cell table:formula="of:=[.E554]*1000" office:value-type="float" office:value="149.056911469" calcext:value-type="float">
            <text:p>149,056911469</text:p>
          </table:table-cell>
          <table:table-cell office:value-type="float" office:value="0.00133609771729" calcext:value-type="float">
            <text:p>0,0013360977</text:p>
          </table:table-cell>
          <table:table-cell table:formula="of:=[.G554]*1000" office:value-type="float" office:value="1.33609771729" calcext:value-type="float">
            <text:p>1,3360977173</text:p>
          </table:table-cell>
          <table:table-cell office:value-type="float" office:value="0.152276771" calcext:value-type="float">
            <text:p>0,152276771</text:p>
          </table:table-cell>
          <table:table-cell table:formula="of:=[.I554]*1000" office:value-type="float" office:value="152.276771" calcext:value-type="float">
            <text:p>152,276771</text:p>
          </table:table-cell>
        </table:table-row>
        <table:table-row table:style-name="ro1" table:visibility="collapse">
          <table:table-cell/>
          <table:table-cell office:value-type="float" office:value="6.42182920513" calcext:value-type="float">
            <text:p>6,4218292051</text:p>
          </table:table-cell>
          <table:table-cell office:value-type="float" office:value="0.00189900398254" calcext:value-type="float">
            <text:p>0,001899004</text:p>
          </table:table-cell>
          <table:table-cell table:formula="of:=[.C555]*1000" office:value-type="float" office:value="1.89900398254" calcext:value-type="float">
            <text:p>1,8990039825</text:p>
          </table:table-cell>
          <table:table-cell office:value-type="float" office:value="0.15242099762" calcext:value-type="float">
            <text:p>0,1524209976</text:p>
          </table:table-cell>
          <table:table-cell table:formula="of:=[.E555]*1000" office:value-type="float" office:value="152.42099762" calcext:value-type="float">
            <text:p>152,42099762</text:p>
          </table:table-cell>
          <table:table-cell office:value-type="float" office:value="0.00133991241455" calcext:value-type="float">
            <text:p>0,0013399124</text:p>
          </table:table-cell>
          <table:table-cell table:formula="of:=[.G555]*1000" office:value-type="float" office:value="1.33991241455" calcext:value-type="float">
            <text:p>1,3399124146</text:p>
          </table:table-cell>
          <table:table-cell office:value-type="float" office:value="0.155718872" calcext:value-type="float">
            <text:p>0,155718872</text:p>
          </table:table-cell>
          <table:table-cell table:formula="of:=[.I555]*1000" office:value-type="float" office:value="155.718872" calcext:value-type="float">
            <text:p>155,718872</text:p>
          </table:table-cell>
        </table:table-row>
        <table:table-row table:style-name="ro1" table:visibility="collapse">
          <table:table-cell/>
          <table:table-cell office:value-type="float" office:value="6.36332169159" calcext:value-type="float">
            <text:p>6,3633216916</text:p>
          </table:table-cell>
          <table:table-cell office:value-type="float" office:value="0.00177597999573" calcext:value-type="float">
            <text:p>0,00177598</text:p>
          </table:table-cell>
          <table:table-cell table:formula="of:=[.C556]*1000" office:value-type="float" office:value="1.77597999573" calcext:value-type="float">
            <text:p>1,7759799957</text:p>
          </table:table-cell>
          <table:table-cell office:value-type="float" office:value="0.154083013535" calcext:value-type="float">
            <text:p>0,1540830135</text:p>
          </table:table-cell>
          <table:table-cell table:formula="of:=[.E556]*1000" office:value-type="float" office:value="154.083013535" calcext:value-type="float">
            <text:p>154,083013535</text:p>
          </table:table-cell>
          <table:table-cell office:value-type="float" office:value="0.00124192237854" calcext:value-type="float">
            <text:p>0,0012419224</text:p>
          </table:table-cell>
          <table:table-cell table:formula="of:=[.G556]*1000" office:value-type="float" office:value="1.24192237854" calcext:value-type="float">
            <text:p>1,2419223785</text:p>
          </table:table-cell>
          <table:table-cell office:value-type="float" office:value="0.157150628" calcext:value-type="float">
            <text:p>0,157150628</text:p>
          </table:table-cell>
          <table:table-cell table:formula="of:=[.I556]*1000" office:value-type="float" office:value="157.150628" calcext:value-type="float">
            <text:p>157,150628</text:p>
          </table:table-cell>
        </table:table-row>
        <table:table-row table:style-name="ro1" table:visibility="collapse">
          <table:table-cell/>
          <table:table-cell office:value-type="float" office:value="6.30214290631" calcext:value-type="float">
            <text:p>6,3021429063</text:p>
          </table:table-cell>
          <table:table-cell office:value-type="float" office:value="0.00211310386658" calcext:value-type="float">
            <text:p>0,0021131039</text:p>
          </table:table-cell>
          <table:table-cell table:formula="of:=[.C557]*1000" office:value-type="float" office:value="2.11310386658" calcext:value-type="float">
            <text:p>2,1131038666</text:p>
          </table:table-cell>
          <table:table-cell office:value-type="float" office:value="0.15526509285" calcext:value-type="float">
            <text:p>0,1552650929</text:p>
          </table:table-cell>
          <table:table-cell table:formula="of:=[.E557]*1000" office:value-type="float" office:value="155.26509285" calcext:value-type="float">
            <text:p>155,26509285</text:p>
          </table:table-cell>
          <table:table-cell office:value-type="float" office:value="0.0012469291687" calcext:value-type="float">
            <text:p>0,0012469292</text:p>
          </table:table-cell>
          <table:table-cell table:formula="of:=[.G557]*1000" office:value-type="float" office:value="1.2469291687" calcext:value-type="float">
            <text:p>1,2469291687</text:p>
          </table:table-cell>
          <table:table-cell office:value-type="float" office:value="0.158676186" calcext:value-type="float">
            <text:p>0,158676186</text:p>
          </table:table-cell>
          <table:table-cell table:formula="of:=[.I557]*1000" office:value-type="float" office:value="158.676186" calcext:value-type="float">
            <text:p>158,676186</text:p>
          </table:table-cell>
        </table:table-row>
        <table:table-row table:style-name="ro1" table:visibility="collapse">
          <table:table-cell/>
          <table:table-cell office:value-type="float" office:value="5.57670402828" calcext:value-type="float">
            <text:p>5,5767040283</text:p>
          </table:table-cell>
          <table:table-cell office:value-type="float" office:value="0.00161099433899" calcext:value-type="float">
            <text:p>0,0016109943</text:p>
          </table:table-cell>
          <table:table-cell table:formula="of:=[.C558]*1000" office:value-type="float" office:value="1.61099433899" calcext:value-type="float">
            <text:p>1,610994339</text:p>
          </table:table-cell>
          <table:table-cell office:value-type="float" office:value="0.176419019699" calcext:value-type="float">
            <text:p>0,1764190197</text:p>
          </table:table-cell>
          <table:table-cell table:formula="of:=[.E558]*1000" office:value-type="float" office:value="176.419019699" calcext:value-type="float">
            <text:p>176,419019699</text:p>
          </table:table-cell>
          <table:table-cell office:value-type="float" office:value="0.00123906135559" calcext:value-type="float">
            <text:p>0,0012390614</text:p>
          </table:table-cell>
          <table:table-cell table:formula="of:=[.G558]*1000" office:value-type="float" office:value="1.23906135559" calcext:value-type="float">
            <text:p>1,2390613556</text:p>
          </table:table-cell>
          <table:table-cell office:value-type="float" office:value="0.179317388" calcext:value-type="float">
            <text:p>0,179317388</text:p>
          </table:table-cell>
          <table:table-cell table:formula="of:=[.I558]*1000" office:value-type="float" office:value="179.317388" calcext:value-type="float">
            <text:p>179,317388</text:p>
          </table:table-cell>
        </table:table-row>
        <table:table-row table:style-name="ro1" table:visibility="collapse">
          <table:table-cell/>
          <table:table-cell office:value-type="float" office:value="6.49977438633" calcext:value-type="float">
            <text:p>6,4997743863</text:p>
          </table:table-cell>
          <table:table-cell office:value-type="float" office:value="0.00130391120911" calcext:value-type="float">
            <text:p>0,0013039112</text:p>
          </table:table-cell>
          <table:table-cell table:formula="of:=[.C559]*1000" office:value-type="float" office:value="1.30391120911" calcext:value-type="float">
            <text:p>1,3039112091</text:p>
          </table:table-cell>
          <table:table-cell office:value-type="float" office:value="0.151243925095" calcext:value-type="float">
            <text:p>0,1512439251</text:p>
          </table:table-cell>
          <table:table-cell table:formula="of:=[.E559]*1000" office:value-type="float" office:value="151.243925095" calcext:value-type="float">
            <text:p>151,243925095</text:p>
          </table:table-cell>
          <table:table-cell office:value-type="float" office:value="0.00125098228455" calcext:value-type="float">
            <text:p>0,0012509823</text:p>
          </table:table-cell>
          <table:table-cell table:formula="of:=[.G559]*1000" office:value-type="float" office:value="1.25098228455" calcext:value-type="float">
            <text:p>1,2509822846</text:p>
          </table:table-cell>
          <table:table-cell office:value-type="float" office:value="0.153851494" calcext:value-type="float">
            <text:p>0,153851494</text:p>
          </table:table-cell>
          <table:table-cell table:formula="of:=[.I559]*1000" office:value-type="float" office:value="153.851494" calcext:value-type="float">
            <text:p>153,851494</text:p>
          </table:table-cell>
        </table:table-row>
        <table:table-row table:style-name="ro1" table:visibility="collapse">
          <table:table-cell/>
          <table:table-cell office:value-type="float" office:value="6.01060438911" calcext:value-type="float">
            <text:p>6,0106043891</text:p>
          </table:table-cell>
          <table:table-cell office:value-type="float" office:value="0.00117802619934" calcext:value-type="float">
            <text:p>0,0011780262</text:p>
          </table:table-cell>
          <table:table-cell table:formula="of:=[.C560]*1000" office:value-type="float" office:value="1.17802619934" calcext:value-type="float">
            <text:p>1,1780261993</text:p>
          </table:table-cell>
          <table:table-cell office:value-type="float" office:value="0.163913965225" calcext:value-type="float">
            <text:p>0,1639139652</text:p>
          </table:table-cell>
          <table:table-cell table:formula="of:=[.E560]*1000" office:value-type="float" office:value="163.913965225" calcext:value-type="float">
            <text:p>163,913965225</text:p>
          </table:table-cell>
          <table:table-cell office:value-type="float" office:value="0.00123405456543" calcext:value-type="float">
            <text:p>0,0012340546</text:p>
          </table:table-cell>
          <table:table-cell table:formula="of:=[.G560]*1000" office:value-type="float" office:value="1.23405456543" calcext:value-type="float">
            <text:p>1,2340545654</text:p>
          </table:table-cell>
          <table:table-cell office:value-type="float" office:value="0.16637262" calcext:value-type="float">
            <text:p>0,16637262</text:p>
          </table:table-cell>
          <table:table-cell table:formula="of:=[.I560]*1000" office:value-type="float" office:value="166.37262" calcext:value-type="float">
            <text:p>166,37262</text:p>
          </table:table-cell>
        </table:table-row>
        <table:table-row table:style-name="ro1" table:visibility="collapse">
          <table:table-cell/>
          <table:table-cell office:value-type="float" office:value="6.08442962637" calcext:value-type="float">
            <text:p>6,0844296264</text:p>
          </table:table-cell>
          <table:table-cell office:value-type="float" office:value="0.00173783302307" calcext:value-type="float">
            <text:p>0,001737833</text:p>
          </table:table-cell>
          <table:table-cell table:formula="of:=[.C561]*1000" office:value-type="float" office:value="1.73783302307" calcext:value-type="float">
            <text:p>1,7378330231</text:p>
          </table:table-cell>
          <table:table-cell office:value-type="float" office:value="0.161345005035" calcext:value-type="float">
            <text:p>0,161345005</text:p>
          </table:table-cell>
          <table:table-cell table:formula="of:=[.E561]*1000" office:value-type="float" office:value="161.345005035" calcext:value-type="float">
            <text:p>161,345005035</text:p>
          </table:table-cell>
          <table:table-cell office:value-type="float" office:value="0.00122213363647" calcext:value-type="float">
            <text:p>0,0012221336</text:p>
          </table:table-cell>
          <table:table-cell table:formula="of:=[.G561]*1000" office:value-type="float" office:value="1.22213363647" calcext:value-type="float">
            <text:p>1,2221336365</text:p>
          </table:table-cell>
          <table:table-cell office:value-type="float" office:value="0.164353943" calcext:value-type="float">
            <text:p>0,164353943</text:p>
          </table:table-cell>
          <table:table-cell table:formula="of:=[.I561]*1000" office:value-type="float" office:value="164.353943" calcext:value-type="float">
            <text:p>164,353943</text:p>
          </table:table-cell>
        </table:table-row>
        <table:table-row table:style-name="ro1" table:visibility="collapse">
          <table:table-cell/>
          <table:table-cell office:value-type="float" office:value="6.04083134428" calcext:value-type="float">
            <text:p>6,0408313443</text:p>
          </table:table-cell>
          <table:table-cell office:value-type="float" office:value="0.00202894210815" calcext:value-type="float">
            <text:p>0,0020289421</text:p>
          </table:table-cell>
          <table:table-cell table:formula="of:=[.C562]*1000" office:value-type="float" office:value="2.02894210815" calcext:value-type="float">
            <text:p>2,0289421082</text:p>
          </table:table-cell>
          <table:table-cell office:value-type="float" office:value="0.161873102188" calcext:value-type="float">
            <text:p>0,1618731022</text:p>
          </table:table-cell>
          <table:table-cell table:formula="of:=[.E562]*1000" office:value-type="float" office:value="161.873102188" calcext:value-type="float">
            <text:p>161,873102188</text:p>
          </table:table-cell>
          <table:table-cell office:value-type="float" office:value="0.00158405303955" calcext:value-type="float">
            <text:p>0,001584053</text:p>
          </table:table-cell>
          <table:table-cell table:formula="of:=[.G562]*1000" office:value-type="float" office:value="1.58405303955" calcext:value-type="float">
            <text:p>1,5840530396</text:p>
          </table:table-cell>
          <table:table-cell office:value-type="float" office:value="0.165540129" calcext:value-type="float">
            <text:p>0,165540129</text:p>
          </table:table-cell>
          <table:table-cell table:formula="of:=[.I562]*1000" office:value-type="float" office:value="165.540129" calcext:value-type="float">
            <text:p>165,540129</text:p>
          </table:table-cell>
        </table:table-row>
        <table:table-row table:style-name="ro1" table:visibility="collapse">
          <table:table-cell/>
          <table:table-cell office:value-type="float" office:value="6.32451508093" calcext:value-type="float">
            <text:p>6,3245150809</text:p>
          </table:table-cell>
          <table:table-cell office:value-type="float" office:value="0.00160002708435" calcext:value-type="float">
            <text:p>0,0016000271</text:p>
          </table:table-cell>
          <table:table-cell table:formula="of:=[.C563]*1000" office:value-type="float" office:value="1.60002708435" calcext:value-type="float">
            <text:p>1,6000270844</text:p>
          </table:table-cell>
          <table:table-cell office:value-type="float" office:value="0.155222177505" calcext:value-type="float">
            <text:p>0,1552221775</text:p>
          </table:table-cell>
          <table:table-cell table:formula="of:=[.E563]*1000" office:value-type="float" office:value="155.222177505" calcext:value-type="float">
            <text:p>155,222177505</text:p>
          </table:table-cell>
          <table:table-cell office:value-type="float" office:value="0.00124192237854" calcext:value-type="float">
            <text:p>0,0012419224</text:p>
          </table:table-cell>
          <table:table-cell table:formula="of:=[.G563]*1000" office:value-type="float" office:value="1.24192237854" calcext:value-type="float">
            <text:p>1,2419223785</text:p>
          </table:table-cell>
          <table:table-cell office:value-type="float" office:value="0.158114889" calcext:value-type="float">
            <text:p>0,158114889</text:p>
          </table:table-cell>
          <table:table-cell table:formula="of:=[.I563]*1000" office:value-type="float" office:value="158.114889" calcext:value-type="float">
            <text:p>158,114889</text:p>
          </table:table-cell>
        </table:table-row>
        <table:table-row table:style-name="ro1" table:visibility="collapse">
          <table:table-cell/>
          <table:table-cell office:value-type="float" office:value="6.22120186217" calcext:value-type="float">
            <text:p>6,2212018622</text:p>
          </table:table-cell>
          <table:table-cell office:value-type="float" office:value="0.00123691558838" calcext:value-type="float">
            <text:p>0,0012369156</text:p>
          </table:table-cell>
          <table:table-cell table:formula="of:=[.C564]*1000" office:value-type="float" office:value="1.23691558838" calcext:value-type="float">
            <text:p>1,2369155884</text:p>
          </table:table-cell>
          <table:table-cell office:value-type="float" office:value="0.158179998398" calcext:value-type="float">
            <text:p>0,1581799984</text:p>
          </table:table-cell>
          <table:table-cell table:formula="of:=[.E564]*1000" office:value-type="float" office:value="158.179998398" calcext:value-type="float">
            <text:p>158,179998398</text:p>
          </table:table-cell>
          <table:table-cell office:value-type="float" office:value="0.00127792358398" calcext:value-type="float">
            <text:p>0,0012779236</text:p>
          </table:table-cell>
          <table:table-cell table:formula="of:=[.G564]*1000" office:value-type="float" office:value="1.27792358398" calcext:value-type="float">
            <text:p>1,277923584</text:p>
          </table:table-cell>
          <table:table-cell office:value-type="float" office:value="0.160740645" calcext:value-type="float">
            <text:p>0,160740645</text:p>
          </table:table-cell>
          <table:table-cell table:formula="of:=[.I564]*1000" office:value-type="float" office:value="160.740645" calcext:value-type="float">
            <text:p>160,740645</text:p>
          </table:table-cell>
        </table:table-row>
        <table:table-row table:style-name="ro1" table:visibility="collapse">
          <table:table-cell/>
          <table:table-cell office:value-type="float" office:value="6.19817247009" calcext:value-type="float">
            <text:p>6,1981724701</text:p>
          </table:table-cell>
          <table:table-cell office:value-type="float" office:value="0.00118494033813" calcext:value-type="float">
            <text:p>0,0011849403</text:p>
          </table:table-cell>
          <table:table-cell table:formula="of:=[.C565]*1000" office:value-type="float" office:value="1.18494033813" calcext:value-type="float">
            <text:p>1,1849403381</text:p>
          </table:table-cell>
          <table:table-cell office:value-type="float" office:value="0.158869981766" calcext:value-type="float">
            <text:p>0,1588699818</text:p>
          </table:table-cell>
          <table:table-cell table:formula="of:=[.E565]*1000" office:value-type="float" office:value="158.869981766" calcext:value-type="float">
            <text:p>158,869981766</text:p>
          </table:table-cell>
          <table:table-cell office:value-type="float" office:value="0.00124001502991" calcext:value-type="float">
            <text:p>0,001240015</text:p>
          </table:table-cell>
          <table:table-cell table:formula="of:=[.G565]*1000" office:value-type="float" office:value="1.24001502991" calcext:value-type="float">
            <text:p>1,2400150299</text:p>
          </table:table-cell>
          <table:table-cell office:value-type="float" office:value="0.161337879" calcext:value-type="float">
            <text:p>0,161337879</text:p>
          </table:table-cell>
          <table:table-cell table:formula="of:=[.I565]*1000" office:value-type="float" office:value="161.337879" calcext:value-type="float">
            <text:p>161,337879</text:p>
          </table:table-cell>
        </table:table-row>
        <table:table-row table:style-name="ro1" table:visibility="collapse">
          <table:table-cell/>
          <table:table-cell office:value-type="float" office:value="6.1670596389" calcext:value-type="float">
            <text:p>6,1670596389</text:p>
          </table:table-cell>
          <table:table-cell office:value-type="float" office:value="0.00122809410095" calcext:value-type="float">
            <text:p>0,0012280941</text:p>
          </table:table-cell>
          <table:table-cell table:formula="of:=[.C566]*1000" office:value-type="float" office:value="1.22809410095" calcext:value-type="float">
            <text:p>1,228094101</text:p>
          </table:table-cell>
          <table:table-cell office:value-type="float" office:value="0.15962100029" calcext:value-type="float">
            <text:p>0,1596210003</text:p>
          </table:table-cell>
          <table:table-cell table:formula="of:=[.E566]*1000" office:value-type="float" office:value="159.62100029" calcext:value-type="float">
            <text:p>159,62100029</text:p>
          </table:table-cell>
          <table:table-cell office:value-type="float" office:value="0.00126004219055" calcext:value-type="float">
            <text:p>0,0012600422</text:p>
          </table:table-cell>
          <table:table-cell table:formula="of:=[.G566]*1000" office:value-type="float" office:value="1.26004219055" calcext:value-type="float">
            <text:p>1,2600421906</text:p>
          </table:table-cell>
          <table:table-cell office:value-type="float" office:value="0.162151829" calcext:value-type="float">
            <text:p>0,162151829</text:p>
          </table:table-cell>
          <table:table-cell table:formula="of:=[.I566]*1000" office:value-type="float" office:value="162.151829" calcext:value-type="float">
            <text:p>162,151829</text:p>
          </table:table-cell>
        </table:table-row>
        <table:table-row table:style-name="ro1" table:visibility="collapse">
          <table:table-cell/>
          <table:table-cell office:value-type="float" office:value="6.35309508879" calcext:value-type="float">
            <text:p>6,3530950888</text:p>
          </table:table-cell>
          <table:table-cell office:value-type="float" office:value="0.00173783302307" calcext:value-type="float">
            <text:p>0,001737833</text:p>
          </table:table-cell>
          <table:table-cell table:formula="of:=[.C567]*1000" office:value-type="float" office:value="1.73783302307" calcext:value-type="float">
            <text:p>1,7378330231</text:p>
          </table:table-cell>
          <table:table-cell office:value-type="float" office:value="0.154376029968" calcext:value-type="float">
            <text:p>0,15437603</text:p>
          </table:table-cell>
          <table:table-cell table:formula="of:=[.E567]*1000" office:value-type="float" office:value="154.376029968" calcext:value-type="float">
            <text:p>154,376029968</text:p>
          </table:table-cell>
          <table:table-cell office:value-type="float" office:value="0.00124406814575" calcext:value-type="float">
            <text:p>0,0012440681</text:p>
          </table:table-cell>
          <table:table-cell table:formula="of:=[.G567]*1000" office:value-type="float" office:value="1.24406814575" calcext:value-type="float">
            <text:p>1,2440681458</text:p>
          </table:table-cell>
          <table:table-cell office:value-type="float" office:value="0.157403594" calcext:value-type="float">
            <text:p>0,157403594</text:p>
          </table:table-cell>
          <table:table-cell table:formula="of:=[.I567]*1000" office:value-type="float" office:value="157.403594" calcext:value-type="float">
            <text:p>157,403594</text:p>
          </table:table-cell>
        </table:table-row>
        <table:table-row table:style-name="ro1" table:visibility="collapse">
          <table:table-cell/>
          <table:table-cell office:value-type="float" office:value="6.31356971561" calcext:value-type="float">
            <text:p>6,3135697156</text:p>
          </table:table-cell>
          <table:table-cell office:value-type="float" office:value="0.00119304656982" calcext:value-type="float">
            <text:p>0,0011930466</text:p>
          </table:table-cell>
          <table:table-cell table:formula="of:=[.C568]*1000" office:value-type="float" office:value="1.19304656982" calcext:value-type="float">
            <text:p>1,1930465698</text:p>
          </table:table-cell>
          <table:table-cell office:value-type="float" office:value="0.155783891678" calcext:value-type="float">
            <text:p>0,1557838917</text:p>
          </table:table-cell>
          <table:table-cell table:formula="of:=[.E568]*1000" office:value-type="float" office:value="155.783891678" calcext:value-type="float">
            <text:p>155,783891678</text:p>
          </table:table-cell>
          <table:table-cell office:value-type="float" office:value="0.00136303901672" calcext:value-type="float">
            <text:p>0,001363039</text:p>
          </table:table-cell>
          <table:table-cell table:formula="of:=[.G568]*1000" office:value-type="float" office:value="1.36303901672" calcext:value-type="float">
            <text:p>1,3630390167</text:p>
          </table:table-cell>
          <table:table-cell office:value-type="float" office:value="0.158389001" calcext:value-type="float">
            <text:p>0,158389001</text:p>
          </table:table-cell>
          <table:table-cell table:formula="of:=[.I568]*1000" office:value-type="float" office:value="158.389001" calcext:value-type="float">
            <text:p>158,389001</text:p>
          </table:table-cell>
        </table:table-row>
        <table:table-row table:style-name="ro1" table:visibility="collapse">
          <table:table-cell/>
          <table:table-cell office:value-type="float" office:value="6.23153778406" calcext:value-type="float">
            <text:p>6,2315377841</text:p>
          </table:table-cell>
          <table:table-cell office:value-type="float" office:value="0.00128483772278" calcext:value-type="float">
            <text:p>0,0012848377</text:p>
          </table:table-cell>
          <table:table-cell table:formula="of:=[.C569]*1000" office:value-type="float" office:value="1.28483772278" calcext:value-type="float">
            <text:p>1,2848377228</text:p>
          </table:table-cell>
          <table:table-cell office:value-type="float" office:value="0.15789103508" calcext:value-type="float">
            <text:p>0,1578910351</text:p>
          </table:table-cell>
          <table:table-cell table:formula="of:=[.E569]*1000" office:value-type="float" office:value="157.89103508" calcext:value-type="float">
            <text:p>157,89103508</text:p>
          </table:table-cell>
          <table:table-cell office:value-type="float" office:value="0.00125002861023" calcext:value-type="float">
            <text:p>0,0012500286</text:p>
          </table:table-cell>
          <table:table-cell table:formula="of:=[.G569]*1000" office:value-type="float" office:value="1.25002861023" calcext:value-type="float">
            <text:p>1,2500286102</text:p>
          </table:table-cell>
          <table:table-cell office:value-type="float" office:value="0.160474033" calcext:value-type="float">
            <text:p>0,160474033</text:p>
          </table:table-cell>
          <table:table-cell table:formula="of:=[.I569]*1000" office:value-type="float" office:value="160.474033" calcext:value-type="float">
            <text:p>160,474033</text:p>
          </table:table-cell>
        </table:table-row>
        <table:table-row table:style-name="ro1" table:visibility="collapse">
          <table:table-cell/>
          <table:table-cell office:value-type="float" office:value="5.98535985767" calcext:value-type="float">
            <text:p>5,9853598577</text:p>
          </table:table-cell>
          <table:table-cell office:value-type="float" office:value="0.00179100036621" calcext:value-type="float">
            <text:p>0,0017910004</text:p>
          </table:table-cell>
          <table:table-cell table:formula="of:=[.C570]*1000" office:value-type="float" office:value="1.79100036621" calcext:value-type="float">
            <text:p>1,7910003662</text:p>
          </table:table-cell>
          <table:table-cell office:value-type="float" office:value="0.164008140564" calcext:value-type="float">
            <text:p>0,1640081406</text:p>
          </table:table-cell>
          <table:table-cell table:formula="of:=[.E570]*1000" office:value-type="float" office:value="164.008140564" calcext:value-type="float">
            <text:p>164,008140564</text:p>
          </table:table-cell>
          <table:table-cell office:value-type="float" office:value="0.00123190879822" calcext:value-type="float">
            <text:p>0,0012319088</text:p>
          </table:table-cell>
          <table:table-cell table:formula="of:=[.G570]*1000" office:value-type="float" office:value="1.23190879822" calcext:value-type="float">
            <text:p>1,2319087982</text:p>
          </table:table-cell>
          <table:table-cell office:value-type="float" office:value="0.167074332" calcext:value-type="float">
            <text:p>0,167074332</text:p>
          </table:table-cell>
          <table:table-cell table:formula="of:=[.I570]*1000" office:value-type="float" office:value="167.074332" calcext:value-type="float">
            <text:p>167,074332</text:p>
          </table:table-cell>
        </table:table-row>
        <table:table-row table:style-name="ro1" table:visibility="collapse">
          <table:table-cell/>
          <table:table-cell office:value-type="float" office:value="6.52619305857" calcext:value-type="float">
            <text:p>6,5261930586</text:p>
          </table:table-cell>
          <table:table-cell office:value-type="float" office:value="0.00197196006775" calcext:value-type="float">
            <text:p>0,0019719601</text:p>
          </table:table-cell>
          <table:table-cell table:formula="of:=[.C571]*1000" office:value-type="float" office:value="1.97196006775" calcext:value-type="float">
            <text:p>1,9719600678</text:p>
          </table:table-cell>
          <table:table-cell office:value-type="float" office:value="0.149976015091" calcext:value-type="float">
            <text:p>0,1499760151</text:p>
          </table:table-cell>
          <table:table-cell table:formula="of:=[.E571]*1000" office:value-type="float" office:value="149.976015091" calcext:value-type="float">
            <text:p>149,976015091</text:p>
          </table:table-cell>
          <table:table-cell office:value-type="float" office:value="0.00123190879822" calcext:value-type="float">
            <text:p>0,0012319088</text:p>
          </table:table-cell>
          <table:table-cell table:formula="of:=[.G571]*1000" office:value-type="float" office:value="1.23190879822" calcext:value-type="float">
            <text:p>1,2319087982</text:p>
          </table:table-cell>
          <table:table-cell office:value-type="float" office:value="0.153228688" calcext:value-type="float">
            <text:p>0,153228688</text:p>
          </table:table-cell>
          <table:table-cell table:formula="of:=[.I571]*1000" office:value-type="float" office:value="153.228688" calcext:value-type="float">
            <text:p>153,228688</text:p>
          </table:table-cell>
        </table:table-row>
        <table:table-row table:style-name="ro1" table:visibility="collapse">
          <table:table-cell/>
          <table:table-cell office:value-type="float" office:value="6.24440298549" calcext:value-type="float">
            <text:p>6,2444029855</text:p>
          </table:table-cell>
          <table:table-cell office:value-type="float" office:value="0.00123596191406" calcext:value-type="float">
            <text:p>0,0012359619</text:p>
          </table:table-cell>
          <table:table-cell table:formula="of:=[.C572]*1000" office:value-type="float" office:value="1.23596191406" calcext:value-type="float">
            <text:p>1,2359619141</text:p>
          </table:table-cell>
          <table:table-cell office:value-type="float" office:value="0.157629013062" calcext:value-type="float">
            <text:p>0,1576290131</text:p>
          </table:table-cell>
          <table:table-cell table:formula="of:=[.E572]*1000" office:value-type="float" office:value="157.629013062" calcext:value-type="float">
            <text:p>157,629013062</text:p>
          </table:table-cell>
          <table:table-cell office:value-type="float" office:value="0.00123381614685" calcext:value-type="float">
            <text:p>0,0012338161</text:p>
          </table:table-cell>
          <table:table-cell table:formula="of:=[.G572]*1000" office:value-type="float" office:value="1.23381614685" calcext:value-type="float">
            <text:p>1,2338161469</text:p>
          </table:table-cell>
          <table:table-cell office:value-type="float" office:value="0.160143412" calcext:value-type="float">
            <text:p>0,160143412</text:p>
          </table:table-cell>
          <table:table-cell table:formula="of:=[.I572]*1000" office:value-type="float" office:value="160.143412" calcext:value-type="float">
            <text:p>160,143412</text:p>
          </table:table-cell>
        </table:table-row>
        <table:table-row table:style-name="ro1" table:visibility="collapse">
          <table:table-cell/>
          <table:table-cell office:value-type="float" office:value="6.39555675602" calcext:value-type="float">
            <text:p>6,395556756</text:p>
          </table:table-cell>
          <table:table-cell office:value-type="float" office:value="0.00150799751282" calcext:value-type="float">
            <text:p>0,0015079975</text:p>
          </table:table-cell>
          <table:table-cell table:formula="of:=[.C573]*1000" office:value-type="float" office:value="1.50799751282" calcext:value-type="float">
            <text:p>1,5079975128</text:p>
          </table:table-cell>
          <table:table-cell office:value-type="float" office:value="0.153481006622" calcext:value-type="float">
            <text:p>0,1534810066</text:p>
          </table:table-cell>
          <table:table-cell table:formula="of:=[.E573]*1000" office:value-type="float" office:value="153.481006622" calcext:value-type="float">
            <text:p>153,481006622</text:p>
          </table:table-cell>
          <table:table-cell office:value-type="float" office:value="0.00132083892822" calcext:value-type="float">
            <text:p>0,0013208389</text:p>
          </table:table-cell>
          <table:table-cell table:formula="of:=[.G573]*1000" office:value-type="float" office:value="1.32083892822" calcext:value-type="float">
            <text:p>1,3208389282</text:p>
          </table:table-cell>
          <table:table-cell office:value-type="float" office:value="0.156358553" calcext:value-type="float">
            <text:p>0,156358553</text:p>
          </table:table-cell>
          <table:table-cell table:formula="of:=[.I573]*1000" office:value-type="float" office:value="156.358553" calcext:value-type="float">
            <text:p>156,358553</text:p>
          </table:table-cell>
        </table:table-row>
        <table:table-row table:style-name="ro1" table:visibility="collapse">
          <table:table-cell/>
          <table:table-cell office:value-type="float" office:value="6.11516216484" calcext:value-type="float">
            <text:p>6,1151621648</text:p>
          </table:table-cell>
          <table:table-cell office:value-type="float" office:value="0.00120210647583" calcext:value-type="float">
            <text:p>0,0012021065</text:p>
          </table:table-cell>
          <table:table-cell table:formula="of:=[.C574]*1000" office:value-type="float" office:value="1.20210647583" calcext:value-type="float">
            <text:p>1,2021064758</text:p>
          </table:table-cell>
          <table:table-cell office:value-type="float" office:value="0.161036968231" calcext:value-type="float">
            <text:p>0,1610369682</text:p>
          </table:table-cell>
          <table:table-cell table:formula="of:=[.E574]*1000" office:value-type="float" office:value="161.036968231" calcext:value-type="float">
            <text:p>161,036968231</text:p>
          </table:table-cell>
          <table:table-cell office:value-type="float" office:value="0.00124621391296" calcext:value-type="float">
            <text:p>0,0012462139</text:p>
          </table:table-cell>
          <table:table-cell table:formula="of:=[.G574]*1000" office:value-type="float" office:value="1.24621391296" calcext:value-type="float">
            <text:p>1,246213913</text:p>
          </table:table-cell>
          <table:table-cell office:value-type="float" office:value="0.163527961" calcext:value-type="float">
            <text:p>0,163527961</text:p>
          </table:table-cell>
          <table:table-cell table:formula="of:=[.I574]*1000" office:value-type="float" office:value="163.527961" calcext:value-type="float">
            <text:p>163,527961</text:p>
          </table:table-cell>
        </table:table-row>
        <table:table-row table:style-name="ro1" table:visibility="collapse">
          <table:table-cell/>
          <table:table-cell office:value-type="float" office:value="6.44114077189" calcext:value-type="float">
            <text:p>6,4411407719</text:p>
          </table:table-cell>
          <table:table-cell office:value-type="float" office:value="0.00120186805725" calcext:value-type="float">
            <text:p>0,0012018681</text:p>
          </table:table-cell>
          <table:table-cell table:formula="of:=[.C575]*1000" office:value-type="float" office:value="1.20186805725" calcext:value-type="float">
            <text:p>1,2018680573</text:p>
          </table:table-cell>
          <table:table-cell office:value-type="float" office:value="0.152755975723" calcext:value-type="float">
            <text:p>0,1527559757</text:p>
          </table:table-cell>
          <table:table-cell table:formula="of:=[.E575]*1000" office:value-type="float" office:value="152.755975723" calcext:value-type="float">
            <text:p>152,755975723</text:p>
          </table:table-cell>
          <table:table-cell office:value-type="float" office:value="0.0012469291687" calcext:value-type="float">
            <text:p>0,0012469292</text:p>
          </table:table-cell>
          <table:table-cell table:formula="of:=[.G575]*1000" office:value-type="float" office:value="1.2469291687" calcext:value-type="float">
            <text:p>1,2469291687</text:p>
          </table:table-cell>
          <table:table-cell office:value-type="float" office:value="0.155252002" calcext:value-type="float">
            <text:p>0,155252002</text:p>
          </table:table-cell>
          <table:table-cell table:formula="of:=[.I575]*1000" office:value-type="float" office:value="155.252002" calcext:value-type="float">
            <text:p>155,252002</text:p>
          </table:table-cell>
        </table:table-row>
        <table:table-row table:style-name="ro1" table:visibility="collapse">
          <table:table-cell/>
          <table:table-cell office:value-type="float" office:value="6.42035608309" calcext:value-type="float">
            <text:p>6,4203560831</text:p>
          </table:table-cell>
          <table:table-cell office:value-type="float" office:value="0.00196218490601" calcext:value-type="float">
            <text:p>0,0019621849</text:p>
          </table:table-cell>
          <table:table-cell table:formula="of:=[.C576]*1000" office:value-type="float" office:value="1.96218490601" calcext:value-type="float">
            <text:p>1,962184906</text:p>
          </table:table-cell>
          <table:table-cell office:value-type="float" office:value="0.152498006821" calcext:value-type="float">
            <text:p>0,1524980068</text:p>
          </table:table-cell>
          <table:table-cell table:formula="of:=[.E576]*1000" office:value-type="float" office:value="152.498006821" calcext:value-type="float">
            <text:p>152,498006821</text:p>
          </table:table-cell>
          <table:table-cell office:value-type="float" office:value="0.0012469291687" calcext:value-type="float">
            <text:p>0,0012469292</text:p>
          </table:table-cell>
          <table:table-cell table:formula="of:=[.G576]*1000" office:value-type="float" office:value="1.2469291687" calcext:value-type="float">
            <text:p>1,2469291687</text:p>
          </table:table-cell>
          <table:table-cell office:value-type="float" office:value="0.155754601" calcext:value-type="float">
            <text:p>0,155754601</text:p>
          </table:table-cell>
          <table:table-cell table:formula="of:=[.I576]*1000" office:value-type="float" office:value="155.754601" calcext:value-type="float">
            <text:p>155,754601</text:p>
          </table:table-cell>
        </table:table-row>
        <table:table-row table:style-name="ro1" table:visibility="collapse">
          <table:table-cell/>
          <table:table-cell office:value-type="float" office:value="6.36750429254" calcext:value-type="float">
            <text:p>6,3675042925</text:p>
          </table:table-cell>
          <table:table-cell office:value-type="float" office:value="0.001225233078" calcext:value-type="float">
            <text:p>0,0012252331</text:p>
          </table:table-cell>
          <table:table-cell table:formula="of:=[.C577]*1000" office:value-type="float" office:value="1.225233078" calcext:value-type="float">
            <text:p>1,225233078</text:p>
          </table:table-cell>
          <table:table-cell office:value-type="float" office:value="0.154536962509" calcext:value-type="float">
            <text:p>0,1545369625</text:p>
          </table:table-cell>
          <table:table-cell table:formula="of:=[.E577]*1000" office:value-type="float" office:value="154.536962509" calcext:value-type="float">
            <text:p>154,536962509</text:p>
          </table:table-cell>
          <table:table-cell office:value-type="float" office:value="0.00124001502991" calcext:value-type="float">
            <text:p>0,001240015</text:p>
          </table:table-cell>
          <table:table-cell table:formula="of:=[.G577]*1000" office:value-type="float" office:value="1.24001502991" calcext:value-type="float">
            <text:p>1,2400150299</text:p>
          </table:table-cell>
          <table:table-cell office:value-type="float" office:value="0.157047401" calcext:value-type="float">
            <text:p>0,157047401</text:p>
          </table:table-cell>
          <table:table-cell table:formula="of:=[.I577]*1000" office:value-type="float" office:value="157.047401" calcext:value-type="float">
            <text:p>157,047401</text:p>
          </table:table-cell>
        </table:table-row>
        <table:table-row table:style-name="ro1" table:visibility="collapse">
          <table:table-cell/>
          <table:table-cell office:value-type="float" office:value="6.57820121864" calcext:value-type="float">
            <text:p>6,5782012186</text:p>
          </table:table-cell>
          <table:table-cell office:value-type="float" office:value="0.00131678581238" calcext:value-type="float">
            <text:p>0,0013167858</text:p>
          </table:table-cell>
          <table:table-cell table:formula="of:=[.C578]*1000" office:value-type="float" office:value="1.31678581238" calcext:value-type="float">
            <text:p>1,3167858124</text:p>
          </table:table-cell>
          <table:table-cell office:value-type="float" office:value="0.14942407608" calcext:value-type="float">
            <text:p>0,1494240761</text:p>
          </table:table-cell>
          <table:table-cell table:formula="of:=[.E578]*1000" office:value-type="float" office:value="149.42407608" calcext:value-type="float">
            <text:p>149,42407608</text:p>
          </table:table-cell>
          <table:table-cell office:value-type="float" office:value="0.00123000144958" calcext:value-type="float">
            <text:p>0,0012300014</text:p>
          </table:table-cell>
          <table:table-cell table:formula="of:=[.G578]*1000" office:value-type="float" office:value="1.23000144958" calcext:value-type="float">
            <text:p>1,2300014496</text:p>
          </table:table-cell>
          <table:table-cell office:value-type="float" office:value="0.152017241" calcext:value-type="float">
            <text:p>0,152017241</text:p>
          </table:table-cell>
          <table:table-cell table:formula="of:=[.I578]*1000" office:value-type="float" office:value="152.017241" calcext:value-type="float">
            <text:p>152,017241</text:p>
          </table:table-cell>
        </table:table-row>
        <table:table-row table:style-name="ro1" table:visibility="collapse">
          <table:table-cell/>
          <table:table-cell office:value-type="float" office:value="6.35035296087" calcext:value-type="float">
            <text:p>6,3503529609</text:p>
          </table:table-cell>
          <table:table-cell office:value-type="float" office:value="0.00149607658386" calcext:value-type="float">
            <text:p>0,0014960766</text:p>
          </table:table-cell>
          <table:table-cell table:formula="of:=[.C579]*1000" office:value-type="float" office:value="1.49607658386" calcext:value-type="float">
            <text:p>1,4960765839</text:p>
          </table:table-cell>
          <table:table-cell office:value-type="float" office:value="0.154700994492" calcext:value-type="float">
            <text:p>0,1547009945</text:p>
          </table:table-cell>
          <table:table-cell table:formula="of:=[.E579]*1000" office:value-type="float" office:value="154.700994492" calcext:value-type="float">
            <text:p>154,700994492</text:p>
          </table:table-cell>
          <table:table-cell office:value-type="float" office:value="0.00122714042664" calcext:value-type="float">
            <text:p>0,0012271404</text:p>
          </table:table-cell>
          <table:table-cell table:formula="of:=[.G579]*1000" office:value-type="float" office:value="1.22714042664" calcext:value-type="float">
            <text:p>1,2271404266</text:p>
          </table:table-cell>
          <table:table-cell office:value-type="float" office:value="0.157471562" calcext:value-type="float">
            <text:p>0,157471562</text:p>
          </table:table-cell>
          <table:table-cell table:formula="of:=[.I579]*1000" office:value-type="float" office:value="157.471562" calcext:value-type="float">
            <text:p>157,471562</text:p>
          </table:table-cell>
        </table:table-row>
        <table:table-row table:style-name="ro1" table:visibility="collapse">
          <table:table-cell/>
          <table:table-cell office:value-type="float" office:value="6.56248050738" calcext:value-type="float">
            <text:p>6,5624805074</text:p>
          </table:table-cell>
          <table:table-cell office:value-type="float" office:value="0.00180387496948" calcext:value-type="float">
            <text:p>0,001803875</text:p>
          </table:table-cell>
          <table:table-cell table:formula="of:=[.C580]*1000" office:value-type="float" office:value="1.80387496948" calcext:value-type="float">
            <text:p>1,8038749695</text:p>
          </table:table-cell>
          <table:table-cell office:value-type="float" office:value="0.14928817749" calcext:value-type="float">
            <text:p>0,1492881775</text:p>
          </table:table-cell>
          <table:table-cell table:formula="of:=[.E580]*1000" office:value-type="float" office:value="149.28817749" calcext:value-type="float">
            <text:p>149,28817749</text:p>
          </table:table-cell>
          <table:table-cell office:value-type="float" office:value="0.00123596191406" calcext:value-type="float">
            <text:p>0,0012359619</text:p>
          </table:table-cell>
          <table:table-cell table:formula="of:=[.G580]*1000" office:value-type="float" office:value="1.23596191406" calcext:value-type="float">
            <text:p>1,2359619141</text:p>
          </table:table-cell>
          <table:table-cell office:value-type="float" office:value="0.152381405" calcext:value-type="float">
            <text:p>0,152381405</text:p>
          </table:table-cell>
          <table:table-cell table:formula="of:=[.I580]*1000" office:value-type="float" office:value="152.381405" calcext:value-type="float">
            <text:p>152,381405</text:p>
          </table:table-cell>
        </table:table-row>
        <table:table-row table:style-name="ro1" table:visibility="collapse">
          <table:table-cell/>
          <table:table-cell office:value-type="float" office:value="6.28363816089" calcext:value-type="float">
            <text:p>6,2836381609</text:p>
          </table:table-cell>
          <table:table-cell office:value-type="float" office:value="0.00120496749878" calcext:value-type="float">
            <text:p>0,0012049675</text:p>
          </table:table-cell>
          <table:table-cell table:formula="of:=[.C581]*1000" office:value-type="float" office:value="1.20496749878" calcext:value-type="float">
            <text:p>1,2049674988</text:p>
          </table:table-cell>
          <table:table-cell office:value-type="float" office:value="0.156671047211" calcext:value-type="float">
            <text:p>0,1566710472</text:p>
          </table:table-cell>
          <table:table-cell table:formula="of:=[.E581]*1000" office:value-type="float" office:value="156.671047211" calcext:value-type="float">
            <text:p>156,671047211</text:p>
          </table:table-cell>
          <table:table-cell office:value-type="float" office:value="0.00122284889221" calcext:value-type="float">
            <text:p>0,0012228489</text:p>
          </table:table-cell>
          <table:table-cell table:formula="of:=[.G581]*1000" office:value-type="float" office:value="1.22284889221" calcext:value-type="float">
            <text:p>1,2228488922</text:p>
          </table:table-cell>
          <table:table-cell office:value-type="float" office:value="0.159143473" calcext:value-type="float">
            <text:p>0,159143473</text:p>
          </table:table-cell>
          <table:table-cell table:formula="of:=[.I581]*1000" office:value-type="float" office:value="159.143473" calcext:value-type="float">
            <text:p>159,143473</text:p>
          </table:table-cell>
        </table:table-row>
        <table:table-row table:style-name="ro1" table:visibility="collapse">
          <table:table-cell/>
          <table:table-cell office:value-type="float" office:value="6.33592701053" calcext:value-type="float">
            <text:p>6,3359270105</text:p>
          </table:table-cell>
          <table:table-cell office:value-type="float" office:value="0.00185394287109" calcext:value-type="float">
            <text:p>0,0018539429</text:p>
          </table:table-cell>
          <table:table-cell table:formula="of:=[.C582]*1000" office:value-type="float" office:value="1.85394287109" calcext:value-type="float">
            <text:p>1,8539428711</text:p>
          </table:table-cell>
          <table:table-cell office:value-type="float" office:value="0.15469288826" calcext:value-type="float">
            <text:p>0,1546928883</text:p>
          </table:table-cell>
          <table:table-cell table:formula="of:=[.E582]*1000" office:value-type="float" office:value="154.69288826" calcext:value-type="float">
            <text:p>154,69288826</text:p>
          </table:table-cell>
          <table:table-cell office:value-type="float" office:value="0.00123596191406" calcext:value-type="float">
            <text:p>0,0012359619</text:p>
          </table:table-cell>
          <table:table-cell table:formula="of:=[.G582]*1000" office:value-type="float" office:value="1.23596191406" calcext:value-type="float">
            <text:p>1,2359619141</text:p>
          </table:table-cell>
          <table:table-cell office:value-type="float" office:value="0.157830101" calcext:value-type="float">
            <text:p>0,157830101</text:p>
          </table:table-cell>
          <table:table-cell table:formula="of:=[.I582]*1000" office:value-type="float" office:value="157.830101" calcext:value-type="float">
            <text:p>157,830101</text:p>
          </table:table-cell>
        </table:table-row>
        <table:table-row table:style-name="ro1" table:visibility="collapse">
          <table:table-cell/>
          <table:table-cell office:value-type="float" office:value="6.12733380264" calcext:value-type="float">
            <text:p>6,1273338026</text:p>
          </table:table-cell>
          <table:table-cell office:value-type="float" office:value="0.00124883651733" calcext:value-type="float">
            <text:p>0,0012488365</text:p>
          </table:table-cell>
          <table:table-cell table:formula="of:=[.C583]*1000" office:value-type="float" office:value="1.24883651733" calcext:value-type="float">
            <text:p>1,2488365173</text:p>
          </table:table-cell>
          <table:table-cell office:value-type="float" office:value="0.160685062408" calcext:value-type="float">
            <text:p>0,1606850624</text:p>
          </table:table-cell>
          <table:table-cell table:formula="of:=[.E583]*1000" office:value-type="float" office:value="160.685062408" calcext:value-type="float">
            <text:p>160,685062408</text:p>
          </table:table-cell>
          <table:table-cell office:value-type="float" office:value="0.00122594833374" calcext:value-type="float">
            <text:p>0,0012259483</text:p>
          </table:table-cell>
          <table:table-cell table:formula="of:=[.G583]*1000" office:value-type="float" office:value="1.22594833374" calcext:value-type="float">
            <text:p>1,2259483337</text:p>
          </table:table-cell>
          <table:table-cell office:value-type="float" office:value="0.163203121" calcext:value-type="float">
            <text:p>0,163203121</text:p>
          </table:table-cell>
          <table:table-cell table:formula="of:=[.I583]*1000" office:value-type="float" office:value="163.203121" calcext:value-type="float">
            <text:p>163,203121</text:p>
          </table:table-cell>
        </table:table-row>
        <table:table-row table:style-name="ro1" table:visibility="collapse">
          <table:table-cell/>
          <table:table-cell office:value-type="float" office:value="6.3404673334" calcext:value-type="float">
            <text:p>6,3404673334</text:p>
          </table:table-cell>
          <table:table-cell office:value-type="float" office:value="0.00176405906677" calcext:value-type="float">
            <text:p>0,0017640591</text:p>
          </table:table-cell>
          <table:table-cell table:formula="of:=[.C584]*1000" office:value-type="float" office:value="1.76405906677" calcext:value-type="float">
            <text:p>1,7640590668</text:p>
          </table:table-cell>
          <table:table-cell office:value-type="float" office:value="0.154672861099" calcext:value-type="float">
            <text:p>0,1546728611</text:p>
          </table:table-cell>
          <table:table-cell table:formula="of:=[.E584]*1000" office:value-type="float" office:value="154.672861099" calcext:value-type="float">
            <text:p>154,672861099</text:p>
          </table:table-cell>
          <table:table-cell office:value-type="float" office:value="0.00122714042664" calcext:value-type="float">
            <text:p>0,0012271404</text:p>
          </table:table-cell>
          <table:table-cell table:formula="of:=[.G584]*1000" office:value-type="float" office:value="1.22714042664" calcext:value-type="float">
            <text:p>1,2271404266</text:p>
          </table:table-cell>
          <table:table-cell office:value-type="float" office:value="0.157717081" calcext:value-type="float">
            <text:p>0,157717081</text:p>
          </table:table-cell>
          <table:table-cell table:formula="of:=[.I584]*1000" office:value-type="float" office:value="157.717081" calcext:value-type="float">
            <text:p>157,717081</text:p>
          </table:table-cell>
        </table:table-row>
        <table:table-row table:style-name="ro1" table:visibility="collapse">
          <table:table-cell/>
          <table:table-cell office:value-type="float" office:value="6.22200831234" calcext:value-type="float">
            <text:p>6,2220083123</text:p>
          </table:table-cell>
          <table:table-cell office:value-type="float" office:value="0.00139093399048" calcext:value-type="float">
            <text:p>0,001390934</text:p>
          </table:table-cell>
          <table:table-cell table:formula="of:=[.C585]*1000" office:value-type="float" office:value="1.39093399048" calcext:value-type="float">
            <text:p>1,3909339905</text:p>
          </table:table-cell>
          <table:table-cell office:value-type="float" office:value="0.157932043076" calcext:value-type="float">
            <text:p>0,1579320431</text:p>
          </table:table-cell>
          <table:table-cell table:formula="of:=[.E585]*1000" office:value-type="float" office:value="157.932043076" calcext:value-type="float">
            <text:p>157,932043076</text:p>
          </table:table-cell>
          <table:table-cell office:value-type="float" office:value="0.00134587287903" calcext:value-type="float">
            <text:p>0,0013458729</text:p>
          </table:table-cell>
          <table:table-cell table:formula="of:=[.G585]*1000" office:value-type="float" office:value="1.34587287903" calcext:value-type="float">
            <text:p>1,345872879</text:p>
          </table:table-cell>
          <table:table-cell office:value-type="float" office:value="0.160719811" calcext:value-type="float">
            <text:p>0,160719811</text:p>
          </table:table-cell>
          <table:table-cell table:formula="of:=[.I585]*1000" office:value-type="float" office:value="160.719811" calcext:value-type="float">
            <text:p>160,719811</text:p>
          </table:table-cell>
        </table:table-row>
        <table:table-row table:style-name="ro1" table:visibility="collapse">
          <table:table-cell/>
          <table:table-cell office:value-type="float" office:value="6.29101917505" calcext:value-type="float">
            <text:p>6,2910191751</text:p>
          </table:table-cell>
          <table:table-cell office:value-type="float" office:value="0.00118803977966" calcext:value-type="float">
            <text:p>0,0011880398</text:p>
          </table:table-cell>
          <table:table-cell table:formula="of:=[.C586]*1000" office:value-type="float" office:value="1.18803977966" calcext:value-type="float">
            <text:p>1,1880397797</text:p>
          </table:table-cell>
          <table:table-cell office:value-type="float" office:value="0.156494140625" calcext:value-type="float">
            <text:p>0,1564941406</text:p>
          </table:table-cell>
          <table:table-cell table:formula="of:=[.E586]*1000" office:value-type="float" office:value="156.494140625" calcext:value-type="float">
            <text:p>156,494140625</text:p>
          </table:table-cell>
          <table:table-cell office:value-type="float" office:value="0.00123000144958" calcext:value-type="float">
            <text:p>0,0012300014</text:p>
          </table:table-cell>
          <table:table-cell table:formula="of:=[.G586]*1000" office:value-type="float" office:value="1.23000144958" calcext:value-type="float">
            <text:p>1,2300014496</text:p>
          </table:table-cell>
          <table:table-cell office:value-type="float" office:value="0.158956756" calcext:value-type="float">
            <text:p>0,158956756</text:p>
          </table:table-cell>
          <table:table-cell table:formula="of:=[.I586]*1000" office:value-type="float" office:value="158.956756" calcext:value-type="float">
            <text:p>158,956756</text:p>
          </table:table-cell>
        </table:table-row>
        <table:table-row table:style-name="ro1" table:visibility="collapse">
          <table:table-cell/>
          <table:table-cell office:value-type="float" office:value="6.5080736754" calcext:value-type="float">
            <text:p>6,5080736754</text:p>
          </table:table-cell>
          <table:table-cell office:value-type="float" office:value="0.00167107582092" calcext:value-type="float">
            <text:p>0,0016710758</text:p>
          </table:table-cell>
          <table:table-cell table:formula="of:=[.C587]*1000" office:value-type="float" office:value="1.67107582092" calcext:value-type="float">
            <text:p>1,6710758209</text:p>
          </table:table-cell>
          <table:table-cell office:value-type="float" office:value="0.150691986084" calcext:value-type="float">
            <text:p>0,1506919861</text:p>
          </table:table-cell>
          <table:table-cell table:formula="of:=[.E587]*1000" office:value-type="float" office:value="150.691986084" calcext:value-type="float">
            <text:p>150,691986084</text:p>
          </table:table-cell>
          <table:table-cell office:value-type="float" office:value="0.00124597549438" calcext:value-type="float">
            <text:p>0,0012459755</text:p>
          </table:table-cell>
          <table:table-cell table:formula="of:=[.G587]*1000" office:value-type="float" office:value="1.24597549438" calcext:value-type="float">
            <text:p>1,2459754944</text:p>
          </table:table-cell>
          <table:table-cell office:value-type="float" office:value="0.153655298" calcext:value-type="float">
            <text:p>0,153655298</text:p>
          </table:table-cell>
          <table:table-cell table:formula="of:=[.I587]*1000" office:value-type="float" office:value="153.655298" calcext:value-type="float">
            <text:p>153,655298</text:p>
          </table:table-cell>
        </table:table-row>
        <table:table-row table:style-name="ro1" table:visibility="collapse">
          <table:table-cell/>
          <table:table-cell office:value-type="float" office:value="6.34350689957" calcext:value-type="float">
            <text:p>6,3435068996</text:p>
          </table:table-cell>
          <table:table-cell office:value-type="float" office:value="0.00172114372253" calcext:value-type="float">
            <text:p>0,0017211437</text:p>
          </table:table-cell>
          <table:table-cell table:formula="of:=[.C588]*1000" office:value-type="float" office:value="1.72114372253" calcext:value-type="float">
            <text:p>1,7211437225</text:p>
          </table:table-cell>
          <table:table-cell office:value-type="float" office:value="0.154644966125" calcext:value-type="float">
            <text:p>0,1546449661</text:p>
          </table:table-cell>
          <table:table-cell table:formula="of:=[.E588]*1000" office:value-type="float" office:value="154.644966125" calcext:value-type="float">
            <text:p>154,644966125</text:p>
          </table:table-cell>
          <table:table-cell office:value-type="float" office:value="0.00122809410095" calcext:value-type="float">
            <text:p>0,0012280941</text:p>
          </table:table-cell>
          <table:table-cell table:formula="of:=[.G588]*1000" office:value-type="float" office:value="1.22809410095" calcext:value-type="float">
            <text:p>1,228094101</text:p>
          </table:table-cell>
          <table:table-cell office:value-type="float" office:value="0.157641509" calcext:value-type="float">
            <text:p>0,157641509</text:p>
          </table:table-cell>
          <table:table-cell table:formula="of:=[.I588]*1000" office:value-type="float" office:value="157.641509" calcext:value-type="float">
            <text:p>157,641509</text:p>
          </table:table-cell>
        </table:table-row>
        <table:table-row table:style-name="ro1" table:visibility="collapse">
          <table:table-cell/>
          <table:table-cell office:value-type="float" office:value="6.40575821293" calcext:value-type="float">
            <text:p>6,4057582129</text:p>
          </table:table-cell>
          <table:table-cell office:value-type="float" office:value="0.00184202194214" calcext:value-type="float">
            <text:p>0,0018420219</text:p>
          </table:table-cell>
          <table:table-cell table:formula="of:=[.C589]*1000" office:value-type="float" office:value="1.84202194214" calcext:value-type="float">
            <text:p>1,8420219421</text:p>
          </table:table-cell>
          <table:table-cell office:value-type="float" office:value="0.15297293663" calcext:value-type="float">
            <text:p>0,1529729366</text:p>
          </table:table-cell>
          <table:table-cell table:formula="of:=[.E589]*1000" office:value-type="float" office:value="152.97293663" calcext:value-type="float">
            <text:p>152,97293663</text:p>
          </table:table-cell>
          <table:table-cell office:value-type="float" office:value="0.00124597549438" calcext:value-type="float">
            <text:p>0,0012459755</text:p>
          </table:table-cell>
          <table:table-cell table:formula="of:=[.G589]*1000" office:value-type="float" office:value="1.24597549438" calcext:value-type="float">
            <text:p>1,2459754944</text:p>
          </table:table-cell>
          <table:table-cell office:value-type="float" office:value="0.156109545" calcext:value-type="float">
            <text:p>0,156109545</text:p>
          </table:table-cell>
          <table:table-cell table:formula="of:=[.I589]*1000" office:value-type="float" office:value="156.109545" calcext:value-type="float">
            <text:p>156,109545</text:p>
          </table:table-cell>
        </table:table-row>
        <table:table-row table:style-name="ro1" table:visibility="collapse">
          <table:table-cell/>
          <table:table-cell office:value-type="float" office:value="6.29790929817" calcext:value-type="float">
            <text:p>6,2979092982</text:p>
          </table:table-cell>
          <table:table-cell office:value-type="float" office:value="0.0018048286438" calcext:value-type="float">
            <text:p>0,0018048286</text:p>
          </table:table-cell>
          <table:table-cell table:formula="of:=[.C590]*1000" office:value-type="float" office:value="1.8048286438" calcext:value-type="float">
            <text:p>1,8048286438</text:p>
          </table:table-cell>
          <table:table-cell office:value-type="float" office:value="0.155626058578" calcext:value-type="float">
            <text:p>0,1556260586</text:p>
          </table:table-cell>
          <table:table-cell table:formula="of:=[.E590]*1000" office:value-type="float" office:value="155.626058578" calcext:value-type="float">
            <text:p>155,626058578</text:p>
          </table:table-cell>
          <table:table-cell office:value-type="float" office:value="0.00122690200806" calcext:value-type="float">
            <text:p>0,001226902</text:p>
          </table:table-cell>
          <table:table-cell table:formula="of:=[.G590]*1000" office:value-type="float" office:value="1.22690200806" calcext:value-type="float">
            <text:p>1,2269020081</text:p>
          </table:table-cell>
          <table:table-cell office:value-type="float" office:value="0.158782852" calcext:value-type="float">
            <text:p>0,158782852</text:p>
          </table:table-cell>
          <table:table-cell table:formula="of:=[.I590]*1000" office:value-type="float" office:value="158.782852" calcext:value-type="float">
            <text:p>158,782852</text:p>
          </table:table-cell>
        </table:table-row>
        <table:table-row table:style-name="ro1" table:visibility="collapse">
          <table:table-cell/>
          <table:table-cell office:value-type="float" office:value="6.11458767883" calcext:value-type="float">
            <text:p>6,1145876788</text:p>
          </table:table-cell>
          <table:table-cell office:value-type="float" office:value="0.00117301940918" calcext:value-type="float">
            <text:p>0,0011730194</text:p>
          </table:table-cell>
          <table:table-cell table:formula="of:=[.C591]*1000" office:value-type="float" office:value="1.17301940918" calcext:value-type="float">
            <text:p>1,1730194092</text:p>
          </table:table-cell>
          <table:table-cell office:value-type="float" office:value="0.161070823669" calcext:value-type="float">
            <text:p>0,1610708237</text:p>
          </table:table-cell>
          <table:table-cell table:formula="of:=[.E591]*1000" office:value-type="float" office:value="161.070823669" calcext:value-type="float">
            <text:p>161,070823669</text:p>
          </table:table-cell>
          <table:table-cell office:value-type="float" office:value="0.00125122070312" calcext:value-type="float">
            <text:p>0,0012512207</text:p>
          </table:table-cell>
          <table:table-cell table:formula="of:=[.G591]*1000" office:value-type="float" office:value="1.25122070312" calcext:value-type="float">
            <text:p>1,2512207031</text:p>
          </table:table-cell>
          <table:table-cell office:value-type="float" office:value="0.163543325" calcext:value-type="float">
            <text:p>0,163543325</text:p>
          </table:table-cell>
          <table:table-cell table:formula="of:=[.I591]*1000" office:value-type="float" office:value="163.543325" calcext:value-type="float">
            <text:p>163,543325</text:p>
          </table:table-cell>
        </table:table-row>
        <table:table-row table:style-name="ro1" table:visibility="collapse">
          <table:table-cell/>
          <table:table-cell office:value-type="float" office:value="6.32774997354" calcext:value-type="float">
            <text:p>6,3277499735</text:p>
          </table:table-cell>
          <table:table-cell office:value-type="float" office:value="0.00163102149963" calcext:value-type="float">
            <text:p>0,0016310215</text:p>
          </table:table-cell>
          <table:table-cell table:formula="of:=[.C592]*1000" office:value-type="float" office:value="1.63102149963" calcext:value-type="float">
            <text:p>1,6310214996</text:p>
          </table:table-cell>
          <table:table-cell office:value-type="float" office:value="0.155037164688" calcext:value-type="float">
            <text:p>0,1550371647</text:p>
          </table:table-cell>
          <table:table-cell table:formula="of:=[.E592]*1000" office:value-type="float" office:value="155.037164688" calcext:value-type="float">
            <text:p>155,037164688</text:p>
          </table:table-cell>
          <table:table-cell office:value-type="float" office:value="0.00132083892822" calcext:value-type="float">
            <text:p>0,0013208389</text:p>
          </table:table-cell>
          <table:table-cell table:formula="of:=[.G592]*1000" office:value-type="float" office:value="1.32083892822" calcext:value-type="float">
            <text:p>1,3208389282</text:p>
          </table:table-cell>
          <table:table-cell office:value-type="float" office:value="0.158034057" calcext:value-type="float">
            <text:p>0,158034057</text:p>
          </table:table-cell>
          <table:table-cell table:formula="of:=[.I592]*1000" office:value-type="float" office:value="158.034057" calcext:value-type="float">
            <text:p>158,034057</text:p>
          </table:table-cell>
        </table:table-row>
        <table:table-row table:style-name="ro1" table:visibility="collapse">
          <table:table-cell/>
          <table:table-cell office:value-type="float" office:value="6.16668131356" calcext:value-type="float">
            <text:p>6,1666813136</text:p>
          </table:table-cell>
          <table:table-cell office:value-type="float" office:value="0.00133109092712" calcext:value-type="float">
            <text:p>0,0013310909</text:p>
          </table:table-cell>
          <table:table-cell table:formula="of:=[.C593]*1000" office:value-type="float" office:value="1.33109092712" calcext:value-type="float">
            <text:p>1,3310909271</text:p>
          </table:table-cell>
          <table:table-cell office:value-type="float" office:value="0.159551143646" calcext:value-type="float">
            <text:p>0,1595511436</text:p>
          </table:table-cell>
          <table:table-cell table:formula="of:=[.E593]*1000" office:value-type="float" office:value="159.551143646" calcext:value-type="float">
            <text:p>159,551143646</text:p>
          </table:table-cell>
          <table:table-cell office:value-type="float" office:value="0.00123405456543" calcext:value-type="float">
            <text:p>0,0012340546</text:p>
          </table:table-cell>
          <table:table-cell table:formula="of:=[.G593]*1000" office:value-type="float" office:value="1.23405456543" calcext:value-type="float">
            <text:p>1,2340545654</text:p>
          </table:table-cell>
          <table:table-cell office:value-type="float" office:value="0.162161777" calcext:value-type="float">
            <text:p>0,162161777</text:p>
          </table:table-cell>
          <table:table-cell table:formula="of:=[.I593]*1000" office:value-type="float" office:value="162.161777" calcext:value-type="float">
            <text:p>162,161777</text:p>
          </table:table-cell>
        </table:table-row>
        <table:table-row table:style-name="ro1" table:visibility="collapse">
          <table:table-cell/>
          <table:table-cell office:value-type="float" office:value="6.51137107427" calcext:value-type="float">
            <text:p>6,5113710743</text:p>
          </table:table-cell>
          <table:table-cell office:value-type="float" office:value="0.00202107429504" calcext:value-type="float">
            <text:p>0,0020210743</text:p>
          </table:table-cell>
          <table:table-cell table:formula="of:=[.C594]*1000" office:value-type="float" office:value="2.02107429504" calcext:value-type="float">
            <text:p>2,021074295</text:p>
          </table:table-cell>
          <table:table-cell office:value-type="float" office:value="0.15029001236" calcext:value-type="float">
            <text:p>0,1502900124</text:p>
          </table:table-cell>
          <table:table-cell table:formula="of:=[.E594]*1000" office:value-type="float" office:value="150.29001236" calcext:value-type="float">
            <text:p>150,29001236</text:p>
          </table:table-cell>
          <table:table-cell office:value-type="float" office:value="0.00121998786926" calcext:value-type="float">
            <text:p>0,0012199879</text:p>
          </table:table-cell>
          <table:table-cell table:formula="of:=[.G594]*1000" office:value-type="float" office:value="1.21998786926" calcext:value-type="float">
            <text:p>1,2199878693</text:p>
          </table:table-cell>
          <table:table-cell office:value-type="float" office:value="0.153577486" calcext:value-type="float">
            <text:p>0,153577486</text:p>
          </table:table-cell>
          <table:table-cell table:formula="of:=[.I594]*1000" office:value-type="float" office:value="153.577486" calcext:value-type="float">
            <text:p>153,577486</text:p>
          </table:table-cell>
        </table:table-row>
        <table:table-row table:style-name="ro1" table:visibility="collapse">
          <table:table-cell/>
          <table:table-cell office:value-type="float" office:value="6.49869857387" calcext:value-type="float">
            <text:p>6,4986985739</text:p>
          </table:table-cell>
          <table:table-cell office:value-type="float" office:value="0.00177788734436" calcext:value-type="float">
            <text:p>0,0017778873</text:p>
          </table:table-cell>
          <table:table-cell table:formula="of:=[.C595]*1000" office:value-type="float" office:value="1.77788734436" calcext:value-type="float">
            <text:p>1,7778873444</text:p>
          </table:table-cell>
          <table:table-cell office:value-type="float" office:value="0.150810956955" calcext:value-type="float">
            <text:p>0,150810957</text:p>
          </table:table-cell>
          <table:table-cell table:formula="of:=[.E595]*1000" office:value-type="float" office:value="150.810956955" calcext:value-type="float">
            <text:p>150,810956955</text:p>
          </table:table-cell>
          <table:table-cell office:value-type="float" office:value="0.00124096870422" calcext:value-type="float">
            <text:p>0,0012409687</text:p>
          </table:table-cell>
          <table:table-cell table:formula="of:=[.G595]*1000" office:value-type="float" office:value="1.24096870422" calcext:value-type="float">
            <text:p>1,2409687042</text:p>
          </table:table-cell>
          <table:table-cell office:value-type="float" office:value="0.153876963" calcext:value-type="float">
            <text:p>0,153876963</text:p>
          </table:table-cell>
          <table:table-cell table:formula="of:=[.I595]*1000" office:value-type="float" office:value="153.876963" calcext:value-type="float">
            <text:p>153,876963</text:p>
          </table:table-cell>
        </table:table-row>
        <table:table-row table:style-name="ro1" table:visibility="collapse">
          <table:table-cell/>
          <table:table-cell office:value-type="float" office:value="6.18908781009" calcext:value-type="float">
            <text:p>6,1890878101</text:p>
          </table:table-cell>
          <table:table-cell office:value-type="float" office:value="0.00117897987366" calcext:value-type="float">
            <text:p>0,0011789799</text:p>
          </table:table-cell>
          <table:table-cell table:formula="of:=[.C596]*1000" office:value-type="float" office:value="1.17897987366" calcext:value-type="float">
            <text:p>1,1789798737</text:p>
          </table:table-cell>
          <table:table-cell office:value-type="float" office:value="0.159077882767" calcext:value-type="float">
            <text:p>0,1590778828</text:p>
          </table:table-cell>
          <table:table-cell table:formula="of:=[.E596]*1000" office:value-type="float" office:value="159.077882767" calcext:value-type="float">
            <text:p>159,077882767</text:p>
          </table:table-cell>
          <table:table-cell office:value-type="float" office:value="0.00126910209656" calcext:value-type="float">
            <text:p>0,0012691021</text:p>
          </table:table-cell>
          <table:table-cell table:formula="of:=[.G596]*1000" office:value-type="float" office:value="1.26910209656" calcext:value-type="float">
            <text:p>1,2691020966</text:p>
          </table:table-cell>
          <table:table-cell office:value-type="float" office:value="0.161574699" calcext:value-type="float">
            <text:p>0,161574699</text:p>
          </table:table-cell>
          <table:table-cell table:formula="of:=[.I596]*1000" office:value-type="float" office:value="161.574699" calcext:value-type="float">
            <text:p>161,574699</text:p>
          </table:table-cell>
        </table:table-row>
        <table:table-row table:style-name="ro1" table:visibility="collapse">
          <table:table-cell/>
          <table:table-cell office:value-type="float" office:value="6.2827416442" calcext:value-type="float">
            <text:p>6,2827416442</text:p>
          </table:table-cell>
          <table:table-cell office:value-type="float" office:value="0.00117611885071" calcext:value-type="float">
            <text:p>0,0011761189</text:p>
          </table:table-cell>
          <table:table-cell table:formula="of:=[.C597]*1000" office:value-type="float" office:value="1.17611885071" calcext:value-type="float">
            <text:p>1,1761188507</text:p>
          </table:table-cell>
          <table:table-cell office:value-type="float" office:value="0.156708955765" calcext:value-type="float">
            <text:p>0,1567089558</text:p>
          </table:table-cell>
          <table:table-cell table:formula="of:=[.E597]*1000" office:value-type="float" office:value="156.708955765" calcext:value-type="float">
            <text:p>156,708955765</text:p>
          </table:table-cell>
          <table:table-cell office:value-type="float" office:value="0.00123620033264" calcext:value-type="float">
            <text:p>0,0012362003</text:p>
          </table:table-cell>
          <table:table-cell table:formula="of:=[.G597]*1000" office:value-type="float" office:value="1.23620033264" calcext:value-type="float">
            <text:p>1,2362003326</text:p>
          </table:table-cell>
          <table:table-cell office:value-type="float" office:value="0.159166182" calcext:value-type="float">
            <text:p>0,159166182</text:p>
          </table:table-cell>
          <table:table-cell table:formula="of:=[.I597]*1000" office:value-type="float" office:value="159.166182" calcext:value-type="float">
            <text:p>159,166182</text:p>
          </table:table-cell>
        </table:table-row>
        <table:table-row table:style-name="ro1" table:visibility="collapse">
          <table:table-cell/>
          <table:table-cell office:value-type="float" office:value="6.52116810293" calcext:value-type="float">
            <text:p>6,5211681029</text:p>
          </table:table-cell>
          <table:table-cell office:value-type="float" office:value="0.00245714187622" calcext:value-type="float">
            <text:p>0,0024571419</text:p>
          </table:table-cell>
          <table:table-cell table:formula="of:=[.C598]*1000" office:value-type="float" office:value="2.45714187622" calcext:value-type="float">
            <text:p>2,4571418762</text:p>
          </table:table-cell>
          <table:table-cell office:value-type="float" office:value="0.149590015411" calcext:value-type="float">
            <text:p>0,1495900154</text:p>
          </table:table-cell>
          <table:table-cell table:formula="of:=[.E598]*1000" office:value-type="float" office:value="149.590015411" calcext:value-type="float">
            <text:p>149,590015411</text:p>
          </table:table-cell>
          <table:table-cell office:value-type="float" office:value="0.00124287605286" calcext:value-type="float">
            <text:p>0,0012428761</text:p>
          </table:table-cell>
          <table:table-cell table:formula="of:=[.G598]*1000" office:value-type="float" office:value="1.24287605286" calcext:value-type="float">
            <text:p>1,2428760529</text:p>
          </table:table-cell>
          <table:table-cell office:value-type="float" office:value="0.15334676" calcext:value-type="float">
            <text:p>0,15334676</text:p>
          </table:table-cell>
          <table:table-cell table:formula="of:=[.I598]*1000" office:value-type="float" office:value="153.34676" calcext:value-type="float">
            <text:p>153,34676</text:p>
          </table:table-cell>
        </table:table-row>
        <table:table-row table:style-name="ro1" table:visibility="collapse">
          <table:table-cell/>
          <table:table-cell office:value-type="float" office:value="6.27136666381" calcext:value-type="float">
            <text:p>6,2713666638</text:p>
          </table:table-cell>
          <table:table-cell office:value-type="float" office:value="0.00119996070862" calcext:value-type="float">
            <text:p>0,0011999607</text:p>
          </table:table-cell>
          <table:table-cell table:formula="of:=[.C599]*1000" office:value-type="float" office:value="1.19996070862" calcext:value-type="float">
            <text:p>1,1999607086</text:p>
          </table:table-cell>
          <table:table-cell office:value-type="float" office:value="0.156937122345" calcext:value-type="float">
            <text:p>0,1569371223</text:p>
          </table:table-cell>
          <table:table-cell table:formula="of:=[.E599]*1000" office:value-type="float" office:value="156.937122345" calcext:value-type="float">
            <text:p>156,937122345</text:p>
          </table:table-cell>
          <table:table-cell office:value-type="float" office:value="0.00127100944519" calcext:value-type="float">
            <text:p>0,0012710094</text:p>
          </table:table-cell>
          <table:table-cell table:formula="of:=[.G599]*1000" office:value-type="float" office:value="1.27100944519" calcext:value-type="float">
            <text:p>1,2710094452</text:p>
          </table:table-cell>
          <table:table-cell office:value-type="float" office:value="0.159454877" calcext:value-type="float">
            <text:p>0,159454877</text:p>
          </table:table-cell>
          <table:table-cell table:formula="of:=[.I599]*1000" office:value-type="float" office:value="159.454877" calcext:value-type="float">
            <text:p>159,454877</text:p>
          </table:table-cell>
        </table:table-row>
        <table:table-row table:style-name="ro1" table:visibility="collapse">
          <table:table-cell/>
          <table:table-cell office:value-type="float" office:value="6.38891056859" calcext:value-type="float">
            <text:p>6,3889105686</text:p>
          </table:table-cell>
          <table:table-cell office:value-type="float" office:value="0.00135087966919" calcext:value-type="float">
            <text:p>0,0013508797</text:p>
          </table:table-cell>
          <table:table-cell table:formula="of:=[.C600]*1000" office:value-type="float" office:value="1.35087966919" calcext:value-type="float">
            <text:p>1,3508796692</text:p>
          </table:table-cell>
          <table:table-cell office:value-type="float" office:value="0.153896093369" calcext:value-type="float">
            <text:p>0,1538960934</text:p>
          </table:table-cell>
          <table:table-cell table:formula="of:=[.E600]*1000" office:value-type="float" office:value="153.896093369" calcext:value-type="float">
            <text:p>153,896093369</text:p>
          </table:table-cell>
          <table:table-cell office:value-type="float" office:value="0.00122785568237" calcext:value-type="float">
            <text:p>0,0012278557</text:p>
          </table:table-cell>
          <table:table-cell table:formula="of:=[.G600]*1000" office:value-type="float" office:value="1.22785568237" calcext:value-type="float">
            <text:p>1,2278556824</text:p>
          </table:table-cell>
          <table:table-cell office:value-type="float" office:value="0.156521208" calcext:value-type="float">
            <text:p>0,156521208</text:p>
          </table:table-cell>
          <table:table-cell table:formula="of:=[.I600]*1000" office:value-type="float" office:value="156.521208" calcext:value-type="float">
            <text:p>156,521208</text:p>
          </table:table-cell>
        </table:table-row>
        <table:table-row table:style-name="ro1" table:visibility="collapse">
          <table:table-cell/>
          <table:table-cell office:value-type="float" office:value="6.57405009036" calcext:value-type="float">
            <text:p>6,5740500904</text:p>
          </table:table-cell>
          <table:table-cell office:value-type="float" office:value="0.00179195404053" calcext:value-type="float">
            <text:p>0,001791954</text:p>
          </table:table-cell>
          <table:table-cell table:formula="of:=[.C601]*1000" office:value-type="float" office:value="1.79195404053" calcext:value-type="float">
            <text:p>1,7919540405</text:p>
          </table:table-cell>
          <table:table-cell office:value-type="float" office:value="0.148936986923" calcext:value-type="float">
            <text:p>0,1489369869</text:p>
          </table:table-cell>
          <table:table-cell table:formula="of:=[.E601]*1000" office:value-type="float" office:value="148.936986923" calcext:value-type="float">
            <text:p>148,936986923</text:p>
          </table:table-cell>
          <table:table-cell office:value-type="float" office:value="0.0013370513916" calcext:value-type="float">
            <text:p>0,0013370514</text:p>
          </table:table-cell>
          <table:table-cell table:formula="of:=[.G601]*1000" office:value-type="float" office:value="1.3370513916" calcext:value-type="float">
            <text:p>1,3370513916</text:p>
          </table:table-cell>
          <table:table-cell office:value-type="float" office:value="0.152113231" calcext:value-type="float">
            <text:p>0,152113231</text:p>
          </table:table-cell>
          <table:table-cell table:formula="of:=[.I601]*1000" office:value-type="float" office:value="152.113231" calcext:value-type="float">
            <text:p>152,113231</text:p>
          </table:table-cell>
        </table:table-row>
        <table:table-row table:style-name="ro1" table:visibility="collapse">
          <table:table-cell/>
          <table:table-cell office:value-type="float" office:value="6.50799866552" calcext:value-type="float">
            <text:p>6,5079986655</text:p>
          </table:table-cell>
          <table:table-cell office:value-type="float" office:value="0.00164103507996" calcext:value-type="float">
            <text:p>0,0016410351</text:p>
          </table:table-cell>
          <table:table-cell table:formula="of:=[.C602]*1000" office:value-type="float" office:value="1.64103507996" calcext:value-type="float">
            <text:p>1,64103508</text:p>
          </table:table-cell>
          <table:table-cell office:value-type="float" office:value="0.150742053986" calcext:value-type="float">
            <text:p>0,150742054</text:p>
          </table:table-cell>
          <table:table-cell table:formula="of:=[.E602]*1000" office:value-type="float" office:value="150.742053986" calcext:value-type="float">
            <text:p>150,742053986</text:p>
          </table:table-cell>
          <table:table-cell office:value-type="float" office:value="0.00121903419495" calcext:value-type="float">
            <text:p>0,0012190342</text:p>
          </table:table-cell>
          <table:table-cell table:formula="of:=[.G602]*1000" office:value-type="float" office:value="1.21903419495" calcext:value-type="float">
            <text:p>1,219034195</text:p>
          </table:table-cell>
          <table:table-cell office:value-type="float" office:value="0.153657069" calcext:value-type="float">
            <text:p>0,153657069</text:p>
          </table:table-cell>
          <table:table-cell table:formula="of:=[.I602]*1000" office:value-type="float" office:value="153.657069" calcext:value-type="float">
            <text:p>153,657069</text:p>
          </table:table-cell>
        </table:table-row>
        <table:table-row table:style-name="ro1" table:visibility="collapse">
          <table:table-cell/>
          <table:table-cell office:value-type="float" office:value="6.35734003095" calcext:value-type="float">
            <text:p>6,357340031</text:p>
          </table:table-cell>
          <table:table-cell office:value-type="float" office:value="0.00117993354797" calcext:value-type="float">
            <text:p>0,0011799335</text:p>
          </table:table-cell>
          <table:table-cell table:formula="of:=[.C603]*1000" office:value-type="float" office:value="1.17993354797" calcext:value-type="float">
            <text:p>1,179933548</text:p>
          </table:table-cell>
          <table:table-cell office:value-type="float" office:value="0.154835939407" calcext:value-type="float">
            <text:p>0,1548359394</text:p>
          </table:table-cell>
          <table:table-cell table:formula="of:=[.E603]*1000" office:value-type="float" office:value="154.835939407" calcext:value-type="float">
            <text:p>154,835939407</text:p>
          </table:table-cell>
          <table:table-cell office:value-type="float" office:value="0.00123810768127" calcext:value-type="float">
            <text:p>0,0012381077</text:p>
          </table:table-cell>
          <table:table-cell table:formula="of:=[.G603]*1000" office:value-type="float" office:value="1.23810768127" calcext:value-type="float">
            <text:p>1,2381076813</text:p>
          </table:table-cell>
          <table:table-cell office:value-type="float" office:value="0.157298492" calcext:value-type="float">
            <text:p>0,157298492</text:p>
          </table:table-cell>
          <table:table-cell table:formula="of:=[.I603]*1000" office:value-type="float" office:value="157.298492" calcext:value-type="float">
            <text:p>157,298492</text:p>
          </table:table-cell>
        </table:table-row>
        <table:table-row table:style-name="ro1" table:visibility="collapse">
          <table:table-cell/>
          <table:table-cell office:value-type="float" office:value="6.16404231435" calcext:value-type="float">
            <text:p>6,1640423144</text:p>
          </table:table-cell>
          <table:table-cell office:value-type="float" office:value="0.00129008293152" calcext:value-type="float">
            <text:p>0,0012900829</text:p>
          </table:table-cell>
          <table:table-cell table:formula="of:=[.C604]*1000" office:value-type="float" office:value="1.29008293152" calcext:value-type="float">
            <text:p>1,2900829315</text:p>
          </table:table-cell>
          <table:table-cell office:value-type="float" office:value="0.159596920013" calcext:value-type="float">
            <text:p>0,15959692</text:p>
          </table:table-cell>
          <table:table-cell table:formula="of:=[.E604]*1000" office:value-type="float" office:value="159.596920013" calcext:value-type="float">
            <text:p>159,596920013</text:p>
          </table:table-cell>
          <table:table-cell office:value-type="float" office:value="0.00129890441895" calcext:value-type="float">
            <text:p>0,0012989044</text:p>
          </table:table-cell>
          <table:table-cell table:formula="of:=[.G604]*1000" office:value-type="float" office:value="1.29890441895" calcext:value-type="float">
            <text:p>1,298904419</text:p>
          </table:table-cell>
          <table:table-cell office:value-type="float" office:value="0.162231203" calcext:value-type="float">
            <text:p>0,162231203</text:p>
          </table:table-cell>
          <table:table-cell table:formula="of:=[.I604]*1000" office:value-type="float" office:value="162.231203" calcext:value-type="float">
            <text:p>162,231203</text:p>
          </table:table-cell>
        </table:table-row>
        <table:table-row table:style-name="ro1" table:visibility="collapse">
          <table:table-cell/>
          <table:table-cell office:value-type="float" office:value="6.39851079524" calcext:value-type="float">
            <text:p>6,3985107952</text:p>
          </table:table-cell>
          <table:table-cell office:value-type="float" office:value="0.00116801261902" calcext:value-type="float">
            <text:p>0,0011680126</text:p>
          </table:table-cell>
          <table:table-cell table:formula="of:=[.C605]*1000" office:value-type="float" office:value="1.16801261902" calcext:value-type="float">
            <text:p>1,168012619</text:p>
          </table:table-cell>
          <table:table-cell office:value-type="float" office:value="0.153859138489" calcext:value-type="float">
            <text:p>0,1538591385</text:p>
          </table:table-cell>
          <table:table-cell table:formula="of:=[.E605]*1000" office:value-type="float" office:value="153.859138489" calcext:value-type="float">
            <text:p>153,859138489</text:p>
          </table:table-cell>
          <table:table-cell office:value-type="float" office:value="0.00121378898621" calcext:value-type="float">
            <text:p>0,001213789</text:p>
          </table:table-cell>
          <table:table-cell table:formula="of:=[.G605]*1000" office:value-type="float" office:value="1.21378898621" calcext:value-type="float">
            <text:p>1,2137889862</text:p>
          </table:table-cell>
          <table:table-cell office:value-type="float" office:value="0.156286366" calcext:value-type="float">
            <text:p>0,156286366</text:p>
          </table:table-cell>
          <table:table-cell table:formula="of:=[.I605]*1000" office:value-type="float" office:value="156.286366" calcext:value-type="float">
            <text:p>156,286366</text:p>
          </table:table-cell>
        </table:table-row>
        <table:table-row table:style-name="ro1" table:visibility="collapse">
          <table:table-cell/>
          <table:table-cell office:value-type="float" office:value="6.388984981" calcext:value-type="float">
            <text:p>6,388984981</text:p>
          </table:table-cell>
          <table:table-cell office:value-type="float" office:value="0.00130987167358" calcext:value-type="float">
            <text:p>0,0013098717</text:p>
          </table:table-cell>
          <table:table-cell table:formula="of:=[.C606]*1000" office:value-type="float" office:value="1.30987167358" calcext:value-type="float">
            <text:p>1,3098716736</text:p>
          </table:table-cell>
          <table:table-cell office:value-type="float" office:value="0.153903961182" calcext:value-type="float">
            <text:p>0,1539039612</text:p>
          </table:table-cell>
          <table:table-cell table:formula="of:=[.E606]*1000" office:value-type="float" office:value="153.903961182" calcext:value-type="float">
            <text:p>153,903961182</text:p>
          </table:table-cell>
          <table:table-cell office:value-type="float" office:value="0.00126004219055" calcext:value-type="float">
            <text:p>0,0012600422</text:p>
          </table:table-cell>
          <table:table-cell table:formula="of:=[.G606]*1000" office:value-type="float" office:value="1.26004219055" calcext:value-type="float">
            <text:p>1,2600421906</text:p>
          </table:table-cell>
          <table:table-cell office:value-type="float" office:value="0.156519385" calcext:value-type="float">
            <text:p>0,156519385</text:p>
          </table:table-cell>
          <table:table-cell table:formula="of:=[.I606]*1000" office:value-type="float" office:value="156.519385" calcext:value-type="float">
            <text:p>156,519385</text:p>
          </table:table-cell>
        </table:table-row>
        <table:table-row table:style-name="ro1" table:visibility="collapse">
          <table:table-cell/>
          <table:table-cell office:value-type="float" office:value="6.46677256179" calcext:value-type="float">
            <text:p>6,4667725618</text:p>
          </table:table-cell>
          <table:table-cell office:value-type="float" office:value="0.00190782546997" calcext:value-type="float">
            <text:p>0,0019078255</text:p>
          </table:table-cell>
          <table:table-cell table:formula="of:=[.C607]*1000" office:value-type="float" office:value="1.90782546997" calcext:value-type="float">
            <text:p>1,90782547</text:p>
          </table:table-cell>
          <table:table-cell office:value-type="float" office:value="0.151391029358" calcext:value-type="float">
            <text:p>0,1513910294</text:p>
          </table:table-cell>
          <table:table-cell table:formula="of:=[.E607]*1000" office:value-type="float" office:value="151.391029358" calcext:value-type="float">
            <text:p>151,391029358</text:p>
          </table:table-cell>
          <table:table-cell office:value-type="float" office:value="0.00128793716431" calcext:value-type="float">
            <text:p>0,0012879372</text:p>
          </table:table-cell>
          <table:table-cell table:formula="of:=[.G607]*1000" office:value-type="float" office:value="1.28793716431" calcext:value-type="float">
            <text:p>1,2879371643</text:p>
          </table:table-cell>
          <table:table-cell office:value-type="float" office:value="0.154636643" calcext:value-type="float">
            <text:p>0,154636643</text:p>
          </table:table-cell>
          <table:table-cell table:formula="of:=[.I607]*1000" office:value-type="float" office:value="154.636643" calcext:value-type="float">
            <text:p>154,636643</text:p>
          </table:table-cell>
        </table:table-row>
        <table:table-row table:style-name="ro1" table:visibility="collapse">
          <table:table-cell/>
          <table:table-cell office:value-type="float" office:value="6.49151814993" calcext:value-type="float">
            <text:p>6,4915181499</text:p>
          </table:table-cell>
          <table:table-cell office:value-type="float" office:value="0.00177597999573" calcext:value-type="float">
            <text:p>0,00177598</text:p>
          </table:table-cell>
          <table:table-cell table:formula="of:=[.C608]*1000" office:value-type="float" office:value="1.77597999573" calcext:value-type="float">
            <text:p>1,7759799957</text:p>
          </table:table-cell>
          <table:table-cell office:value-type="float" office:value="0.150981903076" calcext:value-type="float">
            <text:p>0,1509819031</text:p>
          </table:table-cell>
          <table:table-cell table:formula="of:=[.E608]*1000" office:value-type="float" office:value="150.981903076" calcext:value-type="float">
            <text:p>150,981903076</text:p>
          </table:table-cell>
          <table:table-cell office:value-type="float" office:value="0.0012309551239" calcext:value-type="float">
            <text:p>0,0012309551</text:p>
          </table:table-cell>
          <table:table-cell table:formula="of:=[.G608]*1000" office:value-type="float" office:value="1.2309551239" calcext:value-type="float">
            <text:p>1,2309551239</text:p>
          </table:table-cell>
          <table:table-cell office:value-type="float" office:value="0.15404717" calcext:value-type="float">
            <text:p>0,15404717</text:p>
          </table:table-cell>
          <table:table-cell table:formula="of:=[.I608]*1000" office:value-type="float" office:value="154.04717" calcext:value-type="float">
            <text:p>154,04717</text:p>
          </table:table-cell>
        </table:table-row>
        <table:table-row table:style-name="ro1" table:visibility="collapse">
          <table:table-cell/>
          <table:table-cell office:value-type="float" office:value="6.38514567882" calcext:value-type="float">
            <text:p>6,3851456788</text:p>
          </table:table-cell>
          <table:table-cell office:value-type="float" office:value="0.00141406059265" calcext:value-type="float">
            <text:p>0,0014140606</text:p>
          </table:table-cell>
          <table:table-cell table:formula="of:=[.C609]*1000" office:value-type="float" office:value="1.41406059265" calcext:value-type="float">
            <text:p>1,4140605927</text:p>
          </table:table-cell>
          <table:table-cell office:value-type="float" office:value="0.15390086174" calcext:value-type="float">
            <text:p>0,1539008617</text:p>
          </table:table-cell>
          <table:table-cell table:formula="of:=[.E609]*1000" office:value-type="float" office:value="153.90086174" calcext:value-type="float">
            <text:p>153,90086174</text:p>
          </table:table-cell>
          <table:table-cell office:value-type="float" office:value="0.00124716758728" calcext:value-type="float">
            <text:p>0,0012471676</text:p>
          </table:table-cell>
          <table:table-cell table:formula="of:=[.G609]*1000" office:value-type="float" office:value="1.24716758728" calcext:value-type="float">
            <text:p>1,2471675873</text:p>
          </table:table-cell>
          <table:table-cell office:value-type="float" office:value="0.156613498" calcext:value-type="float">
            <text:p>0,156613498</text:p>
          </table:table-cell>
          <table:table-cell table:formula="of:=[.I609]*1000" office:value-type="float" office:value="156.613498" calcext:value-type="float">
            <text:p>156,613498</text:p>
          </table:table-cell>
        </table:table-row>
        <table:table-row table:style-name="ro1" table:visibility="collapse">
          <table:table-cell/>
          <table:table-cell office:value-type="float" office:value="6.38723366745" calcext:value-type="float">
            <text:p>6,3872336675</text:p>
          </table:table-cell>
          <table:table-cell office:value-type="float" office:value="0.00117301940918" calcext:value-type="float">
            <text:p>0,0011730194</text:p>
          </table:table-cell>
          <table:table-cell table:formula="of:=[.C610]*1000" office:value-type="float" office:value="1.17301940918" calcext:value-type="float">
            <text:p>1,1730194092</text:p>
          </table:table-cell>
          <table:table-cell office:value-type="float" office:value="0.154119968414" calcext:value-type="float">
            <text:p>0,1541199684</text:p>
          </table:table-cell>
          <table:table-cell table:formula="of:=[.E610]*1000" office:value-type="float" office:value="154.119968414" calcext:value-type="float">
            <text:p>154,119968414</text:p>
          </table:table-cell>
          <table:table-cell office:value-type="float" office:value="0.00122284889221" calcext:value-type="float">
            <text:p>0,0012228489</text:p>
          </table:table-cell>
          <table:table-cell table:formula="of:=[.G610]*1000" office:value-type="float" office:value="1.22284889221" calcext:value-type="float">
            <text:p>1,2228488922</text:p>
          </table:table-cell>
          <table:table-cell office:value-type="float" office:value="0.156562301" calcext:value-type="float">
            <text:p>0,156562301</text:p>
          </table:table-cell>
          <table:table-cell table:formula="of:=[.I610]*1000" office:value-type="float" office:value="156.562301" calcext:value-type="float">
            <text:p>156,562301</text:p>
          </table:table-cell>
        </table:table-row>
        <table:table-row table:style-name="ro1" table:visibility="collapse">
          <table:table-cell/>
          <table:table-cell office:value-type="float" office:value="6.48850613047" calcext:value-type="float">
            <text:p>6,4885061305</text:p>
          </table:table-cell>
          <table:table-cell office:value-type="float" office:value="0.00131797790527" calcext:value-type="float">
            <text:p>0,0013179779</text:p>
          </table:table-cell>
          <table:table-cell table:formula="of:=[.C611]*1000" office:value-type="float" office:value="1.31797790527" calcext:value-type="float">
            <text:p>1,3179779053</text:p>
          </table:table-cell>
          <table:table-cell office:value-type="float" office:value="0.151509046555" calcext:value-type="float">
            <text:p>0,1515090466</text:p>
          </table:table-cell>
          <table:table-cell table:formula="of:=[.E611]*1000" office:value-type="float" office:value="151.509046555" calcext:value-type="float">
            <text:p>151,509046555</text:p>
          </table:table-cell>
          <table:table-cell office:value-type="float" office:value="0.00124788284302" calcext:value-type="float">
            <text:p>0,0012478828</text:p>
          </table:table-cell>
          <table:table-cell table:formula="of:=[.G611]*1000" office:value-type="float" office:value="1.24788284302" calcext:value-type="float">
            <text:p>1,247882843</text:p>
          </table:table-cell>
          <table:table-cell office:value-type="float" office:value="0.15411868" calcext:value-type="float">
            <text:p>0,15411868</text:p>
          </table:table-cell>
          <table:table-cell table:formula="of:=[.I611]*1000" office:value-type="float" office:value="154.11868" calcext:value-type="float">
            <text:p>154,11868</text:p>
          </table:table-cell>
        </table:table-row>
        <table:table-row table:style-name="ro1" table:visibility="collapse">
          <table:table-cell/>
          <table:table-cell office:value-type="float" office:value="6.26638891775" calcext:value-type="float">
            <text:p>6,2663889178</text:p>
          </table:table-cell>
          <table:table-cell office:value-type="float" office:value="0.00177097320557" calcext:value-type="float">
            <text:p>0,0017709732</text:p>
          </table:table-cell>
          <table:table-cell table:formula="of:=[.C612]*1000" office:value-type="float" office:value="1.77097320557" calcext:value-type="float">
            <text:p>1,7709732056</text:p>
          </table:table-cell>
          <table:table-cell office:value-type="float" office:value="0.156440973282" calcext:value-type="float">
            <text:p>0,1564409733</text:p>
          </table:table-cell>
          <table:table-cell table:formula="of:=[.E612]*1000" office:value-type="float" office:value="156.440973282" calcext:value-type="float">
            <text:p>156,440973282</text:p>
          </table:table-cell>
          <table:table-cell office:value-type="float" office:value="0.00132298469543" calcext:value-type="float">
            <text:p>0,0013229847</text:p>
          </table:table-cell>
          <table:table-cell table:formula="of:=[.G612]*1000" office:value-type="float" office:value="1.32298469543" calcext:value-type="float">
            <text:p>1,3229846954</text:p>
          </table:table-cell>
          <table:table-cell office:value-type="float" office:value="0.159581541" calcext:value-type="float">
            <text:p>0,159581541</text:p>
          </table:table-cell>
          <table:table-cell table:formula="of:=[.I612]*1000" office:value-type="float" office:value="159.581541" calcext:value-type="float">
            <text:p>159,581541</text:p>
          </table:table-cell>
        </table:table-row>
        <table:table-row table:style-name="ro1" table:visibility="collapse">
          <table:table-cell/>
          <table:table-cell office:value-type="float" office:value="6.16874776055" calcext:value-type="float">
            <text:p>6,1687477606</text:p>
          </table:table-cell>
          <table:table-cell office:value-type="float" office:value="0.00116610527039" calcext:value-type="float">
            <text:p>0,0011661053</text:p>
          </table:table-cell>
          <table:table-cell table:formula="of:=[.C613]*1000" office:value-type="float" office:value="1.16610527039" calcext:value-type="float">
            <text:p>1,1661052704</text:p>
          </table:table-cell>
          <table:table-cell office:value-type="float" office:value="0.159677028656" calcext:value-type="float">
            <text:p>0,1596770287</text:p>
          </table:table-cell>
          <table:table-cell table:formula="of:=[.E613]*1000" office:value-type="float" office:value="159.677028656" calcext:value-type="float">
            <text:p>159,677028656</text:p>
          </table:table-cell>
          <table:table-cell office:value-type="float" office:value="0.00122213363647" calcext:value-type="float">
            <text:p>0,0012221336</text:p>
          </table:table-cell>
          <table:table-cell table:formula="of:=[.G613]*1000" office:value-type="float" office:value="1.22213363647" calcext:value-type="float">
            <text:p>1,2221336365</text:p>
          </table:table-cell>
          <table:table-cell office:value-type="float" office:value="0.162107455" calcext:value-type="float">
            <text:p>0,162107455</text:p>
          </table:table-cell>
          <table:table-cell table:formula="of:=[.I613]*1000" office:value-type="float" office:value="162.107455" calcext:value-type="float">
            <text:p>162,107455</text:p>
          </table:table-cell>
        </table:table-row>
        <table:table-row table:style-name="ro1" table:visibility="collapse">
          <table:table-cell/>
          <table:table-cell office:value-type="float" office:value="6.40468765751" calcext:value-type="float">
            <text:p>6,4046876575</text:p>
          </table:table-cell>
          <table:table-cell office:value-type="float" office:value="0.001629114151" calcext:value-type="float">
            <text:p>0,0016291142</text:p>
          </table:table-cell>
          <table:table-cell table:formula="of:=[.C614]*1000" office:value-type="float" office:value="1.629114151" calcext:value-type="float">
            <text:p>1,629114151</text:p>
          </table:table-cell>
          <table:table-cell office:value-type="float" office:value="0.153198003769" calcext:value-type="float">
            <text:p>0,1531980038</text:p>
          </table:table-cell>
          <table:table-cell table:formula="of:=[.E614]*1000" office:value-type="float" office:value="153.198003769" calcext:value-type="float">
            <text:p>153,198003769</text:p>
          </table:table-cell>
          <table:table-cell office:value-type="float" office:value="0.00126099586487" calcext:value-type="float">
            <text:p>0,0012609959</text:p>
          </table:table-cell>
          <table:table-cell table:formula="of:=[.G614]*1000" office:value-type="float" office:value="1.26099586487" calcext:value-type="float">
            <text:p>1,2609958649</text:p>
          </table:table-cell>
          <table:table-cell office:value-type="float" office:value="0.156135639" calcext:value-type="float">
            <text:p>0,156135639</text:p>
          </table:table-cell>
          <table:table-cell table:formula="of:=[.I614]*1000" office:value-type="float" office:value="156.135639" calcext:value-type="float">
            <text:p>156,135639</text:p>
          </table:table-cell>
        </table:table-row>
        <table:table-row table:style-name="ro1" table:visibility="collapse">
          <table:table-cell/>
          <table:table-cell office:value-type="float" office:value="6.46243243268" calcext:value-type="float">
            <text:p>6,4624324327</text:p>
          </table:table-cell>
          <table:table-cell office:value-type="float" office:value="0.00161981582642" calcext:value-type="float">
            <text:p>0,0016198158</text:p>
          </table:table-cell>
          <table:table-cell table:formula="of:=[.C615]*1000" office:value-type="float" office:value="1.61981582642" calcext:value-type="float">
            <text:p>1,6198158264</text:p>
          </table:table-cell>
          <table:table-cell office:value-type="float" office:value="0.151829957962" calcext:value-type="float">
            <text:p>0,151829958</text:p>
          </table:table-cell>
          <table:table-cell table:formula="of:=[.E615]*1000" office:value-type="float" office:value="151.829957962" calcext:value-type="float">
            <text:p>151,829957962</text:p>
          </table:table-cell>
          <table:table-cell office:value-type="float" office:value="0.00124502182007" calcext:value-type="float">
            <text:p>0,0012450218</text:p>
          </table:table-cell>
          <table:table-cell table:formula="of:=[.G615]*1000" office:value-type="float" office:value="1.24502182007" calcext:value-type="float">
            <text:p>1,2450218201</text:p>
          </table:table-cell>
          <table:table-cell office:value-type="float" office:value="0.154740496" calcext:value-type="float">
            <text:p>0,154740496</text:p>
          </table:table-cell>
          <table:table-cell table:formula="of:=[.I615]*1000" office:value-type="float" office:value="154.740496" calcext:value-type="float">
            <text:p>154,740496</text:p>
          </table:table-cell>
        </table:table-row>
        <table:table-row table:style-name="ro1" table:visibility="collapse">
          <table:table-cell/>
          <table:table-cell office:value-type="float" office:value="6.40318827551" calcext:value-type="float">
            <text:p>6,4031882755</text:p>
          </table:table-cell>
          <table:table-cell office:value-type="float" office:value="0.00196385383606" calcext:value-type="float">
            <text:p>0,0019638538</text:p>
          </table:table-cell>
          <table:table-cell table:formula="of:=[.C616]*1000" office:value-type="float" office:value="1.96385383606" calcext:value-type="float">
            <text:p>1,9638538361</text:p>
          </table:table-cell>
          <table:table-cell office:value-type="float" office:value="0.152934074402" calcext:value-type="float">
            <text:p>0,1529340744</text:p>
          </table:table-cell>
          <table:table-cell table:formula="of:=[.E616]*1000" office:value-type="float" office:value="152.934074402" calcext:value-type="float">
            <text:p>152,934074402</text:p>
          </table:table-cell>
          <table:table-cell office:value-type="float" office:value="0.00122809410095" calcext:value-type="float">
            <text:p>0,0012280941</text:p>
          </table:table-cell>
          <table:table-cell table:formula="of:=[.G616]*1000" office:value-type="float" office:value="1.22809410095" calcext:value-type="float">
            <text:p>1,228094101</text:p>
          </table:table-cell>
          <table:table-cell office:value-type="float" office:value="0.1561722" calcext:value-type="float">
            <text:p>0,1561722</text:p>
          </table:table-cell>
          <table:table-cell table:formula="of:=[.I616]*1000" office:value-type="float" office:value="156.1722" calcext:value-type="float">
            <text:p>156,1722</text:p>
          </table:table-cell>
        </table:table-row>
        <table:table-row table:style-name="ro1" table:visibility="collapse">
          <table:table-cell/>
          <table:table-cell office:value-type="float" office:value="6.40600188053" calcext:value-type="float">
            <text:p>6,4060018805</text:p>
          </table:table-cell>
          <table:table-cell office:value-type="float" office:value="0.00177097320557" calcext:value-type="float">
            <text:p>0,0017709732</text:p>
          </table:table-cell>
          <table:table-cell table:formula="of:=[.C617]*1000" office:value-type="float" office:value="1.77097320557" calcext:value-type="float">
            <text:p>1,7709732056</text:p>
          </table:table-cell>
          <table:table-cell office:value-type="float" office:value="0.153029918671" calcext:value-type="float">
            <text:p>0,1530299187</text:p>
          </table:table-cell>
          <table:table-cell table:formula="of:=[.E617]*1000" office:value-type="float" office:value="153.029918671" calcext:value-type="float">
            <text:p>153,029918671</text:p>
          </table:table-cell>
          <table:table-cell office:value-type="float" office:value="0.0012469291687" calcext:value-type="float">
            <text:p>0,0012469292</text:p>
          </table:table-cell>
          <table:table-cell table:formula="of:=[.G617]*1000" office:value-type="float" office:value="1.2469291687" calcext:value-type="float">
            <text:p>1,2469291687</text:p>
          </table:table-cell>
          <table:table-cell office:value-type="float" office:value="0.156103607" calcext:value-type="float">
            <text:p>0,156103607</text:p>
          </table:table-cell>
          <table:table-cell table:formula="of:=[.I617]*1000" office:value-type="float" office:value="156.103607" calcext:value-type="float">
            <text:p>156,103607</text:p>
          </table:table-cell>
        </table:table-row>
        <table:table-row table:style-name="ro1" table:visibility="collapse">
          <table:table-cell/>
          <table:table-cell office:value-type="float" office:value="6.44794593557" calcext:value-type="float">
            <text:p>6,4479459356</text:p>
          </table:table-cell>
          <table:table-cell office:value-type="float" office:value="0.00176310539246" calcext:value-type="float">
            <text:p>0,0017631054</text:p>
          </table:table-cell>
          <table:table-cell table:formula="of:=[.C618]*1000" office:value-type="float" office:value="1.76310539246" calcext:value-type="float">
            <text:p>1,7631053925</text:p>
          </table:table-cell>
          <table:table-cell office:value-type="float" office:value="0.152031898499" calcext:value-type="float">
            <text:p>0,1520318985</text:p>
          </table:table-cell>
          <table:table-cell table:formula="of:=[.E618]*1000" office:value-type="float" office:value="152.031898499" calcext:value-type="float">
            <text:p>152,031898499</text:p>
          </table:table-cell>
          <table:table-cell office:value-type="float" office:value="0.00123500823975" calcext:value-type="float">
            <text:p>0,0012350082</text:p>
          </table:table-cell>
          <table:table-cell table:formula="of:=[.G618]*1000" office:value-type="float" office:value="1.23500823975" calcext:value-type="float">
            <text:p>1,2350082398</text:p>
          </table:table-cell>
          <table:table-cell office:value-type="float" office:value="0.155088149" calcext:value-type="float">
            <text:p>0,155088149</text:p>
          </table:table-cell>
          <table:table-cell table:formula="of:=[.I618]*1000" office:value-type="float" office:value="155.088149" calcext:value-type="float">
            <text:p>155,088149</text:p>
          </table:table-cell>
        </table:table-row>
        <table:table-row table:style-name="ro1" table:visibility="collapse">
          <table:table-cell/>
          <table:table-cell office:value-type="float" office:value="6.37591999664" calcext:value-type="float">
            <text:p>6,3759199966</text:p>
          </table:table-cell>
          <table:table-cell office:value-type="float" office:value="0.00178503990173" calcext:value-type="float">
            <text:p>0,0017850399</text:p>
          </table:table-cell>
          <table:table-cell table:formula="of:=[.C619]*1000" office:value-type="float" office:value="1.78503990173" calcext:value-type="float">
            <text:p>1,7850399017</text:p>
          </table:table-cell>
          <table:table-cell office:value-type="float" office:value="0.153727054596" calcext:value-type="float">
            <text:p>0,1537270546</text:p>
          </table:table-cell>
          <table:table-cell table:formula="of:=[.E619]*1000" office:value-type="float" office:value="153.727054596" calcext:value-type="float">
            <text:p>153,727054596</text:p>
          </table:table-cell>
          <table:table-cell office:value-type="float" office:value="0.00127196311951" calcext:value-type="float">
            <text:p>0,0012719631</text:p>
          </table:table-cell>
          <table:table-cell table:formula="of:=[.G619]*1000" office:value-type="float" office:value="1.27196311951" calcext:value-type="float">
            <text:p>1,2719631195</text:p>
          </table:table-cell>
          <table:table-cell office:value-type="float" office:value="0.156840111" calcext:value-type="float">
            <text:p>0,156840111</text:p>
          </table:table-cell>
          <table:table-cell table:formula="of:=[.I619]*1000" office:value-type="float" office:value="156.840111" calcext:value-type="float">
            <text:p>156,840111</text:p>
          </table:table-cell>
        </table:table-row>
        <table:table-row table:style-name="ro1" table:visibility="collapse">
          <table:table-cell/>
          <table:table-cell office:value-type="float" office:value="6.47775335449" calcext:value-type="float">
            <text:p>6,4777533545</text:p>
          </table:table-cell>
          <table:table-cell office:value-type="float" office:value="0.00170397758484" calcext:value-type="float">
            <text:p>0,0017039776</text:p>
          </table:table-cell>
          <table:table-cell table:formula="of:=[.C620]*1000" office:value-type="float" office:value="1.70397758484" calcext:value-type="float">
            <text:p>1,7039775848</text:p>
          </table:table-cell>
          <table:table-cell office:value-type="float" office:value="0.151383161545" calcext:value-type="float">
            <text:p>0,1513831615</text:p>
          </table:table-cell>
          <table:table-cell table:formula="of:=[.E620]*1000" office:value-type="float" office:value="151.383161545" calcext:value-type="float">
            <text:p>151,383161545</text:p>
          </table:table-cell>
          <table:table-cell office:value-type="float" office:value="0.00124001502991" calcext:value-type="float">
            <text:p>0,001240015</text:p>
          </table:table-cell>
          <table:table-cell table:formula="of:=[.G620]*1000" office:value-type="float" office:value="1.24001502991" calcext:value-type="float">
            <text:p>1,2400150299</text:p>
          </table:table-cell>
          <table:table-cell office:value-type="float" office:value="0.15437451" calcext:value-type="float">
            <text:p>0,15437451</text:p>
          </table:table-cell>
          <table:table-cell table:formula="of:=[.I620]*1000" office:value-type="float" office:value="154.37451" calcext:value-type="float">
            <text:p>154,37451</text:p>
          </table:table-cell>
        </table:table-row>
        <table:table-row table:style-name="ro1" table:visibility="collapse">
          <table:table-cell/>
          <table:table-cell office:value-type="float" office:value="6.59980893025" calcext:value-type="float">
            <text:p>6,5998089303</text:p>
          </table:table-cell>
          <table:table-cell office:value-type="float" office:value="0.00193119049072" calcext:value-type="float">
            <text:p>0,0019311905</text:p>
          </table:table-cell>
          <table:table-cell table:formula="of:=[.C621]*1000" office:value-type="float" office:value="1.93119049072" calcext:value-type="float">
            <text:p>1,9311904907</text:p>
          </table:table-cell>
          <table:table-cell office:value-type="float" office:value="0.148296117783" calcext:value-type="float">
            <text:p>0,1482961178</text:p>
          </table:table-cell>
          <table:table-cell table:formula="of:=[.E621]*1000" office:value-type="float" office:value="148.296117783" calcext:value-type="float">
            <text:p>148,296117783</text:p>
          </table:table-cell>
          <table:table-cell office:value-type="float" office:value="0.00124597549438" calcext:value-type="float">
            <text:p>0,0012459755</text:p>
          </table:table-cell>
          <table:table-cell table:formula="of:=[.G621]*1000" office:value-type="float" office:value="1.24597549438" calcext:value-type="float">
            <text:p>1,2459754944</text:p>
          </table:table-cell>
          <table:table-cell office:value-type="float" office:value="0.151519538" calcext:value-type="float">
            <text:p>0,151519538</text:p>
          </table:table-cell>
          <table:table-cell table:formula="of:=[.I621]*1000" office:value-type="float" office:value="151.519538" calcext:value-type="float">
            <text:p>151,519538</text:p>
          </table:table-cell>
        </table:table-row>
        <table:table-row table:style-name="ro1" table:visibility="collapse">
          <table:table-cell/>
          <table:table-cell office:value-type="float" office:value="6.35834217673" calcext:value-type="float">
            <text:p>6,3583421767</text:p>
          </table:table-cell>
          <table:table-cell office:value-type="float" office:value="0.00121402740479" calcext:value-type="float">
            <text:p>0,0012140274</text:p>
          </table:table-cell>
          <table:table-cell table:formula="of:=[.C622]*1000" office:value-type="float" office:value="1.21402740479" calcext:value-type="float">
            <text:p>1,2140274048</text:p>
          </table:table-cell>
          <table:table-cell office:value-type="float" office:value="0.154764175415" calcext:value-type="float">
            <text:p>0,1547641754</text:p>
          </table:table-cell>
          <table:table-cell table:formula="of:=[.E622]*1000" office:value-type="float" office:value="154.764175415" calcext:value-type="float">
            <text:p>154,764175415</text:p>
          </table:table-cell>
          <table:table-cell office:value-type="float" office:value="0.00125193595886" calcext:value-type="float">
            <text:p>0,001251936</text:p>
          </table:table-cell>
          <table:table-cell table:formula="of:=[.G622]*1000" office:value-type="float" office:value="1.25193595886" calcext:value-type="float">
            <text:p>1,2519359589</text:p>
          </table:table-cell>
          <table:table-cell office:value-type="float" office:value="0.1572737" calcext:value-type="float">
            <text:p>0,1572737</text:p>
          </table:table-cell>
          <table:table-cell table:formula="of:=[.I622]*1000" office:value-type="float" office:value="157.2737" calcext:value-type="float">
            <text:p>157,2737</text:p>
          </table:table-cell>
        </table:table-row>
        <table:table-row table:style-name="ro1" table:visibility="collapse">
          <table:table-cell/>
          <table:table-cell office:value-type="float" office:value="6.26327359916" calcext:value-type="float">
            <text:p>6,2632735992</text:p>
          </table:table-cell>
          <table:table-cell office:value-type="float" office:value="0.0011727809906" calcext:value-type="float">
            <text:p>0,001172781</text:p>
          </table:table-cell>
          <table:table-cell table:formula="of:=[.C623]*1000" office:value-type="float" office:value="1.1727809906" calcext:value-type="float">
            <text:p>1,1727809906</text:p>
          </table:table-cell>
          <table:table-cell office:value-type="float" office:value="0.157189130783" calcext:value-type="float">
            <text:p>0,1571891308</text:p>
          </table:table-cell>
          <table:table-cell table:formula="of:=[.E623]*1000" office:value-type="float" office:value="157.189130783" calcext:value-type="float">
            <text:p>157,189130783</text:p>
          </table:table-cell>
          <table:table-cell office:value-type="float" office:value="0.00125288963318" calcext:value-type="float">
            <text:p>0,0012528896</text:p>
          </table:table-cell>
          <table:table-cell table:formula="of:=[.G623]*1000" office:value-type="float" office:value="1.25288963318" calcext:value-type="float">
            <text:p>1,2528896332</text:p>
          </table:table-cell>
          <table:table-cell office:value-type="float" office:value="0.159660916" calcext:value-type="float">
            <text:p>0,159660916</text:p>
          </table:table-cell>
          <table:table-cell table:formula="of:=[.I623]*1000" office:value-type="float" office:value="159.660916" calcext:value-type="float">
            <text:p>159,660916</text:p>
          </table:table-cell>
        </table:table-row>
        <table:table-row table:style-name="ro1" table:visibility="collapse">
          <table:table-cell/>
          <table:table-cell office:value-type="float" office:value="6.51681659635" calcext:value-type="float">
            <text:p>6,5168165964</text:p>
          </table:table-cell>
          <table:table-cell office:value-type="float" office:value="0.00113987922668" calcext:value-type="float">
            <text:p>0,0011398792</text:p>
          </table:table-cell>
          <table:table-cell table:formula="of:=[.C624]*1000" office:value-type="float" office:value="1.13987922668" calcext:value-type="float">
            <text:p>1,1398792267</text:p>
          </table:table-cell>
          <table:table-cell office:value-type="float" office:value="0.150988101959" calcext:value-type="float">
            <text:p>0,150988102</text:p>
          </table:table-cell>
          <table:table-cell table:formula="of:=[.E624]*1000" office:value-type="float" office:value="150.988101959" calcext:value-type="float">
            <text:p>150,988101959</text:p>
          </table:table-cell>
          <table:table-cell office:value-type="float" office:value="0.00127482414246" calcext:value-type="float">
            <text:p>0,0012748241</text:p>
          </table:table-cell>
          <table:table-cell table:formula="of:=[.G624]*1000" office:value-type="float" office:value="1.27482414246" calcext:value-type="float">
            <text:p>1,2748241425</text:p>
          </table:table-cell>
          <table:table-cell office:value-type="float" office:value="0.153449155" calcext:value-type="float">
            <text:p>0,153449155</text:p>
          </table:table-cell>
          <table:table-cell table:formula="of:=[.I624]*1000" office:value-type="float" office:value="153.449155" calcext:value-type="float">
            <text:p>153,449155</text:p>
          </table:table-cell>
        </table:table-row>
        <table:table-row table:style-name="ro1" table:visibility="collapse">
          <table:table-cell/>
          <table:table-cell office:value-type="float" office:value="6.60423563841" calcext:value-type="float">
            <text:p>6,6042356384</text:p>
          </table:table-cell>
          <table:table-cell office:value-type="float" office:value="0.00174808502197" calcext:value-type="float">
            <text:p>0,001748085</text:p>
          </table:table-cell>
          <table:table-cell table:formula="of:=[.C625]*1000" office:value-type="float" office:value="1.74808502197" calcext:value-type="float">
            <text:p>1,748085022</text:p>
          </table:table-cell>
          <table:table-cell office:value-type="float" office:value="0.148251056671" calcext:value-type="float">
            <text:p>0,1482510567</text:p>
          </table:table-cell>
          <table:table-cell table:formula="of:=[.E625]*1000" office:value-type="float" office:value="148.251056671" calcext:value-type="float">
            <text:p>148,251056671</text:p>
          </table:table-cell>
          <table:table-cell office:value-type="float" office:value="0.00136184692383" calcext:value-type="float">
            <text:p>0,0013618469</text:p>
          </table:table-cell>
          <table:table-cell table:formula="of:=[.G625]*1000" office:value-type="float" office:value="1.36184692383" calcext:value-type="float">
            <text:p>1,3618469238</text:p>
          </table:table-cell>
          <table:table-cell office:value-type="float" office:value="0.151417977" calcext:value-type="float">
            <text:p>0,151417977</text:p>
          </table:table-cell>
          <table:table-cell table:formula="of:=[.I625]*1000" office:value-type="float" office:value="151.417977" calcext:value-type="float">
            <text:p>151,417977</text:p>
          </table:table-cell>
        </table:table-row>
        <table:table-row table:style-name="ro1" table:visibility="collapse">
          <table:table-cell/>
          <table:table-cell office:value-type="float" office:value="6.30839205395" calcext:value-type="float">
            <text:p>6,308392054</text:p>
          </table:table-cell>
          <table:table-cell office:value-type="float" office:value="0.00119304656982" calcext:value-type="float">
            <text:p>0,0011930466</text:p>
          </table:table-cell>
          <table:table-cell table:formula="of:=[.C626]*1000" office:value-type="float" office:value="1.19304656982" calcext:value-type="float">
            <text:p>1,1930465698</text:p>
          </table:table-cell>
          <table:table-cell office:value-type="float" office:value="0.156029939651" calcext:value-type="float">
            <text:p>0,1560299397</text:p>
          </table:table-cell>
          <table:table-cell table:formula="of:=[.E626]*1000" office:value-type="float" office:value="156.029939651" calcext:value-type="float">
            <text:p>156,029939651</text:p>
          </table:table-cell>
          <table:table-cell office:value-type="float" office:value="0.00125002861023" calcext:value-type="float">
            <text:p>0,0012500286</text:p>
          </table:table-cell>
          <table:table-cell table:formula="of:=[.G626]*1000" office:value-type="float" office:value="1.25002861023" calcext:value-type="float">
            <text:p>1,2500286102</text:p>
          </table:table-cell>
          <table:table-cell office:value-type="float" office:value="0.158519" calcext:value-type="float">
            <text:p>0,158519</text:p>
          </table:table-cell>
          <table:table-cell table:formula="of:=[.I626]*1000" office:value-type="float" office:value="158.519" calcext:value-type="float">
            <text:p>158,519</text:p>
          </table:table-cell>
        </table:table-row>
        <table:table-row table:style-name="ro1" table:visibility="collapse">
          <table:table-cell/>
          <table:table-cell office:value-type="float" office:value="6.47153948308" calcext:value-type="float">
            <text:p>6,4715394831</text:p>
          </table:table-cell>
          <table:table-cell office:value-type="float" office:value="0.00212693214417" calcext:value-type="float">
            <text:p>0,0021269321</text:p>
          </table:table-cell>
          <table:table-cell table:formula="of:=[.C627]*1000" office:value-type="float" office:value="2.12693214417" calcext:value-type="float">
            <text:p>2,1269321442</text:p>
          </table:table-cell>
          <table:table-cell office:value-type="float" office:value="0.151113033295" calcext:value-type="float">
            <text:p>0,1511130333</text:p>
          </table:table-cell>
          <table:table-cell table:formula="of:=[.E627]*1000" office:value-type="float" office:value="151.113033295" calcext:value-type="float">
            <text:p>151,113033295</text:p>
          </table:table-cell>
          <table:table-cell office:value-type="float" office:value="0.0012309551239" calcext:value-type="float">
            <text:p>0,0012309551</text:p>
          </table:table-cell>
          <table:table-cell table:formula="of:=[.G627]*1000" office:value-type="float" office:value="1.2309551239" calcext:value-type="float">
            <text:p>1,2309551239</text:p>
          </table:table-cell>
          <table:table-cell office:value-type="float" office:value="0.154522738" calcext:value-type="float">
            <text:p>0,154522738</text:p>
          </table:table-cell>
          <table:table-cell table:formula="of:=[.I627]*1000" office:value-type="float" office:value="154.522738" calcext:value-type="float">
            <text:p>154,522738</text:p>
          </table:table-cell>
        </table:table-row>
        <table:table-row table:style-name="ro1" table:visibility="collapse">
          <table:table-cell/>
          <table:table-cell office:value-type="float" office:value="6.42277872902" calcext:value-type="float">
            <text:p>6,422778729</text:p>
          </table:table-cell>
          <table:table-cell office:value-type="float" office:value="0.00179409980774" calcext:value-type="float">
            <text:p>0,0017940998</text:p>
          </table:table-cell>
          <table:table-cell table:formula="of:=[.C628]*1000" office:value-type="float" office:value="1.79409980774" calcext:value-type="float">
            <text:p>1,7940998077</text:p>
          </table:table-cell>
          <table:table-cell office:value-type="float" office:value="0.152601003647" calcext:value-type="float">
            <text:p>0,1526010036</text:p>
          </table:table-cell>
          <table:table-cell table:formula="of:=[.E628]*1000" office:value-type="float" office:value="152.601003647" calcext:value-type="float">
            <text:p>152,601003647</text:p>
          </table:table-cell>
          <table:table-cell office:value-type="float" office:value="0.00125408172607" calcext:value-type="float">
            <text:p>0,0012540817</text:p>
          </table:table-cell>
          <table:table-cell table:formula="of:=[.G628]*1000" office:value-type="float" office:value="1.25408172607" calcext:value-type="float">
            <text:p>1,2540817261</text:p>
          </table:table-cell>
          <table:table-cell office:value-type="float" office:value="0.155695851" calcext:value-type="float">
            <text:p>0,155695851</text:p>
          </table:table-cell>
          <table:table-cell table:formula="of:=[.I628]*1000" office:value-type="float" office:value="155.695851" calcext:value-type="float">
            <text:p>155,695851</text:p>
          </table:table-cell>
        </table:table-row>
        <table:table-row table:style-name="ro1" table:visibility="collapse">
          <table:table-cell/>
          <table:table-cell office:value-type="float" office:value="6.45535792707" calcext:value-type="float">
            <text:p>6,4553579271</text:p>
          </table:table-cell>
          <table:table-cell office:value-type="float" office:value="0.00113081932068" calcext:value-type="float">
            <text:p>0,0011308193</text:p>
          </table:table-cell>
          <table:table-cell table:formula="of:=[.C629]*1000" office:value-type="float" office:value="1.13081932068" calcext:value-type="float">
            <text:p>1,1308193207</text:p>
          </table:table-cell>
          <table:table-cell office:value-type="float" office:value="0.152507066727" calcext:value-type="float">
            <text:p>0,1525070667</text:p>
          </table:table-cell>
          <table:table-cell table:formula="of:=[.E629]*1000" office:value-type="float" office:value="152.507066727" calcext:value-type="float">
            <text:p>152,507066727</text:p>
          </table:table-cell>
          <table:table-cell office:value-type="float" office:value="0.00122499465942" calcext:value-type="float">
            <text:p>0,0012249947</text:p>
          </table:table-cell>
          <table:table-cell table:formula="of:=[.G629]*1000" office:value-type="float" office:value="1.22499465942" calcext:value-type="float">
            <text:p>1,2249946594</text:p>
          </table:table-cell>
          <table:table-cell office:value-type="float" office:value="0.154910078" calcext:value-type="float">
            <text:p>0,154910078</text:p>
          </table:table-cell>
          <table:table-cell table:formula="of:=[.I629]*1000" office:value-type="float" office:value="154.910078" calcext:value-type="float">
            <text:p>154,910078</text:p>
          </table:table-cell>
        </table:table-row>
        <table:table-row table:style-name="ro1" table:visibility="collapse">
          <table:table-cell/>
          <table:table-cell office:value-type="float" office:value="6.27608777483" calcext:value-type="float">
            <text:p>6,2760877748</text:p>
          </table:table-cell>
          <table:table-cell office:value-type="float" office:value="0.00125980377197" calcext:value-type="float">
            <text:p>0,0012598038</text:p>
          </table:table-cell>
          <table:table-cell table:formula="of:=[.C630]*1000" office:value-type="float" office:value="1.25980377197" calcext:value-type="float">
            <text:p>1,259803772</text:p>
          </table:table-cell>
          <table:table-cell office:value-type="float" office:value="0.156804084778" calcext:value-type="float">
            <text:p>0,1568040848</text:p>
          </table:table-cell>
          <table:table-cell table:formula="of:=[.E630]*1000" office:value-type="float" office:value="156.804084778" calcext:value-type="float">
            <text:p>156,804084778</text:p>
          </table:table-cell>
          <table:table-cell office:value-type="float" office:value="0.00122404098511" calcext:value-type="float">
            <text:p>0,001224041</text:p>
          </table:table-cell>
          <table:table-cell table:formula="of:=[.G630]*1000" office:value-type="float" office:value="1.22404098511" calcext:value-type="float">
            <text:p>1,2240409851</text:p>
          </table:table-cell>
          <table:table-cell office:value-type="float" office:value="0.159334929" calcext:value-type="float">
            <text:p>0,159334929</text:p>
          </table:table-cell>
          <table:table-cell table:formula="of:=[.I630]*1000" office:value-type="float" office:value="159.334929" calcext:value-type="float">
            <text:p>159,334929</text:p>
          </table:table-cell>
        </table:table-row>
        <table:table-row table:style-name="ro1" table:visibility="collapse">
          <table:table-cell/>
          <table:table-cell office:value-type="float" office:value="6.507771444" calcext:value-type="float">
            <text:p>6,507771444</text:p>
          </table:table-cell>
          <table:table-cell office:value-type="float" office:value="0.00175595283508" calcext:value-type="float">
            <text:p>0,0017559528</text:p>
          </table:table-cell>
          <table:table-cell table:formula="of:=[.C631]*1000" office:value-type="float" office:value="1.75595283508" calcext:value-type="float">
            <text:p>1,7559528351</text:p>
          </table:table-cell>
          <table:table-cell office:value-type="float" office:value="0.150629043579" calcext:value-type="float">
            <text:p>0,1506290436</text:p>
          </table:table-cell>
          <table:table-cell table:formula="of:=[.E631]*1000" office:value-type="float" office:value="150.629043579" calcext:value-type="float">
            <text:p>150,629043579</text:p>
          </table:table-cell>
          <table:table-cell office:value-type="float" office:value="0.00122404098511" calcext:value-type="float">
            <text:p>0,001224041</text:p>
          </table:table-cell>
          <table:table-cell table:formula="of:=[.G631]*1000" office:value-type="float" office:value="1.22404098511" calcext:value-type="float">
            <text:p>1,2240409851</text:p>
          </table:table-cell>
          <table:table-cell office:value-type="float" office:value="0.153662434" calcext:value-type="float">
            <text:p>0,153662434</text:p>
          </table:table-cell>
          <table:table-cell table:formula="of:=[.I631]*1000" office:value-type="float" office:value="153.662434" calcext:value-type="float">
            <text:p>153,662434</text:p>
          </table:table-cell>
        </table:table-row>
        <table:table-row table:style-name="ro1" table:visibility="collapse">
          <table:table-cell/>
          <table:table-cell office:value-type="float" office:value="6.38012772939" calcext:value-type="float">
            <text:p>6,3801277294</text:p>
          </table:table-cell>
          <table:table-cell office:value-type="float" office:value="0.00134801864624" calcext:value-type="float">
            <text:p>0,0013480186</text:p>
          </table:table-cell>
          <table:table-cell table:formula="of:=[.C632]*1000" office:value-type="float" office:value="1.34801864624" calcext:value-type="float">
            <text:p>1,3480186462</text:p>
          </table:table-cell>
          <table:table-cell office:value-type="float" office:value="0.154093980789" calcext:value-type="float">
            <text:p>0,1540939808</text:p>
          </table:table-cell>
          <table:table-cell table:formula="of:=[.E632]*1000" office:value-type="float" office:value="154.093980789" calcext:value-type="float">
            <text:p>154,093980789</text:p>
          </table:table-cell>
          <table:table-cell office:value-type="float" office:value="0.00124907493591" calcext:value-type="float">
            <text:p>0,0012490749</text:p>
          </table:table-cell>
          <table:table-cell table:formula="of:=[.G632]*1000" office:value-type="float" office:value="1.24907493591" calcext:value-type="float">
            <text:p>1,2490749359</text:p>
          </table:table-cell>
          <table:table-cell office:value-type="float" office:value="0.156736674" calcext:value-type="float">
            <text:p>0,156736674</text:p>
          </table:table-cell>
          <table:table-cell table:formula="of:=[.I632]*1000" office:value-type="float" office:value="156.736674" calcext:value-type="float">
            <text:p>156,736674</text:p>
          </table:table-cell>
        </table:table-row>
        <table:table-row table:style-name="ro1" table:visibility="collapse">
          <table:table-cell/>
          <table:table-cell office:value-type="float" office:value="6.45347891625" calcext:value-type="float">
            <text:p>6,4534789163</text:p>
          </table:table-cell>
          <table:table-cell office:value-type="float" office:value="0.00137090682983" calcext:value-type="float">
            <text:p>0,0013709068</text:p>
          </table:table-cell>
          <table:table-cell table:formula="of:=[.C633]*1000" office:value-type="float" office:value="1.37090682983" calcext:value-type="float">
            <text:p>1,3709068298</text:p>
          </table:table-cell>
          <table:table-cell office:value-type="float" office:value="0.152297973633" calcext:value-type="float">
            <text:p>0,1522979736</text:p>
          </table:table-cell>
          <table:table-cell table:formula="of:=[.E633]*1000" office:value-type="float" office:value="152.297973633" calcext:value-type="float">
            <text:p>152,297973633</text:p>
          </table:table-cell>
          <table:table-cell office:value-type="float" office:value="0.00123906135559" calcext:value-type="float">
            <text:p>0,0012390614</text:p>
          </table:table-cell>
          <table:table-cell table:formula="of:=[.G633]*1000" office:value-type="float" office:value="1.23906135559" calcext:value-type="float">
            <text:p>1,2390613556</text:p>
          </table:table-cell>
          <table:table-cell office:value-type="float" office:value="0.154955182" calcext:value-type="float">
            <text:p>0,154955182</text:p>
          </table:table-cell>
          <table:table-cell table:formula="of:=[.I633]*1000" office:value-type="float" office:value="154.955182" calcext:value-type="float">
            <text:p>154,955182</text:p>
          </table:table-cell>
        </table:table-row>
        <table:table-row table:style-name="ro1" table:visibility="collapse">
          <table:table-cell/>
          <table:table-cell office:value-type="float" office:value="6.52661899833" calcext:value-type="float">
            <text:p>6,5266189983</text:p>
          </table:table-cell>
          <table:table-cell office:value-type="float" office:value="0.00190401077271" calcext:value-type="float">
            <text:p>0,0019040108</text:p>
          </table:table-cell>
          <table:table-cell table:formula="of:=[.C634]*1000" office:value-type="float" office:value="1.90401077271" calcext:value-type="float">
            <text:p>1,9040107727</text:p>
          </table:table-cell>
          <table:table-cell office:value-type="float" office:value="0.149929046631" calcext:value-type="float">
            <text:p>0,1499290466</text:p>
          </table:table-cell>
          <table:table-cell table:formula="of:=[.E634]*1000" office:value-type="float" office:value="149.929046631" calcext:value-type="float">
            <text:p>149,929046631</text:p>
          </table:table-cell>
          <table:table-cell office:value-type="float" office:value="0.00133514404297" calcext:value-type="float">
            <text:p>0,001335144</text:p>
          </table:table-cell>
          <table:table-cell table:formula="of:=[.G634]*1000" office:value-type="float" office:value="1.33514404297" calcext:value-type="float">
            <text:p>1,335144043</text:p>
          </table:table-cell>
          <table:table-cell office:value-type="float" office:value="0.153218688" calcext:value-type="float">
            <text:p>0,153218688</text:p>
          </table:table-cell>
          <table:table-cell table:formula="of:=[.I634]*1000" office:value-type="float" office:value="153.218688" calcext:value-type="float">
            <text:p>153,218688</text:p>
          </table:table-cell>
        </table:table-row>
        <table:table-row table:style-name="ro1" table:visibility="collapse">
          <table:table-cell/>
          <table:table-cell office:value-type="float" office:value="6.40586720039" calcext:value-type="float">
            <text:p>6,4058672004</text:p>
          </table:table-cell>
          <table:table-cell office:value-type="float" office:value="0.00121808052063" calcext:value-type="float">
            <text:p>0,0012180805</text:p>
          </table:table-cell>
          <table:table-cell table:formula="of:=[.C635]*1000" office:value-type="float" office:value="1.21808052063" calcext:value-type="float">
            <text:p>1,2180805206</text:p>
          </table:table-cell>
          <table:table-cell office:value-type="float" office:value="0.153486013412" calcext:value-type="float">
            <text:p>0,1534860134</text:p>
          </table:table-cell>
          <table:table-cell table:formula="of:=[.E635]*1000" office:value-type="float" office:value="153.486013412" calcext:value-type="float">
            <text:p>153,486013412</text:p>
          </table:table-cell>
          <table:table-cell office:value-type="float" office:value="0.00135588645935" calcext:value-type="float">
            <text:p>0,0013558865</text:p>
          </table:table-cell>
          <table:table-cell table:formula="of:=[.G635]*1000" office:value-type="float" office:value="1.35588645935" calcext:value-type="float">
            <text:p>1,3558864594</text:p>
          </table:table-cell>
          <table:table-cell office:value-type="float" office:value="0.156106889" calcext:value-type="float">
            <text:p>0,156106889</text:p>
          </table:table-cell>
          <table:table-cell table:formula="of:=[.I635]*1000" office:value-type="float" office:value="156.106889" calcext:value-type="float">
            <text:p>156,106889</text:p>
          </table:table-cell>
        </table:table-row>
        <table:table-row table:style-name="ro1" table:visibility="collapse">
          <table:table-cell/>
          <table:table-cell office:value-type="float" office:value="6.37813335049" calcext:value-type="float">
            <text:p>6,3781333505</text:p>
          </table:table-cell>
          <table:table-cell office:value-type="float" office:value="0.00116610527039" calcext:value-type="float">
            <text:p>0,0011661053</text:p>
          </table:table-cell>
          <table:table-cell table:formula="of:=[.C636]*1000" office:value-type="float" office:value="1.16610527039" calcext:value-type="float">
            <text:p>1,1661052704</text:p>
          </table:table-cell>
          <table:table-cell office:value-type="float" office:value="0.154304981232" calcext:value-type="float">
            <text:p>0,1543049812</text:p>
          </table:table-cell>
          <table:table-cell table:formula="of:=[.E636]*1000" office:value-type="float" office:value="154.304981232" calcext:value-type="float">
            <text:p>154,304981232</text:p>
          </table:table-cell>
          <table:table-cell office:value-type="float" office:value="0.00126600265503" calcext:value-type="float">
            <text:p>0,0012660027</text:p>
          </table:table-cell>
          <table:table-cell table:formula="of:=[.G636]*1000" office:value-type="float" office:value="1.26600265503" calcext:value-type="float">
            <text:p>1,266002655</text:p>
          </table:table-cell>
          <table:table-cell office:value-type="float" office:value="0.156785684" calcext:value-type="float">
            <text:p>0,156785684</text:p>
          </table:table-cell>
          <table:table-cell table:formula="of:=[.I636]*1000" office:value-type="float" office:value="156.785684" calcext:value-type="float">
            <text:p>156,785684</text:p>
          </table:table-cell>
        </table:table-row>
        <table:table-row table:style-name="ro1" table:visibility="collapse">
          <table:table-cell/>
          <table:table-cell office:value-type="float" office:value="6.51021195102" calcext:value-type="float">
            <text:p>6,510211951</text:p>
          </table:table-cell>
          <table:table-cell office:value-type="float" office:value="0.00204491615295" calcext:value-type="float">
            <text:p>0,0020449162</text:p>
          </table:table-cell>
          <table:table-cell table:formula="of:=[.C637]*1000" office:value-type="float" office:value="2.04491615295" calcext:value-type="float">
            <text:p>2,044916153</text:p>
          </table:table-cell>
          <table:table-cell office:value-type="float" office:value="0.150226831436" calcext:value-type="float">
            <text:p>0,1502268314</text:p>
          </table:table-cell>
          <table:table-cell table:formula="of:=[.E637]*1000" office:value-type="float" office:value="150.226831436" calcext:value-type="float">
            <text:p>150,226831436</text:p>
          </table:table-cell>
          <table:table-cell office:value-type="float" office:value="0.00128412246704" calcext:value-type="float">
            <text:p>0,0012841225</text:p>
          </table:table-cell>
          <table:table-cell table:formula="of:=[.G637]*1000" office:value-type="float" office:value="1.28412246704" calcext:value-type="float">
            <text:p>1,284122467</text:p>
          </table:table-cell>
          <table:table-cell office:value-type="float" office:value="0.15360483" calcext:value-type="float">
            <text:p>0,15360483</text:p>
          </table:table-cell>
          <table:table-cell table:formula="of:=[.I637]*1000" office:value-type="float" office:value="153.60483" calcext:value-type="float">
            <text:p>153,60483</text:p>
          </table:table-cell>
        </table:table-row>
        <table:table-row table:style-name="ro1" table:visibility="collapse">
          <table:table-cell/>
          <table:table-cell office:value-type="float" office:value="6.27078089759" calcext:value-type="float">
            <text:p>6,2707808976</text:p>
          </table:table-cell>
          <table:table-cell office:value-type="float" office:value="0.00115394592285" calcext:value-type="float">
            <text:p>0,0011539459</text:p>
          </table:table-cell>
          <table:table-cell table:formula="of:=[.C638]*1000" office:value-type="float" office:value="1.15394592285" calcext:value-type="float">
            <text:p>1,1539459229</text:p>
          </table:table-cell>
          <table:table-cell office:value-type="float" office:value="0.157040119171" calcext:value-type="float">
            <text:p>0,1570401192</text:p>
          </table:table-cell>
          <table:table-cell table:formula="of:=[.E638]*1000" office:value-type="float" office:value="157.040119171" calcext:value-type="float">
            <text:p>157,040119171</text:p>
          </table:table-cell>
          <table:table-cell office:value-type="float" office:value="0.00123190879822" calcext:value-type="float">
            <text:p>0,0012319088</text:p>
          </table:table-cell>
          <table:table-cell table:formula="of:=[.G638]*1000" office:value-type="float" office:value="1.23190879822" calcext:value-type="float">
            <text:p>1,2319087982</text:p>
          </table:table-cell>
          <table:table-cell office:value-type="float" office:value="0.159469772" calcext:value-type="float">
            <text:p>0,159469772</text:p>
          </table:table-cell>
          <table:table-cell table:formula="of:=[.I638]*1000" office:value-type="float" office:value="159.469772" calcext:value-type="float">
            <text:p>159,469772</text:p>
          </table:table-cell>
        </table:table-row>
        <table:table-row table:style-name="ro1" table:visibility="collapse">
          <table:table-cell/>
          <table:table-cell office:value-type="float" office:value="6.21591089571" calcext:value-type="float">
            <text:p>6,2159108957</text:p>
          </table:table-cell>
          <table:table-cell office:value-type="float" office:value="0.00119709968567" calcext:value-type="float">
            <text:p>0,0011970997</text:p>
          </table:table-cell>
          <table:table-cell table:formula="of:=[.C639]*1000" office:value-type="float" office:value="1.19709968567" calcext:value-type="float">
            <text:p>1,1970996857</text:p>
          </table:table-cell>
          <table:table-cell office:value-type="float" office:value="0.158398151398" calcext:value-type="float">
            <text:p>0,1583981514</text:p>
          </table:table-cell>
          <table:table-cell table:formula="of:=[.E639]*1000" office:value-type="float" office:value="158.398151398" calcext:value-type="float">
            <text:p>158,398151398</text:p>
          </table:table-cell>
          <table:table-cell office:value-type="float" office:value="0.00123691558838" calcext:value-type="float">
            <text:p>0,0012369156</text:p>
          </table:table-cell>
          <table:table-cell table:formula="of:=[.G639]*1000" office:value-type="float" office:value="1.23691558838" calcext:value-type="float">
            <text:p>1,2369155884</text:p>
          </table:table-cell>
          <table:table-cell office:value-type="float" office:value="0.160877467" calcext:value-type="float">
            <text:p>0,160877467</text:p>
          </table:table-cell>
          <table:table-cell table:formula="of:=[.I639]*1000" office:value-type="float" office:value="160.877467" calcext:value-type="float">
            <text:p>160,877467</text:p>
          </table:table-cell>
        </table:table-row>
        <table:table-row table:style-name="ro1" table:visibility="collapse">
          <table:table-cell/>
          <table:table-cell office:value-type="float" office:value="6.70619688068" calcext:value-type="float">
            <text:p>6,7061968807</text:p>
          </table:table-cell>
          <table:table-cell office:value-type="float" office:value="0.00115895271301" calcext:value-type="float">
            <text:p>0,0011589527</text:p>
          </table:table-cell>
          <table:table-cell table:formula="of:=[.C640]*1000" office:value-type="float" office:value="1.15895271301" calcext:value-type="float">
            <text:p>1,158952713</text:p>
          </table:table-cell>
          <table:table-cell office:value-type="float" office:value="0.146653175354" calcext:value-type="float">
            <text:p>0,1466531754</text:p>
          </table:table-cell>
          <table:table-cell table:formula="of:=[.E640]*1000" office:value-type="float" office:value="146.653175354" calcext:value-type="float">
            <text:p>146,653175354</text:p>
          </table:table-cell>
          <table:table-cell office:value-type="float" office:value="0.00125789642334" calcext:value-type="float">
            <text:p>0,0012578964</text:p>
          </table:table-cell>
          <table:table-cell table:formula="of:=[.G640]*1000" office:value-type="float" office:value="1.25789642334" calcext:value-type="float">
            <text:p>1,2578964233</text:p>
          </table:table-cell>
          <table:table-cell office:value-type="float" office:value="0.149115813" calcext:value-type="float">
            <text:p>0,149115813</text:p>
          </table:table-cell>
          <table:table-cell table:formula="of:=[.I640]*1000" office:value-type="float" office:value="149.115813" calcext:value-type="float">
            <text:p>149,115813</text:p>
          </table:table-cell>
        </table:table-row>
        <table:table-row table:style-name="ro1" table:visibility="collapse">
          <table:table-cell/>
          <table:table-cell office:value-type="float" office:value="6.60999014345" calcext:value-type="float">
            <text:p>6,6099901435</text:p>
          </table:table-cell>
          <table:table-cell office:value-type="float" office:value="0.00164604187012" calcext:value-type="float">
            <text:p>0,0016460419</text:p>
          </table:table-cell>
          <table:table-cell table:formula="of:=[.C641]*1000" office:value-type="float" office:value="1.64604187012" calcext:value-type="float">
            <text:p>1,6460418701</text:p>
          </table:table-cell>
          <table:table-cell office:value-type="float" office:value="0.148358106613" calcext:value-type="float">
            <text:p>0,1483581066</text:p>
          </table:table-cell>
          <table:table-cell table:formula="of:=[.E641]*1000" office:value-type="float" office:value="148.358106613" calcext:value-type="float">
            <text:p>148,358106613</text:p>
          </table:table-cell>
          <table:table-cell office:value-type="float" office:value="0.00123405456543" calcext:value-type="float">
            <text:p>0,0012340546</text:p>
          </table:table-cell>
          <table:table-cell table:formula="of:=[.G641]*1000" office:value-type="float" office:value="1.23405456543" calcext:value-type="float">
            <text:p>1,2340545654</text:p>
          </table:table-cell>
          <table:table-cell office:value-type="float" office:value="0.151286156" calcext:value-type="float">
            <text:p>0,151286156</text:p>
          </table:table-cell>
          <table:table-cell table:formula="of:=[.I641]*1000" office:value-type="float" office:value="151.286156" calcext:value-type="float">
            <text:p>151,286156</text:p>
          </table:table-cell>
        </table:table-row>
        <table:table-row table:style-name="ro1" table:visibility="collapse">
          <table:table-cell/>
          <table:table-cell office:value-type="float" office:value="6.57815612876" calcext:value-type="float">
            <text:p>6,5781561288</text:p>
          </table:table-cell>
          <table:table-cell office:value-type="float" office:value="0.00117707252502" calcext:value-type="float">
            <text:p>0,0011770725</text:p>
          </table:table-cell>
          <table:table-cell table:formula="of:=[.C642]*1000" office:value-type="float" office:value="1.17707252502" calcext:value-type="float">
            <text:p>1,177072525</text:p>
          </table:table-cell>
          <table:table-cell office:value-type="float" office:value="0.1495449543" calcext:value-type="float">
            <text:p>0,1495449543</text:p>
          </table:table-cell>
          <table:table-cell table:formula="of:=[.E642]*1000" office:value-type="float" office:value="149.5449543" calcext:value-type="float">
            <text:p>149,5449543</text:p>
          </table:table-cell>
          <table:table-cell office:value-type="float" office:value="0.00125193595886" calcext:value-type="float">
            <text:p>0,001251936</text:p>
          </table:table-cell>
          <table:table-cell table:formula="of:=[.G642]*1000" office:value-type="float" office:value="1.25193595886" calcext:value-type="float">
            <text:p>1,2519359589</text:p>
          </table:table-cell>
          <table:table-cell office:value-type="float" office:value="0.152018283" calcext:value-type="float">
            <text:p>0,152018283</text:p>
          </table:table-cell>
          <table:table-cell table:formula="of:=[.I642]*1000" office:value-type="float" office:value="152.018283" calcext:value-type="float">
            <text:p>152,018283</text:p>
          </table:table-cell>
        </table:table-row>
        <table:table-row table:style-name="ro1" table:visibility="collapse">
          <table:table-cell/>
          <table:table-cell office:value-type="float" office:value="6.43565911189" calcext:value-type="float">
            <text:p>6,4356591119</text:p>
          </table:table-cell>
          <table:table-cell office:value-type="float" office:value="0.00232791900635" calcext:value-type="float">
            <text:p>0,002327919</text:p>
          </table:table-cell>
          <table:table-cell table:formula="of:=[.C643]*1000" office:value-type="float" office:value="2.32791900635" calcext:value-type="float">
            <text:p>2,3279190064</text:p>
          </table:table-cell>
          <table:table-cell office:value-type="float" office:value="0.151746988297" calcext:value-type="float">
            <text:p>0,1517469883</text:p>
          </table:table-cell>
          <table:table-cell table:formula="of:=[.E643]*1000" office:value-type="float" office:value="151.746988297" calcext:value-type="float">
            <text:p>151,746988297</text:p>
          </table:table-cell>
          <table:table-cell office:value-type="float" office:value="0.00126004219055" calcext:value-type="float">
            <text:p>0,0012600422</text:p>
          </table:table-cell>
          <table:table-cell table:formula="of:=[.G643]*1000" office:value-type="float" office:value="1.26004219055" calcext:value-type="float">
            <text:p>1,2600421906</text:p>
          </table:table-cell>
          <table:table-cell office:value-type="float" office:value="0.15538424" calcext:value-type="float">
            <text:p>0,15538424</text:p>
          </table:table-cell>
          <table:table-cell table:formula="of:=[.I643]*1000" office:value-type="float" office:value="155.38424" calcext:value-type="float">
            <text:p>155,38424</text:p>
          </table:table-cell>
        </table:table-row>
        <table:table-row table:style-name="ro1" table:visibility="collapse">
          <table:table-cell/>
          <table:table-cell office:value-type="float" office:value="6.11831508382" calcext:value-type="float">
            <text:p>6,1183150838</text:p>
          </table:table-cell>
          <table:table-cell office:value-type="float" office:value="0.00130486488342" calcext:value-type="float">
            <text:p>0,0013048649</text:p>
          </table:table-cell>
          <table:table-cell table:formula="of:=[.C644]*1000" office:value-type="float" office:value="1.30486488342" calcext:value-type="float">
            <text:p>1,3048648834</text:p>
          </table:table-cell>
          <table:table-cell office:value-type="float" office:value="0.160768985748" calcext:value-type="float">
            <text:p>0,1607689857</text:p>
          </table:table-cell>
          <table:table-cell table:formula="of:=[.E644]*1000" office:value-type="float" office:value="160.768985748" calcext:value-type="float">
            <text:p>160,768985748</text:p>
          </table:table-cell>
          <table:table-cell office:value-type="float" office:value="0.00132298469543" calcext:value-type="float">
            <text:p>0,0013229847</text:p>
          </table:table-cell>
          <table:table-cell table:formula="of:=[.G644]*1000" office:value-type="float" office:value="1.32298469543" calcext:value-type="float">
            <text:p>1,3229846954</text:p>
          </table:table-cell>
          <table:table-cell office:value-type="float" office:value="0.163443691" calcext:value-type="float">
            <text:p>0,163443691</text:p>
          </table:table-cell>
          <table:table-cell table:formula="of:=[.I644]*1000" office:value-type="float" office:value="163.443691" calcext:value-type="float">
            <text:p>163,443691</text:p>
          </table:table-cell>
        </table:table-row>
        <table:table-row table:style-name="ro1" table:visibility="collapse">
          <table:table-cell/>
          <table:table-cell office:value-type="float" office:value="6.40098737022" calcext:value-type="float">
            <text:p>6,4009873702</text:p>
          </table:table-cell>
          <table:table-cell office:value-type="float" office:value="0.00135087966919" calcext:value-type="float">
            <text:p>0,0013508797</text:p>
          </table:table-cell>
          <table:table-cell table:formula="of:=[.C645]*1000" office:value-type="float" office:value="1.35087966919" calcext:value-type="float">
            <text:p>1,3508796692</text:p>
          </table:table-cell>
          <table:table-cell office:value-type="float" office:value="0.153578996658" calcext:value-type="float">
            <text:p>0,1535789967</text:p>
          </table:table-cell>
          <table:table-cell table:formula="of:=[.E645]*1000" office:value-type="float" office:value="153.578996658" calcext:value-type="float">
            <text:p>153,578996658</text:p>
          </table:table-cell>
          <table:table-cell office:value-type="float" office:value="0.00125098228455" calcext:value-type="float">
            <text:p>0,0012509823</text:p>
          </table:table-cell>
          <table:table-cell table:formula="of:=[.G645]*1000" office:value-type="float" office:value="1.25098228455" calcext:value-type="float">
            <text:p>1,2509822846</text:p>
          </table:table-cell>
          <table:table-cell office:value-type="float" office:value="0.156225898" calcext:value-type="float">
            <text:p>0,156225898</text:p>
          </table:table-cell>
          <table:table-cell table:formula="of:=[.I645]*1000" office:value-type="float" office:value="156.225898" calcext:value-type="float">
            <text:p>156,225898</text:p>
          </table:table-cell>
        </table:table-row>
        <table:table-row table:style-name="ro1" table:visibility="collapse">
          <table:table-cell/>
          <table:table-cell office:value-type="float" office:value="6.46112764316" calcext:value-type="float">
            <text:p>6,4611276432</text:p>
          </table:table-cell>
          <table:table-cell office:value-type="float" office:value="0.00117707252502" calcext:value-type="float">
            <text:p>0,0011770725</text:p>
          </table:table-cell>
          <table:table-cell table:formula="of:=[.C646]*1000" office:value-type="float" office:value="1.17707252502" calcext:value-type="float">
            <text:p>1,177072525</text:p>
          </table:table-cell>
          <table:table-cell office:value-type="float" office:value="0.152307033539" calcext:value-type="float">
            <text:p>0,1523070335</text:p>
          </table:table-cell>
          <table:table-cell table:formula="of:=[.E646]*1000" office:value-type="float" office:value="152.307033539" calcext:value-type="float">
            <text:p>152,307033539</text:p>
          </table:table-cell>
          <table:table-cell office:value-type="float" office:value="0.0012469291687" calcext:value-type="float">
            <text:p>0,0012469292</text:p>
          </table:table-cell>
          <table:table-cell table:formula="of:=[.G646]*1000" office:value-type="float" office:value="1.2469291687" calcext:value-type="float">
            <text:p>1,2469291687</text:p>
          </table:table-cell>
          <table:table-cell office:value-type="float" office:value="0.154771745" calcext:value-type="float">
            <text:p>0,154771745</text:p>
          </table:table-cell>
          <table:table-cell table:formula="of:=[.I646]*1000" office:value-type="float" office:value="154.771745" calcext:value-type="float">
            <text:p>154,771745</text:p>
          </table:table-cell>
        </table:table-row>
        <table:table-row table:style-name="ro1" table:visibility="collapse">
          <table:table-cell/>
          <table:table-cell office:value-type="float" office:value="6.24995414096" calcext:value-type="float">
            <text:p>6,249954141</text:p>
          </table:table-cell>
          <table:table-cell office:value-type="float" office:value="0.00129199028015" calcext:value-type="float">
            <text:p>0,0012919903</text:p>
          </table:table-cell>
          <table:table-cell table:formula="of:=[.C647]*1000" office:value-type="float" office:value="1.29199028015" calcext:value-type="float">
            <text:p>1,2919902802</text:p>
          </table:table-cell>
          <table:table-cell office:value-type="float" office:value="0.157431125641" calcext:value-type="float">
            <text:p>0,1574311256</text:p>
          </table:table-cell>
          <table:table-cell table:formula="of:=[.E647]*1000" office:value-type="float" office:value="157.431125641" calcext:value-type="float">
            <text:p>157,431125641</text:p>
          </table:table-cell>
          <table:table-cell office:value-type="float" office:value="0.00123000144958" calcext:value-type="float">
            <text:p>0,0012300014</text:p>
          </table:table-cell>
          <table:table-cell table:formula="of:=[.G647]*1000" office:value-type="float" office:value="1.23000144958" calcext:value-type="float">
            <text:p>1,2300014496</text:p>
          </table:table-cell>
          <table:table-cell office:value-type="float" office:value="0.160001174" calcext:value-type="float">
            <text:p>0,160001174</text:p>
          </table:table-cell>
          <table:table-cell table:formula="of:=[.I647]*1000" office:value-type="float" office:value="160.001174" calcext:value-type="float">
            <text:p>160,001174</text:p>
          </table:table-cell>
        </table:table-row>
        <table:table-row table:style-name="ro1" table:visibility="collapse">
          <table:table-cell/>
          <table:table-cell office:value-type="float" office:value="6.45963856656" calcext:value-type="float">
            <text:p>6,4596385666</text:p>
          </table:table-cell>
          <table:table-cell office:value-type="float" office:value="0.00170707702637" calcext:value-type="float">
            <text:p>0,001707077</text:p>
          </table:table-cell>
          <table:table-cell table:formula="of:=[.C648]*1000" office:value-type="float" office:value="1.70707702637" calcext:value-type="float">
            <text:p>1,7070770264</text:p>
          </table:table-cell>
          <table:table-cell office:value-type="float" office:value="0.151794195175" calcext:value-type="float">
            <text:p>0,1517941952</text:p>
          </table:table-cell>
          <table:table-cell table:formula="of:=[.E648]*1000" office:value-type="float" office:value="151.794195175" calcext:value-type="float">
            <text:p>151,794195175</text:p>
          </table:table-cell>
          <table:table-cell office:value-type="float" office:value="0.00125002861023" calcext:value-type="float">
            <text:p>0,0012500286</text:p>
          </table:table-cell>
          <table:table-cell table:formula="of:=[.G648]*1000" office:value-type="float" office:value="1.25002861023" calcext:value-type="float">
            <text:p>1,2500286102</text:p>
          </table:table-cell>
          <table:table-cell office:value-type="float" office:value="0.154807423" calcext:value-type="float">
            <text:p>0,154807423</text:p>
          </table:table-cell>
          <table:table-cell table:formula="of:=[.I648]*1000" office:value-type="float" office:value="154.807423" calcext:value-type="float">
            <text:p>154,807423</text:p>
          </table:table-cell>
        </table:table-row>
        <table:table-row table:style-name="ro1" table:visibility="collapse">
          <table:table-cell/>
          <table:table-cell office:value-type="float" office:value="6.36192798355" calcext:value-type="float">
            <text:p>6,3619279836</text:p>
          </table:table-cell>
          <table:table-cell office:value-type="float" office:value="0.00148010253906" calcext:value-type="float">
            <text:p>0,0014801025</text:p>
          </table:table-cell>
          <table:table-cell table:formula="of:=[.C649]*1000" office:value-type="float" office:value="1.48010253906" calcext:value-type="float">
            <text:p>1,4801025391</text:p>
          </table:table-cell>
          <table:table-cell office:value-type="float" office:value="0.154420137405" calcext:value-type="float">
            <text:p>0,1544201374</text:p>
          </table:table-cell>
          <table:table-cell table:formula="of:=[.E649]*1000" office:value-type="float" office:value="154.420137405" calcext:value-type="float">
            <text:p>154,420137405</text:p>
          </table:table-cell>
          <table:table-cell office:value-type="float" office:value="0.00123691558838" calcext:value-type="float">
            <text:p>0,0012369156</text:p>
          </table:table-cell>
          <table:table-cell table:formula="of:=[.G649]*1000" office:value-type="float" office:value="1.23691558838" calcext:value-type="float">
            <text:p>1,2369155884</text:p>
          </table:table-cell>
          <table:table-cell office:value-type="float" office:value="0.157185055" calcext:value-type="float">
            <text:p>0,157185055</text:p>
          </table:table-cell>
          <table:table-cell table:formula="of:=[.I649]*1000" office:value-type="float" office:value="157.185055" calcext:value-type="float">
            <text:p>157,185055</text:p>
          </table:table-cell>
        </table:table-row>
        <table:table-row table:style-name="ro1" table:visibility="collapse">
          <table:table-cell/>
          <table:table-cell office:value-type="float" office:value="6.59146421204" calcext:value-type="float">
            <text:p>6,591464212</text:p>
          </table:table-cell>
          <table:table-cell office:value-type="float" office:value="0.00118112564087" calcext:value-type="float">
            <text:p>0,0011811256</text:p>
          </table:table-cell>
          <table:table-cell table:formula="of:=[.C650]*1000" office:value-type="float" office:value="1.18112564087" calcext:value-type="float">
            <text:p>1,1811256409</text:p>
          </table:table-cell>
          <table:table-cell office:value-type="float" office:value="0.149266004562" calcext:value-type="float">
            <text:p>0,1492660046</text:p>
          </table:table-cell>
          <table:table-cell table:formula="of:=[.E650]*1000" office:value-type="float" office:value="149.266004562" calcext:value-type="float">
            <text:p>149,266004562</text:p>
          </table:table-cell>
          <table:table-cell office:value-type="float" office:value="0.00121998786926" calcext:value-type="float">
            <text:p>0,0012199879</text:p>
          </table:table-cell>
          <table:table-cell table:formula="of:=[.G650]*1000" office:value-type="float" office:value="1.21998786926" calcext:value-type="float">
            <text:p>1,2199878693</text:p>
          </table:table-cell>
          <table:table-cell office:value-type="float" office:value="0.15171136" calcext:value-type="float">
            <text:p>0,15171136</text:p>
          </table:table-cell>
          <table:table-cell table:formula="of:=[.I650]*1000" office:value-type="float" office:value="151.71136" calcext:value-type="float">
            <text:p>151,71136</text:p>
          </table:table-cell>
        </table:table-row>
        <table:table-row table:style-name="ro1" table:visibility="collapse">
          <table:table-cell/>
          <table:table-cell office:value-type="float" office:value="6.44630497412" calcext:value-type="float">
            <text:p>6,4463049741</text:p>
          </table:table-cell>
          <table:table-cell office:value-type="float" office:value="0.00117802619934" calcext:value-type="float">
            <text:p>0,0011780262</text:p>
          </table:table-cell>
          <table:table-cell table:formula="of:=[.C651]*1000" office:value-type="float" office:value="1.17802619934" calcext:value-type="float">
            <text:p>1,1780261993</text:p>
          </table:table-cell>
          <table:table-cell office:value-type="float" office:value="0.152664899826" calcext:value-type="float">
            <text:p>0,1526648998</text:p>
          </table:table-cell>
          <table:table-cell table:formula="of:=[.E651]*1000" office:value-type="float" office:value="152.664899826" calcext:value-type="float">
            <text:p>152,664899826</text:p>
          </table:table-cell>
          <table:table-cell office:value-type="float" office:value="0.00123906135559" calcext:value-type="float">
            <text:p>0,0012390614</text:p>
          </table:table-cell>
          <table:table-cell table:formula="of:=[.G651]*1000" office:value-type="float" office:value="1.23906135559" calcext:value-type="float">
            <text:p>1,2390613556</text:p>
          </table:table-cell>
          <table:table-cell office:value-type="float" office:value="0.155127628" calcext:value-type="float">
            <text:p>0,155127628</text:p>
          </table:table-cell>
          <table:table-cell table:formula="of:=[.I651]*1000" office:value-type="float" office:value="155.127628" calcext:value-type="float">
            <text:p>155,127628</text:p>
          </table:table-cell>
        </table:table-row>
        <table:table-row table:style-name="ro1" table:visibility="collapse">
          <table:table-cell/>
          <table:table-cell office:value-type="float" office:value="6.67779989465" calcext:value-type="float">
            <text:p>6,6777998947</text:p>
          </table:table-cell>
          <table:table-cell office:value-type="float" office:value="0.00202798843384" calcext:value-type="float">
            <text:p>0,0020279884</text:p>
          </table:table-cell>
          <table:table-cell table:formula="of:=[.C652]*1000" office:value-type="float" office:value="2.02798843384" calcext:value-type="float">
            <text:p>2,0279884338</text:p>
          </table:table-cell>
          <table:table-cell office:value-type="float" office:value="0.146443843842" calcext:value-type="float">
            <text:p>0,1464438438</text:p>
          </table:table-cell>
          <table:table-cell table:formula="of:=[.E652]*1000" office:value-type="float" office:value="146.443843842" calcext:value-type="float">
            <text:p>146,443843842</text:p>
          </table:table-cell>
          <table:table-cell office:value-type="float" office:value="0.00122499465942" calcext:value-type="float">
            <text:p>0,0012249947</text:p>
          </table:table-cell>
          <table:table-cell table:formula="of:=[.G652]*1000" office:value-type="float" office:value="1.22499465942" calcext:value-type="float">
            <text:p>1,2249946594</text:p>
          </table:table-cell>
          <table:table-cell office:value-type="float" office:value="0.14974992" calcext:value-type="float">
            <text:p>0,14974992</text:p>
          </table:table-cell>
          <table:table-cell table:formula="of:=[.I652]*1000" office:value-type="float" office:value="149.74992" calcext:value-type="float">
            <text:p>149,74992</text:p>
          </table:table-cell>
        </table:table-row>
        <table:table-row table:style-name="ro1" table:visibility="collapse">
          <table:table-cell/>
          <table:table-cell office:value-type="float" office:value="6.47517770413" calcext:value-type="float">
            <text:p>6,4751777041</text:p>
          </table:table-cell>
          <table:table-cell office:value-type="float" office:value="0.00163793563843" calcext:value-type="float">
            <text:p>0,0016379356</text:p>
          </table:table-cell>
          <table:table-cell table:formula="of:=[.C653]*1000" office:value-type="float" office:value="1.63793563843" calcext:value-type="float">
            <text:p>1,6379356384</text:p>
          </table:table-cell>
          <table:table-cell office:value-type="float" office:value="0.151515960693" calcext:value-type="float">
            <text:p>0,1515159607</text:p>
          </table:table-cell>
          <table:table-cell table:formula="of:=[.E653]*1000" office:value-type="float" office:value="151.515960693" calcext:value-type="float">
            <text:p>151,515960693</text:p>
          </table:table-cell>
          <table:table-cell office:value-type="float" office:value="0.00122809410095" calcext:value-type="float">
            <text:p>0,0012280941</text:p>
          </table:table-cell>
          <table:table-cell table:formula="of:=[.G653]*1000" office:value-type="float" office:value="1.22809410095" calcext:value-type="float">
            <text:p>1,228094101</text:p>
          </table:table-cell>
          <table:table-cell office:value-type="float" office:value="0.154435916" calcext:value-type="float">
            <text:p>0,154435916</text:p>
          </table:table-cell>
          <table:table-cell table:formula="of:=[.I653]*1000" office:value-type="float" office:value="154.435916" calcext:value-type="float">
            <text:p>154,435916</text:p>
          </table:table-cell>
        </table:table-row>
        <table:table-row table:style-name="ro1" table:visibility="collapse">
          <table:table-cell/>
          <table:table-cell office:value-type="float" office:value="6.44334343312" calcext:value-type="float">
            <text:p>6,4433434331</text:p>
          </table:table-cell>
          <table:table-cell office:value-type="float" office:value="0.00126099586487" calcext:value-type="float">
            <text:p>0,0012609959</text:p>
          </table:table-cell>
          <table:table-cell table:formula="of:=[.C654]*1000" office:value-type="float" office:value="1.26099586487" calcext:value-type="float">
            <text:p>1,2609958649</text:p>
          </table:table-cell>
          <table:table-cell office:value-type="float" office:value="0.152638912201" calcext:value-type="float">
            <text:p>0,1526389122</text:p>
          </table:table-cell>
          <table:table-cell table:formula="of:=[.E654]*1000" office:value-type="float" office:value="152.638912201" calcext:value-type="float">
            <text:p>152,638912201</text:p>
          </table:table-cell>
          <table:table-cell office:value-type="float" office:value="0.00125122070312" calcext:value-type="float">
            <text:p>0,0012512207</text:p>
          </table:table-cell>
          <table:table-cell table:formula="of:=[.G654]*1000" office:value-type="float" office:value="1.25122070312" calcext:value-type="float">
            <text:p>1,2512207031</text:p>
          </table:table-cell>
          <table:table-cell office:value-type="float" office:value="0.155198929" calcext:value-type="float">
            <text:p>0,155198929</text:p>
          </table:table-cell>
          <table:table-cell table:formula="of:=[.I654]*1000" office:value-type="float" office:value="155.198929" calcext:value-type="float">
            <text:p>155,198929</text:p>
          </table:table-cell>
        </table:table-row>
        <table:table-row table:style-name="ro1" table:visibility="collapse">
          <table:table-cell/>
          <table:table-cell office:value-type="float" office:value="6.45212786628" calcext:value-type="float">
            <text:p>6,4521278663</text:p>
          </table:table-cell>
          <table:table-cell office:value-type="float" office:value="0.0012321472168" calcext:value-type="float">
            <text:p>0,0012321472</text:p>
          </table:table-cell>
          <table:table-cell table:formula="of:=[.C655]*1000" office:value-type="float" office:value="1.2321472168" calcext:value-type="float">
            <text:p>1,2321472168</text:p>
          </table:table-cell>
          <table:table-cell office:value-type="float" office:value="0.152452945709" calcext:value-type="float">
            <text:p>0,1524529457</text:p>
          </table:table-cell>
          <table:table-cell table:formula="of:=[.E655]*1000" office:value-type="float" office:value="152.452945709" calcext:value-type="float">
            <text:p>152,452945709</text:p>
          </table:table-cell>
          <table:table-cell office:value-type="float" office:value="0.00125598907471" calcext:value-type="float">
            <text:p>0,0012559891</text:p>
          </table:table-cell>
          <table:table-cell table:formula="of:=[.G655]*1000" office:value-type="float" office:value="1.25598907471" calcext:value-type="float">
            <text:p>1,2559890747</text:p>
          </table:table-cell>
          <table:table-cell office:value-type="float" office:value="0.154987629" calcext:value-type="float">
            <text:p>0,154987629</text:p>
          </table:table-cell>
          <table:table-cell table:formula="of:=[.I655]*1000" office:value-type="float" office:value="154.987629" calcext:value-type="float">
            <text:p>154,987629</text:p>
          </table:table-cell>
        </table:table-row>
        <table:table-row table:style-name="ro1" table:visibility="collapse">
          <table:table-cell/>
          <table:table-cell office:value-type="float" office:value="6.28007839623" calcext:value-type="float">
            <text:p>6,2800783962</text:p>
          </table:table-cell>
          <table:table-cell office:value-type="float" office:value="0.00130009651184" calcext:value-type="float">
            <text:p>0,0013000965</text:p>
          </table:table-cell>
          <table:table-cell table:formula="of:=[.C656]*1000" office:value-type="float" office:value="1.30009651184" calcext:value-type="float">
            <text:p>1,3000965118</text:p>
          </table:table-cell>
          <table:table-cell office:value-type="float" office:value="0.156637191772" calcext:value-type="float">
            <text:p>0,1566371918</text:p>
          </table:table-cell>
          <table:table-cell table:formula="of:=[.E656]*1000" office:value-type="float" office:value="156.637191772" calcext:value-type="float">
            <text:p>156,637191772</text:p>
          </table:table-cell>
          <table:table-cell office:value-type="float" office:value="0.00124788284302" calcext:value-type="float">
            <text:p>0,0012478828</text:p>
          </table:table-cell>
          <table:table-cell table:formula="of:=[.G656]*1000" office:value-type="float" office:value="1.24788284302" calcext:value-type="float">
            <text:p>1,247882843</text:p>
          </table:table-cell>
          <table:table-cell office:value-type="float" office:value="0.159233681" calcext:value-type="float">
            <text:p>0,159233681</text:p>
          </table:table-cell>
          <table:table-cell table:formula="of:=[.I656]*1000" office:value-type="float" office:value="159.233681" calcext:value-type="float">
            <text:p>159,233681</text:p>
          </table:table-cell>
        </table:table-row>
        <table:table-row table:style-name="ro1" table:visibility="collapse">
          <table:table-cell/>
          <table:table-cell office:value-type="float" office:value="6.60494447332" calcext:value-type="float">
            <text:p>6,6049444733</text:p>
          </table:table-cell>
          <table:table-cell office:value-type="float" office:value="0.00124001502991" calcext:value-type="float">
            <text:p>0,001240015</text:p>
          </table:table-cell>
          <table:table-cell table:formula="of:=[.C657]*1000" office:value-type="float" office:value="1.24001502991" calcext:value-type="float">
            <text:p>1,2400150299</text:p>
          </table:table-cell>
          <table:table-cell office:value-type="float" office:value="0.148864984512" calcext:value-type="float">
            <text:p>0,1488649845</text:p>
          </table:table-cell>
          <table:table-cell table:formula="of:=[.E657]*1000" office:value-type="float" office:value="148.864984512" calcext:value-type="float">
            <text:p>148,864984512</text:p>
          </table:table-cell>
          <table:table-cell office:value-type="float" office:value="0.00124597549438" calcext:value-type="float">
            <text:p>0,0012459755</text:p>
          </table:table-cell>
          <table:table-cell table:formula="of:=[.G657]*1000" office:value-type="float" office:value="1.24597549438" calcext:value-type="float">
            <text:p>1,2459754944</text:p>
          </table:table-cell>
          <table:table-cell office:value-type="float" office:value="0.151401727" calcext:value-type="float">
            <text:p>0,151401727</text:p>
          </table:table-cell>
          <table:table-cell table:formula="of:=[.I657]*1000" office:value-type="float" office:value="151.401727" calcext:value-type="float">
            <text:p>151,401727</text:p>
          </table:table-cell>
        </table:table-row>
        <table:table-row table:style-name="ro1" table:visibility="collapse">
          <table:table-cell/>
          <table:table-cell office:value-type="float" office:value="6.28822735242" calcext:value-type="float">
            <text:p>6,2882273524</text:p>
          </table:table-cell>
          <table:table-cell office:value-type="float" office:value="0.00118589401245" calcext:value-type="float">
            <text:p>0,001185894</text:p>
          </table:table-cell>
          <table:table-cell table:formula="of:=[.C658]*1000" office:value-type="float" office:value="1.18589401245" calcext:value-type="float">
            <text:p>1,1858940125</text:p>
          </table:table-cell>
          <table:table-cell office:value-type="float" office:value="0.156524896622" calcext:value-type="float">
            <text:p>0,1565248966</text:p>
          </table:table-cell>
          <table:table-cell table:formula="of:=[.E658]*1000" office:value-type="float" office:value="156.524896622" calcext:value-type="float">
            <text:p>156,524896622</text:p>
          </table:table-cell>
          <table:table-cell office:value-type="float" office:value="0.00127100944519" calcext:value-type="float">
            <text:p>0,0012710094</text:p>
          </table:table-cell>
          <table:table-cell table:formula="of:=[.G658]*1000" office:value-type="float" office:value="1.27100944519" calcext:value-type="float">
            <text:p>1,2710094452</text:p>
          </table:table-cell>
          <table:table-cell office:value-type="float" office:value="0.159027329" calcext:value-type="float">
            <text:p>0,159027329</text:p>
          </table:table-cell>
          <table:table-cell table:formula="of:=[.I658]*1000" office:value-type="float" office:value="159.027329" calcext:value-type="float">
            <text:p>159,027329</text:p>
          </table:table-cell>
        </table:table-row>
        <table:table-row table:style-name="ro1" table:visibility="collapse">
          <table:table-cell/>
          <table:table-cell office:value-type="float" office:value="6.60230759233" calcext:value-type="float">
            <text:p>6,6023075923</text:p>
          </table:table-cell>
          <table:table-cell office:value-type="float" office:value="0.00105690956116" calcext:value-type="float">
            <text:p>0,0010569096</text:p>
          </table:table-cell>
          <table:table-cell table:formula="of:=[.C659]*1000" office:value-type="float" office:value="1.05690956116" calcext:value-type="float">
            <text:p>1,0569095612</text:p>
          </table:table-cell>
          <table:table-cell office:value-type="float" office:value="0.149119853973" calcext:value-type="float">
            <text:p>0,149119854</text:p>
          </table:table-cell>
          <table:table-cell table:formula="of:=[.E659]*1000" office:value-type="float" office:value="149.119853973" calcext:value-type="float">
            <text:p>149,119853973</text:p>
          </table:table-cell>
          <table:table-cell office:value-type="float" office:value="0.00123906135559" calcext:value-type="float">
            <text:p>0,0012390614</text:p>
          </table:table-cell>
          <table:table-cell table:formula="of:=[.G659]*1000" office:value-type="float" office:value="1.23906135559" calcext:value-type="float">
            <text:p>1,2390613556</text:p>
          </table:table-cell>
          <table:table-cell office:value-type="float" office:value="0.151462195" calcext:value-type="float">
            <text:p>0,151462195</text:p>
          </table:table-cell>
          <table:table-cell table:formula="of:=[.I659]*1000" office:value-type="float" office:value="151.462195" calcext:value-type="float">
            <text:p>151,462195</text:p>
          </table:table-cell>
        </table:table-row>
        <table:table-row table:style-name="ro1" table:visibility="collapse">
          <table:table-cell/>
          <table:table-cell office:value-type="float" office:value="6.32560897618" calcext:value-type="float">
            <text:p>6,3256089762</text:p>
          </table:table-cell>
          <table:table-cell office:value-type="float" office:value="0.00117611885071" calcext:value-type="float">
            <text:p>0,0011761189</text:p>
          </table:table-cell>
          <table:table-cell table:formula="of:=[.C660]*1000" office:value-type="float" office:value="1.17611885071" calcext:value-type="float">
            <text:p>1,1761188507</text:p>
          </table:table-cell>
          <table:table-cell office:value-type="float" office:value="0.155647993088" calcext:value-type="float">
            <text:p>0,1556479931</text:p>
          </table:table-cell>
          <table:table-cell table:formula="of:=[.E660]*1000" office:value-type="float" office:value="155.647993088" calcext:value-type="float">
            <text:p>155,647993088</text:p>
          </table:table-cell>
          <table:table-cell office:value-type="float" office:value="0.00121712684631" calcext:value-type="float">
            <text:p>0,0012171268</text:p>
          </table:table-cell>
          <table:table-cell table:formula="of:=[.G660]*1000" office:value-type="float" office:value="1.21712684631" calcext:value-type="float">
            <text:p>1,2171268463</text:p>
          </table:table-cell>
          <table:table-cell office:value-type="float" office:value="0.158087546" calcext:value-type="float">
            <text:p>0,158087546</text:p>
          </table:table-cell>
          <table:table-cell table:formula="of:=[.I660]*1000" office:value-type="float" office:value="158.087546" calcext:value-type="float">
            <text:p>158,087546</text:p>
          </table:table-cell>
        </table:table-row>
        <table:table-row table:style-name="ro1" table:visibility="collapse">
          <table:table-cell/>
          <table:table-cell office:value-type="float" office:value="6.56869501838" calcext:value-type="float">
            <text:p>6,5686950184</text:p>
          </table:table-cell>
          <table:table-cell office:value-type="float" office:value="0.00220608711243" calcext:value-type="float">
            <text:p>0,0022060871</text:p>
          </table:table-cell>
          <table:table-cell table:formula="of:=[.C661]*1000" office:value-type="float" office:value="2.20608711243" calcext:value-type="float">
            <text:p>2,2060871124</text:p>
          </table:table-cell>
          <table:table-cell office:value-type="float" office:value="0.148756027222" calcext:value-type="float">
            <text:p>0,1487560272</text:p>
          </table:table-cell>
          <table:table-cell table:formula="of:=[.E661]*1000" office:value-type="float" office:value="148.756027222" calcext:value-type="float">
            <text:p>148,756027222</text:p>
          </table:table-cell>
          <table:table-cell office:value-type="float" office:value="0.00123000144958" calcext:value-type="float">
            <text:p>0,0012300014</text:p>
          </table:table-cell>
          <table:table-cell table:formula="of:=[.G661]*1000" office:value-type="float" office:value="1.23000144958" calcext:value-type="float">
            <text:p>1,2300014496</text:p>
          </table:table-cell>
          <table:table-cell office:value-type="float" office:value="0.15223724" calcext:value-type="float">
            <text:p>0,15223724</text:p>
          </table:table-cell>
          <table:table-cell table:formula="of:=[.I661]*1000" office:value-type="float" office:value="152.23724" calcext:value-type="float">
            <text:p>152,23724</text:p>
          </table:table-cell>
        </table:table-row>
        <table:table-row table:style-name="ro1" table:visibility="collapse">
          <table:table-cell/>
          <table:table-cell office:value-type="float" office:value="6.45422736499" calcext:value-type="float">
            <text:p>6,454227365</text:p>
          </table:table-cell>
          <table:table-cell office:value-type="float" office:value="0.00114703178406" calcext:value-type="float">
            <text:p>0,0011470318</text:p>
          </table:table-cell>
          <table:table-cell table:formula="of:=[.C662]*1000" office:value-type="float" office:value="1.14703178406" calcext:value-type="float">
            <text:p>1,1470317841</text:p>
          </table:table-cell>
          <table:table-cell office:value-type="float" office:value="0.152405977249" calcext:value-type="float">
            <text:p>0,1524059772</text:p>
          </table:table-cell>
          <table:table-cell table:formula="of:=[.E662]*1000" office:value-type="float" office:value="152.405977249" calcext:value-type="float">
            <text:p>152,405977249</text:p>
          </table:table-cell>
          <table:table-cell office:value-type="float" office:value="0.00134015083313" calcext:value-type="float">
            <text:p>0,0013401508</text:p>
          </table:table-cell>
          <table:table-cell table:formula="of:=[.G662]*1000" office:value-type="float" office:value="1.34015083313" calcext:value-type="float">
            <text:p>1,3401508331</text:p>
          </table:table-cell>
          <table:table-cell office:value-type="float" office:value="0.154937213" calcext:value-type="float">
            <text:p>0,154937213</text:p>
          </table:table-cell>
          <table:table-cell table:formula="of:=[.I662]*1000" office:value-type="float" office:value="154.937213" calcext:value-type="float">
            <text:p>154,937213</text:p>
          </table:table-cell>
        </table:table-row>
        <table:table-row table:style-name="ro1" table:visibility="collapse">
          <table:table-cell/>
          <table:table-cell office:value-type="float" office:value="6.40090624543" calcext:value-type="float">
            <text:p>6,4009062454</text:p>
          </table:table-cell>
          <table:table-cell office:value-type="float" office:value="0.00117707252502" calcext:value-type="float">
            <text:p>0,0011770725</text:p>
          </table:table-cell>
          <table:table-cell table:formula="of:=[.C663]*1000" office:value-type="float" office:value="1.17707252502" calcext:value-type="float">
            <text:p>1,177072525</text:p>
          </table:table-cell>
          <table:table-cell office:value-type="float" office:value="0.153663873672" calcext:value-type="float">
            <text:p>0,1536638737</text:p>
          </table:table-cell>
          <table:table-cell table:formula="of:=[.E663]*1000" office:value-type="float" office:value="153.663873672" calcext:value-type="float">
            <text:p>153,663873672</text:p>
          </table:table-cell>
          <table:table-cell office:value-type="float" office:value="0.00134110450745" calcext:value-type="float">
            <text:p>0,0013411045</text:p>
          </table:table-cell>
          <table:table-cell table:formula="of:=[.G663]*1000" office:value-type="float" office:value="1.34110450745" calcext:value-type="float">
            <text:p>1,3411045075</text:p>
          </table:table-cell>
          <table:table-cell office:value-type="float" office:value="0.156227878" calcext:value-type="float">
            <text:p>0,156227878</text:p>
          </table:table-cell>
          <table:table-cell table:formula="of:=[.I663]*1000" office:value-type="float" office:value="156.227878" calcext:value-type="float">
            <text:p>156,227878</text:p>
          </table:table-cell>
        </table:table-row>
        <table:table-row table:style-name="ro1" table:visibility="collapse">
          <table:table-cell/>
          <table:table-cell office:value-type="float" office:value="6.44346233907" calcext:value-type="float">
            <text:p>6,4434623391</text:p>
          </table:table-cell>
          <table:table-cell office:value-type="float" office:value="0.00123000144958" calcext:value-type="float">
            <text:p>0,0012300014</text:p>
          </table:table-cell>
          <table:table-cell table:formula="of:=[.C664]*1000" office:value-type="float" office:value="1.23000144958" calcext:value-type="float">
            <text:p>1,2300014496</text:p>
          </table:table-cell>
          <table:table-cell office:value-type="float" office:value="0.152590036392" calcext:value-type="float">
            <text:p>0,1525900364</text:p>
          </table:table-cell>
          <table:table-cell table:formula="of:=[.E664]*1000" office:value-type="float" office:value="152.590036392" calcext:value-type="float">
            <text:p>152,590036392</text:p>
          </table:table-cell>
          <table:table-cell office:value-type="float" office:value="0.0013279914856" calcext:value-type="float">
            <text:p>0,0013279915</text:p>
          </table:table-cell>
          <table:table-cell table:formula="of:=[.G664]*1000" office:value-type="float" office:value="1.3279914856" calcext:value-type="float">
            <text:p>1,3279914856</text:p>
          </table:table-cell>
          <table:table-cell office:value-type="float" office:value="0.155196065" calcext:value-type="float">
            <text:p>0,155196065</text:p>
          </table:table-cell>
          <table:table-cell table:formula="of:=[.I664]*1000" office:value-type="float" office:value="155.196065" calcext:value-type="float">
            <text:p>155,196065</text:p>
          </table:table-cell>
        </table:table-row>
        <table:table-row table:style-name="ro1" table:visibility="collapse">
          <table:table-cell/>
          <table:table-cell office:value-type="float" office:value="6.45018358416" calcext:value-type="float">
            <text:p>6,4501835842</text:p>
          </table:table-cell>
          <table:table-cell office:value-type="float" office:value="0.00120091438293" calcext:value-type="float">
            <text:p>0,0012009144</text:p>
          </table:table-cell>
          <table:table-cell table:formula="of:=[.C665]*1000" office:value-type="float" office:value="1.20091438293" calcext:value-type="float">
            <text:p>1,2009143829</text:p>
          </table:table-cell>
          <table:table-cell office:value-type="float" office:value="0.152520895004" calcext:value-type="float">
            <text:p>0,152520895</text:p>
          </table:table-cell>
          <table:table-cell table:formula="of:=[.E665]*1000" office:value-type="float" office:value="152.520895004" calcext:value-type="float">
            <text:p>152,520895004</text:p>
          </table:table-cell>
          <table:table-cell office:value-type="float" office:value="0.00126600265503" calcext:value-type="float">
            <text:p>0,0012660027</text:p>
          </table:table-cell>
          <table:table-cell table:formula="of:=[.G665]*1000" office:value-type="float" office:value="1.26600265503" calcext:value-type="float">
            <text:p>1,266002655</text:p>
          </table:table-cell>
          <table:table-cell office:value-type="float" office:value="0.155034347" calcext:value-type="float">
            <text:p>0,155034347</text:p>
          </table:table-cell>
          <table:table-cell table:formula="of:=[.I665]*1000" office:value-type="float" office:value="155.034347" calcext:value-type="float">
            <text:p>155,034347</text:p>
          </table:table-cell>
        </table:table-row>
        <table:table-row table:style-name="ro1" table:visibility="collapse">
          <table:table-cell/>
          <table:table-cell office:value-type="float" office:value="6.11205724739" calcext:value-type="float">
            <text:p>6,1120572474</text:p>
          </table:table-cell>
          <table:table-cell office:value-type="float" office:value="0.00121116638184" calcext:value-type="float">
            <text:p>0,0012111664</text:p>
          </table:table-cell>
          <table:table-cell table:formula="of:=[.C666]*1000" office:value-type="float" office:value="1.21116638184" calcext:value-type="float">
            <text:p>1,2111663818</text:p>
          </table:table-cell>
          <table:table-cell office:value-type="float" office:value="0.161041021347" calcext:value-type="float">
            <text:p>0,1610410213</text:p>
          </table:table-cell>
          <table:table-cell table:formula="of:=[.E666]*1000" office:value-type="float" office:value="161.041021347" calcext:value-type="float">
            <text:p>161,041021347</text:p>
          </table:table-cell>
          <table:table-cell office:value-type="float" office:value="0.0013120174408" calcext:value-type="float">
            <text:p>0,0013120174</text:p>
          </table:table-cell>
          <table:table-cell table:formula="of:=[.G666]*1000" office:value-type="float" office:value="1.3120174408" calcext:value-type="float">
            <text:p>1,3120174408</text:p>
          </table:table-cell>
          <table:table-cell office:value-type="float" office:value="0.163611033" calcext:value-type="float">
            <text:p>0,163611033</text:p>
          </table:table-cell>
          <table:table-cell table:formula="of:=[.I666]*1000" office:value-type="float" office:value="163.611033" calcext:value-type="float">
            <text:p>163,611033</text:p>
          </table:table-cell>
        </table:table-row>
        <table:table-row table:style-name="ro1" table:visibility="collapse">
          <table:table-cell/>
          <table:table-cell office:value-type="float" office:value="6.44926928038" calcext:value-type="float">
            <text:p>6,4492692804</text:p>
          </table:table-cell>
          <table:table-cell office:value-type="float" office:value="0.00118398666382" calcext:value-type="float">
            <text:p>0,0011839867</text:p>
          </table:table-cell>
          <table:table-cell table:formula="of:=[.C667]*1000" office:value-type="float" office:value="1.18398666382" calcext:value-type="float">
            <text:p>1,1839866638</text:p>
          </table:table-cell>
          <table:table-cell office:value-type="float" office:value="0.1525349617" calcext:value-type="float">
            <text:p>0,1525349617</text:p>
          </table:table-cell>
          <table:table-cell table:formula="of:=[.E667]*1000" office:value-type="float" office:value="152.5349617" calcext:value-type="float">
            <text:p>152,5349617</text:p>
          </table:table-cell>
          <table:table-cell office:value-type="float" office:value="0.00129294395447" calcext:value-type="float">
            <text:p>0,001292944</text:p>
          </table:table-cell>
          <table:table-cell table:formula="of:=[.G667]*1000" office:value-type="float" office:value="1.29294395447" calcext:value-type="float">
            <text:p>1,2929439545</text:p>
          </table:table-cell>
          <table:table-cell office:value-type="float" office:value="0.155056326" calcext:value-type="float">
            <text:p>0,155056326</text:p>
          </table:table-cell>
          <table:table-cell table:formula="of:=[.I667]*1000" office:value-type="float" office:value="155.056326" calcext:value-type="float">
            <text:p>155,056326</text:p>
          </table:table-cell>
        </table:table-row>
        <table:table-row table:style-name="ro1" table:visibility="collapse">
          <table:table-cell/>
          <table:table-cell office:value-type="float" office:value="6.46324820945" calcext:value-type="float">
            <text:p>6,4632482095</text:p>
          </table:table-cell>
          <table:table-cell office:value-type="float" office:value="0.00112390518188" calcext:value-type="float">
            <text:p>0,0011239052</text:p>
          </table:table-cell>
          <table:table-cell table:formula="of:=[.C668]*1000" office:value-type="float" office:value="1.12390518188" calcext:value-type="float">
            <text:p>1,1239051819</text:p>
          </table:table-cell>
          <table:table-cell office:value-type="float" office:value="0.152275800705" calcext:value-type="float">
            <text:p>0,1522758007</text:p>
          </table:table-cell>
          <table:table-cell table:formula="of:=[.E668]*1000" office:value-type="float" office:value="152.275800705" calcext:value-type="float">
            <text:p>152,275800705</text:p>
          </table:table-cell>
          <table:table-cell office:value-type="float" office:value="0.00127506256104" calcext:value-type="float">
            <text:p>0,0012750626</text:p>
          </table:table-cell>
          <table:table-cell table:formula="of:=[.G668]*1000" office:value-type="float" office:value="1.27506256104" calcext:value-type="float">
            <text:p>1,275062561</text:p>
          </table:table-cell>
          <table:table-cell office:value-type="float" office:value="0.154720965" calcext:value-type="float">
            <text:p>0,154720965</text:p>
          </table:table-cell>
          <table:table-cell table:formula="of:=[.I668]*1000" office:value-type="float" office:value="154.720965" calcext:value-type="float">
            <text:p>154,720965</text:p>
          </table:table-cell>
        </table:table-row>
        <table:table-row table:style-name="ro1" table:visibility="collapse">
          <table:table-cell/>
          <table:table-cell office:value-type="float" office:value="6.50747588917" calcext:value-type="float">
            <text:p>6,5074758892</text:p>
          </table:table-cell>
          <table:table-cell office:value-type="float" office:value="0.0011990070343" calcext:value-type="float">
            <text:p>0,001199007</text:p>
          </table:table-cell>
          <table:table-cell table:formula="of:=[.C669]*1000" office:value-type="float" office:value="1.1990070343" calcext:value-type="float">
            <text:p>1,1990070343</text:p>
          </table:table-cell>
          <table:table-cell office:value-type="float" office:value="0.151170015335" calcext:value-type="float">
            <text:p>0,1511700153</text:p>
          </table:table-cell>
          <table:table-cell table:formula="of:=[.E669]*1000" office:value-type="float" office:value="151.170015335" calcext:value-type="float">
            <text:p>151,170015335</text:p>
          </table:table-cell>
          <table:table-cell office:value-type="float" office:value="0.00125813484192" calcext:value-type="float">
            <text:p>0,0012581348</text:p>
          </table:table-cell>
          <table:table-cell table:formula="of:=[.G669]*1000" office:value-type="float" office:value="1.25813484192" calcext:value-type="float">
            <text:p>1,2581348419</text:p>
          </table:table-cell>
          <table:table-cell office:value-type="float" office:value="0.153669413" calcext:value-type="float">
            <text:p>0,153669413</text:p>
          </table:table-cell>
          <table:table-cell table:formula="of:=[.I669]*1000" office:value-type="float" office:value="153.669413" calcext:value-type="float">
            <text:p>153,669413</text:p>
          </table:table-cell>
        </table:table-row>
        <table:table-row table:style-name="ro1" table:visibility="collapse">
          <table:table-cell/>
          <table:table-cell office:value-type="float" office:value="6.65260062965" calcext:value-type="float">
            <text:p>6,6526006297</text:p>
          </table:table-cell>
          <table:table-cell office:value-type="float" office:value="0.00184392929077" calcext:value-type="float">
            <text:p>0,0018439293</text:p>
          </table:table-cell>
          <table:table-cell table:formula="of:=[.C670]*1000" office:value-type="float" office:value="1.84392929077" calcext:value-type="float">
            <text:p>1,8439292908</text:p>
          </table:table-cell>
          <table:table-cell office:value-type="float" office:value="0.14718914032" calcext:value-type="float">
            <text:p>0,1471891403</text:p>
          </table:table-cell>
          <table:table-cell table:formula="of:=[.E670]*1000" office:value-type="float" office:value="147.18914032" calcext:value-type="float">
            <text:p>147,18914032</text:p>
          </table:table-cell>
          <table:table-cell office:value-type="float" office:value="0.00123286247253" calcext:value-type="float">
            <text:p>0,0012328625</text:p>
          </table:table-cell>
          <table:table-cell table:formula="of:=[.G670]*1000" office:value-type="float" office:value="1.23286247253" calcext:value-type="float">
            <text:p>1,2328624725</text:p>
          </table:table-cell>
          <table:table-cell office:value-type="float" office:value="0.150317155" calcext:value-type="float">
            <text:p>0,150317155</text:p>
          </table:table-cell>
          <table:table-cell table:formula="of:=[.I670]*1000" office:value-type="float" office:value="150.317155" calcext:value-type="float">
            <text:p>150,317155</text:p>
          </table:table-cell>
        </table:table-row>
        <table:table-row table:style-name="ro1" table:visibility="collapse">
          <table:table-cell/>
          <table:table-cell office:value-type="float" office:value="6.66907389112" calcext:value-type="float">
            <text:p>6,6690738911</text:p>
          </table:table-cell>
          <table:table-cell office:value-type="float" office:value="0.00120282173157" calcext:value-type="float">
            <text:p>0,0012028217</text:p>
          </table:table-cell>
          <table:table-cell table:formula="of:=[.C671]*1000" office:value-type="float" office:value="1.20282173157" calcext:value-type="float">
            <text:p>1,2028217316</text:p>
          </table:table-cell>
          <table:table-cell office:value-type="float" office:value="0.147404909134" calcext:value-type="float">
            <text:p>0,1474049091</text:p>
          </table:table-cell>
          <table:table-cell table:formula="of:=[.E671]*1000" office:value-type="float" office:value="147.404909134" calcext:value-type="float">
            <text:p>147,404909134</text:p>
          </table:table-cell>
          <table:table-cell office:value-type="float" office:value="0.00129294395447" calcext:value-type="float">
            <text:p>0,001292944</text:p>
          </table:table-cell>
          <table:table-cell table:formula="of:=[.G671]*1000" office:value-type="float" office:value="1.29294395447" calcext:value-type="float">
            <text:p>1,2929439545</text:p>
          </table:table-cell>
          <table:table-cell office:value-type="float" office:value="0.149945857" calcext:value-type="float">
            <text:p>0,149945857</text:p>
          </table:table-cell>
          <table:table-cell table:formula="of:=[.I671]*1000" office:value-type="float" office:value="149.945857" calcext:value-type="float">
            <text:p>149,945857</text:p>
          </table:table-cell>
        </table:table-row>
        <table:table-row table:style-name="ro1" table:visibility="collapse">
          <table:table-cell/>
          <table:table-cell office:value-type="float" office:value="6.40882650247" calcext:value-type="float">
            <text:p>6,4088265025</text:p>
          </table:table-cell>
          <table:table-cell office:value-type="float" office:value="0.00117516517639" calcext:value-type="float">
            <text:p>0,0011751652</text:p>
          </table:table-cell>
          <table:table-cell table:formula="of:=[.C672]*1000" office:value-type="float" office:value="1.17516517639" calcext:value-type="float">
            <text:p>1,1751651764</text:p>
          </table:table-cell>
          <table:table-cell office:value-type="float" office:value="0.153588056564" calcext:value-type="float">
            <text:p>0,1535880566</text:p>
          </table:table-cell>
          <table:table-cell table:formula="of:=[.E672]*1000" office:value-type="float" office:value="153.588056564" calcext:value-type="float">
            <text:p>153,588056564</text:p>
          </table:table-cell>
          <table:table-cell office:value-type="float" office:value="0.00122904777527" calcext:value-type="float">
            <text:p>0,0012290478</text:p>
          </table:table-cell>
          <table:table-cell table:formula="of:=[.G672]*1000" office:value-type="float" office:value="1.22904777527" calcext:value-type="float">
            <text:p>1,2290477753</text:p>
          </table:table-cell>
          <table:table-cell office:value-type="float" office:value="0.156034806" calcext:value-type="float">
            <text:p>0,156034806</text:p>
          </table:table-cell>
          <table:table-cell table:formula="of:=[.I672]*1000" office:value-type="float" office:value="156.034806" calcext:value-type="float">
            <text:p>156,034806</text:p>
          </table:table-cell>
        </table:table-row>
        <table:table-row table:style-name="ro1" table:visibility="collapse">
          <table:table-cell/>
          <table:table-cell office:value-type="float" office:value="6.37891740242" calcext:value-type="float">
            <text:p>6,3789174024</text:p>
          </table:table-cell>
          <table:table-cell office:value-type="float" office:value="0.00122618675232" calcext:value-type="float">
            <text:p>0,0012261868</text:p>
          </table:table-cell>
          <table:table-cell table:formula="of:=[.C673]*1000" office:value-type="float" office:value="1.22618675232" calcext:value-type="float">
            <text:p>1,2261867523</text:p>
          </table:table-cell>
          <table:table-cell office:value-type="float" office:value="0.154242992401" calcext:value-type="float">
            <text:p>0,1542429924</text:p>
          </table:table-cell>
          <table:table-cell table:formula="of:=[.E673]*1000" office:value-type="float" office:value="154.242992401" calcext:value-type="float">
            <text:p>154,242992401</text:p>
          </table:table-cell>
          <table:table-cell office:value-type="float" office:value="0.00124907493591" calcext:value-type="float">
            <text:p>0,0012490749</text:p>
          </table:table-cell>
          <table:table-cell table:formula="of:=[.G673]*1000" office:value-type="float" office:value="1.24907493591" calcext:value-type="float">
            <text:p>1,2490749359</text:p>
          </table:table-cell>
          <table:table-cell office:value-type="float" office:value="0.156766413" calcext:value-type="float">
            <text:p>0,156766413</text:p>
          </table:table-cell>
          <table:table-cell table:formula="of:=[.I673]*1000" office:value-type="float" office:value="156.766413" calcext:value-type="float">
            <text:p>156,766413</text:p>
          </table:table-cell>
        </table:table-row>
        <table:table-row table:style-name="ro1" table:visibility="collapse">
          <table:table-cell/>
          <table:table-cell office:value-type="float" office:value="6.36423074229" calcext:value-type="float">
            <text:p>6,3642307423</text:p>
          </table:table-cell>
          <table:table-cell office:value-type="float" office:value="0.00118589401245" calcext:value-type="float">
            <text:p>0,001185894</text:p>
          </table:table-cell>
          <table:table-cell table:formula="of:=[.C674]*1000" office:value-type="float" office:value="1.18589401245" calcext:value-type="float">
            <text:p>1,1858940125</text:p>
          </table:table-cell>
          <table:table-cell office:value-type="float" office:value="0.154677152634" calcext:value-type="float">
            <text:p>0,1546771526</text:p>
          </table:table-cell>
          <table:table-cell table:formula="of:=[.E674]*1000" office:value-type="float" office:value="154.677152634" calcext:value-type="float">
            <text:p>154,677152634</text:p>
          </table:table-cell>
          <table:table-cell office:value-type="float" office:value="0.0012218952179" calcext:value-type="float">
            <text:p>0,0012218952</text:p>
          </table:table-cell>
          <table:table-cell table:formula="of:=[.G674]*1000" office:value-type="float" office:value="1.2218952179" calcext:value-type="float">
            <text:p>1,2218952179</text:p>
          </table:table-cell>
          <table:table-cell office:value-type="float" office:value="0.157128181" calcext:value-type="float">
            <text:p>0,157128181</text:p>
          </table:table-cell>
          <table:table-cell table:formula="of:=[.I674]*1000" office:value-type="float" office:value="157.128181" calcext:value-type="float">
            <text:p>157,128181</text:p>
          </table:table-cell>
        </table:table-row>
        <table:table-row table:style-name="ro1" table:visibility="collapse">
          <table:table-cell/>
          <table:table-cell office:value-type="float" office:value="6.3271452208" calcext:value-type="float">
            <text:p>6,3271452208</text:p>
          </table:table-cell>
          <table:table-cell office:value-type="float" office:value="0.00174903869629" calcext:value-type="float">
            <text:p>0,0017490387</text:p>
          </table:table-cell>
          <table:table-cell table:formula="of:=[.C675]*1000" office:value-type="float" office:value="1.74903869629" calcext:value-type="float">
            <text:p>1,7490386963</text:p>
          </table:table-cell>
          <table:table-cell office:value-type="float" office:value="0.155011177063" calcext:value-type="float">
            <text:p>0,1550111771</text:p>
          </table:table-cell>
          <table:table-cell table:formula="of:=[.E675]*1000" office:value-type="float" office:value="155.011177063" calcext:value-type="float">
            <text:p>155,011177063</text:p>
          </table:table-cell>
          <table:table-cell office:value-type="float" office:value="0.00123596191406" calcext:value-type="float">
            <text:p>0,0012359619</text:p>
          </table:table-cell>
          <table:table-cell table:formula="of:=[.G675]*1000" office:value-type="float" office:value="1.23596191406" calcext:value-type="float">
            <text:p>1,2359619141</text:p>
          </table:table-cell>
          <table:table-cell office:value-type="float" office:value="0.158049162" calcext:value-type="float">
            <text:p>0,158049162</text:p>
          </table:table-cell>
          <table:table-cell table:formula="of:=[.I675]*1000" office:value-type="float" office:value="158.049162" calcext:value-type="float">
            <text:p>158,049162</text:p>
          </table:table-cell>
        </table:table-row>
        <table:table-row table:style-name="ro1" table:visibility="collapse">
          <table:table-cell/>
          <table:table-cell office:value-type="float" office:value="6.57291805663" calcext:value-type="float">
            <text:p>6,5729180566</text:p>
          </table:table-cell>
          <table:table-cell office:value-type="float" office:value="0.00117492675781" calcext:value-type="float">
            <text:p>0,0011749268</text:p>
          </table:table-cell>
          <table:table-cell table:formula="of:=[.C676]*1000" office:value-type="float" office:value="1.17492675781" calcext:value-type="float">
            <text:p>1,1749267578</text:p>
          </table:table-cell>
          <table:table-cell office:value-type="float" office:value="0.149672985077" calcext:value-type="float">
            <text:p>0,1496729851</text:p>
          </table:table-cell>
          <table:table-cell table:formula="of:=[.E676]*1000" office:value-type="float" office:value="149.672985077" calcext:value-type="float">
            <text:p>149,672985077</text:p>
          </table:table-cell>
          <table:table-cell office:value-type="float" office:value="0.00124096870422" calcext:value-type="float">
            <text:p>0,0012409687</text:p>
          </table:table-cell>
          <table:table-cell table:formula="of:=[.G676]*1000" office:value-type="float" office:value="1.24096870422" calcext:value-type="float">
            <text:p>1,2409687042</text:p>
          </table:table-cell>
          <table:table-cell office:value-type="float" office:value="0.152139429" calcext:value-type="float">
            <text:p>0,152139429</text:p>
          </table:table-cell>
          <table:table-cell table:formula="of:=[.I676]*1000" office:value-type="float" office:value="152.139429" calcext:value-type="float">
            <text:p>152,139429</text:p>
          </table:table-cell>
        </table:table-row>
        <table:table-row table:style-name="ro1" table:visibility="collapse">
          <table:table-cell/>
          <table:table-cell office:value-type="float" office:value="6.46663096526" calcext:value-type="float">
            <text:p>6,4666309653</text:p>
          </table:table-cell>
          <table:table-cell office:value-type="float" office:value="0.00119805335999" calcext:value-type="float">
            <text:p>0,0011980534</text:p>
          </table:table-cell>
          <table:table-cell table:formula="of:=[.C677]*1000" office:value-type="float" office:value="1.19805335999" calcext:value-type="float">
            <text:p>1,19805336</text:p>
          </table:table-cell>
          <table:table-cell office:value-type="float" office:value="0.152169942856" calcext:value-type="float">
            <text:p>0,1521699429</text:p>
          </table:table-cell>
          <table:table-cell table:formula="of:=[.E677]*1000" office:value-type="float" office:value="152.169942856" calcext:value-type="float">
            <text:p>152,169942856</text:p>
          </table:table-cell>
          <table:table-cell office:value-type="float" office:value="0.00122594833374" calcext:value-type="float">
            <text:p>0,0012259483</text:p>
          </table:table-cell>
          <table:table-cell table:formula="of:=[.G677]*1000" office:value-type="float" office:value="1.22594833374" calcext:value-type="float">
            <text:p>1,2259483337</text:p>
          </table:table-cell>
          <table:table-cell office:value-type="float" office:value="0.154640029" calcext:value-type="float">
            <text:p>0,154640029</text:p>
          </table:table-cell>
          <table:table-cell table:formula="of:=[.I677]*1000" office:value-type="float" office:value="154.640029" calcext:value-type="float">
            <text:p>154,640029</text:p>
          </table:table-cell>
        </table:table-row>
        <table:table-row table:style-name="ro1" table:visibility="collapse">
          <table:table-cell/>
          <table:table-cell office:value-type="float" office:value="6.30153684338" calcext:value-type="float">
            <text:p>6,3015368434</text:p>
          </table:table-cell>
          <table:table-cell office:value-type="float" office:value="0.00124096870422" calcext:value-type="float">
            <text:p>0,0012409687</text:p>
          </table:table-cell>
          <table:table-cell table:formula="of:=[.C678]*1000" office:value-type="float" office:value="1.24096870422" calcext:value-type="float">
            <text:p>1,2409687042</text:p>
          </table:table-cell>
          <table:table-cell office:value-type="float" office:value="0.156137943268" calcext:value-type="float">
            <text:p>0,1561379433</text:p>
          </table:table-cell>
          <table:table-cell table:formula="of:=[.E678]*1000" office:value-type="float" office:value="156.137943268" calcext:value-type="float">
            <text:p>156,137943268</text:p>
          </table:table-cell>
          <table:table-cell office:value-type="float" office:value="0.00126194953918" calcext:value-type="float">
            <text:p>0,0012619495</text:p>
          </table:table-cell>
          <table:table-cell table:formula="of:=[.G678]*1000" office:value-type="float" office:value="1.26194953918" calcext:value-type="float">
            <text:p>1,2619495392</text:p>
          </table:table-cell>
          <table:table-cell office:value-type="float" office:value="0.158691447" calcext:value-type="float">
            <text:p>0,158691447</text:p>
          </table:table-cell>
          <table:table-cell table:formula="of:=[.I678]*1000" office:value-type="float" office:value="158.691447" calcext:value-type="float">
            <text:p>158,691447</text:p>
          </table:table-cell>
        </table:table-row>
        <table:table-row table:style-name="ro1" table:visibility="collapse">
          <table:table-cell/>
          <table:table-cell office:value-type="float" office:value="6.54916392522" calcext:value-type="float">
            <text:p>6,5491639252</text:p>
          </table:table-cell>
          <table:table-cell office:value-type="float" office:value="0.00196003913879" calcext:value-type="float">
            <text:p>0,0019600391</text:p>
          </table:table-cell>
          <table:table-cell table:formula="of:=[.C679]*1000" office:value-type="float" office:value="1.96003913879" calcext:value-type="float">
            <text:p>1,9600391388</text:p>
          </table:table-cell>
          <table:table-cell office:value-type="float" office:value="0.149389982224" calcext:value-type="float">
            <text:p>0,1493899822</text:p>
          </table:table-cell>
          <table:table-cell table:formula="of:=[.E679]*1000" office:value-type="float" office:value="149.389982224" calcext:value-type="float">
            <text:p>149,389982224</text:p>
          </table:table-cell>
          <table:table-cell office:value-type="float" office:value="0.00128793716431" calcext:value-type="float">
            <text:p>0,0012879372</text:p>
          </table:table-cell>
          <table:table-cell table:formula="of:=[.G679]*1000" office:value-type="float" office:value="1.28793716431" calcext:value-type="float">
            <text:p>1,2879371643</text:p>
          </table:table-cell>
          <table:table-cell office:value-type="float" office:value="0.152691246" calcext:value-type="float">
            <text:p>0,152691246</text:p>
          </table:table-cell>
          <table:table-cell table:formula="of:=[.I679]*1000" office:value-type="float" office:value="152.691246" calcext:value-type="float">
            <text:p>152,691246</text:p>
          </table:table-cell>
        </table:table-row>
        <table:table-row table:style-name="ro1" table:visibility="collapse">
          <table:table-cell/>
          <table:table-cell office:value-type="float" office:value="6.69606529494" calcext:value-type="float">
            <text:p>6,6960652949</text:p>
          </table:table-cell>
          <table:table-cell office:value-type="float" office:value="0.00120902061462" calcext:value-type="float">
            <text:p>0,0012090206</text:p>
          </table:table-cell>
          <table:table-cell table:formula="of:=[.C680]*1000" office:value-type="float" office:value="1.20902061462" calcext:value-type="float">
            <text:p>1,2090206146</text:p>
          </table:table-cell>
          <table:table-cell office:value-type="float" office:value="0.146836042404" calcext:value-type="float">
            <text:p>0,1468360424</text:p>
          </table:table-cell>
          <table:table-cell table:formula="of:=[.E680]*1000" office:value-type="float" office:value="146.836042404" calcext:value-type="float">
            <text:p>146,836042404</text:p>
          </table:table-cell>
          <table:table-cell office:value-type="float" office:value="0.00125098228455" calcext:value-type="float">
            <text:p>0,0012509823</text:p>
          </table:table-cell>
          <table:table-cell table:formula="of:=[.G680]*1000" office:value-type="float" office:value="1.25098228455" calcext:value-type="float">
            <text:p>1,2509822846</text:p>
          </table:table-cell>
          <table:table-cell office:value-type="float" office:value="0.149341435" calcext:value-type="float">
            <text:p>0,149341435</text:p>
          </table:table-cell>
          <table:table-cell table:formula="of:=[.I680]*1000" office:value-type="float" office:value="149.341435" calcext:value-type="float">
            <text:p>149,341435</text:p>
          </table:table-cell>
        </table:table-row>
        <table:table-row table:style-name="ro1" table:visibility="collapse">
          <table:table-cell/>
          <table:table-cell office:value-type="float" office:value="6.45858037807" calcext:value-type="float">
            <text:p>6,4585803781</text:p>
          </table:table-cell>
          <table:table-cell office:value-type="float" office:value="0.00189185142517" calcext:value-type="float">
            <text:p>0,0018918514</text:p>
          </table:table-cell>
          <table:table-cell table:formula="of:=[.C681]*1000" office:value-type="float" office:value="1.89185142517" calcext:value-type="float">
            <text:p>1,8918514252</text:p>
          </table:table-cell>
          <table:table-cell office:value-type="float" office:value="0.151656866074" calcext:value-type="float">
            <text:p>0,1516568661</text:p>
          </table:table-cell>
          <table:table-cell table:formula="of:=[.E681]*1000" office:value-type="float" office:value="151.656866074" calcext:value-type="float">
            <text:p>151,656866074</text:p>
          </table:table-cell>
          <table:table-cell office:value-type="float" office:value="0.00123190879822" calcext:value-type="float">
            <text:p>0,0012319088</text:p>
          </table:table-cell>
          <table:table-cell table:formula="of:=[.G681]*1000" office:value-type="float" office:value="1.23190879822" calcext:value-type="float">
            <text:p>1,2319087982</text:p>
          </table:table-cell>
          <table:table-cell office:value-type="float" office:value="0.154832787" calcext:value-type="float">
            <text:p>0,154832787</text:p>
          </table:table-cell>
          <table:table-cell table:formula="of:=[.I681]*1000" office:value-type="float" office:value="154.832787" calcext:value-type="float">
            <text:p>154,832787</text:p>
          </table:table-cell>
        </table:table-row>
        <table:table-row table:style-name="ro1" table:visibility="collapse">
          <table:table-cell/>
          <table:table-cell office:value-type="float" office:value="6.45192842334" calcext:value-type="float">
            <text:p>6,4519284233</text:p>
          </table:table-cell>
          <table:table-cell office:value-type="float" office:value="0.00160789489746" calcext:value-type="float">
            <text:p>0,0016078949</text:p>
          </table:table-cell>
          <table:table-cell table:formula="of:=[.C682]*1000" office:value-type="float" office:value="1.60789489746" calcext:value-type="float">
            <text:p>1,6078948975</text:p>
          </table:table-cell>
          <table:table-cell office:value-type="float" office:value="0.152096986771" calcext:value-type="float">
            <text:p>0,1520969868</text:p>
          </table:table-cell>
          <table:table-cell table:formula="of:=[.E682]*1000" office:value-type="float" office:value="152.096986771" calcext:value-type="float">
            <text:p>152,096986771</text:p>
          </table:table-cell>
          <table:table-cell office:value-type="float" office:value="0.00124192237854" calcext:value-type="float">
            <text:p>0,0012419224</text:p>
          </table:table-cell>
          <table:table-cell table:formula="of:=[.G682]*1000" office:value-type="float" office:value="1.24192237854" calcext:value-type="float">
            <text:p>1,2419223785</text:p>
          </table:table-cell>
          <table:table-cell office:value-type="float" office:value="0.15499242" calcext:value-type="float">
            <text:p>0,15499242</text:p>
          </table:table-cell>
          <table:table-cell table:formula="of:=[.I682]*1000" office:value-type="float" office:value="154.99242" calcext:value-type="float">
            <text:p>154,99242</text:p>
          </table:table-cell>
        </table:table-row>
        <table:table-row table:style-name="ro1" table:visibility="collapse">
          <table:table-cell/>
          <table:table-cell office:value-type="float" office:value="6.56002532065" calcext:value-type="float">
            <text:p>6,5600253207</text:p>
          </table:table-cell>
          <table:table-cell office:value-type="float" office:value="0.00189995765686" calcext:value-type="float">
            <text:p>0,0018999577</text:p>
          </table:table-cell>
          <table:table-cell table:formula="of:=[.C683]*1000" office:value-type="float" office:value="1.89995765686" calcext:value-type="float">
            <text:p>1,8999576569</text:p>
          </table:table-cell>
          <table:table-cell office:value-type="float" office:value="0.149163961411" calcext:value-type="float">
            <text:p>0,1491639614</text:p>
          </table:table-cell>
          <table:table-cell table:formula="of:=[.E683]*1000" office:value-type="float" office:value="149.163961411" calcext:value-type="float">
            <text:p>149,163961411</text:p>
          </table:table-cell>
          <table:table-cell office:value-type="float" office:value="0.00132703781128" calcext:value-type="float">
            <text:p>0,0013270378</text:p>
          </table:table-cell>
          <table:table-cell table:formula="of:=[.G683]*1000" office:value-type="float" office:value="1.32703781128" calcext:value-type="float">
            <text:p>1,3270378113</text:p>
          </table:table-cell>
          <table:table-cell office:value-type="float" office:value="0.152438436" calcext:value-type="float">
            <text:p>0,152438436</text:p>
          </table:table-cell>
          <table:table-cell table:formula="of:=[.I683]*1000" office:value-type="float" office:value="152.438436" calcext:value-type="float">
            <text:p>152,438436</text:p>
          </table:table-cell>
        </table:table-row>
        <table:table-row table:style-name="ro1" table:visibility="collapse">
          <table:table-cell/>
          <table:table-cell office:value-type="float" office:value="6.58816664077" calcext:value-type="float">
            <text:p>6,5881666408</text:p>
          </table:table-cell>
          <table:table-cell office:value-type="float" office:value="0.00172400474548" calcext:value-type="float">
            <text:p>0,0017240047</text:p>
          </table:table-cell>
          <table:table-cell table:formula="of:=[.C684]*1000" office:value-type="float" office:value="1.72400474548" calcext:value-type="float">
            <text:p>1,7240047455</text:p>
          </table:table-cell>
          <table:table-cell office:value-type="float" office:value="0.148777008057" calcext:value-type="float">
            <text:p>0,1487770081</text:p>
          </table:table-cell>
          <table:table-cell table:formula="of:=[.E684]*1000" office:value-type="float" office:value="148.777008057" calcext:value-type="float">
            <text:p>148,777008057</text:p>
          </table:table-cell>
          <table:table-cell office:value-type="float" office:value="0.0012378692627" calcext:value-type="float">
            <text:p>0,0012378693</text:p>
          </table:table-cell>
          <table:table-cell table:formula="of:=[.G684]*1000" office:value-type="float" office:value="1.2378692627" calcext:value-type="float">
            <text:p>1,2378692627</text:p>
          </table:table-cell>
          <table:table-cell office:value-type="float" office:value="0.151787296" calcext:value-type="float">
            <text:p>0,151787296</text:p>
          </table:table-cell>
          <table:table-cell table:formula="of:=[.I684]*1000" office:value-type="float" office:value="151.787296" calcext:value-type="float">
            <text:p>151,787296</text:p>
          </table:table-cell>
        </table:table-row>
        <table:table-row table:style-name="ro1" table:visibility="collapse">
          <table:table-cell/>
          <table:table-cell office:value-type="float" office:value="6.6977050374" calcext:value-type="float">
            <text:p>6,6977050374</text:p>
          </table:table-cell>
          <table:table-cell office:value-type="float" office:value="0.00159907341003" calcext:value-type="float">
            <text:p>0,0015990734</text:p>
          </table:table-cell>
          <table:table-cell table:formula="of:=[.C685]*1000" office:value-type="float" office:value="1.59907341003" calcext:value-type="float">
            <text:p>1,59907341</text:p>
          </table:table-cell>
          <table:table-cell office:value-type="float" office:value="0.146335124969" calcext:value-type="float">
            <text:p>0,146335125</text:p>
          </table:table-cell>
          <table:table-cell table:formula="of:=[.E685]*1000" office:value-type="float" office:value="146.335124969" calcext:value-type="float">
            <text:p>146,335124969</text:p>
          </table:table-cell>
          <table:table-cell office:value-type="float" office:value="0.00132203102112" calcext:value-type="float">
            <text:p>0,001322031</text:p>
          </table:table-cell>
          <table:table-cell table:formula="of:=[.G685]*1000" office:value-type="float" office:value="1.32203102112" calcext:value-type="float">
            <text:p>1,3220310211</text:p>
          </table:table-cell>
          <table:table-cell office:value-type="float" office:value="0.149304873" calcext:value-type="float">
            <text:p>0,149304873</text:p>
          </table:table-cell>
          <table:table-cell table:formula="of:=[.I685]*1000" office:value-type="float" office:value="149.304873" calcext:value-type="float">
            <text:p>149,304873</text:p>
          </table:table-cell>
        </table:table-row>
        <table:table-row table:style-name="ro1" table:visibility="collapse">
          <table:table-cell/>
          <table:table-cell office:value-type="float" office:value="6.64760709079" calcext:value-type="float">
            <text:p>6,6476070908</text:p>
          </table:table-cell>
          <table:table-cell office:value-type="float" office:value="0.00165295600891" calcext:value-type="float">
            <text:p>0,001652956</text:p>
          </table:table-cell>
          <table:table-cell table:formula="of:=[.C686]*1000" office:value-type="float" office:value="1.65295600891" calcext:value-type="float">
            <text:p>1,6529560089</text:p>
          </table:table-cell>
          <table:table-cell office:value-type="float" office:value="0.14751291275" calcext:value-type="float">
            <text:p>0,1475129128</text:p>
          </table:table-cell>
          <table:table-cell table:formula="of:=[.E686]*1000" office:value-type="float" office:value="147.51291275" calcext:value-type="float">
            <text:p>147,51291275</text:p>
          </table:table-cell>
          <table:table-cell office:value-type="float" office:value="0.00121712684631" calcext:value-type="float">
            <text:p>0,0012171268</text:p>
          </table:table-cell>
          <table:table-cell table:formula="of:=[.G686]*1000" office:value-type="float" office:value="1.21712684631" calcext:value-type="float">
            <text:p>1,2171268463</text:p>
          </table:table-cell>
          <table:table-cell office:value-type="float" office:value="0.15043007" calcext:value-type="float">
            <text:p>0,15043007</text:p>
          </table:table-cell>
          <table:table-cell table:formula="of:=[.I686]*1000" office:value-type="float" office:value="150.43007" calcext:value-type="float">
            <text:p>150,43007</text:p>
          </table:table-cell>
        </table:table-row>
        <table:table-row table:style-name="ro1" table:visibility="collapse">
          <table:table-cell/>
          <table:table-cell office:value-type="float" office:value="6.43697095381" calcext:value-type="float">
            <text:p>6,4369709538</text:p>
          </table:table-cell>
          <table:table-cell office:value-type="float" office:value="0.00106692314148" calcext:value-type="float">
            <text:p>0,0010669231</text:p>
          </table:table-cell>
          <table:table-cell table:formula="of:=[.C687]*1000" office:value-type="float" office:value="1.06692314148" calcext:value-type="float">
            <text:p>1,0669231415</text:p>
          </table:table-cell>
          <table:table-cell office:value-type="float" office:value="0.152989149094" calcext:value-type="float">
            <text:p>0,1529891491</text:p>
          </table:table-cell>
          <table:table-cell table:formula="of:=[.E687]*1000" office:value-type="float" office:value="152.989149094" calcext:value-type="float">
            <text:p>152,989149094</text:p>
          </table:table-cell>
          <table:table-cell office:value-type="float" office:value="0.0012538433075" calcext:value-type="float">
            <text:p>0,0012538433</text:p>
          </table:table-cell>
          <table:table-cell table:formula="of:=[.G687]*1000" office:value-type="float" office:value="1.2538433075" calcext:value-type="float">
            <text:p>1,2538433075</text:p>
          </table:table-cell>
          <table:table-cell office:value-type="float" office:value="0.155352573" calcext:value-type="float">
            <text:p>0,155352573</text:p>
          </table:table-cell>
          <table:table-cell table:formula="of:=[.I687]*1000" office:value-type="float" office:value="155.352573" calcext:value-type="float">
            <text:p>155,352573</text:p>
          </table:table-cell>
        </table:table-row>
        <table:table-row table:style-name="ro1" table:visibility="collapse">
          <table:table-cell/>
          <table:table-cell office:value-type="float" office:value="6.65570467669" calcext:value-type="float">
            <text:p>6,6557046767</text:p>
          </table:table-cell>
          <table:table-cell office:value-type="float" office:value="0.00184202194214" calcext:value-type="float">
            <text:p>0,0018420219</text:p>
          </table:table-cell>
          <table:table-cell table:formula="of:=[.C688]*1000" office:value-type="float" office:value="1.84202194214" calcext:value-type="float">
            <text:p>1,8420219421</text:p>
          </table:table-cell>
          <table:table-cell office:value-type="float" office:value="0.147123098373" calcext:value-type="float">
            <text:p>0,1471230984</text:p>
          </table:table-cell>
          <table:table-cell table:formula="of:=[.E688]*1000" office:value-type="float" office:value="147.123098373" calcext:value-type="float">
            <text:p>147,123098373</text:p>
          </table:table-cell>
          <table:table-cell office:value-type="float" office:value="0.00123405456543" calcext:value-type="float">
            <text:p>0,0012340546</text:p>
          </table:table-cell>
          <table:table-cell table:formula="of:=[.G688]*1000" office:value-type="float" office:value="1.23405456543" calcext:value-type="float">
            <text:p>1,2340545654</text:p>
          </table:table-cell>
          <table:table-cell office:value-type="float" office:value="0.150247051" calcext:value-type="float">
            <text:p>0,150247051</text:p>
          </table:table-cell>
          <table:table-cell table:formula="of:=[.I688]*1000" office:value-type="float" office:value="150.247051" calcext:value-type="float">
            <text:p>150,247051</text:p>
          </table:table-cell>
        </table:table-row>
        <table:table-row table:style-name="ro1" table:visibility="collapse">
          <table:table-cell/>
          <table:table-cell office:value-type="float" office:value="6.17962591795" calcext:value-type="float">
            <text:p>6,179625918</text:p>
          </table:table-cell>
          <table:table-cell office:value-type="float" office:value="0.0013120174408" calcext:value-type="float">
            <text:p>0,0013120174</text:p>
          </table:table-cell>
          <table:table-cell table:formula="of:=[.C689]*1000" office:value-type="float" office:value="1.3120174408" calcext:value-type="float">
            <text:p>1,3120174408</text:p>
          </table:table-cell>
          <table:table-cell office:value-type="float" office:value="0.159226894379" calcext:value-type="float">
            <text:p>0,1592268944</text:p>
          </table:table-cell>
          <table:table-cell table:formula="of:=[.E689]*1000" office:value-type="float" office:value="159.226894379" calcext:value-type="float">
            <text:p>159,226894379</text:p>
          </table:table-cell>
          <table:table-cell office:value-type="float" office:value="0.00124001502991" calcext:value-type="float">
            <text:p>0,001240015</text:p>
          </table:table-cell>
          <table:table-cell table:formula="of:=[.G689]*1000" office:value-type="float" office:value="1.24001502991" calcext:value-type="float">
            <text:p>1,2400150299</text:p>
          </table:table-cell>
          <table:table-cell office:value-type="float" office:value="0.161822093" calcext:value-type="float">
            <text:p>0,161822093</text:p>
          </table:table-cell>
          <table:table-cell table:formula="of:=[.I689]*1000" office:value-type="float" office:value="161.822093" calcext:value-type="float">
            <text:p>161,822093</text:p>
          </table:table-cell>
        </table:table-row>
        <table:table-row table:style-name="ro1" table:visibility="collapse">
          <table:table-cell/>
          <table:table-cell office:value-type="float" office:value="6.78748406401" calcext:value-type="float">
            <text:p>6,787484064</text:p>
          </table:table-cell>
          <table:table-cell office:value-type="float" office:value="0.00185704231262" calcext:value-type="float">
            <text:p>0,0018570423</text:p>
          </table:table-cell>
          <table:table-cell table:formula="of:=[.C690]*1000" office:value-type="float" office:value="1.85704231262" calcext:value-type="float">
            <text:p>1,8570423126</text:p>
          </table:table-cell>
          <table:table-cell office:value-type="float" office:value="0.144195795059" calcext:value-type="float">
            <text:p>0,1441957951</text:p>
          </table:table-cell>
          <table:table-cell table:formula="of:=[.E690]*1000" office:value-type="float" office:value="144.195795059" calcext:value-type="float">
            <text:p>144,195795059</text:p>
          </table:table-cell>
          <table:table-cell office:value-type="float" office:value="0.00122904777527" calcext:value-type="float">
            <text:p>0,0012290478</text:p>
          </table:table-cell>
          <table:table-cell table:formula="of:=[.G690]*1000" office:value-type="float" office:value="1.22904777527" calcext:value-type="float">
            <text:p>1,2290477753</text:p>
          </table:table-cell>
          <table:table-cell office:value-type="float" office:value="0.147329996" calcext:value-type="float">
            <text:p>0,147329996</text:p>
          </table:table-cell>
          <table:table-cell table:formula="of:=[.I690]*1000" office:value-type="float" office:value="147.329996" calcext:value-type="float">
            <text:p>147,329996</text:p>
          </table:table-cell>
        </table:table-row>
        <table:table-row table:style-name="ro1" table:visibility="collapse">
          <table:table-cell/>
          <table:table-cell office:value-type="float" office:value="6.6586753684" calcext:value-type="float">
            <text:p>6,6586753684</text:p>
          </table:table-cell>
          <table:table-cell office:value-type="float" office:value="0.00177001953125" calcext:value-type="float">
            <text:p>0,0017700195</text:p>
          </table:table-cell>
          <table:table-cell table:formula="of:=[.C691]*1000" office:value-type="float" office:value="1.77001953125" calcext:value-type="float">
            <text:p>1,7700195313</text:p>
          </table:table-cell>
          <table:table-cell office:value-type="float" office:value="0.147123098373" calcext:value-type="float">
            <text:p>0,1471230984</text:p>
          </table:table-cell>
          <table:table-cell table:formula="of:=[.E691]*1000" office:value-type="float" office:value="147.123098373" calcext:value-type="float">
            <text:p>147,123098373</text:p>
          </table:table-cell>
          <table:table-cell office:value-type="float" office:value="0.00124096870422" calcext:value-type="float">
            <text:p>0,0012409687</text:p>
          </table:table-cell>
          <table:table-cell table:formula="of:=[.G691]*1000" office:value-type="float" office:value="1.24096870422" calcext:value-type="float">
            <text:p>1,2409687042</text:p>
          </table:table-cell>
          <table:table-cell office:value-type="float" office:value="0.15018002" calcext:value-type="float">
            <text:p>0,15018002</text:p>
          </table:table-cell>
          <table:table-cell table:formula="of:=[.I691]*1000" office:value-type="float" office:value="150.18002" calcext:value-type="float">
            <text:p>150,18002</text:p>
          </table:table-cell>
        </table:table-row>
        <table:table-row table:style-name="ro1" table:visibility="collapse">
          <table:table-cell/>
          <table:table-cell office:value-type="float" office:value="6.60814061203" calcext:value-type="float">
            <text:p>6,608140612</text:p>
          </table:table-cell>
          <table:table-cell office:value-type="float" office:value="0.0016770362854" calcext:value-type="float">
            <text:p>0,0016770363</text:p>
          </table:table-cell>
          <table:table-cell table:formula="of:=[.C692]*1000" office:value-type="float" office:value="1.6770362854" calcext:value-type="float">
            <text:p>1,6770362854</text:p>
          </table:table-cell>
          <table:table-cell office:value-type="float" office:value="0.148379087448" calcext:value-type="float">
            <text:p>0,1483790874</text:p>
          </table:table-cell>
          <table:table-cell table:formula="of:=[.E692]*1000" office:value-type="float" office:value="148.379087448" calcext:value-type="float">
            <text:p>148,379087448</text:p>
          </table:table-cell>
          <table:table-cell office:value-type="float" office:value="0.00121688842773" calcext:value-type="float">
            <text:p>0,0012168884</text:p>
          </table:table-cell>
          <table:table-cell table:formula="of:=[.G692]*1000" office:value-type="float" office:value="1.21688842773" calcext:value-type="float">
            <text:p>1,2168884277</text:p>
          </table:table-cell>
          <table:table-cell office:value-type="float" office:value="0.151328499" calcext:value-type="float">
            <text:p>0,151328499</text:p>
          </table:table-cell>
          <table:table-cell table:formula="of:=[.I692]*1000" office:value-type="float" office:value="151.328499" calcext:value-type="float">
            <text:p>151,328499</text:p>
          </table:table-cell>
        </table:table-row>
        <table:table-row table:style-name="ro1" table:visibility="collapse">
          <table:table-cell/>
          <table:table-cell office:value-type="float" office:value="6.63497017561" calcext:value-type="float">
            <text:p>6,6349701756</text:p>
          </table:table-cell>
          <table:table-cell office:value-type="float" office:value="0.00189399719238" calcext:value-type="float">
            <text:p>0,0018939972</text:p>
          </table:table-cell>
          <table:table-cell table:formula="of:=[.C693]*1000" office:value-type="float" office:value="1.89399719238" calcext:value-type="float">
            <text:p>1,8939971924</text:p>
          </table:table-cell>
          <table:table-cell office:value-type="float" office:value="0.147533893585" calcext:value-type="float">
            <text:p>0,1475338936</text:p>
          </table:table-cell>
          <table:table-cell table:formula="of:=[.E693]*1000" office:value-type="float" office:value="147.533893585" calcext:value-type="float">
            <text:p>147,533893585</text:p>
          </table:table-cell>
          <table:table-cell office:value-type="float" office:value="0.00122594833374" calcext:value-type="float">
            <text:p>0,0012259483</text:p>
          </table:table-cell>
          <table:table-cell table:formula="of:=[.G693]*1000" office:value-type="float" office:value="1.22594833374" calcext:value-type="float">
            <text:p>1,2259483337</text:p>
          </table:table-cell>
          <table:table-cell office:value-type="float" office:value="0.150716578" calcext:value-type="float">
            <text:p>0,150716578</text:p>
          </table:table-cell>
          <table:table-cell table:formula="of:=[.I693]*1000" office:value-type="float" office:value="150.716578" calcext:value-type="float">
            <text:p>150,716578</text:p>
          </table:table-cell>
        </table:table-row>
        <table:table-row table:style-name="ro1" table:visibility="collapse">
          <table:table-cell/>
          <table:table-cell office:value-type="float" office:value="6.38667280213" calcext:value-type="float">
            <text:p>6,3866728021</text:p>
          </table:table-cell>
          <table:table-cell office:value-type="float" office:value="0.00115299224854" calcext:value-type="float">
            <text:p>0,0011529922</text:p>
          </table:table-cell>
          <table:table-cell table:formula="of:=[.C694]*1000" office:value-type="float" office:value="1.15299224854" calcext:value-type="float">
            <text:p>1,1529922485</text:p>
          </table:table-cell>
          <table:table-cell office:value-type="float" office:value="0.154112100601" calcext:value-type="float">
            <text:p>0,1541121006</text:p>
          </table:table-cell>
          <table:table-cell table:formula="of:=[.E694]*1000" office:value-type="float" office:value="154.112100601" calcext:value-type="float">
            <text:p>154,112100601</text:p>
          </table:table-cell>
          <table:table-cell office:value-type="float" office:value="0.00126481056213" calcext:value-type="float">
            <text:p>0,0012648106</text:p>
          </table:table-cell>
          <table:table-cell table:formula="of:=[.G694]*1000" office:value-type="float" office:value="1.26481056213" calcext:value-type="float">
            <text:p>1,2648105621</text:p>
          </table:table-cell>
          <table:table-cell office:value-type="float" office:value="0.15657605" calcext:value-type="float">
            <text:p>0,15657605</text:p>
          </table:table-cell>
          <table:table-cell table:formula="of:=[.I694]*1000" office:value-type="float" office:value="156.57605" calcext:value-type="float">
            <text:p>156,57605</text:p>
          </table:table-cell>
        </table:table-row>
        <table:table-row table:style-name="ro1" table:visibility="collapse">
          <table:table-cell/>
          <table:table-cell office:value-type="float" office:value="6.19198792305" calcext:value-type="float">
            <text:p>6,1919879231</text:p>
          </table:table-cell>
          <table:table-cell office:value-type="float" office:value="0.00112795829773" calcext:value-type="float">
            <text:p>0,0011279583</text:p>
          </table:table-cell>
          <table:table-cell table:formula="of:=[.C695]*1000" office:value-type="float" office:value="1.12795829773" calcext:value-type="float">
            <text:p>1,1279582977</text:p>
          </table:table-cell>
          <table:table-cell office:value-type="float" office:value="0.159097194672" calcext:value-type="float">
            <text:p>0,1590971947</text:p>
          </table:table-cell>
          <table:table-cell table:formula="of:=[.E695]*1000" office:value-type="float" office:value="159.097194672" calcext:value-type="float">
            <text:p>159,097194672</text:p>
          </table:table-cell>
          <table:table-cell office:value-type="float" office:value="0.00122880935669" calcext:value-type="float">
            <text:p>0,0012288094</text:p>
          </table:table-cell>
          <table:table-cell table:formula="of:=[.G695]*1000" office:value-type="float" office:value="1.22880935669" calcext:value-type="float">
            <text:p>1,2288093567</text:p>
          </table:table-cell>
          <table:table-cell office:value-type="float" office:value="0.161499023" calcext:value-type="float">
            <text:p>0,161499023</text:p>
          </table:table-cell>
          <table:table-cell table:formula="of:=[.I695]*1000" office:value-type="float" office:value="161.499023" calcext:value-type="float">
            <text:p>161,499023</text:p>
          </table:table-cell>
        </table:table-row>
        <table:table-row table:style-name="ro1" table:visibility="collapse">
          <table:table-cell/>
          <table:table-cell office:value-type="float" office:value="6.1196001933" calcext:value-type="float">
            <text:p>6,1196001933</text:p>
          </table:table-cell>
          <table:table-cell office:value-type="float" office:value="0.00109386444092" calcext:value-type="float">
            <text:p>0,0010938644</text:p>
          </table:table-cell>
          <table:table-cell table:formula="of:=[.C696]*1000" office:value-type="float" office:value="1.09386444092" calcext:value-type="float">
            <text:p>1,0938644409</text:p>
          </table:table-cell>
          <table:table-cell office:value-type="float" office:value="0.160990953445" calcext:value-type="float">
            <text:p>0,1609909534</text:p>
          </table:table-cell>
          <table:table-cell table:formula="of:=[.E696]*1000" office:value-type="float" office:value="160.990953445" calcext:value-type="float">
            <text:p>160,990953445</text:p>
          </table:table-cell>
          <table:table-cell office:value-type="float" office:value="0.00128197669983" calcext:value-type="float">
            <text:p>0,0012819767</text:p>
          </table:table-cell>
          <table:table-cell table:formula="of:=[.G696]*1000" office:value-type="float" office:value="1.28197669983" calcext:value-type="float">
            <text:p>1,2819766998</text:p>
          </table:table-cell>
          <table:table-cell office:value-type="float" office:value="0.163409368" calcext:value-type="float">
            <text:p>0,163409368</text:p>
          </table:table-cell>
          <table:table-cell table:formula="of:=[.I696]*1000" office:value-type="float" office:value="163.409368" calcext:value-type="float">
            <text:p>163,409368</text:p>
          </table:table-cell>
        </table:table-row>
        <table:table-row table:style-name="ro1" table:visibility="collapse">
          <table:table-cell/>
          <table:table-cell office:value-type="float" office:value="6.65325069712" calcext:value-type="float">
            <text:p>6,6532506971</text:p>
          </table:table-cell>
          <table:table-cell office:value-type="float" office:value="0.00178909301758" calcext:value-type="float">
            <text:p>0,001789093</text:p>
          </table:table-cell>
          <table:table-cell table:formula="of:=[.C697]*1000" office:value-type="float" office:value="1.78909301758" calcext:value-type="float">
            <text:p>1,7890930176</text:p>
          </table:table-cell>
          <table:table-cell office:value-type="float" office:value="0.147139072418" calcext:value-type="float">
            <text:p>0,1471390724</text:p>
          </table:table-cell>
          <table:table-cell table:formula="of:=[.E697]*1000" office:value-type="float" office:value="147.139072418" calcext:value-type="float">
            <text:p>147,139072418</text:p>
          </table:table-cell>
          <table:table-cell office:value-type="float" office:value="0.00132393836975" calcext:value-type="float">
            <text:p>0,0013239384</text:p>
          </table:table-cell>
          <table:table-cell table:formula="of:=[.G697]*1000" office:value-type="float" office:value="1.32393836975" calcext:value-type="float">
            <text:p>1,3239383698</text:p>
          </table:table-cell>
          <table:table-cell office:value-type="float" office:value="0.150302468" calcext:value-type="float">
            <text:p>0,150302468</text:p>
          </table:table-cell>
          <table:table-cell table:formula="of:=[.I697]*1000" office:value-type="float" office:value="150.302468" calcext:value-type="float">
            <text:p>150,302468</text:p>
          </table:table-cell>
        </table:table-row>
        <table:table-row table:style-name="ro1" table:visibility="collapse">
          <table:table-cell/>
          <table:table-cell office:value-type="float" office:value="6.55733684518" calcext:value-type="float">
            <text:p>6,5573368452</text:p>
          </table:table-cell>
          <table:table-cell office:value-type="float" office:value="0.00190496444702" calcext:value-type="float">
            <text:p>0,0019049644</text:p>
          </table:table-cell>
          <table:table-cell table:formula="of:=[.C698]*1000" office:value-type="float" office:value="1.90496444702" calcext:value-type="float">
            <text:p>1,904964447</text:p>
          </table:table-cell>
          <table:table-cell office:value-type="float" office:value="0.149285078049" calcext:value-type="float">
            <text:p>0,149285078</text:p>
          </table:table-cell>
          <table:table-cell table:formula="of:=[.E698]*1000" office:value-type="float" office:value="149.285078049" calcext:value-type="float">
            <text:p>149,285078049</text:p>
          </table:table-cell>
          <table:table-cell office:value-type="float" office:value="0.00125288963318" calcext:value-type="float">
            <text:p>0,0012528896</text:p>
          </table:table-cell>
          <table:table-cell table:formula="of:=[.G698]*1000" office:value-type="float" office:value="1.25288963318" calcext:value-type="float">
            <text:p>1,2528896332</text:p>
          </table:table-cell>
          <table:table-cell office:value-type="float" office:value="0.152500935" calcext:value-type="float">
            <text:p>0,152500935</text:p>
          </table:table-cell>
          <table:table-cell table:formula="of:=[.I698]*1000" office:value-type="float" office:value="152.500935" calcext:value-type="float">
            <text:p>152,500935</text:p>
          </table:table-cell>
        </table:table-row>
        <table:table-row table:style-name="ro1" table:visibility="collapse">
          <table:table-cell/>
          <table:table-cell office:value-type="float" office:value="6.61665984831" calcext:value-type="float">
            <text:p>6,6166598483</text:p>
          </table:table-cell>
          <table:table-cell office:value-type="float" office:value="0.00182104110718" calcext:value-type="float">
            <text:p>0,0018210411</text:p>
          </table:table-cell>
          <table:table-cell table:formula="of:=[.C699]*1000" office:value-type="float" office:value="1.82104110718" calcext:value-type="float">
            <text:p>1,8210411072</text:p>
          </table:table-cell>
          <table:table-cell office:value-type="float" office:value="0.147986888885" calcext:value-type="float">
            <text:p>0,1479868889</text:p>
          </table:table-cell>
          <table:table-cell table:formula="of:=[.E699]*1000" office:value-type="float" office:value="147.986888885" calcext:value-type="float">
            <text:p>147,986888885</text:p>
          </table:table-cell>
          <table:table-cell office:value-type="float" office:value="0.00127506256104" calcext:value-type="float">
            <text:p>0,0012750626</text:p>
          </table:table-cell>
          <table:table-cell table:formula="of:=[.G699]*1000" office:value-type="float" office:value="1.27506256104" calcext:value-type="float">
            <text:p>1,275062561</text:p>
          </table:table-cell>
          <table:table-cell office:value-type="float" office:value="0.151133657" calcext:value-type="float">
            <text:p>0,151133657</text:p>
          </table:table-cell>
          <table:table-cell table:formula="of:=[.I699]*1000" office:value-type="float" office:value="151.133657" calcext:value-type="float">
            <text:p>151,133657</text:p>
          </table:table-cell>
        </table:table-row>
        <table:table-row table:style-name="ro1" table:visibility="collapse">
          <table:table-cell/>
          <table:table-cell office:value-type="float" office:value="6.26035329402" calcext:value-type="float">
            <text:p>6,260353294</text:p>
          </table:table-cell>
          <table:table-cell office:value-type="float" office:value="0.00111293792725" calcext:value-type="float">
            <text:p>0,0011129379</text:p>
          </table:table-cell>
          <table:table-cell table:formula="of:=[.C700]*1000" office:value-type="float" office:value="1.11293792725" calcext:value-type="float">
            <text:p>1,1129379273</text:p>
          </table:table-cell>
          <table:table-cell office:value-type="float" office:value="0.157340049744" calcext:value-type="float">
            <text:p>0,1573400497</text:p>
          </table:table-cell>
          <table:table-cell table:formula="of:=[.E700]*1000" office:value-type="float" office:value="157.340049744" calcext:value-type="float">
            <text:p>157,340049744</text:p>
          </table:table-cell>
          <table:table-cell office:value-type="float" office:value="0.00124001502991" calcext:value-type="float">
            <text:p>0,001240015</text:p>
          </table:table-cell>
          <table:table-cell table:formula="of:=[.G700]*1000" office:value-type="float" office:value="1.24001502991" calcext:value-type="float">
            <text:p>1,2400150299</text:p>
          </table:table-cell>
          <table:table-cell office:value-type="float" office:value="0.159735394" calcext:value-type="float">
            <text:p>0,159735394</text:p>
          </table:table-cell>
          <table:table-cell table:formula="of:=[.I700]*1000" office:value-type="float" office:value="159.735394" calcext:value-type="float">
            <text:p>159,735394</text:p>
          </table:table-cell>
        </table:table-row>
        <table:table-row table:style-name="ro1" table:visibility="collapse">
          <table:table-cell/>
          <table:table-cell office:value-type="float" office:value="6.24482951534" calcext:value-type="float">
            <text:p>6,2448295153</text:p>
          </table:table-cell>
          <table:table-cell office:value-type="float" office:value="0.00120687484741" calcext:value-type="float">
            <text:p>0,0012068748</text:p>
          </table:table-cell>
          <table:table-cell table:formula="of:=[.C701]*1000" office:value-type="float" office:value="1.20687484741" calcext:value-type="float">
            <text:p>1,2068748474</text:p>
          </table:table-cell>
          <table:table-cell office:value-type="float" office:value="0.157634019852" calcext:value-type="float">
            <text:p>0,1576340199</text:p>
          </table:table-cell>
          <table:table-cell table:formula="of:=[.E701]*1000" office:value-type="float" office:value="157.634019852" calcext:value-type="float">
            <text:p>157,634019852</text:p>
          </table:table-cell>
          <table:table-cell office:value-type="float" office:value="0.00124287605286" calcext:value-type="float">
            <text:p>0,0012428761</text:p>
          </table:table-cell>
          <table:table-cell table:formula="of:=[.G701]*1000" office:value-type="float" office:value="1.24287605286" calcext:value-type="float">
            <text:p>1,2428760529</text:p>
          </table:table-cell>
          <table:table-cell office:value-type="float" office:value="0.160132474" calcext:value-type="float">
            <text:p>0,160132474</text:p>
          </table:table-cell>
          <table:table-cell table:formula="of:=[.I701]*1000" office:value-type="float" office:value="160.132474" calcext:value-type="float">
            <text:p>160,132474</text:p>
          </table:table-cell>
        </table:table-row>
        <table:table-row table:style-name="ro1" table:visibility="collapse">
          <table:table-cell/>
          <table:table-cell office:value-type="float" office:value="5.78304011296" calcext:value-type="float">
            <text:p>5,783040113</text:p>
          </table:table-cell>
          <table:table-cell office:value-type="float" office:value="0.00133800506592" calcext:value-type="float">
            <text:p>0,0013380051</text:p>
          </table:table-cell>
          <table:table-cell table:formula="of:=[.C702]*1000" office:value-type="float" office:value="1.33800506592" calcext:value-type="float">
            <text:p>1,3380050659</text:p>
          </table:table-cell>
          <table:table-cell office:value-type="float" office:value="0.170295953751" calcext:value-type="float">
            <text:p>0,1702959538</text:p>
          </table:table-cell>
          <table:table-cell table:formula="of:=[.E702]*1000" office:value-type="float" office:value="170.295953751" calcext:value-type="float">
            <text:p>170,295953751</text:p>
          </table:table-cell>
          <table:table-cell office:value-type="float" office:value="0.00123906135559" calcext:value-type="float">
            <text:p>0,0012390614</text:p>
          </table:table-cell>
          <table:table-cell table:formula="of:=[.G702]*1000" office:value-type="float" office:value="1.23906135559" calcext:value-type="float">
            <text:p>1,2390613556</text:p>
          </table:table-cell>
          <table:table-cell office:value-type="float" office:value="0.17291943" calcext:value-type="float">
            <text:p>0,17291943</text:p>
          </table:table-cell>
          <table:table-cell table:formula="of:=[.I702]*1000" office:value-type="float" office:value="172.91943" calcext:value-type="float">
            <text:p>172,91943</text:p>
          </table:table-cell>
        </table:table-row>
        <table:table-row table:style-name="ro1" table:visibility="collapse">
          <table:table-cell/>
          <table:table-cell office:value-type="float" office:value="5.50715218535" calcext:value-type="float">
            <text:p>5,5071521854</text:p>
          </table:table-cell>
          <table:table-cell office:value-type="float" office:value="0.00117802619934" calcext:value-type="float">
            <text:p>0,0011780262</text:p>
          </table:table-cell>
          <table:table-cell table:formula="of:=[.C703]*1000" office:value-type="float" office:value="1.17802619934" calcext:value-type="float">
            <text:p>1,1780261993</text:p>
          </table:table-cell>
          <table:table-cell office:value-type="float" office:value="0.179111003876" calcext:value-type="float">
            <text:p>0,1791110039</text:p>
          </table:table-cell>
          <table:table-cell table:formula="of:=[.E703]*1000" office:value-type="float" office:value="179.111003876" calcext:value-type="float">
            <text:p>179,111003876</text:p>
          </table:table-cell>
          <table:table-cell office:value-type="float" office:value="0.00125098228455" calcext:value-type="float">
            <text:p>0,0012509823</text:p>
          </table:table-cell>
          <table:table-cell table:formula="of:=[.G703]*1000" office:value-type="float" office:value="1.25098228455" calcext:value-type="float">
            <text:p>1,2509822846</text:p>
          </table:table-cell>
          <table:table-cell office:value-type="float" office:value="0.181582053" calcext:value-type="float">
            <text:p>0,181582053</text:p>
          </table:table-cell>
          <table:table-cell table:formula="of:=[.I703]*1000" office:value-type="float" office:value="181.582053" calcext:value-type="float">
            <text:p>181,582053</text:p>
          </table:table-cell>
        </table:table-row>
        <table:table-row table:style-name="ro1" table:visibility="collapse">
          <table:table-cell/>
          <table:table-cell office:value-type="float" office:value="4.96434126083" calcext:value-type="float">
            <text:p>4,9643412608</text:p>
          </table:table-cell>
          <table:table-cell office:value-type="float" office:value="0.0018150806427" calcext:value-type="float">
            <text:p>0,0018150806</text:p>
          </table:table-cell>
          <table:table-cell table:formula="of:=[.C704]*1000" office:value-type="float" office:value="1.8150806427" calcext:value-type="float">
            <text:p>1,8150806427</text:p>
          </table:table-cell>
          <table:table-cell office:value-type="float" office:value="0.198222875595" calcext:value-type="float">
            <text:p>0,1982228756</text:p>
          </table:table-cell>
          <table:table-cell table:formula="of:=[.E704]*1000" office:value-type="float" office:value="198.222875595" calcext:value-type="float">
            <text:p>198,222875595</text:p>
          </table:table-cell>
          <table:table-cell office:value-type="float" office:value="0.00134801864624" calcext:value-type="float">
            <text:p>0,0013480186</text:p>
          </table:table-cell>
          <table:table-cell table:formula="of:=[.G704]*1000" office:value-type="float" office:value="1.34801864624" calcext:value-type="float">
            <text:p>1,3480186462</text:p>
          </table:table-cell>
          <table:table-cell office:value-type="float" office:value="0.201436595" calcext:value-type="float">
            <text:p>0,201436595</text:p>
          </table:table-cell>
          <table:table-cell table:formula="of:=[.I704]*1000" office:value-type="float" office:value="201.436595" calcext:value-type="float">
            <text:p>201,436595</text:p>
          </table:table-cell>
        </table:table-row>
        <table:table-row table:style-name="ro1" table:visibility="collapse">
          <table:table-cell/>
          <table:table-cell office:value-type="float" office:value="4.66911625937" calcext:value-type="float">
            <text:p>4,6691162594</text:p>
          </table:table-cell>
          <table:table-cell office:value-type="float" office:value="0.00163793563843" calcext:value-type="float">
            <text:p>0,0016379356</text:p>
          </table:table-cell>
          <table:table-cell table:formula="of:=[.C705]*1000" office:value-type="float" office:value="1.63793563843" calcext:value-type="float">
            <text:p>1,6379356384</text:p>
          </table:table-cell>
          <table:table-cell office:value-type="float" office:value="0.211241960526" calcext:value-type="float">
            <text:p>0,2112419605</text:p>
          </table:table-cell>
          <table:table-cell table:formula="of:=[.E705]*1000" office:value-type="float" office:value="211.241960526" calcext:value-type="float">
            <text:p>211,241960526</text:p>
          </table:table-cell>
          <table:table-cell office:value-type="float" office:value="0.00124502182007" calcext:value-type="float">
            <text:p>0,0012450218</text:p>
          </table:table-cell>
          <table:table-cell table:formula="of:=[.G705]*1000" office:value-type="float" office:value="1.24502182007" calcext:value-type="float">
            <text:p>1,2450218201</text:p>
          </table:table-cell>
          <table:table-cell office:value-type="float" office:value="0.214173292" calcext:value-type="float">
            <text:p>0,214173292</text:p>
          </table:table-cell>
          <table:table-cell table:formula="of:=[.I705]*1000" office:value-type="float" office:value="214.173292" calcext:value-type="float">
            <text:p>214,173292</text:p>
          </table:table-cell>
        </table:table-row>
        <table:table-row table:style-name="ro1" table:visibility="collapse">
          <table:table-cell/>
          <table:table-cell office:value-type="float" office:value="4.5549157058" calcext:value-type="float">
            <text:p>4,5549157058</text:p>
          </table:table-cell>
          <table:table-cell office:value-type="float" office:value="0.00206708908081" calcext:value-type="float">
            <text:p>0,0020670891</text:p>
          </table:table-cell>
          <table:table-cell table:formula="of:=[.C706]*1000" office:value-type="float" office:value="2.06708908081" calcext:value-type="float">
            <text:p>2,0670890808</text:p>
          </table:table-cell>
          <table:table-cell office:value-type="float" office:value="0.216181993484" calcext:value-type="float">
            <text:p>0,2161819935</text:p>
          </table:table-cell>
          <table:table-cell table:formula="of:=[.E706]*1000" office:value-type="float" office:value="216.181993484" calcext:value-type="float">
            <text:p>216,181993484</text:p>
          </table:table-cell>
          <table:table-cell office:value-type="float" office:value="0.00124597549438" calcext:value-type="float">
            <text:p>0,0012459755</text:p>
          </table:table-cell>
          <table:table-cell table:formula="of:=[.G706]*1000" office:value-type="float" office:value="1.24597549438" calcext:value-type="float">
            <text:p>1,2459754944</text:p>
          </table:table-cell>
          <table:table-cell office:value-type="float" office:value="0.219543031" calcext:value-type="float">
            <text:p>0,219543031</text:p>
          </table:table-cell>
          <table:table-cell table:formula="of:=[.I706]*1000" office:value-type="float" office:value="219.543031" calcext:value-type="float">
            <text:p>219,543031</text:p>
          </table:table-cell>
        </table:table-row>
        <table:table-row table:style-name="ro1" table:visibility="collapse">
          <table:table-cell/>
          <table:table-cell office:value-type="float" office:value="4.32185101076" calcext:value-type="float">
            <text:p>4,3218510108</text:p>
          </table:table-cell>
          <table:table-cell office:value-type="float" office:value="0.0012149810791" calcext:value-type="float">
            <text:p>0,0012149811</text:p>
          </table:table-cell>
          <table:table-cell table:formula="of:=[.C707]*1000" office:value-type="float" office:value="1.2149810791" calcext:value-type="float">
            <text:p>1,2149810791</text:p>
          </table:table-cell>
          <table:table-cell office:value-type="float" office:value="0.228891134262" calcext:value-type="float">
            <text:p>0,2288911343</text:p>
          </table:table-cell>
          <table:table-cell table:formula="of:=[.E707]*1000" office:value-type="float" office:value="228.891134262" calcext:value-type="float">
            <text:p>228,891134262</text:p>
          </table:table-cell>
          <table:table-cell office:value-type="float" office:value="0.00123500823975" calcext:value-type="float">
            <text:p>0,0012350082</text:p>
          </table:table-cell>
          <table:table-cell table:formula="of:=[.G707]*1000" office:value-type="float" office:value="1.23500823975" calcext:value-type="float">
            <text:p>1,2350082398</text:p>
          </table:table-cell>
          <table:table-cell office:value-type="float" office:value="0.23138234" calcext:value-type="float">
            <text:p>0,23138234</text:p>
          </table:table-cell>
          <table:table-cell table:formula="of:=[.I707]*1000" office:value-type="float" office:value="231.38234" calcext:value-type="float">
            <text:p>231,38234</text:p>
          </table:table-cell>
        </table:table-row>
        <table:table-row table:style-name="ro1" table:visibility="collapse">
          <table:table-cell/>
          <table:table-cell office:value-type="float" office:value="4.46395115709" calcext:value-type="float">
            <text:p>4,4639511571</text:p>
          </table:table-cell>
          <table:table-cell office:value-type="float" office:value="0.00113987922668" calcext:value-type="float">
            <text:p>0,0011398792</text:p>
          </table:table-cell>
          <table:table-cell table:formula="of:=[.C708]*1000" office:value-type="float" office:value="1.13987922668" calcext:value-type="float">
            <text:p>1,1398792267</text:p>
          </table:table-cell>
          <table:table-cell office:value-type="float" office:value="0.221601963043" calcext:value-type="float">
            <text:p>0,221601963</text:p>
          </table:table-cell>
          <table:table-cell table:formula="of:=[.E708]*1000" office:value-type="float" office:value="221.601963043" calcext:value-type="float">
            <text:p>221,601963043</text:p>
          </table:table-cell>
          <table:table-cell office:value-type="float" office:value="0.00122880935669" calcext:value-type="float">
            <text:p>0,0012288094</text:p>
          </table:table-cell>
          <table:table-cell table:formula="of:=[.G708]*1000" office:value-type="float" office:value="1.22880935669" calcext:value-type="float">
            <text:p>1,2288093567</text:p>
          </table:table-cell>
          <table:table-cell office:value-type="float" office:value="0.224016788" calcext:value-type="float">
            <text:p>0,224016788</text:p>
          </table:table-cell>
          <table:table-cell table:formula="of:=[.I708]*1000" office:value-type="float" office:value="224.016788" calcext:value-type="float">
            <text:p>224,016788</text:p>
          </table:table-cell>
        </table:table-row>
        <table:table-row table:style-name="ro1" table:visibility="collapse">
          <table:table-cell/>
          <table:table-cell office:value-type="float" office:value="4.40855067146" calcext:value-type="float">
            <text:p>4,4085506715</text:p>
          </table:table-cell>
          <table:table-cell office:value-type="float" office:value="0.00172781944275" calcext:value-type="float">
            <text:p>0,0017278194</text:p>
          </table:table-cell>
          <table:table-cell table:formula="of:=[.C709]*1000" office:value-type="float" office:value="1.72781944275" calcext:value-type="float">
            <text:p>1,7278194428</text:p>
          </table:table-cell>
          <table:table-cell office:value-type="float" office:value="0.223813056946" calcext:value-type="float">
            <text:p>0,2238130569</text:p>
          </table:table-cell>
          <table:table-cell table:formula="of:=[.E709]*1000" office:value-type="float" office:value="223.813056946" calcext:value-type="float">
            <text:p>223,813056946</text:p>
          </table:table-cell>
          <table:table-cell office:value-type="float" office:value="0.00124597549438" calcext:value-type="float">
            <text:p>0,0012459755</text:p>
          </table:table-cell>
          <table:table-cell table:formula="of:=[.G709]*1000" office:value-type="float" office:value="1.24597549438" calcext:value-type="float">
            <text:p>1,2459754944</text:p>
          </table:table-cell>
          <table:table-cell office:value-type="float" office:value="0.226831917" calcext:value-type="float">
            <text:p>0,226831917</text:p>
          </table:table-cell>
          <table:table-cell table:formula="of:=[.I709]*1000" office:value-type="float" office:value="226.831917" calcext:value-type="float">
            <text:p>226,831917</text:p>
          </table:table-cell>
        </table:table-row>
        <table:table-row table:style-name="ro1" table:visibility="collapse">
          <table:table-cell/>
          <table:table-cell office:value-type="float" office:value="4.13154681448" calcext:value-type="float">
            <text:p>4,1315468145</text:p>
          </table:table-cell>
          <table:table-cell office:value-type="float" office:value="0.00175285339355" calcext:value-type="float">
            <text:p>0,0017528534</text:p>
          </table:table-cell>
          <table:table-cell table:formula="of:=[.C710]*1000" office:value-type="float" office:value="1.75285339355" calcext:value-type="float">
            <text:p>1,7528533936</text:p>
          </table:table-cell>
          <table:table-cell office:value-type="float" office:value="0.239015102386" calcext:value-type="float">
            <text:p>0,2390151024</text:p>
          </table:table-cell>
          <table:table-cell table:formula="of:=[.E710]*1000" office:value-type="float" office:value="239.015102386" calcext:value-type="float">
            <text:p>239,015102386</text:p>
          </table:table-cell>
          <table:table-cell office:value-type="float" office:value="0.00122499465942" calcext:value-type="float">
            <text:p>0,0012249947</text:p>
          </table:table-cell>
          <table:table-cell table:formula="of:=[.G710]*1000" office:value-type="float" office:value="1.22499465942" calcext:value-type="float">
            <text:p>1,2249946594</text:p>
          </table:table-cell>
          <table:table-cell office:value-type="float" office:value="0.242040099" calcext:value-type="float">
            <text:p>0,242040099</text:p>
          </table:table-cell>
          <table:table-cell table:formula="of:=[.I710]*1000" office:value-type="float" office:value="242.040099" calcext:value-type="float">
            <text:p>242,040099</text:p>
          </table:table-cell>
        </table:table-row>
        <table:table-row table:style-name="ro1" table:visibility="collapse">
          <table:table-cell/>
          <table:table-cell office:value-type="float" office:value="3.74041658516" calcext:value-type="float">
            <text:p>3,7404165852</text:p>
          </table:table-cell>
          <table:table-cell office:value-type="float" office:value="0.001296043396" calcext:value-type="float">
            <text:p>0,0012960434</text:p>
          </table:table-cell>
          <table:table-cell table:formula="of:=[.C711]*1000" office:value-type="float" office:value="1.296043396" calcext:value-type="float">
            <text:p>1,296043396</text:p>
          </table:table-cell>
          <table:table-cell office:value-type="float" office:value="0.264672040939" calcext:value-type="float">
            <text:p>0,2646720409</text:p>
          </table:table-cell>
          <table:table-cell table:formula="of:=[.E711]*1000" office:value-type="float" office:value="264.672040939" calcext:value-type="float">
            <text:p>264,672040939</text:p>
          </table:table-cell>
          <table:table-cell office:value-type="float" office:value="0.00123310089111" calcext:value-type="float">
            <text:p>0,0012331009</text:p>
          </table:table-cell>
          <table:table-cell table:formula="of:=[.G711]*1000" office:value-type="float" office:value="1.23310089111" calcext:value-type="float">
            <text:p>1,2331008911</text:p>
          </table:table-cell>
          <table:table-cell office:value-type="float" office:value="0.2673499" calcext:value-type="float">
            <text:p>0,2673499</text:p>
          </table:table-cell>
          <table:table-cell table:formula="of:=[.I711]*1000" office:value-type="float" office:value="267.3499" calcext:value-type="float">
            <text:p>267,3499</text:p>
          </table:table-cell>
        </table:table-row>
        <table:table-row table:style-name="ro1" table:visibility="collapse">
          <table:table-cell/>
          <table:table-cell office:value-type="float" office:value="3.28171639753" calcext:value-type="float">
            <text:p>3,2817163975</text:p>
          </table:table-cell>
          <table:table-cell office:value-type="float" office:value="0.00120496749878" calcext:value-type="float">
            <text:p>0,0012049675</text:p>
          </table:table-cell>
          <table:table-cell table:formula="of:=[.C712]*1000" office:value-type="float" office:value="1.20496749878" calcext:value-type="float">
            <text:p>1,2049674988</text:p>
          </table:table-cell>
          <table:table-cell office:value-type="float" office:value="0.302233934402" calcext:value-type="float">
            <text:p>0,3022339344</text:p>
          </table:table-cell>
          <table:table-cell table:formula="of:=[.E712]*1000" office:value-type="float" office:value="302.233934402" calcext:value-type="float">
            <text:p>302,233934402</text:p>
          </table:table-cell>
          <table:table-cell office:value-type="float" office:value="0.00123310089111" calcext:value-type="float">
            <text:p>0,0012331009</text:p>
          </table:table-cell>
          <table:table-cell table:formula="of:=[.G712]*1000" office:value-type="float" office:value="1.23310089111" calcext:value-type="float">
            <text:p>1,2331008911</text:p>
          </table:table-cell>
          <table:table-cell office:value-type="float" office:value="0.304718592" calcext:value-type="float">
            <text:p>0,304718592</text:p>
          </table:table-cell>
          <table:table-cell table:formula="of:=[.I712]*1000" office:value-type="float" office:value="304.718592" calcext:value-type="float">
            <text:p>304,718592</text:p>
          </table:table-cell>
        </table:table-row>
        <table:table-row table:style-name="ro1" table:visibility="collapse">
          <table:table-cell/>
          <table:table-cell office:value-type="float" office:value="3.07246553447" calcext:value-type="float">
            <text:p>3,0724655345</text:p>
          </table:table-cell>
          <table:table-cell office:value-type="float" office:value="0.00155186653137" calcext:value-type="float">
            <text:p>0,0015518665</text:p>
          </table:table-cell>
          <table:table-cell table:formula="of:=[.C713]*1000" office:value-type="float" office:value="1.55186653137" calcext:value-type="float">
            <text:p>1,5518665314</text:p>
          </table:table-cell>
          <table:table-cell office:value-type="float" office:value="0.322621107101" calcext:value-type="float">
            <text:p>0,3226211071</text:p>
          </table:table-cell>
          <table:table-cell table:formula="of:=[.E713]*1000" office:value-type="float" office:value="322.621107101" calcext:value-type="float">
            <text:p>322,621107101</text:p>
          </table:table-cell>
          <table:table-cell office:value-type="float" office:value="0.0012469291687" calcext:value-type="float">
            <text:p>0,0012469292</text:p>
          </table:table-cell>
          <table:table-cell table:formula="of:=[.G713]*1000" office:value-type="float" office:value="1.2469291687" calcext:value-type="float">
            <text:p>1,2469291687</text:p>
          </table:table-cell>
          <table:table-cell office:value-type="float" office:value="0.325471511" calcext:value-type="float">
            <text:p>0,325471511</text:p>
          </table:table-cell>
          <table:table-cell table:formula="of:=[.I713]*1000" office:value-type="float" office:value="325.471511" calcext:value-type="float">
            <text:p>325,471511</text:p>
          </table:table-cell>
        </table:table-row>
        <table:table-row table:style-name="ro1" table:visibility="collapse">
          <table:table-cell/>
          <table:table-cell office:value-type="float" office:value="3.3056431944" calcext:value-type="float">
            <text:p>3,3056431944</text:p>
          </table:table-cell>
          <table:table-cell office:value-type="float" office:value="0.0012378692627" calcext:value-type="float">
            <text:p>0,0012378693</text:p>
          </table:table-cell>
          <table:table-cell table:formula="of:=[.C714]*1000" office:value-type="float" office:value="1.2378692627" calcext:value-type="float">
            <text:p>1,2378692627</text:p>
          </table:table-cell>
          <table:table-cell office:value-type="float" office:value="0.299982070923" calcext:value-type="float">
            <text:p>0,2999820709</text:p>
          </table:table-cell>
          <table:table-cell table:formula="of:=[.E714]*1000" office:value-type="float" office:value="299.982070923" calcext:value-type="float">
            <text:p>299,982070923</text:p>
          </table:table-cell>
          <table:table-cell office:value-type="float" office:value="0.0012469291687" calcext:value-type="float">
            <text:p>0,0012469292</text:p>
          </table:table-cell>
          <table:table-cell table:formula="of:=[.G714]*1000" office:value-type="float" office:value="1.2469291687" calcext:value-type="float">
            <text:p>1,2469291687</text:p>
          </table:table-cell>
          <table:table-cell office:value-type="float" office:value="0.302512988" calcext:value-type="float">
            <text:p>0,302512988</text:p>
          </table:table-cell>
          <table:table-cell table:formula="of:=[.I714]*1000" office:value-type="float" office:value="302.512988" calcext:value-type="float">
            <text:p>302,512988</text:p>
          </table:table-cell>
        </table:table-row>
        <table:table-row table:style-name="ro1" table:visibility="collapse">
          <table:table-cell/>
          <table:table-cell office:value-type="float" office:value="4.34204934899" calcext:value-type="float">
            <text:p>4,342049349</text:p>
          </table:table-cell>
          <table:table-cell office:value-type="float" office:value="0.00164008140564" calcext:value-type="float">
            <text:p>0,0016400814</text:p>
          </table:table-cell>
          <table:table-cell table:formula="of:=[.C715]*1000" office:value-type="float" office:value="1.64008140564" calcext:value-type="float">
            <text:p>1,6400814056</text:p>
          </table:table-cell>
          <table:table-cell office:value-type="float" office:value="0.227348089218" calcext:value-type="float">
            <text:p>0,2273480892</text:p>
          </table:table-cell>
          <table:table-cell table:formula="of:=[.E715]*1000" office:value-type="float" office:value="227.348089218" calcext:value-type="float">
            <text:p>227,348089218</text:p>
          </table:table-cell>
          <table:table-cell office:value-type="float" office:value="0.00126600265503" calcext:value-type="float">
            <text:p>0,0012660027</text:p>
          </table:table-cell>
          <table:table-cell table:formula="of:=[.G715]*1000" office:value-type="float" office:value="1.26600265503" calcext:value-type="float">
            <text:p>1,266002655</text:p>
          </table:table-cell>
          <table:table-cell office:value-type="float" office:value="0.230305996" calcext:value-type="float">
            <text:p>0,230305996</text:p>
          </table:table-cell>
          <table:table-cell table:formula="of:=[.I715]*1000" office:value-type="float" office:value="230.305996" calcext:value-type="float">
            <text:p>230,305996</text:p>
          </table:table-cell>
        </table:table-row>
        <table:table-row table:style-name="ro1" table:visibility="collapse">
          <table:table-cell/>
          <table:table-cell office:value-type="float" office:value="4.25372848979" calcext:value-type="float">
            <text:p>4,2537284898</text:p>
          </table:table-cell>
          <table:table-cell office:value-type="float" office:value="0.00171995162964" calcext:value-type="float">
            <text:p>0,0017199516</text:p>
          </table:table-cell>
          <table:table-cell table:formula="of:=[.C716]*1000" office:value-type="float" office:value="1.71995162964" calcext:value-type="float">
            <text:p>1,7199516296</text:p>
          </table:table-cell>
          <table:table-cell office:value-type="float" office:value="0.232052087784" calcext:value-type="float">
            <text:p>0,2320520878</text:p>
          </table:table-cell>
          <table:table-cell table:formula="of:=[.E716]*1000" office:value-type="float" office:value="232.052087784" calcext:value-type="float">
            <text:p>232,052087784</text:p>
          </table:table-cell>
          <table:table-cell office:value-type="float" office:value="0.00125002861023" calcext:value-type="float">
            <text:p>0,0012500286</text:p>
          </table:table-cell>
          <table:table-cell table:formula="of:=[.G716]*1000" office:value-type="float" office:value="1.25002861023" calcext:value-type="float">
            <text:p>1,2500286102</text:p>
          </table:table-cell>
          <table:table-cell office:value-type="float" office:value="0.235087877" calcext:value-type="float">
            <text:p>0,235087877</text:p>
          </table:table-cell>
          <table:table-cell table:formula="of:=[.I716]*1000" office:value-type="float" office:value="235.087877" calcext:value-type="float">
            <text:p>235,087877</text:p>
          </table:table-cell>
        </table:table-row>
        <table:table-row table:style-name="ro1" table:visibility="collapse">
          <table:table-cell/>
          <table:table-cell office:value-type="float" office:value="3.89399089527" calcext:value-type="float">
            <text:p>3,8939908953</text:p>
          </table:table-cell>
          <table:table-cell office:value-type="float" office:value="0.0019428730011" calcext:value-type="float">
            <text:p>0,001942873</text:p>
          </table:table-cell>
          <table:table-cell table:formula="of:=[.C717]*1000" office:value-type="float" office:value="1.9428730011" calcext:value-type="float">
            <text:p>1,9428730011</text:p>
          </table:table-cell>
          <table:table-cell office:value-type="float" office:value="0.253581047058" calcext:value-type="float">
            <text:p>0,2535810471</text:p>
          </table:table-cell>
          <table:table-cell table:formula="of:=[.E717]*1000" office:value-type="float" office:value="253.581047058" calcext:value-type="float">
            <text:p>253,581047058</text:p>
          </table:table-cell>
          <table:table-cell office:value-type="float" office:value="0.00123500823975" calcext:value-type="float">
            <text:p>0,0012350082</text:p>
          </table:table-cell>
          <table:table-cell table:formula="of:=[.G717]*1000" office:value-type="float" office:value="1.23500823975" calcext:value-type="float">
            <text:p>1,2350082398</text:p>
          </table:table-cell>
          <table:table-cell office:value-type="float" office:value="0.256805942" calcext:value-type="float">
            <text:p>0,256805942</text:p>
          </table:table-cell>
          <table:table-cell table:formula="of:=[.I717]*1000" office:value-type="float" office:value="256.805942" calcext:value-type="float">
            <text:p>256,805942</text:p>
          </table:table-cell>
        </table:table-row>
        <table:table-row table:style-name="ro1" table:visibility="collapse">
          <table:table-cell/>
          <table:table-cell office:value-type="float" office:value="4.32031546391" calcext:value-type="float">
            <text:p>4,3203154639</text:p>
          </table:table-cell>
          <table:table-cell office:value-type="float" office:value="0.00158095359802" calcext:value-type="float">
            <text:p>0,0015809536</text:p>
          </table:table-cell>
          <table:table-cell table:formula="of:=[.C718]*1000" office:value-type="float" office:value="1.58095359802" calcext:value-type="float">
            <text:p>1,580953598</text:p>
          </table:table-cell>
          <table:table-cell office:value-type="float" office:value="0.228610992432" calcext:value-type="float">
            <text:p>0,2286109924</text:p>
          </table:table-cell>
          <table:table-cell table:formula="of:=[.E718]*1000" office:value-type="float" office:value="228.610992432" calcext:value-type="float">
            <text:p>228,610992432</text:p>
          </table:table-cell>
          <table:table-cell office:value-type="float" office:value="0.00122904777527" calcext:value-type="float">
            <text:p>0,0012290478</text:p>
          </table:table-cell>
          <table:table-cell table:formula="of:=[.G718]*1000" office:value-type="float" office:value="1.22904777527" calcext:value-type="float">
            <text:p>1,2290477753</text:p>
          </table:table-cell>
          <table:table-cell office:value-type="float" office:value="0.231464579" calcext:value-type="float">
            <text:p>0,231464579</text:p>
          </table:table-cell>
          <table:table-cell table:formula="of:=[.I718]*1000" office:value-type="float" office:value="231.464579" calcext:value-type="float">
            <text:p>231,464579</text:p>
          </table:table-cell>
        </table:table-row>
        <table:table-row table:style-name="ro1" table:visibility="collapse">
          <table:table-cell/>
          <table:table-cell office:value-type="float" office:value="4.36658640401" calcext:value-type="float">
            <text:p>4,366586404</text:p>
          </table:table-cell>
          <table:table-cell office:value-type="float" office:value="0.00164890289307" calcext:value-type="float">
            <text:p>0,0016489029</text:p>
          </table:table-cell>
          <table:table-cell table:formula="of:=[.C719]*1000" office:value-type="float" office:value="1.64890289307" calcext:value-type="float">
            <text:p>1,6489028931</text:p>
          </table:table-cell>
          <table:table-cell office:value-type="float" office:value="0.226094007492" calcext:value-type="float">
            <text:p>0,2260940075</text:p>
          </table:table-cell>
          <table:table-cell table:formula="of:=[.E719]*1000" office:value-type="float" office:value="226.094007492" calcext:value-type="float">
            <text:p>226,094007492</text:p>
          </table:table-cell>
          <table:table-cell office:value-type="float" office:value="0.00122284889221" calcext:value-type="float">
            <text:p>0,0012228489</text:p>
          </table:table-cell>
          <table:table-cell table:formula="of:=[.G719]*1000" office:value-type="float" office:value="1.22284889221" calcext:value-type="float">
            <text:p>1,2228488922</text:p>
          </table:table-cell>
          <table:table-cell office:value-type="float" office:value="0.229011843" calcext:value-type="float">
            <text:p>0,229011843</text:p>
          </table:table-cell>
          <table:table-cell table:formula="of:=[.I719]*1000" office:value-type="float" office:value="229.011843" calcext:value-type="float">
            <text:p>229,011843</text:p>
          </table:table-cell>
        </table:table-row>
        <table:table-row table:style-name="ro1" table:visibility="collapse">
          <table:table-cell/>
          <table:table-cell office:value-type="float" office:value="4.38752887389" calcext:value-type="float">
            <text:p>4,3875288739</text:p>
          </table:table-cell>
          <table:table-cell office:value-type="float" office:value="0.00152397155762" calcext:value-type="float">
            <text:p>0,0015239716</text:p>
          </table:table-cell>
          <table:table-cell table:formula="of:=[.C720]*1000" office:value-type="float" office:value="1.52397155762" calcext:value-type="float">
            <text:p>1,5239715576</text:p>
          </table:table-cell>
          <table:table-cell office:value-type="float" office:value="0.225118875504" calcext:value-type="float">
            <text:p>0,2251188755</text:p>
          </table:table-cell>
          <table:table-cell table:formula="of:=[.E720]*1000" office:value-type="float" office:value="225.118875504" calcext:value-type="float">
            <text:p>225,118875504</text:p>
          </table:table-cell>
          <table:table-cell office:value-type="float" office:value="0.00123000144958" calcext:value-type="float">
            <text:p>0,0012300014</text:p>
          </table:table-cell>
          <table:table-cell table:formula="of:=[.G720]*1000" office:value-type="float" office:value="1.23000144958" calcext:value-type="float">
            <text:p>1,2300014496</text:p>
          </table:table-cell>
          <table:table-cell office:value-type="float" office:value="0.227918728" calcext:value-type="float">
            <text:p>0,227918728</text:p>
          </table:table-cell>
          <table:table-cell table:formula="of:=[.I720]*1000" office:value-type="float" office:value="227.918728" calcext:value-type="float">
            <text:p>227,918728</text:p>
          </table:table-cell>
        </table:table-row>
        <table:table-row table:style-name="ro1" table:visibility="collapse">
          <table:table-cell/>
          <table:table-cell office:value-type="float" office:value="4.35790444203" calcext:value-type="float">
            <text:p>4,357904442</text:p>
          </table:table-cell>
          <table:table-cell office:value-type="float" office:value="0.00154209136963" calcext:value-type="float">
            <text:p>0,0015420914</text:p>
          </table:table-cell>
          <table:table-cell table:formula="of:=[.C721]*1000" office:value-type="float" office:value="1.54209136963" calcext:value-type="float">
            <text:p>1,5420913696</text:p>
          </table:table-cell>
          <table:table-cell office:value-type="float" office:value="0.22665309906" calcext:value-type="float">
            <text:p>0,2266530991</text:p>
          </table:table-cell>
          <table:table-cell table:formula="of:=[.E721]*1000" office:value-type="float" office:value="226.65309906" calcext:value-type="float">
            <text:p>226,65309906</text:p>
          </table:table-cell>
          <table:table-cell office:value-type="float" office:value="0.00122809410095" calcext:value-type="float">
            <text:p>0,0012280941</text:p>
          </table:table-cell>
          <table:table-cell table:formula="of:=[.G721]*1000" office:value-type="float" office:value="1.22809410095" calcext:value-type="float">
            <text:p>1,228094101</text:p>
          </table:table-cell>
          <table:table-cell office:value-type="float" office:value="0.229468088" calcext:value-type="float">
            <text:p>0,229468088</text:p>
          </table:table-cell>
          <table:table-cell table:formula="of:=[.I721]*1000" office:value-type="float" office:value="229.468088" calcext:value-type="float">
            <text:p>229,468088</text:p>
          </table:table-cell>
        </table:table-row>
        <table:table-row table:style-name="ro1" table:visibility="collapse">
          <table:table-cell/>
          <table:table-cell office:value-type="float" office:value="4.28462347567" calcext:value-type="float">
            <text:p>4,2846234757</text:p>
          </table:table-cell>
          <table:table-cell office:value-type="float" office:value="0.00145602226257" calcext:value-type="float">
            <text:p>0,0014560223</text:p>
          </table:table-cell>
          <table:table-cell table:formula="of:=[.C722]*1000" office:value-type="float" office:value="1.45602226257" calcext:value-type="float">
            <text:p>1,4560222626</text:p>
          </table:table-cell>
          <table:table-cell office:value-type="float" office:value="0.230660915375" calcext:value-type="float">
            <text:p>0,2306609154</text:p>
          </table:table-cell>
          <table:table-cell table:formula="of:=[.E722]*1000" office:value-type="float" office:value="230.660915375" calcext:value-type="float">
            <text:p>230,660915375</text:p>
          </table:table-cell>
          <table:table-cell office:value-type="float" office:value="0.00122904777527" calcext:value-type="float">
            <text:p>0,0012290478</text:p>
          </table:table-cell>
          <table:table-cell table:formula="of:=[.G722]*1000" office:value-type="float" office:value="1.22904777527" calcext:value-type="float">
            <text:p>1,2290477753</text:p>
          </table:table-cell>
          <table:table-cell office:value-type="float" office:value="0.233392737" calcext:value-type="float">
            <text:p>0,233392737</text:p>
          </table:table-cell>
          <table:table-cell table:formula="of:=[.I722]*1000" office:value-type="float" office:value="233.392737" calcext:value-type="float">
            <text:p>233,392737</text:p>
          </table:table-cell>
        </table:table-row>
        <table:table-row table:style-name="ro1" table:visibility="collapse">
          <table:table-cell/>
          <table:table-cell office:value-type="float" office:value="4.38939050429" calcext:value-type="float">
            <text:p>4,3893905043</text:p>
          </table:table-cell>
          <table:table-cell office:value-type="float" office:value="0.00149989128113" calcext:value-type="float">
            <text:p>0,0014998913</text:p>
          </table:table-cell>
          <table:table-cell table:formula="of:=[.C723]*1000" office:value-type="float" office:value="1.49989128113" calcext:value-type="float">
            <text:p>1,4998912811</text:p>
          </table:table-cell>
          <table:table-cell office:value-type="float" office:value="0.225041866302" calcext:value-type="float">
            <text:p>0,2250418663</text:p>
          </table:table-cell>
          <table:table-cell table:formula="of:=[.E723]*1000" office:value-type="float" office:value="225.041866302" calcext:value-type="float">
            <text:p>225,041866302</text:p>
          </table:table-cell>
          <table:table-cell office:value-type="float" office:value="0.00123596191406" calcext:value-type="float">
            <text:p>0,0012359619</text:p>
          </table:table-cell>
          <table:table-cell table:formula="of:=[.G723]*1000" office:value-type="float" office:value="1.23596191406" calcext:value-type="float">
            <text:p>1,2359619141</text:p>
          </table:table-cell>
          <table:table-cell office:value-type="float" office:value="0.227822063" calcext:value-type="float">
            <text:p>0,227822063</text:p>
          </table:table-cell>
          <table:table-cell table:formula="of:=[.I723]*1000" office:value-type="float" office:value="227.822063" calcext:value-type="float">
            <text:p>227,822063</text:p>
          </table:table-cell>
        </table:table-row>
        <table:table-row table:style-name="ro1" table:visibility="collapse">
          <table:table-cell/>
          <table:table-cell office:value-type="float" office:value="4.30753388322" calcext:value-type="float">
            <text:p>4,3075338832</text:p>
          </table:table-cell>
          <table:table-cell office:value-type="float" office:value="0.00173807144165" calcext:value-type="float">
            <text:p>0,0017380714</text:p>
          </table:table-cell>
          <table:table-cell table:formula="of:=[.C724]*1000" office:value-type="float" office:value="1.73807144165" calcext:value-type="float">
            <text:p>1,7380714417</text:p>
          </table:table-cell>
          <table:table-cell office:value-type="float" office:value="0.229132890701" calcext:value-type="float">
            <text:p>0,2291328907</text:p>
          </table:table-cell>
          <table:table-cell table:formula="of:=[.E724]*1000" office:value-type="float" office:value="229.132890701" calcext:value-type="float">
            <text:p>229,132890701</text:p>
          </table:table-cell>
          <table:table-cell office:value-type="float" office:value="0.00123596191406" calcext:value-type="float">
            <text:p>0,0012359619</text:p>
          </table:table-cell>
          <table:table-cell table:formula="of:=[.G724]*1000" office:value-type="float" office:value="1.23596191406" calcext:value-type="float">
            <text:p>1,2359619141</text:p>
          </table:table-cell>
          <table:table-cell office:value-type="float" office:value="0.232151395" calcext:value-type="float">
            <text:p>0,232151395</text:p>
          </table:table-cell>
          <table:table-cell table:formula="of:=[.I724]*1000" office:value-type="float" office:value="232.151395" calcext:value-type="float">
            <text:p>232,151395</text:p>
          </table:table-cell>
        </table:table-row>
        <table:table-row table:style-name="ro1" table:visibility="collapse">
          <table:table-cell/>
          <table:table-cell office:value-type="float" office:value="4.334119979" calcext:value-type="float">
            <text:p>4,334119979</text:p>
          </table:table-cell>
          <table:table-cell office:value-type="float" office:value="0.0016930103302" calcext:value-type="float">
            <text:p>0,0016930103</text:p>
          </table:table-cell>
          <table:table-cell table:formula="of:=[.C725]*1000" office:value-type="float" office:value="1.6930103302" calcext:value-type="float">
            <text:p>1,6930103302</text:p>
          </table:table-cell>
          <table:table-cell office:value-type="float" office:value="0.227756977081" calcext:value-type="float">
            <text:p>0,2277569771</text:p>
          </table:table-cell>
          <table:table-cell table:formula="of:=[.E725]*1000" office:value-type="float" office:value="227.756977081" calcext:value-type="float">
            <text:p>227,756977081</text:p>
          </table:table-cell>
          <table:table-cell office:value-type="float" office:value="0.0012309551239" calcext:value-type="float">
            <text:p>0,0012309551</text:p>
          </table:table-cell>
          <table:table-cell table:formula="of:=[.G725]*1000" office:value-type="float" office:value="1.2309551239" calcext:value-type="float">
            <text:p>1,2309551239</text:p>
          </table:table-cell>
          <table:table-cell office:value-type="float" office:value="0.230727346" calcext:value-type="float">
            <text:p>0,230727346</text:p>
          </table:table-cell>
          <table:table-cell table:formula="of:=[.I725]*1000" office:value-type="float" office:value="230.727346" calcext:value-type="float">
            <text:p>230,727346</text:p>
          </table:table-cell>
        </table:table-row>
        <table:table-row table:style-name="ro1" table:visibility="collapse">
          <table:table-cell/>
          <table:table-cell office:value-type="float" office:value="4.36872851547" calcext:value-type="float">
            <text:p>4,3687285155</text:p>
          </table:table-cell>
          <table:table-cell office:value-type="float" office:value="0.00176310539246" calcext:value-type="float">
            <text:p>0,0017631054</text:p>
          </table:table-cell>
          <table:table-cell table:formula="of:=[.C726]*1000" office:value-type="float" office:value="1.76310539246" calcext:value-type="float">
            <text:p>1,7631053925</text:p>
          </table:table-cell>
          <table:table-cell office:value-type="float" office:value="0.225841999054" calcext:value-type="float">
            <text:p>0,2258419991</text:p>
          </table:table-cell>
          <table:table-cell table:formula="of:=[.E726]*1000" office:value-type="float" office:value="225.841999054" calcext:value-type="float">
            <text:p>225,841999054</text:p>
          </table:table-cell>
          <table:table-cell office:value-type="float" office:value="0.00124907493591" calcext:value-type="float">
            <text:p>0,0012490749</text:p>
          </table:table-cell>
          <table:table-cell table:formula="of:=[.G726]*1000" office:value-type="float" office:value="1.24907493591" calcext:value-type="float">
            <text:p>1,2490749359</text:p>
          </table:table-cell>
          <table:table-cell office:value-type="float" office:value="0.228899552" calcext:value-type="float">
            <text:p>0,228899552</text:p>
          </table:table-cell>
          <table:table-cell table:formula="of:=[.I726]*1000" office:value-type="float" office:value="228.899552" calcext:value-type="float">
            <text:p>228,899552</text:p>
          </table:table-cell>
        </table:table-row>
        <table:table-row table:style-name="ro1" table:visibility="collapse">
          <table:table-cell/>
          <table:table-cell office:value-type="float" office:value="4.4412377918" calcext:value-type="float">
            <text:p>4,4412377918</text:p>
          </table:table-cell>
          <table:table-cell office:value-type="float" office:value="0.00190496444702" calcext:value-type="float">
            <text:p>0,0019049644</text:p>
          </table:table-cell>
          <table:table-cell table:formula="of:=[.C727]*1000" office:value-type="float" office:value="1.90496444702" calcext:value-type="float">
            <text:p>1,904964447</text:p>
          </table:table-cell>
          <table:table-cell office:value-type="float" office:value="0.221963882446" calcext:value-type="float">
            <text:p>0,2219638824</text:p>
          </table:table-cell>
          <table:table-cell table:formula="of:=[.E727]*1000" office:value-type="float" office:value="221.963882446" calcext:value-type="float">
            <text:p>221,963882446</text:p>
          </table:table-cell>
          <table:table-cell office:value-type="float" office:value="0.00124096870422" calcext:value-type="float">
            <text:p>0,0012409687</text:p>
          </table:table-cell>
          <table:table-cell table:formula="of:=[.G727]*1000" office:value-type="float" office:value="1.24096870422" calcext:value-type="float">
            <text:p>1,2409687042</text:p>
          </table:table-cell>
          <table:table-cell office:value-type="float" office:value="0.225162454" calcext:value-type="float">
            <text:p>0,225162454</text:p>
          </table:table-cell>
          <table:table-cell table:formula="of:=[.I727]*1000" office:value-type="float" office:value="225.162454" calcext:value-type="float">
            <text:p>225,162454</text:p>
          </table:table-cell>
        </table:table-row>
        <table:table-row table:style-name="ro1" table:visibility="collapse">
          <table:table-cell/>
          <table:table-cell office:value-type="float" office:value="4.37349815987" calcext:value-type="float">
            <text:p>4,3734981599</text:p>
          </table:table-cell>
          <table:table-cell office:value-type="float" office:value="0.00174999237061" calcext:value-type="float">
            <text:p>0,0017499924</text:p>
          </table:table-cell>
          <table:table-cell table:formula="of:=[.C728]*1000" office:value-type="float" office:value="1.74999237061" calcext:value-type="float">
            <text:p>1,7499923706</text:p>
          </table:table-cell>
          <table:table-cell office:value-type="float" office:value="0.225521802902" calcext:value-type="float">
            <text:p>0,2255218029</text:p>
          </table:table-cell>
          <table:table-cell table:formula="of:=[.E728]*1000" office:value-type="float" office:value="225.521802902" calcext:value-type="float">
            <text:p>225,521802902</text:p>
          </table:table-cell>
          <table:table-cell office:value-type="float" office:value="0.0013279914856" calcext:value-type="float">
            <text:p>0,0013279915</text:p>
          </table:table-cell>
          <table:table-cell table:formula="of:=[.G728]*1000" office:value-type="float" office:value="1.3279914856" calcext:value-type="float">
            <text:p>1,3279914856</text:p>
          </table:table-cell>
          <table:table-cell office:value-type="float" office:value="0.228649919" calcext:value-type="float">
            <text:p>0,228649919</text:p>
          </table:table-cell>
          <table:table-cell table:formula="of:=[.I728]*1000" office:value-type="float" office:value="228.649919" calcext:value-type="float">
            <text:p>228,649919</text:p>
          </table:table-cell>
        </table:table-row>
        <table:table-row table:style-name="ro1" table:visibility="collapse">
          <table:table-cell/>
          <table:table-cell office:value-type="float" office:value="4.32793094592" calcext:value-type="float">
            <text:p>4,3279309459</text:p>
          </table:table-cell>
          <table:table-cell office:value-type="float" office:value="0.00181007385254" calcext:value-type="float">
            <text:p>0,0018100739</text:p>
          </table:table-cell>
          <table:table-cell table:formula="of:=[.C729]*1000" office:value-type="float" office:value="1.81007385254" calcext:value-type="float">
            <text:p>1,8100738525</text:p>
          </table:table-cell>
          <table:table-cell office:value-type="float" office:value="0.227945804596" calcext:value-type="float">
            <text:p>0,2279458046</text:p>
          </table:table-cell>
          <table:table-cell table:formula="of:=[.E729]*1000" office:value-type="float" office:value="227.945804596" calcext:value-type="float">
            <text:p>227,945804596</text:p>
          </table:table-cell>
          <table:table-cell office:value-type="float" office:value="0.00125122070312" calcext:value-type="float">
            <text:p>0,0012512207</text:p>
          </table:table-cell>
          <table:table-cell table:formula="of:=[.G729]*1000" office:value-type="float" office:value="1.25122070312" calcext:value-type="float">
            <text:p>1,2512207031</text:p>
          </table:table-cell>
          <table:table-cell office:value-type="float" office:value="0.231057291" calcext:value-type="float">
            <text:p>0,231057291</text:p>
          </table:table-cell>
          <table:table-cell table:formula="of:=[.I729]*1000" office:value-type="float" office:value="231.057291" calcext:value-type="float">
            <text:p>231,057291</text:p>
          </table:table-cell>
        </table:table-row>
        <table:table-row table:style-name="ro1" table:visibility="collapse">
          <table:table-cell/>
          <table:table-cell office:value-type="float" office:value="4.47076774872" calcext:value-type="float">
            <text:p>4,4707677487</text:p>
          </table:table-cell>
          <table:table-cell office:value-type="float" office:value="0.0016610622406" calcext:value-type="float">
            <text:p>0,0016610622</text:p>
          </table:table-cell>
          <table:table-cell table:formula="of:=[.C730]*1000" office:value-type="float" office:value="1.6610622406" calcext:value-type="float">
            <text:p>1,6610622406</text:p>
          </table:table-cell>
          <table:table-cell office:value-type="float" office:value="0.220690965652" calcext:value-type="float">
            <text:p>0,2206909657</text:p>
          </table:table-cell>
          <table:table-cell table:formula="of:=[.E730]*1000" office:value-type="float" office:value="220.690965652" calcext:value-type="float">
            <text:p>220,690965652</text:p>
          </table:table-cell>
          <table:table-cell office:value-type="float" office:value="0.00127601623535" calcext:value-type="float">
            <text:p>0,0012760162</text:p>
          </table:table-cell>
          <table:table-cell table:formula="of:=[.G730]*1000" office:value-type="float" office:value="1.27601623535" calcext:value-type="float">
            <text:p>1,2760162354</text:p>
          </table:table-cell>
          <table:table-cell office:value-type="float" office:value="0.223675229" calcext:value-type="float">
            <text:p>0,223675229</text:p>
          </table:table-cell>
          <table:table-cell table:formula="of:=[.I730]*1000" office:value-type="float" office:value="223.675229" calcext:value-type="float">
            <text:p>223,675229</text:p>
          </table:table-cell>
        </table:table-row>
        <table:table-row table:style-name="ro1">
          <table:table-cell table:style-name="ce1" office:value-type="string" calcext:value-type="string">
            <text:p>Média</text:p>
          </table:table-cell>
          <table:table-cell table:style-name="ce1" table:formula="of:=AVERAGE([.B2:.B730])" office:value-type="float" office:value="5.73285298775141" calcext:value-type="float">
            <text:p>5,7328529878</text:p>
          </table:table-cell>
          <table:table-cell table:style-name="ce1"/>
          <table:table-cell table:style-name="ce1" table:formula="of:=AVERAGE([.D2:.D730])" office:value-type="float" office:value="1.59356034832239" calcext:value-type="float">
            <text:p>1,5935603483</text:p>
          </table:table-cell>
          <table:table-cell table:style-name="ce1"/>
          <table:table-cell table:style-name="ce1" table:formula="of:=AVERAGE([.F2:.F730])" office:value-type="float" office:value="176.295170568148" calcext:value-type="float">
            <text:p>176,2951705681</text:p>
          </table:table-cell>
          <table:table-cell table:style-name="ce1"/>
          <table:table-cell table:style-name="ce1" table:formula="of:=AVERAGE([.H2:.H730])" office:value-type="float" office:value="1.25354242259406" calcext:value-type="float">
            <text:p>1,2535424226</text:p>
          </table:table-cell>
          <table:table-cell table:style-name="ce1"/>
          <table:table-cell table:style-name="ce1" table:formula="of:=AVERAGE([.J2:.J730])" office:value-type="float" office:value="179.191746633745" calcext:value-type="float">
            <text:p>179,1917466337</text:p>
          </table:table-cell>
        </table:table-row>
        <table:table-row table:style-name="ro1">
          <table:table-cell table:style-name="ce1" office:value-type="string" calcext:value-type="string">
            <text:p>Variância</text:p>
          </table:table-cell>
          <table:table-cell table:style-name="ce1" table:formula="of:=VAR([.B2:.B730])" office:value-type="float" office:value="0.81478404625267" calcext:value-type="float">
            <text:p>0,8147840463</text:p>
          </table:table-cell>
          <table:table-cell table:style-name="ce1"/>
          <table:table-cell table:style-name="ce1" table:formula="of:=VAR([.D2:.D730])" office:value-type="float" office:value="0.0923187518432591" calcext:value-type="float">
            <text:p>0,0923187518</text:p>
          </table:table-cell>
          <table:table-cell table:style-name="ce1"/>
          <table:table-cell table:style-name="ce1" table:formula="of:=VAR([.F2:.F730])" office:value-type="float" office:value="968.032426257125" calcext:value-type="float">
            <text:p>968,0324262571</text:p>
          </table:table-cell>
          <table:table-cell table:style-name="ce1"/>
          <table:table-cell table:style-name="ce1" table:formula="of:=VAR([.H2:.H730])" office:value-type="float" office:value="0.00143471110117118" calcext:value-type="float">
            <text:p>0,0014347111</text:p>
          </table:table-cell>
          <table:table-cell table:style-name="ce1"/>
          <table:table-cell table:style-name="ce1" table:formula="of:=VAR([.J2:.J730])" office:value-type="float" office:value="968.417952467058" calcext:value-type="float">
            <text:p>968,4179524671</text:p>
          </table:table-cell>
        </table:table-row>
        <table:table-row table:style-name="ro1">
          <table:table-cell table:style-name="ce1" office:value-type="string" calcext:value-type="string">
            <text:p>Desvio Padrão</text:p>
          </table:table-cell>
          <table:table-cell table:style-name="ce1" table:formula="of:=STDEV([.B2:.B730])" office:value-type="float" office:value="0.902653890620691" calcext:value-type="float">
            <text:p>0,9026538906</text:p>
          </table:table-cell>
          <table:table-cell table:style-name="ce1"/>
          <table:table-cell table:style-name="ce1" table:formula="of:=STDEV([.D2:.D730])" office:value-type="float" office:value="0.303840010273925" calcext:value-type="float">
            <text:p>0,3038400103</text:p>
          </table:table-cell>
          <table:table-cell table:style-name="ce1"/>
          <table:table-cell table:style-name="ce1" table:formula="of:=STDEV([.F2:.F730])" office:value-type="float" office:value="31.1132194775328" calcext:value-type="float">
            <text:p>31,1132194775</text:p>
          </table:table-cell>
          <table:table-cell table:style-name="ce1"/>
          <table:table-cell table:style-name="ce1" table:formula="of:=STDEV([.H2:.H730])" office:value-type="float" office:value="0.0378775804556097" calcext:value-type="float">
            <text:p>0,0378775805</text:p>
          </table:table-cell>
          <table:table-cell table:style-name="ce1"/>
          <table:table-cell table:style-name="ce1" table:formula="of:=STDEV([.J2:.J730])" office:value-type="float" office:value="31.1194143978812" calcext:value-type="float">
            <text:p>31,1194143979</text:p>
          </table:table-cell>
        </table:table-row>
        <table:table-row table:style-name="ro1">
          <table:table-cell table:style-name="ce1" office:value-type="string" calcext:value-type="string">
            <text:p>Máximo</text:p>
          </table:table-cell>
          <table:table-cell table:style-name="ce1" table:formula="of:=MAX([.B2:.B730])" office:value-type="float" office:value="7.55477276358" calcext:value-type="float">
            <text:p>7,5547727636</text:p>
          </table:table-cell>
          <table:table-cell table:style-name="ce1"/>
          <table:table-cell table:style-name="ce1" table:formula="of:=MAX([.D2:.D730])" office:value-type="float" office:value="2.45714187622" calcext:value-type="float">
            <text:p>2,4571418762</text:p>
          </table:table-cell>
          <table:table-cell table:style-name="ce1"/>
          <table:table-cell table:style-name="ce1" table:formula="of:=MAX([.F2:.F730])" office:value-type="float" office:value="344.157934189" calcext:value-type="float">
            <text:p>344,157934189</text:p>
          </table:table-cell>
          <table:table-cell table:style-name="ce1"/>
          <table:table-cell table:style-name="ce1" table:formula="of:=MAX([.H2:.H730])" office:value-type="float" office:value="1.58405303955" calcext:value-type="float">
            <text:p>1,5840530396</text:p>
          </table:table-cell>
          <table:table-cell table:style-name="ce1"/>
          <table:table-cell table:style-name="ce1" table:formula="of:=MAX([.J2:.J730])" office:value-type="float" office:value="347.433533" calcext:value-type="float">
            <text:p>347,433533</text:p>
          </table:table-cell>
        </table:table-row>
        <table:table-row table:style-name="ro1">
          <table:table-cell table:style-name="ce1" office:value-type="string" calcext:value-type="string">
            <text:p>Mínimo</text:p>
          </table:table-cell>
          <table:table-cell table:style-name="ce2" table:formula="of:=MIN([.B2:.B730])" office:value-type="float" office:value="2.87824836988" calcext:value-type="float">
            <text:p>2,8782483699</text:p>
          </table:table-cell>
          <table:table-cell table:style-name="ce2"/>
          <table:table-cell table:style-name="ce2" table:formula="of:=MIN([.D2:.D730])" office:value-type="float" office:value="1.05690956116" calcext:value-type="float">
            <text:p>1,0569095612</text:p>
          </table:table-cell>
          <table:table-cell table:style-name="ce2"/>
          <table:table-cell table:style-name="ce2" table:formula="of:=MIN([.F2:.F730])" office:value-type="float" office:value="129.111766815" calcext:value-type="float">
            <text:p>129,111766815</text:p>
          </table:table-cell>
          <table:table-cell table:style-name="ce2"/>
          <table:table-cell table:style-name="ce2" table:formula="of:=MIN([.H2:.H730])" office:value-type="float" office:value="1.20687484741" calcext:value-type="float">
            <text:p>1,2068748474</text:p>
          </table:table-cell>
          <table:table-cell table:style-name="ce2"/>
          <table:table-cell table:style-name="ce2" table:formula="of:=MIN([.J2:.J730])" office:value-type="float" office:value="132.366655" calcext:value-type="float">
            <text:p>132,3666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4T13:49:18.325897465</meta:creation-date>
    <dc:date>2016-05-24T14:26:28.020645253</dc:date>
    <meta:editing-duration>PT5M23S</meta:editing-duration>
    <meta:editing-cycles>1</meta:editing-cycles>
    <meta:document-statistic meta:table-count="1" meta:cell-count="6600" meta:object-count="0"/>
    <meta:generator>LibreOffice/5.1.2.2$Linux_X86_64 LibreOffice_project/10m0$Build-2</meta:generator>
  </office:meta>
</office:document-meta>
</file>